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Sans Serif" svg:font-family="'Microsoft Sans Serif'"/>
    <style:font-face style:name="Arial1" svg:font-family="Arial" style:font-family-generic="swiss"/>
    <style:font-face style:name="Arial" svg:font-family="Arial" style:font-family-generic="swiss" style:font-pitch="variable"/>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Hlavička_20_alebo_20_päta" style:master-page-name="">
      <loext:graphic-properties draw:fill-gradient-name="gradient" draw:fill-hatch-name="hatch"/>
      <style:paragraph-properties fo:margin-left="0cm" fo:margin-right="0cm" fo:line-height="150%" fo:text-align="start" style:justify-single-word="false" fo:text-indent="0cm" style:auto-text-indent="false" style:page-number="auto"/>
    </style:style>
    <style:style style:name="P4"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cm" style:auto-text-indent="false" style:page-number="auto"/>
    </style:style>
    <style:style style:name="P5"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cm" style:auto-text-indent="false" style:page-number="auto">
        <style:tab-stops>
          <style:tab-stop style:position="0.469cm"/>
        </style:tab-stops>
      </style:paragraph-properties>
    </style:style>
    <style:style style:name="P6"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cm" style:auto-text-indent="false" style:page-number="auto">
        <style:tab-stops>
          <style:tab-stop style:position="0.482cm"/>
        </style:tab-stops>
      </style:paragraph-properties>
    </style:style>
    <style:style style:name="P7"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cm" style:auto-text-indent="false" style:page-number="auto">
        <style:tab-stops>
          <style:tab-stop style:position="0.457cm"/>
        </style:tab-stops>
      </style:paragraph-properties>
    </style:style>
    <style:style style:name="P8"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cm" style:auto-text-indent="false" style:page-number="auto">
        <style:tab-stops>
          <style:tab-stop style:position="0.501cm"/>
        </style:tab-stops>
      </style:paragraph-properties>
    </style:style>
    <style:style style:name="P9"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cm" style:auto-text-indent="false" style:page-number="auto">
        <style:tab-stops>
          <style:tab-stop style:position="0.476cm"/>
        </style:tab-stops>
      </style:paragraph-properties>
    </style:style>
    <style:style style:name="P10"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cm" style:auto-text-indent="false" style:page-number="auto">
        <style:tab-stops>
          <style:tab-stop style:position="0.489cm"/>
        </style:tab-stops>
      </style:paragraph-properties>
    </style:style>
    <style:style style:name="P11"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cm" style:auto-text-indent="false" style:page-number="auto">
        <style:tab-stops>
          <style:tab-stop style:position="0.64cm"/>
        </style:tab-stops>
      </style:paragraph-properties>
    </style:style>
    <style:style style:name="P12"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cm" style:auto-text-indent="false" style:page-number="auto">
        <style:tab-stops>
          <style:tab-stop style:position="0.462cm"/>
        </style:tab-stops>
      </style:paragraph-properties>
    </style:style>
    <style:style style:name="P13"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cm" style:auto-text-indent="false" style:page-number="auto">
        <style:tab-stops>
          <style:tab-stop style:position="0.437cm"/>
        </style:tab-stops>
      </style:paragraph-properties>
    </style:style>
    <style:style style:name="P14"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cm" style:auto-text-indent="false" style:page-number="auto"/>
      <style:text-properties officeooo:paragraph-rsid="00336f49"/>
    </style:style>
    <style:style style:name="P15"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cm" style:auto-text-indent="false" style:page-number="auto">
        <style:tab-stops>
          <style:tab-stop style:position="0.628cm"/>
        </style:tab-stops>
      </style:paragraph-properties>
    </style:style>
    <style:style style:name="P16"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cm" style:auto-text-indent="false" style:page-number="auto"/>
      <style:text-properties officeooo:paragraph-rsid="0045d174"/>
    </style:style>
    <style:style style:name="P17"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cm" style:auto-text-indent="false" style:page-number="auto">
        <style:tab-stops>
          <style:tab-stop style:position="0.623cm"/>
        </style:tab-stops>
      </style:paragraph-properties>
    </style:style>
    <style:style style:name="P18" style:family="paragraph" style:parent-style-name="Hlavička_20_alebo_20_päta">
      <loext:graphic-properties draw:fill-gradient-name="gradient" draw:fill-hatch-name="hatch"/>
      <style:paragraph-properties fo:margin-left="0cm" fo:margin-right="0cm" fo:line-height="150%" fo:text-align="start" style:justify-single-word="false" fo:text-indent="0cm" style:auto-text-indent="false"/>
    </style:style>
    <style:style style:name="P19" style:family="paragraph" style:parent-style-name="Základný_20_text">
      <loext:graphic-properties draw:fill-gradient-name="gradient" draw:fill-hatch-name="hatch"/>
      <style:paragraph-properties fo:margin-left="0cm" fo:margin-right="0cm" fo:line-height="150%" fo:text-align="start" style:justify-single-word="false" fo:text-indent="0cm" style:auto-text-indent="false"/>
    </style:style>
    <style:style style:name="P20" style:family="paragraph" style:parent-style-name="Základný_20_text">
      <loext:graphic-properties draw:fill-gradient-name="gradient" draw:fill-hatch-name="hatch"/>
      <style:paragraph-properties fo:margin-left="0cm" fo:margin-right="0cm" fo:line-height="150%" fo:text-align="start" style:justify-single-word="false" fo:text-indent="0cm" style:auto-text-indent="false">
        <style:tab-stops>
          <style:tab-stop style:position="0.469cm"/>
        </style:tab-stops>
      </style:paragraph-properties>
    </style:style>
    <style:style style:name="P21" style:family="paragraph" style:parent-style-name="Základný_20_text">
      <loext:graphic-properties draw:fill-gradient-name="gradient" draw:fill-hatch-name="hatch"/>
      <style:paragraph-properties fo:margin-left="0cm" fo:margin-right="0cm" fo:line-height="150%" fo:text-align="start" style:justify-single-word="false" fo:text-indent="0cm" style:auto-text-indent="false">
        <style:tab-stops>
          <style:tab-stop style:position="0.482cm"/>
        </style:tab-stops>
      </style:paragraph-properties>
    </style:style>
    <style:style style:name="P22" style:family="paragraph" style:parent-style-name="Základný_20_text">
      <loext:graphic-properties draw:fill-gradient-name="gradient" draw:fill-hatch-name="hatch"/>
      <style:paragraph-properties fo:margin-left="0cm" fo:margin-right="0cm" fo:line-height="150%" fo:text-align="start" style:justify-single-word="false" fo:text-indent="0cm" style:auto-text-indent="false">
        <style:tab-stops>
          <style:tab-stop style:position="0.501cm"/>
        </style:tab-stops>
      </style:paragraph-properties>
    </style:style>
    <style:style style:name="P23" style:family="paragraph" style:parent-style-name="Základný_20_text">
      <loext:graphic-properties draw:fill-gradient-name="gradient" draw:fill-hatch-name="hatch"/>
      <style:paragraph-properties fo:margin-left="0cm" fo:margin-right="0cm" fo:line-height="150%" fo:text-align="start" style:justify-single-word="false" fo:text-indent="0cm" style:auto-text-indent="false">
        <style:tab-stops>
          <style:tab-stop style:position="0.489cm"/>
        </style:tab-stops>
      </style:paragraph-properties>
    </style:style>
    <style:style style:name="P24" style:family="paragraph" style:parent-style-name="Základný_20_text">
      <loext:graphic-properties draw:fill-gradient-name="gradient" draw:fill-hatch-name="hatch"/>
      <style:paragraph-properties fo:margin-left="0cm" fo:margin-right="0cm" fo:line-height="150%" fo:text-align="start" style:justify-single-word="false" fo:text-indent="0cm" style:auto-text-indent="false">
        <style:tab-stops>
          <style:tab-stop style:position="0.64cm"/>
        </style:tab-stops>
      </style:paragraph-properties>
    </style:style>
    <style:style style:name="P25" style:family="paragraph" style:parent-style-name="Základný_20_text">
      <loext:graphic-properties draw:fill-gradient-name="gradient" draw:fill-hatch-name="hatch"/>
      <style:paragraph-properties fo:margin-left="0cm" fo:margin-right="0cm" fo:line-height="150%" fo:text-align="start" style:justify-single-word="false" fo:text-indent="0cm" style:auto-text-indent="false">
        <style:tab-stops>
          <style:tab-stop style:position="0.462cm"/>
        </style:tab-stops>
      </style:paragraph-properties>
    </style:style>
    <style:style style:name="P26" style:family="paragraph" style:parent-style-name="Základný_20_text">
      <loext:graphic-properties draw:fill-gradient-name="gradient" draw:fill-hatch-name="hatch"/>
      <style:paragraph-properties fo:margin-left="0cm" fo:margin-right="0cm" fo:line-height="150%" fo:text-align="start" style:justify-single-word="false" fo:text-indent="0cm" style:auto-text-indent="false">
        <style:tab-stops>
          <style:tab-stop style:position="0.437cm"/>
        </style:tab-stops>
      </style:paragraph-properties>
    </style:style>
    <style:style style:name="P27" style:family="paragraph" style:parent-style-name="Základný_20_text">
      <loext:graphic-properties draw:fill-gradient-name="gradient" draw:fill-hatch-name="hatch"/>
      <style:paragraph-properties fo:margin-left="0cm" fo:margin-right="0cm" fo:line-height="150%" fo:text-align="start" style:justify-single-word="false" fo:text-indent="0cm" style:auto-text-indent="false">
        <style:tab-stops>
          <style:tab-stop style:position="0.437cm"/>
        </style:tab-stops>
      </style:paragraph-properties>
      <style:text-properties officeooo:paragraph-rsid="001a7a2d"/>
    </style:style>
    <style:style style:name="P28" style:family="paragraph" style:parent-style-name="Základný_20_text">
      <loext:graphic-properties draw:fill-gradient-name="gradient" draw:fill-hatch-name="hatch"/>
      <style:paragraph-properties fo:margin-left="0cm" fo:margin-right="0cm" fo:line-height="150%" fo:text-align="start" style:justify-single-word="false" fo:text-indent="0cm" style:auto-text-indent="false">
        <style:tab-stops>
          <style:tab-stop style:position="0.628cm"/>
        </style:tab-stops>
      </style:paragraph-properties>
    </style:style>
    <style:style style:name="P29" style:family="paragraph" style:parent-style-name="Základný_20_text">
      <loext:graphic-properties draw:fill-gradient-name="gradient" draw:fill-hatch-name="hatch"/>
      <style:paragraph-properties fo:margin-left="0cm" fo:margin-right="0cm" fo:line-height="150%" fo:text-align="start" style:justify-single-word="false" fo:text-indent="0cm" style:auto-text-indent="false"/>
      <style:text-properties officeooo:paragraph-rsid="0045d174"/>
    </style:style>
    <style:style style:name="P30" style:family="paragraph" style:parent-style-name="Základný_20_text">
      <loext:graphic-properties draw:fill-gradient-name="gradient" draw:fill-hatch-name="hatch"/>
      <style:paragraph-properties fo:margin-left="0cm" fo:margin-right="0cm" fo:line-height="150%" fo:text-align="start" style:justify-single-word="false" fo:text-indent="0cm" style:auto-text-indent="false">
        <style:tab-stops>
          <style:tab-stop style:position="0.623cm"/>
        </style:tab-stops>
      </style:paragraph-properties>
    </style:style>
    <style:style style:name="P31" style:family="paragraph" style:parent-style-name="Základný_20_text_20__28_5_29_"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style>
    <style:style style:name="P32"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style>
    <style:style style:name="P33"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ab-stops>
          <style:tab-stop style:position="9.105cm" style:leader-style="solid" style:leader-text="_"/>
        </style:tab-stops>
      </style:paragraph-properties>
    </style:style>
    <style:style style:name="P34"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ext-properties officeooo:paragraph-rsid="001a7a2d"/>
    </style:style>
    <style:style style:name="P35"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ext-properties officeooo:paragraph-rsid="001dfe4e"/>
    </style:style>
    <style:style style:name="P36"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ext-properties officeooo:paragraph-rsid="002796c1"/>
    </style:style>
    <style:style style:name="P37"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ext-properties officeooo:paragraph-rsid="002837c2"/>
    </style:style>
    <style:style style:name="P38"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ext-properties officeooo:paragraph-rsid="0030feb0"/>
    </style:style>
    <style:style style:name="P39"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ext-properties officeooo:paragraph-rsid="00355acc"/>
    </style:style>
    <style:style style:name="P40"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ext-properties officeooo:paragraph-rsid="0045d174"/>
    </style:style>
    <style:style style:name="P41"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ab-stops>
          <style:tab-stop style:position="2.388cm" style:leader-style="solid" style:leader-text="-"/>
        </style:tab-stops>
      </style:paragraph-properties>
      <style:text-properties officeooo:paragraph-rsid="0045d174"/>
    </style:style>
    <style:style style:name="P42"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ab-stops>
          <style:tab-stop style:position="5.676cm" style:leader-style="solid" style:leader-text="-"/>
        </style:tab-stops>
      </style:paragraph-properties>
      <style:text-properties officeooo:paragraph-rsid="0045d174"/>
    </style:style>
    <style:style style:name="P43" style:family="paragraph" style:parent-style-name="Základný_20_text" style:master-page-name="">
      <loext:graphic-properties draw:fill-gradient-name="gradient" draw:fill-hatch-name="hatch"/>
      <style:paragraph-properties fo:margin-left="0cm" fo:margin-right="0cm" fo:line-height="150%" fo:text-align="start" style:justify-single-word="false" fo:text-indent="0.635cm" style:auto-text-indent="false" style:page-number="auto"/>
      <style:text-properties officeooo:paragraph-rsid="00463ba3"/>
    </style:style>
    <style:style style:name="P44" style:family="paragraph" style:parent-style-name="Základný_20_text">
      <loext:graphic-properties draw:fill-gradient-name="gradient" draw:fill-hatch-name="hatch"/>
      <style:paragraph-properties fo:margin-left="0cm" fo:margin-right="0cm" fo:line-height="150%" fo:text-align="start" style:justify-single-word="false" fo:text-indent="0.635cm" style:auto-text-indent="false"/>
    </style:style>
    <style:style style:name="P45" style:family="paragraph" style:parent-style-name="Základný_20_text">
      <loext:graphic-properties draw:fill-gradient-name="gradient" draw:fill-hatch-name="hatch"/>
      <style:paragraph-properties fo:margin-left="0cm" fo:margin-right="0cm" fo:line-height="150%" fo:text-align="start" style:justify-single-word="false" fo:text-indent="0.635cm" style:auto-text-indent="false"/>
      <style:text-properties officeooo:paragraph-rsid="001dfe4e"/>
    </style:style>
    <style:style style:name="P46" style:family="paragraph" style:parent-style-name="Základný_20_text">
      <loext:graphic-properties draw:fill-gradient-name="gradient" draw:fill-hatch-name="hatch"/>
      <style:paragraph-properties fo:margin-left="0cm" fo:margin-right="0cm" fo:line-height="150%" fo:text-align="start" style:justify-single-word="false" fo:text-indent="0.635cm" style:auto-text-indent="false"/>
      <style:text-properties officeooo:paragraph-rsid="002796c1"/>
    </style:style>
    <style:style style:name="P47" style:family="paragraph" style:parent-style-name="Základný_20_text">
      <loext:graphic-properties draw:fill-gradient-name="gradient" draw:fill-hatch-name="hatch"/>
      <style:paragraph-properties fo:margin-left="0cm" fo:margin-right="0cm" fo:line-height="150%" fo:text-align="start" style:justify-single-word="false" fo:text-indent="0.635cm" style:auto-text-indent="false"/>
      <style:text-properties officeooo:paragraph-rsid="002837c2"/>
    </style:style>
    <style:style style:name="P48" style:family="paragraph" style:parent-style-name="Základný_20_text">
      <loext:graphic-properties draw:fill-gradient-name="gradient" draw:fill-hatch-name="hatch"/>
      <style:paragraph-properties fo:margin-left="0cm" fo:margin-right="0cm" fo:line-height="150%" fo:text-align="start" style:justify-single-word="false" fo:text-indent="0.635cm" style:auto-text-indent="false"/>
      <style:text-properties officeooo:paragraph-rsid="0030feb0"/>
    </style:style>
    <style:style style:name="P49" style:family="paragraph" style:parent-style-name="Základný_20_text">
      <loext:graphic-properties draw:fill-gradient-name="gradient" draw:fill-hatch-name="hatch"/>
      <style:paragraph-properties fo:margin-left="0cm" fo:margin-right="0cm" fo:line-height="150%" fo:text-align="start" style:justify-single-word="false" fo:text-indent="0.635cm" style:auto-text-indent="false"/>
      <style:text-properties officeooo:paragraph-rsid="0045d174"/>
    </style:style>
    <style:style style:name="P50" style:family="paragraph" style:parent-style-name="Záhlavie_20__23_2" style:master-page-name="">
      <loext:graphic-properties draw:fill-gradient-name="gradient" draw:fill-hatch-name="hatch"/>
      <style:paragraph-properties fo:margin-left="0cm" fo:margin-right="0cm" fo:line-height="150%" fo:text-align="start" style:justify-single-word="false" fo:text-indent="0cm" style:auto-text-indent="false" style:page-number="auto"/>
    </style:style>
    <style:style style:name="P51" style:family="paragraph" style:parent-style-name="Záhlavie_20__23_1" style:master-page-name="PageStyle0">
      <loext:graphic-properties draw:fill-gradient-name="gradient" draw:fill-hatch-name="hatch"/>
      <style:paragraph-properties fo:margin-left="0cm" fo:margin-right="0cm" fo:line-height="150%" fo:text-align="start" style:justify-single-word="false" fo:text-indent="0cm" style:auto-text-indent="false" style:page-number="auto"/>
    </style:style>
    <style:style style:name="P52" style:family="paragraph" style:parent-style-name="Záhlavie_20__23_1">
      <loext:graphic-properties draw:fill-gradient-name="gradient" draw:fill-hatch-name="hatch"/>
      <style:paragraph-properties fo:margin-left="0cm" fo:margin-right="0cm" fo:line-height="150%" fo:text-align="start" style:justify-single-word="false" fo:text-indent="0cm" style:auto-text-indent="false"/>
    </style:style>
    <style:style style:name="T1" style:family="text">
      <style:text-properties fo:color="#000000" style:font-name="Arial" fo:font-size="15pt" fo:background-color="#80ffff" loext:char-shading-value="0" style:font-size-asian="15pt" style:font-size-complex="15pt"/>
    </style:style>
    <style:style style:name="T2" style:family="text">
      <style:text-properties fo:color="#000000" style:font-name="Arial" fo:font-size="15pt" officeooo:rsid="00020522" fo:background-color="#80ffff" loext:char-shading-value="0" style:font-size-asian="15pt" style:font-size-complex="15pt"/>
    </style:style>
    <style:style style:name="T3" style:family="text">
      <style:text-properties fo:color="#000000" style:font-name="Arial" fo:font-size="15pt" officeooo:rsid="0002f154" fo:background-color="#80ffff" loext:char-shading-value="0" style:font-size-asian="15pt" style:font-size-complex="15pt"/>
    </style:style>
    <style:style style:name="T4" style:family="text">
      <style:text-properties fo:color="#000000" style:font-name="Arial" fo:font-size="15pt" officeooo:rsid="0004dc27" fo:background-color="#80ffff" loext:char-shading-value="0" style:font-size-asian="15pt" style:font-size-complex="15pt"/>
    </style:style>
    <style:style style:name="T5" style:family="text">
      <style:text-properties fo:color="#000000" style:font-name="Arial" fo:font-size="15pt" officeooo:rsid="000630d4" fo:background-color="#80ffff" loext:char-shading-value="0" style:font-size-asian="15pt" style:font-size-complex="15pt"/>
    </style:style>
    <style:style style:name="T6" style:family="text">
      <style:text-properties fo:color="#000000" style:font-name="Arial" fo:font-size="15pt" officeooo:rsid="000809c5" fo:background-color="#80ffff" loext:char-shading-value="0" style:font-size-asian="15pt" style:font-size-complex="15pt"/>
    </style:style>
    <style:style style:name="T7" style:family="text">
      <style:text-properties fo:color="#000000" style:font-name="Arial" fo:font-size="15pt" officeooo:rsid="00094ad1" fo:background-color="#80ffff" loext:char-shading-value="0" style:font-size-asian="15pt" style:font-size-complex="15pt"/>
    </style:style>
    <style:style style:name="T8" style:family="text">
      <style:text-properties fo:color="#000000" style:font-name="Arial" fo:font-size="15pt" officeooo:rsid="0009c9b6" fo:background-color="#80ffff" loext:char-shading-value="0" style:font-size-asian="15pt" style:font-size-complex="15pt"/>
    </style:style>
    <style:style style:name="T9" style:family="text">
      <style:text-properties fo:color="#000000" style:font-name="Arial" fo:font-size="15pt" officeooo:rsid="000efdad" fo:background-color="#80ffff" loext:char-shading-value="0" style:font-size-asian="15pt" style:font-size-complex="15pt"/>
    </style:style>
    <style:style style:name="T10" style:family="text">
      <style:text-properties fo:color="#000000" style:font-name="Arial" fo:font-size="15pt" officeooo:rsid="00102a1a" fo:background-color="#80ffff" loext:char-shading-value="0" style:font-size-asian="15pt" style:font-size-complex="15pt"/>
    </style:style>
    <style:style style:name="T11" style:family="text">
      <style:text-properties fo:color="#000000" style:font-name="Arial" fo:font-size="15pt" officeooo:rsid="00109892" fo:background-color="#80ffff" loext:char-shading-value="0" style:font-size-asian="15pt" style:font-size-complex="15pt"/>
    </style:style>
    <style:style style:name="T12" style:family="text">
      <style:text-properties fo:color="#000000" style:font-name="Arial" fo:font-size="15pt" officeooo:rsid="001499ec" fo:background-color="#80ffff" loext:char-shading-value="0" style:font-size-asian="15pt" style:font-size-complex="15pt"/>
    </style:style>
    <style:style style:name="T13" style:family="text">
      <style:text-properties fo:color="#000000" style:font-name="Arial" fo:font-size="15pt" officeooo:rsid="00150694" fo:background-color="#80ffff" loext:char-shading-value="0" style:font-size-asian="15pt" style:font-size-complex="15pt"/>
    </style:style>
    <style:style style:name="T14" style:family="text">
      <style:text-properties fo:color="#000000" style:font-name="Arial" fo:font-size="15pt" officeooo:rsid="001546df" fo:background-color="#80ffff" loext:char-shading-value="0" style:font-size-asian="15pt" style:font-size-complex="15pt"/>
    </style:style>
    <style:style style:name="T15" style:family="text">
      <style:text-properties fo:color="#000000" style:font-name="Arial" fo:font-size="15pt" officeooo:rsid="0016257e" fo:background-color="#80ffff" loext:char-shading-value="0" style:font-size-asian="15pt" style:font-size-complex="15pt"/>
    </style:style>
    <style:style style:name="T16" style:family="text">
      <style:text-properties fo:color="#000000" style:font-name="Arial" fo:font-size="15pt" officeooo:rsid="001a7a2d" fo:background-color="#80ffff" loext:char-shading-value="0" style:font-size-asian="15pt" style:font-size-complex="15pt"/>
    </style:style>
    <style:style style:name="T17" style:family="text">
      <style:text-properties fo:color="#000000" style:font-name="Arial" fo:font-size="15pt" officeooo:rsid="001d7429" fo:background-color="#80ffff" loext:char-shading-value="0" style:font-size-asian="15pt" style:font-size-complex="15pt"/>
    </style:style>
    <style:style style:name="T18" style:family="text">
      <style:text-properties fo:color="#000000" style:font-name="Arial" fo:font-size="15pt" officeooo:rsid="001dfe4e" fo:background-color="#80ffff" loext:char-shading-value="0" style:font-size-asian="15pt" style:font-size-complex="15pt"/>
    </style:style>
    <style:style style:name="T19" style:family="text">
      <style:text-properties fo:color="#000000" style:font-name="Arial" fo:font-size="15pt" officeooo:rsid="001fd14d" fo:background-color="#80ffff" loext:char-shading-value="0" style:font-size-asian="15pt" style:font-size-complex="15pt"/>
    </style:style>
    <style:style style:name="T20" style:family="text">
      <style:text-properties fo:color="#000000" style:font-name="Arial" fo:font-size="15pt" officeooo:rsid="0021c91c" fo:background-color="#80ffff" loext:char-shading-value="0" style:font-size-asian="15pt" style:font-size-complex="15pt"/>
    </style:style>
    <style:style style:name="T21" style:family="text">
      <style:text-properties fo:color="#000000" style:font-name="Arial" fo:font-size="15pt" officeooo:rsid="0024ac6c" fo:background-color="#80ffff" loext:char-shading-value="0" style:font-size-asian="15pt" style:font-size-complex="15pt"/>
    </style:style>
    <style:style style:name="T22" style:family="text">
      <style:text-properties fo:color="#000000" style:font-name="Arial" fo:font-size="15pt" officeooo:rsid="002635a4" fo:background-color="#80ffff" loext:char-shading-value="0" style:font-size-asian="15pt" style:font-size-complex="15pt"/>
    </style:style>
    <style:style style:name="T23" style:family="text">
      <style:text-properties fo:color="#000000" style:font-name="Arial" fo:font-size="15pt" officeooo:rsid="00274703" fo:background-color="#80ffff" loext:char-shading-value="0" style:font-size-asian="15pt" style:font-size-complex="15pt"/>
    </style:style>
    <style:style style:name="T24" style:family="text">
      <style:text-properties fo:color="#000000" style:font-name="Arial" fo:font-size="15pt" officeooo:rsid="002796c1" fo:background-color="#80ffff" loext:char-shading-value="0" style:font-size-asian="15pt" style:font-size-complex="15pt"/>
    </style:style>
    <style:style style:name="T25" style:family="text">
      <style:text-properties fo:color="#000000" style:font-name="Arial" fo:font-size="15pt" officeooo:rsid="002837c2" fo:background-color="#80ffff" loext:char-shading-value="0" style:font-size-asian="15pt" style:font-size-complex="15pt"/>
    </style:style>
    <style:style style:name="T26" style:family="text">
      <style:text-properties fo:color="#000000" style:font-name="Arial" fo:font-size="15pt" officeooo:rsid="0028a8f0" fo:background-color="#80ffff" loext:char-shading-value="0" style:font-size-asian="15pt" style:font-size-complex="15pt"/>
    </style:style>
    <style:style style:name="T27" style:family="text">
      <style:text-properties fo:color="#000000" style:font-name="Arial" fo:font-size="15pt" officeooo:rsid="002ab682" fo:background-color="#80ffff" loext:char-shading-value="0" style:font-size-asian="15pt" style:font-size-complex="15pt"/>
    </style:style>
    <style:style style:name="T28" style:family="text">
      <style:text-properties fo:color="#000000" style:font-name="Arial" fo:font-size="15pt" officeooo:rsid="002fdce3" fo:background-color="#80ffff" loext:char-shading-value="0" style:font-size-asian="15pt" style:font-size-complex="15pt"/>
    </style:style>
    <style:style style:name="T29" style:family="text">
      <style:text-properties fo:color="#000000" style:font-name="Arial" fo:font-size="15pt" officeooo:rsid="0030feb0" fo:background-color="#80ffff" loext:char-shading-value="0" style:font-size-asian="15pt" style:font-size-complex="15pt"/>
    </style:style>
    <style:style style:name="T30" style:family="text">
      <style:text-properties fo:color="#000000" style:font-name="Arial" fo:font-size="15pt" officeooo:rsid="00336f49" fo:background-color="#80ffff" loext:char-shading-value="0" style:font-size-asian="15pt" style:font-size-complex="15pt"/>
    </style:style>
    <style:style style:name="T31" style:family="text">
      <style:text-properties fo:color="#000000" style:font-name="Arial" fo:font-size="15pt" officeooo:rsid="00355acc" fo:background-color="#80ffff" loext:char-shading-value="0" style:font-size-asian="15pt" style:font-size-complex="15pt"/>
    </style:style>
    <style:style style:name="T32" style:family="text">
      <style:text-properties fo:color="#000000" style:font-name="Arial" fo:font-size="15pt" officeooo:rsid="00371994" fo:background-color="#80ffff" loext:char-shading-value="0" style:font-size-asian="15pt" style:font-size-complex="15pt"/>
    </style:style>
    <style:style style:name="T33" style:family="text">
      <style:text-properties fo:color="#000000" style:font-name="Arial" fo:font-size="15pt" officeooo:rsid="0038f633" fo:background-color="#80ffff" loext:char-shading-value="0" style:font-size-asian="15pt" style:font-size-complex="15pt"/>
    </style:style>
    <style:style style:name="T34" style:family="text">
      <style:text-properties fo:color="#000000" style:font-name="Arial" fo:font-size="15pt" officeooo:rsid="003aa31e" fo:background-color="#80ffff" loext:char-shading-value="0" style:font-size-asian="15pt" style:font-size-complex="15pt"/>
    </style:style>
    <style:style style:name="T35" style:family="text">
      <style:text-properties fo:color="#000000" style:font-name="Arial" fo:font-size="15pt" officeooo:rsid="003caa7b" fo:background-color="#80ffff" loext:char-shading-value="0" style:font-size-asian="15pt" style:font-size-complex="15pt"/>
    </style:style>
    <style:style style:name="T36" style:family="text">
      <style:text-properties fo:color="#000000" style:font-name="Arial" fo:font-size="15pt" officeooo:rsid="0040a611" fo:background-color="#80ffff" loext:char-shading-value="0" style:font-size-asian="15pt" style:font-size-complex="15pt"/>
    </style:style>
    <style:style style:name="T37" style:family="text">
      <style:text-properties fo:color="#000000" style:font-name="Arial" fo:font-size="15pt" officeooo:rsid="00423a37" fo:background-color="#80ffff" loext:char-shading-value="0" style:font-size-asian="15pt" style:font-size-complex="15pt"/>
    </style:style>
    <style:style style:name="T38" style:family="text">
      <style:text-properties fo:color="#000000" style:font-name="Arial" fo:font-size="15pt" officeooo:rsid="0045d174" fo:background-color="#80ffff" loext:char-shading-value="0" style:font-size-asian="15pt" style:font-size-complex="15pt"/>
    </style:style>
    <style:style style:name="T39" style:family="text">
      <style:text-properties fo:color="#000000" style:font-name="Arial" fo:font-size="15pt" officeooo:rsid="0045f564" fo:background-color="#80ffff" loext:char-shading-value="0" style:font-size-asian="15pt" style:font-size-complex="15pt"/>
    </style:style>
    <style:style style:name="T40" style:family="text">
      <style:text-properties fo:color="#000000" style:font-name="Arial" fo:font-size="15pt" officeooo:rsid="00463ba3" fo:background-color="#80ffff" loext:char-shading-value="0" style:font-size-asian="15pt" style:font-size-complex="15pt"/>
    </style:style>
    <style:style style:name="T41" style:family="text">
      <style:text-properties fo:color="#000000" style:font-name="Arial" fo:font-size="15pt" fo:language="en" fo:country="US" fo:background-color="#80ffff" loext:char-shading-value="0" style:font-size-asian="15pt" style:language-asian="en" style:country-asian="US" style:font-size-complex="15pt" style:language-complex="en" style:country-complex="US"/>
    </style:style>
    <style:style style:name="T42" style:family="text">
      <style:text-properties fo:color="#000000" style:font-name="Arial" fo:font-size="15pt" fo:language="en" fo:country="US" officeooo:rsid="00274703" fo:background-color="#80ffff" loext:char-shading-value="0" style:font-size-asian="15pt" style:language-asian="en" style:country-asian="US" style:font-size-complex="15pt" style:language-complex="en" style:country-complex="US"/>
    </style:style>
    <style:style style:name="T43" style:family="text">
      <style:text-properties fo:color="#000000" style:font-name="Arial" fo:font-size="15pt" fo:language="en" fo:country="US" style:font-size-asian="15pt" style:language-asian="en" style:country-asian="US" style:font-size-complex="15pt" style:language-complex="en" style:country-complex="US"/>
    </style:style>
    <style:style style:name="T44" style:family="text">
      <style:text-properties fo:color="#000000" style:font-name="Arial1" fo:font-size="15pt" officeooo:rsid="003caa7b" fo:background-color="#80ffff" loext:char-shading-value="0" style:font-name-asian="Microsoft Sans Serif" style:font-size-asian="15pt" style:font-name-complex="Microsoft Sans Serif" style:font-size-complex="15pt"/>
    </style:style>
    <style:style style:name="T45" style:family="text">
      <style:text-properties style:font-name="Arial" fo:font-size="15pt" style:font-size-asian="15pt" style:font-size-complex="15pt"/>
    </style:style>
    <style:style style:name="T46" style:family="text">
      <style:text-properties style:font-name="Arial" fo:font-size="15pt" officeooo:rsid="0000925f" style:font-size-asian="15pt" style:font-size-complex="15pt"/>
    </style:style>
    <style:style style:name="T47" style:family="text">
      <style:text-properties style:font-name="Arial" fo:font-size="15pt" officeooo:rsid="0002f154" style:font-size-asian="15pt" style:font-size-complex="15pt"/>
    </style:style>
    <style:style style:name="T48" style:family="text">
      <style:text-properties style:font-name="Arial" fo:font-size="15pt" officeooo:rsid="000630d4" style:font-size-asian="15pt" style:font-size-complex="15pt"/>
    </style:style>
    <style:style style:name="T49" style:family="text">
      <style:text-properties style:font-name="Arial" fo:font-size="15pt" officeooo:rsid="000809c5" style:font-size-asian="15pt" style:font-size-complex="15pt"/>
    </style:style>
    <style:style style:name="T50" style:family="text">
      <style:text-properties style:font-name="Arial" fo:font-size="15pt" officeooo:rsid="00094ad1" style:font-size-asian="15pt" style:font-size-complex="15pt"/>
    </style:style>
    <style:style style:name="T51" style:family="text">
      <style:text-properties style:font-name="Arial" fo:font-size="15pt" officeooo:rsid="0009c9b6" style:font-size-asian="15pt" style:font-size-complex="15pt"/>
    </style:style>
    <style:style style:name="T52" style:family="text">
      <style:text-properties style:font-name="Arial" fo:font-size="15pt" officeooo:rsid="000e8b53" style:font-size-asian="15pt" style:font-size-complex="15pt"/>
    </style:style>
    <style:style style:name="T53" style:family="text">
      <style:text-properties style:font-name="Arial" fo:font-size="15pt" officeooo:rsid="000efdad" style:font-size-asian="15pt" style:font-size-complex="15pt"/>
    </style:style>
    <style:style style:name="T54" style:family="text">
      <style:text-properties style:font-name="Arial" fo:font-size="15pt" officeooo:rsid="00102a1a" style:font-size-asian="15pt" style:font-size-complex="15pt"/>
    </style:style>
    <style:style style:name="T55" style:family="text">
      <style:text-properties style:font-name="Arial" fo:font-size="15pt" officeooo:rsid="00109892" style:font-size-asian="15pt" style:font-size-complex="15pt"/>
    </style:style>
    <style:style style:name="T56" style:family="text">
      <style:text-properties style:font-name="Arial" fo:font-size="15pt" officeooo:rsid="001499ec" style:font-size-asian="15pt" style:font-size-complex="15pt"/>
    </style:style>
    <style:style style:name="T57" style:family="text">
      <style:text-properties style:font-name="Arial" fo:font-size="15pt" officeooo:rsid="00150694" style:font-size-asian="15pt" style:font-size-complex="15pt"/>
    </style:style>
    <style:style style:name="T58" style:family="text">
      <style:text-properties style:font-name="Arial" fo:font-size="15pt" officeooo:rsid="001546df" style:font-size-asian="15pt" style:font-size-complex="15pt"/>
    </style:style>
    <style:style style:name="T59" style:family="text">
      <style:text-properties style:font-name="Arial" fo:font-size="15pt" officeooo:rsid="001a7a2d" style:font-size-asian="15pt" style:font-size-complex="15pt"/>
    </style:style>
    <style:style style:name="T60" style:family="text">
      <style:text-properties style:font-name="Arial" fo:font-size="15pt" officeooo:rsid="001d7429" style:font-size-asian="15pt" style:font-size-complex="15pt"/>
    </style:style>
    <style:style style:name="T61" style:family="text">
      <style:text-properties style:font-name="Arial" fo:font-size="15pt" officeooo:rsid="001dfe4e" style:font-size-asian="15pt" style:font-size-complex="15pt"/>
    </style:style>
    <style:style style:name="T62" style:family="text">
      <style:text-properties style:font-name="Arial" fo:font-size="15pt" officeooo:rsid="001fd14d" style:font-size-asian="15pt" style:font-size-complex="15pt"/>
    </style:style>
    <style:style style:name="T63" style:family="text">
      <style:text-properties style:font-name="Arial" fo:font-size="15pt" officeooo:rsid="00274703" style:font-size-asian="15pt" style:font-size-complex="15pt"/>
    </style:style>
    <style:style style:name="T64" style:family="text">
      <style:text-properties style:font-name="Arial" fo:font-size="15pt" officeooo:rsid="002796c1" style:font-size-asian="15pt" style:font-size-complex="15pt"/>
    </style:style>
    <style:style style:name="T65" style:family="text">
      <style:text-properties style:font-name="Arial" fo:font-size="15pt" officeooo:rsid="0028a8f0" style:font-size-asian="15pt" style:font-size-complex="15pt"/>
    </style:style>
    <style:style style:name="T66" style:family="text">
      <style:text-properties style:font-name="Arial" fo:font-size="15pt" officeooo:rsid="002ab682" style:font-size-asian="15pt" style:font-size-complex="15pt"/>
    </style:style>
    <style:style style:name="T67" style:family="text">
      <style:text-properties style:font-name="Arial" fo:font-size="15pt" officeooo:rsid="002fdce3" style:font-size-asian="15pt" style:font-size-complex="15pt"/>
    </style:style>
    <style:style style:name="T68" style:family="text">
      <style:text-properties style:font-name="Arial" fo:font-size="15pt" officeooo:rsid="0030feb0" style:font-size-asian="15pt" style:font-size-complex="15pt"/>
    </style:style>
    <style:style style:name="T69" style:family="text">
      <style:text-properties style:font-name="Arial" fo:font-size="15pt" officeooo:rsid="00336f49" style:font-size-asian="15pt" style:font-size-complex="15pt"/>
    </style:style>
    <style:style style:name="T70" style:family="text">
      <style:text-properties style:font-name="Arial" fo:font-size="15pt" officeooo:rsid="00355acc" style:font-size-asian="15pt" style:font-size-complex="15pt"/>
    </style:style>
    <style:style style:name="T71" style:family="text">
      <style:text-properties style:font-name="Arial" fo:font-size="15pt" officeooo:rsid="00371994" style:font-size-asian="15pt" style:font-size-complex="15pt"/>
    </style:style>
    <style:style style:name="T72" style:family="text">
      <style:text-properties style:font-name="Arial" fo:font-size="15pt" officeooo:rsid="0038f633" style:font-size-asian="15pt" style:font-size-complex="15pt"/>
    </style:style>
    <style:style style:name="T73" style:family="text">
      <style:text-properties style:font-name="Arial" fo:font-size="15pt" officeooo:rsid="003aa31e" style:font-size-asian="15pt" style:font-size-complex="15pt"/>
    </style:style>
    <style:style style:name="T74" style:family="text">
      <style:text-properties style:font-name="Arial" fo:font-size="15pt" officeooo:rsid="003caa7b" style:font-size-asian="15pt" style:font-size-complex="15pt"/>
    </style:style>
    <style:style style:name="T75" style:family="text">
      <style:text-properties style:font-name="Arial" fo:font-size="15pt" officeooo:rsid="0040a611" style:font-size-asian="15pt" style:font-size-complex="15pt"/>
    </style:style>
    <style:style style:name="T76" style:family="text">
      <style:text-properties style:font-name="Arial" fo:font-size="15pt" officeooo:rsid="0045d174" style:font-size-asian="15pt" style:font-size-complex="15pt"/>
    </style:style>
    <style:style style:name="T77" style:family="text">
      <style:text-properties style:font-name="Arial" fo:font-size="15pt" officeooo:rsid="0045f564" style:font-size-asian="15pt" style:font-size-complex="15pt"/>
    </style:style>
    <style:style style:name="T78" style:family="text">
      <style:text-properties style:font-name="Arial" fo:font-size="15pt" officeooo:rsid="00463ba3" style:font-size-asian="15pt" style:font-size-complex="15pt"/>
    </style:style>
    <style:style style:name="T79" style:family="text">
      <style:text-properties style:font-name="Arial" fo:font-size="15pt" fo:background-color="#80ffff" loext:char-shading-value="0" style:font-size-asian="15pt" style:font-size-complex="15pt"/>
    </style:style>
    <style:style style:name="Sect1" style:family="section">
      <style:section-properties fo:margin-left="0.635cm" fo:margin-right="10.559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0">
        <text:h text:style-name="P51" text:outline-level="1"><text:span text:style-name="CharStyle4"><text:span text:style-name="T45"/></text:span></text:h>
        <text:h text:style-name="P52" text:outline-level="1"><text:bookmark-start text:name="bookmark0"/><text:span text:style-name="CharStyle4"><text:span text:style-name="T45">SIROTA</text:span></text:span><text:bookmark-end text:name="bookmark0"/><text:span text:style-name="CharStyle4"><text:span text:style-name="T45"> PODHRADSKÝCH</text:span></text:span></text:h>
        <text:h text:style-name="P50" text:outline-level="2"><text:bookmark text:name="bookmark3"/><text:span text:style-name="CharStyle8"><text:span text:style-name="T45"/></text:span></text:h>
        <text:p text:style-name="P4"><text:span text:style-name="CharStyle12"><text:span text:style-name="T1"/></text:span></text:p>
        <text:p text:style-name="P3"><text:span text:style-name="CharStyle17"><text:span text:style-name="T52">1</text:span></text:span><text:span text:style-name="CharStyle17"><text:span text:style-name="T46">. </text:span></text:span><text:span text:style-name="CharStyle17"><text:span text:style-name="T45">Úklad.</text:span></text:span></text:p>
        <text:p text:style-name="P18"><text:span text:style-name="CharStyle17"><text:span text:style-name="T45"/></text:span></text:p>
        <text:p text:style-name="P32"><text:span text:style-name="CharStyle12"><text:span text:style-name="T45">Námestím mesta Ihlovca kráčal osamelý muž.</text:span></text:span></text:p>
        <text:p text:style-name="P32"><text:span text:style-name="CharStyle12"><text:span text:style-name="T45">Osamelý, hovorím, lebo v sparne júlového poludnia utiahnul sa každý, kto práve na poli nebol zamestknaný, v ochrannú skrýš svojho príbytku. Lež väčšina obyvateľstva tohoto starého mesta zamestknávala sa nielen remeslom, ale i roľníctvom a preto nachádzali sa mnohí tam von „na vrchoc</text:span></text:span><text:span text:style-name="CharStyle12"><text:span text:style-name="T1">h“</text:span></text:span><text:span text:style-name="CharStyle12"><text:span text:style-name="T45"> pri senách.</text:span></text:span></text:p>
        <text:p text:style-name="P32"><text:span text:style-name="CharStyle12"><text:span text:style-name="T45">Muž, ktorého sme spomenuli, bol vysoký a nápadne chudý; tvár jeho pred časom ostarela a svrázkovatela, akoby žiaľ a trpké sklamania boly oraly po nej brázdy, ktoré čas viacej nezahladil; oči jeho neisto behaly sem-tam a boly krvou podbehnuté, — istý to temer príznak, že v útrobách tohoto človeka pracujú mocné vášne. Vlasy jeho, kedysi gaštanové, teraz zhusta sošedivelé, neporiadne visely mu po tvári a spotenom čele; jeho brada podobala sa hustému strnisku.</text:span></text:span></text:p>
        <text:p text:style-name="P32"><text:span text:style-name="CharStyle12"><text:span text:style-name="T45">Neistým, váhavým krokom kráčal námestím, podpierajúc sa o palicu, až prijdúc k </text:span></text:span><text:span text:style-name="CharStyle12"><text:span text:style-name="T1">je</text:span></text:span><text:span text:style-name="CharStyle12"><text:span text:style-name="T45">dnopat</text:span></text:span><text:span text:style-name="CharStyle12"><text:span text:style-name="T1">rov</text:span></text:span><text:span text:style-name="CharStyle12"><text:span text:style-name="T45">ému novšiemu domu, zastal, sňal klobúk a utrel si sňahobielou, jemnou</text:span></text:span><text:span text:style-name="CharStyle17"><text:span text:style-name="T45"> </text:span></text:span><text:span text:style-name="CharStyle12"><text:span text:style-name="T45">šatkou pot z čela, otvoril ťažkú, lesklou kľučkou opatrenú </text:span></text:span><text:soft-page-break/><text:span text:style-name="CharStyle12"><text:span text:style-name="T45">bránu a vnišiel dnu.</text:span></text:span></text:p>
        <text:p text:style-name="P32"><text:span text:style-name="CharStyle12"><text:span text:style-name="T45">Dom, do ktorého vkročil, veľmi delil sa svojím ľahkým, moderným slohom od ostatných budovísk hlavnej čiary mesta. V rade, v ktorom stál, boly ešte aj prastaré malé drevené domky, shŕbené a pošinuté, ako nejaký nevládny starec. Stály tam ešte i domy starodávnej meštianskej triedy, budovy to s vysokými štítmi a kamennými okrasami v prúčelí. No pôvodní obyvatelia týchto domov bu</text:span></text:span><text:span text:style-name="CharStyle12"><text:span text:style-name="T1">ď</text:span></text:span><text:span text:style-name="CharStyle12"><text:span text:style-name="T45">to vymreli už i v potomkoch, bu</text:span></text:span><text:span text:style-name="CharStyle12"><text:span text:style-name="T1">ď</text:span></text:span><text:span text:style-name="CharStyle12"><text:span text:style-name="T45"> dávno prepustili rodinné sídla svoje podujímavým potomkom Abraháma — na páleničné sklady.</text:span></text:span></text:p>
        <text:p text:style-name="P32"><text:span text:style-name="CharStyle12"><text:span text:style-name="T45">Výzor domov a celého námestia vôbec nebol zvláštne pútajúci. Vyjmúc cesty, drveným kamením vysýpanej, bujnela tmavá zeleň trávová po celom námestí, zvlášte ale okolo starého kostola vydobývala si trávička vždy viac pôdy; veď ju tam nehatil nikto v zraste. Vôbec malo toto mesto v poludňajšiu hodinu výzor mesta zakliateho, ktoré čaká na zjavenie sa králeviča-vysvoboditeľa.</text:span></text:span></text:p>
        <text:p text:style-name="P32"><text:span text:style-name="CharStyle12"><text:span text:style-name="T45">V susedstve domu, do ktorého vkročil spomenutý muž, nachodil sa skliepok, nad nímž zavesené dve mosadzové misky označovaly miestnosť holiča. Z dvier skliepku pozoroval príchod suseda človek podivného v</text:span></text:span><text:span text:style-name="CharStyle12"><text:span text:style-name="T2">y</text:span></text:span><text:span text:style-name="CharStyle12"><text:span text:style-name="T45">zoru — a akonáh</text:span></text:span><text:span text:style-name="CharStyle12"><text:span text:style-name="T2">l</text:span></text:span><text:span text:style-name="CharStyle12"><text:span text:style-name="T45">e ho</text:span></text:span><text:span text:style-name="CharStyle12"><text:span text:style-name="T1">ro</text:span></text:span><text:span text:style-name="CharStyle12"><text:span text:style-name="T45">písaný ztratil sa jeho zrakom za bránou veľkého domu, opustil svoju skrýš, vyšiel na ulicu a díval sa pohľadom plným nenávisti na dom svojho suseda.</text:span></text:span></text:p>
        <text:p text:style-name="P32"><text:span text:style-name="CharStyle12"><text:span text:style-name="T45">Bol to muž nepatrný a hrbatý. Tvár jeho bola červená, ba rudo barvená </text:span></text:span><text:soft-page-break/><text:span text:style-name="CharStyle12"><text:span text:style-name="T45">častým požívaním liehových nápojov, oči vodové akoby plávaly vo svojich dierach — no za to vedely ony sálať blesky zlosti a nenávisti, ako práve i teraz.</text:span></text:span></text:p>
        <text:p text:style-name="P32"><text:span text:style-name="CharStyle12"><text:span text:style-name="T45">Zápät za ním vykročil z brány toho samého domu tretí muž s krátkou dymkou v ústach a koženou zásterou na predku. Bol to majster garbiarsky a majiteľ domu. Vyšiel obzreť si svet tu von a zočiac spoluobyvateľa svojho na ulici, riekol k nemu:</text:span></text:span></text:p>
        <text:p text:style-name="P32"><text:span text:style-name="CharStyle12"><text:span text:style-name="T45">„</text:span></text:span><text:span text:style-name="CharStyle12"><text:span text:style-name="T1">P</text:span></text:span><text:span text:style-name="CharStyle12"><text:span text:style-name="T45">ekná chvíľa, pán Mikulčík, pekn</text:span></text:span><text:span text:style-name="CharStyle12"><text:span text:style-name="T1">á</text:span></text:span><text:span text:style-name="CharStyle12"><text:span text:style-name="T45">!“ a pri tejto duchaplnej poznámke položil pravú ruku za opasok zástery.</text:span></text:span></text:p>
        <text:p text:style-name="P32"><text:span text:style-name="CharStyle12"><text:span text:style-name="T45">„</text:span></text:span><text:span text:style-name="CharStyle12"><text:span text:style-name="T1">O</text:span></text:span><text:span text:style-name="CharStyle12"><text:span text:style-name="T45">bstojí,“ — odvetil oslovený ľahostajne; — veď jemu neležala tráva v zákosoch na lúke, ako pánu domovému, ktorý len na to myslel.</text:span></text:span></text:p>
        <text:p text:style-name="P32"><text:span text:style-name="CharStyle12"><text:span text:style-name="T45">„Ale tí naši dlho neidú s tým seno</text:span></text:span><text:span text:style-name="CharStyle12"><text:span text:style-name="T1">m</text:span></text:span><text:span text:style-name="CharStyle12"><text:span text:style-name="T45">“ — začal zase majster — „mali už tu byť, veď i tak musia ešte dva razy doviezť; kr</text:span></text:span><text:span text:style-name="CharStyle12"><text:span text:style-name="T2">e</text:span></text:span><text:span text:style-name="CharStyle12"><text:span text:style-name="T45">m toho už máme niečo i doma. Len by nás Pán Boh zachránil pred búrkou, — strašne to pripeká.“</text:span></text:span></text:p>
        <text:p text:style-name="P32"><text:span text:style-name="CharStyle12"><text:span text:style-name="T45">„</text:span></text:span><text:span text:style-name="CharStyle12"><text:span text:style-name="T1">A</text:span></text:span><text:span text:style-name="CharStyle12"><text:span text:style-name="T45">koby nepripekalo, veď</text:span></text:span><text:span text:style-name="CharStyle12"><text:span text:style-name="T1"> </text:span></text:span><text:span text:style-name="CharStyle12"><text:span text:style-name="T45">je poludnie, hľa už aj radní páni idú z mestského domu; Podhradský je už chvíľu doma.“</text:span></text:span></text:p>
        <text:p text:style-name="P32"><text:span text:style-name="CharStyle12"><text:span text:style-name="T45">„Je už doma? Aj, aj, že veru doma; iste nie najlepšie vypadlo pre neho dnešné zasadnuti</text:span></text:span><text:span text:style-name="CharStyle12"><text:span text:style-name="T1">e</text:span></text:span><text:span text:style-name="CharStyle12"><text:span text:style-name="T45">!“</text:span></text:span></text:p>
        <text:p text:style-name="P32"><text:span text:style-name="CharStyle12"><text:span text:style-name="T1">„</text:span></text:span><text:span text:style-name="CharStyle12"><text:span text:style-name="T45">Ha, ha — to si myslí</text:span></text:span><text:span text:style-name="CharStyle12"><text:span text:style-name="T1">m</text:span></text:span><text:span text:style-name="CharStyle12"><text:span text:style-name="T45">“</text:span></text:span><text:span text:style-name="CharStyle12"><text:span text:style-name="T1"> </text:span></text:span><text:span text:style-name="CharStyle12"><text:span text:style-name="T45">— ušk</text:span></text:span><text:span text:style-name="CharStyle12"><text:span text:style-name="T1">ľ</text:span></text:span><text:span text:style-name="CharStyle12"><text:span text:style-name="T45">abil sa Mikulčík — veď je to vec vybavená, že sú dni </text:span></text:span><text:span text:style-name="CharStyle12"><text:span text:style-name="T1">je</text:span></text:span><text:span text:style-name="CharStyle12"><text:span text:style-name="T45">ho úradovania pri meste spočítané a že mu lehotu, o ktorú žiadal straniva tých strovených peňazí, nepovolili. Dobre tak, nech aj on zná, čo to znamená ostať na holej dlani, tým viac, že</text:span></text:span><text:span text:style-name="CharStyle17"><text:span text:style-name="T1"> </text:span></text:span><text:span text:style-name="CharStyle12"><text:span text:style-name="T45">naučený je žiť v prepychu a má </text:span></text:span><text:soft-page-break/><text:span text:style-name="CharStyle12"><text:span text:style-name="T45">dcéru, ktorá sa len toť navrátila z drahého ústavu, miesto toho, aby behala boso, vysúkala rukávy, vzala srp do ruky ako druhá poctivá meštianska dcérk</text:span></text:span><text:span text:style-name="CharStyle12"><text:span text:style-name="T1">a“</text:span></text:span><text:span text:style-name="CharStyle12"><text:span text:style-name="T45"> — povedal Miku</text:span></text:span><text:span text:style-name="CharStyle12"><text:span text:style-name="T1">lčí</text:span></text:span><text:span text:style-name="CharStyle12"><text:span text:style-name="T45">k a hľadel vyzývavo na svojho poslucháča.</text:span></text:span></text:p>
        <text:p text:style-name="P32"><text:span text:style-name="CharStyle12"><text:span text:style-name="T45">„</text:span></text:span><text:span text:style-name="CharStyle12"><text:span text:style-name="T1">P</text:span></text:span><text:span text:style-name="CharStyle12"><text:span text:style-name="T45">ravda je, pravd</text:span></text:span><text:span text:style-name="CharStyle12"><text:span text:style-name="T1">a</text:span></text:span><text:span text:style-name="CharStyle12"><text:span text:style-name="T45">“, dotušoval „</text:span></text:span><text:span text:style-name="CharStyle12"><text:span text:style-name="T1">d</text:span></text:span><text:span text:style-name="CharStyle12"><text:span text:style-name="T45">omov</text:span></text:span><text:span text:style-name="CharStyle12"><text:span text:style-name="T1">ý</text:span></text:span><text:span text:style-name="CharStyle12"><text:span text:style-name="T45">“, „</text:span></text:span><text:span text:style-name="CharStyle12"><text:span text:style-name="T1"> </text:span></text:span><text:span text:style-name="CharStyle12"><text:span text:style-name="T45">vysoko si vedie pán Podhradsk</text:span></text:span><text:span text:style-name="CharStyle12"><text:span text:style-name="T1">ý</text:span></text:span><text:span text:style-name="CharStyle12"><text:span text:style-name="T45">!“</text:span></text:span></text:p>
        <text:p text:style-name="P32"><text:span text:style-name="CharStyle12"><text:span text:style-name="T45">„To sa rozumie, že vysoko, ale nízko padne a ten jeho pád strhne i druhých so sebou, to viem!“ — dodal Mikulčík hlasom prorockým.</text:span></text:span></text:p>
        <text:p text:style-name="P32"><text:span text:style-name="CharStyle12"><text:span text:style-name="T45">„Aj, aj</text:span></text:span><text:span text:style-name="CharStyle12"><text:span text:style-name="T1">,</text:span></text:span><text:span text:style-name="CharStyle12"><text:span text:style-name="T45">“ — čudoval sa pán majster, ktorý i tak nemal nazb</text:span></text:span><text:span text:style-name="CharStyle12"><text:span text:style-name="T1">yt</text:span></text:span><text:span text:style-name="CharStyle12"><text:span text:style-name="T45"> dôvtipu — „</text:span></text:span><text:span text:style-name="CharStyle12"><text:span text:style-name="T1">a</text:span></text:span><text:span text:style-name="CharStyle12"><text:span text:style-name="T45">koby sa to mohlo stať?“</text:span></text:span></text:p>
        <text:p text:style-name="P32"><text:span text:style-name="CharStyle12"><text:span text:style-name="T45">„Ako? Nuž tak, že človek ako Podhradský je všetkého schopný. Veď ste sná</text:span></text:span><text:span text:style-name="CharStyle12"><text:span text:style-name="T1">ď</text:span></text:span><text:span text:style-name="CharStyle12"><text:span text:style-name="T45"> ešte nezabudli na tie jeho kúsky, na všetko, čo podujal a zase zanechal, </text:span></text:span><text:span text:style-name="CharStyle12"><text:span text:style-name="T1">—</text:span></text:span><text:span text:style-name="CharStyle12"><text:span text:style-name="T45"> na nezdarené špekulácie a rozmrhaný otcovský majetok, ktorý v Zanici teraz opanoval istý Vilinský; až konečne našiel sa tam, kde je teraz — na mizine; — a taký človek, ktorý už toľko previedol, je v stave vyviesť i zloči</text:span></text:span><text:span text:style-name="CharStyle12"><text:span text:style-name="T1">n</text:span></text:span><text:span text:style-name="CharStyle12"><text:span text:style-name="T45">!“</text:span></text:span></text:p>
        <text:p text:style-name="P32"><text:span text:style-name="CharStyle12"><text:span text:style-name="T45">„Ale, pán Mikulčík, zkade to všetko viete?“</text:span></text:span></text:p>
        <text:p text:style-name="P32"><text:span text:style-name="CharStyle12"><text:span text:style-name="T45">„Zkade?“ — opakoval Mikulčík, chcejúc dať pocítiť svoju prevahu nad svojím domovým — „</text:span></text:span><text:span text:style-name="CharStyle12"><text:span text:style-name="T1">m</text:span></text:span><text:span text:style-name="CharStyle12"><text:span text:style-name="T45">ám</text:span></text:span><text:span text:style-name="CharStyle12"><text:span text:style-name="T1"> </text:span></text:span><text:span text:style-name="CharStyle12"><text:span text:style-name="T45">ja dobrého zprávodajcu v samom dome Podhradského, je to kuchárka Zuzuľa“. —</text:span></text:span></text:p>
        <text:p text:style-name="P32"><text:span text:style-name="CharStyle12"><text:span text:style-name="T45">„Zuzka? Hej, nože no, veď známe, nože no, pán Mikulčík, veď o tom už i vrabce čvirikajú, že tuho drží sa za vás“ — pokúsil sa domový zažartovať.</text:span></text:span></text:p>
        <text:p text:style-name="P32"><text:span text:style-name="CharStyle12"><text:span text:style-name="T1">„</text:span></text:span><text:span text:style-name="CharStyle12"><text:span text:style-name="T45">Drží, nedrží, ona mi všetko rozpovie, čo robí sa u Podhradských, čo hovorí </text:span></text:span><text:soft-page-break/><text:span text:style-name="CharStyle12"><text:span text:style-name="T45">a ako zastrája sa; hej, len že tie jeho hrozby nebodaj zosypú sa na jeho vlastnú hlavu.</text:span></text:span><text:span text:style-name="CharStyle12"><text:span text:style-name="T1">“</text:span></text:span></text:p>
        <text:p text:style-name="P32"><text:span text:style-name="CharStyle12"><text:span text:style-name="T45">Hlboká nenávisť šľahala z očí hovoriaceho. Jeho spoločník, navyknutý na takéto výlevy, nevšímal si ani teraz veľmi jeho nádaviek, veď to poznal už dávno a vedel, že Mikulčík Podhradského nenávidí nenávisťou zakorenenou, preto — že Podhradský, kým ešte bol senátorom a mal veľký vplyv u meštianstva, všemožne pracoval na tom, aby ránhojiča Mikulčíka, uchádzajúceho sa o úrad mestského lekára, nezvolili, ba verejne mu nadal do „nedoukov“ a do „</text:span></text:span><text:span text:style-name="CharStyle12"><text:span text:style-name="T1">š</text:span></text:span><text:span text:style-name="CharStyle12"><text:span text:style-name="T45">arlatáno</text:span></text:span><text:span text:style-name="CharStyle12"><text:span text:style-name="T1">v</text:span></text:span><text:span text:style-name="CharStyle12"><text:span text:style-name="T45">“. Epitheta tieto sú primálo lichotivé, než aby jich človek, obdarený tak veľkou dávkou samolásky a márnomyseľnosti, ako bol Mikulčík, vedel tak ľahko zabudnúť. Ba časom </text:span></text:span><text:span text:style-name="CharStyle12"><text:span text:style-name="T3">r</text:span></text:span><text:span text:style-name="CharStyle12"><text:span text:style-name="T45">ástol hnev a zášť jeho oproti nepriateľovi svojmu, ktorý už snáď dávno zabudnul, že šliapnul na hada a ten že sipí ešte i teraz na neho. Po svojom </text:span></text:span><text:span text:style-name="CharStyle12"><text:span text:style-name="T1">„</text:span></text:span><text:span text:style-name="CharStyle12"><text:span text:style-name="T45">páde“ neopustil Mikulčík Ihl</text:span></text:span><text:span text:style-name="CharStyle12"><text:span text:style-name="T1">ove</text:span></text:span><text:span text:style-name="CharStyle12"><text:span text:style-name="T45">c, ako sa to dalo predvídať, ale živiac sa výnosným remeslom barbierskym, fušoval lekárovi do remesla: staväl cez leto „</text:span></text:span><text:span text:style-name="CharStyle12"><text:span text:style-name="T1">b</text:span></text:span><text:span text:style-name="CharStyle12"><text:span text:style-name="T45">ank</text:span></text:span><text:span text:style-name="CharStyle12"><text:span text:style-name="T1">y“</text:span></text:span><text:span text:style-name="CharStyle12"><text:span text:style-name="T45"> a sekal „žily“, čakajúc pri tom na ten okamih, kde vidí svojho nepriateľa pokoreného. A že príde ten okamih, prísť musí, veril Mikulčík pevne.</text:span></text:span></text:p>
        <text:p text:style-name="P32"><text:span text:style-name="CharStyle12"><text:span text:style-name="T45">„Už ničoho viac nemá, ačpráve že opiera sa vraj ešte vždy na toho Vilinského, ktorý kúpil od neho otcovský majetok, hovoriac, že mu ešte všetko nevyplatil; ale to známe, ako takí páni robievajú. Na dome jeho, vlastne jeho dcérinom, sú už intabulované požiadavky jednotlivých veriteľov; — nie, viac </text:span></text:span><text:soft-page-break/><text:span text:style-name="CharStyle12"><text:span text:style-name="T45">mu nespomôže — len...“</text:span></text:span></text:p>
        <text:p text:style-name="P32"><text:span text:style-name="CharStyle12"><text:span text:style-name="T45">„Nuž?“ — opýtal sa domový.</text:span></text:span></text:p>
        <text:p text:style-name="P32"><text:span text:style-name="CharStyle12"><text:span text:style-name="T45">„Len zázrak, alebo zloči</text:span></text:span><text:span text:style-name="CharStyle12"><text:span text:style-name="T1">n</text:span></text:span><text:span text:style-name="CharStyle12"><text:span text:style-name="T45">!“ doložil Mikulč</text:span></text:span><text:span text:style-name="CharStyle12"><text:span text:style-name="T1">í</text:span></text:span><text:span text:style-name="CharStyle12"><text:span text:style-name="T45">k hlasom zníženým.</text:span></text:span></text:p>
        <text:p text:style-name="P32"><text:span text:style-name="CharStyle12"><text:span text:style-name="T45">Odvetu predeseného majstra predišiel ostrý hlas pani majstrovej, ktorá volala k obedu. Aby dotvrdily pani majstrovej, že je už obed, zpustily zvony odrazu, oznamujúc poludnie blízkym i ďalekým. Majster poberal sa za veliteľským hlasom, no Mikulčík, chopiac ho za ruku, zadržal ho ešte.</text:span></text:span></text:p>
        <text:p text:style-name="P32"><text:span text:style-name="CharStyle12"><text:span text:style-name="T1">„</text:span></text:span><text:span text:style-name="CharStyle12"><text:span text:style-name="T45">Ešte trošk</text:span></text:span><text:span text:style-name="CharStyle12"><text:span text:style-name="T1">u</text:span></text:span><text:span text:style-name="CharStyle12"><text:span text:style-name="T45">! Pán majster, prosím vás, požičajte mi len do nedele 50 zl.“</text:span></text:span></text:p>
        <text:p text:style-name="P32"><text:span text:style-name="CharStyle12"><text:span text:style-name="T45">„</text:span></text:span><text:span text:style-name="CharStyle12"><text:span text:style-name="T1">N</text:span></text:span><text:span text:style-name="CharStyle12"><text:span text:style-name="T45">emám, pane Mikulčík, nemám; vytrovil som sa do kraj</text:span></text:span><text:span text:style-name="CharStyle12"><text:span text:style-name="T47">c</text:span></text:span><text:span text:style-name="CharStyle12"><text:span text:style-name="T45">iara a viete, moja stará...</text:span></text:span><text:span text:style-name="CharStyle12"><text:span text:style-name="T1">“</text:span></text:span></text:p>
        <text:p text:style-name="P32"><text:span text:style-name="CharStyle12"><text:span text:style-name="T1">„</text:span></text:span><text:span text:style-name="CharStyle12"><text:span text:style-name="T45">Ale veď dostali ste len predvčerom za reme</text:span></text:span><text:span text:style-name="CharStyle12"><text:span text:style-name="T1">ň</text:span></text:span><text:span text:style-name="CharStyle12"><text:span text:style-name="T45">!“</text:span></text:span></text:p>
        <text:p text:style-name="P32"><text:span text:style-name="CharStyle12"><text:span text:style-name="T1">„</text:span></text:span><text:span text:style-name="CharStyle12"><text:span text:style-name="T45">Jaj, tie už majú miest aj desať, pane Mikulčík, — no ale aby ste nepovedali, že som taký, dám vám desiatku, ale jazyk za zub</text:span></text:span><text:span text:style-name="CharStyle12"><text:span text:style-name="T1">y</text:span></text:span><text:span text:style-name="CharStyle12"><text:span text:style-name="T45">..., pane Mikulčík, a len do nedel</text:span></text:span><text:span text:style-name="CharStyle12"><text:span text:style-name="T1">e</text:span></text:span><text:span text:style-name="CharStyle12"><text:span text:style-name="T45">!“</text:span></text:span></text:p>
        <text:p text:style-name="P32"><text:span text:style-name="CharStyle12"><text:span text:style-name="T1">„</text:span></text:span><text:span text:style-name="CharStyle12"><text:span text:style-name="T45">No tak aspoň tú desiatk</text:span></text:span><text:span text:style-name="CharStyle12"><text:span text:style-name="T1">u</text:span></text:span><text:span text:style-name="CharStyle12"><text:span text:style-name="T45">“, — pristal Mikulčík; </text:span></text:span><text:span text:style-name="CharStyle12"><text:span text:style-name="T1">„</text:span></text:span><text:span text:style-name="CharStyle12"><text:span text:style-name="T45">za inšie sa nebojte, veď som azda nie dnešný, čo?“</text:span></text:span></text:p>
        <text:p text:style-name="P32"><text:span text:style-name="CharStyle12"><text:span text:style-name="T45">Akože, pane Mikulčík, veď sa známe; popoludní, medzi jednou a druhou vám tie peniaze donesiem; ale idem, bo moja stará nerozumie žart</text:span></text:span><text:span text:style-name="CharStyle12"><text:span text:style-name="T1">u</text:span></text:span><text:span text:style-name="CharStyle12"><text:span text:style-name="T45">!“ A s tým pobral sa preč; Mikulčík díval sa za ním.</text:span></text:span></text:p>
        <text:p text:style-name="P32"><text:span text:style-name="CharStyle12"><text:span text:style-name="T1">„D</text:span></text:span><text:span text:style-name="CharStyle12"><text:span text:style-name="T45">esiatku on dá, sused Korčík druhú, Zanierčik mi dal </text:span></text:span><text:span text:style-name="CharStyle12"><text:span text:style-name="T1">25</text:span></text:span><text:span text:style-name="CharStyle12"><text:span text:style-name="T45"> zlatých, — k tomu nájde sa doma pohromade niečo i zo striebra a zlata; — no pôjde to, Mikulčík, </text:span></text:span><text:soft-page-break/><text:span text:style-name="CharStyle12"><text:span text:style-name="T45">pôjde to</text:span></text:span><text:span text:style-name="CharStyle12"><text:span text:style-name="T1">!“</text:span></text:span><text:span text:style-name="CharStyle12"><text:span text:style-name="T45"> Spokojne mnul si ruky a vzdialil sa i on z námestia.</text:span></text:span></text:p>
        <text:p text:style-name="P32"><text:span text:style-name="CharStyle12"><text:span text:style-name="T45">Námestie teraz už skutočne vyzeralo akoby vymreté.</text:span></text:span></text:p>
        <text:p text:style-name="P5"><text:span text:style-name="CharStyle12"><text:span text:style-name="T45"/></text:span></text:p>
        <text:p text:style-name="P20"><text:span text:style-name="CharStyle12"><text:span text:style-name="T45">2. Otec a dcéra.</text:span></text:span></text:p>
        <text:p text:style-name="P32"><text:span text:style-name="CharStyle12"><text:span text:style-name="T45"/></text:span></text:p>
        <text:p text:style-name="P44"><text:span text:style-name="CharStyle12"><text:span text:style-name="T45">Podhradský, netušiac, že je predmetom rozhovoru, vkročil bránou do priestrannej chodby vlastného, alebo, ako sme z rozhovoru vyrozumeli, do domu dcérinho a vydýchnul zhlboka. O proti nemu sbehlo dolu schodmi dievča, ešte temer dieťa, vysoko narastlé, ale tenu</text:span></text:span><text:span text:style-name="CharStyle12"><text:span text:style-name="T47">š</text:span></text:span><text:span text:style-name="CharStyle12"><text:span text:style-name="T45">k</text:span></text:span><text:span text:style-name="CharStyle12"><text:span text:style-name="T47">é</text:span></text:span><text:span text:style-name="CharStyle12"><text:span text:style-name="T45"> a štíhle, nevyvinuté. Úzkou, bľadou tv</text:span></text:span><text:span text:style-name="CharStyle12"><text:span text:style-name="T1">á</text:span></text:span><text:span text:style-name="CharStyle12"><text:span text:style-name="T45">ri</text:span></text:span><text:span text:style-name="CharStyle12"><text:span text:style-name="T1">č</text:span></text:span><text:span text:style-name="CharStyle12"><text:span text:style-name="T45">kou vladnul len jeden výraz: výraz hlbokej, neohraničenej l</text:span></text:span><text:span text:style-name="CharStyle12"><text:span text:style-name="T1">á</text:span></text:span><text:span text:style-name="CharStyle12"><text:span text:style-name="T45">sky k otcovi. Vrúcne, vášniv</text:span></text:span><text:span text:style-name="CharStyle12"><text:span text:style-name="T3">e</text:span></text:span><text:span text:style-name="CharStyle12"><text:span text:style-name="T45"> objalo dievčatko umdleného otca a úzkostliv</text:span></text:span><text:span text:style-name="CharStyle12"><text:span text:style-name="T3">e</text:span></text:span><text:span text:style-name="CharStyle12"><text:span text:style-name="T45"> poz</text:span></text:span><text:span text:style-name="CharStyle12"><text:span text:style-name="T47">e</text:span></text:span><text:span text:style-name="CharStyle12"><text:span text:style-name="T1">ra</text:span></text:span><text:span text:style-name="CharStyle12"><text:span text:style-name="T45">ly šedé, záhadné o</text:span></text:span><text:span text:style-name="CharStyle12"><text:span text:style-name="T47">č</text:span></text:span><text:span text:style-name="CharStyle12"><text:span text:style-name="T45">i do tvare po</text:span></text:span><text:span text:style-name="CharStyle12"><text:span text:style-name="T47">š</text:span></text:span><text:span text:style-name="CharStyle12"><text:span text:style-name="T45">m</text:span></text:span><text:span text:style-name="CharStyle12"><text:span text:style-name="T47">ú</text:span></text:span><text:span text:style-name="CharStyle12"><text:span text:style-name="T1">rn</text:span></text:span><text:span text:style-name="CharStyle12"><text:span text:style-name="T45">ej, b</text:span></text:span><text:span text:style-name="CharStyle12"><text:span text:style-name="T47">ô</text:span></text:span><text:span text:style-name="CharStyle12"><text:span text:style-name="T1">ľ</text:span></text:span><text:span text:style-name="CharStyle12"><text:span text:style-name="T45">om rozrytej, akoby zvedeť chcely, čo za zvesť majú z nej vyčítať.</text:span></text:span></text:p>
        <text:p text:style-name="P32"><text:span text:style-name="CharStyle12"><text:span text:style-name="T45">„Oteck</text:span></text:span><text:span text:style-name="CharStyle12"><text:span text:style-name="T1">o</text:span></text:span><text:span text:style-name="CharStyle12"><text:span text:style-name="T45">“, riekla devuška váhav</text:span></text:span><text:span text:style-name="CharStyle12"><text:span text:style-name="T3">e</text:span></text:span><text:span text:style-name="CharStyle12"><text:span text:style-name="T45">, „zle sa ti vodilo?</text:span></text:span><text:span text:style-name="CharStyle12"><text:span text:style-name="T1">“</text:span></text:span></text:p>
        <text:p text:style-name="P32"><text:span text:style-name="CharStyle12"><text:span text:style-name="T45">„Vilica moja, zle; ztratené všetko, všetk</text:span></text:span><text:span text:style-name="CharStyle12"><text:span text:style-name="T1">o</text:span></text:span><text:span text:style-name="CharStyle12"><text:span text:style-name="T45">!“ — vyrazil zo seba a kŕčovite objímuc svoju dcéru, viedol ju, alebo lepšie, dal sa viesť ňou hore. Dievčatko kynulo slúžke, vo dveroch kuchyne stojacej, aby dochystala obed, ono ale doprevadilo otca do priestrannej, vkusne, takmer nádherne vystrojenej izby. Podhradský hodil klobúk na stôl, sám ale vrhol sa na pohovku.</text:span></text:span></text:p>
        <text:p text:style-name="P32"><text:span text:style-name="CharStyle12"><text:span text:style-name="T45">Dcéra jeho, akoby ho chcela tešiť a novú nádej vliať do srdca rozhorčeného, prik</text:span></text:span><text:span text:style-name="CharStyle12"><text:span text:style-name="T1">ľ</text:span></text:span><text:span text:style-name="CharStyle12"><text:span text:style-name="T45">akla k nemu a </text:span></text:span><text:span text:style-name="CharStyle12"><text:span text:style-name="T1">ľ</text:span></text:span><text:span text:style-name="CharStyle12"><text:span text:style-name="T45">úbala jeho </text:span></text:span><text:span text:style-name="CharStyle12"><text:span text:style-name="T1">zv</text:span></text:span><text:span text:style-name="CharStyle12"><text:span text:style-name="T45">lhlú ruku. On druhou rukou hladil jej hlávku, bohatým vrkočom zdobenú a slzy, ináč u neho nevídané, </text:span></text:span><text:soft-page-break/><text:span text:style-name="CharStyle12"><text:span text:style-name="T45">vlúdily sa mu do očí.</text:span></text:span></text:p>
        <text:p text:style-name="P32"><text:span text:style-name="CharStyle12"><text:span text:style-name="T45">„Pokúsil som sa o všetko, žobral som u tých pyšných pánov, dakedy mojich úprimných priateľov, za pozhovenie, spomenul som, že zastihly ma nehody, že platiť nebol som v stave, — ale oni hrdo odmietli žiadosť moju, a pozbavili ma ešte i úradu, ktorý odtedy, čo som sa tu osadil, zastával som čestne a svedomit</text:span></text:span><text:span text:style-name="CharStyle12"><text:span text:style-name="T4">e</text:span></text:span><text:span text:style-name="CharStyle12"><text:span text:style-name="T45">. A teraz, keď po toľkých ztratách, po toľkých bezsenných nociach chopil som sa nádeje, poslednej ochrannej ratolesti, i tá unikla! Ach, to je trpko, trpk</text:span></text:span><text:span text:style-name="CharStyle12"><text:span text:style-name="T1">o</text:span></text:span><text:span text:style-name="CharStyle12"><text:span text:style-name="T45">!</text:span></text:span><text:span text:style-name="CharStyle12"><text:span text:style-name="T1">“</text:span></text:span></text:p>
        <text:p text:style-name="P32"><text:span text:style-name="CharStyle12"><text:span text:style-name="T45">A prešiel rukou cez šedivé, zrednuté vlasy. Mladé dievča s úžasom poslúchalo ho — ešte docela nevedelo prezreť rozmer jích nešťastia a preto vždy znovu pokúsilo sa otca uspokojiť a ako po iné šťastnejšie dni ujisťovať ho o svojej detinskej oddanosti. Tento ale hovoril ďalej, akoby sám pre seba.</text:span></text:span></text:p>
        <text:p text:style-name="P32"><text:span text:style-name="CharStyle12"><text:span text:style-name="T45">„</text:span></text:span><text:span text:style-name="CharStyle12"><text:span text:style-name="T1">O</text:span></text:span><text:span text:style-name="CharStyle12"><text:span text:style-name="T45">dsudzujú ma, hovoriac, že som ľahkomyseľný, že nemyslel som na budúcnosť svojej rodiny, že jednal som nesprávne; — ach, uznám že som bol ľahkomyseľným, alebo skôr ľahkoverným, chyba to tiež rovne ťažká, lebo priveľmi dôveroval som v poctivosť ľudí, primnoho postavil som na statočnosť mojich „</text:span></text:span><text:span text:style-name="CharStyle12"><text:span text:style-name="T1">o</text:span></text:span><text:span text:style-name="CharStyle12"><text:span text:style-name="T45">ddanýc</text:span></text:span><text:span text:style-name="CharStyle12"><text:span text:style-name="T1">h</text:span></text:span><text:span text:style-name="CharStyle12"><text:span text:style-name="T45">“ priateľov — a teraz celá budova r</text:span></text:span><text:span text:style-name="CharStyle12"><text:span text:style-name="T1">ú</text:span></text:span><text:span text:style-name="CharStyle12"><text:span text:style-name="T45">ti sa a ja pozde nahliadam, ze nádeja moja staväná bola na piesku a dôvera moja že nebola oprávnená.“</text:span></text:span></text:p>
        <text:p text:style-name="P32"><text:span text:style-name="CharStyle12"><text:span text:style-name="T45">Hlas Podhradského bol čím ďalej, tým viac trpkejší; zrazu vyskočil, oko jeho rozplamilo sa. Strmo, skoro nešetrne odstránil Violu od seba a bežal ku </text:span></text:span><text:soft-page-break/><text:span text:style-name="CharStyle12"><text:span text:style-name="T45">písmennému stolíku, ktorého priehradku prudkým miknutím vytiahnul, hovoriac:</text:span></text:span></text:p>
        <text:p text:style-name="P32"><text:span text:style-name="CharStyle12"><text:span text:style-name="T45">„Mám ešte jich šetriť, keď ja hyniem?</text:span></text:span><text:span text:style-name="CharStyle12"><text:span text:style-name="T1">“</text:span></text:span></text:p>
        <text:p text:style-name="P32"><text:span text:style-name="CharStyle12"><text:span text:style-name="T45">Viola stála tu opodiaľ, no keď videla otca v rozč</text:span></text:span><text:span text:style-name="CharStyle12"><text:span text:style-name="T5">u</text:span></text:span><text:span text:style-name="CharStyle12"><text:span text:style-name="T45">lení hrabať sa v papieroch, pristúpila k nemu a opýtala sa ho nežným, nesmelým hlasom:</text:span></text:span></text:p>
        <text:p text:style-name="P32"><text:span text:style-name="CharStyle12"><text:span text:style-name="T45">„</text:span></text:span><text:span text:style-name="CharStyle12"><text:span text:style-name="T48">Č</text:span></text:span><text:span text:style-name="CharStyle12"><text:span text:style-name="T45">o chceš urobiť, otec?</text:span></text:span><text:span text:style-name="CharStyle12"><text:span text:style-name="T1">“</text:span></text:span></text:p>
        <text:p text:style-name="P32"><text:span text:style-name="CharStyle12"><text:span text:style-name="T1">„</text:span></text:span><text:span text:style-name="CharStyle12"><text:span text:style-name="T5">Č</text:span></text:span><text:span text:style-name="CharStyle12"><text:span text:style-name="T45">o musím, čo mám urobiť, aby zachránil som od záhuby i seba i teba. Jich zničím, tých tam dolu, no seba zachránim — — alebo oni, alebo ja!“ Hovoril takmer bez seba vo vášnivej odhodlanosti.</text:span></text:span></text:p>
        <text:p text:style-name="P32"><text:span text:style-name="CharStyle12"><text:span text:style-name="T45">Slová, ktoré tak horliv</text:span></text:span><text:span text:style-name="CharStyle12"><text:span text:style-name="T5">e</text:span></text:span><text:span text:style-name="CharStyle12"><text:span text:style-name="T45"> predniesol, mal</text:span></text:span><text:span text:style-name="CharStyle12"><text:span text:style-name="T5">y</text:span></text:span><text:span text:style-name="CharStyle12"><text:span text:style-name="T45"> svedka — kuchárku Zuzuľu, ktorá, ako známo, stála v úzkom spojení s Mikulčíkom — a slová tieto mal</text:span></text:span><text:span text:style-name="CharStyle12"><text:span text:style-name="T5">y</text:span></text:span><text:span text:style-name="CharStyle12"><text:span text:style-name="T45"> byť k tomu určené, aby zadaly mu posledné údery do tela už i tak raneného.</text:span></text:span></text:p>
        <text:p text:style-name="P32"><text:span text:style-name="CharStyle12"><text:span text:style-name="T45">Kuchárka zastrela stôl a priniesla obed; no jedlá, zväčša neokúsené, odnesené boly nazpät do kuchyne. Pri obede neprehovoril Podhradský ani slova, ani Viola neopovážila sa vyrušovať ho z myšlienok, ktoré, ako sa zdalo, zabiehaly do minulosti a boly iste neblahé. Keď vstal od stola, bozkal svoje dieťa na čelo, posadil sa k písmennému stolíku a opretý o dlane, ktorými zakrytú mal tvár, rozmýšľal dlho, ako človek, ktorý nevie, čo má urobiť, alebo keď vie, nezná, ako začať. — Konečne sa vzmužil: začal urovnávať rozhádzané papiere a listiny, z ktorých dve vyložil na stolík, potom chytil sa do písania</text:span></text:span><text:span text:style-name="CharStyle17"><text:span text:style-name="T1"> </text:span></text:span><text:span text:style-name="CharStyle12"><text:span text:style-name="T45">a písal dlho a bez prestania. Keď už prišiel snáď ku koncu tohoto </text:span></text:span><text:soft-page-break/><text:span text:style-name="CharStyle12"><text:span text:style-name="T45">dlhého listu, zastal a znovu pohrúžil sa do rozmýšľania.</text:span></text:span></text:p>
        <text:p text:style-name="P32"><text:span text:style-name="CharStyle12"><text:span text:style-name="T1">„</text:span></text:span><text:span text:style-name="CharStyle12"><text:span text:style-name="T5">Č</text:span></text:span><text:span text:style-name="CharStyle12"><text:span text:style-name="T1">i</text:span></text:span><text:span text:style-name="CharStyle12"><text:span text:style-name="T45"> ho týmto konečne prinútim, aby nahliadnul, že nemožno ďalej viesť tento neistý život, — a či budem prinútený súdobne proti nemu zakročiť — čomu sa tak veľmi pvotivím; veď by nás to doc</text:span></text:span><text:span text:style-name="CharStyle12"><text:span text:style-name="T1">c</text:span></text:span><text:span text:style-name="CharStyle12"><text:span text:style-name="T45">la a navždy rozviedlo a môj plán strany Violy navždy zmaril</text:span></text:span><text:span text:style-name="CharStyle12"><text:span text:style-name="T1">o</text:span></text:span><text:span text:style-name="CharStyle12"><text:span text:style-name="T45">!“ A on znovu začal hútať nad listom už skoro dokončeným.</text:span></text:span></text:p>
        <text:p text:style-name="P32"><text:span text:style-name="CharStyle12"><text:span text:style-name="T45">„</text:span></text:span><text:span text:style-name="CharStyle12"><text:span text:style-name="T1">N</text:span></text:span><text:span text:style-name="CharStyle12"><text:span text:style-name="T45">i</text:span></text:span><text:span text:style-name="CharStyle12"><text:span text:style-name="T1">e</text:span></text:span><text:span text:style-name="CharStyle12"><text:span text:style-name="T45">; lepšie bude, keď ho telegraficky zavolám, musí prísť, pohrozím mu; ja ta neidem, nemožno mi vidieť to okolie, z ktorého som sa vyhnal sám, ako zo ztrateného raja.“ Pri posledných slovách vzal napísaný už list, zmáčknul ho v malé klbko a hodil pod stôl. Potom vzal klobúk a palicu, a rýchlym krokom opustil izbu.</text:span></text:span></text:p>
        <text:p text:style-name="P32"><text:span text:style-name="CharStyle12"><text:span text:style-name="T45">„Kam ideš, otče?“ opýtala sa ho Viola, keď stretla ho na schodoch, vracajúc sa zo sklep</text:span></text:span><text:span text:style-name="CharStyle12"><text:span text:style-name="T5">u</text:span></text:span><text:span text:style-name="CharStyle12"><text:span text:style-name="T45">, kde kupovala všelijaké maličkosti.</text:span></text:span></text:p>
        <text:p text:style-name="P32"><text:span text:style-name="CharStyle12"><text:span text:style-name="T45">„</text:span></text:span><text:span text:style-name="CharStyle12"><text:span text:style-name="T1">N</text:span></text:span><text:span text:style-name="CharStyle12"><text:span text:style-name="T45">echaj ma, dieťa moje, sám neviem ešte kam, snáď do </text:span></text:span><text:span text:style-name="CharStyle12"><text:span text:style-name="T1">K</text:span></text:span><text:span text:style-name="CharStyle12"><text:span text:style-name="T45">..., možno, že ani nie ta a možno, že navrátim sa len večer.“</text:span></text:span></text:p>
        <text:p text:style-name="P32"><text:span text:style-name="CharStyle12"><text:span text:style-name="T45">Smutne zklopilo dievčatko zrak svoj a odišlo do izby, kým otec pádil dolu schodmi von úzkym dvorom, kde boly dvierka do zahrady a vchody do bočných a hospodárských stavísk.</text:span></text:span></text:p>
        <text:p text:style-name="P32"><text:span text:style-name="CharStyle12"><text:span text:style-name="T45">Viola vnišla do izby; videla papierami pokrytý stolík a naučená riadiť otcove veci, pristúpila k stolíku, aby usporiadala rozhádzané listiny a vložila jich do otvorenej</text:span></text:span><text:span text:style-name="CharStyle17"><text:span text:style-name="T1"> </text:span></text:span><text:span text:style-name="CharStyle12"><text:span text:style-name="T45">priehradky. Videla medzi inými i jeden veľký zapečatený list, na </text:span></text:span><text:soft-page-break/><text:span text:style-name="CharStyle12"><text:span text:style-name="T45">ktorom dávnym, ženským písmom napísan</text:span></text:span><text:span text:style-name="CharStyle12"><text:span text:style-name="T1">e</text:span></text:span><text:span text:style-name="CharStyle12"><text:span text:style-name="T45"> bolo: „môj testamen</text:span></text:span><text:span text:style-name="CharStyle12"><text:span text:style-name="T1">t</text:span></text:span><text:span text:style-name="CharStyle12"><text:span text:style-name="T45">“; na krajoch tohoto listu boly zase drobným písmom mužskej ruky napísané poznámky, ktoré Viola v nevšímavosti svojho veku oproti podobným veciam neprečítala, aleb</text:span></text:span><text:span text:style-name="CharStyle12"><text:span text:style-name="T1">o</text:span></text:span><text:span text:style-name="CharStyle12"><text:span text:style-name="T45"> nechcela bez vedomia svojho otca, ktorý sľúbil jej raz sdeliť všetko, čo týkalo sa jeho rodiny a jeho plánov pre jej budúcnosť, keď doplní sedemnásty rok; dotedy ale, aby ho otázkami netrápila. Hneď pri tomto liste ležala listina druhá, možno cele v úzkom spojení s tým </text:span></text:span><text:span text:style-name="CharStyle12"><text:span text:style-name="T1">„t</text:span></text:span><text:span text:style-name="CharStyle12"><text:span text:style-name="T45">estamento</text:span></text:span><text:span text:style-name="CharStyle12"><text:span text:style-name="T1">m“</text:span></text:span><text:span text:style-name="CharStyle12"><text:span text:style-name="T45">, ktorý od mnohých rokov tu ležal, kdežto mal by snáď byť uverejnený a jeho vety v právnosť uvedené. Prečo sa to nestalo? Či snáď to Violin vek, Violin sedemnásty deň narodenia rozhoduje? Za chvíľku stála Viola v zadumení tu nad osudným tým písmom, no potom premohla svoju zvedavosť, upratala papiere a položila obidve listiny na vrch v priehradke stolíka, aby jich otec v prípade potreby hneď našiel; potom zatvorila stolík, no kľúčik, dľa zvyku, nechala tam dnu.</text:span></text:span></text:p>
        <text:p text:style-name="P32"><text:span text:style-name="CharStyle12"><text:span text:style-name="T45">Ešte i potom, keď utiahla sa do svojej malej chyžky, ktorej dvere otvorené býval</text:span></text:span><text:span text:style-name="CharStyle12"><text:span text:style-name="T5">y</text:span></text:span><text:span text:style-name="CharStyle12"><text:span text:style-name="T45"> do veľkej otcovej izby, prenasled</text:span></text:span><text:span text:style-name="CharStyle12"><text:span text:style-name="T1">ov</text:span></text:span><text:span text:style-name="CharStyle12"><text:span text:style-name="T45">aly ju myšlienky, točiace sa okolo listiny, dnes po prvý raz videnej. Mnohé zo života otcovho nebolo j</text:span></text:span><text:span text:style-name="CharStyle12"><text:span text:style-name="T1">e</text:span></text:span><text:span text:style-name="CharStyle12"><text:span text:style-name="T45">j známo, vyjmúc, že pochodil zo Zanice, kde ešte nachodí sa majetok Podhradských, pravda v rukách cudzích; že len po smrti prvej ženy svojej usadil sa v Ihlovci, kde sa oženil po druhý raz a aj ona tu sa narodila. Prvá jeho pani bola bohatá z domu, no chorľavá, rozmazná a bezdetná. Od nej ostaly ešte v domácnosti niektoré maličkosti, ktoré jej sestra po jej smrti s druhými sobrať premeškala </text:span></text:span><text:soft-page-break/><text:span text:style-name="CharStyle12"><text:span text:style-name="T45">alebo za hodné nedržala. Jeden brillantami vyložený, starý, no veľmi drahocenný prsteň ostal u Podhradského, ktorý tento klenot Viole len nedávno odovzdal s tým dodatkom, aby si ho prísne strážila a nikdy nikomu nevydala, lebo je to pamiatka po prvej panej Podhradskej, ktorá ho svojej opatrovníci, pozatýmnej druhej žene Podhradského, </text:span></text:span><text:span text:style-name="CharStyle12"><text:span text:style-name="T1">je</text:span></text:span><text:span text:style-name="CharStyle12"><text:span text:style-name="T45">jž veľmi naklonená bola, na smrteľnej posteli odovzdala. Viola, ktorej pršťoky boly ešte prištíhle k noseniu šperku tohoto, nosila ho na čiernej, hodbabnej šn</text:span></text:span><text:span text:style-name="CharStyle12"><text:span text:style-name="T1">ô</text:span></text:span><text:span text:style-name="CharStyle12"><text:span text:style-name="T45">ročke okolo hrdla; no netušila, že príde </text:span></text:span><text:span text:style-name="CharStyle12"><text:span text:style-name="T1">ch</text:span></text:span><text:span text:style-name="CharStyle12"><text:span text:style-name="T45">v</text:span></text:span><text:span text:style-name="CharStyle12"><text:span text:style-name="T1">í</text:span></text:span><text:span text:style-name="CharStyle12"><text:span text:style-name="T45">ľa, kde sa jej prsteň tento stane zdrojom žiaľu a potupenia.</text:span></text:span></text:p>
        <text:p text:style-name="P32"><text:span text:style-name="CharStyle12"><text:span text:style-name="T45">Chyžka Violina, sama v sebe schránka pekných a cenných vecí, zdala sa byť uspôsobenou, aby ukrývala v sebe klenot pre Podhradského najvyššej ceny, lebo všetko, čo tu nachodilo sa, bolo pozorne a s nežnou šetrnosťou volené a usporiadané, ako len ušlechtilý a vzdelaný vkus môže vystrojiť chyžku, v ktorej rozvíjajúci sa duch mladého dievčaťa má nachodiť svoj oddych a potešenie vo chvíľkach prázdnych od zamestknania. A čo otec začal, to dieťa jeho s usrozumením prijalo a prevádzalo, </text:span></text:span><text:span text:style-name="CharStyle12"><text:span text:style-name="T1">ok</text:span></text:span><text:span text:style-name="CharStyle12"><text:span text:style-name="T45">rašľujúc príbytok svoj tými tisícerými maličkosťami, ktoré nie sú potrebné k blahobytu, no dušu mladistvú naplňujú rozkošou.</text:span></text:span></text:p>
        <text:p text:style-name="P32"><text:span text:style-name="CharStyle12"><text:span text:style-name="T45">Tam v kúte postieľka, rezbárskou prácou ozdobená, pokrytá bola jemným prikrývadlom a pred ňou na podlahe vkusne vyšívaný koberec svedčil o pilnosti mladej veliteľky. Stolík a kasne, plné tých vzácnych maličkostí</text:span></text:span><text:span text:style-name="CharStyle12"><text:span text:style-name="T1">,</text:span></text:span><text:span text:style-name="CharStyle12"><text:span text:style-name="T45"> ktoré </text:span></text:span><text:soft-page-break/><text:span text:style-name="CharStyle12"><text:span text:style-name="T45">srdiečko mladého dievčaťa miluje, zase tam knihy pekne viazané; porcellánové a ma</text:span></text:span><text:span text:style-name="CharStyle12"><text:span text:style-name="T1">jo</text:span></text:span><text:span text:style-name="CharStyle12"><text:span text:style-name="T45">likové šáločky a nádobky na sušené i svieže kvety, tam zase ve</text:span></text:span><text:span text:style-name="CharStyle12"><text:span text:style-name="T1">ľ</text:span></text:span><text:span text:style-name="CharStyle12"><text:span text:style-name="T45">k</text:span></text:span><text:span text:style-name="CharStyle12"><text:span text:style-name="T1">á</text:span></text:span><text:span text:style-name="CharStyle12"><text:span text:style-name="T45"> kytica sušených trávin, akými vraj Makart rád krášlil lúzny svoj ráj.</text:span></text:span></text:p>
        <text:p text:style-name="P32"><text:span text:style-name="CharStyle12"><text:span text:style-name="T45">Tu dalo sa snívať i pracovať. Striedav</text:span></text:span><text:span text:style-name="CharStyle12"><text:span text:style-name="T6">e</text:span></text:span><text:span text:style-name="CharStyle12"><text:span text:style-name="T45"> zamieňala sa práca, niekedy i namáhavá pre nezkúsené dievča, no i ľahká, hravá, v podobe všakových vyšívačiek</text:span></text:span><text:span text:style-name="CharStyle12"><text:span text:style-name="T1">.</text:span></text:span><text:span text:style-name="CharStyle12"><text:span text:style-name="T45"> Tu hrávala s duševným pôžitkom na svojom novom klavíre svoje milé piesne, klassické a moderné skladby, ktorým naučila sa v ústave; tu myslievala často na svoju milú</text:span></text:span><text:span text:style-name="CharStyle12"><text:span text:style-name="T1">,</text:span></text:span><text:span text:style-name="CharStyle12"><text:span text:style-name="T45"> mladuškú učiteľku, ktorá jej uzavrenému srdiečku bola viac priateľkou, než predstavenou, učiteľkou.</text:span></text:span></text:p>
        <text:p text:style-name="P32"><text:span text:style-name="CharStyle12"><text:span text:style-name="T45">I teraz čiastočne upokojila sa jej myseľ v rozpomienke na slečnu Lujzu; k tomu kreslila si jej mladistvá fantázia romantické akési rozlúštenie </text:span></text:span><text:span text:style-name="CharStyle12"><text:span text:style-name="T1">j</text:span></text:span><text:span text:style-name="CharStyle12"><text:span text:style-name="T6">í</text:span></text:span><text:span text:style-name="CharStyle12"><text:span text:style-name="T45">ch terajšej situácie, pravda, ku najväčšiemu šťastiu otca a jej. Takto uchlácholená mierom, ktorý vôkol nej zdal sa panovať, začala rozmýšľať, čo by mala najskôr pracovať, či dokončiť vyšívanú tobolku pre svojho otca, či začať háčkovať červenú čiapku, tmavo-modrým hodbábom vyšívanú? Vzala k tomu cieľu balík, ktorý niesla zo sklep</text:span></text:span><text:span text:style-name="CharStyle12"><text:span text:style-name="T6">u</text:span></text:span><text:span text:style-name="CharStyle12"><text:span text:style-name="T45">, keď </text:span></text:span><text:span text:style-name="CharStyle12"><text:span text:style-name="T49">o</text:span></text:span><text:span text:style-name="CharStyle12"><text:span text:style-name="T45">tca stretla na schodoch, a začala rozkrúcať všelijaké hodbabné nitky už k tomu určené. Aby mohla na čo svinúť hodbáb na zelené listy, išla do veľkej izby pohľadať si potrebný papier. I padol jej zrak na hodený list pod stolíkom, zdvihla ho, a vyhladiac celý, poskladala ho pekne znovu a začala naň </text:span></text:span><text:span text:style-name="CharStyle12"><text:span text:style-name="T1">sv</text:span></text:span><text:span text:style-name="CharStyle12"><text:span text:style-name="T45">íjať </text:span></text:span><text:span text:style-name="CharStyle12"><text:span text:style-name="T1">ja</text:span></text:span><text:span text:style-name="CharStyle12"><text:span text:style-name="T45">sno-zelené lesklé nitky, naplnená myšlienkou na mileného otca, ako on tešiť sa bude, keď práca táto bude hotová a ako krásne </text:span></text:span><text:soft-page-break/><text:span text:style-name="CharStyle12"><text:span text:style-name="T45">bude to vyzerať!</text:span></text:span></text:p>
        <text:p text:style-name="P32"><text:span text:style-name="CharStyle12"><text:span text:style-name="T45">Z týchto príjemných myšlienok vyrušil ju náhle akýsi nepokojný ruch na ulici.</text:span></text:span></text:p>
        <text:p text:style-name="P5"><text:span text:style-name="CharStyle12"><text:span text:style-name="T45"/></text:span></text:p>
        <text:p text:style-name="P20"><text:span text:style-name="CharStyle12"><text:span text:style-name="T45">3. Upodozrievanie.</text:span></text:span></text:p>
        <text:p text:style-name="P32"><text:span text:style-name="CharStyle12"><text:span text:style-name="T45"/></text:span></text:p>
        <text:p text:style-name="P44"><text:span text:style-name="CharStyle12"><text:span text:style-name="T45">Mohlo byť okolo tretej hodiny popoludní a námestie, len pred chvíľou prázdne, naplňovať sa začalo ľuďmi, ktorí všetci, ako na nejaký povel, shlukli sa pred brán</text:span></text:span><text:span text:style-name="CharStyle12"><text:span text:style-name="T1">o</text:span></text:span><text:span text:style-name="CharStyle12"><text:span text:style-name="T45">u susedného domu, živo, zjašeno posunkujúc, hroznými zrakmi pozerali na dom Podhradského. Medzi ľuďmi v najhustejšom klbku, stál Mikulčík, opodia</text:span></text:span><text:span text:style-name="CharStyle12"><text:span text:style-name="T1">ľ</text:span></text:span><text:span text:style-name="CharStyle12"><text:span text:style-name="T45"> kuchárka Zuzuľa a títo dvaja zväčša viedli slovo a len tu i tu boli vyrušení pokrikom alebo poznámkami okolo stojacích.</text:span></text:span></text:p>
        <text:p text:style-name="P32"><text:span text:style-name="CharStyle12"><text:span text:style-name="T45">Príčina tejto mimoriadnej uličnej konferencie bola tá, že v d</text:span></text:span><text:span text:style-name="CharStyle12"><text:span text:style-name="T49">o</text:span></text:span><text:span text:style-name="CharStyle12"><text:span text:style-name="T45">me, vlastne na kôlni garbiarskeho majstra vzniknu</text:span></text:span><text:span text:style-name="CharStyle12"><text:span text:style-name="T1">l</text:span></text:span><text:span text:style-name="CharStyle12"><text:span text:style-name="T45"> oheň.</text:span></text:span></text:p>
        <text:p text:style-name="P32"><text:span text:style-name="CharStyle12"><text:span text:style-name="T45">Prvý, kto to zbadal, bol Mikulčík, ktorý tešil sa, že ho náhoda viedla do dvora, kde zavoňal spáleninu; nič dobrého netušiac, obzeral sa vôkol, až zbadal, že horí na šope, kde bolo nakopené čerstvé seno.</text:span></text:span></text:p>
        <text:p text:style-name="P32"><text:span text:style-name="CharStyle12"><text:span text:style-name="T45">Pravda, strhnul sa hneď poplach; </text:span></text:span><text:span text:style-name="CharStyle12"><text:span text:style-name="T1">—</text:span></text:span><text:span text:style-name="CharStyle12"><text:span text:style-name="T45"> sbehli sa ľudia, krik za vodu rozliehal sa po dvore a oheň na šťastie ešte nie veľmi roznietený, bol čosi-kamsi udusený, a susedia, kmotrovia a dobrí známi pána majstra púšťali sa do všelijakých kombinácií o vzniknutí ohňa. Ba aj „</text:span></text:span><text:span text:style-name="CharStyle12"><text:span text:style-name="T1">š</text:span></text:span><text:span text:style-name="CharStyle12"><text:span text:style-name="T45">iršie obecenstvo“ tislo sa do dvora ku miestu nešťastia a dávalo na javo svoje rozč</text:span></text:span><text:span text:style-name="CharStyle12"><text:span text:style-name="T6">u</text:span></text:span><text:span text:style-name="CharStyle12"><text:span text:style-name="T45">lenie. Po uhasení ohňa, ktorým jedna čiastka sena vyšla na vnivoč, obzerali chlapi miest</text:span></text:span><text:span text:style-name="CharStyle12"><text:span text:style-name="T1">o</text:span></text:span><text:span text:style-name="CharStyle12"><text:span text:style-name="T45">, kde vzniknul </text:span></text:span><text:soft-page-break/><text:span text:style-name="CharStyle12"><text:span text:style-name="T45">oheň a ku svojmu nemalému prekvapeniu našli odtrhnuté dve dosky zo strany Podhradského domu; otvor takto urobený dostačoval, aby prepustil človeka strednej postavy. Hospodárske budovy oboch domov kryté boly len jedným krovom a predelené doštenou stenou; v blízkosti tejto steny na strane garbiarovej bolo mnoho čerstvého sena; na strane Podhradského nebolo temer ani byle, bo tento nezamestknával sa hospodárstvom odtedy, čo popredal pole a statok. Tu tedy vzniknul oheň, ktorý v tejto dobe, v čas suchoty, zapríčinil pravý poplach medzi obecenstvom.</text:span></text:span></text:p>
        <text:p text:style-name="P32"><text:span text:style-name="CharStyle12"><text:span text:style-name="T45">Mikulčík, vystupoval ako zprávodajca a víťazne obrátil sa k domovému:</text:span></text:span></text:p>
        <text:p text:style-name="P32"><text:span text:style-name="CharStyle12"><text:span text:style-name="T45">„Nepovedal som Vám, že je všetkého schopný? Nemáte tu zrejmý dôkaz?“</text:span></text:span></text:p>
        <text:p text:style-name="P32"><text:span text:style-name="CharStyle12"><text:span text:style-name="T1">„</text:span></text:span><text:span text:style-name="CharStyle12"><text:span text:style-name="T6">Č</text:span></text:span><text:span text:style-name="CharStyle12"><text:span text:style-name="T45">o, Vy naozaj myslíte, žeby on to bol býval?</text:span></text:span><text:span text:style-name="CharStyle12"><text:span text:style-name="T1">“ </text:span></text:span><text:span text:style-name="CharStyle12"><text:span text:style-name="T45">zpýtal sa domový s hrozivým výrazom na tvári.</text:span></text:span></text:p>
        <text:p text:style-name="P32"><text:span text:style-name="CharStyle12"><text:span text:style-name="T45">„To nemôže nikto povedať, keď ho nikto nevidel“ — zamiešal sa do reči tlstý pekár Korčík, ktorý horko-ťažko vyliezol na kôlňu — </text:span></text:span><text:span text:style-name="CharStyle12"><text:span text:style-name="T1">„</text:span></text:span><text:span text:style-name="CharStyle12"><text:span text:style-name="T45">to by ste pekne pochodili, keby dozvedel sa o tom on!“</text:span></text:span></text:p>
        <text:p text:style-name="P32"><text:span text:style-name="CharStyle12"><text:span text:style-name="T45">„Hej kmotre, na vás Podhradský mal by ozaj dobrého zástupcu, ale neobstáli by ste, keby sa všetko hor</text:span></text:span><text:span text:style-name="CharStyle12"><text:span text:style-name="T1">’ </text:span></text:span><text:span text:style-name="CharStyle12"><text:span text:style-name="T45">vzalo, čo pohovoril, vykonal a previedo</text:span></text:span><text:span text:style-name="CharStyle12"><text:span text:style-name="T1">l</text:span></text:span><text:span text:style-name="CharStyle12"><text:span text:style-name="T45">“ — bránil sa majster „</text:span></text:span><text:span text:style-name="CharStyle12"><text:span text:style-name="T1">d</text:span></text:span><text:span text:style-name="CharStyle12"><text:span text:style-name="T45">omov</text:span></text:span><text:span text:style-name="CharStyle12"><text:span text:style-name="T1">ý</text:span></text:span><text:span text:style-name="CharStyle12"><text:span text:style-name="T45">“, kým Mikulčík pokračoval:</text:span></text:span></text:p>
        <text:p text:style-name="P32"><text:span text:style-name="CharStyle12"><text:span text:style-name="T1">„</text:span></text:span><text:span text:style-name="CharStyle12"><text:span text:style-name="T45">K tomu nemá čo ztratiť, ved mimo domu, ktorý i tak prislúcha sirote, nič nemôže nazvať svojím a v prípade požiaru vyplatí mu pojisťovacia spoločnosť hneď 5000 zlatých v hotovosti; — to tuším nie maličkosť v terajších jeho </text:span></text:span><text:soft-page-break/><text:span text:style-name="CharStyle12"><text:span text:style-name="T45">okolnosťach.</text:span></text:span><text:span text:style-name="CharStyle12"><text:span text:style-name="T1">“</text:span></text:span></text:p>
        <text:p text:style-name="P32"><text:span text:style-name="CharStyle12"><text:span text:style-name="T1">„</text:span></text:span><text:span text:style-name="CharStyle12"><text:span text:style-name="T6">T</text:span></text:span><text:span text:style-name="CharStyle12"><text:span text:style-name="T45">ak, tak!“ — „aj</text:span></text:span><text:span text:style-name="CharStyle12"><text:span text:style-name="T1">,</text:span></text:span><text:span text:style-name="CharStyle12"><text:span text:style-name="T45"> aj!“ ozvalo sa z úst poslucháčov, ba jeden povedal: </text:span></text:span><text:span text:style-name="CharStyle12"><text:span text:style-name="T1">„p</text:span></text:span><text:span text:style-name="CharStyle12"><text:span text:style-name="T45">ekná</text:span></text:span><text:span text:style-name="CharStyle12"><text:span text:style-name="T1"> </text:span></text:span><text:span text:style-name="CharStyle12"><text:span text:style-name="T45">to špekuláci</text:span></text:span><text:span text:style-name="CharStyle12"><text:span text:style-name="T1">a</text:span></text:span><text:span text:style-name="CharStyle12"><text:span text:style-name="T45">!“ — a Mikulčík </text:span></text:span><text:span text:style-name="CharStyle12"><text:span text:style-name="T1">po</text:span></text:span><text:span text:style-name="CharStyle12"><text:span text:style-name="T45">kračova</text:span></text:span><text:span text:style-name="CharStyle12"><text:span text:style-name="T1">l</text:span></text:span><text:span text:style-name="CharStyle12"><text:span text:style-name="T45">:</text:span></text:span></text:p>
        <text:p text:style-name="P32"><text:span text:style-name="CharStyle12"><text:span text:style-name="T45">„A tie jeho rúhavé reči a hrozby každého utvrdia v tej mienke, že je Podhradský človek zlý a pomstychtivý. Včera že povedal niekde v krčme pri kartách, že ve</text:span></text:span><text:span text:style-name="CharStyle12"><text:span text:style-name="T49">ď</text:span></text:span><text:span text:style-name="CharStyle12"><text:span text:style-name="T45"> sa nahľadia radní páni, čo sa stane, </text:span></text:span><text:span text:style-name="CharStyle12"><text:span text:style-name="T1">je</text:span></text:span><text:span text:style-name="CharStyle12"><text:span text:style-name="T45">stli mu žiadosť o predĺženie termínu odmrštia a že veď v Ihlovci skoro bude behať po strechách červený kohút.</text:span></text:span><text:span text:style-name="CharStyle12"><text:span text:style-name="T1">“</text:span></text:span></text:p>
        <text:p text:style-name="P32"><text:span text:style-name="CharStyle12"><text:span text:style-name="T1">„N</text:span></text:span><text:span text:style-name="CharStyle12"><text:span text:style-name="T45">o, no, ešte sme aj my tu!“ — ozvaly sa hrozivé hlasy. — </text:span></text:span></text:p>
        <text:p text:style-name="P32"><text:span text:style-name="CharStyle12"><text:span text:style-name="T1">„A</text:span></text:span><text:span text:style-name="CharStyle12"><text:span text:style-name="T45"> dnes povedal — a na to jest svedok, že nás všetkých zničí do zniku!“</text:span></text:span></text:p>
        <text:p text:style-name="P32"><text:span text:style-name="CharStyle12"><text:span text:style-name="T45">Ako vidno Miku</text:span></text:span><text:span text:style-name="CharStyle12"><text:span text:style-name="T1">lč</text:span></text:span><text:span text:style-name="CharStyle12"><text:span text:style-name="T45">íkov zprávodajca rýchlo referoval.</text:span></text:span></text:p>
        <text:p text:style-name="P32"><text:span text:style-name="CharStyle12"><text:span text:style-name="T45">Dobromyseľný pekár uznal za dobré, prvý opustiť </text:span></text:span><text:span text:style-name="CharStyle12"><text:span text:style-name="T1">jav</text:span></text:span><text:span text:style-name="CharStyle12"><text:span text:style-name="T45">ište a poberal sa dolu; či už aj on začal veriť slovám nepodareného lekára</text:span></text:span><text:span text:style-name="CharStyle12"><text:span text:style-name="T1">;</text:span></text:span><text:span text:style-name="CharStyle12"><text:span text:style-name="T45"> či už aj on je presvedčený o vine Podhradského? </text:span></text:span><text:span text:style-name="CharStyle12"><text:span text:style-name="T1">—</text:span></text:span></text:p>
        <text:p text:style-name="P32"><text:span text:style-name="CharStyle12"><text:span text:style-name="T45">Za ním pomaly a rozhorčene opúšťali susedia dv</text:span></text:span><text:span text:style-name="CharStyle12"><text:span text:style-name="T1">o</text:span></text:span><text:span text:style-name="CharStyle12"><text:span text:style-name="T45">r a ulicu nehody, vrhajúc ešte zúrivé pohľady v stranu, kde býval upodozrievaný podpaľač.</text:span></text:span></text:p>
        <text:p text:style-name="P32"><text:span text:style-name="CharStyle12"><text:span text:style-name="T45">Pomaly ubiehal deň</text:span></text:span><text:span text:style-name="CharStyle12"><text:span text:style-name="T1">;</text:span></text:span><text:span text:style-name="CharStyle12"><text:span text:style-name="T45"> mešťania udalosťou touto vyrušení z každodenného zamestknania chápali sa zas práce,</text:span></text:span><text:span text:style-name="CharStyle12"><text:span text:style-name="T1"> </text:span></text:span><text:span text:style-name="CharStyle12"><text:span text:style-name="T45">tým viac, že hrozivé mračná sťahovaly sa na obzore a tak nejeden hospodár ponáhľal sa dostať hotový krm pod ochrannú strechu.</text:span></text:span></text:p>
        <text:p text:style-name="P32"><text:span text:style-name="CharStyle12"><text:span text:style-name="T45">K večeru strhnul sa prudký vetor, sháňajúc oblaky a celé zpústy prachu </text:span></text:span><text:soft-page-break/><text:span text:style-name="CharStyle12"><text:span text:style-name="T45">dvíhajúc šibal do ulíc a oblokov.</text:span></text:span></text:p>
        <text:p text:style-name="P32"><text:span text:style-name="CharStyle12"><text:span text:style-name="T45">Viola b</text:span></text:span><text:span text:style-name="CharStyle12"><text:span text:style-name="T1">o</text:span></text:span><text:span text:style-name="CharStyle12"><text:span text:style-name="T45">la znepokojená popoludňajšou udalosťou, o ktorej rozprávala</text:span></text:span><text:span text:style-name="CharStyle12"><text:span text:style-name="T1"> </text:span></text:span><text:span text:style-name="CharStyle12"><text:span text:style-name="T45">jej Zuzuľa, vynechajúc dosť šetrne upodozrievanie, ktoré kydali na jej otca. Zuzka bola síce v usrozumení s Mikulč</text:span></text:span><text:span text:style-name="CharStyle12"><text:span text:style-name="T49">í</text:span></text:span><text:span text:style-name="CharStyle12"><text:span text:style-name="T45">kom, no neznala, že je jeho nástrojom, ktorý slúži, kým je treba, potom ale bude zahodený. Že sľuboval jej často, že ju vezme, nevedel nikto, ačpráve to tušili susedia, zasvätení do Zuzkiných intímnych záležitostí. No že ona tomu pevne verila, dokazovala jej dôvera k felčiarovi, ke</text:span></text:span><text:span text:style-name="CharStyle12"><text:span text:style-name="T1">ď</text:span></text:span><text:span text:style-name="CharStyle12"><text:span text:style-name="T45"> mu vopred oddala celé imanie svoje: usporený nájom od piatich rokov. Ako vidno, vládnul Mikulčík v tú chvíľu peniazmi, o ktorých len on sám vedel najlepšie, jako sú mu veľmi potrebné.</text:span></text:span></text:p>
        <text:p text:style-name="P32"><text:span text:style-name="CharStyle12"><text:span text:style-name="T45">Zuzuľa obstarávala všeličo okolo kuchyne. Viola po po</text:span></text:span><text:span text:style-name="CharStyle12"><text:span text:style-name="T1">č</text:span></text:span><text:span text:style-name="CharStyle12"><text:span text:style-name="T45">utí neblahých noviniek utiahla sa do izky ku svojmu zelenému hodbábu. Nemohla sa osvobodiť od myšlienok a obavy o život svojho otca. Prečo nechodí domov? kde je? prečo tak odišiel? prečo nepovedal jej, kam ide, a akým cieľom?</text:span></text:span></text:p>
        <text:p text:style-name="P32"><text:span text:style-name="CharStyle12"><text:span text:style-name="T45">Sparný, dusný, júlový tento deň chýlil sa ku koncu. A ako všetky úkazy zvestovaly, mal zakončiť sa búrlivým spôsobom. Bezúzdny víchor burácal ulicami a zohýnal silné stromy, že temer dotýkaly sa vetvami zeme, šibal prachom a líst</text:span></text:span><text:span text:style-name="CharStyle12"><text:span text:style-name="T1">í</text:span></text:span><text:span text:style-name="CharStyle12"><text:span text:style-name="T45">m do oblokov, ktoré každý usiloval sa pozatvárať čím najpevnejšie. Zvuky večerného zvona akosi desne a tajuplne dorážaly na ucho ne</text:span></text:span><text:span text:style-name="CharStyle12"><text:span text:style-name="T1">je</text:span></text:span><text:span text:style-name="CharStyle12"><text:span text:style-name="T45">dn</text:span></text:span><text:span text:style-name="CharStyle12"><text:span text:style-name="T49">o</text:span></text:span><text:span text:style-name="CharStyle12"><text:span text:style-name="T45">ho sostrašeného obyvateľa, ktorý ponáhľal sa prázdnymi už ulicami domov a nejedna zbožná duša zpomnela si na jedinú p</text:span></text:span><text:span text:style-name="CharStyle12"><text:span text:style-name="T6">o</text:span></text:span><text:span text:style-name="CharStyle12"><text:span text:style-name="T45">moc a ochranu v </text:span></text:span><text:soft-page-break/><text:span text:style-name="CharStyle12"><text:span text:style-name="T45">časoch podobných, zdvíhajúc zraky k nebu, kde počínaly sa oblaky sbíjať dovedna a odkiaľ počuť bolo zvuky a dunenie hromu.</text:span></text:span></text:p>
        <text:p text:style-name="P32"><text:span text:style-name="CharStyle12"><text:span text:style-name="T45">Takýto večer predzves</text:span></text:span><text:span text:style-name="CharStyle12"><text:span text:style-name="T1">tov</text:span></text:span><text:span text:style-name="CharStyle12"><text:span text:style-name="T45">al strašnú n</text:span></text:span><text:span text:style-name="CharStyle12"><text:span text:style-name="T6">o</text:span></text:span><text:span text:style-name="CharStyle12"><text:span text:style-name="T45">c, a preto každý domáci otec staral sa o to, aby všetkých živých svojich mal pod istou strechou.</text:span></text:span></text:p>
        <text:p text:style-name="P32"><text:span text:style-name="CharStyle12"><text:span text:style-name="T6">Už</text:span></text:span><text:span text:style-name="CharStyle12"><text:span text:style-name="T45"> tma zaľahla nad mestom, ač nebolo ešte tak veľmi pozd</text:span></text:span><text:span text:style-name="CharStyle12"><text:span text:style-name="T1">e</text:span></text:span><text:span text:style-name="CharStyle12"><text:span text:style-name="T45">; no husté mračná zdaly sa viseť ponad samé mesto a z nich sypaly sa blesky, sprevádzané rachotom hromu.</text:span></text:span></text:p>
        <text:p text:style-name="P32"><text:span text:style-name="CharStyle12"><text:span text:style-name="T45">Viola s rastúcim nepokojom darmo čakala návrat mileného otca; už údatnosť jej klesala, už bola na tom, že pôjde ho hľadať, vyberie sa mu v ústrety, keď znovu zavznel na ulici prenikavý výkrik: „horí!“</text:span></text:span></text:p>
        <text:p text:style-name="P32"><text:span text:style-name="CharStyle12"><text:span text:style-name="T45">Vybehla naľakaná na ulicu; tam znovu sháňali sa</text:span></text:span><text:span text:style-name="CharStyle12"><text:span text:style-name="T1">, </text:span></text:span><text:span text:style-name="CharStyle12"><text:span text:style-name="T45">ľudia v tmavej, len tu i tu oslňujúcim bleskom osvietene</text:span></text:span><text:span text:style-name="CharStyle12"><text:span text:style-name="T1">j </text:span></text:span><text:span text:style-name="CharStyle12"><text:span text:style-name="T45">noci, podobajúc sa viacej príšerám, než ľudským podobám.</text:span></text:span></text:p>
        <text:p text:style-name="P32"><text:span text:style-name="CharStyle12"><text:span text:style-name="T45">Vykríkla. Žiar, nie žiar blesku, ale plameň vzrastajúceho požiaru, ktorý vybuchnul práve zo stavísk, prináležajúcich jích domu, oslepil jej oko a ohromil na okamih jej myseľ. Jích dom v plameni a otec jej nie je doma! —</text:span></text:span></text:p>
        <text:p text:style-name="P32"><text:span text:style-name="CharStyle12"><text:span text:style-name="T45">Odrazu šľahol znovu rozzúrený víchor a plameň opustil smer svoj a šibnul ďalej na pravo, zasiahnúc takto príbytky susedné. Zdalo sa, že dom Podhradských bol zachránený zázrakom a či iným účinkom; — za to ale skoro bol celý rad hlavného námestia v plameni. Viola zpytovala sa sama seba, čo robiť, čo brániť? Neodvážila sa obrátiť sa na okolo stojacích, v množstve </text:span></text:span><text:soft-page-break/><text:span text:style-name="CharStyle12"><text:span text:style-name="T45">ktorých ztratila sa a ztratil sa jej strach. Napadlo jej, že predsa nesmie stáť ani ona nečinne a musí hľadeť nieč</text:span></text:span><text:span text:style-name="CharStyle12"><text:span text:style-name="T1">o</text:span></text:span><text:span text:style-name="CharStyle12"><text:span text:style-name="T45"> zachrániť; — — vybehla tedy hore schodmi s tým úmyslom, aby si bránila ešte čo možné pred hrozným živlom, keď stretla slúžku, nesúcu celé imanie svoje na rukách dolu. Viola ju zastavila.</text:span></text:span></text:p>
        <text:p text:style-name="P32"><text:span text:style-name="CharStyle12"><text:span text:style-name="T1">„N</text:span></text:span><text:span text:style-name="CharStyle12"><text:span text:style-name="T45">eboj</text:span></text:span><text:span text:style-name="CharStyle12"><text:span text:style-name="T1"> </text:span></text:span><text:span text:style-name="CharStyle12"><text:span text:style-name="T45">sa“ — riekla ku nej — „niet pre nás nebezpečia viace</text:span></text:span><text:span text:style-name="CharStyle12"><text:span text:style-name="T1">j</text:span></text:span><text:span text:style-name="CharStyle12"><text:span text:style-name="T45">!“</text:span></text:span></text:p>
        <text:p text:style-name="P32"><text:span text:style-name="CharStyle12"><text:span text:style-name="T45">No tá odpovedala len hnevivým pohľadom, a ponáhľala sa dolu schodmi. Viola zastala udivene a dívala sa za chvíľku za ňou; — zrazu zdalo sa jej, že vidí stáť v chodbe človeka. V myšlienke, že to navrátivší sa otec, nahla sa viacej dolu a poznala k svojmu nemalému prekvapeniu Mikulčíka. No jej podivenie zrástlo, keď videla, že má prehodenú cestovnú kapsu u boku a je úplne oblečený ako na cestu. No nemala času dlho rozmýšľať; pri prvom blesku rozoznala zas druhého blížiaceho sa človeka v chodbe, a to bol konečne jej milený otec. Zabudla na Mikulčíka, zabudla na veci, ktoré mala chrániť, s výkrikom radosti sbehla dolu a vrhla sa v jeho náručie.</text:span></text:span></text:p>
        <text:p text:style-name="P32"><text:span text:style-name="CharStyle12"><text:span text:style-name="T45">„Tys to, Violka?</text:span></text:span><text:span text:style-name="CharStyle12"><text:span text:style-name="T1">“</text:span></text:span><text:span text:style-name="CharStyle12"><text:span text:style-name="T45"> zvolal nežno otec a objal v spechu dievčatko k nemu sa túliace. </text:span></text:span><text:span text:style-name="CharStyle12"><text:span text:style-name="T1">„V</text:span></text:span><text:span text:style-name="CharStyle12"><text:span text:style-name="T45">šak si sa veľmi naľakala?</text:span></text:span><text:span text:style-name="CharStyle12"><text:span text:style-name="T1">“</text:span></text:span></text:p>
        <text:p text:style-name="P32"><text:span text:style-name="CharStyle12"><text:span text:style-name="T1">„</text:span></text:span><text:span text:style-name="CharStyle12"><text:span text:style-name="T45">Nie tak veľmi, otče — ale ty, Bož</text:span></text:span><text:span text:style-name="CharStyle12"><text:span text:style-name="T1">e m</text:span></text:span><text:span text:style-name="CharStyle12"><text:span text:style-name="T45">ôj, šaty tvoje sú spálené a mokré; z kade ideš?</text:span></text:span><text:span text:style-name="CharStyle12"><text:span text:style-name="T1">“</text:span></text:span></text:p>
        <text:p text:style-name="P32"><text:span text:style-name="CharStyle12"><text:span text:style-name="T45">„</text:span></text:span><text:span text:style-name="CharStyle12"><text:span text:style-name="T1">H</text:span></text:span><text:span text:style-name="CharStyle12"><text:span text:style-name="T45">asil som, dieťa moje, a ešte idem, prišiel som len</text:span></text:span><text:span text:style-name="CharStyle17"><text:span text:style-name="T45"> </text:span></text:span><text:span text:style-name="CharStyle12"><text:span text:style-name="T45">pozreť, ako to vyzerá tu. No my nemáme viac čoho sa báť, a preto ostaň tu a chovaj sa tíško, kým prídem!</text:span></text:span><text:span text:style-name="CharStyle12"><text:span text:style-name="T1">“</text:span></text:span></text:p>
        <text:p text:style-name="P32"><text:soft-page-break/><text:span text:style-name="CharStyle12"><text:span text:style-name="T1">„N</text:span></text:span><text:span text:style-name="CharStyle12"><text:span text:style-name="T45">echoď, otče</text:span></text:span><text:span text:style-name="CharStyle12"><text:span text:style-name="T1">“</text:span></text:span><text:span text:style-name="CharStyle12"><text:span text:style-name="T45"> — prosilo dievča — </text:span></text:span><text:span text:style-name="CharStyle12"><text:span text:style-name="T1">„d</text:span></text:span><text:span text:style-name="CharStyle12"><text:span text:style-name="T45">armo už tam budeš hasiť!“</text:span></text:span></text:p>
        <text:p text:style-name="P32"><text:span text:style-name="CharStyle12"><text:span text:style-name="T1">„M</text:span></text:span><text:span text:style-name="CharStyle12"><text:span text:style-name="T45">usím, dieťa moje, tam som potrebný, poslúchni a ostaň dom</text:span></text:span><text:span text:style-name="CharStyle12"><text:span text:style-name="T1">a</text:span></text:span><text:span text:style-name="CharStyle12"><text:span text:style-name="T45">!“</text:span></text:span></text:p>
        <text:p text:style-name="P32"><text:span text:style-name="CharStyle12"><text:span text:style-name="T1">„</text:span></text:span><text:span text:style-name="CharStyle12"><text:span text:style-name="T45">Ja tiež idem s tebou, o mňa sa neboj; zamknem chyžu i bránu a idem s tebo</text:span></text:span><text:span text:style-name="CharStyle12"><text:span text:style-name="T1">u“</text:span></text:span><text:span text:style-name="CharStyle12"><text:span text:style-name="T45"> </text:span></text:span><text:span text:style-name="CharStyle12"><text:span text:style-name="T1">—</text:span></text:span><text:span text:style-name="CharStyle12"><text:span text:style-name="T45"> a nečakajúc odpovede, vybehla znovu hore, vzala ve</text:span></text:span><text:span text:style-name="CharStyle12"><text:span text:style-name="T6">ľ</text:span></text:span><text:span text:style-name="CharStyle12"><text:span text:style-name="T45">ký teplý ručník na seba, potom zamknúc chyžu ponáhľala sa za otcom na ulicu. Ten už ztratil sa jej zraku v množstve divákov. Vyšla tedy ďalej na námestie, bojac sa o otca.</text:span></text:span></text:p>
        <text:p text:style-name="P32"><text:span text:style-name="CharStyle12"><text:span text:style-name="T45">Výjav, ktorý predstavil sa teraz sostrašenému dievčatku bol tak strašný, že utkvel navždy v jej mysli.</text:span></text:span></text:p>
        <text:p text:style-name="P32"><text:span text:style-name="CharStyle12"><text:span text:style-name="T45">Na jednej strane temné mraky, — noc búrlivá, nepriehľadná tma, — na druhej rudé plamene, podobné ohromným jazykom, ktorými akoby pohybovala nejaká nenásytná tlama, aby pohltila všetko, čo nájde sa v jej blízkosti.</text:span></text:span></text:p>
        <text:p text:style-name="P32"><text:span text:style-name="CharStyle12"><text:span text:style-name="T45">A medzi oboma rad domov, rad príbytkov tých ľudí, ktorí teraz málomocne sem-tam behajúc vynášajú niektoré menšie veci, zalamujú rukami, vidiac, že všetko imanie jích hynie v plameňoch, aby neostalo po ňom len hŕbka popola.</text:span></text:span></text:p>
        <text:p text:style-name="P32"><text:span text:style-name="CharStyle12"><text:span text:style-name="T45">Len niektorí odvážlivci pokúsili sa o to, hasiť bezuzdný živel — ale darmo; už zasiahnutý bol celý rad ulice, vydaný záhube, </text:span></text:span><text:span text:style-name="CharStyle12"><text:span text:style-name="T1">—</text:span></text:span><text:span text:style-name="CharStyle12"><text:span text:style-name="T45"> a nebolo nádeje, žeby nezkúsení jednotlivci lebo hasičsk</text:span></text:span><text:span text:style-name="CharStyle12"><text:span text:style-name="T1">é</text:span></text:span><text:span text:style-name="CharStyle12"><text:span text:style-name="T45">ho sboru nebolo, poneváč sami mešťania protivia sa tejto „</text:span></text:span><text:span text:style-name="CharStyle12"><text:span text:style-name="T1">n</text:span></text:span><text:span text:style-name="CharStyle12"><text:span text:style-name="T45">ovote</text:span></text:span><text:span text:style-name="CharStyle12"><text:span text:style-name="T1">“</text:span></text:span><text:span text:style-name="CharStyle12"><text:span text:style-name="T45"> — mohli postaviť hrádze plameňom, tým menej, lebo vietor i teraz ešte zanášal horiace hlavne a celé chlpy slamy a tlejúceho sena na strechy, ohňom ešte ušetrené.</text:span></text:span></text:p>
        <text:p text:style-name="P32"><text:soft-page-break/><text:span text:style-name="CharStyle12"><text:span text:style-name="T45">Krik žien, ktoré svoje sostrašené deti to na ramenách niesly, to za ruku viedly, prenikavý nárek detí, kliatby nečinných mužov, divoký ryk povyháňaného statku miešal sa s desivým hlasom temno zvučiaceho zvona.</text:span></text:span></text:p>
        <text:p text:style-name="P32"><text:span text:style-name="CharStyle12"><text:span text:style-name="T45">Podhradský, ako opustil Violu, zamiešal sa medzi ľudí, a hneď bolo ho videť s kupou vody liezť po rebríku na strechu horiaceho domu; už viac ráz vykonal tú cestu, keď zrazu počul za sebou hlas zpomedzi ľudu:</text:span></text:span></text:p>
        <text:p text:style-name="P32"><text:span text:style-name="CharStyle12"><text:span text:style-name="T45">„</text:span></text:span><text:span text:style-name="CharStyle12"><text:span text:style-name="T1">Z</text:span></text:span><text:span text:style-name="CharStyle12"><text:span text:style-name="T45">razte ho dolu z toho rebríka, zrazte ho, zabite ho, on podpálil naše mesto, on nás chcel zničiť!“</text:span></text:span></text:p>
        <text:p text:style-name="P32"><text:span text:style-name="CharStyle12"><text:span text:style-name="T45">„Dolu s Podhradským!</text:span></text:span><text:span text:style-name="CharStyle12"><text:span text:style-name="T1">“</text:span></text:span><text:span text:style-name="CharStyle12"><text:span text:style-name="T45"> ozývalo sa odrazu z viacej hrdiel a divokým povykom hnala sa tlupa luzy k miestu, kde stál Podhradského rebrík, vzrastajúc ako divoký prúd každým okamihom. Jednotlivé slová, ako: „dolu s ním, bite ho, zrazte ho!“ kričali už blízko neho; on chcel sa brániť, ale cítil, že otriasol sa rebrík pod ním a hroziví ľudia vystierajú ramená k nemu. Jeden z rozvzteklených mužov udrel ho tak silne, že sťa podťatý strom padol na zem.</text:span></text:span></text:p>
        <text:p text:style-name="P32"><text:span text:style-name="CharStyle12"><text:span text:style-name="T45">„Tu máš červeného kohúta, tu vyhrážky!</text:span></text:span><text:span text:style-name="CharStyle12"><text:span text:style-name="T1">“</text:span></text:span><text:span text:style-name="CharStyle12"><text:span text:style-name="T45"> volali zúrivci, a chopiac sa svoj</text:span></text:span><text:span text:style-name="CharStyle12"><text:span text:style-name="T6">í</text:span></text:span><text:span text:style-name="CharStyle12"><text:span text:style-name="T45">ch čakanov a sekier, bili ho jak vládali.</text:span></text:span></text:p>
        <text:p text:style-name="P32"><text:span text:style-name="CharStyle12"><text:span text:style-name="T45">„Tu máš za to, že si nás zbavil majetku, tu máš výplat</text:span></text:span><text:span text:style-name="CharStyle12"><text:span text:style-name="T1">u</text:span></text:span><text:span text:style-name="CharStyle12"><text:span text:style-name="T45">!“</text:span></text:span></text:p>
        <text:p text:style-name="P32"><text:span text:style-name="CharStyle12"><text:span text:style-name="T1">„</text:span></text:span><text:span text:style-name="CharStyle12"><text:span text:style-name="T45">Tak tak, dobre ho! Nás chcel zničiť a seba zachrániť? Tu máš — a tu — a ešte!“</text:span></text:span></text:p>
        <text:p text:style-name="P32"><text:span text:style-name="CharStyle12"><text:span text:style-name="T45">Viola hľadala svojho otca, prišla k tomuto miestu kričiaceho ľudu a tu si ho našla. Prenikavý výkrik ozval sa, keď ho poznala, i prenikla cez zástup ku </text:span></text:span><text:soft-page-break/><text:span text:style-name="CharStyle12"><text:span text:style-name="T45">nemu, vrhla sa na krvácajúceho skoro už usmrteného otca. Dcéra smelo nadstavila vlastné telo svoje úderom luzy a ani len nepomyslela na zachránenie vlastnej osoby.</text:span></text:span></text:p>
        <text:p text:style-name="P32"><text:span text:style-name="CharStyle12"><text:span text:style-name="T45">S divokým slov</text:span></text:span><text:span text:style-name="CharStyle12"><text:span text:style-name="T1">o</text:span></text:span><text:span text:style-name="CharStyle12"><text:span text:style-name="T45">m kliatby udrel jeden zo surovcov rameno dievčaťa a hlavu otca.</text:span></text:span></text:p>
        <text:p text:style-name="P32"><text:span text:style-name="CharStyle12"><text:span text:style-name="T45">Bol to silný úder, viac mu ani nebolo treba; no, boli by ho i ďalej trýznili, keby neboli prišli dvaja mestskí drábi, ktorých privolal jeden z priaznivcov Podhradského, ale títo dostavili sa na toto miesto múk — ako obyčajne, trochu pripozde.</text:span></text:span></text:p>
        <text:p text:style-name="P32"><text:span text:style-name="CharStyle12"><text:span text:style-name="T45">Útočníci sa rozpŕchli, Viola a bezvládny otec ostali</text:span></text:span><text:span text:style-name="CharStyle12"><text:span text:style-name="T1">,</text:span></text:span><text:span text:style-name="CharStyle12"><text:span text:style-name="T45"> samotní s drábmi, len z </text:span></text:span><text:span text:style-name="CharStyle12"><text:span text:style-name="T1">ď</text:span></text:span><text:span text:style-name="CharStyle12"><text:span text:style-name="T45">aleka dívali sa ľudia na smutný výstup. Málo bolo tých, ktorí súcitili s ním, a medzi týmito bol mestský lekár; ten teraz blížil sa ku skupenine tejto.</text:span></text:span></text:p>
        <text:p text:style-name="P32"><text:span text:style-name="CharStyle12"><text:span text:style-name="T45">Na žiadosť luzy, ktorá, ač z diaľky, no neprestávala hanu metať na Podhradského, bol odnesený tento nie domov, kde by bol mal pohodlie svojej domácnosti, ale na mestský dom, kde v chyžke, mrežami a želežnými dvermi okutej, mal byť uväznený — zomierajúci človek! Veď divokej, neskrotenej luze nie je dosť na tom, keď obeť svoju ukrižuje, ona chce jej ešte i hnáty polámať.</text:span></text:span></text:p>
        <text:p text:style-name="P32"><text:span text:style-name="CharStyle12"><text:span text:style-name="T45">Viola, ktorej rana bola tiež boľavá, na vlastnú žiadosť uväznená bola spolu s otcom.</text:span></text:span></text:p>
        <text:p text:style-name="P32"><text:span text:style-name="CharStyle12"><text:span text:style-name="T45">A tam von doháraly posledné budovy toho radu, dážď prudký a hojný pomohol hasiť, čo sa ešte dalo, a skoro po polnoci bolo videť po námestí </text:span></text:span><text:soft-page-break/><text:span text:style-name="CharStyle12"><text:span text:style-name="T45">pravidelným krokom prechodiť sa stráž po pohorenisku, z kade čmudil sa dym ešte zo žeravej, no zasypanej pahraby.</text:span></text:span></text:p>
        <text:p text:style-name="P6"><text:span text:style-name="CharStyle12"><text:span text:style-name="T45"/></text:span></text:p>
        <text:p text:style-name="P21"><text:span text:style-name="CharStyle12"><text:span text:style-name="T45">4. Priateľ v núdzi.</text:span></text:span></text:p>
        <text:p text:style-name="P32"><text:span text:style-name="CharStyle12"><text:span text:style-name="T45"/></text:span></text:p>
        <text:p text:style-name="P44"><text:span text:style-name="CharStyle12"><text:span text:style-name="T45">Dr. Ján Nepomuk Bielaník, lekár, oddaný starodávny priateľ Podhradského, k tomu rovne svobodomyseľný až do krajností, neopustil raneného ani na tejto jeho smutnej ceste. Obviazal rany ubitého, ako mohol, no nádej na zachránenie jeho života nebola žiadna. Hlava na viacerých miestach poprebíjaná, k tomu rany na prsách a bokoch nemalou obavou napl</text:span></text:span><text:span text:style-name="CharStyle12"><text:span text:style-name="T1">ň</text:span></text:span><text:span text:style-name="CharStyle12"><text:span text:style-name="T45">ovaly dobromyseľného doktora a jeho čelo zakabonilo sa smútkom.</text:span></text:span></text:p>
        <text:p text:style-name="P32"><text:span text:style-name="CharStyle12"><text:span text:style-name="T45">I Violino rameno obzrel a obviazal. Rana bola hlboká, predsa nie nebezpečná. Za to ale riekol doktor útrpne:</text:span></text:span></text:p>
        <text:p text:style-name="P32"><text:span text:style-name="CharStyle12"><text:span text:style-name="T45">„</text:span></text:span><text:span text:style-name="CharStyle12"><text:span text:style-name="T7">Š</text:span></text:span><text:span text:style-name="CharStyle12"><text:span text:style-name="T45">koda ramienka; je poznačené na celý živo</text:span></text:span><text:span text:style-name="CharStyle12"><text:span text:style-name="T1">t</text:span></text:span><text:span text:style-name="CharStyle12"><text:span text:style-name="T45">!“</text:span></text:span></text:p>
        <text:p text:style-name="P32"><text:span text:style-name="CharStyle12"><text:span text:style-name="T45">Viola neplakala, ani nenariekala; veď ten najhlbšie pocítený bôľ nemá s</text:span></text:span><text:span text:style-name="CharStyle12"><text:span text:style-name="T50">ĺ</text:span></text:span><text:span text:style-name="CharStyle12"><text:span text:style-name="T45">z, ani slov; preto je on snáď taký žravý a zasiahne všetky útroby naše, — zatrasie dušou, zanechá po sebe stopy nehynúce až po pozdnú smrť! Ako dobre by bolo Viole, keby mohla plakať, slzy by snáď zm</text:span></text:span><text:span text:style-name="CharStyle12"><text:span text:style-name="T1">yl</text:span></text:span><text:span text:style-name="CharStyle12"><text:span text:style-name="T45">y hrozné povedomie jej biedy a vlialy by mladému srdcu nádej v lepšiu budúcnosť, než bola táto desná prítomnosť.</text:span></text:span></text:p>
        <text:p text:style-name="P32"><text:span text:style-name="CharStyle12"><text:span text:style-name="T45">Dlho nemohlo podariť sa lekárovi priviesť chorého k povedomiu. Konečne nad ránom otvoril Podhradský oči a zadivil sa nad svojím príbytkom. Ale skoro </text:span></text:span><text:soft-page-break/><text:span text:style-name="CharStyle12"><text:span text:style-name="T45">sa vzpamätal, stisnul Viole a lekárovi ruku a so vzdychom pohliadol na nich.</text:span></text:span></text:p>
        <text:p text:style-name="P32"><text:span text:style-name="CharStyle12"><text:span text:style-name="T45">„Tedy tu sa nachodím, to tedy konie</text:span></text:span><text:span text:style-name="CharStyle12"><text:span text:style-name="T1">c</text:span></text:span><text:span text:style-name="CharStyle12"><text:span text:style-name="T45">!“ šeptal so smutným výrazom očí. Potom zase nadvihnúc sa začal prosiť:</text:span></text:span></text:p>
        <text:p text:style-name="P32"><text:span text:style-name="CharStyle12"><text:span text:style-name="T1">„Tele</text:span></text:span><text:span text:style-name="CharStyle12"><text:span text:style-name="T45">g</text:span></text:span><text:span text:style-name="CharStyle12"><text:span text:style-name="T1">ra</text:span></text:span><text:span text:style-name="CharStyle12"><text:span text:style-name="T45">f</text:span></text:span><text:span text:style-name="CharStyle12"><text:span text:style-name="T1">ujte</text:span></text:span><text:span text:style-name="CharStyle12"><text:span text:style-name="T45"> m</text:span></text:span><text:span text:style-name="CharStyle12"><text:span text:style-name="T7">o</text:span></text:span><text:span text:style-name="CharStyle12"><text:span text:style-name="T45">jmu švagrovi Vilinskému d</text:span></text:span><text:span text:style-name="CharStyle12"><text:span text:style-name="T1">o Z</text:span></text:span><text:span text:style-name="CharStyle12"><text:span text:style-name="T45">anice; on príde, musí prísť, ak je z Boha a má svedomie,“ </text:span></text:span><text:span text:style-name="CharStyle12"><text:span text:style-name="T1">— </text:span></text:span><text:span text:style-name="CharStyle12"><text:span text:style-name="T45">stenal ranený; — </text:span></text:span><text:span text:style-name="CharStyle12"><text:span text:style-name="T1">„v</text:span></text:span><text:span text:style-name="CharStyle12"><text:span text:style-name="T45">čera som ho tiež volal, no neviem, či na to príde; ba chcel som aj sám ísť k nemu, vzpomnel som si na Violu, ale nechcel som ju tak nechať, bez jej vedomia nechcel som odísť, </text:span></text:span><text:span text:style-name="CharStyle12"><text:span text:style-name="T1">—</text:span></text:span><text:span text:style-name="CharStyle12"><text:span text:style-name="T45"> a teraz predsa ju musím opustiť navždy — a nechať ju u ľudí cele cudzích; priateľu, však to smutné pre lúčiaceho sa otca?</text:span></text:span><text:span text:style-name="CharStyle12"><text:span text:style-name="T1">“</text:span></text:span></text:p>
        <text:p text:style-name="P32"><text:span text:style-name="CharStyle12"><text:span text:style-name="T45">Viola rozpamätala sa, že otec jej myslí onoho priateľa a švagra v Zanici, ktorý bol odkúpil jeho bývalý majetok. Lekár chcel žiadosti chorého zadosť učiniť a vzdialiť sa, no tento ho zadržal:</text:span></text:span></text:p>
        <text:p text:style-name="P32"><text:span text:style-name="CharStyle12"><text:span text:style-name="T1">„S</text:span></text:span><text:span text:style-name="CharStyle12"><text:span text:style-name="T45">korej, prosím Vás, choďte do mojho domu, soberte spisy v stolíku sa nachodiace, ako i peniaze a všetko, čo cennejšie pre mňa a moju dcéru, doneste mi to sem; Viola, ty ostaň u mňa.</text:span></text:span><text:span text:style-name="CharStyle12"><text:span text:style-name="T1">“</text:span></text:span></text:p>
        <text:p text:style-name="P32"><text:span text:style-name="CharStyle12"><text:span text:style-name="T45">Viola poslúchla ochotne a sadla si na drevenú stoličku u postele milého otca, chytila ruku jeho do svojej zdravej a dívala sa na neho pohľadom lásky a bôľu plným.</text:span></text:span></text:p>
        <text:p text:style-name="P32"><text:span text:style-name="CharStyle12"><text:span text:style-name="T1">„M</text:span></text:span><text:span text:style-name="CharStyle12"><text:span text:style-name="T45">oja Viola, moje dieťa milen</text:span></text:span><text:span text:style-name="CharStyle12"><text:span text:style-name="T1">é</text:span></text:span><text:span text:style-name="CharStyle12"><text:span text:style-name="T45">!“ šeptal chorý, potom ale obráťac hlavu ku stene, zatvoril oči, násilne sa nútiac k pokoju, aby dočkal čakaného priateľa, kým ho nenechajú sily.</text:span></text:span></text:p>
        <text:p text:style-name="P32"><text:soft-page-break/><text:span text:style-name="CharStyle12"><text:span text:style-name="T45">Doktor Bielaník vzdialil sa smutne, aby vykonal, čo naložil mu jeho pacient. Najprv chcel tedy vyhľadať Podhradského dom, aby tam porobil poriadky.</text:span></text:span></text:p>
        <text:p text:style-name="P32"><text:span text:style-name="CharStyle12"><text:span text:style-name="T45">Uliciami teraz len kde-tu stretnul zasmušilú postavu. Po zločine, na Podhradskom spáchanom, utiahly sa výtržníci, bojac sa zaslúženého trestu a vyšetrovania, kde výnde na </text:span></text:span><text:span text:style-name="CharStyle12"><text:span text:style-name="T1">ja</text:span></text:span><text:span text:style-name="CharStyle12"><text:span text:style-name="T45">vo, kto napadnul bezzbranného.</text:span></text:span></text:p>
        <text:p text:style-name="P32"><text:span text:style-name="CharStyle12"><text:span text:style-name="T45">Pomedzi tlejúce ešte brvná, po spálenej tráve a dymiacich sa troskách uberal sa statočný lekár ku domu, kde býval jeho priateľ; dom tento stál tu zdánlive neporušený — jediný — uprostred zrúcanín.</text:span></text:span></text:p>
        <text:p text:style-name="P32"><text:span text:style-name="CharStyle12"><text:span text:style-name="T45">Svetlo vzch</text:span></text:span><text:span text:style-name="CharStyle12"><text:span text:style-name="T7">a</text:span></text:span><text:span text:style-name="CharStyle12"><text:span text:style-name="T45">dzajúceho rána vrhalo ešte temné stíny na pohorenisko. Drobný, hustý dážď, pozostatok včerajšej búrky, zpúšťal sa dolu a robil miesto toto záhuby a nešťastia ešte smutnejším.</text:span></text:span></text:p>
        <text:p text:style-name="P32"><text:span text:style-name="CharStyle12"><text:span text:style-name="T45">Zrazu zbadal, že na Podhradského dome sú povybíjané všetky obloky, — a či snáď pričinením blízkeho ohňa popukané, — alebo, — či to možno, žeby i tu bola účinkovala ruka záhubnejšia od požiaru?</text:span></text:span></text:p>
        <text:p text:style-name="P32"><text:span text:style-name="CharStyle12"><text:span text:style-name="T45">A vskutku! Obydlie toto podobalo sa vyrabovanej pevnosti; — všetko pootvárané, dvere, ktoré vzdorovaly, povylamovan</text:span></text:span><text:span text:style-name="CharStyle12"><text:span text:style-name="T1">é</text:span></text:span><text:span text:style-name="CharStyle12"><text:span text:style-name="T45">; kasne a priečinky prázdne, — prádlo a náradie porozhadzované, — porcellán, zrkadlá, sklo potrepané, </text:span></text:span><text:span text:style-name="CharStyle12"><text:span text:style-name="T1">v</text:span></text:span><text:span text:style-name="CharStyle12"><text:span text:style-name="T45"> črepoch rozhádzané pokrývalo podlahu, </text:span></text:span><text:span text:style-name="CharStyle12"><text:span text:style-name="T1">—</text:span></text:span><text:span text:style-name="CharStyle12"><text:span text:style-name="T45"> čo vzácnejšie veci — docela chybovaly, tak že málo dalo sa tu zachrániť.</text:span></text:span></text:p>
        <text:p text:style-name="P32"><text:span text:style-name="CharStyle12"><text:span text:style-name="T45">Na všakové zjavy naučený lekár ustrnul predsa nad týmito najnovšími stopami ľudskej zhovädilosti. Kam vedie náruživosť a slepý súd jednotlivcov, </text:span></text:span><text:soft-page-break/><text:span text:style-name="CharStyle12"><text:span text:style-name="T45">že i náš tichý a pracovitý </text:span></text:span><text:span text:style-name="CharStyle12"><text:span text:style-name="T1">ľ</text:span></text:span><text:span text:style-name="CharStyle12"><text:span text:style-name="T45">ud schopný je podobných činov?</text:span></text:span></text:p>
        <text:p text:style-name="P32"><text:span text:style-name="CharStyle12"><text:span text:style-name="T45">Jemu celé počínanie si ľudu pri osudnom tomto ohni bolo záhadným, — veď neznal, kto mal podiel </text:span></text:span><text:span text:style-name="CharStyle12"><text:span text:style-name="T1">n</text:span></text:span><text:span text:style-name="CharStyle12"><text:span text:style-name="T45">a tom?</text:span></text:span></text:p>
        <text:p text:style-name="P32"><text:span text:style-name="CharStyle12"><text:span text:style-name="T45">Po písmach opísaných a žiadaných nebolo ani stopy, len po zemi jednotlivé potrhané a roztratené listy a úryvky listov Violiných našiel priateľský leká</text:span></text:span><text:span text:style-name="CharStyle12"><text:span text:style-name="T1">r</text:span></text:span><text:span text:style-name="CharStyle12"><text:span text:style-name="T45">; kr</text:span></text:span><text:span text:style-name="CharStyle12"><text:span text:style-name="T7">e</text:span></text:span><text:span text:style-name="CharStyle12"><text:span text:style-name="T45">m toho nebolo tam ničoho, </text:span></text:span><text:span text:style-name="CharStyle12"><text:span text:style-name="T50">č</text:span></text:span><text:span text:style-name="CharStyle12"><text:span text:style-name="T45">ím poslúžiť by mohol veci chorého. Aj klenoty, hodinky s retiazkou, ktoré Podhradský v ostatnie časy nenosil, peniaze, o ktorých vedel, že vždy n</text:span></text:span><text:span text:style-name="CharStyle12"><text:span text:style-name="T7">í</text:span></text:span><text:span text:style-name="CharStyle12"><text:span text:style-name="T45">ečo nachodilo sa v stolíku, — teraz ničoho niet, vyrabované všetko!</text:span></text:span></text:p>
        <text:p text:style-name="P32"><text:span text:style-name="CharStyle12"><text:span text:style-name="T45">Pozamykal ešte ako sa dalo a opustil smutné miesto zpústy, aby vyhľadal známeho mu chudobného nádenníka, ktorého by poslal s telegramom do K. Keď to vybavil, odišiel na chvíľku do vlastného bytu, aby si niečo pooddýchnul. Ale nezostal dlho v staromládeneckej hospode svojej; po krátkych raňajkách, ktoré mu stará gazdiná v spechu pripravila, pobral sa znovu ku svojmu pacientovi, vypočitujúc, dokedy asi bude môcť udržať chorého pri jasnom povedomí, a či dotedy príde túžobne čakaný priateľ?</text:span></text:span></text:p>
        <text:p text:style-name="P32"><text:span text:style-name="CharStyle12"><text:span text:style-name="T45">Konečne po poludní, po dlhom trápnom čakaní prišiel Vilinský, aby vypočul žiadosti umierajúceho, — lebo tým už stával sa Podhradský — a aby, čo budúci tút</text:span></text:span><text:span text:style-name="CharStyle12"><text:span text:style-name="T1">o</text:span></text:span><text:span text:style-name="CharStyle12"><text:span text:style-name="T45">r siroty, vzal do rúk jej záležitosti.</text:span></text:span></text:p>
        <text:p text:style-name="P32"><text:span text:style-name="CharStyle12"><text:span text:style-name="T45">Vilinský bol tučný, hodný pán a zdal sa byť v jednom veku s Podhradským; no Podhradský vyzeral už len čo zlomený starec oproti Vilinskému.</text:span></text:span></text:p>
        <text:p text:style-name="P32"><text:soft-page-break/><text:span text:style-name="CharStyle12"><text:span text:style-name="T45">Keď oznámili chorému, že ide túžobne čakaný, vydýchnul zhlboka a riekol:</text:span></text:span></text:p>
        <text:p text:style-name="P32"><text:span text:style-name="CharStyle12"><text:span text:style-name="T45">„</text:span></text:span><text:span text:style-name="CharStyle12"><text:span text:style-name="T1">K</text:span></text:span><text:span text:style-name="CharStyle12"><text:span text:style-name="T45">onečne! Veď by som mu jeho zdráha</text:span></text:span><text:span text:style-name="CharStyle12"><text:span text:style-name="T50">ni</text:span></text:span><text:span text:style-name="CharStyle12"><text:span text:style-name="T45">e nebol mohol odpustiť, a predsa mu mám povedať tak mnoh</text:span></text:span><text:span text:style-name="CharStyle12"><text:span text:style-name="T1">o</text:span></text:span><text:span text:style-name="CharStyle12"><text:span text:style-name="T45">!</text:span></text:span><text:span text:style-name="CharStyle12"><text:span text:style-name="T1">“</text:span></text:span></text:p>
        <text:p text:style-name="P32"><text:span text:style-name="CharStyle12"><text:span text:style-name="T45">Viola, umdlená nočným bdením a boľastnou ranou, sedela opretá v kútku u stola a driemala; nevidela, keď vkročil do izby ten, ktorý jej mal byť ustanovený za budúceho ochrancu.</text:span></text:span></text:p>
        <text:p text:style-name="P32"><text:span text:style-name="CharStyle12"><text:span text:style-name="T45">A tí dva</text:span></text:span><text:span text:style-name="CharStyle12"><text:span text:style-name="T1">ja</text:span></text:span><text:span text:style-name="CharStyle12"><text:span text:style-name="T45"> starodávni priatelia, ktorí dakedy v oduševnenom zápale mladosti prisahali si priateľskú vernosť až do smrti, ktorých ale život a rozličné p</text:span></text:span><text:span text:style-name="CharStyle12"><text:span text:style-name="T7">o</text:span></text:span><text:span text:style-name="CharStyle12"><text:span text:style-name="T45">mery predsa len rozviedly, začali rokovať o budúcnosti dcérinej, ktorá netušila, že kým ona oddáva sa blahodárnemu snu, tam rozhoduje sa jej osud. A čím dial stával sa Podhradský tichším, spokojnejším, tým viac ostával Vilinský zasmušilým, málomluvným. Privolaný bol i lekár a na výslovnú žiadosť chorého i notár, aby napísal testament, bez ktorého nechcel ísť preč od svojho dieťaťa. Vilinský ho prehováral, že načo </text:span></text:span><text:span text:style-name="CharStyle12"><text:span text:style-name="T1">je</text:span></text:span><text:span text:style-name="CharStyle12"><text:span text:style-name="T45"> to, keď on vďačne podvoľu</text:span></text:span><text:span text:style-name="CharStyle12"><text:span text:style-name="T1">je</text:span></text:span><text:span text:style-name="CharStyle12"><text:span text:style-name="T45"> sa Violu prijať k sebe a opatrovať ju, čo svoje vlastné dieťa, no chorý, snáď nedôverujúc v spoľahlivosť svojho dávneho priateľa, pokrútil hlavou a riekol:</text:span></text:span></text:p>
        <text:p text:style-name="P32"><text:span text:style-name="CharStyle12"><text:span text:style-name="T45">„</text:span></text:span><text:span text:style-name="CharStyle12"><text:span text:style-name="T1">I</text:span></text:span><text:span text:style-name="CharStyle12"><text:span text:style-name="T45">stota je istota; doktore, vy ostaňte čo svedok.</text:span></text:span><text:span text:style-name="CharStyle12"><text:span text:style-name="T1">“ </text:span></text:span><text:span text:style-name="CharStyle12"><text:span text:style-name="T45">Potom zase zrazu mu napadlo:</text:span></text:span></text:p>
        <text:p text:style-name="P32"><text:span text:style-name="CharStyle12"><text:span text:style-name="T1">„</text:span></text:span><text:span text:style-name="CharStyle12"><text:span text:style-name="T45">Však sú tie písma u vás? Všetky? Pr</text:span></text:span><text:span text:style-name="CharStyle12"><text:span text:style-name="T1">o</text:span></text:span><text:span text:style-name="CharStyle12"><text:span text:style-name="T45">sím, nevydajte jich len patričnému súdu!“</text:span></text:span></text:p>
        <text:p text:style-name="P32"><text:span text:style-name="CharStyle12"><text:span text:style-name="T45">Lekár nevedel, má-li mu prezradiť, že už o písmach ani chýru — a že myslí, </text:span></text:span><text:soft-page-break/><text:span text:style-name="CharStyle12"><text:span text:style-name="T45">že len prísnym vyšetrovaním alebo slepou náhodou dostanú sa do rúk súdu alebo jemu, — no odhodlal sa, predbežne zamlčať jích ztratu.</text:span></text:span></text:p>
        <text:p text:style-name="P32"><text:span text:style-name="CharStyle12"><text:span text:style-name="T45">Vilinský bol tedy i formálne ustanovený za tútora siroty; u neho mala bývať Viola až po dvadsiaty prvý rok, potom ale, jestli sa nevydá, môže sama voliť sv</text:span></text:span><text:span text:style-name="CharStyle12"><text:span text:style-name="T1">o</text:span></text:span><text:span text:style-name="CharStyle12"><text:span text:style-name="T45">je postavenie. Do toho času tedy nesmie opustiť dom svojho tútora, ani sa vydať, jedine za syna Vilinského, ktoré spojenie žiaducné by bolo v záujme a v prospech obidvoch rodín. Po vyplnení dvadsiateho prvého roku a v tom prípade, žeby ona dobrovoľne chcela ostať svobodnou alebo nechcela sa vydať za jednoho z Vilinského synov, má právo žiadať, čo jej z majetku Vilinského právne prináleží dľa úpisov u súdu uložených. Lekár chcel radiť chorému, aby inakšie formuloval sa tento bod a aby výslovne napísalo sa, čo má sirota v tom prípade požadovať, ke</text:span></text:span><text:span text:style-name="CharStyle12"><text:span text:style-name="T1">ď</text:span></text:span><text:span text:style-name="CharStyle12"><text:span text:style-name="T45"> neuzavre sa manželstvo takto myslené, už pričinením jednej alebo druhej stránky; — no Vilinský a jeho ranený priateľ, ktorý cítil, že preceňoval svoje sily, hovoril:</text:span></text:span></text:p>
        <text:p text:style-name="P32"><text:span text:style-name="CharStyle12"><text:span text:style-name="T45">„</text:span></text:span><text:span text:style-name="CharStyle12"><text:span text:style-name="T1">D</text:span></text:span><text:span text:style-name="CharStyle12"><text:span text:style-name="T45">obre je tak, doktore; čo Viola má požadovať, t</text:span></text:span><text:span text:style-name="CharStyle12"><text:span text:style-name="T50">o</text:span></text:span><text:span text:style-name="CharStyle12"><text:span text:style-name="T1"> </text:span></text:span><text:span text:style-name="CharStyle12"><text:span text:style-name="T45">ukážu jej listiny; teraz len ku konc</text:span></text:span><text:span text:style-name="CharStyle12"><text:span text:style-name="T1">u</text:span></text:span><text:span text:style-name="CharStyle12"><text:span text:style-name="T45">!“</text:span></text:span></text:p>
        <text:p text:style-name="P32"><text:span text:style-name="CharStyle12"><text:span text:style-name="T45">Keď bol úpis opatrený podpismi, zbudili i Violu, aby jej sdelili v prítomnosti otca to, čo v tomto okamihu mala vedeť. Teraz po prvý raz videla svojho tútora, ktorého zraky pátrav</text:span></text:span><text:span text:style-name="CharStyle12"><text:span text:style-name="T7">e</text:span></text:span><text:span text:style-name="CharStyle12"><text:span text:style-name="T45"> uprené boly na jej postave a ktorého ruka dotkla sa jej hlávky.</text:span></text:span></text:p>
        <text:p text:style-name="P32"><text:span text:style-name="CharStyle12"><text:span text:style-name="T45">„</text:span></text:span><text:span text:style-name="CharStyle12"><text:span text:style-name="T1">D</text:span></text:span><text:span text:style-name="CharStyle12"><text:span text:style-name="T45">ieťa moje, Viola moja“, šeptal chorý s pohľadom, plným nežnej lásky, „ako </text:span></text:span><text:soft-page-break/><text:span text:style-name="CharStyle12"><text:span text:style-name="T45">rozlúčim sa s tebou?</text:span></text:span><text:span text:style-name="CharStyle12"><text:span text:style-name="T1">“</text:span></text:span></text:p>
        <text:p text:style-name="P32"><text:span text:style-name="CharStyle12"><text:span text:style-name="T45">„</text:span></text:span><text:span text:style-name="CharStyle12"><text:span text:style-name="T1">N</text:span></text:span><text:span text:style-name="CharStyle12"><text:span text:style-name="T45">ehovor tak, otče!“ zv</text:span></text:span><text:span text:style-name="CharStyle12"><text:span text:style-name="T1">o</text:span></text:span><text:span text:style-name="CharStyle12"><text:span text:style-name="T45">lala devuška objímajúc ho svojou zdravou rukou; pri všetkých slabosťach bol Podhradský veľmi laskavý a šetrný otec, a sväzok lásky medzi týmto otcom a jeho dcérou mohol by mnohej rodine poslúžiť za pravý vzor.</text:span></text:span></text:p>
        <text:p text:style-name="P32"><text:span text:style-name="CharStyle12"><text:span text:style-name="T45">Po malej prestávke chopil sa slova Vilinský:</text:span></text:span></text:p>
        <text:p text:style-name="P32"><text:span text:style-name="CharStyle12"><text:span text:style-name="T1">„</text:span></text:span><text:span text:style-name="CharStyle12"><text:span text:style-name="T45">Dieťa moje, otec tvoj, ako vidíš, trpí za nízky, podlý zločin biednika, — ktorý, úfame všetci, skôr-neskôr zastihnutý bude spravodlivým trestom. V slepej náruživosti siahla luza na život otca tvojho, ktorý mohol mať ešte vysokej ceny, zvlášte pre teba</text:span></text:span><text:span text:style-name="CharStyle12"><text:span text:style-name="T1">!</text:span></text:span><text:span text:style-name="CharStyle12"><text:span text:style-name="T45">“</text:span></text:span></text:p>
        <text:p text:style-name="P32"><text:span text:style-name="CharStyle12"><text:span text:style-name="T45">Dievča sostrašeno pozrelo na hovoriaceho; či dobre rozumie, čo to má znamenať? Či skutočne má stať sa sirotou, teraz už celkom opusten</text:span></text:span><text:span text:style-name="CharStyle12"><text:span text:style-name="T1">o</text:span></text:span><text:span text:style-name="CharStyle12"><text:span text:style-name="T45">u?</text:span></text:span></text:p>
        <text:p text:style-name="P32"><text:span text:style-name="CharStyle12"><text:span text:style-name="T45">„Otec tvoj ma povolal, aby mi naložil tú ťažkú, no milú mi povinnosť, starať sa o teba, jestli to Boh v svojej rade ustanovil, žeby rozlúčil sa s nami.</text:span></text:span><text:span text:style-name="CharStyle12"><text:span text:style-name="T1">“</text:span></text:span><text:span text:style-name="CharStyle12"><text:span text:style-name="T45"> —</text:span></text:span></text:p>
        <text:p text:style-name="P32"><text:span text:style-name="CharStyle12"><text:span text:style-name="T1">„</text:span></text:span><text:span text:style-name="CharStyle12"><text:span text:style-name="T45">Ďalej, ďale</text:span></text:span><text:span text:style-name="CharStyle12"><text:span text:style-name="T1">j“</text:span></text:span><text:span text:style-name="CharStyle12"><text:span text:style-name="T45"> — šeptal nemocný.</text:span></text:span></text:p>
        <text:p text:style-name="P32"><text:span text:style-name="CharStyle12"><text:span text:style-name="T45">„Za to máš mi byť dobrou, poslušnou dcérou, mojej rodine milým údom a máš mojej rade a vôli podrobiť sa vo všetkom práve tak, ako by to bola vôľa tvojho vlastného otca; rozumieš Viola, vo všetkom, čokoľvek od teba žiadať budem, — až do dvadsiateho prvého roku veku tvojho, kde staneš sa paňou svojich činov, svojej vôle, </text:span></text:span><text:span text:style-name="CharStyle12"><text:span text:style-name="T1">— </text:span></text:span><text:span text:style-name="CharStyle12"><text:span text:style-name="T45">keď budeš plnolet</text:span></text:span><text:span text:style-name="CharStyle12"><text:span text:style-name="T1">á</text:span></text:span><text:span text:style-name="CharStyle12"><text:span text:style-name="T45">!</text:span></text:span><text:span text:style-name="CharStyle12"><text:span text:style-name="T1">“</text:span></text:span></text:p>
        <text:p text:style-name="P32"><text:span text:style-name="CharStyle12"><text:span text:style-name="T45">„</text:span></text:span><text:span text:style-name="CharStyle12"><text:span text:style-name="T1">V</text:span></text:span><text:span text:style-name="CharStyle12"><text:span text:style-name="T45">i</text:span></text:span><text:span text:style-name="CharStyle12"><text:span text:style-name="T1">o</text:span></text:span><text:span text:style-name="CharStyle12"><text:span text:style-name="T45">la poslúchala; jej bolo ale temer všetko jedno</text:span></text:span><text:span text:style-name="CharStyle12"><text:span text:style-name="T1">, </text:span></text:span><text:span text:style-name="CharStyle12"><text:span text:style-name="T45">čo stane sa s ňou potom, </text:span></text:span><text:soft-page-break/><text:span text:style-name="CharStyle12"><text:span text:style-name="T45">keď už nebude mať otca, teraz</text:span></text:span><text:span text:style-name="CharStyle12"><text:span text:style-name="T1">,</text:span></text:span><text:span text:style-name="CharStyle12"><text:span text:style-name="T45"> všetku jej myseľ naplňoval smutný jeho </text:span></text:span><text:span text:style-name="CharStyle12"><text:span text:style-name="T7">ú</text:span></text:span><text:span text:style-name="CharStyle12"><text:span text:style-name="T45">deľ.</text:span></text:span></text:p>
        <text:p text:style-name="P32"><text:span text:style-name="CharStyle12"><text:span text:style-name="T45">„Sľúb mi to tedy v prítomnosti svojho otca, ktorému to povedomie, videť ťa oddanú starostlivej péči, poslúži ku veľkému uspokojeniu. Sľúb mi, že vôľa moja vždy bude mať u teba toľkej platnosti, ako vôľa tvojho otca!</text:span></text:span><text:span text:style-name="CharStyle12"><text:span text:style-name="T1">“</text:span></text:span></text:p>
        <text:p text:style-name="P32"><text:span text:style-name="CharStyle12"><text:span text:style-name="T45">Viola prisľúbila mu poslušnosť a oddanosť; veď čože by teraz voči umierajúcemu nebola sľúbila. Že raz ťažko, veľmi ťažko bude jej zadržať sľub tento, netušila teraz</text:span></text:span><text:span text:style-name="CharStyle12"><text:span text:style-name="T1">,</text:span></text:span><text:span text:style-name="CharStyle12"><text:span text:style-name="T45"> zmorená, bľadá sirôtka.</text:span></text:span></text:p>
        <text:p text:style-name="P32"><text:span text:style-name="CharStyle12"><text:span text:style-name="T45">Chorý nápadne slabnu</text:span></text:span><text:span text:style-name="CharStyle12"><text:span text:style-name="T1">l</text:span></text:span><text:span text:style-name="CharStyle12"><text:span text:style-name="T45">; oči jeho dostávaly výraz meravý, sklenený, no ešte raz hľadala jeho pravica ruku priateľovu a tento nakloniac sa k nemu počul, ako namáhav</text:span></text:span><text:span text:style-name="CharStyle12"><text:span text:style-name="T50">e</text:span></text:span><text:span text:style-name="CharStyle12"><text:span text:style-name="T1"> </text:span></text:span><text:span text:style-name="CharStyle12"><text:span text:style-name="T45">šepce mu:</text:span></text:span></text:p>
        <text:p text:style-name="P32"><text:span text:style-name="CharStyle12"><text:span text:style-name="T45">„Mo</text:span></text:span><text:span text:style-name="CharStyle12"><text:span text:style-name="T1">ja</text:span></text:span><text:span text:style-name="CharStyle12"><text:span text:style-name="T45"> dcéra nevie ešte, že má starú matku, nech ju Viola ani nevyh</text:span></text:span><text:span text:style-name="CharStyle12"><text:span text:style-name="T50">ľ</text:span></text:span><text:span text:style-name="CharStyle12"><text:span text:style-name="T45">adá prvá, keď že matka moja nechcela uznať ju za svoju vnučku, kým b</text:span></text:span><text:span text:style-name="CharStyle12"><text:span text:style-name="T7">o</text:span></text:span><text:span text:style-name="CharStyle12"><text:span text:style-name="T45">la malá: nie, nech nežobre u nej o lásku, ktorú odoprela mne a mojej druhej žene, s ktorou sa skoro sídem v lepšej vlasti. No </text:span></text:span><text:span text:style-name="CharStyle12"><text:span text:style-name="T1">je</text:span></text:span><text:span text:style-name="CharStyle12"><text:span text:style-name="T45">stli obmäkčí sa jej tvrdé srdce a vyhľadá moje dieťa, nehať ju v jej ceste. — — Viola ti bude dobrou dcérou, ona je skromná, tichá, a potrebuje lásky, aby zdarn</text:span></text:span><text:span text:style-name="CharStyle12"><text:span text:style-name="T7">e</text:span></text:span><text:span text:style-name="CharStyle12"><text:span text:style-name="T45"> mohla sa vyvinúť, — neodťahuj od nej svoju priazeň, — buď jej dobrým otcom, ochrancom, strež jej mladosť, nedovoľ ju pohaniť pre môj smutný koniec, zastávaj ju“. ...I hlas raneného bol slabý, sotva k rozumeniu.</text:span></text:span></text:p>
        <text:p text:style-name="P32"><text:span text:style-name="CharStyle12"><text:span text:style-name="T1">„</text:span></text:span><text:span text:style-name="CharStyle12"><text:span text:style-name="T45">S</text:span></text:span><text:span text:style-name="CharStyle12"><text:span text:style-name="T7">ľ</text:span></text:span><text:span text:style-name="CharStyle12"><text:span text:style-name="T45">úb mi, že jej budeš nahradzovať moju lásku; Viola, pozri, ten ti bude miesto mň</text:span></text:span><text:span text:style-name="CharStyle12"><text:span text:style-name="T1">a</text:span></text:span><text:span text:style-name="CharStyle12"><text:span text:style-name="T45">! Dieťa m</text:span></text:span><text:span text:style-name="CharStyle12"><text:span text:style-name="T1">o</text:span></text:span><text:span text:style-name="CharStyle12"><text:span text:style-name="T45">je, buď mu dobrá, buď mu dobrá, ako mne si býval</text:span></text:span><text:span text:style-name="CharStyle12"><text:span text:style-name="T1">a</text:span></text:span><text:span text:style-name="CharStyle12"><text:span text:style-name="T45">“... </text:span></text:span><text:soft-page-break/><text:span text:style-name="CharStyle12"><text:span text:style-name="T45">Ostatné slová nemocného už tratily sa a prešly v nesrozumiteľný šepot. Okolo stojací všetci so sústrasťou videli upádať ducha </text:span></text:span><text:span text:style-name="CharStyle12"><text:span text:style-name="T1">je</text:span></text:span><text:span text:style-name="CharStyle12"><text:span text:style-name="T45">ho v delirium, ktoré zmocnilo sa tejto bytnosti, blížiacej sa svojmu určeniu.</text:span></text:span></text:p>
        <text:p text:style-name="P32"><text:span text:style-name="CharStyle12"><text:span text:style-name="T45">Violu tiež opúšťaly sily, ač zmužile chcela vytrvať pri nemocnom otcovi, mocne brániac sa lekárovej dobromyseľnej rade, aby odpočinula si niečo v jeh</text:span></text:span><text:span text:style-name="CharStyle12"><text:span text:style-name="T1">o</text:span></text:span><text:span text:style-name="CharStyle12"><text:span text:style-name="T45"> príbytku; konečne museli ju večierkom ta odviesť. — Cestou stretali len málo ľudí, no i tí vyhýbali lekárovi, ktorý sprevádzal dcéru ubitého podpaľača.</text:span></text:span></text:p>
        <text:p text:style-name="P32"><text:span text:style-name="CharStyle12"><text:span text:style-name="T45">Lekár oddal Violu svojej gazdinej, s tým naložením, aby bdela nad jej pokojom a aby nedovolila jej opustiť dom skôr, než by to on sám dovolil; potom vrátil sa znovu ku chorému. Vedel, že nepriatelia Podhradského uzavreli vyslať zajtrajšieho dňa vyšetrujúcu komissiu, — no obával sa, že ranený už vtedy bude stáť pred tým najväčším sudcom, aby pred ním zodpovedal svoje skutky dobré i zlé.</text:span></text:span></text:p>
        <text:p text:style-name="P3"><text:span text:style-name="CharStyle17"><text:span text:style-name="T45"/></text:span></text:p>
        <text:p text:style-name="P18"><text:span text:style-name="CharStyle17"><text:span text:style-name="T45"/></text:span></text:p>
        <text:p text:style-name="P7"><text:span text:style-name="CharStyle12"><text:span text:style-name="T45">5</text:span></text:span><text:span text:style-name="CharStyle12"><text:span text:style-name="T1">. </text:span></text:span><text:span text:style-name="CharStyle12"><text:span text:style-name="T45">Pred vyšší súd.</text:span></text:span></text:p>
        <text:p text:style-name="P32"><text:span text:style-name="CharStyle12"><text:span text:style-name="T45"/></text:span></text:p>
        <text:p text:style-name="P44"><text:span text:style-name="CharStyle12"><text:span text:style-name="T45">Rozhorčenosť v meste ustúpila potajomnej a zaťatej nenávisti naproti </text:span></text:span><text:span text:style-name="CharStyle12"><text:span text:style-name="T8">u</text:span></text:span><text:span text:style-name="CharStyle12"><text:span text:style-name="T45">dajnému podpaľačovi. D</text:span></text:span><text:span text:style-name="CharStyle12"><text:span text:style-name="T1">ľ</text:span></text:span><text:span text:style-name="CharStyle12"><text:span text:style-name="T45">a všeobecnej mienky ľudu všetky okolnosti </text:span></text:span><text:span text:style-name="CharStyle12"><text:span text:style-name="T1">sv</text:span></text:span><text:span text:style-name="CharStyle12"><text:span text:style-name="T45">edčily proti nemu; jeho zpurnosť oproti nižšie postaveným, jeho svobodymilovnosť v otázkach politických pritiahla mu nepriazeň seberovných a úzkoprsých známych a „</text:span></text:span><text:span text:style-name="CharStyle12"><text:span text:style-name="T1">p</text:span></text:span><text:span text:style-name="CharStyle12"><text:span text:style-name="T45">riateľo</text:span></text:span><text:span text:style-name="CharStyle12"><text:span text:style-name="T1">v</text:span></text:span><text:span text:style-name="CharStyle12"><text:span text:style-name="T45">“ — a nezískala mu priateľstvo v širších kruhoch, vyjmúc </text:span></text:span><text:soft-page-break/><text:span text:style-name="CharStyle12"><text:span text:style-name="T45">poniektorých nepredpojatých jednotlivcov. Preto aj teraz verili nielen v kruhoch meštianskych, ale i v úradníckych na jeho vinu; verili, že ohavný čin podpaľačstva nemohol vykonať nikto iný, len on; veď komu mohla táto katastrofa priniesť nejaký prospech, alebo kto by chcel takto pomstiť sa na meštianstve,</text:span></text:span><text:span text:style-name="CharStyle12"><text:span text:style-name="T1"> </text:span></text:span><text:span text:style-name="CharStyle12"><text:span text:style-name="T45">kr</text:span></text:span><text:span text:style-name="CharStyle12"><text:span text:style-name="T8">e</text:span></text:span><text:span text:style-name="CharStyle12"><text:span text:style-name="T45">m neho?</text:span></text:span></text:p>
        <text:p text:style-name="P32"><text:span text:style-name="CharStyle12"><text:span text:style-name="T45">Ráno, keď dostavila sa vyšetrujúca komissia pod vedením slúžneho, ktorý poverený súc vyššou vrchnosťou,</text:span></text:span><text:span text:style-name="CharStyle12"><text:span text:style-name="T1"> </text:span></text:span><text:span text:style-name="CharStyle12"><text:span text:style-name="T45">prísnym, úradným chovaním svojím chcel snáď zostrašiť obžal</text:span></text:span><text:span text:style-name="CharStyle12"><text:span text:style-name="T1">o</text:span></text:span><text:span text:style-name="CharStyle12"><text:span text:style-name="T45">vaného. Slúžneho nasledovali niektorí od mestského úradu, zväčša takí, čo pracovali na zkaze raneného.</text:span></text:span></text:p>
        <text:p text:style-name="P32"><text:span text:style-name="CharStyle12"><text:span text:style-name="T45">Lekár Bielaník a Vilinský prijali pánov vážne, pri posteli, na stolci z hrubého jedľového dreva sedela Viola, držiac pravicu </text:span></text:span><text:span text:style-name="CharStyle12"><text:span text:style-name="T51">o</text:span></text:span><text:span text:style-name="CharStyle12"><text:span text:style-name="T45">tca svojho v svojej zdravej ruke; zdala sa byť cele pohrúžená v pozorovaní jeho tváre, na ktorej sa javil už smutný zápas smrti so živ</text:span></text:span><text:span text:style-name="CharStyle12"><text:span text:style-name="T1">o</text:span></text:span><text:span text:style-name="CharStyle12"><text:span text:style-name="T45">tom. Keď vkročili cudzí ľudia do väzenia Podhradského, zdvihla Viola hlavu a jej mdlé oko zalesklo sa hnevom. No výraz svojho pohnutia nedala inak na </text:span></text:span><text:span text:style-name="CharStyle12"><text:span text:style-name="T1">ja</text:span></text:span><text:span text:style-name="CharStyle12"><text:span text:style-name="T45">vo; hneď na to opäť sklonila hlávku a znovu pozerala len na milé ťahy otca, ktorého obraz navždy chcela upevniť v duši svojej.</text:span></text:span></text:p>
        <text:p text:style-name="P32"><text:span text:style-name="CharStyle12"><text:span text:style-name="T45">Lekár ukázal na chorého, keď páni pýtali sa na obžalovaného Gabriela Podhradského, potom riekol:</text:span></text:span></text:p>
        <text:p text:style-name="P32"><text:span text:style-name="CharStyle12"><text:span text:style-name="T45">„</text:span></text:span><text:span text:style-name="CharStyle12"><text:span text:style-name="T1">B</text:span></text:span><text:span text:style-name="CharStyle12"><text:span text:style-name="T45">ojím sa, páni, že čo chcete vedieť, toho nedozviete sa už viacej od neho.“</text:span></text:span></text:p>
        <text:p text:style-name="P32"><text:span text:style-name="CharStyle12"><text:span text:style-name="T45">Páni popozerali jeden na druhého.</text:span></text:span></text:p>
        <text:p text:style-name="P32"><text:soft-page-break/><text:span text:style-name="CharStyle12"><text:span text:style-name="T45">„</text:span></text:span><text:span text:style-name="CharStyle12"><text:span text:style-name="T1">Č</text:span></text:span><text:span text:style-name="CharStyle12"><text:span text:style-name="T45">o tu robiť? Snáď pozdejšie navráti sa mu povedomie.</text:span></text:span><text:span text:style-name="CharStyle12"><text:span text:style-name="T1">“</text:span></text:span></text:p>
        <text:p text:style-name="P32"><text:span text:style-name="CharStyle12"><text:span text:style-name="T45">Lekár pokrčil ramenama. Slúžny priblížil sa k posteli a nadhnul sa nad nemocného, ktorý ho už nevidel a ktorého polozavreté oči mal</text:span></text:span><text:span text:style-name="CharStyle12"><text:span text:style-name="T8">y</text:span></text:span><text:span text:style-name="CharStyle12"><text:span text:style-name="T45"> sklenený výraz. Trapný ston a chrapot stával sa nepravidelným a bolo sa čo obávať, že umre, kým ešte tam sa pobavia.</text:span></text:span></text:p>
        <text:p text:style-name="P32"><text:span text:style-name="CharStyle12"><text:span text:style-name="T45">„Pá</text:span></text:span><text:span text:style-name="CharStyle12"><text:span text:style-name="T1">n</text:span></text:span><text:span text:style-name="CharStyle12"><text:span text:style-name="T45">i moji, už nám viac neodpovie na žiadne otázky“, riekol slúžny, ktorý darmo premáhal svoje zhrozenie sa nad stavom Podhradského.</text:span></text:span></text:p>
        <text:p text:style-name="P32"><text:span text:style-name="CharStyle12"><text:span text:style-name="T45">„</text:span></text:span><text:span text:style-name="CharStyle12"><text:span text:style-name="T1">V</text:span></text:span><text:span text:style-name="CharStyle12"><text:span text:style-name="T45">yšší sudca už volá ho </text:span></text:span><text:span text:style-name="CharStyle12"><text:span text:style-name="T1">k s</text:span></text:span><text:span text:style-name="CharStyle12"><text:span text:style-name="T45">ebe“, prerieknul senátor Maličký, ktorý rád hovoril s pathosom a rád nechal obdivovať svoje hľadané výrazy.</text:span></text:span></text:p>
        <text:p text:style-name="P32"><text:span text:style-name="CharStyle12"><text:span text:style-name="T1">„V</text:span></text:span><text:span text:style-name="CharStyle12"><text:span text:style-name="T45">yšší a spravodlive</text:span></text:span><text:span text:style-name="CharStyle12"><text:span text:style-name="T1">jš</text:span></text:span><text:span text:style-name="CharStyle12"><text:span text:style-name="T45">í“</text:span></text:span><text:span text:style-name="CharStyle12"><text:span text:style-name="T1">,</text:span></text:span><text:span text:style-name="CharStyle12"><text:span text:style-name="T45"> odvetil lekár, jediný to z prítomných, ktorý odvážil sa vystúpiť i v tomto okamihu v prospech obžalovaného.</text:span></text:span></text:p>
        <text:p text:style-name="P32"><text:span text:style-name="CharStyle12"><text:span text:style-name="T45">„Jestli tým chcete to povedať, že my nespravodliv</text:span></text:span><text:span text:style-name="CharStyle12"><text:span text:style-name="T51">e</text:span></text:span><text:span text:style-name="CharStyle12"><text:span text:style-name="T1"> </text:span></text:span><text:span text:style-name="CharStyle12"><text:span text:style-name="T45">pokračujeme, urážate </text:span></text:span><text:span text:style-name="CharStyle12"><text:span text:style-name="T1">svev</text:span></text:span><text:span text:style-name="CharStyle12"><text:span text:style-name="T45">oľne súd, no my nechceme podkladať vašim slovám ten smysel“ — ozval sa zase slúžny, ktorému milším by bolo bývalo, keby mohol sa čím skôr niekam vzdialiť z miesta toho</text:span></text:span><text:span text:style-name="CharStyle12"><text:span text:style-name="T1">to.</text:span></text:span><text:span text:style-name="CharStyle12"><text:span text:style-name="T45"> —</text:span></text:span></text:p>
        <text:p text:style-name="P32"><text:span text:style-name="CharStyle12"><text:span text:style-name="T45">A keď pošmúrny deň blížil sa ku koncu, zatvoril Gabriel Podhradský navždy oči svoje, a srdce jeho, dakedy vášnivé a vrelé, prestalo biť. On dotrpel! Pozostatky jeho </text:span></text:span><text:span text:style-name="CharStyle12"><text:span text:style-name="T1">—</text:span></text:span><text:span text:style-name="CharStyle12"><text:span text:style-name="T45"> studená m</text:span></text:span><text:span text:style-name="CharStyle12"><text:span text:style-name="T8">r</text:span></text:span><text:span text:style-name="CharStyle12"><text:span text:style-name="T45">tvola. Len na jeho tvári trónil odblesk nadzemského mieru a akýsi tajomný výraz od posledného zápasu s krutou nepriateľkou života.</text:span></text:span></text:p>
        <text:p text:style-name="P32"><text:span text:style-name="CharStyle12"><text:span text:style-name="T45">Nad jeho ztuhlou, meravou m</text:span></text:span><text:span text:style-name="CharStyle12"><text:span text:style-name="T8">r</text:span></text:span><text:span text:style-name="CharStyle12"><text:span text:style-name="T45">tvolou zaplakalo dievčatko, teraz už cele </text:span></text:span><text:soft-page-break/><text:span text:style-name="CharStyle12"><text:span text:style-name="T45">sirôtka </text:span></text:span><text:span text:style-name="CharStyle12"><text:span text:style-name="T1">—</text:span></text:span><text:span text:style-name="CharStyle12"><text:span text:style-name="T45"> d</text:span></text:span><text:span text:style-name="CharStyle12"><text:span text:style-name="T1">ľ</text:span></text:span><text:span text:style-name="CharStyle12"><text:span text:style-name="T45">a mena i v skutočnosti. Vekom ešte len na prahu života, ktorý tak mnohosľubne ju láka</text:span></text:span><text:span text:style-name="CharStyle12"><text:span text:style-name="T1">l</text:span></text:span><text:span text:style-name="CharStyle12"><text:span text:style-name="T45">; — teraz pred ňou hádanka smrti desná a meravá. — Dosiaľ ušetrená podobným bôľom a žiaľom, zrazu a násilne musela nazreť v tvár smrti a v jej mladé srdce zadrapil žravý bôľ ostré drapy svoje.</text:span></text:span></text:p>
        <text:p text:style-name="P32"><text:span text:style-name="CharStyle12"><text:span text:style-name="T45">„</text:span></text:span><text:span text:style-name="CharStyle12"><text:span text:style-name="T51">Č</text:span></text:span><text:span text:style-name="CharStyle12"><text:span text:style-name="T45">o mne život bez otca, matky!?“ vzdychla, keď upozornili ju na to, že je mladá a nesmie oddávať sa žiaľu, veď ona ešte má žiť a žiť v šťastí, v blahu a radosti! </text:span></text:span><text:span text:style-name="CharStyle12"><text:span text:style-name="T1">— „</text:span></text:span><text:span text:style-name="CharStyle12"><text:span text:style-name="T8">Č</text:span></text:span><text:span text:style-name="CharStyle12"><text:span text:style-name="T45">o stojí život bez otca, matky?“ zpytovala sa s trpkosťou prvého veľkého utrpenia.</text:span></text:span></text:p>
        <text:p text:style-name="P32"><text:span text:style-name="CharStyle12"><text:span text:style-name="T8">V</text:span></text:span><text:span text:style-name="CharStyle12"><text:span text:style-name="T45">ečerom odviedol ju už teraz sám tútor do domu lekárovh</text:span></text:span><text:span text:style-name="CharStyle12"><text:span text:style-name="T1">o</text:span></text:span><text:span text:style-name="CharStyle12"><text:span text:style-name="T45">; oddal ju gazdinej, sám ale utiahnul sa s doktorom, aby shovárali sa ešte hlboko do noci.</text:span></text:span></text:p>
        <text:p text:style-name="P32"><text:span text:style-name="CharStyle12"><text:span text:style-name="T45">Na druhý deň ráno odviedli Violu do bývalého jej domu: ten mal byť súdom zatvorený, popečatený -— no jej dovoleno, pravda, len pod dozorom úradu, s</text:span></text:span><text:span text:style-name="CharStyle12"><text:span text:style-name="T8">o</text:span></text:span><text:span text:style-name="CharStyle12"><text:span text:style-name="T45">brať si veci, ktoré nevyhnutne potrebovala pre svoju osobu. Inšie malo byť zčiastky popredané na licitácii a veritelia vyplatení, nakoľko to stačí ut</text:span></text:span><text:span text:style-name="CharStyle12"><text:span text:style-name="T8">r</text:span></text:span><text:span text:style-name="CharStyle12"><text:span text:style-name="T45">žený kapitál, ostatné malo sa odovzdať do opatery sirotskému súdu.</text:span></text:span></text:p>
        <text:p text:style-name="P32"><text:span text:style-name="CharStyle12"><text:span text:style-name="T45">Veľmi sa zhrozila Viola nad stavom svojho bývalého príbytku. Ač otupená žiaľom a útrapami posledných dní, predsa ustrnula nad zpustou, ktorá predstavila sa jej na tomto milom mieste. Zvlášte jej izbička bola na nepoznanie. Vidno, že len bezúzdna neciteľnosť tu riadila a surovou rukou siahla na všetky tie vzácne veci, ktoré býval</text:span></text:span><text:span text:style-name="CharStyle12"><text:span text:style-name="T8">y</text:span></text:span><text:span text:style-name="CharStyle12"><text:span text:style-name="T45"> mladému srdcu pokladmi </text:span></text:span><text:soft-page-break/><text:span text:style-name="CharStyle12"><text:span text:style-name="T45">drahými. Teraz sú z toho všetkého len bezcenné črepy, strapce a franforce; ba zväčša bolo mnohé aj vyrabované. Pri obloku našla svoj košíček medzi skalami, ktorými surovci z vonku dnu hádzali. V ňom našla si ručnú prácu i s tým zeleným hodbábom, ktorým mala vyšívať lístky na tobolku mileného otca. Jaka zmena za taký krátky čas! — Vzala košíček, obzrela si tú milú prácu a s nežnou starostlivosťou zaobalila ju do bieleho papiera — sťa nejakú vzácnu reliquiu a položila prvú do kufra pre jej veci určeného. — Tým navrátená zase prítomnosti začala vyberať a upratúvať šaty, knihy a veci, ktoré mal</text:span></text:span><text:span text:style-name="CharStyle12"><text:span text:style-name="T8">y</text:span></text:span><text:span text:style-name="CharStyle12"><text:span text:style-name="T45"> pre ňu zvláštnej ceny. Od iného všetkého musela odobrať sa navždy.</text:span></text:span></text:p>
        <text:p text:style-name="P32"><text:span text:style-name="CharStyle12"><text:span text:style-name="T45">Vilinský a dobromyseľný Bielaník stáli u otvoreného písacieho stolíka a shovárali sa veľmi vážnym tónom. Pisár slúžneho, úradne poverená osoba, stál neďaleko dverí a bdel. Listiny, ktoré boly teraz pre Violu dvojnásobne dôležité, nenašly sa ani teraz a Vilinský tiež nepotešil sa nad tým. Ač vedel, že predbežne nebude ho napádať nimi nikto — lebo tým by zlodej sám prezradil sa, — predsa bol nepríjemne dotknutý tou okolnosťou, že tak dôležité listiny dostaly sa do cudzích rúk. No Vilinský nebol človek, ktorý</text:span></text:span><text:span text:style-name="CharStyle17"><text:span text:style-name="T79"> </text:span></text:span><text:span text:style-name="CharStyle12"><text:span text:style-name="T45">na dlho oddáva sa mrzutosti, on rád ztriasol zo seba</text:span></text:span><text:span text:style-name="CharStyle12"><text:span text:style-name="T1">,</text:span></text:span><text:span text:style-name="CharStyle12"><text:span text:style-name="T45"> každý nemilý pocit a nepríjemným dojmom vyhýbal, kde len mohol.</text:span></text:span></text:p>
        <text:p text:style-name="P32"><text:span text:style-name="CharStyle12"><text:span text:style-name="T45">Keď Viola upratala do kufra to najpotrebnejšie, opustili všetci dom tento a odprevadili ju ešte raz ku m</text:span></text:span><text:span text:style-name="CharStyle12"><text:span text:style-name="T8">r</text:span></text:span><text:span text:style-name="CharStyle12"><text:span text:style-name="T45">tvole jej otca. Pisár úradne zamkol dom zase.</text:span></text:span></text:p>
        <text:p text:style-name="P32"><text:span text:style-name="CharStyle12"><text:span text:style-name="T45">Často zahľadel sa Vilinský na Viol</text:span></text:span><text:span text:style-name="CharStyle12"><text:span text:style-name="T1">u</text:span></text:span><text:span text:style-name="CharStyle12"><text:span text:style-name="T45">; čoho sa obával, nestalo sa. Viola </text:span></text:span><text:soft-page-break/><text:span text:style-name="CharStyle12"><text:span text:style-name="T45">nenariekala, nekvílila; — chovala sa d</text:span></text:span><text:span text:style-name="CharStyle12"><text:span text:style-name="T8">ľ</text:span></text:span><text:span text:style-name="CharStyle12"><text:span text:style-name="T45">a výroku a ku nemalej spokojnosti tútora zcela „</text:span></text:span><text:span text:style-name="CharStyle12"><text:span text:style-name="T1">s</text:span></text:span><text:span text:style-name="CharStyle12"><text:span text:style-name="T45">lušn</text:span></text:span><text:span text:style-name="CharStyle12"><text:span text:style-name="T1">e</text:span></text:span><text:span text:style-name="CharStyle12"><text:span text:style-name="T45">“ a </text:span></text:span><text:span text:style-name="CharStyle12"><text:span text:style-name="T1">„r</text:span></text:span><text:span text:style-name="CharStyle12"><text:span text:style-name="T45">ozumn</text:span></text:span><text:span text:style-name="CharStyle12"><text:span text:style-name="T1">e</text:span></text:span><text:span text:style-name="CharStyle12"><text:span text:style-name="T45">“. Ba povrchnému pozorovateľovi zdalo by sa, že Viola chová sa oproti m</text:span></text:span><text:span text:style-name="CharStyle12"><text:span text:style-name="T8">r</text:span></text:span><text:span text:style-name="CharStyle12"><text:span text:style-name="T45">tvole otca zcela ľahostajne, lebo v tichom žiali sedela tu a pozerala na milú tvár, ktorú viacej nikdy neuzre na tomto svete. Vilinskému páčilo sa dievča, srdce jeho sohrievalo sa pri pohľade na ňu a on umienil si, teraz viac než voči umierajúcemu, že jej bude skutočným, verným otcom a ochrancom. A akoby</text:span></text:span><text:span text:style-name="CharStyle12"><text:span text:style-name="T1"> </text:span></text:span><text:span text:style-name="CharStyle12"><text:span text:style-name="T45">Viola bola cítila, že v ňom začína si nadobývať priateľa opravdového, konala všetko, o čom znala, že si to žiada.</text:span></text:span></text:p>
        <text:p text:style-name="P32"><text:span text:style-name="CharStyle12"><text:span text:style-name="T45">Len jedna smutná povinnosť zdržiavala Vilinského, aby neodcestoval hneď s Violou; bol to pohrab Podhradského. Smutný to bol sprievod, ktorý posledný raz vykonal mu službu lásk</text:span></text:span><text:span text:style-name="CharStyle12"><text:span text:style-name="T1">y</text:span></text:span><text:span text:style-name="CharStyle12"><text:span text:style-name="T45">; potom každý rozišiel sa, aby rozmýšľal a rozprával o tejto udalosti, ktorá na mnohé časy vyrušila meštianstvo ihl</text:span></text:span><text:span text:style-name="CharStyle12"><text:span text:style-name="T51">o</text:span></text:span><text:span text:style-name="CharStyle12"><text:span text:style-name="T45">vské z lethargického spánku. A aby tajomná a temná stránka tejto udalosti bola ešte temnejšou: nevedeli si vysvetliť susedia a známi Mikulčíkovi, kam podel sa jích barbír? Čo stalo sa s ním? Ako súvisí jeho zmiznutie so strašným požiarom? Konečne, keď hrabali v ssutinách, našli nejaké pohorelé kosti na mieste blízkom k barbírovmu skliepku. Doktor tvrdil síce, že to nie sú ľudské kosti — no medzi ľudom utvrdila sa všeobecná mienka, že ránhojič Mikulčík zahynul v plameňoch, stanúc sa obeťou svojej nezištnej údatnosti a horlivej lásky ku bližným. — —</text:span></text:span></text:p>
        <text:p text:style-name="P32"><text:span text:style-name="CharStyle12"><text:span text:style-name="T45">A sused Korčík, majster „</text:span></text:span><text:span text:style-name="CharStyle12"><text:span text:style-name="T1">d</text:span></text:span><text:span text:style-name="CharStyle12"><text:span text:style-name="T45">omov</text:span></text:span><text:span text:style-name="CharStyle12"><text:span text:style-name="T1">ý</text:span></text:span><text:span text:style-name="CharStyle12"><text:span text:style-name="T45">“, kuchárka Zuzuľa a ešte mnohí iní smútili </text:span></text:span><text:soft-page-break/><text:span text:style-name="CharStyle12"><text:span text:style-name="T45">za ním, ale ešte viac za svoj</text:span></text:span><text:span text:style-name="CharStyle12"><text:span text:style-name="T8">í</text:span></text:span><text:span text:style-name="CharStyle12"><text:span text:style-name="T45">mi peniazmi, jemu sverenými, a venovali mu nejednu slzu rozpomienky, želajúc mu veselé z mrtvých vstanie a slávu večnú. </text:span></text:span><text:span text:style-name="CharStyle12"><text:span text:style-name="T1">—</text:span></text:span><text:span text:style-name="CharStyle12"><text:span text:style-name="T45"> </text:span></text:span><text:span text:style-name="CharStyle12"><text:span text:style-name="T1">—</text:span></text:span><text:span text:style-name="CharStyle12"><text:span text:style-name="T45"> </text:span></text:span><text:span text:style-name="CharStyle12"><text:span text:style-name="T1">—</text:span></text:span></text:p>
        <text:p text:style-name="P8"><text:span text:style-name="CharStyle12"><text:span text:style-name="T45"/></text:span></text:p>
        <text:p text:style-name="P22"><text:span text:style-name="CharStyle12"><text:span text:style-name="T45">6. Lazár Vilinský.</text:span></text:span></text:p>
        <text:p text:style-name="P32"><text:span text:style-name="CharStyle12"><text:span text:style-name="T45"/></text:span></text:p>
        <text:p text:style-name="P44"><text:span text:style-name="CharStyle12"><text:span text:style-name="T45">Lazár Vilinský bol synom starej, no schudobnelej zemanskej rodin</text:span></text:span><text:span text:style-name="CharStyle12"><text:span text:style-name="T1">y</text:span></text:span><text:span text:style-name="CharStyle12"><text:span text:style-name="T45">; výchovaný bol k bezstarostnému životu. Študoval práva, viac len preto, že to bolo v m</text:span></text:span><text:span text:style-name="CharStyle12"><text:span text:style-name="T51">o</text:span></text:span><text:span text:style-name="CharStyle12"><text:span text:style-name="T1">d</text:span></text:span><text:span text:style-name="CharStyle12"><text:span text:style-name="T45">e u mladých pánov a že mu poskytnutá bola možnosť, dakedy obsiahnuť nejaký stoličný úradík, kde, ako známo, zaopatrujú sa úradom šľachtici bez majetku. Na universite oddal sa cele životu študentskému, veselému, bezstarostnému a radovánkam veľkého mesta. Pri tom neuskromnil sa veľmi vo výdavkoch, ba robil často i dlhy, čo nenapomáhalo zrast rodinného majetku. Jeho nápadná krása robila ho Ivom dňa a kliesnila mu prístup i do salónov meštianskych bohatých rodín. Všade vedel vynájsť sa a znal dvoriť tak slečinkám ako i mladým paniam, čo valne prispievalo k tomu, aby bol všeobecne obľúbeným mladým mužom.</text:span></text:span></text:p>
        <text:p text:style-name="P32"><text:span text:style-name="CharStyle12"><text:span text:style-name="T45">V tom čase poznal mladého, zápalistého Gabriela Podhradského. A tieto dve nerovné povahy odstrkovaly a priťa</text:span></text:span><text:span text:style-name="CharStyle12"><text:span text:style-name="T1">ho</text:span></text:span><text:span text:style-name="CharStyle12"><text:span text:style-name="T45">valy sa vzájomne. Hneď povstala medzi nimi tuhá škriepka, hneď zase tým oduševnenejšie priateľstvo, ktoré často pri pohárikoch obnovovali a sľubovali si vernosť znovu pre celý život. Nejedno dobrodružstvo prekonali spolu, nejednou šarvátkou prebili sa vedno </text:span></text:span><text:soft-page-break/><text:span text:style-name="CharStyle12"><text:span text:style-name="T45">po kaviarňach, no kým neohrožený, horkokrevný a ľahkoverný Podhradský slepo vrhal sa v pôtky a hľadal srážky a hádky, ktoré zväčša citliv</text:span></text:span><text:span text:style-name="CharStyle12"><text:span text:style-name="T9">e</text:span></text:span><text:span text:style-name="CharStyle12"><text:span text:style-name="T45"> zaplatil, — vedel sa Vilinský opatrne a ostražit</text:span></text:span><text:span text:style-name="CharStyle12"><text:span text:style-name="T9">e</text:span></text:span><text:span text:style-name="CharStyle12"><text:span text:style-name="T45"> vytiahnuť a vzdialiť z miesta nebezpečia.</text:span></text:span></text:p>
        <text:p text:style-name="P32"><text:span text:style-name="CharStyle12"><text:span text:style-name="T45">Jích priateľstvo ale malo stať sa ešte tuhším sväzkom rodinným. Podhradský dokončiac svoje štúdia, ktoré mu neboly ani treba, (lebo mal ostať doma a prevziať rozsiahlé hospodárstvo v Zanici), odišiel ta a povolal svojho priateľa na dlhšiu návštevu.</text:span></text:span></text:p>
        <text:p text:style-name="P32"><text:span text:style-name="CharStyle12"><text:span text:style-name="T45">Doma s radosťou čakala matka i sestra Gabriela a onedlho oddala mu pod dozor celé hospodárstvo. Otec zomrel už pred niekoľkými rokmi a po jeho smrti gazdovala sama rázna a prísna Podhradská.</text:span></text:span></text:p>
        <text:p text:style-name="P32"><text:span text:style-name="CharStyle12"><text:span text:style-name="T45">Lež skoro dostavila sa u mladého Podhradského nuda a dlhá chvíľa. Behanie s puškou po horách, bavenie sa na </text:span></text:span><text:span text:style-name="CharStyle12"><text:span text:style-name="T1">„</text:span></text:span><text:span text:style-name="CharStyle12"><text:span text:style-name="T45">Majer</text:span></text:span><text:span text:style-name="CharStyle12"><text:span text:style-name="T1">i</text:span></text:span><text:span text:style-name="CharStyle12"><text:span text:style-name="T45">“, rozkošnej to dolinke, prináležajúcej Podhradským, skoro odnechcelo sa nepokojnému, tekavému duchu jeho; k tomu prísne veliteľstvo matky, ktorá i teraz chcela ho viesť, ako za časov chlapeckých, viedlo jich často k srážke a tvrdé slová vymeňovaly sa medzi matkou a synom. Sestra Karolínka zavše pridala sa k matke, no tu i tu bránila si i brata. Aby mu bol pomer tento menej trápnym, zavolal si mladý Gabriel priateľa Vilinského na pomoc</text:span></text:span><text:span text:style-name="CharStyle12"><text:span text:style-name="T1">,</text:span></text:span><text:span text:style-name="CharStyle12"><text:span text:style-name="T45"> tešiac sa vopred veselému životu.</text:span></text:span></text:p>
        <text:p text:style-name="P32"><text:span text:style-name="CharStyle12"><text:span text:style-name="T45">Vilinského otec, sveták starého kalibru, medzitým zomrel a mimo nazdania nechal po sebe viac dlžôb, než obsahoval jeho majetok. Uvedomený o tomto nešťastí, prišiel Lazár domov, aby videl, ako berú mu všetko ľudia, cudzí </text:span></text:span><text:soft-page-break/><text:span text:style-name="CharStyle12"><text:span text:style-name="T45">pokolením, rečou i smýšľaním. Z celého majetku zostalo mu len toľko, že mohol z toho vyžiť za krátky čas. V takých pomeroch našiel ho Gabrielov lis</text:span></text:span><text:span text:style-name="CharStyle12"><text:span text:style-name="T1">t</text:span></text:span><text:span text:style-name="CharStyle12"><text:span text:style-name="T45">; prirodzene, že vďačne a s radosťou prijal nabídnutie priateľa. Nepotreboval dlho sberať sa; skoro dorazil do Zanice pod dojmami posledných udalostí.</text:span></text:span></text:p>
        <text:p text:style-name="P32"><text:span text:style-name="CharStyle12"><text:span text:style-name="T45">Jeho samodôvera nedovolila mu dlho oddávať sa trud</text:span></text:span><text:span text:style-name="CharStyle12"><text:span text:style-name="T1">u</text:span></text:span><text:span text:style-name="CharStyle12"><text:span text:style-name="T45">; skoro vžil sa v malomestské pomery Zanice — skoro poznal ľudí, a dal sa poznať, — hneď vynašiel krčmu s najlepším a najlacnejším ví</text:span></text:span><text:span text:style-name="CharStyle12"><text:span text:style-name="T1">n</text:span></text:span><text:span text:style-name="CharStyle12"><text:span text:style-name="T45">om, — zvedel hneď, z ktorého obloka kuká krásna, belavá hlávka mladej dievčiny. A ako dakedy tam v Pešti, v rodinách meštianskych, tak i tu stal sa odrazu miláčkom mamičiek a dcérušiek. Ale ani Gabriel nenudil sa viace</text:span></text:span><text:span text:style-name="CharStyle12"><text:span text:style-name="T1">j</text:span></text:span><text:span text:style-name="CharStyle12"><text:span text:style-name="T45">; mal s kým rozprávať a žartovať, — doma a v meste — pri poháriku — mal s kým pohovoriť si o zašlých časoch.</text:span></text:span></text:p>
        <text:p text:style-name="P32"><text:span text:style-name="CharStyle12"><text:span text:style-name="T45">Skorej než v meste, získal si Lazár priazeň v dome, pravda, prvej Karolínky, ktorej nedotknuté ešte srdce zahorelo k mladému mužovi láskou prvou, zápalistou, vášnivou a ku každej obeti schopnou. Matka, vidiac stav srdca dcérušky, nebola by bývala od toho, keby Vilinský stal</text:span></text:span><text:span text:style-name="CharStyle17"><text:span text:style-name="T79"> </text:span></text:span><text:span text:style-name="CharStyle12"><text:span text:style-name="T45">sa jej zaťom, no nedôverovala jeho zámerom. Bola ona vôbec žena tvrdá, prísna, rozšafná; sama napomínila Karolínku, aby len nedala na sebe znať, ako ve</text:span></text:span><text:span text:style-name="CharStyle12"><text:span text:style-name="T1">ľ</text:span></text:span><text:span text:style-name="CharStyle12"><text:span text:style-name="T45">mi ľúbi Vilinského, no dievča, nenavyknuté pretvárke, prezradilo sa tisíc ráz za deň. Vilinský skoro poznal, že je predmetom lásky, no sám bol príliš opatrný, než aby bol sa predbežne viazal. Dovolil si tu i tu s Karolínkou pobesedovať, donášal jej kvety, odpisoval piesne a ľúbostné básne, ktorých obsah ju </text:span></text:span><text:soft-page-break/><text:span text:style-name="CharStyle12"><text:span text:style-name="T45">oblažoval </text:span></text:span><text:span text:style-name="CharStyle12"><text:span text:style-name="T1">—</text:span></text:span><text:span text:style-name="CharStyle12"><text:span text:style-name="T45"> no neviazal ho k ničomu.</text:span></text:span></text:p>
        <text:p text:style-name="P32"><text:span text:style-name="CharStyle12"><text:span text:style-name="T45">Vilinskému páčilo sa v Zanici; pomocou Podhradských podarilo sa mu dostať úrad pri meste. Teraz už nebýval u Podhradských; mal vlastnú skromnú hospodu, no za to býval u priateľa častým a vítan</text:span></text:span><text:span text:style-name="CharStyle12"><text:span text:style-name="T9">y</text:span></text:span><text:span text:style-name="CharStyle12"><text:span text:style-name="T45">m hosťom.</text:span></text:span></text:p>
        <text:p text:style-name="P32"><text:span text:style-name="CharStyle12"><text:span text:style-name="T45">Medzitým matka Gabrielova naliehala, aby tento oženil sa čím najskôr; ona že je slabá a rada by odovzdať vedenie domácnosti rukám mladým. Mladú nevestu si už našla; jednalo sa teraz len o to, či zapáčia sa mladí ľudia jeden druhému. — A zapáčili sa skoro i zasnúbili. Išlo to všetko veľmi ľahko, čomu nemálo tešila sa Podhradská, veď bola od </text:span></text:span><text:span text:style-name="CharStyle12"><text:span text:style-name="T1">ja</text:span></text:span><text:span text:style-name="CharStyle12"><text:span text:style-name="T45">kživa triezvou osob</text:span></text:span><text:span text:style-name="CharStyle12"><text:span text:style-name="T1">o</text:span></text:span><text:span text:style-name="CharStyle12"><text:span text:style-name="T45">u a nenávidela romantiku pri láske a ženení. Skoro po zasnúbení slávil sa sňatok Gabriela Podhradského so slečnou Eleonorou Verínovou, štíhlou, útlou devuškou priezračnej pleti.</text:span></text:span></text:p>
        <text:p text:style-name="P32"><text:span text:style-name="CharStyle12"><text:span text:style-name="T45">Vilinský, ako družba, poznal na svadbe sestru mladej nevesty — a obraz Karolínky, ač nikdy nie pevný v srdci jeho, zmizn</text:span></text:span><text:span text:style-name="CharStyle12"><text:span text:style-name="T1">u</text:span></text:span><text:span text:style-name="CharStyle12"><text:span text:style-name="T45">l docela pred obrazom a zjavom okúz</text:span></text:span><text:span text:style-name="CharStyle12"><text:span text:style-name="T1">ľ</text:span></text:span><text:span text:style-name="CharStyle12"><text:span text:style-name="T45">ujúcej Ant</text:span></text:span><text:span text:style-name="CharStyle12"><text:span text:style-name="T1">ó</text:span></text:span><text:span text:style-name="CharStyle12"><text:span text:style-name="T45">nie. Teraz už nemal očí a smyslu pre inšie, len pre svoj nový plamienok, ktorý ho tak zaujímal, že dopustil sa i veršovníctva a vôbec tváril sa i on sebe tak, ako iní zaľúbenci.</text:span></text:span></text:p>
        <text:p text:style-name="P32"><text:span text:style-name="CharStyle12"><text:span text:style-name="T45">Úbohá Karolínka! Skoro padla z nasnívaného neba, aby </text:span></text:span><text:span text:style-name="CharStyle12"><text:span text:style-name="T53">o</text:span></text:span><text:span text:style-name="CharStyle12"><text:span text:style-name="T1">c</text:span></text:span><text:span text:style-name="CharStyle12"><text:span text:style-name="T45">t</text:span></text:span><text:span text:style-name="CharStyle12"><text:span text:style-name="T9">l</text:span></text:span><text:span text:style-name="CharStyle12"><text:span text:style-name="T45">a sa v triezvej skutočnosti, bohatšia jedným zkla</text:span></text:span><text:span text:style-name="CharStyle12"><text:span text:style-name="T1">m</text:span></text:span><text:span text:style-name="CharStyle12"><text:span text:style-name="T45">aním. Matka videla, že nedôvera jej bola oprávnená, i robila synovi svojmu výčitky, že choval zradcu v svojom dome, ktorá tvrdá obžaloba zase len voviedla v spor matku a syna. — Karolínku </text:span></text:span><text:soft-page-break/><text:span text:style-name="CharStyle12"><text:span text:style-name="T45">chorľavú a cele nešťastnú poslali na vonok k istej príbuzne</text:span></text:span><text:span text:style-name="CharStyle12"><text:span text:style-name="T1">j</text:span></text:span><text:span text:style-name="CharStyle12"><text:span text:style-name="T45">; no pozdejšie, keď spory domáce sa opakovaly, keď v neveste nenašla stará pani dcéru, ale, ako vyslovila sa, len maznavú veľkú paniu, odišla i ona </text:span></text:span><text:span text:style-name="CharStyle12"><text:span text:style-name="T1">z</text:span></text:span><text:span text:style-name="CharStyle12"><text:span text:style-name="T45">a dcérou, aby nevrátila sa viac do Zanice. — Svoj majetok a vdovské práva podržala pre seba, ostatné ponechala správe synovej, pri tom všetkom, že pochybovala o tom, žeby znal s prospechom viesť toľký majetok.</text:span></text:span></text:p>
        <text:p text:style-name="P32"><text:span text:style-name="CharStyle12"><text:span text:style-name="T45">Vilinsk</text:span></text:span><text:span text:style-name="CharStyle12"><text:span text:style-name="T9">e</text:span></text:span><text:span text:style-name="CharStyle12"><text:span text:style-name="T45">ho láska konečne dokázala sa byť stálou. Šumná Toninka doviedla to tak ďaleko, že stal sa jej otrokom, mysliac len to, čo ona myslela, mal vôlu len tú, ktorú ona vyslovila. Manželstvo sa uzavrelo; otec mladej nevesty, zámožný statkár v blízkosti Zanice, prenajal novomanželom majetok blízko mesta a tam prežili mädové týždne a mesiace. No skoro navštívilo jich nešťastie v podobe požiaru, ktorý vzniknul nepozornosťou jednoho sluhu, — pohltil všetko, čo bolo nashromaždené k výžive ľudí i statku; budovy, ba i čiastka dobytku padla v obeť záhubným plameňom, tak že Vilinský i s rodinou — vtedy bol už na svete malý synček Imrich — ostaly bez prístrešia a potrebnej stravy.</text:span></text:span></text:p>
        <text:p text:style-name="P32"><text:span text:style-name="CharStyle12"><text:span text:style-name="T45">Podhradský bez rozmýšľania doviezol pohorelcov k sebe a nab</text:span></text:span><text:span text:style-name="CharStyle12"><text:span text:style-name="T1">í</text:span></text:span><text:span text:style-name="CharStyle12"><text:span text:style-name="T45">dnul hospodu svoju švagrovi, hovoriac:</text:span></text:span></text:p>
        <text:p text:style-name="P32"><text:span text:style-name="CharStyle12"><text:span text:style-name="T1">„V</text:span></text:span><text:span text:style-name="CharStyle12"><text:span text:style-name="T45">šetko, čo je moje, považuj za svoje, želal bych si, aby skoro cítil si sa tu, ako doma.</text:span></text:span><text:span text:style-name="CharStyle12"><text:span text:style-name="T1">“</text:span></text:span></text:p>
        <text:p text:style-name="P32"><text:span text:style-name="CharStyle12"><text:span text:style-name="T45">Vilinský pokračoval v spravovaní hospodárstva prenajatého, no býval v </text:span></text:span><text:soft-page-break/><text:span text:style-name="CharStyle12"><text:span text:style-name="T45">dome švagrovom, alebo lepšie rečeno, v dome švagorininom, lebo tenže už bol prepísaný na jej meno, kdežto „Ma</text:span></text:span><text:span text:style-name="CharStyle12"><text:span text:style-name="T1">je</text:span></text:span><text:span text:style-name="CharStyle12"><text:span text:style-name="T45">r“, vtedy ešte neobťažený dlžobami, náležal len jemu.</text:span></text:span></text:p>
        <text:p text:style-name="P32"><text:span text:style-name="CharStyle12"><text:span text:style-name="T45">V dome Podhradských skoro vládla iná ruka, než ruka chorľavej a rozmarnej Podhradske</text:span></text:span><text:span text:style-name="CharStyle12"><text:span text:style-name="T1">j</text:span></text:span><text:span text:style-name="CharStyle12"><text:span text:style-name="T45">; jej sestra, vekom mladšia, povahou a ráznosťou mocnejšia, odňala skoro panej Eleon</text:span></text:span><text:span text:style-name="CharStyle12"><text:span text:style-name="T9">o</text:span></text:span><text:span text:style-name="CharStyle12"><text:span text:style-name="T45">re starosť o domácnosť, čomu slabá a bezdetná žena ani sa nezpierala.</text:span></text:span></text:p>
        <text:p text:style-name="P32"><text:span text:style-name="CharStyle12"><text:span text:style-name="T9">Ž</text:span></text:span><text:span text:style-name="CharStyle12"><text:span text:style-name="T45">e Vilinskovci vtiahli do domu Podhradských, skoro dozvedela sa stará pani, a táto okolnosť veru nezlepšila</text:span></text:span><text:span text:style-name="CharStyle12"><text:span text:style-name="T1">,</text:span></text:span><text:span text:style-name="CharStyle12"><text:span text:style-name="T45"> pomer medzi ňou a jej synom. </text:span></text:span><text:span text:style-name="CharStyle12"><text:span text:style-name="T1">—</text:span></text:span><text:span text:style-name="CharStyle12"><text:span text:style-name="T45"> Teraz už cele utiahla sa i s dcérou, žijúc zväčša vo väčšom meste horného Uhorska; zavše ale trávila leto v kúpeľoch, kde oboznámily sa s </text:span></text:span><text:span text:style-name="CharStyle12"><text:span text:style-name="T1">je</text:span></text:span><text:span text:style-name="CharStyle12"><text:span text:style-name="T45">dným penzionovaným majorom, ktorý po rozličných válečných ťaženiach teraz hodlal zložiť zbraň k nohám svojej vyvolenej Ka</text:span></text:span><text:span text:style-name="CharStyle12"><text:span text:style-name="T1">ro</text:span></text:span><text:span text:style-name="CharStyle12"><text:span text:style-name="T45">línky a oddať pevnosť svojho srdca v jej majetok a správu.</text:span></text:span></text:p>
        <text:p text:style-name="P32"><text:span text:style-name="CharStyle12"><text:span text:style-name="T45">Mladá Podhradská nápadne chorela a slabla; ku jej opatere najaté bolo chudobné, skromné dievča, dcéra a sirota mlynára z okolia. Deva táto so zriedkavou trpezlivosťou ošetrovala nemocnú, čo táto odmeňovala často rozmarným nešetrným chovaním. No Marinkino chovanie sa zostalo vždy jednakým, tichým, beznáročným, tak že nemocná konečne nemohla ju postrádať ani za okamih. Na jar poslali mladú Podhradskú i s jej opatrovateľkou do veľkých a známych kúpeľov, aby vyzdravela. I vyzdravela </text:span></text:span><text:soft-page-break/><text:span text:style-name="CharStyle12"><text:span text:style-name="T45">navždy, aby nikdy viac nepocítila bo</text:span></text:span><text:span text:style-name="CharStyle12"><text:span text:style-name="T1">ľ</text:span></text:span><text:span text:style-name="CharStyle12"><text:span text:style-name="T45">asti. Posledné týždne býval pri nej i Podhradský a ošetroval ju verne a obetive, ako mu to len dovoľovala jeho tekavá povaha. Ku pohrab</text:span></text:span><text:span text:style-name="CharStyle12"><text:span text:style-name="T1">ú </text:span></text:span><text:span text:style-name="CharStyle12"><text:span text:style-name="T45">neprišla ani sestra, ktorá pre novonarodeného chlapčoka nemohla, ani svokra, vyhovárajúc sa na starobu a slabosť. Len Vilinský bol prítomný z rodiny pri poslednej počestnosti švagrinej.</text:span></text:span></text:p>
        <text:p text:style-name="P32"><text:span text:style-name="CharStyle12"><text:span text:style-name="T45">Po pohrabe mali títo dvaja švagrovia medzi štyrma očima rozhovor, v ktorom Vilinský potreboval všetku výrečnosť svoju, aby naklonil švagra svojho k tomu, čo chcel mať od neho, čo sa mu konečne u slabého Podhradského podarilo temer úplne. Potom rozišli sa v dobrej shode, Vilinský „domo</text:span></text:span><text:span text:style-name="CharStyle12"><text:span text:style-name="T1">v</text:span></text:span><text:span text:style-name="CharStyle12"><text:span text:style-name="T45">“, t. j. d</text:span></text:span><text:span text:style-name="CharStyle12"><text:span text:style-name="T1">o Z</text:span></text:span><text:span text:style-name="CharStyle12"><text:span text:style-name="T45">anice, kde dakedajším domom Podhradských teraz už on, alebo lepšie rečeno, jeho opatrná žena vládla, — Podhradský preč z t</text:span></text:span><text:span text:style-name="CharStyle12"><text:span text:style-name="T1">o</text:span></text:span><text:span text:style-name="CharStyle12"><text:span text:style-name="T45">ho okolia — preč do cudzích krajín, no nie sám. Sprevádzala ho na cestách jeho Marinka, s ktorou dal sa celkom v tichosti sosobášiť. —</text:span></text:span></text:p>
        <text:p text:style-name="P32"><text:span text:style-name="CharStyle12"><text:span text:style-name="T45">Keď po mnohých ťaženiach vrátil sa do Zanice s mladou žienkou svojou, privítala jich tam chladná nepriazeň z jednej, rozpačitá priateľskosť z druhej strany. Hrdá Vilinská nemohla to nikdy zabudnúť, že miesto pyšnej Eleon</text:span></text:span><text:span text:style-name="CharStyle12"><text:span text:style-name="T10">o</text:span></text:span><text:span text:style-name="CharStyle12"><text:span text:style-name="T45">ry zaujala podriadená osoba, ktorá len nedávno ešte konala v tomto dome služby, za ktoré bola platená. Ako Vilinská, tak smýš</text:span></text:span><text:span text:style-name="CharStyle12"><text:span text:style-name="T1">ľ</text:span></text:span><text:span text:style-name="CharStyle12"><text:span text:style-name="T45">ala i stará Podhradská a ani táto neuznala Marinku za nevestu svoju, tú Marinku, ktorej dakedy vraj </text:span></text:span><text:span text:style-name="CharStyle12"><text:span text:style-name="T1">„</text:span></text:span><text:span text:style-name="CharStyle12"><text:span text:style-name="T45">diškrécie</text:span></text:span><text:span text:style-name="CharStyle12"><text:span text:style-name="T1">“ </text:span></text:span><text:span text:style-name="CharStyle12"><text:span text:style-name="T45">dávala! Nebolo tedy pre druhú ženu Podhradského pôdy v jeho dome — jeho vlastnou vinou, — nebolo pôdy, lebo sám ju opustil, svevo</text:span></text:span><text:span text:style-name="CharStyle12"><text:span text:style-name="T1">ľ</text:span></text:span><text:span text:style-name="CharStyle12"><text:span text:style-name="T45">ne </text:span></text:span><text:soft-page-break/><text:span text:style-name="CharStyle12"><text:span text:style-name="T45">vzdal sa dedovizne svojej. V jeho hlave rozležala sa myšlienka o podnikoch, ktoré doniesť by mu mohly skvelé dôchodky </text:span></text:span><text:span text:style-name="CharStyle12"><text:span text:style-name="T1">—</text:span></text:span><text:span text:style-name="CharStyle12"><text:span text:style-name="T45"> on sníval o zázračnom vzraste svojho kapitálu, ktorý v jeho rukách smelým obratom môže mu poskytnúť neobyčajné bohatstvo. Kým Podhradský stav</text:span></text:span><text:span text:style-name="CharStyle12"><text:span text:style-name="T10">ä</text:span></text:span><text:span text:style-name="CharStyle12"><text:span text:style-name="T45">l vzdušné hrady svoje tiež na základoch viac vzdušných, než možných, za ten čas budoval Vilinský na opatrne zaujatej, solídnej pôde základ k budúcemu blahobytu svojmu a svojej rodiny. Kým Gabriel staväl mlyny na odokrytý mastný kameň, na ktorý ihlovské okolie zdalo sa byť bohatým, kým staväl nový dom v Ihlovci, dotedy sa Vilinský zmáhal na vydobytom poli. Ako dalo sa predvídať, nezdarily sa Podhradského špekulácie — zpeňažil, čo ešte mohol, potom kupoval akcie, ktoré padaly, keď jich on musel predať, alebo st</text:span></text:span><text:span text:style-name="CharStyle12"><text:span text:style-name="T10">a</text:span></text:span><text:span text:style-name="CharStyle12"><text:span text:style-name="T45">ly sa do konca bezcennými.</text:span></text:span></text:p>
        <text:p text:style-name="P32"><text:span text:style-name="CharStyle12"><text:span text:style-name="T45">S matkou sa cele rozišiel; ešte raz hľadel sa sblížiť ku nej, vtedy, keď už z Ihlovca oznámil jej, že sa mu narodila dcéruška. Ale ani táto radostná zvesť neobmäkčila srdce matkino, list nedočkal sa odvety. Veď práve v ten čas držala starú Podhradskú radostnejšia udalosť v stálom rozochvení: jej milená dcéra Karolínka darovala život malému zemšťanovi, nádejnému potomkovi aristokratického mena. —</text:span></text:span></text:p>
        <text:p text:style-name="P32"><text:span text:style-name="CharStyle12"><text:span text:style-name="T45">Tak išiel Podhradský krok za krokom v ústrety svojej záhube — a Vilinský — ten chudobný Vilinský stával sa majetným a držal sa vykorystenej pôdy húževnat</text:span></text:span><text:span text:style-name="CharStyle12"><text:span text:style-name="T1">o</text:span></text:span><text:span text:style-name="CharStyle12"><text:span text:style-name="T45">. Jeho žena mu v tom verne pomáhala, ba z väčšej čiastky jej ne</text:span></text:span><text:span text:style-name="CharStyle12"><text:span text:style-name="T10">u</text:span></text:span><text:span text:style-name="CharStyle12"><text:span text:style-name="T45">navnému pričineniu mohlo sa ďakovať, že stávali sa vždy zámožnejšími, </text:span></text:span><text:soft-page-break/><text:span text:style-name="CharStyle12"><text:span text:style-name="T45">nadobúdajúc vždy nové pozemky a vkladajúc usporené peniaze do sporiteľní a solídnych závodov. Veď bolo treba starať sa pre dvoch hodných chlapcov, Imricha a Juliusa, tí to všetko dakedy budú potrebovať v hojnej miere! No keď by sa bola Vilinská najviac tešila zo svojho bohatstva, musela opustiť všetko, čo jej bolo milé, darujúc ešte život jednomu slabému dievčatku, ktoré niečo pripozde prišlo na svet, keď jej najstarší brat Imrich bol už šes</text:span></text:span><text:span text:style-name="CharStyle12"><text:span text:style-name="T10">ť</text:span></text:span><text:span text:style-name="CharStyle12"><text:span text:style-name="T45">násťročným mladíkom.</text:span></text:span></text:p>
        <text:p text:style-name="P32"><text:span text:style-name="CharStyle12"><text:span text:style-name="T45">Aj Violina matka zanechala svet tento i muža, ktorý oplakával ju opravdove, a dcérušku, ktorá stala sa skutočnou sirotou.</text:span></text:span></text:p>
        <text:p text:style-name="P12"><text:span text:style-name="CharStyle12"><text:span text:style-name="T45"/></text:span></text:p>
        <text:p text:style-name="P25"><text:span text:style-name="CharStyle12"><text:span text:style-name="T45">7. V starooctcovskom dome.</text:span></text:span></text:p>
        <text:p text:style-name="P32"><text:span text:style-name="CharStyle12"><text:span text:style-name="T45"/></text:span></text:p>
        <text:p text:style-name="P44"><text:span text:style-name="CharStyle12"><text:span text:style-name="T45">Keď odprevadil Vilinský bývalého priateľa ku poslednému cieľu, porobil ešte niektoré poriadky straniva pozostalosti a výloh pri pohrabe, potom ale konal prípravy k odcestovaniu. Telegrafoval domov, že príde zajtrá s popoludňajším vlakom, aby čakal ho povoz na stanici.</text:span></text:span></text:p>
        <text:p text:style-name="P32"><text:span text:style-name="CharStyle12"><text:span text:style-name="T45">Bol i teraz zväčša zamyslený, zasmušilý. Často obzrel sa na Violu, pohliadnul na ňu ľútostivým pohľadom, pohladkal dakedy jej hlávku, ktorým pokračovaním získal si vždy viac a viac srdce osira</text:span></text:span><text:span text:style-name="CharStyle12"><text:span text:style-name="T1">l</text:span></text:span><text:span text:style-name="CharStyle12"><text:span text:style-name="T45">ej devušky. Viola chodila ešte vždy s poviazaným ramenom: v posledné časy pri presťahovaní sa napnula viac, nez bolo radno, ranené rameno, ktorého rana zapálila sa znovu a bolela nemálo. —</text:span></text:span></text:p>
        <text:p text:style-name="P32"><text:soft-page-break/><text:span text:style-name="CharStyle12"><text:span text:style-name="T45">Verný lekár neopustil Violu ani teraz, ba odprevadil ju až k železničnej stanici. Sľúbil Vilinskému, že vykoná, čo bude môcť v záujme siroty, a potom objal dieťa svojho priateľa vrúcne, ako môže starý mládenec, ktorý vo Viole nevidel zrastajúcu pannu, ale len malé ešte a nedospelé dievčatko. Potom prijachal rušeň a tútor so svojou sverenkou vstúpili do v</text:span></text:span><text:span text:style-name="CharStyle12"><text:span text:style-name="T1">o</text:span></text:span><text:span text:style-name="CharStyle12"><text:span text:style-name="T45">zňa. —</text:span></text:span></text:p>
        <text:p text:style-name="P32"><text:span text:style-name="CharStyle12"><text:span text:style-name="T45">Vilinsky bol malomluvn</text:span></text:span><text:span text:style-name="CharStyle12"><text:span text:style-name="T54">ý</text:span></text:span><text:span text:style-name="CharStyle12"><text:span text:style-name="T45">, Viola neodvážila sa vyrušovať ho z myšlienok — necítila k tomu ani potreby. Zdalo sa, akoby Vilinský mal úmysel driemať, no jeho oči len boly zatvorené, ale duch pracoval živo, veď vedel, že ešte mu nastáva chvíľa nepríjemná, keď príde domov. — Konečne sadnul si oproti Viole a znovu pohladiac ju po hlávke, začal hovoriť:</text:span></text:span></text:p>
        <text:p text:style-name="P32"><text:span text:style-name="CharStyle12"><text:span text:style-name="T45">„Ani sa nezpýtaš, dieťa moje, kto nás očakáva? Či ti je to sn</text:span></text:span><text:span text:style-name="CharStyle12"><text:span text:style-name="T54">áď</text:span></text:span><text:span text:style-name="CharStyle12"><text:span text:style-name="T45"> v</text:span></text:span><text:span text:style-name="CharStyle12"><text:span text:style-name="T1">š</text:span></text:span><text:span text:style-name="CharStyle12"><text:span text:style-name="T45">etko jedn</text:span></text:span><text:span text:style-name="CharStyle12"><text:span text:style-name="T10">o</text:span></text:span><text:span text:style-name="CharStyle12"><text:span text:style-name="T45">? No dobre bude, keď poviem ti vopred, koho budeš mať v dome tom, ktorý ti má byť domovom. — Tu najsamprv je moja pani, tú prirodzene musíš volať tetkou, ako mňa ujcom, rozumieš, Viol</text:span></text:span><text:span text:style-name="CharStyle12"><text:span text:style-name="T1">a</text:span></text:span><text:span text:style-name="CharStyle12"><text:span text:style-name="T45">?“</text:span></text:span></text:p>
        <text:p text:style-name="P32"><text:span text:style-name="CharStyle12"><text:span text:style-name="T1">„</text:span></text:span><text:span text:style-name="CharStyle12"><text:span text:style-name="T10">Á</text:span></text:span><text:span text:style-name="CharStyle12"><text:span text:style-name="T45">no, milý ujče, rozumie</text:span></text:span><text:span text:style-name="CharStyle12"><text:span text:style-name="T1">m</text:span></text:span><text:span text:style-name="CharStyle12"><text:span text:style-name="T45">!</text:span></text:span><text:span text:style-name="CharStyle12"><text:span text:style-name="T1">“</text:span></text:span></text:p>
        <text:p text:style-name="P32"><text:span text:style-name="CharStyle12"><text:span text:style-name="T1">„</text:span></text:span><text:span text:style-name="CharStyle12"><text:span text:style-name="T45">Tak; potom je Imrich, môj najstarší syn, — dúfam, ze dobre výndete spolu; je on síce trochu svojhlavý, rád poslúcha len sám seba, a ohnivý, pohovorí, čo snáď i necíti, no, ver mi, dieťa, je on za to dobrý a statočný šuha</text:span></text:span><text:span text:style-name="CharStyle12"><text:span text:style-name="T1">j!“</text:span></text:span></text:p>
        <text:p text:style-name="P32"><text:span text:style-name="CharStyle12"><text:span text:style-name="T45">Violin tútor spokojne pozrel pred seba; chvála jeho syna išla mu zo srdca a robila ho šťastným. —</text:span></text:span></text:p>
        <text:p text:style-name="P32"><text:span text:style-name="CharStyle12"><text:span text:style-name="T45">„Julius, druhý môj syn, je ešte príliš mladý, než aby sa mohol úsudok </text:span></text:span><text:soft-page-break/><text:span text:style-name="CharStyle12"><text:span text:style-name="T45">vyniesť o ňom. No bojím sa, že mi on pripraví ešte mnoho starosti plných hodín, ktorých už aj dosiaľ bolo dosť“... a Vilinský prešiel si rukou cez čelo</text:span></text:span><text:span text:style-name="CharStyle12"><text:span text:style-name="T1">.</text:span></text:span></text:p>
        <text:p text:style-name="P32"><text:span text:style-name="CharStyle12"><text:span text:style-name="T1">„T</text:span></text:span><text:span text:style-name="CharStyle12"><text:span text:style-name="T45">retie moje a najmladšie dieťa je Emuša, 6-ročné dievčatko, niečo slabé a rozmaznané, no viem, že ti bude veľmi l</text:span></text:span><text:span text:style-name="CharStyle12"><text:span text:style-name="T10">a</text:span></text:span><text:span text:style-name="CharStyle12"><text:span text:style-name="T45">skavou sestričkou, lebo </text:span></text:span><text:span text:style-name="CharStyle12"><text:span text:style-name="T1">je</text:span></text:span><text:span text:style-name="CharStyle12"><text:span text:style-name="T45">j srdiečko </text:span></text:span><text:span text:style-name="CharStyle12"><text:span text:style-name="T1">je</text:span></text:span><text:span text:style-name="CharStyle12"><text:span text:style-name="T45"> nežné a plné vrúcnosti ku všetkým, ktorí ju radi máme. Jej miláčkom a zbožňovaným bratom je Imrich, ktorý zase navzájom </text:span></text:span><text:span text:style-name="CharStyle12"><text:span text:style-name="T1">ju </text:span></text:span><text:span text:style-name="CharStyle12"><text:span text:style-name="T45">veľmi nežne miluje. Buď mojim deťom vernou sestričkou</text:span></text:span><text:span text:style-name="CharStyle12"><text:span text:style-name="T1">.</text:span></text:span><text:span text:style-name="CharStyle12"><text:span text:style-name="T45"> Viola, — áno? bude</text:span></text:span><text:span text:style-name="CharStyle12"><text:span text:style-name="T1">š</text:span></text:span><text:span text:style-name="CharStyle12"><text:span text:style-name="T45">?</text:span></text:span><text:span text:style-name="CharStyle12"><text:span text:style-name="T1">“</text:span></text:span></text:p>
        <text:p text:style-name="P32"><text:span text:style-name="CharStyle12"><text:span text:style-name="T1">„</text:span></text:span><text:span text:style-name="CharStyle12"><text:span text:style-name="T10">Á</text:span></text:span><text:span text:style-name="CharStyle12"><text:span text:style-name="T45">no, budem sa usilovať, k vašej spokojnosti, ujče!</text:span></text:span><text:span text:style-name="CharStyle12"><text:span text:style-name="T1">“</text:span></text:span></text:p>
        <text:p text:style-name="P32"><text:span text:style-name="CharStyle12"><text:span text:style-name="T45">„</text:span></text:span><text:span text:style-name="CharStyle12"><text:span text:style-name="T1">D</text:span></text:span><text:span text:style-name="CharStyle12"><text:span text:style-name="T45">obre tak, dieťa moje! ešte pripomeniem ti </text:span></text:span><text:span text:style-name="CharStyle12"><text:span text:style-name="T1">He</text:span></text:span><text:span text:style-name="CharStyle12"><text:span text:style-name="T45">rmínku, vnučku mojej panej, ktorá toto osirotelé dievčatko od malička vychováva — a máš pred sebou všetkých členov mojej a tvojej budúcej rodiny. — Želal bych si, aby si nám bola milým údom rodiny, aby mier v našom dome nebol narušený — veď ma rozumieš, dieťa moje?“</text:span></text:span></text:p>
        <text:p text:style-name="P32"><text:span text:style-name="CharStyle12"><text:span text:style-name="T1">„R</text:span></text:span><text:span text:style-name="CharStyle12"><text:span text:style-name="T45">ozumiem; a ako budem môcť, budem sa snažiť chovať sa ku spokojnosti všetkých domácich.</text:span></text:span><text:span text:style-name="CharStyle12"><text:span text:style-name="T1">“</text:span></text:span></text:p>
        <text:p text:style-name="P32"><text:span text:style-name="CharStyle12"><text:span text:style-name="T45">Vilinský k</text:span></text:span><text:span text:style-name="CharStyle12"><text:span text:style-name="T1">ýv</text:span></text:span><text:span text:style-name="CharStyle12"><text:span text:style-name="T45">nul hlavou; vzdýchnul si zhlboka. No musel si sám sebe riecť, že toto dievča veru nie je určené k tomu, aby ono prinášalo nepokoj do domu, ba naopak zdalo sa byť telesnou skromnosťou, tichou resignáciou. —</text:span></text:span><text:span text:style-name="CharStyle17"><text:span text:style-name="T45"> </text:span></text:span><text:span text:style-name="CharStyle12"><text:span text:style-name="T45">Vilinský bol s ňou spokojný a veril, že by mohli byť spokojní aj jeho domáci. —</text:span></text:span></text:p>
        <text:p text:style-name="P32"><text:span text:style-name="CharStyle12"><text:span text:style-name="T45">Popoludní toho sichravého dňa vjachal rušeň na zanickú stanicu; Vilinský vystúpil prvý dolu, položil malý cestovný vak na zem a pozorne vzal Violu v </text:span></text:span><text:soft-page-break/><text:span text:style-name="CharStyle12"><text:span text:style-name="T45">náručie a pomohol jej dolu. Na nádraží čakal jich mladý, vysoký muž, akoby navyknutý nosiť rovnošatu, a pošiel niekoľko krokov v ústrety otcovi. Podal mu ruku, pobozkal a obrátil sa, aby vyhľadal koč, ktorý mal jich odviezť domov. Pri povoze povedal starý pán Imr</text:span></text:span><text:span text:style-name="CharStyle12"><text:span text:style-name="T1">ov</text:span></text:span><text:span text:style-name="CharStyle12"><text:span text:style-name="T45">i</text:span></text:span><text:span text:style-name="CharStyle12"><text:span text:style-name="T1">:</text:span></text:span></text:p>
        <text:p text:style-name="P32"><text:span text:style-name="CharStyle12"><text:span text:style-name="T45">„Imro</text:span></text:span><text:span text:style-name="CharStyle12"><text:span text:style-name="T1">,</text:span></text:span><text:span text:style-name="CharStyle12"><text:span text:style-name="T45"> tu vidíš Violu Podhradskú, moju </text:span></text:span><text:span text:style-name="CharStyle12"><text:span text:style-name="T1">sv</text:span></text:span><text:span text:style-name="CharStyle12"><text:span text:style-name="T45">e</text:span></text:span><text:span text:style-name="CharStyle12"><text:span text:style-name="T1">re</text:span></text:span><text:span text:style-name="CharStyle12"><text:span text:style-name="T45">nku, a budúceho člena našej rodiny.</text:span></text:span></text:p>
        <text:p text:style-name="P32"><text:span text:style-name="CharStyle12"><text:span text:style-name="T45">Imro ale zdal sa prepočuť, čo otec povedal, p</text:span></text:span><text:span text:style-name="CharStyle12"><text:span text:style-name="T1">o</text:span></text:span><text:span text:style-name="CharStyle12"><text:span text:style-name="T45">slal Mateja — kočiša — pre kufor, sadol si na predný sedák a vzal opraty do ruky. Jeho zraky nepozrely v tú stranu, kde sedela Viola, ktorá začala sa chvieť. </text:span></text:span><text:span text:style-name="CharStyle12"><text:span text:style-name="T1">—</text:span></text:span><text:span text:style-name="CharStyle12"><text:span text:style-name="T45"> Aj starý pán sa zamlča</text:span></text:span><text:span text:style-name="CharStyle12"><text:span text:style-name="T1">l</text:span></text:span><text:span text:style-name="CharStyle12"><text:span text:style-name="T45">; protivil sa každému násilenstvu a všetkým výstupom, — úfal sa, že doma všetko sa vyhladí, ač očakával, že nie bez búrky. —</text:span></text:span></text:p>
        <text:p text:style-name="P32"><text:span text:style-name="CharStyle12"><text:span text:style-name="T54">Ž</text:span></text:span><text:span text:style-name="CharStyle12"><text:span text:style-name="T45">e už mnohojazyčná fáma i tu pracovala a doniesla chýry ešte zväčšené a vysvetlivkami opatrené z Ihlovca do Zanice, uvidíme z budúceho výstupu. — Viola, dosia</text:span></text:span><text:span text:style-name="CharStyle12"><text:span text:style-name="T54">ľ</text:span></text:span><text:span text:style-name="CharStyle12"><text:span text:style-name="T45"> nepredpojatá, ľahostajná oproti rodine Vilinských, začala sa teraz báť, a želala by si bola, nesísť sa s tými ľuďmi, ktorí jej majú byť domácimi.</text:span></text:span></text:p>
        <text:p text:style-name="P32"><text:span text:style-name="CharStyle12"><text:span text:style-name="T45">No akýsi vzdor vtiahnul do jej srdca — vzdor a hrdosť odmietavá, ktorou chce sa brániť, — ako, už ani nemyslela, veď dosiaľ ešte vždy musela sa ohradzovať oproti nápadom zovňajším.</text:span></text:span></text:p>
        <text:p text:style-name="P32"><text:span text:style-name="CharStyle12"><text:span text:style-name="T45">Koč rachotil už po kamennej dlažbe mesta Zanice, pred Violou otváraly sa nové čisté, úhľadné ulice, námestie pravidelné, v stredu ve</text:span></text:span><text:span text:style-name="CharStyle12"><text:span text:style-name="T1">ľ</text:span></text:span><text:span text:style-name="CharStyle12"><text:span text:style-name="T45">ký ozdobný chrám — a v jednom uhle zastal koč pred bránou veľkého, v dobrom poriadku </text:span></text:span><text:soft-page-break/><text:span text:style-name="CharStyle12"><text:span text:style-name="T45">udržovaného domu. Zvedave pozrelo dievčatko na dom, v ktorom dakedy otec </text:span></text:span><text:span text:style-name="CharStyle12"><text:span text:style-name="T1">je</text:span></text:span><text:span text:style-name="CharStyle12"><text:span text:style-name="T45">j vyrástol a kde ona má tráviť mladé roky svoje; </text:span></text:span><text:span text:style-name="CharStyle12"><text:span text:style-name="T1">—</text:span></text:span><text:span text:style-name="CharStyle12"><text:span text:style-name="T45"> čo videla, ten vážny zovňajšok uspokojoval ju. V bráne prišla v ústrety pánovi pani Vilinská, asi 40-r</text:span></text:span><text:span text:style-name="CharStyle12"><text:span text:style-name="T54">o</text:span></text:span><text:span text:style-name="CharStyle12"><text:span text:style-name="T45">čná, neveľká, chudá ženská. Tvár jej bola zvädlá, žlté </text:span></text:span><text:span text:style-name="CharStyle12"><text:span text:style-name="T54">š</text:span></text:span><text:span text:style-name="CharStyle12"><text:span text:style-name="T45">kvrny na čele a okolo úst — zvlášte keď nedržala za potrebné vypomôcť prírode rýžovou múkou — nerobily ju krajšou, — no najväčmi odstrkovaly jej bádavé, ostré a chladné oči to mladé dievča, ktoré jedným náhlym pohľadom chcelo zvedieť, čo ju očakáva uprostred tejto rodiny.</text:span></text:span></text:p>
        <text:p text:style-name="P32"><text:span text:style-name="CharStyle12"><text:span text:style-name="T45">Od nej prešly oči mladej devušky pátravým úzkostlivým pohľadom po všetkých shromaždených. Imricha už mala príležitosť vidieť a poznať, že u toho m</text:span></text:span><text:span text:style-name="CharStyle12"><text:span text:style-name="T10">a</text:span></text:span><text:span text:style-name="CharStyle12"><text:span text:style-name="T45">rne bude hľadať cit a bratskú lásku; kde ale Julius, druhý syn Vilinského? — Tu je Emuša, malé, šumné dievčatko s tázavým pohľadom </text:span></text:span><text:span text:style-name="CharStyle12"><text:span text:style-name="T1">ja</text:span></text:span><text:span text:style-name="CharStyle12"><text:span text:style-name="T45">snomodrých očí, ktoré zpoza záslony obloka na ňu kukajú, ako i oči Hermínky, asi pätnásť ročnej vnučky pani Vilinskej.</text:span></text:span></text:p>
        <text:p text:style-name="P32"><text:span text:style-name="CharStyle12"><text:span text:style-name="T45">Široká klenutá chodba, ako i veľká, priestranná prízemná izba, milo účinkovaly na čuvy dievčaťa, no to, čo videla na tvárach obyvateľov tohoto domu, ju zarazilo a</text:span></text:span><text:span text:style-name="CharStyle17"><text:span text:style-name="T45"> </text:span></text:span><text:span text:style-name="CharStyle12"><text:span text:style-name="T45">pôsobilo, že stiahlo sa jej srdiečko novým bôľom, veď darmo čakala úprimné slovo: „</text:span></text:span><text:span text:style-name="CharStyle12"><text:span text:style-name="T1">v</text:span></text:span><text:span text:style-name="CharStyle12"><text:span text:style-name="T45">itaj v novej domovin</text:span></text:span><text:span text:style-name="CharStyle12"><text:span text:style-name="T1">e</text:span></text:span><text:span text:style-name="CharStyle12"><text:span text:style-name="T45">!“</text:span></text:span></text:p>
        <text:p text:style-name="P32"><text:span text:style-name="CharStyle12"><text:span text:style-name="T45">Jej tútor laskave jej kynul, aby si sadla a zložila</text:span></text:span><text:span text:style-name="CharStyle12"><text:span text:style-name="T1">,</text:span></text:span><text:span text:style-name="CharStyle12"><text:span text:style-name="T45"> klobúčik a pláštik zo seba — no on zapomenul, že jej je len jedna ruka </text:span></text:span><text:span text:style-name="CharStyle12"><text:span text:style-name="T1">sv</text:span></text:span><text:span text:style-name="CharStyle12"><text:span text:style-name="T45">obodná.</text:span></text:span></text:p>
        <text:p text:style-name="P32"><text:span text:style-name="CharStyle12"><text:span text:style-name="T45">„</text:span></text:span><text:span text:style-name="CharStyle12"><text:span text:style-name="T1">D</text:span></text:span><text:span text:style-name="CharStyle12"><text:span text:style-name="T45">oviezol som vám milú spolu</text:span></text:span><text:span text:style-name="CharStyle12"><text:span text:style-name="T1">o</text:span></text:span><text:span text:style-name="CharStyle12"><text:span text:style-name="T45">byvate</text:span></text:span><text:span text:style-name="CharStyle12"><text:span text:style-name="T10">ľ</text:span></text:span><text:span text:style-name="CharStyle12"><text:span text:style-name="T45">ku, Violu, dcéru mojho švagra. — </text:span></text:span><text:soft-page-break/><text:span text:style-name="CharStyle12"><text:span text:style-name="T45">Violka, tu tetka tvoja, tam Imrich, môj syn, — Julius je na „Majeri“, — tu Herm</text:span></text:span><text:span text:style-name="CharStyle12"><text:span text:style-name="T10">í</text:span></text:span><text:span text:style-name="CharStyle12"><text:span text:style-name="T45">nka, vnučka mojej panej a toto moja milá Emuša! riekol a pobozkal dcérušku túliacu sa k nemu.</text:span></text:span></text:p>
        <text:p text:style-name="P32"><text:span text:style-name="CharStyle12"><text:span text:style-name="T45">Ale Viola sa nep</text:span></text:span><text:span text:style-name="CharStyle12"><text:span text:style-name="T1">o</text:span></text:span><text:span text:style-name="CharStyle12"><text:span text:style-name="T45">hla, aby išla pozdraviť svojich budúcich domácich a títo sa tiež nepoponáh</text:span></text:span><text:span text:style-name="CharStyle12"><text:span text:style-name="T10">ľ</text:span></text:span><text:span text:style-name="CharStyle12"><text:span text:style-name="T45">ali dať výrazu srdečného privítania.</text:span></text:span></text:p>
        <text:p text:style-name="P32"><text:span text:style-name="CharStyle12"><text:span text:style-name="T45">I zastala v prednej izbe a nevedela, čo počať ďale</text:span></text:span><text:span text:style-name="CharStyle12"><text:span text:style-name="T1">j</text:span></text:span><text:span text:style-name="CharStyle12"><text:span text:style-name="T45">; najradšej by bola ušla a bežala nazpät — ale kam? Tí druhí všetci opustili prednú izbu a nasled</text:span></text:span><text:span text:style-name="CharStyle12"><text:span text:style-name="T1">ov</text:span></text:span><text:span text:style-name="CharStyle12"><text:span text:style-name="T45">aly Vilinského, ktorý chcel si oddýchnuť.</text:span></text:span></text:p>
        <text:p text:style-name="P32"><text:span text:style-name="CharStyle12"><text:span text:style-name="T45">Viola oprela na chvíľu hlávku o stenu a vzdýchla zhlboka. Bola osiralá a nikto ju nepr</text:span></text:span><text:span text:style-name="CharStyle12"><text:span text:style-name="T1">iv</text:span></text:span><text:span text:style-name="CharStyle12"><text:span text:style-name="T45">inul v náručie l</text:span></text:span><text:span text:style-name="CharStyle12"><text:span text:style-name="T10">a</text:span></text:span><text:span text:style-name="CharStyle12"><text:span text:style-name="T45">skavé, bola umorená chorobou a ďalekou cestou a nikto jej nešiel poskytnúť občerstvenia!</text:span></text:span></text:p>
        <text:p text:style-name="P32"><text:span text:style-name="CharStyle12"><text:span text:style-name="T45">Všetci ju opustili, aby nasledovali domového pána do bočnej izby; ostatná Emka nezatvorila dvere, — čím Viole umožnené bolo počuť všetko, čo tam hovorili. —-</text:span></text:span></text:p>
        <text:p text:style-name="P32"><text:span text:style-name="CharStyle12"><text:span text:style-name="T45">„Je to skutočne tvoj úmysel podržať dievča toto u nás i ďalej?“ počula Viola tvrdý hlas „</text:span></text:span><text:span text:style-name="CharStyle12"><text:span text:style-name="T1">t</text:span></text:span><text:span text:style-name="CharStyle12"><text:span text:style-name="T45">etk</text:span></text:span><text:span text:style-name="CharStyle12"><text:span text:style-name="T1">y</text:span></text:span><text:span text:style-name="CharStyle12"><text:span text:style-name="T45">“ z druhej izby.</text:span></text:span></text:p>
        <text:p text:style-name="P32"><text:span text:style-name="CharStyle12"><text:span text:style-name="T45">„Môj pevný a nezvratný úmyse</text:span></text:span><text:span text:style-name="CharStyle12"><text:span text:style-name="T1">l</text:span></text:span><text:span text:style-name="CharStyle12"><text:span text:style-name="T45">!</text:span></text:span><text:span text:style-name="CharStyle12"><text:span text:style-name="T1">“</text:span></text:span><text:span text:style-name="CharStyle12"><text:span text:style-name="T45"> znela odpoveď dosť rázna.</text:span></text:span></text:p>
        <text:p text:style-name="P32"><text:span text:style-name="CharStyle12"><text:span text:style-name="T45">„A nepomyslíš, aký vplyv môže mať pobyt jej uprostred našej, dosia</text:span></text:span><text:span text:style-name="CharStyle12"><text:span text:style-name="T54">ľ</text:span></text:span><text:span text:style-name="CharStyle12"><text:span text:style-name="T45"> tak veľmi váženej rodin</text:span></text:span><text:span text:style-name="CharStyle12"><text:span text:style-name="T1">y</text:span></text:span><text:span text:style-name="CharStyle12"><text:span text:style-name="T45">?</text:span></text:span><text:span text:style-name="CharStyle12"><text:span text:style-name="T1">“</text:span></text:span></text:p>
        <text:p text:style-name="P32"><text:span text:style-name="CharStyle12"><text:span text:style-name="T1">„</text:span></text:span><text:span text:style-name="CharStyle12"><text:span text:style-name="T45">Aký vplyv? iste len zošľachťujúci, lebo ako som poznal, je Viola dievča dobre vychované, skromné a tak niet sa čo </text:span></text:span><text:span text:style-name="CharStyle12"><text:span text:style-name="T10">o</text:span></text:span><text:span text:style-name="CharStyle12"><text:span text:style-name="T45">bávať zlého vplyvu.</text:span></text:span><text:span text:style-name="CharStyle12"><text:span text:style-name="T1">“</text:span></text:span></text:p>
        <text:p text:style-name="P32"><text:soft-page-break/><text:span text:style-name="CharStyle12"><text:span text:style-name="T1">„</text:span></text:span><text:span text:style-name="CharStyle12"><text:span text:style-name="T45">Ale ty zabúdaš na minulosť jej otca, na to, v akých okolnosťach žil a ako potupne umre</text:span></text:span><text:span text:style-name="CharStyle12"><text:span text:style-name="T1">l</text:span></text:span><text:span text:style-name="CharStyle12"><text:span text:style-name="T45">!“</text:span></text:span></text:p>
        <text:p text:style-name="P32"><text:span text:style-name="CharStyle12"><text:span text:style-name="T45">„</text:span></text:span><text:span text:style-name="CharStyle12"><text:span text:style-name="T1">B</text:span></text:span><text:span text:style-name="CharStyle12"><text:span text:style-name="T45">ohužiaľ, že tak umre</text:span></text:span><text:span text:style-name="CharStyle12"><text:span text:style-name="T1">l</text:span></text:span><text:span text:style-name="CharStyle12"><text:span text:style-name="T45">!</text:span></text:span><text:span text:style-name="CharStyle12"><text:span text:style-name="T1">“</text:span></text:span></text:p>
        <text:p text:style-name="P32"><text:span text:style-name="CharStyle12"><text:span text:style-name="T45">„Ako zaslúžil, otče“</text:span></text:span><text:span text:style-name="CharStyle12"><text:span text:style-name="T1">,</text:span></text:span><text:span text:style-name="CharStyle12"><text:span text:style-name="T45"> poznamenal rýchlo Imrich, „</text:span></text:span><text:span text:style-name="CharStyle12"><text:span text:style-name="T1">l</text:span></text:span><text:span text:style-name="CharStyle12"><text:span text:style-name="T45">epšiu smrť nezaslúžil on — te</text:span></text:span><text:span text:style-name="CharStyle12"><text:span text:style-name="T1">n</text:span></text:span><text:span text:style-name="CharStyle12"><text:span text:style-name="T45">...“</text:span></text:span></text:p>
        <text:p text:style-name="P32"><text:span text:style-name="CharStyle12"><text:span text:style-name="T1">„T</text:span></text:span><text:span text:style-name="CharStyle12"><text:span text:style-name="T45">ich</text:span></text:span><text:span text:style-name="CharStyle12"><text:span text:style-name="T1">o</text:span></text:span><text:span text:style-name="CharStyle12"><text:span text:style-name="T45">!</text:span></text:span><text:span text:style-name="CharStyle12"><text:span text:style-name="T1">“</text:span></text:span><text:span text:style-name="CharStyle12"><text:span text:style-name="T45"> zvolal Vilinský skoro strmo, čo sa mu ale nie celkom podarilo; „tu nejedná sa o to, čo bol, kto bol jej otec, ale o to, že som jej ja </text:span></text:span><text:span text:style-name="CharStyle12"><text:span text:style-name="T1">te</text:span></text:span><text:span text:style-name="CharStyle12"><text:span text:style-name="T45">s</text:span></text:span><text:span text:style-name="CharStyle12"><text:span text:style-name="T1">tame</text:span></text:span><text:span text:style-name="CharStyle12"><text:span text:style-name="T45">ntárne za tútora určený a chcem ju podržať v svojom dome — kým...“</text:span></text:span></text:p>
        <text:p text:style-name="P32"><text:span text:style-name="CharStyle12"><text:span text:style-name="T1">„</text:span></text:span><text:span text:style-name="CharStyle12"><text:span text:style-name="T45">Kým sa dľa testamentu za jednoho z tvojich synov nevydá!</text:span></text:span><text:span text:style-name="CharStyle12"><text:span text:style-name="T1">“</text:span></text:span><text:span text:style-name="CharStyle12"><text:span text:style-name="T45"> poznamenala pani Vilinská.</text:span></text:span></text:p>
        <text:p text:style-name="P32"><text:span text:style-name="CharStyle12"><text:span text:style-name="T1">„</text:span></text:span><text:span text:style-name="CharStyle12"><text:span text:style-name="T10">Á</text:span></text:span><text:span text:style-name="CharStyle12"><text:span text:style-name="T45">no! A to by som si veľmi želal, ba sľúbil som to umierajúcem</text:span></text:span><text:span text:style-name="CharStyle12"><text:span text:style-name="T1">u</text:span></text:span><text:span text:style-name="CharStyle12"><text:span text:style-name="T45">!“</text:span></text:span></text:p>
        <text:p text:style-name="P32"><text:span text:style-name="CharStyle12"><text:span text:style-name="T45">„Táto bláznivá idea mohla sa zrodiť len v modzgu jednoho Podhradského!</text:span></text:span><text:span text:style-name="CharStyle12"><text:span text:style-name="T1">“</text:span></text:span><text:span text:style-name="CharStyle12"><text:span text:style-name="T45"> podotknul Imrich s ostrým sarkasmom. „Len to mi divno, že môj otec niečo podobného mohol akceptovať — dnes, v devätnástom století!“</text:span></text:span></text:p>
        <text:p text:style-name="P32"><text:span text:style-name="CharStyle12"><text:span text:style-name="T1">„</text:span></text:span><text:span text:style-name="CharStyle12"><text:span text:style-name="T45">Dosť na tom, je to moja vôľa a chcem ju mať prevedenú!</text:span></text:span><text:span text:style-name="CharStyle12"><text:span text:style-name="T1">“</text:span></text:span><text:span text:style-name="CharStyle12"><text:span text:style-name="T45"> riekol otec mimoriadne dôrazne.</text:span></text:span></text:p>
        <text:p text:style-name="P32"><text:span text:style-name="CharStyle12"><text:span text:style-name="T45">„</text:span></text:span><text:span text:style-name="CharStyle12"><text:span text:style-name="T1">N</text:span></text:span><text:span text:style-name="CharStyle12"><text:span text:style-name="T45">ikd</text:span></text:span><text:span text:style-name="CharStyle12"><text:span text:style-name="T1">y</text:span></text:span><text:span text:style-name="CharStyle12"><text:span text:style-name="T45">!“ zvolal Imrich náruživ</text:span></text:span><text:span text:style-name="CharStyle12"><text:span text:style-name="T10">e</text:span></text:span><text:span text:style-name="CharStyle12"><text:span text:style-name="T45">, „</text:span></text:span><text:span text:style-name="CharStyle12"><text:span text:style-name="T1">a</text:span></text:span><text:span text:style-name="CharStyle12"><text:span text:style-name="T45">spoň z mojej strany je to zhola nemožné, lebo ja som nie stvorený pre dieťa ľahkomyseľného dobrodruha, hráča, lumpa, pre dcéru podpaľačovu!</text:span></text:span><text:span text:style-name="CharStyle12"><text:span text:style-name="T1">“</text:span></text:span></text:p>
        <text:p text:style-name="P32"><text:span text:style-name="CharStyle12"><text:span text:style-name="T45">Desný výkrik ozval sa od dverí. Imrichove zraky prekvapeno obrátily sa ta, ako i zraky všetkých prítomných a on videl stáť vo dveroch nie viac dieťa, ale </text:span></text:span><text:soft-page-break/><text:span text:style-name="CharStyle12"><text:span text:style-name="T45">urazenú, b</text:span></text:span><text:span text:style-name="CharStyle12"><text:span text:style-name="T10">ľ</text:span></text:span><text:span text:style-name="CharStyle12"><text:span text:style-name="T45">adú devu vysoko vypnut</text:span></text:span><text:span text:style-name="CharStyle12"><text:span text:style-name="T1">ú</text:span></text:span><text:span text:style-name="CharStyle12"><text:span text:style-name="T45">; hnev, nenávisť, smútok šľahal jej z očú teraz tmavých; bľadé chvejúce sa pern</text:span></text:span><text:span text:style-name="CharStyle12"><text:span text:style-name="T10">y</text:span></text:span><text:span text:style-name="CharStyle12"><text:span text:style-name="T45"> zdaly sa hovoriť slová nikým nepočuté. Obväzok — ochranná šatka, náhlym pohybom, akým mimovoľne hnaná neviditeľnou akousi mocou ku dverom, za ktorými cudzí ľudia také </text:span></text:span><text:span text:style-name="CharStyle12"><text:span text:style-name="T10">o</text:span></text:span><text:span text:style-name="CharStyle12"><text:span text:style-name="T45">bžaloby valia na </text:span></text:span><text:span text:style-name="CharStyle12"><text:span text:style-name="T1">je</text:span></text:span><text:span text:style-name="CharStyle12"><text:span text:style-name="T45">j otca — spadla z raneného ramienka, ktoré bezvládne kleslo popri štíhlej postave dolu.</text:span></text:span></text:p>
        <text:p text:style-name="P32"><text:span text:style-name="CharStyle12"><text:span text:style-name="T45">Imrich zarazene ostal stáť; pohľad jeh</text:span></text:span><text:span text:style-name="CharStyle12"><text:span text:style-name="T1">o</text:span></text:span><text:span text:style-name="CharStyle12"><text:span text:style-name="T45"> na okamženie stretol sa s pohľadom urazenej hlbokej nenávisti a výraz tohoto silného pocitu zarazil ho na chvíľku a držal urazenú devu nepohnute stáť oproti svojmu nepriateľov</text:span></text:span><text:span text:style-name="CharStyle12"><text:span text:style-name="T1">i</text:span></text:span><text:span text:style-name="CharStyle12"><text:span text:style-name="T45">; — potom začala sa klátiť a tenká postava mladuškej devy klesla s boľastným výkrikom na dlážku. — —</text:span></text:span></text:p>
        <text:p text:style-name="P5"><text:span text:style-name="CharStyle12"><text:span text:style-name="T45"/></text:span></text:p>
        <text:p text:style-name="P20"><text:span text:style-name="CharStyle12"><text:span text:style-name="T45">8. Tichá komôrka.</text:span></text:span></text:p>
        <text:p text:style-name="P32"><text:span text:style-name="CharStyle12"><text:span text:style-name="T45"/></text:span></text:p>
        <text:p text:style-name="P44"><text:span text:style-name="CharStyle12"><text:span text:style-name="T45">Keď Viola prebrala sa z mdloby, do akej upadla následkom veľkého duševného pohnutia a telesnej slabosti, obzrela sa zadiven</text:span></text:span><text:span text:style-name="CharStyle12"><text:span text:style-name="T10">e</text:span></text:span><text:span text:style-name="CharStyle12"><text:span text:style-name="T45"> vôkol seba. Ležala v posteli, pásavými perinami opatrenej, v izbe, ktorá patrne slúžila za miestnosť pre odkladanie nepotrebného haraburdia. Na stole, ktorého chybujúca štvrtá noha nahradená bola rovne invalidným stolcom, horela lo</text:span></text:span><text:span text:style-name="CharStyle12"><text:span text:style-name="T1">jov</text:span></text:span><text:span text:style-name="CharStyle12"><text:span text:style-name="T45">á sviečka, zastrčená miesto do svietnika, do hrdla medicínovej sklenice.</text:span></text:span></text:p>
        <text:p text:style-name="P32"><text:span text:style-name="CharStyle12"><text:span text:style-name="T45">Zadiveno obzrelo sa dievča po izbe, — či to len sen </text:span></text:span><text:span text:style-name="CharStyle12"><text:span text:style-name="T1">a</text:span></text:span><text:span text:style-name="CharStyle12"><text:span text:style-name="T45"> či skutočnosť, kde sa nachodí?</text:span></text:span></text:p>
        <text:p text:style-name="P32"><text:soft-page-break/><text:span text:style-name="CharStyle12"><text:span text:style-name="T45">Slabé svetlo sviečky vrhalo temné stíny do kútov komory, naplnenej nepotrebným náradím veľkej domácnosti. Tu opretá kasňa s mnohými priečinkami, tu na stene povesená guitara s vy</text:span></text:span><text:span text:style-name="CharStyle12"><text:span text:style-name="T11">bľ</text:span></text:span><text:span text:style-name="CharStyle12"><text:span text:style-name="T45">adnutou stužkou, — tam po stene povešané staré šatstvo, zase obrazy generálov a vojevodcov francúzskych válok a iné bezcenné obrázce zašlého veku.</text:span></text:span></text:p>
        <text:p text:style-name="P32"><text:span text:style-name="CharStyle12"><text:span text:style-name="T45">Neďaleko postele na chromom stolci sedela stará žena a párala piera. Časom pozrela na Violu, ktorá cítila na čele niečo studeného a v údoch tupý bôľ. Teraz pohnula sa Viola a starena položila hŕstku piera na stôl, pristúpila bližej ku posteli a s</text:span></text:span><text:span text:style-name="CharStyle12"><text:span text:style-name="T1">ň</text:span></text:span><text:span text:style-name="CharStyle12"><text:span text:style-name="T45">ala šatku z čela devuškinho.</text:span></text:span></text:p>
        <text:p text:style-name="P32"><text:span text:style-name="CharStyle12"><text:span text:style-name="T45">„Kde som?“ opýtala sa Viola a zdvihla hlavu hore.</text:span></text:span></text:p>
        <text:p text:style-name="P32"><text:span text:style-name="CharStyle12"><text:span text:style-name="T1">„T</text:span></text:span><text:span text:style-name="CharStyle12"><text:span text:style-name="T45">íško, len tíšk</text:span></text:span><text:span text:style-name="CharStyle12"><text:span text:style-name="T1">o</text:span></text:span><text:span text:style-name="CharStyle12"><text:span text:style-name="T45">!“ chlácholila ošetrovateľka, — „nachodíte sa v dome nášho urodzeného pána Vilinského.</text:span></text:span></text:p>
        <text:p text:style-name="P32"><text:span text:style-name="CharStyle12"><text:span text:style-name="T45">„</text:span></text:span><text:span text:style-name="CharStyle12"><text:span text:style-name="T1">A</text:span></text:span><text:span text:style-name="CharStyle12"><text:span text:style-name="T45">ch preč odtiaľto, preč!“ vzdychla Viola, ktorej rozpomienka znovu oživla.</text:span></text:span></text:p>
        <text:p text:style-name="P32"><text:span text:style-name="CharStyle12"><text:span text:style-name="T45">„Preč? Ale kdeže by?“</text:span></text:span></text:p>
        <text:p text:style-name="P32"><text:span text:style-name="CharStyle12"><text:span text:style-name="T45">„</text:span></text:span><text:span text:style-name="CharStyle12"><text:span text:style-name="T1">J</text:span></text:span><text:span text:style-name="CharStyle12"><text:span text:style-name="T45">edno, kamkoľvek, len preč, preč!“ zvolala znovu Viola a pozrela na ženu, o ktorej myslela, že </text:span></text:span><text:span text:style-name="CharStyle12"><text:span text:style-name="T1">i</text:span></text:span><text:span text:style-name="CharStyle12"><text:span text:style-name="T45"> ona ide jej povedať tvrdé, nel</text:span></text:span><text:span text:style-name="CharStyle12"><text:span text:style-name="T11">a</text:span></text:span><text:span text:style-name="CharStyle12"><text:span text:style-name="T45">skavé slová. Ale tá jej tie nepovedala, ač bola v službe Vilinských. Len pozrela pátrav</text:span></text:span><text:span text:style-name="CharStyle12"><text:span text:style-name="T55">e</text:span></text:span><text:span text:style-name="CharStyle12"><text:span text:style-name="T1"> </text:span></text:span><text:span text:style-name="CharStyle12"><text:span text:style-name="T45">na dievča a zamlčala sa. Viola rovne dlhým pohľadom merala starú a uspokojila sa niečo. Výraz tejto ohorenej, vráskami pokrytej tváre nebol tvrdý a nel</text:span></text:span><text:span text:style-name="CharStyle12"><text:span text:style-name="T11">a</text:span></text:span><text:span text:style-name="CharStyle12"><text:span text:style-name="T45">skavý, ač nemal nič jemnejšieho v sebe, vyjmúc prostodušného úsmevu </text:span></text:span><text:span text:style-name="CharStyle12"><text:span text:style-name="T1">zv</text:span></text:span><text:span text:style-name="CharStyle12"><text:span text:style-name="T45">ädlých úst. Ale to dostačovalo, aby sa Viola uspokojila;</text:span></text:span><text:span text:style-name="CharStyle17"><text:span text:style-name="T1"> </text:span></text:span><text:span text:style-name="CharStyle12"><text:span text:style-name="T45">cítila, že niet v blízkosti tých </text:span></text:span><text:soft-page-break/><text:span text:style-name="CharStyle12"><text:span text:style-name="T45">tvrdosrdcích </text:span></text:span><text:span text:style-name="CharStyle12"><text:span text:style-name="T1">ľ</text:span></text:span><text:span text:style-name="CharStyle12"><text:span text:style-name="T45">udí, — viac si predbežne nežiadala. Spomnela si na potupné slová, ktorými</text:span></text:span><text:span text:style-name="CharStyle12"><text:span text:style-name="T1">,</text:span></text:span><text:span text:style-name="CharStyle12"><text:span text:style-name="T45"> pohanili ju a pamiatku jej otca a všetky nežnejšie city v nej zdaly sa byť udusené jediným, silným pocitom nenávisti a vzdoru. Tých ona má </text:span></text:span><text:span text:style-name="CharStyle12"><text:span text:style-name="T1">„t</text:span></text:span><text:span text:style-name="CharStyle12"><text:span text:style-name="T45">etko</text:span></text:span><text:span text:style-name="CharStyle12"><text:span text:style-name="T1">u“</text:span></text:span><text:span text:style-name="CharStyle12"><text:span text:style-name="T45">, “</text:span></text:span><text:span text:style-name="CharStyle12"><text:span text:style-name="T1">b</text:span></text:span><text:span text:style-name="CharStyle12"><text:span text:style-name="T45">rato</text:span></text:span><text:span text:style-name="CharStyle12"><text:span text:style-name="T1">m</text:span></text:span><text:span text:style-name="CharStyle12"><text:span text:style-name="T45">“ „</text:span></text:span><text:span text:style-name="CharStyle12"><text:span text:style-name="T1">s</text:span></text:span><text:span text:style-name="CharStyle12"><text:span text:style-name="T45">estro</text:span></text:span><text:span text:style-name="CharStyle12"><text:span text:style-name="T1">u</text:span></text:span><text:span text:style-name="CharStyle12"><text:span text:style-name="T45">“ volať? Nie, aspoň ona nepokorí sa jim, od nej prvý krok smierenia nepôjde, — veď keby len ju boli pohanili, ale jej otca, milého, dobrého, zomrelého otca! Hlasit</text:span></text:span><text:span text:style-name="CharStyle12"><text:span text:style-name="T11">e</text:span></text:span><text:span text:style-name="CharStyle12"><text:span text:style-name="T45"> zastonala bôľom a duševným hlodajúcim žiaľom, na čo jej ošetrovateľka znovu pristúpila ku nej a opýtala sa, či by nežiadala si niečoho zajesť?</text:span></text:span></text:p>
        <text:p text:style-name="P32"><text:span text:style-name="CharStyle12"><text:span text:style-name="T1">„</text:span></text:span><text:span text:style-name="CharStyle12"><text:span text:style-name="T45">Aspoň trošinku teplej polievk</text:span></text:span><text:span text:style-name="CharStyle12"><text:span text:style-name="T1">y</text:span></text:span><text:span text:style-name="CharStyle12"><text:span text:style-name="T45">“, riekla prehovárajúca ženička a nečakajúc Violinu odpoveď, opustila izbu. Po</text:span></text:span><text:span text:style-name="CharStyle12"><text:span text:style-name="T1"> </text:span></text:span><text:span text:style-name="CharStyle12"><text:span text:style-name="T45">chvíli navrátila sa zase s tanierom zapraženej polievky, ktorú Viole sama podávala. Potom začala zase rozhovor s dievčatkom, aby snáď uchlácholila nemocnú, hovoria</text:span></text:span><text:span text:style-name="CharStyle12"><text:span text:style-name="T1">c</text:span></text:span><text:span text:style-name="CharStyle12"><text:span text:style-name="T45">:</text:span></text:span></text:p>
        <text:p text:style-name="P32"><text:span text:style-name="CharStyle12"><text:span text:style-name="T45">„</text:span></text:span><text:span text:style-name="CharStyle12"><text:span text:style-name="T1">D</text:span></text:span><text:span text:style-name="CharStyle12"><text:span text:style-name="T45">ivné to tu dolu hospodárstvo: v kuchyni šafári kuchárka, ako sama chce; pani nerozumie sa do gazdovstva, nie tak, ako moja nebohá pani urodzená, Pán Boh jej daj dobrý veče</text:span></text:span><text:span text:style-name="CharStyle12"><text:span text:style-name="T1">r</text:span></text:span><text:span text:style-name="CharStyle12"><text:span text:style-name="T45">!</text:span></text:span><text:span text:style-name="CharStyle12"><text:span text:style-name="T1">“</text:span></text:span><text:span text:style-name="CharStyle12"><text:span text:style-name="T45"> Viola opýtala sa, že či to snáď už pána Vilinského druhá pani.</text:span></text:span></text:p>
        <text:p text:style-name="P32"><text:span text:style-name="CharStyle12"><text:span text:style-name="T45">„Veru druhá, kvietok môj; prvá umrela pri malej Emuške, pán vzal ku dieťaťu ko</text:span></text:span><text:span text:style-name="CharStyle12"><text:span text:style-name="T1">jn</text:span></text:span><text:span text:style-name="CharStyle12"><text:span text:style-name="T45">ú, ale tá veľmi zle zachodila s ním a preto opatril si staršiu paniu do domu</text:span></text:span><text:span text:style-name="CharStyle12"><text:span text:style-name="T1">,</text:span></text:span><text:span text:style-name="CharStyle12"><text:span text:style-name="T45"> ktorá mala i gazdovstvo viesť i malé dieťa opatrovať. Neminulo štvrť roka, už sa stala z kľučiarky pani urodzená.“ — Potom, keď Viola ticho načúvala, pokračovala:</text:span></text:span></text:p>
        <text:p text:style-name="P32"><text:soft-page-break/><text:span text:style-name="CharStyle12"><text:span text:style-name="T1">„</text:span></text:span><text:span text:style-name="CharStyle12"><text:span text:style-name="T45">Ako sa tu odtedy gazduje, viem ja to dobre, ale sa jim nestariem, rada som, že mám od nich pokoj na </text:span></text:span><text:span text:style-name="CharStyle12"><text:span text:style-name="T1">„</text:span></text:span><text:span text:style-name="CharStyle12"><text:span text:style-name="T45">Ma</text:span></text:span><text:span text:style-name="CharStyle12"><text:span text:style-name="T1">je</text:span></text:span><text:span text:style-name="CharStyle12"><text:span text:style-name="T45">ri“.</text:span></text:span></text:p>
        <text:p text:style-name="P32"><text:span text:style-name="CharStyle12"><text:span text:style-name="T45">„Vy tedy na </text:span></text:span><text:span text:style-name="CharStyle12"><text:span text:style-name="T1">„M</text:span></text:span><text:span text:style-name="CharStyle12"><text:span text:style-name="T45">ajer</text:span></text:span><text:span text:style-name="CharStyle12"><text:span text:style-name="T1">i</text:span></text:span><text:span text:style-name="CharStyle12"><text:span text:style-name="T45">“ bývate?</text:span></text:span><text:span text:style-name="CharStyle12"><text:span text:style-name="T1">“</text:span></text:span><text:span text:style-name="CharStyle12"><text:span text:style-name="T45"> opýtala sa Viola.</text:span></text:span></text:p>
        <text:p text:style-name="P32"><text:span text:style-name="CharStyle12"><text:span text:style-name="T45">„</text:span></text:span><text:span text:style-name="CharStyle12"><text:span text:style-name="T55">Á</text:span></text:span><text:span text:style-name="CharStyle12"><text:span text:style-name="T45">no, na </text:span></text:span><text:span text:style-name="CharStyle12"><text:span text:style-name="T1">„M</text:span></text:span><text:span text:style-name="CharStyle12"><text:span text:style-name="T45">ajer</text:span></text:span><text:span text:style-name="CharStyle12"><text:span text:style-name="T1">i</text:span></text:span><text:span text:style-name="CharStyle12"><text:span text:style-name="T45">“! Tam to lepšie, zdravšie, ako tu dolu v meste. Mladý pán Julius zavše len tam býva a ja mu varím a vysluhujem ho. Aj teraz ma poslal dolu pre všelijaké noviny, knihy a čo ja viem; kr</text:span></text:span><text:span text:style-name="CharStyle12"><text:span text:style-name="T11">e</text:span></text:span><text:span text:style-name="CharStyle12"><text:span text:style-name="T45">m toho doniesla som z „</text:span></text:span><text:span text:style-name="CharStyle12"><text:span text:style-name="T1">M</text:span></text:span><text:span text:style-name="CharStyle12"><text:span text:style-name="T45">ajer</text:span></text:span><text:span text:style-name="CharStyle12"><text:span text:style-name="T1">a“</text:span></text:span><text:span text:style-name="CharStyle12"><text:span text:style-name="T45"> masla, vajec a smotany do domu; — keď toho tu tak mnoho sa minie.“</text:span></text:span></text:p>
        <text:p text:style-name="P32"><text:span text:style-name="CharStyle12"><text:span text:style-name="T45">Julius tedy na „Ma</text:span></text:span><text:span text:style-name="CharStyle12"><text:span text:style-name="T1">je</text:span></text:span><text:span text:style-name="CharStyle12"><text:span text:style-name="T45">ri“; — s tým ešte nesišla sa Viola a ten ešte, ten má tiež pre ňu len tvrdé slová a špatné myšlienky. —</text:span></text:span></text:p>
        <text:p text:style-name="P32"><text:span text:style-name="CharStyle12"><text:span text:style-name="T45">„Keď som prišla, zdržala ma pani urodzená na noc, že aby som opatrovala tú cudziu slečinku, ktorú nám pán doviezol, a preto som len ostala, — ač neviem, čo si pán Julko sám počne na „</text:span></text:span><text:span text:style-name="CharStyle12"><text:span text:style-name="T1">M</text:span></text:span><text:span text:style-name="CharStyle12"><text:span text:style-name="T45">ajer</text:span></text:span><text:span text:style-name="CharStyle12"><text:span text:style-name="T1">i</text:span></text:span><text:span text:style-name="CharStyle12"><text:span text:style-name="T45">“. Ale Krchová, lebo to je moje meno, rozumie sa do opatery chorých — i moju dobrú paniu som si opatrila, a odtedy každý chorý </text:span></text:span><text:span text:style-name="CharStyle12"><text:span text:style-name="T1">o</text:span></text:span><text:span text:style-name="CharStyle12"><text:span text:style-name="T45">pomenie si na Krchu</text:span></text:span><text:span text:style-name="CharStyle12"><text:span text:style-name="T1">ľ</text:span></text:span><text:span text:style-name="CharStyle12"><text:span text:style-name="T45">u. Preto aj pán urodzený nedal volať doktora, keď vedel, že ja som v dome. Sám veľmi ochorel — len teraz bol tu doktor, a že povedal, že len jeho rýchla pomoc zachránila jeho život, lebo veru bolo to z toho zlého vetru, ktorý ho ovial.“</text:span></text:span></text:p>
        <text:p text:style-name="P32"><text:span text:style-name="CharStyle12"><text:span text:style-name="T45">Viola sa zľakla; tedy porážka! A t</text:span></text:span><text:span text:style-name="CharStyle12"><text:span text:style-name="T11">o</text:span></text:span><text:span text:style-name="CharStyle12"><text:span text:style-name="T45"> pre ňu, ktorá doniesla do domu miesto mieru nepokoj a nemoc! — A to práve jemu, ktorý ju zastával a bol jej dosiaľ l</text:span></text:span><text:span text:style-name="CharStyle12"><text:span text:style-name="T11">a</text:span></text:span><text:span text:style-name="CharStyle12"><text:span text:style-name="T45">skavým prívetivým ochranco</text:span></text:span><text:span text:style-name="CharStyle12"><text:span text:style-name="T1">m</text:span></text:span><text:span text:style-name="CharStyle12"><text:span text:style-name="T45">! So smutnými myšlienkami konečne usnula </text:span></text:span><text:soft-page-break/><text:span text:style-name="CharStyle12"><text:span text:style-name="T45">Viola na novej hospode. —</text:span></text:span></text:p>
        <text:p text:style-name="P32"><text:span text:style-name="CharStyle12"><text:span text:style-name="T45">Tam dolu v prízemnej priestrannej izbe odohral sa výstup ešte ostrejší, akému Viola bola svedkom.</text:span></text:span></text:p>
        <text:p text:style-name="P32"><text:span text:style-name="CharStyle12"><text:span text:style-name="T45">Vilinský s navretými na čele žilami chodil po izbe</text:span></text:span><text:span text:style-name="CharStyle12"><text:span text:style-name="T1">; </text:span></text:span><text:span text:style-name="CharStyle12"><text:span text:style-name="T45">Imrich, naučený dosia</text:span></text:span><text:span text:style-name="CharStyle12"><text:span text:style-name="T55">ľ</text:span></text:span><text:span text:style-name="CharStyle12"><text:span text:style-name="T45"> len svoju vôľu poslúchať, vzdoroval, a jeho macocha mu pom</text:span></text:span><text:span text:style-name="CharStyle12"><text:span text:style-name="T55">á</text:span></text:span><text:span text:style-name="CharStyle12"><text:span text:style-name="T45">hala. Od obloka prizeraly sa mlade diev</text:span></text:span><text:span text:style-name="CharStyle12"><text:span text:style-name="T1">č</text:span></text:span><text:span text:style-name="CharStyle12"><text:span text:style-name="T45">atk</text:span></text:span><text:span text:style-name="CharStyle12"><text:span text:style-name="T55">á</text:span></text:span><text:span text:style-name="CharStyle12"><text:span text:style-name="T45"> zvedavo a bojacno a ku veľkej sesternici t</text:span></text:span><text:span text:style-name="CharStyle12"><text:span text:style-name="T1">ú</text:span></text:span><text:span text:style-name="CharStyle12"><text:span text:style-name="T45">lila sa Emka, naľakan</text:span></text:span><text:span text:style-name="CharStyle12"><text:span text:style-name="T55">á</text:span></text:span><text:span text:style-name="CharStyle12"><text:span text:style-name="T45">, zostrasená, nezvyknutá takýmto</text:span></text:span><text:span text:style-name="CharStyle12"><text:span text:style-name="T1"> </text:span></text:span><text:span text:style-name="CharStyle12"><text:span text:style-name="T45">výjavom.</text:span></text:span></text:p>
        <text:p text:style-name="P32"><text:span text:style-name="CharStyle12"><text:span text:style-name="T45">Hlboko do noci otvárala sa ťažká brána sem i tam a zjašené slúžobníctvo behalo po doktora a do apatéky. Starý pán dostal nápad porážky! Porážka! To, čoho sa vždy tak veľmi obával, to ho predsa navštívilo, alebo aspoň u neho sa ohlásilo. No rýchla a výdatná pomoc, poskytnut</text:span></text:span><text:span text:style-name="CharStyle12"><text:span text:style-name="T1">á</text:span></text:span><text:span text:style-name="CharStyle12"><text:span text:style-name="T45"> lek</text:span></text:span><text:span text:style-name="CharStyle12"><text:span text:style-name="T1">á</text:span></text:span><text:span text:style-name="CharStyle12"><text:span text:style-name="T45">rom, ktor</text:span></text:span><text:span text:style-name="CharStyle12"><text:span text:style-name="T1">ý</text:span></text:span><text:span text:style-name="CharStyle12"><text:span text:style-name="T45"> na toto vždy bol pripravený, a slabší stupeň nemoce pomohly skoro Vilinskému ku zdraviu; ač ujisťoval lekár nemocného, že predbežne niet sa čoho báť, predsa kázal šetriť a strániť sa všetkého duševného rozč</text:span></text:span><text:span text:style-name="CharStyle12"><text:span text:style-name="T11">u</text:span></text:span><text:span text:style-name="CharStyle12"><text:span text:style-name="T45">lenia.</text:span></text:span></text:p>
        <text:p text:style-name="P32"><text:span text:style-name="CharStyle12"><text:span text:style-name="T45">Aj Viola povstala z lôžka svojh</text:span></text:span><text:span text:style-name="CharStyle12"><text:span text:style-name="T1">o</text:span></text:span><text:span text:style-name="CharStyle12"><text:span text:style-name="T45">; Krchu</text:span></text:span><text:span text:style-name="CharStyle12"><text:span text:style-name="T1">ľ</text:span></text:span><text:span text:style-name="CharStyle12"><text:span text:style-name="T45">a ju opustila hneď za r</text:span></text:span><text:span text:style-name="CharStyle12"><text:span text:style-name="T55">á</text:span></text:span><text:span text:style-name="CharStyle12"><text:span text:style-name="T45">na, s</text:span></text:span><text:span text:style-name="CharStyle12"><text:span text:style-name="T55">ľ</text:span></text:span><text:span text:style-name="CharStyle12"><text:span text:style-name="T45">ubuj</text:span></text:span><text:span text:style-name="CharStyle12"><text:span text:style-name="T55">ú</text:span></text:span><text:span text:style-name="CharStyle12"><text:span text:style-name="T45">c jej, že na „Majeri“ vyzdraveje docela, len aby sa ta vybrala. Viola ale radšej by bola odišla cele z domu a z blízkosti rodiny Vilinských, no</text:span></text:span><text:span text:style-name="CharStyle12"><text:span text:style-name="T1"> </text:span></text:span><text:span text:style-name="CharStyle12"><text:span text:style-name="T45">vedela, že ju viaže vôľa otcova na dom tento.</text:span></text:span></text:p>
        <text:p text:style-name="P32"><text:span text:style-name="CharStyle12"><text:span text:style-name="T45">Keď vstala druhého rána po svojom príchode, cítila sa byť ešte veľmi mdlá a nešťastná. Zdalo sa jej, že všade pre ňu už len tma a prázdno; už ni jeden lúč svetla a tepla nemá ju obradovať; že prázdnota vždy ostane len nevyplnená! </text:span></text:span><text:soft-page-break/><text:span text:style-name="CharStyle12"><text:span text:style-name="T45">Poobzerala sa vôkol seba v novej hospode; pozrela von malým, slepými sklami opatreným oblokom a videla, že izba, vlastne komora táto musí sa nachodiť v prvom poschodí na boku. Zvedave, ako to jej zármutok dovoľoval, poobzrela si predmety v rozmanitom neporiadku tu pohodené, a zdalo sa jej, že tu ešte je istá pred napádaním nepriaznivých ľudí, že sem neprídu ju urážať. Tu tieto staré veci nie sú nikomu viac potrebné; — i bez nej by sa tu vďačne zaobišli, a preto patrila ona k ním, ako ony k nej. —</text:span></text:span></text:p>
        <text:p text:style-name="P32"><text:span text:style-name="CharStyle12"><text:span text:style-name="T45">Z týchto trudných a docela nie dievčenských myšlienok vyrušil ju príchod slúžky, ktorá jej doniesla raňajky, oznamujúc jej, že pán urodzený žiada si so slečnou hovoriť, aby prišla dolu. Viola pokývala hlavou, vypila niečo mlieka — a potom, keď ustrojila sa, dosť namáhav</text:span></text:span><text:span text:style-name="CharStyle12"><text:span text:style-name="T11">e</text:span></text:span><text:span text:style-name="CharStyle12"><text:span text:style-name="T45"> pre svoju ranenú ruku, zišla dolu schodmi do známej jej už izby. —</text:span></text:span></text:p>
        <text:p text:style-name="P32"><text:span text:style-name="CharStyle12"><text:span text:style-name="T45">Chodbou idúc, stretla malú Emu, ktorá zvedave ju sledovala až po dvere izbené. Ona pohliadla na dieťa súcitne, veď vedela, že i ono bolo raz sirôtkou; no toto sa rýchlo preč obrátilo a bežalo do dvora. Ticho, ako už navyknutá bola, vstúpila Viola do izby. Na pohovke sedel ujec, niečo, trpiaci výraz tváre svedčil o prestátej nemoci — i reč bola niečo ťahavá, hlas nie tak zvučný, ako len pred niekoľkými dňami. Oproti nemu na stolci sedel mladý ešte, počerný muž, s úsmevom v očiach a okolo úst. Zdalo sa, že sa zo všetkého smeje; — nič nebolo, čo by ho pohlo k smútku, aspoň nikdy ho u neho nebolo vidieť. Bol to dr. Alexander </text:span></text:span><text:span text:style-name="CharStyle12"><text:span text:style-name="T1">L</text:span></text:span><text:span text:style-name="CharStyle12"><text:span text:style-name="T45">ukáč, domáci lekár Vilinského.</text:span></text:span><text:span text:style-name="CharStyle17"><text:span text:style-name="T45"> </text:span></text:span><text:span text:style-name="CharStyle12"><text:span text:style-name="T45">Zdalo sa, že je lekár so </text:span></text:span><text:soft-page-break/><text:span text:style-name="CharStyle12"><text:span text:style-name="T45">svojím konsultovaním už u konca a len domáci priate</text:span></text:span><text:span text:style-name="CharStyle12"><text:span text:style-name="T1">ľ</text:span></text:span><text:span text:style-name="CharStyle12"><text:span text:style-name="T45"> ešte ostal v priateľskom besedovaní pri poháriku vína, ktoré nachodilo sa na stole.</text:span></text:span></text:p>
        <text:p text:style-name="P32"><text:span text:style-name="CharStyle12"><text:span text:style-name="T45">Viola, keď vkročila do izby, chcela sa utiahnuť a a počkať, kým návšteva odíde, no jej tútor ju zdržal.</text:span></text:span></text:p>
        <text:p text:style-name="P32"><text:span text:style-name="CharStyle12"><text:span text:style-name="T45">„Po</text:span></text:span><text:span text:style-name="CharStyle12"><text:span text:style-name="T1">ď</text:span></text:span><text:span text:style-name="CharStyle12"><text:span text:style-name="T45"> sem, Vilica“, riekol ku nej laskave a zavolal ju i pokynutím ruky ku sebe. „Ako sa dnes cítiš, dieťa </text:span></text:span><text:span text:style-name="CharStyle12"><text:span text:style-name="T1">mo</text:span></text:span><text:span text:style-name="CharStyle12"><text:span text:style-name="T45">je?“</text:span></text:span></text:p>
        <text:p text:style-name="P32"><text:span text:style-name="CharStyle12"><text:span text:style-name="T45">„Mne je už nič, milý ujče</text:span></text:span><text:span text:style-name="CharStyle12"><text:span text:style-name="T1">“</text:span></text:span><text:span text:style-name="CharStyle12"><text:span text:style-name="T45">, rieklo dievčatko.</text:span></text:span></text:p>
        <text:p text:style-name="P32"><text:span text:style-name="CharStyle12"><text:span text:style-name="T1">„D</text:span></text:span><text:span text:style-name="CharStyle12"><text:span text:style-name="T45">oktore, tu vidíte jednu z obetí náhlivosti </text:span></text:span><text:span text:style-name="CharStyle12"><text:span text:style-name="T1">ro</text:span></text:span><text:span text:style-name="CharStyle12"><text:span text:style-name="T45">zdráždeného ľudu! Jej rameno je ranené ostrou sekerou, ktorej úder namerený bol na jej otca!“</text:span></text:span></text:p>
        <text:p text:style-name="P32"><text:span text:style-name="CharStyle12"><text:span text:style-name="T1">„</text:span></text:span><text:span text:style-name="CharStyle12"><text:span text:style-name="T45">Aj, veď to hrdinskosť bez príklad</text:span></text:span><text:span text:style-name="CharStyle12"><text:span text:style-name="T1">u</text:span></text:span><text:span text:style-name="CharStyle12"><text:span text:style-name="T45">!</text:span></text:span><text:span text:style-name="CharStyle12"><text:span text:style-name="T1">“</text:span></text:span><text:span text:style-name="CharStyle12"><text:span text:style-name="T45"> zvolal doktor živo a pozrel na Violu </text:span></text:span><text:span text:style-name="CharStyle12"><text:span text:style-name="T1">ja</text:span></text:span><text:span text:style-name="CharStyle12"><text:span text:style-name="T45">snýma svo</text:span></text:span><text:span text:style-name="CharStyle12"><text:span text:style-name="T1">jí</text:span></text:span><text:span text:style-name="CharStyle12"><text:span text:style-name="T45">ma </text:span></text:span><text:span text:style-name="CharStyle12"><text:span text:style-name="T55">o</text:span></text:span><text:span text:style-name="CharStyle12"><text:span text:style-name="T1">č</text:span></text:span><text:span text:style-name="CharStyle12"><text:span text:style-name="T45">ima.</text:span></text:span></text:p>
        <text:p text:style-name="P32"><text:span text:style-name="CharStyle12"><text:span text:style-name="T45">Bľadú tvár dievčaťa oblial temný rumenec.</text:span></text:span></text:p>
        <text:p text:style-name="P32"><text:span text:style-name="CharStyle12"><text:span text:style-name="T1">„</text:span></text:span><text:span text:style-name="CharStyle12"><text:span text:style-name="T45">Však áno, doktore? a moja Viola bola a je veľmi rozumné dievč</text:span></text:span><text:span text:style-name="CharStyle12"><text:span text:style-name="T1">a</text:span></text:span><text:span text:style-name="CharStyle12"><text:span text:style-name="T45">; ona vie trpeť, a to je veľké slovo, doktore, v našom živote! Ostatne, dal som ťa zavolať dieťa moje, aby som ti oznámil, že popoludní odveziem ť</text:span></text:span><text:span text:style-name="CharStyle12"><text:span text:style-name="T11">a</text:span></text:span><text:span text:style-name="CharStyle12"><text:span text:style-name="T45"> na „</text:span></text:span><text:span text:style-name="CharStyle12"><text:span text:style-name="T1"> </text:span></text:span><text:span text:style-name="CharStyle12"><text:span text:style-name="T45">Maje</text:span></text:span><text:span text:style-name="CharStyle12"><text:span text:style-name="T1">r</text:span></text:span><text:span text:style-name="CharStyle12"><text:span text:style-name="T45">“; úfam sa, že vyzdr</text:span></text:span><text:span text:style-name="CharStyle12"><text:span text:style-name="T1">av</text:span></text:span><text:span text:style-name="CharStyle12"><text:span text:style-name="T45">e</text:span></text:span><text:span text:style-name="CharStyle12"><text:span text:style-name="T1">je</text:span></text:span><text:span text:style-name="CharStyle12"><text:span text:style-name="T45">š, telesne i duševne prídeš ku sile. Doktor pravda nechce tomu rozumieť, on ma nechce pustiť von zpred svojich strážnych očú, ale ja ho ujisťujem, že kde vyzdraviem, to bude na „</text:span></text:span><text:span text:style-name="CharStyle12"><text:span text:style-name="T1"> </text:span></text:span><text:span text:style-name="CharStyle12"><text:span text:style-name="T45">Majer</text:span></text:span><text:span text:style-name="CharStyle12"><text:span text:style-name="T1">i</text:span></text:span><text:span text:style-name="CharStyle12"><text:span text:style-name="T45">!“</text:span></text:span></text:p>
        <text:p text:style-name="P32"><text:span text:style-name="CharStyle12"><text:span text:style-name="T1">„</text:span></text:span><text:span text:style-name="CharStyle12"><text:span text:style-name="T45">Nuž, nech sa stane, ale ja si umyjem ruky od následkov, aké môžu prís</text:span></text:span><text:span text:style-name="CharStyle12"><text:span text:style-name="T1">ť</text:span></text:span><text:span text:style-name="CharStyle12"><text:span text:style-name="T45">!“ —</text:span></text:span></text:p>
        <text:p text:style-name="P32"><text:span text:style-name="CharStyle12"><text:span text:style-name="T1">„B</text:span></text:span><text:span text:style-name="CharStyle12"><text:span text:style-name="T45">ezpečne, doktore, bezpečne, kým tam budem, nemáte sa o mňa čoho </text:span></text:span><text:soft-page-break/><text:span text:style-name="CharStyle12"><text:span text:style-name="T45">obávať; — už tu dolu odporúčam sa do vašej priazne a pozornosti i na ďale</text:span></text:span><text:span text:style-name="CharStyle12"><text:span text:style-name="T1">j</text:span></text:span><text:span text:style-name="CharStyle12"><text:span text:style-name="T45">!“</text:span></text:span></text:p>
        <text:p text:style-name="P32"><text:span text:style-name="CharStyle12"><text:span text:style-name="T45">„</text:span></text:span><text:span text:style-name="CharStyle12"><text:span text:style-name="T1">H</text:span></text:span><text:span text:style-name="CharStyle12"><text:span text:style-name="T45">lavné je, aby ste si sám venovali viacej pozornosti. Pokoj, rovnováha duševnia, žiaden exces, žiadne rozč</text:span></text:span><text:span text:style-name="CharStyle12"><text:span text:style-name="T11">u</text:span></text:span><text:span text:style-name="CharStyle12"><text:span text:style-name="T45">lenie, ani hnev, ani radosť.“</text:span></text:span></text:p>
        <text:p text:style-name="P32"><text:span text:style-name="CharStyle12"><text:span text:style-name="T1">„D</text:span></text:span><text:span text:style-name="CharStyle12"><text:span text:style-name="T45">obre vám hovoriť, doktore, vás sa veru sotva niečo dotkne a máte vždy plné nebe husličiek.“</text:span></text:span></text:p>
        <text:p text:style-name="P32"><text:span text:style-name="CharStyle12"><text:span text:style-name="T45">Doktor sa zasmial: „Veď ak by jich teraz nebolo, kým som nie ženatým, potom by už snáď len samé barbory ostaly, — pard</text:span></text:span><text:span text:style-name="CharStyle12"><text:span text:style-name="T11">ó</text:span></text:span><text:span text:style-name="CharStyle12"><text:span text:style-name="T45">n, som negalantný,“ a uklonil sa ta, kde Viola sedela. Ale tá nerozumela slovám doktorovým a jeho poklona priviedla ju do zmätku.</text:span></text:span></text:p>
        <text:p text:style-name="P32"><text:span text:style-name="CharStyle12"><text:span text:style-name="T45">„Vy ste vždy galantný, doktore, len keď vtipkujete, nie, — váš vtip nešetrí nikoh</text:span></text:span><text:span text:style-name="CharStyle12"><text:span text:style-name="T1">o</text:span></text:span><text:span text:style-name="CharStyle12"><text:span text:style-name="T45">!“</text:span></text:span></text:p>
        <text:p text:style-name="P32"><text:span text:style-name="CharStyle12"><text:span text:style-name="T1">„</text:span></text:span><text:span text:style-name="CharStyle12"><text:span text:style-name="T45">To prináleží k m</text:span></text:span><text:span text:style-name="CharStyle12"><text:span text:style-name="T11">o</text:span></text:span><text:span text:style-name="CharStyle12"><text:span text:style-name="T45">jmu remeslu, pane; sú prípady, kde len ostrá sonda — páradlo pomôže, ak vôbec ešte pomoc možná,</text:span></text:span><text:span text:style-name="CharStyle12"><text:span text:style-name="T1">“</text:span></text:span><text:span text:style-name="CharStyle12"><text:span text:style-name="T45"> -— podotknul lekár polovážne. — „Ale teraz už idem, — dovolít</text:span></text:span><text:span text:style-name="CharStyle12"><text:span text:style-name="T1">e</text:span></text:span><text:span text:style-name="CharStyle12"><text:span text:style-name="T45">“ — a nečakajúc odpovede, nalial si do pohárika vína a vypil ho na dúšok.</text:span></text:span></text:p>
        <text:p text:style-name="P32"><text:span text:style-name="CharStyle12"><text:span text:style-name="T45">„Aby som nezabudnul, čo sa týče nápoja: víno môžete piť, pravda, len mierne, no liehové nápoje, čaj a kávu na žiaden spôsob.</text:span></text:span><text:span text:style-name="CharStyle12"><text:span text:style-name="T1">“</text:span></text:span></text:p>
        <text:p text:style-name="P32"><text:span text:style-name="CharStyle12"><text:span text:style-name="T45">„Znám,“ usmial sa Vilinský, „lebo vy ste tomu nie priaznivcom, — víno ale —</text:span></text:span><text:span text:style-name="CharStyle12"><text:span text:style-name="T1">“</text:span></text:span></text:p>
        <text:p text:style-name="P32"><text:span text:style-name="CharStyle12"><text:span text:style-name="T1">„O</text:span></text:span><text:span text:style-name="CharStyle12"><text:span text:style-name="T45">bveseľuje srdce človeka,“ dodal doktor a znovu si nalial, pozerajúc s ú</text:span></text:span><text:span text:style-name="CharStyle12"><text:span text:style-name="T1">ľ</text:span></text:span><text:span text:style-name="CharStyle12"><text:span text:style-name="T45">ubou na </text:span></text:span><text:span text:style-name="CharStyle12"><text:span text:style-name="T1">ja</text:span></text:span><text:span text:style-name="CharStyle12"><text:span text:style-name="T45">sno-žltú, čistú ba</text:span></text:span><text:span text:style-name="CharStyle12"><text:span text:style-name="T1">rv</text:span></text:span><text:span text:style-name="CharStyle12"><text:span text:style-name="T45">u hroznového moku a s rozkošou vdychoval </text:span></text:span><text:soft-page-break/><text:span text:style-name="CharStyle12"><text:span text:style-name="T45">jeho znamenitú vôňu.</text:span></text:span></text:p>
        <text:p text:style-name="P32"><text:span text:style-name="CharStyle12"><text:span text:style-name="T1">„</text:span></text:span><text:span text:style-name="CharStyle12"><text:span text:style-name="T45">Úfam sa, že takto posilnený vyvediem znamenité liečenie — súc temer konsequentným onomu náhľadu tých povestných lekárov, ktorí len vtedy liečili so zdarom, keď boli potúžení.“ Pri tých slovách ale už hľadal palicu a klobúk.</text:span></text:span></text:p>
        <text:p text:style-name="P32"><text:span text:style-name="CharStyle12"><text:span text:style-name="T45">Medzitým boli už prišli do izby Imrich a pani </text:span></text:span><text:span text:style-name="CharStyle12"><text:span text:style-name="T1">Vi</text:span></text:span><text:span text:style-name="CharStyle12"><text:span text:style-name="T45">linská; ani jeden nedal znať na sebe, že Violu pozorujú. I ona meravo sedela na svojom mieste a nepohla sa, aby pozdravila tetku, ktorá to od nej čakala a v tom prípade snáď by aj niečo l</text:span></text:span><text:span text:style-name="CharStyle12"><text:span text:style-name="T11">a</text:span></text:span><text:span text:style-name="CharStyle12"><text:span text:style-name="T45">skavejšie súdila o nej. Ale Viola dôsledná svojmu predsavzatiu, nespravila prvý krok postupnej smierčivosti a nemohla ani očakávať, že on bude urobený zo strany druhej.</text:span></text:span></text:p>
        <text:p text:style-name="P32"><text:span text:style-name="CharStyle12"><text:span text:style-name="T45">Nudila sa; bola naučená pracovať, teraz nemohla pre svoje poviazané rameno. Každé hnutie toho ramena ju bolelo a tak odsúdená bola sedieť tíško a čakať, kým nepôjdu von na „</text:span></text:span><text:span text:style-name="CharStyle12"><text:span text:style-name="T1">M</text:span></text:span><text:span text:style-name="CharStyle12"><text:span text:style-name="T45">aje</text:span></text:span><text:span text:style-name="CharStyle12"><text:span text:style-name="T1">r“</text:span></text:span><text:span text:style-name="CharStyle12"><text:span text:style-name="T45">! Ako by sa bola tešila tejto ceste, keby nemusela sa obávať, že i tam ešte čaká na ňu jeden mladý Vilinský, aby ju urazil, — ale ona je už prichystaná a ozbrojená oproti tomuto boju; vie už, čo ju tam čaká a známy nepriateľ nie je tak nebezpečný, ako ten, ktorý nás prekvapí.</text:span></text:span></text:p>
        <text:p text:style-name="P32"><text:span text:style-name="CharStyle12"><text:span text:style-name="T45">Doktorov zjav, jeho veselosť urobily dobrý dojem na Violu a vzbudily v nej novú silu sebadôvery a túhy ďalej žiť. Lebo dosiaľ myslela si devuška v chorobnom stave svojho nevyvinutého ducha, že pre ňu najlepšie by bolo, nasledovať otca do — hrobu.</text:span></text:span></text:p>
        <text:p text:style-name="P32"><text:soft-page-break/><text:span text:style-name="CharStyle12"><text:span text:style-name="T45">Keď ujec vstal, aby pokonal si práce pri písacom stolíku, pri tom sa cele pokojne shováral s Imrom a s pani Vilinskou, odišla Viola do známej jej už chyže, kde vynesený bol včera aj jej kufor. Odomkla jeho závoru, </text:span></text:span><text:span text:style-name="CharStyle12"><text:span text:style-name="T1">pr</text:span></text:span><text:span text:style-name="CharStyle12"><text:span text:style-name="T45">ik</text:span></text:span><text:span text:style-name="CharStyle12"><text:span text:style-name="T1">ľ</text:span></text:span><text:span text:style-name="CharStyle12"><text:span text:style-name="T45">ak</text:span></text:span><text:span text:style-name="CharStyle12"><text:span text:style-name="T1">la</text:span></text:span><text:span text:style-name="CharStyle12"><text:span text:style-name="T45"> k nemu a začala sa prehŕ</text:span></text:span><text:span text:style-name="CharStyle12"><text:span text:style-name="T11">n</text:span></text:span><text:span text:style-name="CharStyle12"><text:span text:style-name="T45">ať vo veciach, ktoré ju upomínaly na ztratený ráj svojej domoviny; — pritiskla mnohú vec k ústam a k čelu, bozkávala fotografiu otcovu, o ktorej si predsavzala, že akonáhle ozdravie a bude mať </text:span></text:span><text:span text:style-name="CharStyle12"><text:span text:style-name="T1">k</text:span></text:span><text:span text:style-name="CharStyle12"><text:span text:style-name="T45"> tomu prostriedky, zapraví si ju do rámca a zavesí tam, kde jej bude vždy pred oči</text:span></text:span><text:span text:style-name="CharStyle12"><text:span text:style-name="T1">m</text:span></text:span><text:span text:style-name="CharStyle12"><text:span text:style-name="T45">a.</text:span></text:span></text:p>
        <text:p text:style-name="P32"><text:span text:style-name="CharStyle12"><text:span text:style-name="T45">Pred obedom zišla zase dolu, aby nemuseli ju volať a aby ujec nebol znepokojený. Chcela mu už teraz každým možným spôsobom ob</text:span></text:span><text:span text:style-name="CharStyle12"><text:span text:style-name="T1">ľ</text:span></text:span><text:span text:style-name="CharStyle12"><text:span text:style-name="T45">ahčovať stav </text:span></text:span><text:span text:style-name="CharStyle12"><text:span text:style-name="T1">je</text:span></text:span><text:span text:style-name="CharStyle12"><text:span text:style-name="T45">ho a chrániť sa pred možnou srážkou jemu k vôli.</text:span></text:span></text:p>
        <text:p text:style-name="P32"><text:span text:style-name="CharStyle12"><text:span text:style-name="T45">Ako sa dá mysleť, aj pri obede každý pozoroval na to, aby sa pán domu nemal príčiny zlobiť. Hovorilo sa o veciach ľahostajných, o hospodárstve, o žatve, ktorá už tam von, okolo </text:span></text:span><text:span text:style-name="CharStyle12"><text:span text:style-name="T1">„M</text:span></text:span><text:span text:style-name="CharStyle12"><text:span text:style-name="T45">ajer</text:span></text:span><text:span text:style-name="CharStyle12"><text:span text:style-name="T1">a</text:span></text:span><text:span text:style-name="CharStyle12"><text:span text:style-name="T45">“, bola v plnom prúde. Viola, prirodzene, nesúčastnila sa </text:span></text:span><text:span text:style-name="CharStyle12"><text:span text:style-name="T55">n</text:span></text:span><text:span text:style-name="CharStyle12"><text:span text:style-name="T45">a rozhovore.</text:span></text:span></text:p>
        <text:p text:style-name="P32"><text:span text:style-name="CharStyle12"><text:span text:style-name="T45">„Ju</text:span></text:span><text:span text:style-name="CharStyle12"><text:span text:style-name="T1">l</text:span></text:span><text:span text:style-name="CharStyle12"><text:span text:style-name="T45">a Vám pošlem domov, robte si s ním, čo chcete, ja ostanem tam, kým nepôjdete do Pešti.“</text:span></text:span></text:p>
        <text:p text:style-name="P32"><text:span text:style-name="CharStyle12"><text:span text:style-name="T1">„J</text:span></text:span><text:span text:style-name="CharStyle12"><text:span text:style-name="T45">a sa obávam, otec, že Julo bude sa nám spie</text:span></text:span><text:span text:style-name="CharStyle12"><text:span text:style-name="T1">r</text:span></text:span><text:span text:style-name="CharStyle12"><text:span text:style-name="T45">a</text:span></text:span><text:span text:style-name="CharStyle12"><text:span text:style-name="T1">ť </text:span></text:span><text:span text:style-name="CharStyle12"><text:span text:style-name="T45">odísť na panstvo grófa Z. Súdiac d</text:span></text:span><text:span text:style-name="CharStyle12"><text:span text:style-name="T1">ľ</text:span></text:span><text:span text:style-name="CharStyle12"><text:span text:style-name="T45">a jeho rečí a činov, v poslednom čase chce sa oddať lesníctvu, — o tom vždy fantaz</text:span></text:span><text:span text:style-name="CharStyle12"><text:span text:style-name="T11">i</text:span></text:span><text:span text:style-name="CharStyle12"><text:span text:style-name="T45">ru</text:span></text:span><text:span text:style-name="CharStyle12"><text:span text:style-name="T1">je</text:span></text:span><text:span text:style-name="CharStyle12"><text:span text:style-name="T45">.</text:span></text:span><text:span text:style-name="CharStyle12"><text:span text:style-name="T1">“</text:span></text:span></text:p>
        <text:p text:style-name="P32"><text:span text:style-name="CharStyle12"><text:span text:style-name="T1">„N</text:span></text:span><text:span text:style-name="CharStyle12"><text:span text:style-name="T45">emožn</text:span></text:span><text:span text:style-name="CharStyle12"><text:span text:style-name="T1">o</text:span></text:span><text:span text:style-name="CharStyle12"><text:span text:style-name="T45">!“ odvetil otec, „to prekrižovalo by naše plány; — ty si právnik — on by chcel byť polesným — a čo s naším hospodárstvom, čo s majetkom, </text:span></text:span><text:soft-page-break/><text:span text:style-name="CharStyle12"><text:span text:style-name="T45">ktorý som horko ťažko i s vašou matkou nadobudnul? — Mám vidieť, ako práca mojich rúk a ne</text:span></text:span><text:span text:style-name="CharStyle12"><text:span text:style-name="T11">u</text:span></text:span><text:span text:style-name="CharStyle12"><text:span text:style-name="T45">navné pričinenie nebožkej matky vašej príde do cudzích rúk! </text:span></text:span><text:span text:style-name="CharStyle12"><text:span text:style-name="T55">Č</text:span></text:span><text:span text:style-name="CharStyle12"><text:span text:style-name="T45">o?</text:span></text:span><text:span text:style-name="CharStyle12"><text:span text:style-name="T1">“</text:span></text:span></text:p>
        <text:p text:style-name="P32"><text:span text:style-name="CharStyle12"><text:span text:style-name="T1">„P</text:span></text:span><text:span text:style-name="CharStyle12"><text:span text:style-name="T45">ravdu máš, otče, to sa nesmie stať! my nesmieme našu postať prenechať cudzím rukám. Keď by prišlo k lámaniu chleba — to radšej ja zrieknem sa svojej dráhy a ostane</text:span></text:span><text:span text:style-name="CharStyle12"><text:span text:style-name="T1">m</text:span></text:span><text:span text:style-name="CharStyle12"><text:span text:style-name="T45">!“ Imrich, povoľnejší, ako včera, zdal sa obávať, že odpor z jeho strany mohol by znovu mať nebezpečné následky.</text:span></text:span></text:p>
        <text:p text:style-name="P32"><text:span text:style-name="CharStyle12"><text:span text:style-name="T1">„</text:span></text:span><text:span text:style-name="CharStyle12"><text:span text:style-name="T45">To sa tiež nesmie stať! Ty si určený, aby si si kliesnil cestu čo právnik; moje plány, tvoje skvelé vlohy v tomto smere oprávňujú nás k nádeji, že cesta, ktorú si nastúpil, povedie ťa ku žiadanému cieľu. Julo musí sa pokoriť, — jeho vôľa a povolanie, </text:span></text:span><text:span text:style-name="CharStyle12"><text:span text:style-name="T1">je</text:span></text:span><text:span text:style-name="CharStyle12"><text:span text:style-name="T45">stli skutočne cíti nejaké v sebe, musí sa podrobiť našej vôli a nesmú sa naše plány ztroskotať na jeho neústupnost</text:span></text:span><text:span text:style-name="CharStyle12"><text:span text:style-name="T1">i</text:span></text:span><text:span text:style-name="CharStyle12"><text:span text:style-name="T45">!“</text:span></text:span></text:p>
        <text:p text:style-name="P32"><text:span text:style-name="CharStyle12"><text:span text:style-name="T45">Imrich a pani Vilinská pozreli na seba; obidvaja to isté si želali — obidvaja mali už skvelé plány do budúcnosti!</text:span></text:span></text:p>
        <text:p text:style-name="P32"><text:span text:style-name="CharStyle12"><text:span text:style-name="T1">„V</text:span></text:span><text:span text:style-name="CharStyle12"><text:span text:style-name="T45">staň, syn môj a pozri, či Matej chystá sa na cestu; prirodzene, nech zapriahne len do ľahkého vozíčka; na tú planú cestu nie je súci koč. A ty, Violka, môžeš sa schystať, pôjdem</text:span></text:span><text:span text:style-name="CharStyle12"><text:span text:style-name="T1">e</text:span></text:span><text:span text:style-name="CharStyle12"><text:span text:style-name="T45">!</text:span></text:span><text:span text:style-name="CharStyle12"><text:span text:style-name="T1">“</text:span></text:span></text:p>
        <text:p text:style-name="P32"><text:span text:style-name="CharStyle12"><text:span text:style-name="T45">Viola vstal</text:span></text:span><text:span text:style-name="CharStyle12"><text:span text:style-name="T1">a</text:span></text:span><text:span text:style-name="CharStyle12"><text:span text:style-name="T45">; zdvorilosť by bola želala, aby tetke bozkala ruku a ďakovala za obed, </text:span></text:span><text:span text:style-name="CharStyle12"><text:span text:style-name="T1">—</text:span></text:span><text:span text:style-name="CharStyle12"><text:span text:style-name="T45"> ale to nemohla urobiť, veď zdalo sa jej, že by to bolo hrozné pokrytstvo od nej. Pani Vilinská so stiahnutými obrvami pozerala za ňou. Pozdejšie, keď už boli odišli, riekla k Imrichovi a k Hermínke, ktorá už bola </text:span></text:span><text:soft-page-break/><text:span text:style-name="CharStyle12"><text:span text:style-name="T45">považovaná čo za vyrastenú slečn</text:span></text:span><text:span text:style-name="CharStyle12"><text:span text:style-name="T1">u:</text:span></text:span></text:p>
        <text:p text:style-name="P32"><text:span text:style-name="CharStyle12"><text:span text:style-name="T1">„</text:span></text:span><text:span text:style-name="CharStyle12"><text:span text:style-name="T45">To je nevídaná, neslýchaná, zanovitá za</text:span></text:span><text:span text:style-name="CharStyle12"><text:span text:style-name="T1">tvrd</text:span></text:span><text:span text:style-name="CharStyle12"><text:span text:style-name="T45">ilosť u toho mladého stvorenia! Lebo mladá je, to vidno, veď je nedorostlá, vytiahnutá, k tomu nesľubuje stať sa pekno</text:span></text:span><text:span text:style-name="CharStyle12"><text:span text:style-name="T1">u</text:span></text:span><text:span text:style-name="CharStyle12"><text:span text:style-name="T45">! </text:span></text:span><text:span text:style-name="CharStyle12"><text:span text:style-name="T1">A</text:span></text:span><text:span text:style-name="CharStyle12"><text:span text:style-name="T45"> jej odporný vzdor nemožným robí priateľský pomer medzi nami!“</text:span></text:span></text:p>
        <text:p text:style-name="P32"><text:span text:style-name="CharStyle12"><text:span text:style-name="T45">Imrich sa odvráti</text:span></text:span><text:span text:style-name="CharStyle12"><text:span text:style-name="T1">l</text:span></text:span><text:span text:style-name="CharStyle12"><text:span text:style-name="T45">; zahanbil sa nad tým, že včera dal sa uchvátiť rozhorčeniu a ešte viac, že počula to ona! Nebol by snáď ani dnes odvolal tie slová, ale by jich už viacej nepovedal.</text:span></text:span></text:p>
        <text:p text:style-name="P32"><text:span text:style-name="CharStyle12"><text:span text:style-name="T1">„</text:span></text:span><text:span text:style-name="CharStyle12"><text:span text:style-name="T45">Ja som len rada, že odídeme preč; — tetuška, neviem, ako sa mám ku nej chovať. Je ona nie mne rovná, však ver?“ — opýtala sa šumná Hermínka.</text:span></text:span></text:p>
        <text:p text:style-name="P32"><text:span text:style-name="CharStyle12"><text:span text:style-name="T1">„A</text:span></text:span><text:span text:style-name="CharStyle12"><text:span text:style-name="T45">spoň čo sa dotýče skvelej výchovy: veru nie! I tak stojí ona niže teba, lebo minulosť jej otca, rod jej matky bude vždy vrhať na ňu temný stín a stane sa jej nešťastím po celý živo</text:span></text:span><text:span text:style-name="CharStyle12"><text:span text:style-name="T1">t</text:span></text:span><text:span text:style-name="CharStyle12"><text:span text:style-name="T45">!“</text:span></text:span></text:p>
        <text:p text:style-name="P32"><text:span text:style-name="CharStyle12"><text:span text:style-name="T45">Jestli sa proroctvo tvojej „</text:span></text:span><text:span text:style-name="CharStyle12"><text:span text:style-name="T1">t</text:span></text:span><text:span text:style-name="CharStyle12"><text:span text:style-name="T45">etk</text:span></text:span><text:span text:style-name="CharStyle12"><text:span text:style-name="T1">y</text:span></text:span><text:span text:style-name="CharStyle12"><text:span text:style-name="T45">“ vyplní, Viola, tak beda ti!</text:span></text:span></text:p>
        <text:p text:style-name="P32"><text:span text:style-name="CharStyle12"><text:span text:style-name="T1">„I</text:span></text:span><text:span text:style-name="CharStyle12"><text:span text:style-name="T45">mro, prosím ťa, pošli mi z Pešti bábku, ktorá bude sa rovnať Viol</text:span></text:span><text:span text:style-name="CharStyle12"><text:span text:style-name="T1">e</text:span></text:span><text:span text:style-name="CharStyle12"><text:span text:style-name="T45">“ — prosila zase Emka.</text:span></text:span></text:p>
        <text:p text:style-name="P32"><text:span text:style-name="CharStyle12"><text:span text:style-name="T45">„A prečo práve jej ?</text:span></text:span><text:span text:style-name="CharStyle12"><text:span text:style-name="T1">“</text:span></text:span><text:span text:style-name="CharStyle12"><text:span text:style-name="T45"> Opýtal sa Imro.</text:span></text:span></text:p>
        <text:p text:style-name="P32"><text:span text:style-name="CharStyle12"><text:span text:style-name="T45">„Preto, aby bola neposlušná a ja aby som ju mohla ubiť; tie druhé bábky ma poslúchajú a smejú sa navek</text:span></text:span><text:span text:style-name="CharStyle12"><text:span text:style-name="T1">y</text:span></text:span><text:span text:style-name="CharStyle12"><text:span text:style-name="T45">!</text:span></text:span><text:span text:style-name="CharStyle12"><text:span text:style-name="T1">“</text:span></text:span></text:p>
        <text:p text:style-name="P32"><text:span text:style-name="CharStyle12"><text:span text:style-name="T45">Hermínka a pani Vilinská sa zasmialy, Imrich objal milenú sestričku a shoda medzi nimi bola tá istá, ako často predtým, keď pani Vilinská každému vedela povedať, čo si žiadal, sledujúc takto istým krokom svoje záujmy.</text:span></text:span></text:p>
        <text:p text:style-name="P3"><text:soft-page-break/><text:span text:style-name="CharStyle23"><text:span text:style-name="T45"/></text:span></text:p>
        <text:p text:style-name="P4"><text:span text:style-name="CharStyle24"><text:span text:style-name="T11">9</text:span></text:span><text:span text:style-name="CharStyle24"><text:span text:style-name="T1">.</text:span></text:span><text:span text:style-name="CharStyle12"><text:span text:style-name="T45"> V Skalnom potôčku.</text:span></text:span></text:p>
        <text:p text:style-name="P32"><text:span text:style-name="CharStyle12"><text:span text:style-name="T45"/></text:span></text:p>
        <text:p text:style-name="P44"><text:span text:style-name="CharStyle12"><text:span text:style-name="T45">Malá bryčka, ťahaná dvoma vranníkmi, niesla Violu zo zduseného povetria veľkého panského domu pána Vilinského do lona prírody. Jej umdlený zrak zase začal dostávať svoj lesk, ťahy tváre, ktoré pred pár týždňami tak živé, tak náchylné k večitému úsmevu, boly zmeravely — no teraz, keď jej bľadé líce tu i tu ľahúčko šibla vetvička nad cestou stojaceho stromu, keď od tých čarovných, v diaľke modriacich sa hôr letiaci vetrík pozastavil sa pri jej ušku a laškoval sa s jej vlasmi, keď čistý vonný vzduch dral sa násilne do zúžených pŕs, aby jich roztiahol a naplnil tým sladkým pocitom, tou tichou radosťou, ktorú nikde inde nenájde človek, len v lone prírody: — vtedy jej meravé ťahy tváre začaly ožívať. Vôkol jej rtou prelietal sťa sen lahodný úsmev, bo k jej ušku prichádzaly zvuky ďalekej speváčky, obžínajúcej trávu; — a ten spev v diaľke, ten spev v prírode vylúdi i zo sochy úsmev.</text:span></text:span></text:p>
        <text:p text:style-name="P32"><text:span text:style-name="CharStyle12"><text:span text:style-name="T45">Prvý raz od neš</text:span></text:span><text:span text:style-name="CharStyle12"><text:span text:style-name="T56">ť</text:span></text:span><text:span text:style-name="CharStyle12"><text:span text:style-name="T1">a</text:span></text:span><text:span text:style-name="CharStyle12"><text:span text:style-name="T45">stnej smrti svojho otca pocítila ten balzam pokoja. Prvý raz opustily strojnú hlávku ťažké, tmavé myšlienky. Prvý raz zažiarilo oko detinskou radosťou, pohybujúc sa neustále, aby mu neušiel ani ten</text:span></text:span><text:span text:style-name="CharStyle12"><text:span text:style-name="T1">, </text:span></text:span><text:span text:style-name="CharStyle12"><text:span text:style-name="T45">v</text:span></text:span><text:span text:style-name="CharStyle12"><text:span text:style-name="T1"> </text:span></text:span><text:span text:style-name="CharStyle12"><text:span text:style-name="T45">tej hustej krovinke útu</text:span></text:span><text:span text:style-name="CharStyle12"><text:span text:style-name="T1">ľ</text:span></text:span><text:span text:style-name="CharStyle12"><text:span text:style-name="T45"> hľadajúci kvietok. Ona necítila, ona nevidela, že jej tútor pri jej boku sedí, že jeho zvlhlé oko zkúma jej tvár. Ona nevie, že premenu duše, premenu tváre zpozorovalo zkúsené oko, a že Vilinského starobou zúžená hruď nadmula sa nádejou. Nádejou, ktorá ho preniesla do minulosti, pri </text:span></text:span><text:soft-page-break/><text:span text:style-name="CharStyle12"><text:span text:style-name="T45">spomienke ktorej obočie čiernych očí začalo sa úžiť a kútiky úst — snáď od ťažkého utlumeného bôľu — tu i tu sa pohly. No nádeja z čiernej minulosti prenesie myšlienky sťa sen do ružovej budúcnosti, nad ktorou, čo i obláček visel, no i ten ožiarený ružovým svetlom, osvedčoval krajinku budúcnosti.</text:span></text:span></text:p>
        <text:p text:style-name="P32"><text:span text:style-name="CharStyle12"><text:span text:style-name="T45">Konečne blížili sa k cieľu. Vozík prevážal sa už briežkom do pôvabnej dolinky, uprostred ktorej, ak</text:span></text:span><text:span text:style-name="CharStyle12"><text:span text:style-name="T1">o </text:span></text:span><text:span text:style-name="CharStyle12"><text:span text:style-name="T45">detské hračky rozmarnou rukou postavené na zelenú pláň, vynímaly sa staviská hospodárske, — opodia</text:span></text:span><text:span text:style-name="CharStyle12"><text:span text:style-name="T1">ľ</text:span></text:span><text:span text:style-name="CharStyle12"><text:span text:style-name="T45"> niečo na malom briežku stál domec, určený pre obydlie pánov. Všetky budovy boly udržované vo veľkom poriadku, domky želiarov obielené, humná a stodoly murované a črepom pokryté. Medzi </text:span></text:span><text:span text:style-name="CharStyle12"><text:span text:style-name="T1">„M</text:span></text:span><text:span text:style-name="CharStyle12"><text:span text:style-name="T45">ajero</text:span></text:span><text:span text:style-name="CharStyle12"><text:span text:style-name="T1">m</text:span></text:span><text:span text:style-name="CharStyle12"><text:span text:style-name="T45">“ a krásnou hustou horou šumel bystrý potôčik po skalách, od ktorých dostala meno táto krásna dolinka. Okolo stavísk a opodiaľ po vrškoch rozkladaly sa lúky a posiate polia, kde už dozrievalo obylie.</text:span></text:span></text:p>
        <text:p text:style-name="P32"><text:span text:style-name="CharStyle12"><text:span text:style-name="T45">Pred domkom zastal kočík. Hneď obklopili pána svojho želiari s klobúkmi v rukách.</text:span></text:span></text:p>
        <text:p text:style-name="P32"><text:span text:style-name="CharStyle12"><text:span text:style-name="T45">„Kde je mladý pán?“ pýtal sa pán Vilinský po zvyklom pozdrave.</text:span></text:span></text:p>
        <text:p text:style-name="P32"><text:span text:style-name="CharStyle12"><text:span text:style-name="T45">Viola ztrhla sa. Jej na krátky čas oživená tvár vzala na seba predošlý zovňajšok. — Veď ešte jeden syn Vilinského má ju potupiť, má jej raniť srdce, dedičke mena podpaľača.</text:span></text:span></text:p>
        <text:p text:style-name="P32"><text:span text:style-name="CharStyle12"><text:span text:style-name="T1">„</text:span></text:span><text:span text:style-name="CharStyle12"><text:span text:style-name="T12">Š</text:span></text:span><text:span text:style-name="CharStyle12"><text:span text:style-name="T45">iel, pr</text:span></text:span><text:span text:style-name="CharStyle12"><text:span text:style-name="T1">o</text:span></text:span><text:span text:style-name="CharStyle12"><text:span text:style-name="T45">sím pon</text:span></text:span><text:span text:style-name="CharStyle12"><text:span text:style-name="T12">i</text:span></text:span><text:span text:style-name="CharStyle12"><text:span text:style-name="T45">žene, do hory s flintou,“ odvetil sluha na otázku Vilinského.</text:span></text:span></text:p>
        <text:p text:style-name="P32"><text:span text:style-name="CharStyle12"><text:span text:style-name="T1">„</text:span></text:span><text:span text:style-name="CharStyle12"><text:span text:style-name="T45">To som si mohol i domyslieť, — pre toho môže sa robiť, čo chce!“ hovoril </text:span></text:span><text:soft-page-break/><text:span text:style-name="CharStyle12"><text:span text:style-name="T45">na polo pre seba starý pán.</text:span></text:span></text:p>
        <text:p text:style-name="P32"><text:span text:style-name="CharStyle12"><text:span text:style-name="T45">Viola našla v chyžke svoju starú známu. Tá usmiala sa na dievčatko niečo zdržanliv</text:span></text:span><text:span text:style-name="CharStyle12"><text:span text:style-name="T12">e</text:span></text:span><text:span text:style-name="CharStyle12"><text:span text:style-name="T45">, lebo istotne ešte sama so sebou nebola na čistom, ako má sa k nej chovať.</text:span></text:span></text:p>
        <text:p text:style-name="P32"><text:span text:style-name="CharStyle12"><text:span text:style-name="T45">Matej odtiahnul s koňmi do dvora. Starý pán šiel si obzrieť koscov, ktorí usilovne kosili, chtiac sa zalichotiť prítomnému pánovi. Viola poobzerala sa v izbičke a malej predsieni, slúžiacej i za kuchyňku a východ na maličký pôjdik. Celá táto miniatúrna domácnosť páčila sa mladému dievčaťu, i umienila si poprosiť Krchu</text:span></text:span><text:span text:style-name="CharStyle12"><text:span text:style-name="T12">ľ</text:span></text:span><text:span text:style-name="CharStyle12"><text:span text:style-name="T45">u, aby jej dovolila variť v nej pre ujca kávu, alebo zapraženú polievku, alebo halušky, — ktoré už aspoň vedela uvariť. Táto jej to aj vďačne pris</text:span></text:span><text:span text:style-name="CharStyle12"><text:span text:style-name="T12">ľ</text:span></text:span><text:span text:style-name="CharStyle12"><text:span text:style-name="T45">úbila, keď bude Viola zdravá, že jej oddá celé kuchárstvo tu von, ktorému sľubu sa úbohé dievča nemálo potešilo. Keď si už tu dnu popozerala všetko a Krchu</text:span></text:span><text:span text:style-name="CharStyle12"><text:span text:style-name="T12">ľ</text:span></text:span><text:span text:style-name="CharStyle12"><text:span text:style-name="T45">a opustila kuchyňku, aby išla chytiť kuratá k večeri, vyšla si Viola pod stenu a dívala sa von do hory. Mladá jej duša cítila znovu radosť žitia a tešila sa krásnemu dňu dobrej Krchovej, potôčku bystrému i všetkému, čo ju okamžite obklopovalo. Zrazu počula štekot psa; bystrým, gracióznym skokom blížil sa pekný pes cez lúku rovno ku nej. Zbadajúc ju, zastal, zaštekal znovu a vrátil sa na pokraj hory. Tam zjavil sa mladík, silný, šumn</text:span></text:span><text:span text:style-name="CharStyle12"><text:span text:style-name="T12">e</text:span></text:span><text:span text:style-name="CharStyle12"><text:span text:style-name="T45"> zrastlý, pohľadu smelého, otvoreného. Zdravá ba</text:span></text:span><text:span text:style-name="CharStyle12"><text:span text:style-name="T1">rv</text:span></text:span><text:span text:style-name="CharStyle12"><text:span text:style-name="T45">a jeho tváre a jasný pohla</text:span></text:span><text:span text:style-name="CharStyle12"><text:span text:style-name="T1">ď</text:span></text:span><text:span text:style-name="CharStyle12"><text:span text:style-name="T45"> modrých očí milým robil tento zjav a strmý, sebavedomý pohyb tela zvyšoval pôvab jeho osoby. Cez plece mal prehodenú pušku.</text:span></text:span></text:p>
        <text:p text:style-name="P32"><text:soft-page-break/><text:span text:style-name="CharStyle12"><text:span text:style-name="T45">Viola napnut</text:span></text:span><text:span text:style-name="CharStyle12"><text:span text:style-name="T12">e</text:span></text:span><text:span text:style-name="CharStyle12"><text:span text:style-name="T45"> pozerala mu v ústrety, hotová k boju, veď mienila poznať v mladíkovi Juliusa Vilinského.</text:span></text:span></text:p>
        <text:p text:style-name="P32"><text:span text:style-name="CharStyle12"><text:span text:style-name="T45">Aj on ju zbadal; niečo zastal, fixiroval ju, potom tým strmšie stúpal hore ku nej.</text:span></text:span></text:p>
        <text:p text:style-name="P32"><text:span text:style-name="CharStyle12"><text:span text:style-name="T1">„Č</text:span></text:span><text:span text:style-name="CharStyle12"><text:span text:style-name="T45">i sa neklamem? Si to ty, malá Viola Podhradská?“ volal z ďaleka.</text:span></text:span></text:p>
        <text:p text:style-name="P32"><text:span text:style-name="CharStyle12"><text:span text:style-name="T45">Viola neverila svojmu sluchu.</text:span></text:span></text:p>
        <text:p text:style-name="P32"><text:span text:style-name="CharStyle12"><text:span text:style-name="T1">„V</text:span></text:span><text:span text:style-name="CharStyle12"><text:span text:style-name="T45">idíš, ja ťa už poznám a aby si aj ty mňa po</text:span></text:span><text:span text:style-name="CharStyle12"><text:span text:style-name="T12">z</text:span></text:span><text:span text:style-name="CharStyle12"><text:span text:style-name="T45">nala, predstavujem sa ti, ako Julius Vilinský, nádejný polesný, jestli Boh dá!“ dodal s nepatrným povzdychom a podal jej priateľsky ruku, do ktorej ona vložila svoju </text:span></text:span><text:span text:style-name="CharStyle12"><text:span text:style-name="T1">z</text:span></text:span><text:span text:style-name="CharStyle12"><text:span text:style-name="T45">dravú.</text:span></text:span></text:p>
        <text:p text:style-name="P32"><text:span text:style-name="CharStyle12"><text:span text:style-name="T1">„</text:span></text:span><text:span text:style-name="CharStyle12"><text:span text:style-name="T45">Tak teraz už vieš, kto som ja. Ja o tebe všetko viem, všetko, aj to, čo ten hlúpy Imro vykázal. Nerob si nič z toho, dievčatko, on ti to veľmi nerozumne povedal, — ačpráve ti aj ja musím povedať, len že druhými slovami, aby si sa ty za mňa nedržala, lebo z toho nemôže byť nič — absolútne nič! — Ja už mám druhú lásku, a láska, vieš, ale ty nevieš, čo je láska, — hej že? Kdeže by si ty to znal</text:span></text:span><text:span text:style-name="CharStyle12"><text:span text:style-name="T1">a</text:span></text:span><text:span text:style-name="CharStyle12"><text:span text:style-name="T45">!“ dodal, keď Viola na jeho divnú otázku odpovedala záporným pokrútením hlavy.</text:span></text:span></text:p>
        <text:p text:style-name="P32"><text:span text:style-name="CharStyle12"><text:span text:style-name="T45">„Tým ťa nechcem uraziť“, pokračoval ďalej polovážne, </text:span></text:span><text:span text:style-name="CharStyle12"><text:span text:style-name="T1">„</text:span></text:span><text:span text:style-name="CharStyle12"><text:span text:style-name="T45">Bože chráň! V druhých okolnosťach bola by si mi milou, ale keď už šuhaj, ako ja, má milenku, ako je moje Marienča, — je to nemožné! — Viď, tu je jedna stužka, ktorú Marienka v tanci ztratila, a ja som ju zdvihol. </text:span></text:span><text:span text:style-name="CharStyle12"><text:span text:style-name="T1">I</text:span></text:span><text:span text:style-name="CharStyle12"><text:span text:style-name="T45"> pýtala ju zpät, ja, pravda, nechcel som jej ju dať, konečne mi dobrovoľne ponechala moju korysť.</text:span></text:span><text:span text:style-name="CharStyle12"><text:span text:style-name="T1">“</text:span></text:span></text:p>
        <text:p text:style-name="P32"><text:soft-page-break/><text:span text:style-name="CharStyle12"><text:span text:style-name="T45">Viole vlúdil sa úsmev na tvár, okriala pri výlevoch šuhaja — a vďačne, ach vďačne ustúpila pred spomínanou Marienkou v úzadie. Ved si ona podobného sv</text:span></text:span><text:span text:style-name="CharStyle25"><text:span text:style-name="T1">ä</text:span></text:span><text:span text:style-name="CharStyle25"><text:span text:style-name="T45">zk</text:span></text:span><text:span text:style-name="CharStyle12"><text:span text:style-name="T1">u </text:span></text:span><text:span text:style-name="CharStyle12"><text:span text:style-name="T45">nežiadala; verubože nie! — Julo pokračoval:</text:span></text:span></text:p>
        <text:p text:style-name="P32"><text:span text:style-name="CharStyle12"><text:span text:style-name="T45">„A čo sa týče tvojho otca — ja tomu naskrze neverím, čo tí hlúpi </text:span></text:span><text:span text:style-name="CharStyle12"><text:span text:style-name="T56">ľ</text:span></text:span><text:span text:style-name="CharStyle12"><text:span text:style-name="T45">udia o ňom tláchajú, veru nie — a preto ti povedám, aby si vedela, že sa ešte najdú na svete i takí </text:span></text:span><text:span text:style-name="CharStyle12"><text:span text:style-name="T12">ľ</text:span></text:span><text:span text:style-name="CharStyle12"><text:span text:style-name="T45">udia, ktorí veria v lepšiu bytnosť človeka.“</text:span></text:span></text:p>
        <text:p text:style-name="P32"><text:span text:style-name="CharStyle12"><text:span text:style-name="T45">Vďačným pohľadom a podaním ruky odplácala šuhaja za jeho dobrodušnosť.</text:span></text:span></text:p>
        <text:p text:style-name="P32"><text:span text:style-name="CharStyle12"><text:span text:style-name="T1">„V</text:span></text:span><text:span text:style-name="CharStyle12"><text:span text:style-name="T45">ďak</text:span></text:span><text:span text:style-name="CharStyle12"><text:span text:style-name="T1">a</text:span></text:span><text:span text:style-name="CharStyle12"><text:span text:style-name="T45">!</text:span></text:span><text:span text:style-name="CharStyle12"><text:span text:style-name="T1">“</text:span></text:span><text:span text:style-name="CharStyle12"><text:span text:style-name="T45"> zašeptala.</text:span></text:span></text:p>
        <text:p text:style-name="P32"><text:span text:style-name="CharStyle12"><text:span text:style-name="T1">„N</text:span></text:span><text:span text:style-name="CharStyle12"><text:span text:style-name="T45">iet za </text:span></text:span><text:span text:style-name="CharStyle12"><text:span text:style-name="T56">č</text:span></text:span><text:span text:style-name="CharStyle12"><text:span text:style-name="T1">o</text:span></text:span><text:span text:style-name="CharStyle12"><text:span text:style-name="T45">! devuška, niet za č</text:span></text:span><text:span text:style-name="CharStyle12"><text:span text:style-name="T1">o</text:span></text:span><text:span text:style-name="CharStyle12"><text:span text:style-name="T45">! Ale my budeme dobrými priateľmi, pravda, na vzdor tým tam dolu!“ </text:span></text:span><text:span text:style-name="CharStyle12"><text:span text:style-name="T1">—</text:span></text:span><text:span text:style-name="CharStyle12"><text:span text:style-name="T45"> a ukázal rukou smerom k mestu.</text:span></text:span></text:p>
        <text:p text:style-name="P32"><text:span text:style-name="CharStyle12"><text:span text:style-name="T1">„P</text:span></text:span><text:span text:style-name="CharStyle12"><text:span text:style-name="T45">reto mi musíš aj ty tykať a povedz m</text:span></text:span><text:span text:style-name="CharStyle12"><text:span text:style-name="T1">i</text:span></text:span><text:span text:style-name="CharStyle12"><text:span text:style-name="T45">: Julo, </text:span></text:span><text:span text:style-name="CharStyle12"><text:span text:style-name="T1">Ju</text:span></text:span><text:span text:style-name="CharStyle12"><text:span text:style-name="T45">lko, Julíček; ako Krchuľa, moja stará kojná, keď sa zabudne, čo sa jej často stane. Hej, Krchová, komu to tie kurence, komu?“</text:span></text:span></text:p>
        <text:p text:style-name="P32"><text:span text:style-name="CharStyle12"><text:span text:style-name="T45">„</text:span></text:span><text:span text:style-name="CharStyle12"><text:span text:style-name="T1">N</text:span></text:span><text:span text:style-name="CharStyle12"><text:span text:style-name="T45">už, mladý pán, všetkým na večer</text:span></text:span><text:span text:style-name="CharStyle12"><text:span text:style-name="T1">u</text:span></text:span><text:span text:style-name="CharStyle12"><text:span text:style-name="T45">!</text:span></text:span><text:span text:style-name="CharStyle12"><text:span text:style-name="T1">“</text:span></text:span><text:span text:style-name="CharStyle12"><text:span text:style-name="T45"> odvetila oslovená.</text:span></text:span></text:p>
        <text:p text:style-name="P32"><text:span text:style-name="CharStyle12"><text:span text:style-name="T45">„</text:span></text:span><text:span text:style-name="CharStyle12"><text:span text:style-name="T1">T</text:span></text:span><text:span text:style-name="CharStyle12"><text:span text:style-name="T45">eraz si dala pozor a pozvala ma názvom, akým chce rešpektovať vo mne syna pána Vilinského. Tak, ako</text:span></text:span><text:span text:style-name="CharStyle12"><text:span text:style-name="T1"> </text:span></text:span><text:span text:style-name="CharStyle12"><text:span text:style-name="T45">som povedal, povedz mi len: ty Julo; lebo by to bolo veľmi smiešne, aby sme bývali v jednom dome a boli si tak cudzími. Ja ťa považujem už za svoju sestru, tak ako malú Emušku; Hermínka, tá nechce nič inšie, len byť mojou švagrinou, čo jej naša mama nabila do hlavy. Nuž nech že si majú, jestli je Imro pri tom; ale tu môj otec, ten sa zase na mňa hnevá, že </text:span></text:span><text:soft-page-break/><text:span text:style-name="CharStyle12"><text:span text:style-name="T45">sliedim po horách, a keď ti je to môj živel, moja rozkoš; zo mňa naskrze nebudú mať gazd</text:span></text:span><text:span text:style-name="CharStyle12"><text:span text:style-name="T1">u</text:span></text:span><text:span text:style-name="CharStyle12"><text:span text:style-name="T45">!“</text:span></text:span></text:p>
        <text:p text:style-name="P32"><text:span text:style-name="CharStyle12"><text:span text:style-name="T45">„</text:span></text:span><text:span text:style-name="CharStyle12"><text:span text:style-name="T1">P</text:span></text:span><text:span text:style-name="CharStyle12"><text:span text:style-name="T45">rosím ťa, neodporuj mu dnes, bol chor</text:span></text:span><text:span text:style-name="CharStyle12"><text:span text:style-name="T1">ý</text:span></text:span><text:span text:style-name="CharStyle12"><text:span text:style-name="T45">“, riekla Viola zajikave, vysloviac slovíčko „ty</text:span></text:span><text:span text:style-name="CharStyle12"><text:span text:style-name="T1">“</text:span></text:span><text:span text:style-name="CharStyle12"><text:span text:style-name="T45"> prvý raz cudziemu človeku.</text:span></text:span></text:p>
        <text:p text:style-name="P32"><text:span text:style-name="CharStyle12"><text:span text:style-name="T45">„</text:span></text:span><text:span text:style-name="CharStyle12"><text:span text:style-name="T1">B</text:span></text:span><text:span text:style-name="CharStyle12"><text:span text:style-name="T45">ravo! vidno, že si poslušná a rozumná, to pekne od teba; ostatne neboj sa! Znám ja mojho starého.</text:span></text:span><text:span text:style-name="CharStyle12"><text:span text:style-name="T1">“</text:span></text:span></text:p>
        <text:p text:style-name="P32"><text:span text:style-name="CharStyle12"><text:span text:style-name="T45">Ku mladým týmto </text:span></text:span><text:span text:style-name="CharStyle12"><text:span text:style-name="T1">ľ</text:span></text:span><text:span text:style-name="CharStyle12"><text:span text:style-name="T45">udkom prišiel starý pán.</text:span></text:span></text:p>
        <text:p text:style-name="P32"><text:span text:style-name="CharStyle12"><text:span text:style-name="T1">„V</text:span></text:span><text:span text:style-name="CharStyle12"><text:span text:style-name="T45">idím, že ste sa už obznámili, to pekne od teba, Julo; ale nebárs sa mi páči, že mi nechávaš robotníkov bez dozoru.“</text:span></text:span></text:p>
        <text:p text:style-name="P32"><text:span text:style-name="CharStyle12"><text:span text:style-name="T1">„O</text:span></text:span><text:span text:style-name="CharStyle12"><text:span text:style-name="T45">dpusť, otče, pokúšenie bolo príliš lákav</text:span></text:span><text:span text:style-name="CharStyle12"><text:span text:style-name="T1">é</text:span></text:span><text:span text:style-name="CharStyle12"><text:span text:style-name="T45">!“</text:span></text:span></text:p>
        <text:p text:style-name="P32"><text:span text:style-name="CharStyle12"><text:span text:style-name="T45">„A teraz sa soberieš domov. Matej pokŕmi kone a pôjde nazpät, môžeš sa odviezť.</text:span></text:span><text:span text:style-name="CharStyle12"><text:span text:style-name="T1">“</text:span></text:span></text:p>
        <text:p text:style-name="P32"><text:span text:style-name="CharStyle12"><text:span text:style-name="T45">Šuhaj mlčky vnišiel dnu a povesil pušku u dverí.</text:span></text:span></text:p>
        <text:p text:style-name="P32"><text:span text:style-name="CharStyle12"><text:span text:style-name="T45">Starý nazrel Krchovej do hrnca a vyšiel zase von ku svojim koscom a po hospodárstve sa obzreť.</text:span></text:span></text:p>
        <text:p text:style-name="P32"><text:span text:style-name="CharStyle12"><text:span text:style-name="T45">Julo pozrel útrpne na Violino rameno.</text:span></text:span></text:p>
        <text:p text:style-name="P32"><text:span text:style-name="CharStyle12"><text:span text:style-name="T45">„Bolí ťa? Vidíš sestrička, to sa mi veľmi páči, že si mala toľko odvahy a smelosti brániť si otca, ty si skutočne malá hrdink</text:span></text:span><text:span text:style-name="CharStyle12"><text:span text:style-name="T1">a</text:span></text:span><text:span text:style-name="CharStyle12"><text:span text:style-name="T45">!</text:span></text:span><text:span text:style-name="CharStyle12"><text:span text:style-name="T1">“</text:span></text:span><text:span text:style-name="CharStyle12"><text:span text:style-name="T45"> povedal a prisadnul ku nej.</text:span></text:span></text:p>
        <text:p text:style-name="P32"><text:span text:style-name="CharStyle12"><text:span text:style-name="T45">„Keby si mala smelosti, prosil by som ťa, aby si i mňa bránila, keď tomu príde čas, a príde, to viem iste. — Oni zo mňa chcú mať gazdu, chcú ma </text:span></text:span><text:soft-page-break/><text:span text:style-name="CharStyle12"><text:span text:style-name="T45">poslať na panstvo grófa Z., kde mám byť zasvätený do tajností spravovania vzorného hospodárstva — a tam ti len ani hory nieto — široko ďaleko niet hory! Ja jim nebudem inším, len polesným: pre mňa je hora môj svet, moje</text:span></text:span><text:span text:style-name="CharStyle17"><text:span text:style-name="T1"> </text:span></text:span><text:span text:style-name="CharStyle12"><text:span text:style-name="T45">všetko </text:span></text:span><text:span text:style-name="CharStyle12"><text:span text:style-name="T1">—</text:span></text:span><text:span text:style-name="CharStyle12"><text:span text:style-name="T45"> pravda, vyjmúc Marienk</text:span></text:span><text:span text:style-name="CharStyle12"><text:span text:style-name="T1">y</text:span></text:span><text:span text:style-name="CharStyle12"><text:span text:style-name="T45">“, dodal so smiešnou vážnosťou.</text:span></text:span></text:p>
        <text:p text:style-name="P32"><text:span text:style-name="CharStyle12"><text:span text:style-name="T45">No pri večeri, ktorá pozostávala z kuriat s omáčkou paprikovou a halušiek, — dokázal Julo, že ešte jestvuje na svete niečo, čo jeho priazeň požíva, a to boly halušky. Starý pán málo jedol a skoro si vyhľadal lôžko, ktoré tu vždy bývalo prichystané pre neho.</text:span></text:span></text:p>
        <text:p text:style-name="P32"><text:span text:style-name="CharStyle12"><text:span text:style-name="T45">Ju</text:span></text:span><text:span text:style-name="CharStyle12"><text:span text:style-name="T1">l</text:span></text:span><text:span text:style-name="CharStyle12"><text:span text:style-name="T45">o prívetiv</text:span></text:span><text:span text:style-name="CharStyle12"><text:span text:style-name="T12">e</text:span></text:span><text:span text:style-name="CharStyle12"><text:span text:style-name="T45"> odobral sa od Violy a </text:span></text:span><text:span text:style-name="CharStyle12"><text:span text:style-name="T12">ľ</text:span></text:span><text:span text:style-name="CharStyle12"><text:span text:style-name="T45">ahkým srdcom vysadnul na vozík, ktorý skoro </text:span></text:span><text:span text:style-name="CharStyle12"><text:span text:style-name="T12">z</text:span></text:span><text:span text:style-name="CharStyle12"><text:span text:style-name="T45">atým zrakom Krchovej a Violy zmiznul za návrším. Viole dnes po prvý raz od smrti otcovej zdalo sa, že je ešte svet nie tak zlý, žitie nie tak smutné, ako si myslela.</text:span></text:span></text:p>
        <text:p text:style-name="P32"><text:span text:style-name="CharStyle12"><text:span text:style-name="T45">Na </text:span></text:span><text:span text:style-name="CharStyle12"><text:span text:style-name="T1">„M</text:span></text:span><text:span text:style-name="CharStyle12"><text:span text:style-name="T45">ajer</text:span></text:span><text:span text:style-name="CharStyle12"><text:span text:style-name="T1">i</text:span></text:span><text:span text:style-name="CharStyle12"><text:span text:style-name="T45">“ chodili zavčasu spávať a včas ráno vstávali. Skoro tedy videla Viola prázdne podsteny, každý utiahnul sa ku svojej miske a svojmu kozúbku. Len Krchu</text:span></text:span><text:span text:style-name="CharStyle12"><text:span text:style-name="T1">ľ</text:span></text:span><text:span text:style-name="CharStyle12"><text:span text:style-name="T45">a ešte riadila a šafárila v kuchynke obvyklým svojím vážnym spôsobom, tu i tu sama so sebou v hlasitom myslení. Konečne vyšla von ku Viole a nabídla jej, aby ju nasledovala do jej komory.</text:span></text:span></text:p>
        <text:p text:style-name="P32"><text:span text:style-name="CharStyle12"><text:span text:style-name="T45">Opustily tedy domček pánov a kráčaly chodníkom ku bočným staviskám. Oproti ním vybehnul havkajúc ve</text:span></text:span><text:span text:style-name="CharStyle12"><text:span text:style-name="T1">ľ</text:span></text:span><text:span text:style-name="CharStyle12"><text:span text:style-name="T45">ký valaský pes s utešeným kožuchom a oňuchával Violu, ktorá sa ho nezľakla, ale prívetiv</text:span></text:span><text:span text:style-name="CharStyle12"><text:span text:style-name="T12">e</text:span></text:span><text:span text:style-name="CharStyle12"><text:span text:style-name="T45"> zavolala na neho.</text:span></text:span></text:p>
        <text:p text:style-name="P32"><text:span text:style-name="CharStyle12"><text:span text:style-name="T45">Krútiac chvostom sprevádzal Pozor ženské do dvora.</text:span></text:span></text:p>
        <text:p text:style-name="P32"><text:soft-page-break/><text:span text:style-name="CharStyle12"><text:span text:style-name="T1">„</text:span></text:span><text:span text:style-name="CharStyle12"><text:span text:style-name="T45">Kto to?“ zpýtala sa Viola a zastala.</text:span></text:span></text:p>
        <text:p text:style-name="P32"><text:span text:style-name="CharStyle12"><text:span text:style-name="T45">Pred chyžou gazdu stála, ba pohybovala sa divnými pohybmi postava ženská. Tvár, osvietená mladým mesačným svetlom, b</text:span></text:span><text:span text:style-name="CharStyle12"><text:span text:style-name="T1">o</text:span></text:span><text:span text:style-name="CharStyle12"><text:span text:style-name="T45">la bľadá, plná, no niesla na sebe žiaľ a sústrasť vzbudzujúci výraz blbosti. — Oči pekné, mandlovitého tvaru, </text:span></text:span><text:span text:style-name="CharStyle12"><text:span text:style-name="T1">ja</text:span></text:span><text:span text:style-name="CharStyle12"><text:span text:style-name="T45">snomodré, opreté boly na srp zachádzajúceho mesiaca. Zdaly sa tieto oči niečo hovoriť, no nie každý tomu rozumel, a kto rozumel, zaplakal nad týmto dieťaťom prírody. Dievča toto, lebo tým zdalo sa byť, máchalo rukami v povetrí okolo seba, — krútilo sa, podskakovalo a nôtilo si nejakú pieseňku, ktorej slová vynechávalo a samo svoje vlastné vpletalo do melódie, z týchto úst dvojnásobne smutnej.</text:span></text:span></text:p>
        <text:p text:style-name="P32"><text:span text:style-name="CharStyle12"><text:span text:style-name="T45">Postava jej, plná a súmerná na podiv, no bez gracióznych ťahov, zahalená bola v modrú sukienku, košieľku vyšívanú, cez ktorú prehodený bol pestrý ručník, v tomto kraji nevídaný, a širokú zásterku to udvihujúc, to hladiac rukama po nej. Nohy jej boly bosé a biele, ako i ruky, a hrdlo obnažené.</text:span></text:span></text:p>
        <text:p text:style-name="P32"><text:span text:style-name="CharStyle12"><text:span text:style-name="T1">„</text:span></text:span><text:span text:style-name="CharStyle12"><text:span text:style-name="T45">Kto to?“ zvolala Viola zostrašeno.</text:span></text:span></text:p>
        <text:p text:style-name="P32"><text:span text:style-name="CharStyle12"><text:span text:style-name="T45">Aj podivná deva zastala a s výkrikom zplašenej zvere vbehla do domu.</text:span></text:span></text:p>
        <text:p text:style-name="P32"><text:span text:style-name="CharStyle12"><text:span text:style-name="T1">„</text:span></text:span><text:span text:style-name="CharStyle12"><text:span text:style-name="T45">Veronka Tieškuľa“, šeptala Krchová s povzdychom.</text:span></text:span></text:p>
        <text:p text:style-name="P32"><text:span text:style-name="CharStyle12"><text:span text:style-name="T1">„</text:span></text:span><text:span text:style-name="CharStyle12"><text:span text:style-name="T45">A prečo je taká, — taká?</text:span></text:span><text:span text:style-name="CharStyle12"><text:span text:style-name="T1">“</text:span></text:span></text:p>
        <text:p text:style-name="P32"><text:span text:style-name="CharStyle12"><text:span text:style-name="T45">„Je chorá a nešťastná — no budem ešte snáď dakedy o tom rozprávať —- smutná to povesť.“</text:span></text:span></text:p>
        <text:p text:style-name="P32"><text:span text:style-name="CharStyle12"><text:span text:style-name="T45">Skoro na to uložila Violu do svojich podúšok. </text:span></text:span><text:span text:style-name="CharStyle12"><text:span text:style-name="T1">„N</text:span></text:span><text:span text:style-name="CharStyle12"><text:span text:style-name="T45">ebojte sa, v týchto nik </text:span></text:span><text:soft-page-break/><text:span text:style-name="CharStyle12"><text:span text:style-name="T45">nespáva — to sú mi od matere, Pán Boh jej daj slávu več</text:span></text:span><text:span text:style-name="CharStyle12"><text:span text:style-name="T56">nú</text:span></text:span><text:span text:style-name="CharStyle12"><text:span text:style-name="T45">!“ Potom ešte nôtila si veče</text:span></text:span><text:span text:style-name="CharStyle12"><text:span text:style-name="T1">rn</text:span></text:span><text:span text:style-name="CharStyle12"><text:span text:style-name="T45">iu pieseň, hlasom niečo podobným b</text:span></text:span><text:span text:style-name="CharStyle12"><text:span text:style-name="T1">ľ</text:span></text:span><text:span text:style-name="CharStyle12"><text:span text:style-name="T45">akotu kozí, no zato iste milú u tr</text:span></text:span><text:span text:style-name="CharStyle12"><text:span text:style-name="T12">ô</text:span></text:span><text:span text:style-name="CharStyle12"><text:span text:style-name="T45">nu nebies Pána, lebo pochádzala zo srdca úprimného. Viola utíšená pocitom istoty, dovolila všetkým predstavám dňa tohoto predstúpiť pred svoje smysly, — rozmýšľala o Julovi, Vero</text:span></text:span><text:span text:style-name="CharStyle12"><text:span text:style-name="T1">n</text:span></text:span><text:span text:style-name="CharStyle12"><text:span text:style-name="T45">ke a o materi Krchovej, ktorej periny ešte odtedy pochodia. S uvažovaním, koľko tomu asi už môže byť rokov — konečne usnula na „Ma</text:span></text:span><text:span text:style-name="CharStyle12"><text:span text:style-name="T1">je</text:span></text:span><text:span text:style-name="CharStyle12"><text:span text:style-name="T45">ri“.</text:span></text:span></text:p>
        <text:p text:style-name="P32"><text:span text:style-name="CharStyle12"><text:span text:style-name="T45">Keď ráno sa prebudila, stála Krchová nad ňou a usmiala sa prostodušne.</text:span></text:span></text:p>
        <text:p text:style-name="P32"><text:span text:style-name="CharStyle12"><text:span text:style-name="T45">„</text:span></text:span><text:span text:style-name="CharStyle12"><text:span text:style-name="T1">V</text:span></text:span><text:span text:style-name="CharStyle12"><text:span text:style-name="T45">čera večer sme niečo zabudly; mal</text:span></text:span><text:span text:style-name="CharStyle12"><text:span text:style-name="T12">y</text:span></text:span><text:span text:style-name="CharStyle12"><text:span text:style-name="T45"> ste si hrady na povaline prečítať, prvé sny v hospodách nových sa zvykly vyplniť.“</text:span></text:span></text:p>
        <text:p text:style-name="P32"><text:span text:style-name="CharStyle12"><text:span text:style-name="T1">„</text:span></text:span><text:span text:style-name="CharStyle12"><text:span text:style-name="T12">Š</text:span></text:span><text:span text:style-name="CharStyle12"><text:span text:style-name="T45">kod</text:span></text:span><text:span text:style-name="CharStyle12"><text:span text:style-name="T1">a</text:span></text:span><text:span text:style-name="CharStyle12"><text:span text:style-name="T45">!</text:span></text:span><text:span text:style-name="CharStyle12"><text:span text:style-name="T1">“</text:span></text:span><text:span text:style-name="CharStyle12"><text:span text:style-name="T45"> usmiala sa Viola a podávala ruku starej, ktorá potom vzala jej ramienko a poviazala ranu.</text:span></text:span></text:p>
        <text:p text:style-name="P32"><text:span text:style-name="CharStyle12"><text:span text:style-name="T45">„Aby nebolo úrekom, ale ruka sa hojí a neminie týždeň, môže ísť obväzok dolu; ruka bude zahojená.“</text:span></text:span></text:p>
        <text:p text:style-name="P32"><text:span text:style-name="CharStyle12"><text:span text:style-name="T45">„</text:span></text:span><text:span text:style-name="CharStyle12"><text:span text:style-name="T1">M</text:span></text:span><text:span text:style-name="CharStyle12"><text:span text:style-name="T45">yslíte?“ zpýtala sa Viola cele šťastná.</text:span></text:span></text:p>
        <text:p text:style-name="P32"><text:span text:style-name="CharStyle12"><text:span text:style-name="T45">„Veru ani inak nie, len dotedy ešte musíme sa varovať ťažkej práce. Teraz poďme; treba pánovi uvariť raňajky.“</text:span></text:span></text:p>
        <text:p text:style-name="P32"><text:span text:style-name="CharStyle12"><text:span text:style-name="T45">Viola nasledovala Krchovú. Darmo sa obzerala po dvore, Veronku nevidela; zdalo sa jej len, že z jednoho malého oblôčka kuká na ňu nesmelo dvoje modrých očí.</text:span></text:span></text:p>
        <text:p text:style-name="P32"><text:span text:style-name="CharStyle12"><text:span text:style-name="T45">Jej ujec už bol na nohách a zdal sa veľmi dobre cítiť. Na jej raňajší pozdrav </text:span></text:span><text:soft-page-break/><text:span text:style-name="CharStyle12"><text:span text:style-name="T45">odvetil prívetiv</text:span></text:span><text:span text:style-name="CharStyle12"><text:span text:style-name="T12">e</text:span></text:span><text:span text:style-name="CharStyle12"><text:span text:style-name="T45"> a pozval ju so sebou do včelína, kým Krchu</text:span></text:span><text:span text:style-name="CharStyle12"><text:span text:style-name="T1">ľ</text:span></text:span><text:span text:style-name="CharStyle12"><text:span text:style-name="T45">a pripraví kávu.</text:span></text:span></text:p>
        <text:p text:style-name="P32"><text:span text:style-name="CharStyle12"><text:span text:style-name="T45">Vo včelíne panoval vzorný poriadok; len v kútoch zasnoval jeden alebo druhý pavúk siete svoje odtedy, čo ruka včelára sama tu neriadila. Viola nabídla sa pánu tútorovi k pomoci pri manipulovaní okolo včiel, čomu tento bol rád a začal jej vysvetľovať výhody nového včelárenia nad starým šlendriánom. Hneď jej dal aj krýdlo, </text:span></text:span><text:span text:style-name="CharStyle12"><text:span text:style-name="T1">a</text:span></text:span><text:span text:style-name="CharStyle12"><text:span text:style-name="T45">by tých bezočivých pavúkov pozháňala a očistila včelín od týchto nepriateľov včiel.</text:span></text:span></text:p>
        <text:p text:style-name="P32"><text:span text:style-name="CharStyle12"><text:span text:style-name="T1">„</text:span></text:span><text:span text:style-name="CharStyle12"><text:span text:style-name="T45">Nemám horšieho nepriateľa pri včelách, ako pavúka. Tu čosi kamsi osnuje celé plachty a ne</text:span></text:span><text:span text:style-name="CharStyle12"><text:span text:style-name="T12">u</text:span></text:span><text:span text:style-name="CharStyle12"><text:span text:style-name="T45">navne číha na včelku, nič netušiacu.“</text:span></text:span></text:p>
        <text:p text:style-name="P32"><text:span text:style-name="CharStyle12"><text:span text:style-name="T45">Len príchod Krchovej vyrušil jich z práce príjemnej </text:span></text:span><text:span text:style-name="CharStyle12"><text:span text:style-name="T1">a</text:span></text:span><text:span text:style-name="CharStyle12"><text:span text:style-name="T45"> zošľachťujúcej. Volala jich táto dobrá žena k raňajkám, ktoré pripravila a v izbe nastolila. — Starému pánovi nechutnala káva.</text:span></text:span></text:p>
        <text:p text:style-name="P32"><text:span text:style-name="CharStyle12"><text:span text:style-name="T45">„</text:span></text:span><text:span text:style-name="CharStyle12"><text:span text:style-name="T1">A</text:span></text:span><text:span text:style-name="CharStyle12"><text:span text:style-name="T45">lebo si sa nedoučila, Zuza, alebo si sa preučila kávu vari</text:span></text:span><text:span text:style-name="CharStyle12"><text:span text:style-name="T1">ť</text:span></text:span><text:span text:style-name="CharStyle12"><text:span text:style-name="T45">!“ zasmial sa pán urodzený.</text:span></text:span></text:p>
        <text:p text:style-name="P32"><text:span text:style-name="CharStyle12"><text:span text:style-name="T45">„</text:span></text:span><text:span text:style-name="CharStyle12"><text:span text:style-name="T1">A</text:span></text:span><text:span text:style-name="CharStyle12"><text:span text:style-name="T45">lebo,“ myslela Krchová, „je milosť pánov žalúdok nie viac taký, aký býval.“</text:span></text:span></text:p>
        <text:p text:style-name="P32"><text:span text:style-name="CharStyle12"><text:span text:style-name="T45">Viola nabídla sa Krchovej, že</text:span></text:span><text:span text:style-name="CharStyle12"><text:span text:style-name="T1"> </text:span></text:span><text:span text:style-name="CharStyle12"><text:span text:style-name="T45">jej bude pomáhať kávu variť pre ujca; jej že veľmi dobre chutnala, ale chorým ľuďom musí sa niekedy premeniť kuchárka.“</text:span></text:span></text:p>
        <text:p text:style-name="P32"><text:span text:style-name="CharStyle12"><text:span text:style-name="T45">Takto plynuly dni Viole v tomto kútku od sveta nedotknutom a ona sa dobre cítila.</text:span></text:span></text:p>
        <text:p text:style-name="P32"><text:span text:style-name="CharStyle12"><text:span text:style-name="T45">Každ</text:span></text:span><text:span text:style-name="CharStyle12"><text:span text:style-name="T1">ý</text:span></text:span><text:span text:style-name="CharStyle12"><text:span text:style-name="T45"> deň prichádzal posol z mesta, ktorý donášal potravné články a zas odnášal drúbež, maslo, mlieko, smotanu. I noviny donášal hore a ona vďačne </text:span></text:span><text:soft-page-break/><text:span text:style-name="CharStyle12"><text:span text:style-name="T45">nabídla sa čítať nahlas časopisy, aké prišly, zvlášte večer, keď si u</text:span></text:span><text:span text:style-name="CharStyle12"><text:span text:style-name="T1">je</text:span></text:span><text:span text:style-name="CharStyle12"><text:span text:style-name="T45">c </text:span></text:span><text:span text:style-name="CharStyle12"><text:span text:style-name="T1">ľ</text:span></text:span><text:span text:style-name="CharStyle12"><text:span text:style-name="T45">ahnul do postele.</text:span></text:span></text:p>
        <text:p text:style-name="P32"><text:span text:style-name="CharStyle12"><text:span text:style-name="T1">„D</text:span></text:span><text:span text:style-name="CharStyle12"><text:span text:style-name="T45">ievča, ty ma cele rozmazneš, od </text:span></text:span><text:span text:style-name="CharStyle12"><text:span text:style-name="T1">ja</text:span></text:span><text:span text:style-name="CharStyle12"><text:span text:style-name="T45">kživa žiadal som si, aby mi niekto večierkom predčitova</text:span></text:span><text:span text:style-name="CharStyle12"><text:span text:style-name="T1">l</text:span></text:span><text:span text:style-name="CharStyle12"><text:span text:style-name="T45">!</text:span></text:span><text:span text:style-name="CharStyle12"><text:span text:style-name="T1">“</text:span></text:span></text:p>
        <text:p text:style-name="P32"><text:span text:style-name="CharStyle12"><text:span text:style-name="T45">Veď ja to vďačne konám a môže sa to vždy stať, keď len milý ujec dovolí!“</text:span></text:span></text:p>
        <text:p text:style-name="P32"><text:span text:style-name="CharStyle12"><text:span text:style-name="T45">Týmto spôsobom utúžil sa pomer medzi tútorom a sverenkou vždy viac a viac.</text:span></text:span></text:p>
        <text:p text:style-name="P4"><text:span text:style-name="CharStyle12"><text:span text:style-name="T45">Jednoho dňa prišiel Julo aj s Imrichom; </text:span></text:span><text:span text:style-name="CharStyle12"><text:span text:style-name="T56">no ako </text:span></text:span><text:span text:style-name="CharStyle12"><text:span text:style-name="T45">Viola počula, že je Imrich tu, odišla do hory, aby sísť nemusela sa s ním, keď vedela, že nemôže sa voči nemu, čo by jej snáď ujec za zle mal. Julo ale v sprievode svojho psa ju vyhľadal.</text:span></text:span></text:p>
        <text:p text:style-name="P32"><text:span text:style-name="CharStyle12"><text:span text:style-name="T1">„V</text:span></text:span><text:span text:style-name="CharStyle12"><text:span text:style-name="T45">yhýbaš mu? nie div, sestrička. Kdeby aj nie, keď má on také vysoké náhľady o všetkom na svete, že každý rozumný človek musí hlavou pokrútiť nad tým. Nieto dňa, kdeby sme sa my dvaja nepovadili. Ja viem ale, že ho raz nejeden skvelý plán kopne, a on pozde nahliadne, že nie je všetko tak, ako si to on predstavuje,</text:span></text:span><text:span text:style-name="CharStyle12"><text:span text:style-name="T1">“ </text:span></text:span><text:span text:style-name="CharStyle12"><text:span text:style-name="T45">rozprával Julo rozhorčene.</text:span></text:span></text:p>
        <text:p text:style-name="P32"><text:span text:style-name="CharStyle12"><text:span text:style-name="T1">„</text:span></text:span><text:span text:style-name="CharStyle12"><text:span text:style-name="T45">Preto je on i pýchou rodiny, miláčkom, ktorý má dakedy uskutočniť otcove skvelé plány; maminým protegé, ktorá mu vychováva Hermínku za jeho budúcu vernú manželku, aby keď bude ministrom, mal ho kto </text:span></text:span><text:span text:style-name="CharStyle12"><text:span text:style-name="T1">re</text:span></text:span><text:span text:style-name="CharStyle12"><text:span text:style-name="T45">presentovať. Výchova jej deje sa v hlavnom meste a prirodzene, na útrovy otcove. Dosiaľ to šlo ľahko, ja nemal som nič oproti tomu, kým neprišiel som k poznaniu, čo oni </text:span></text:span><text:soft-page-break/><text:span text:style-name="CharStyle12"><text:span text:style-name="T45">so mnou chcú. Ja jim mám študovať hospodárstvo, čo som už i začal, lebo myslel som, že predsa budem jim to môcť k vôli urobiť, no i ja cítim v sebe samostatný prúd, nedám si natisnúť povolanie života druhými, sám sebe chcem byť niečím, — alebo — ničím!</text:span></text:span><text:span text:style-name="CharStyle12"><text:span text:style-name="T1"> </text:span></text:span><text:span text:style-name="CharStyle12"><text:span text:style-name="T45">Ja jim mám prevziať hospodárstvo, ktorého polovica je prepísaná na mamu, z druhej polovice mám potom vyplácať Imra, ktorý bude pri svojej karriére v Pešti potrebovať groše — a Emku, to sa potom dá hospodáriť! Ej, takým bláznom nebude</text:span></text:span><text:span text:style-name="CharStyle12"><text:span text:style-name="T1">m</text:span></text:span><text:span text:style-name="CharStyle12"><text:span text:style-name="T45">!“</text:span></text:span></text:p>
        <text:p text:style-name="P32"><text:span text:style-name="CharStyle12"><text:span text:style-name="T45">Julo vyskočil strmo z modrého sedadla, kam sa obidvaja usadili a prešiel niekoľko ráz popred Violu.</text:span></text:span></text:p>
        <text:p text:style-name="P32"><text:span text:style-name="CharStyle12"><text:span text:style-name="T1">„D</text:span></text:span><text:span text:style-name="CharStyle12"><text:span text:style-name="T45">ivno ti bude, že ti to rozprávam, ale ja viem, že ma ty rozumieš, ty, ktorá máš mnoho príbuzného so mnou; už i tou okolnosťou dosiahla si moju sympathiu, že nie si miláčkom mamy a Hermínky, -— a Imrova Emuša, nebožiatko, tam pre nás ešte niečo platí, — ale to je decko slabé, nevládne. Tak vidíš sme odkázaní na seba, vyjmúc Krchule, ktorá ma nedá ani za slepého koňa, lebo mi bola kojnou. Tá aj tebe bude dobrá, len keď raz roztaje jej priazeň.“</text:span></text:span></text:p>
        <text:p text:style-name="P32"><text:span text:style-name="CharStyle12"><text:span text:style-name="T45">„</text:span></text:span><text:span text:style-name="CharStyle12"><text:span text:style-name="T1">V</text:span></text:span><text:span text:style-name="CharStyle12"><text:span text:style-name="T45">idíš,“ pokračoval Julo vo svojich výlevoch, „ja som si už temer zúfal, kým si ty neprišla; nikto ma nechcel vypočuť a rozumieť! Len tá moja rozkošná hora ma potešuje, — no cítil som sa i tam osiralým. — Teraz už smelšie vystúpim a budem sa domáhať svojho práva.“</text:span></text:span></text:p>
        <text:p text:style-name="P32"><text:span text:style-name="CharStyle12"><text:span text:style-name="T45">Viola načúvala slovám J</text:span></text:span><text:span text:style-name="CharStyle12"><text:span text:style-name="T12">u</text:span></text:span><text:span text:style-name="CharStyle12"><text:span text:style-name="T45">lovým s potešením dievčenského srdca. Ona je </text:span></text:span><text:soft-page-break/><text:span text:style-name="CharStyle12"><text:span text:style-name="T45">niečou dôvernicou a podporou! Ona, len ako to možno?</text:span></text:span></text:p>
        <text:p text:style-name="P32"><text:span text:style-name="CharStyle12"><text:span text:style-name="T45">Krchu</text:span></text:span><text:span text:style-name="CharStyle12"><text:span text:style-name="T1">ľ</text:span></text:span><text:span text:style-name="CharStyle12"><text:span text:style-name="T45">a pripravila </text:span></text:span><text:span text:style-name="CharStyle12"><text:span text:style-name="T1">sv</text:span></text:span><text:span text:style-name="CharStyle12"><text:span text:style-name="T45">ačinu, ktorá Ju</text:span></text:span><text:span text:style-name="CharStyle12"><text:span text:style-name="T1">lo</text:span></text:span><text:span text:style-name="CharStyle12"><text:span text:style-name="T45">vi vzdor jeho žiaľu znamenite chutnala, veď stará kojná uhádla, že nové zemiaky s maslom a s brindzou vždy dosiahly spokojnosť u Julka. Imrich, kým Julo žaloval sa Viole, musel otcovi tiež o ňom rozprávať, lebo starý pán nespokojne pozeral na svojho mladšieho syna a bol veľmi zlej vôle. Julo si vzdychnul a jedol ďalej. Potom odišli mladí páni zase domov; otec jim ale naložil, aby zajtrajšieho dňa poslali pre neho, že doma potom vybaví všetky domášne veci.</text:span></text:span></text:p>
        <text:p text:style-name="P32"><text:span text:style-name="CharStyle12"><text:span text:style-name="T45">A keď odišiel aj ujec, ostala Viola sama na </text:span></text:span><text:span text:style-name="CharStyle12"><text:span text:style-name="T1">„M</text:span></text:span><text:span text:style-name="CharStyle12"><text:span text:style-name="T45">ajer</text:span></text:span><text:span text:style-name="CharStyle12"><text:span text:style-name="T1">i</text:span></text:span><text:span text:style-name="CharStyle12"><text:span text:style-name="T45">“, kde priala by si navždy prebývať, v ochrane a péči Krchovej cítila sa dobre. S Veronkou sišla sa len ve</text:span></text:span><text:span text:style-name="CharStyle12"><text:span text:style-name="T1">ľ</text:span></text:span><text:span text:style-name="CharStyle12"><text:span text:style-name="T45">mi zriedka, aj vtedy táto bojazliv</text:span></text:span><text:span text:style-name="CharStyle12"><text:span text:style-name="T12">e</text:span></text:span><text:span text:style-name="CharStyle12"><text:span text:style-name="T45"> utekala pred ňou a len potom cez malé okienko svojej izbičky </text:span></text:span><text:span text:style-name="CharStyle12"><text:span text:style-name="T1">zv</text:span></text:span><text:span text:style-name="CharStyle12"><text:span text:style-name="T45">edave pozerala za Violou a tu i tu aj usmiala sa na ňu. Tak rada by bola Viola zvedela, kto je toto dievča a čo sa s ňou stalo.</text:span></text:span></text:p>
        <text:p text:style-name="P32"><text:span text:style-name="CharStyle12"><text:span text:style-name="T45">Krásne a svetlé dni augustové už krátily sa a večery </text:span></text:span><text:span text:style-name="CharStyle12"><text:span text:style-name="T1">sv</text:span></text:span><text:span text:style-name="CharStyle12"><text:span text:style-name="T45">ol</text:span></text:span><text:span text:style-name="CharStyle12"><text:span text:style-name="T1">áv</text:span></text:span><text:span text:style-name="CharStyle12"><text:span text:style-name="T45">aly malý počet obyvateľov „Ma</text:span></text:span><text:span text:style-name="CharStyle12"><text:span text:style-name="T1">jera“</text:span></text:span><text:span text:style-name="CharStyle12"><text:span text:style-name="T45"> pred domky na podstenia. Tu bola Krchuľa, ktorú všetko slúchalo a korilo sa jej rozumnému rozsudku, veď ona mala veľké slovo aj u „pána“. Tu zase </text:span></text:span><text:span text:style-name="CharStyle12"><text:span text:style-name="T1">Ve</text:span></text:span><text:span text:style-name="CharStyle12"><text:span text:style-name="T45">ronkin otec, gazda na </text:span></text:span><text:span text:style-name="CharStyle12"><text:span text:style-name="T1">„</text:span></text:span><text:span text:style-name="CharStyle12"><text:span text:style-name="T45">Majeri“, jehož tichá, mierna povaha, málomluvnosť a utiahnutosť činila ho pravou prot</text:span></text:span><text:span text:style-name="CharStyle12"><text:span text:style-name="T1">iv</text:span></text:span><text:span text:style-name="CharStyle12"><text:span text:style-name="T45">ou Krchovej, ktorá vždy bola hotová k výrečným rozpravám a mala slovo pohotov</text:span></text:span><text:span text:style-name="CharStyle12"><text:span text:style-name="T12">e</text:span></text:span><text:span text:style-name="CharStyle12"><text:span text:style-name="T45">. Tu i tu prišli i druhí sluhovia a želiari so svoj</text:span></text:span><text:span text:style-name="CharStyle12"><text:span text:style-name="T12">í</text:span></text:span><text:span text:style-name="CharStyle12"><text:span text:style-name="T45">mi ženami a dievkami, potom bača a valasi z blízkeho salaša, — až toho bola hodná spoločnosť. Keď už začalo sa veľmi živo </text:span></text:span><text:soft-page-break/><text:span text:style-name="CharStyle12"><text:span text:style-name="T45">zabávať, rozohnalo strmé veliteľské slovo Krchule veselú čeliadku a Viola ostala samotná so svojou duennou.</text:span></text:span></text:p>
        <text:p text:style-name="P32"><text:span text:style-name="CharStyle12"><text:span text:style-name="T45">O Veronke vzdor sľubu nechcela rozprávať Viol</text:span></text:span><text:span text:style-name="CharStyle12"><text:span text:style-name="T1">e</text:span></text:span><text:span text:style-name="CharStyle12"><text:span text:style-name="T45">; len to</text:span></text:span><text:span text:style-name="CharStyle12"><text:span text:style-name="T56">ľ</text:span></text:span><text:span text:style-name="CharStyle12"><text:span text:style-name="T45">ko jej povedala, že bola veľmi krásna mladá devuška, „krev a mliek</text:span></text:span><text:span text:style-name="CharStyle12"><text:span text:style-name="T1">o</text:span></text:span><text:span text:style-name="CharStyle12"><text:span text:style-name="T45">“, a že ju rodičia, zvlášte otec, ktorý zdakade z Hrona pochodí, veľmi rád mal a matka strážila ju ako svoje oči. Nebohá pani urodzená, ktorá jej bola krstnou matkou, často prichádzala na „</text:span></text:span><text:span text:style-name="CharStyle12"><text:span text:style-name="T1">M</text:span></text:span><text:span text:style-name="CharStyle12"><text:span text:style-name="T45">aje</text:span></text:span><text:span text:style-name="CharStyle12"><text:span text:style-name="T1">r</text:span></text:span><text:span text:style-name="CharStyle12"><text:span text:style-name="T45">“ a tu </text:span></text:span><text:span text:style-name="CharStyle12"><text:span text:style-name="T1">Ve</text:span></text:span><text:span text:style-name="CharStyle12"><text:span text:style-name="T45">ronku vždy hladkala a prinášala jej všakové dobré veci. Ale pani zomrela a miesto nej vtiahla druhá, s ňou jej brat, — no o tom pozdejšie — — </text:span></text:span><text:span text:style-name="CharStyle12"><text:span text:style-name="T1">Ve</text:span></text:span><text:span text:style-name="CharStyle12"><text:span text:style-name="T45">ronka bola šumná, spievala celý deň, ako vtáča v hore, </text:span></text:span><text:span text:style-name="CharStyle12"><text:span text:style-name="T1">—</text:span></text:span><text:span text:style-name="CharStyle12"><text:span text:style-name="T45"> až </text:span></text:span><text:span text:style-name="CharStyle12"><text:span text:style-name="T1">je</text:span></text:span><text:span text:style-name="CharStyle12"><text:span text:style-name="T45">dnoho dňa, keď dlho nechodila domov z hory, kam išla nejakú tú jahôdku odtrhnúť, — našli ju — bez seba </text:span></text:span><text:span text:style-name="CharStyle12"><text:span text:style-name="T1">—</text:span></text:span><text:span text:style-name="CharStyle12"><text:span text:style-name="T45"> omdlenú — peny na ústach — oči st</text:span></text:span><text:span text:style-name="CharStyle12"><text:span text:style-name="T12">ĺ</text:span></text:span><text:span text:style-name="CharStyle12"><text:span text:style-name="T45">pkom obrátené — — — Mať jej </text:span></text:span><text:span text:style-name="CharStyle12"><text:span text:style-name="T56">ľ</text:span></text:span><text:span text:style-name="CharStyle12"><text:span text:style-name="T45">akom ochorela</text:span></text:span><text:span text:style-name="CharStyle12"><text:span text:style-name="T1">,</text:span></text:span><text:span text:style-name="CharStyle12"><text:span text:style-name="T45"> chorela a v</text:span></text:span><text:span text:style-name="CharStyle12"><text:span text:style-name="T56">y</text:span></text:span><text:span text:style-name="CharStyle12"><text:span text:style-name="T45">tlela; otec stal sa málomluvným, chcel už viac ráz opustiť službu, ale ho vždy pán urodzený prehovoril, že si on veru nepustí takých dobrých sluhov od seba, — a nešťasné dieťa zostalo choré, často veľmi choré. Z tej zlej nemoci, kvietok môj, to chodí na ňu; i včera som bola u nej a — ako sa mi všetko zdá — nebude dlho medzi nami.“</text:span></text:span></text:p>
        <text:p text:style-name="P32"><text:span text:style-name="CharStyle12"><text:span text:style-name="T45">Tak rozprávala Krchuľa a devuška s ustrnutím poslúchala. Úbohé dievča, tak nešťastné! Odtedy že nechce viac ani na krok od svojej chyžky, ľaká sa každého človeka, ktorého už predtým nepoznalo a bojí sa každého stínu.</text:span></text:span></text:p>
        <text:p text:style-name="P32"><text:span text:style-name="CharStyle12"><text:span text:style-name="T45">I umienila si Viola, že viacej bude sa s nešťastnou Veronkou zamestknávať a že svojou láskou bude sa snažiť smieriť ju s jej osudom. —</text:span></text:span></text:p>
        <text:p text:style-name="P32"><text:soft-page-break/><text:span text:style-name="CharStyle12"><text:span text:style-name="T45">„A či nepokúsili sa o to, aby ju vyliečili?“ zpýtala sa Viola.</text:span></text:span></text:p>
        <text:p text:style-name="P4"><text:span text:style-name="CharStyle12"><text:span text:style-name="T1">„H</text:span></text:span><text:span text:style-name="CharStyle12"><text:span text:style-name="T45">orkýže nie! Sám pán dal doviezť sem doktorov, ale ako jednoho alebo druhého z nich zazrela, začala kričať a triasť sa na celom tele, a keď jej aj lieky podávali, nemalo to žiadneho účinku.</text:span></text:span><text:span text:style-name="CharStyle12"><text:span text:style-name="T1">“</text:span></text:span></text:p>
        <text:p text:style-name="P32"><text:span text:style-name="CharStyle12"><text:span text:style-name="T45">Odtedy Viola so sústrasťou sledovala </text:span></text:span><text:span text:style-name="CharStyle12"><text:span text:style-name="T1">Ve</text:span></text:span><text:span text:style-name="CharStyle12"><text:span text:style-name="T45">ronku a zaobchodila s ňou laskave, čo jej pomaly donieslo priazeň nešťastnej devy.</text:span></text:span></text:p>
        <text:p text:style-name="P4"><text:span text:style-name="CharStyle12"><text:span text:style-name="T1"/></text:span></text:p>
        <text:p text:style-name="P19"><text:span text:style-name="CharStyle12"><text:span text:style-name="T1">10</text:span></text:span><text:span text:style-name="CharStyle12"><text:span text:style-name="T45">. Domec viničom ovinutý.</text:span></text:span></text:p>
        <text:p text:style-name="P32"><text:span text:style-name="CharStyle12"><text:span text:style-name="T45"/></text:span></text:p>
        <text:p text:style-name="P44"><text:span text:style-name="CharStyle12"><text:span text:style-name="T45">Deň, ktorý nasledoval po tejto rozprave, doniesol Viole nové prekvapenie. Matej prišiel po ňu s vozíkom a doniesol jej lístok od J</text:span></text:span><text:span text:style-name="CharStyle12"><text:span text:style-name="T12">u</text:span></text:span><text:span text:style-name="CharStyle12"><text:span text:style-name="T45">la. Píše jej, že odberá sa od nej aspoň takto, keď nemohol ju navštíviť na „</text:span></text:span><text:span text:style-name="CharStyle12"><text:span text:style-name="T1">M</text:span></text:span><text:span text:style-name="CharStyle12"><text:span text:style-name="T45">ajer</text:span></text:span><text:span text:style-name="CharStyle12"><text:span text:style-name="T1">i</text:span></text:span><text:span text:style-name="CharStyle12"><text:span text:style-name="T45">“ a že, ač aj po veľkej búrke, dostal dovolenie ísť na lesnícku akad</text:span></text:span><text:span text:style-name="CharStyle12"><text:span text:style-name="T12">e</text:span></text:span><text:span text:style-name="CharStyle12"><text:span text:style-name="T45">miu. Ináče, že tam dolu všetko pri starom. Imro ide do Pešti, mama odprevadí Hermínku do ústavu, kde má sa z nej stať dokonalá dáma a on že tiež sa odberá, aby navštívil ešte skôr </text:span></text:span><text:span text:style-name="CharStyle12"><text:span text:style-name="T1">je</text:span></text:span><text:span text:style-name="CharStyle12"><text:span text:style-name="T45">dnoho priateľa, s ktorým má na jednej hospode bývať. Hej, bude to veselý život! S mnohými pozdravmi a jedným bozkom — pri čítaní tohoto Viola sa červenala —, zostáva jej verný brat Julo.</text:span></text:span></text:p>
        <text:p text:style-name="P32"><text:span text:style-name="CharStyle12"><text:span text:style-name="T45">Aj Matej rozprával, že jim je dom akoby vymretý. L</text:span></text:span><text:span text:style-name="CharStyle12"><text:span text:style-name="T1">e</text:span></text:span><text:span text:style-name="CharStyle12"><text:span text:style-name="T45">n milosť pán a malá Emka v tom veľkom dom</text:span></text:span><text:span text:style-name="CharStyle12"><text:span text:style-name="T1">e</text:span></text:span><text:span text:style-name="CharStyle12"><text:span text:style-name="T45">; aspoň na čas bude v ňom pokoj! </text:span></text:span><text:span text:style-name="CharStyle12"><text:span text:style-name="T1">„</text:span></text:span><text:span text:style-name="CharStyle12"><text:span text:style-name="T12">Ž</text:span></text:span><text:span text:style-name="CharStyle12"><text:span text:style-name="T45">e mladých pánov posielajú po školách, to mi je nie divno, ale že ešte aj tú slečinku posielajú učiť, a to za pánove peniaze, to sa mi neprace do mojej tekvice. Veď </text:span></text:span><text:soft-page-break/><text:span text:style-name="CharStyle12"><text:span text:style-name="T45">jim je nie ani rodina ani nič!“</text:span></text:span><text:span text:style-name="CharStyle12"><text:span text:style-name="T1"> </text:span></text:span><text:span text:style-name="CharStyle12"><text:span text:style-name="T45">mudroval Maco.</text:span></text:span></text:p>
        <text:p text:style-name="P32"><text:span text:style-name="CharStyle12"><text:span text:style-name="T45">„Nestar sa do toho a čo ťa nepáli, nehas,“ zahriakla ho Krchuľa; „tu máš, najedz sa, potom priaha</text:span></text:span><text:span text:style-name="CharStyle12"><text:span text:style-name="T1">j!“</text:span></text:span></text:p>
        <text:p text:style-name="P32"><text:span text:style-name="CharStyle12"><text:span text:style-name="T45">„No len viď, aká ste vy náramná, vari človek už nesmie povedať svoje? </text:span></text:span><text:span text:style-name="CharStyle12"><text:span text:style-name="T56">Č</text:span></text:span><text:span text:style-name="CharStyle12"><text:span text:style-name="T45">o?“</text:span></text:span></text:p>
        <text:p text:style-name="P32"><text:span text:style-name="CharStyle12"><text:span text:style-name="T1">„H</text:span></text:span><text:span text:style-name="CharStyle12"><text:span text:style-name="T45">orkýže nesmie; ale páni sú páni a sluhovia sú sluhovia; my nerozumieme to, čo oni vedi</text:span></text:span><text:span text:style-name="CharStyle12"><text:span text:style-name="T1">a</text:span></text:span><text:span text:style-name="CharStyle12"><text:span text:style-name="T45">!“</text:span></text:span></text:p>
        <text:p text:style-name="P32"><text:span text:style-name="CharStyle12"><text:span text:style-name="T45">„Ve</text:span></text:span><text:span text:style-name="CharStyle12"><text:span text:style-name="T1">ď</text:span></text:span><text:span text:style-name="CharStyle12"><text:span text:style-name="T45"> tak!“ dotušil Maco a chlípal svoju polievku, kr</text:span></text:span><text:span text:style-name="CharStyle12"><text:span text:style-name="T1">ú</text:span></text:span><text:span text:style-name="CharStyle12"><text:span text:style-name="T45">tiac pri tom hlavou. Maco ešte nebol tak dlho u pánov a preto pozastavil sa na všetkom.</text:span></text:span></text:p>
        <text:p text:style-name="P32"><text:span text:style-name="CharStyle12"><text:span text:style-name="T45">„Len tej malej Emky mi je ľúto, to je ako opravdová sirôtka v dome; kým ešte mladí páni boli doma, bolo s ňou ako bolo; teraz ale neviem, či príde zase ku mne do stajne a bude sa dívať na mňa a na moje kone, kým jej nedám z mojho chleb</text:span></text:span><text:span text:style-name="CharStyle12"><text:span text:style-name="T1">a</text:span></text:span><text:span text:style-name="CharStyle12"><text:span text:style-name="T45">!</text:span></text:span><text:span text:style-name="CharStyle12"><text:span text:style-name="T1">“</text:span></text:span></text:p>
        <text:p text:style-name="P32"><text:span text:style-name="CharStyle12"><text:span text:style-name="T45">„I ty, ty bezbožník, ty zkazník, žeby Emuška ešte od teba chleba pýtala! A keď aj, — od hladu iste nebolo, veď sa to vie, že deti rady jedia čierny chlieb.“</text:span></text:span></text:p>
        <text:p text:style-name="P32"><text:span text:style-name="CharStyle12"><text:span text:style-name="T45">„Či rady alebo nie, Emuška nemá matky, ale len macochu, a to nech som dobr</text:span></text:span><text:span text:style-name="CharStyle12"><text:span text:style-name="T1">ý“</text:span></text:span><text:span text:style-name="CharStyle12"><text:span text:style-name="T45"> — — ale teraz sa už pratal z kuchyne, lebo Krchuľa naozaj sa nahnevala.</text:span></text:span></text:p>
        <text:p text:style-name="P32"><text:span text:style-name="CharStyle12"><text:span text:style-name="T45">„Bodajže ho i s klebetníkom</text:span></text:span><text:span text:style-name="CharStyle12"><text:span text:style-name="T1">“</text:span></text:span><text:span text:style-name="CharStyle12"><text:span text:style-name="T45">, horlila, keď ten už niekde okolo koní dudral, — „</text:span></text:span><text:span text:style-name="CharStyle12"><text:span text:style-name="T1">č</text:span></text:span><text:span text:style-name="CharStyle12"><text:span text:style-name="T45">i ho vidíš, ako on to všetko vie! Ale ja viem, odkiaľ vietor dúcha! Tomu všetkému je vina len tá s tou strapatou hlavou, tá ošemetnice, ktorá chce byť </text:span></text:span><text:soft-page-break/><text:span text:style-name="CharStyle12"><text:span text:style-name="T45">kuchárkou a nevie chleba napiecť. Do očí sa panej líška a podlizuje — a za chrbtom ti ju vynáša. Aby ťa aj s háveďou kadejakou!</text:span></text:span><text:span text:style-name="CharStyle12"><text:span text:style-name="T1">“</text:span></text:span></text:p>
        <text:p text:style-name="P32"><text:span text:style-name="CharStyle12"><text:span text:style-name="T45">Krchuľa, ač sama niekdy vyslovila sa nepriazniv</text:span></text:span><text:span text:style-name="CharStyle12"><text:span text:style-name="T57">e</text:span></text:span><text:span text:style-name="CharStyle12"><text:span text:style-name="T1"> </text:span></text:span><text:span text:style-name="CharStyle12"><text:span text:style-name="T45">o panej, nedovolila, aby to druhí robili.</text:span></text:span></text:p>
        <text:p text:style-name="P32"><text:span text:style-name="CharStyle12"><text:span text:style-name="T45">No Maco poponáhľal sa s priahaním a skoro povynášala Krchová zeleninu, fazuľu a iné na vozík, pomohla i Viole hore, potom prosila, aby ešte prišla hore tej jaseni a Maco pohol kone. —</text:span></text:span></text:p>
        <text:p text:style-name="P32"><text:span text:style-name="CharStyle12"><text:span text:style-name="T45">Tak prišla Viola domov, bez toho, žeby videla tých</text:span></text:span><text:span text:style-name="CharStyle12"><text:span text:style-name="T1">, </text:span></text:span><text:span text:style-name="CharStyle12"><text:span text:style-name="T45">ktorí ju urazili a ktorých nenávidela.</text:span></text:span></text:p>
        <text:p text:style-name="P32"><text:span text:style-name="CharStyle12"><text:span text:style-name="T45">V dome panovala, ako Maco povedal, veliká tichosť; len tu i tu bolo počuť dupot malých nožičiek po kamennej dlažbe chodby, alebo jeden smelší výkrik a smiech dieťaťa. Ináče bol dom akoby vymretý. Kuchárka, keď oddala obed — vyšla si, kam chcela; komorná šila pre seba, a tak bol celý dom ponechaný na sám seba.</text:span></text:span></text:p>
        <text:p text:style-name="P32"><text:span text:style-name="CharStyle12"><text:span text:style-name="T45">Kľúče visely v prednej izbe u dverí, pán Vilinský chodil vydávať z komory, no odnechcelo sa mu to, a tak šafárili domáci duchovia ako chceli. Konečne oslovil ujec Violu, aby ona dozerala na kuchyňu a komoru, čo ona s ochotou i konala, nedbajúc na krivé pohľady slúžok. Ba začasto ona uvarila jedno alebo druhé jedlo milému ujcovi, donesúc mu ho s nemalou hrdosťou.</text:span></text:span></text:p>
        <text:p text:style-name="P32"><text:span text:style-name="CharStyle12"><text:span text:style-name="T45">Malá Emuša zprvu nedôverovala Viole, vyhýbala jej, no keď videla lásku medzi otcom a Violou, i ona začala sa k nej šetrnejšie chovať — až potom cele </text:span></text:span><text:soft-page-break/><text:span text:style-name="CharStyle12"><text:span text:style-name="T45">dosiahla jej lásku.</text:span></text:span></text:p>
        <text:p text:style-name="P32"><text:span text:style-name="CharStyle12"><text:span text:style-name="T45">Viola poprosila tútora, aby jej chyžku, do ktorej ju boli hneď v prvú noc umiestili, prepustil na bývanie, veď i tak nie je potrebná a staré tie veci môžu tam bývať </text:span></text:span><text:span text:style-name="CharStyle12"><text:span text:style-name="T1">i</text:span></text:span><text:span text:style-name="CharStyle12"><text:span text:style-name="T45"> na ďalej. Tútor jej to nechcel privoliť, hovoriac, že ona môže bývať v Hermínkinej peknej izbietke vedľa salónu, no Viola prosila a vedela previesť žiadosť svoju. Aby chyža predsa mohla sa obývať, dal postaviť malú železnú piecku, ktorá už kdesi na pôjde bola vyvrhnutá, a Viola začala si upratúvať svoju izbu. Emka zvedavo a s rozkošou detí prizerala sa na ňu a prehŕ</text:span></text:span><text:span text:style-name="CharStyle12"><text:span text:style-name="T13">n</text:span></text:span><text:span text:style-name="CharStyle12"><text:span text:style-name="T45">ala sa v starých veciach, ktoré boly tu pohodené.</text:span></text:span></text:p>
        <text:p text:style-name="P32"><text:span text:style-name="CharStyle12"><text:span text:style-name="T45">Staré, invalidné náradia, ktorým tu nohy, tam druhé čiastky ležaly, posliepala ako sa dalo, vyčistila, až to bola radosť! Knihy, lebo aj tých našla sa tu hromada, oprášila, a jaká radosť pre ňu, našla ona tam viacej kníh s meno</text:span></text:span><text:span text:style-name="CharStyle12"><text:span text:style-name="T1">m</text:span></text:span><text:span text:style-name="CharStyle12"><text:span text:style-name="T45">: „Adamus Podhradský Anno </text:span></text:span><text:span text:style-name="CharStyle12"><text:span text:style-name="T57">1</text:span></text:span><text:span text:style-name="CharStyle18"><text:span text:style-name="T1">835.“</text:span></text:span><text:span text:style-name="CharStyle12"><text:span text:style-name="T45"> Bola tu i jedna modlitebná kniha a jeden Tomas a Kempis. — Aký pobožný človek ešte musel byť jej starý otec! Toto tedy prislúcha jej, zcela jej! Aké šťastie! Možno, že i veci tieto tu pohodené pochádzajú z veľkej domácnosti Podhradských, ona právom môže chyžku túto nazvať svojím panstvom.</text:span></text:span></text:p>
        <text:p text:style-name="P32"><text:span text:style-name="CharStyle12"><text:span text:style-name="T45">Keď konečne poriadila svoju malú ríšu, pozrela s radosťou na dielo svojich rúk. Jej prichodila komôrka táto s jej malým, na tri prsty širokým zrkadlom, ako malý salón.</text:span></text:span></text:p>
        <text:p text:style-name="P32"><text:span text:style-name="CharStyle12"><text:span text:style-name="T45">Keď pohliadla z oblôčka svojej komôrky, videla v úzkej ulici za bočnými </text:span></text:span><text:soft-page-break/><text:span text:style-name="CharStyle12"><text:span text:style-name="T45">staviskami stáť malý, úhľadný, viničom ovinutý domec, a keď vstala si na stolec a pozerala tatam, mohla vidieť, ako neveľké obloky, plné kvetín a opatrené bielymi, záslonami zdajú sa zvať ku návšteve.</text:span></text:span></text:p>
        <text:p text:style-name="P32"><text:span text:style-name="CharStyle12"><text:span text:style-name="T45">Tu i tu mohla vidieť aj starenku, obyvateľku toho d</text:span></text:span><text:span text:style-name="CharStyle12"><text:span text:style-name="T1">om</text:span></text:span><text:span text:style-name="CharStyle12"><text:span text:style-name="T45">u, v bielom čepci, s hlavou napred naklonenou, chodiť po dvore a obstarávať svoje práce. Lež zvedavosť jej oproti domčeku tomut</text:span></text:span><text:span text:style-name="CharStyle12"><text:span text:style-name="T1">o</text:span></text:span><text:span text:style-name="CharStyle12"><text:span text:style-name="T45"> a jeho obyvateľom zrástla ešte, ke</text:span></text:span><text:span text:style-name="CharStyle12"><text:span text:style-name="T57">ď</text:span></text:span><text:span text:style-name="CharStyle12"><text:span text:style-name="T45"> počula večierkom zvuky starého klavíra.</text:span></text:span></text:p>
        <text:p text:style-name="P32"><text:span text:style-name="CharStyle12"><text:span text:style-name="T45">Keď velebné ticho zavládalo mestom a večer rozložil sa po krajine a keď i Viola unavená prácou dňa vyhľadala svoju skrýšu, tu zarazily ju cez otvorený oblok tie bájne zvuky, vyludzované iste nie rukou diletanta.</text:span></text:span></text:p>
        <text:p text:style-name="P32"><text:span text:style-name="CharStyle12"><text:span text:style-name="T45">Ona hudbu a kvety veľmi milovala. Veď pestovala oboje doma za tých lepších časov; no teraz nepomyslela na hudbu, ač aj skvostné piano zaujíma čestné miesto </text:span></text:span><text:span text:style-name="CharStyle12"><text:span text:style-name="T1">v</text:span></text:span><text:span text:style-name="CharStyle12"><text:span text:style-name="T45"> salóne prvého poschodia.</text:span></text:span></text:p>
        <text:p text:style-name="P32"><text:span text:style-name="CharStyle12"><text:span text:style-name="T45">Jednoho večera okúzlily ju viac než inokedy zvuky tie milé. Bolo jej, akoby počula v tých tónoch kus vlastnej žaloby, vlastného strádania. Složila ruky; zdalo sa jej, že modliť sa musí pri týchto zvukoch a plakať slzy prvé, odkedy je tu, — slzy, ktoré by jej priniesly mier a odvahu pre ďalšie strádanie. Hudba táto učila ju rozumieť slovám postilly a vysokým pravdám Tomáša Kempenského a pred ňou otváral sa nový život. Veď už bude vedieť, kde hľadať potechu a posilu v časiech krušných — tu v tých knihách vážnych a pravdivých ju nájde. —</text:span></text:span></text:p>
        <text:p text:style-name="P32"><text:soft-page-break/><text:span text:style-name="CharStyle12"><text:span text:style-name="T45">Dlho do noci poslúchala ľúbezným, čarovným tónom, ktoré vyludzovala neznáma jej ruka. Ba či ten, ktorý tam dolu, v tej malej uličke, hýbe tými mŕtvymi strunami, tiež zná, čo je žiaľ, útrapy, strádanie? </text:span></text:span><text:span text:style-name="CharStyle12"><text:span text:style-name="T57">Č</text:span></text:span><text:span text:style-name="CharStyle12"><text:span text:style-name="T45">i zná? A kto je on? Snáď oná starenka, shŕbená ťažkou prácou, mnohými starosťami? Nemožno! Viole sa zdalo, že prsty tej starej ženine neumely by vyraziť onen cit, ktorý zavládnul hrou touto! A keď nie, kto býval so starenkou, kto vládnul tými kovovými strunami, že prenikalo to až do útrob poslucháča? — </text:span></text:span><text:span text:style-name="CharStyle12"><text:span text:style-name="T57">Č</text:span></text:span><text:span text:style-name="CharStyle12"><text:span text:style-name="T45">i sn</text:span></text:span><text:span text:style-name="CharStyle12"><text:span text:style-name="T13">a</text:span></text:span><text:span text:style-name="CharStyle12"><text:span text:style-name="T45">ď bol to manžel tej milej starej, rovne starý, shŕbený a snáď slepý — alebo —</text:span></text:span></text:p>
        <text:p text:style-name="P32"><text:span text:style-name="CharStyle12"><text:span text:style-name="T45">Mohla by sa bola Viola opýtať slúžok, kto býva v domčeku za pálenicou, mohla i ona sama ísť pozrieť </text:span></text:span><text:span text:style-name="CharStyle12"><text:span text:style-name="T1">a</text:span></text:span><text:span text:style-name="CharStyle12"><text:span text:style-name="T45"> na ulici d</text:span></text:span><text:span text:style-name="CharStyle12"><text:span text:style-name="T1">o</text:span></text:span><text:span text:style-name="CharStyle12"><text:span text:style-name="T45">pýtať sa na obyvateľov prívetivého obydlia, no to všetko priečilo sa jej, tým viac, že už od viac dní nepočula milé tie zvuky, ač otvárala oblôček, načúvala, špehovala tatam pátravým, túžobným pohľadom, no nepočula viac ničoho, len dakedy škrek sliepok a spev kohúta zo dvora starenkinho a videla len vždy tú istú postavu starej shŕbenej ženy, ako opatruje pečlive a starostliv</text:span></text:span><text:span text:style-name="CharStyle12"><text:span text:style-name="T57">e</text:span></text:span><text:span text:style-name="CharStyle12"><text:span text:style-name="T45"> malú domácnosť svoju. —</text:span></text:span></text:p>
        <text:p text:style-name="P32"><text:span text:style-name="CharStyle12"><text:span text:style-name="T45">Minulo niekoľko dn</text:span></text:span><text:span text:style-name="CharStyle12"><text:span text:style-name="T1">í</text:span></text:span><text:span text:style-name="CharStyle12"><text:span text:style-name="T45">; pani Vilinská navrátila sa z Pešti a začala znovu svoju vládu v dome. Slúžky, obdarené darmi, donesenými z Pešti, lichotily svojej panej a všemožne h</text:span></text:span><text:span text:style-name="CharStyle12"><text:span text:style-name="T1">ľ</text:span></text:span><text:span text:style-name="CharStyle12"><text:span text:style-name="T45">adely ohovárať Violu. Pani Vilinská nemohla viac Violu ignorovať, zjavne nechcela s ňou zle zachodiť, lebo jej politika zakazovala provokovať pohoršenie v dome a a zvlášte voči domácemu pánovi, ktorému nadovšetko bol vzácny domáci pokoj. Vedela pani Vilinská ešte i to, že </text:span></text:span><text:soft-page-break/><text:span text:style-name="CharStyle12"><text:span text:style-name="T45">pokojom viac vykoná u svojho manžela, než nešetrným vystúpením, podobným prvému shliadaniu sa s Violou. I chovala sa k Viole odmerano, chladne, vydávala jej rozkazy, vidiac sp</text:span></text:span><text:span text:style-name="CharStyle12"><text:span text:style-name="T1">ô</text:span></text:span><text:span text:style-name="CharStyle12"><text:span text:style-name="T45">sobnosť a vôľu jej ku práci</text:span></text:span><text:span text:style-name="CharStyle17"><text:span text:style-name="T1"> </text:span></text:span><text:span text:style-name="CharStyle12"><text:span text:style-name="T1">—</text:span></text:span><text:span text:style-name="CharStyle12"><text:span text:style-name="T45"> no pomer jej ku sirote hrozil ostať </text:span></text:span><text:span text:style-name="CharStyle12"><text:span text:style-name="T57">tým</text:span></text:span><text:span text:style-name="CharStyle12"><text:span text:style-name="T45"> </text:span></text:span><text:span text:style-name="CharStyle12"><text:span text:style-name="T1">i</text:span></text:span><text:span text:style-name="CharStyle12"><text:span text:style-name="T13">s</text:span></text:span><text:span text:style-name="CharStyle12"><text:span text:style-name="T1">t</text:span></text:span><text:span text:style-name="CharStyle12"><text:span text:style-name="T13">ý</text:span></text:span><text:span text:style-name="CharStyle12"><text:span text:style-name="T1">m</text:span></text:span><text:span text:style-name="CharStyle12"><text:span text:style-name="T45">, </text:span></text:span><text:span text:style-name="CharStyle12"><text:span text:style-name="T57">č</text:span></text:span><text:span text:style-name="CharStyle12"><text:span text:style-name="T45">o </text:span></text:span><text:span text:style-name="CharStyle12"><text:span text:style-name="T13">b</text:span></text:span><text:span text:style-name="CharStyle12"><text:span text:style-name="T45">o</text:span></text:span><text:span text:style-name="CharStyle12"><text:span text:style-name="T57">l</text:span></text:span><text:span text:style-name="CharStyle12"><text:span text:style-name="T45"> v prvý deň. Lebo Violu nepotiahlo jej srdce ku </text:span></text:span><text:span text:style-name="CharStyle12"><text:span text:style-name="T1">„</text:span></text:span><text:span text:style-name="CharStyle12"><text:span text:style-name="T45">tetke“, ani túto k tomu </text:span></text:span><text:span text:style-name="CharStyle12"><text:span text:style-name="T1">„t</text:span></text:span><text:span text:style-name="CharStyle12"><text:span text:style-name="T45">ichému zaťatému a</text:span></text:span><text:span text:style-name="CharStyle12"><text:span text:style-name="T1"> </text:span></text:span><text:span text:style-name="CharStyle12"><text:span text:style-name="T45">tvrdošijnému stvoreniu“, akým Violu nazvala. </text:span></text:span><text:span text:style-name="CharStyle12"><text:span text:style-name="T1">— </text:span></text:span><text:span text:style-name="CharStyle12"><text:span text:style-name="T79">Ujec</text:span></text:span><text:span text:style-name="CharStyle12"><text:span text:style-name="T45"> teraz </text:span></text:span><text:span text:style-name="CharStyle12"><text:span text:style-name="T1">č</text:span></text:span><text:span text:style-name="CharStyle12"><text:span text:style-name="T45">asto býval von z domu: to pri sriad</text:span></text:span><text:span text:style-name="CharStyle12"><text:span text:style-name="T14">e</text:span></text:span><text:span text:style-name="CharStyle12"><text:span text:style-name="T45">n</text:span></text:span><text:span text:style-name="CharStyle12"><text:span text:style-name="T1">í</text:span></text:span><text:span text:style-name="CharStyle12"><text:span text:style-name="T45"> pálenice, </text:span></text:span><text:span text:style-name="CharStyle12"><text:span text:style-name="T58">ktorú dávnej</text:span></text:span><text:span text:style-name="CharStyle12"><text:span text:style-name="T1">š</text:span></text:span><text:span text:style-name="CharStyle12"><text:span text:style-name="T45">ie dal za domom vystaviť, to pri poľných prácach a pri mlátiacich strojoch na „</text:span></text:span><text:span text:style-name="CharStyle12"><text:span text:style-name="T1">M</text:span></text:span><text:span text:style-name="CharStyle12"><text:span text:style-name="T45">ajer</text:span></text:span><text:span text:style-name="CharStyle12"><text:span text:style-name="T1">i</text:span></text:span><text:span text:style-name="CharStyle12"><text:span text:style-name="T45">“. Ema tešila sa, že bude chodiť do školy; pozdejšie aj skutočne odviedol ju otec k pánu učiteľovi — a tak Viola ostávala zväčša na samú seba zanechaná, zanedbávaná. </text:span></text:span><text:span text:style-name="CharStyle12"><text:span text:style-name="T58">Č</text:span></text:span><text:span text:style-name="CharStyle12"><text:span text:style-name="T45">i div tedy, že vždy znovu zatúžila očuť tie k srdcu hovoriace tóny z domčeka zpoza pálenice? </text:span></text:span><text:span text:style-name="CharStyle12"><text:span text:style-name="T58">Č</text:span></text:span><text:span text:style-name="CharStyle12"><text:span text:style-name="T45">i div, že namyslela si, že všetko, čomu sa tešila, uniká a opúšťa ju navždy? Nepokoj, duševné strádanie zmocnilo sa tohoto mladého dievčaťa, ktoré veru potrebovalo veľa láskyplného ošetrovania, aby vyvinulo sa zdarile, ako rastlinka, ktorá túžobne hlávku obracia v stranu, odkiaľ by malo ju z</text:span></text:span><text:span text:style-name="CharStyle12"><text:span text:style-name="T1">ľ</text:span></text:span><text:span text:style-name="CharStyle12"><text:span text:style-name="T45">úbať životadarné svetlo slnca — a nenájde ju. Tak smutne klonila Viola hlávku, že nenašla blahodarný lúč opravdovej lásky.</text:span></text:span></text:p>
        <text:p text:style-name="P32"><text:span text:style-name="CharStyle12"><text:span text:style-name="T45">K svojmu veľkému, a možno riecť, že i k radostnému prekvapeniu našla </text:span></text:span><text:span text:style-name="CharStyle12"><text:span text:style-name="T1">je</text:span></text:span><text:span text:style-name="CharStyle12"><text:span text:style-name="T45">dnoho dňa v izbe u tútora sedieť svoju starú známu z domčeka viničom ovinutého. Srdce jej búšilo pri myšlienke, že to snáď predsa ona bude ten tajomný jej umelec, a rýchlym pohľadom zmerala zjav milej starej panej. Táto, </text:span></text:span><text:soft-page-break/><text:span text:style-name="CharStyle12"><text:span text:style-name="T45">keď Viola vkročila do izby a uklonila sa, pozdravila ju dobrotivým, nežným kynutím hlavy, akoby riecť chcela: „znám ťa ja, znám!“ Tedy tú, ktorú Viola vídavala zďaleka, videla teraz cele zblízka pred sebou na stoličke sedieť a čítať peniaze, ktoré pán Vilinský sobral a položil do wertheimky. Pozdejšie dozvedela sa Viola, že to bol nájom za domec, v ktor</text:span></text:span><text:span text:style-name="CharStyle12"><text:span text:style-name="T1">o</text:span></text:span><text:span text:style-name="CharStyle12"><text:span text:style-name="T45">m pani Milocká — lebo to jej meno — bývala a ktorý náležal pánu Vilinskému. Teraz len počúvala, čo hovorí starenka táto, ktorej jemné ťahy v blízkosti pozorovateľa nabývaly pútavosti a vzbudzovaly sympathiu, aspoň u Violy vo veľkom stupni. Niečo shŕbená pohybovala sa ona dosť živo a hovorila zvučným, jasným hlasom, hovorila mnoho, často i to, čo práve nepatrilo k veci. No na šťastie nehovorila tak, žeby poslucháča príliš unavila. Viole aspoň zdalo sa, že všetko, čo ona povedala, malo oprávnenosť, aby bolo rečeno, ona, pravda, by to sama nevedela predniesť.</text:span></text:span></text:p>
        <text:p text:style-name="P32"><text:span text:style-name="CharStyle12"><text:span text:style-name="T45">Ku koncu návštevy pýtala si starenka ešte bavlnu na pletenie punčoch pani Vilinskej.</text:span></text:span></text:p>
        <text:p text:style-name="P32"><text:span text:style-name="CharStyle12"><text:span text:style-name="T1">„R</text:span></text:span><text:span text:style-name="CharStyle12"><text:span text:style-name="T45">áčite znať, že mám už teraz viacej stihu, odtedy, ako môj Daniel odišiel do Nemecka, chudák! Za to ale pribudlo mi študentov o jednoho viac, než vlan</text:span></text:span><text:span text:style-name="CharStyle12"><text:span text:style-name="T1">i</text:span></text:span><text:span text:style-name="CharStyle12"><text:span text:style-name="T45">, a veru okolo tých šarvancov len </text:span></text:span><text:span text:style-name="CharStyle12"><text:span text:style-name="T1">je</text:span></text:span><text:span text:style-name="CharStyle12"><text:span text:style-name="T45">sto obchodu dosť. Ale Pán Boh mi pomáha; mám vždy ešte času spraviť niečo i pre druhých.“</text:span></text:span></text:p>
        <text:p text:style-name="P32"><text:span text:style-name="CharStyle12"><text:span text:style-name="T45">„Veru by som potrebovala pre pánov istú zásobu a pre Emku, ktorá teraz, keď bude chodiť do školy, mnoho bude potrebovať!“</text:span></text:span></text:p>
        <text:p text:style-name="P32"><text:soft-page-break/><text:span text:style-name="CharStyle12"><text:span text:style-name="T45">„</text:span></text:span><text:span text:style-name="CharStyle12"><text:span text:style-name="T58">O</text:span></text:span><text:span text:style-name="CharStyle12"><text:span text:style-name="T45">j to s radosťou chytím sa do práce! Zvlášte pre Emušku! Kde že je to milé dieť</text:span></text:span><text:span text:style-name="CharStyle12"><text:span text:style-name="T1">a</text:span></text:span><text:span text:style-name="CharStyle12"><text:span text:style-name="T45">?</text:span></text:span><text:span text:style-name="CharStyle12"><text:span text:style-name="T1">“</text:span></text:span></text:p>
        <text:p text:style-name="P32"><text:span text:style-name="CharStyle12"><text:span text:style-name="T45">„Už chodí do školy. Pilne a svedomit</text:span></text:span><text:span text:style-name="CharStyle12"><text:span text:style-name="T14">e</text:span></text:span><text:span text:style-name="CharStyle12"><text:span text:style-name="T45"> navštevuje školu, nezamešká ani polhodinku a zdá sa, že bude sa dobre učiť!“ chválila Vilinská svoju pastorkyňu. </text:span></text:span><text:span text:style-name="CharStyle12"><text:span text:style-name="T1">„</text:span></text:span><text:span text:style-name="CharStyle12"><text:span text:style-name="T15">Č</text:span></text:span><text:span text:style-name="CharStyle12"><text:span text:style-name="T45">o sa ale tej práce t</text:span></text:span><text:span text:style-name="CharStyle12"><text:span text:style-name="T15">ý</text:span></text:span><text:span text:style-name="CharStyle12"><text:span text:style-name="T45">če, pošlem bavlnu snáď ešte dnes predvečerom, — môže to odniesť Viol</text:span></text:span><text:span text:style-name="CharStyle12"><text:span text:style-name="T1">a</text:span></text:span><text:span text:style-name="CharStyle12"><text:span text:style-name="T45">“ — pri tom ukázala na Violu, stojacu u kredenca, kde upratúvala šialky a taniere.</text:span></text:span></text:p>
        <text:p text:style-name="P32"><text:span text:style-name="CharStyle12"><text:span text:style-name="T45">Milocká pohliadla na Violu dlhým pohľadom a pokývala hlavou. Skoro na to odobrala sa domov.</text:span></text:span></text:p>
        <text:p text:style-name="P32"><text:span text:style-name="CharStyle12"><text:span text:style-name="T45">Viola tedy k veľkej radosti svojej poslaná bola pred večerom ku milej susedke — lebo za takú si ju považovala, — aby odniesla sľúbenú bavlnu na punčošky pre Emušku. Upravili ju, kade má ísť, no ona už skorej vyzrela priechod cez bočné staviská, cez malú zahradu a do úzkej uličky, kde stál úhľadný domec.</text:span></text:span></text:p>
        <text:p text:style-name="P32"><text:span text:style-name="CharStyle12"><text:span text:style-name="T45">Odtedy často sedávala Viola u starej panej. Tá jej rozprávala o svojom synovi Danielovi, ktorý odišiel do Nemecka, aby sa tam vzdelal a nadobudnul si ešte vedomostí na universitách svetochýrnych. Bol theologom a toto posledný rok, ktorý študuje, — potom, ach potom! vzdychla starena so zbožným pohľadom k nebu.</text:span></text:span></text:p>
        <text:p text:style-name="P32"><text:span text:style-name="CharStyle12"><text:span text:style-name="T1">„</text:span></text:span><text:span text:style-name="CharStyle12"><text:span text:style-name="T15">Č</text:span></text:span><text:span text:style-name="CharStyle12"><text:span text:style-name="T45">i snáď to on tak krásne hrával?“ opýtala sa raz Viola nesmelo.</text:span></text:span></text:p>
        <text:p text:style-name="P32"><text:span text:style-name="CharStyle12"><text:span text:style-name="T1">„</text:span></text:span><text:span text:style-name="CharStyle12"><text:span text:style-name="T15">Á</text:span></text:span><text:span text:style-name="CharStyle12"><text:span text:style-name="T45">no, on to, môj Danie</text:span></text:span><text:span text:style-name="CharStyle12"><text:span text:style-name="T1">l</text:span></text:span><text:span text:style-name="CharStyle12"><text:span text:style-name="T45">!“ odvetila tázaná s prívetivým pohľadom na </text:span></text:span><text:soft-page-break/><text:span text:style-name="CharStyle12"><text:span text:style-name="T45">dievčatko; </text:span></text:span><text:span text:style-name="CharStyle12"><text:span text:style-name="T1">„</text:span></text:span><text:span text:style-name="CharStyle12"><text:span text:style-name="T45">a vy to viet</text:span></text:span><text:span text:style-name="CharStyle12"><text:span text:style-name="T1">e</text:span></text:span><text:span text:style-name="CharStyle12"><text:span text:style-name="T45">?“</text:span></text:span></text:p>
        <text:p text:style-name="P32"><text:span text:style-name="CharStyle12"><text:span text:style-name="T1">„</text:span></text:span><text:span text:style-name="CharStyle12"><text:span text:style-name="T45">Oj áno! Do mojej chyžky počuť všetko, najmä večer, keď je v dome a na ulici všade ticho. Vtedy tie utešené mel</text:span></text:span><text:span text:style-name="CharStyle12"><text:span text:style-name="T15">o</text:span></text:span><text:span text:style-name="CharStyle12"><text:span text:style-name="T45">die tak dojemne ku mne sa prúdily a upomínaly ma na dávne, zašlé časy! Tak tedy</text:span></text:span><text:span text:style-name="CharStyle12"><text:span text:style-name="T1"> </text:span></text:span><text:span text:style-name="CharStyle12"><text:span text:style-name="T45">to</text:span></text:span><text:span text:style-name="CharStyle12"><text:span text:style-name="T1"> </text:span></text:span><text:span text:style-name="CharStyle12"><text:span text:style-name="T45">o</text:span></text:span><text:span text:style-name="CharStyle12"><text:span text:style-name="T1">n</text:span></text:span><text:span text:style-name="CharStyle12"><text:span text:style-name="T45">!</text:span></text:span><text:span text:style-name="CharStyle12"><text:span text:style-name="T1">“</text:span></text:span><text:span text:style-name="CharStyle12"><text:span text:style-name="T45"> riekla. Viola znovu a v myšlienkach počala si predstavovať zjav bohoslovca a jej fantázia </text:span></text:span><text:span text:style-name="CharStyle12"><text:span text:style-name="T1">ut</text:span></text:span><text:span text:style-name="CharStyle12"><text:span text:style-name="T45">kávala okolo jeho osoby čarovný kruh.</text:span></text:span></text:p>
        <text:p text:style-name="P32"><text:span text:style-name="CharStyle12"><text:span text:style-name="T1">„</text:span></text:span><text:span text:style-name="CharStyle12"><text:span text:style-name="T45">On, môj Danie</text:span></text:span><text:span text:style-name="CharStyle12"><text:span text:style-name="T1">l</text:span></text:span><text:span text:style-name="CharStyle12"><text:span text:style-name="T45">!“ potvrdila znovu matka Danielova</text:span></text:span><text:span text:style-name="CharStyle12"><text:span text:style-name="T1">,</text:span></text:span><text:span text:style-name="CharStyle12"><text:span text:style-name="T45"> a z jej očí žiarila hlboká láska k synovi: „</text:span></text:span><text:span text:style-name="CharStyle12"><text:span text:style-name="T1">O</text:span></text:span><text:span text:style-name="CharStyle12"><text:span text:style-name="T45">n, ten môj, milý, jediný syn, ktorý môj smutný los okráš</text:span></text:span><text:span text:style-name="CharStyle12"><text:span text:style-name="T1">ľ</text:span></text:span><text:span text:style-name="CharStyle12"><text:span text:style-name="T45">uje a obveseľuje vlastným strádaním, vlastným namáhaním; on, ktorý, odkedy žije, nezarmútil matku svoju, ba každou myšlienkou hľadel jej pôsobiť radosť a každým svojím krokom na ceste života chcel jej zmierniť biedu a opustený vdovský jej stav hľadel urobiť znesiteľným. Nie, môj Daniel nemá páru v rade terajších mladých ľudí! Ešte bol len malým, a ja, už vtedy ovdovelá, zápasila som so </text:span></text:span><text:span text:style-name="CharStyle12"><text:span text:style-name="T1">s</text:span></text:span><text:span text:style-name="CharStyle12"><text:span text:style-name="T45">tarosťmi</text:span></text:span><text:span text:style-name="CharStyle12"><text:span text:style-name="T1">, </text:span></text:span><text:span text:style-name="CharStyle12"><text:span text:style-name="T45">ktoré odberaly mi spanie — — chcela som ho dať na remeslo. On ale prosil ma </text:span></text:span><text:span text:style-name="CharStyle12"><text:span text:style-name="T1">—</text:span></text:span><text:span text:style-name="CharStyle12"><text:span text:style-name="T45"> v slzách, aby nechala som ho chodiť do škôl, veď že on už má groš</text:span></text:span><text:span text:style-name="CharStyle12"><text:span text:style-name="T15">í</text:span></text:span><text:span text:style-name="CharStyle12"><text:span text:style-name="T45"> veľa a keď bude potrebovať, že zarobí si viacej, a veď že Pán Boh požehná! Pri tom sk</text:span></text:span><text:span text:style-name="CharStyle12"><text:span text:style-name="T1">o</text:span></text:span><text:span text:style-name="CharStyle12"><text:span text:style-name="T45">čil na lavičku u peci, vyškriabal sa na kozúbok a siahnul za hradu, odkiaľ potom niesol niečo ku mne. Hneď na to mi vysypal z vlastnoručne ušitého vrecúška do zástery hromadu drobných peňazí, medených i strieborných a s iskriacima očima hľadel na mňa, ktorá prekvapením nevedela som povedať slova. Konečne zpýtala som sa ho: Z </text:span></text:span><text:soft-page-break/><text:span text:style-name="CharStyle12"><text:span text:style-name="T45">kade to tie peniaze? Sná</text:span></text:span><text:span text:style-name="CharStyle12"><text:span text:style-name="T1">ď</text:span></text:span><text:span text:style-name="CharStyle12"><text:span text:style-name="T45"> si jich len ne... — „Navinšova</text:span></text:span><text:span text:style-name="CharStyle12"><text:span text:style-name="T1">l</text:span></text:span><text:span text:style-name="CharStyle12"><text:span text:style-name="T45"> som si jich, nagazdoval, keď ste mi daly, alebo cudzí ľudia, po dva gr</text:span></text:span><text:span text:style-name="CharStyle12"><text:span text:style-name="T15">o</text:span></text:span><text:span text:style-name="CharStyle12"><text:span text:style-name="T45">še, alebo po šestáku, odkladal som si jich! Však už teraz môžem chodiť do</text:span></text:span><text:span text:style-name="CharStyle17"><text:span text:style-name="T45"> </text:span></text:span><text:span text:style-name="CharStyle12"><text:span text:style-name="T45">škôl?“ Čo som mala robiť? On, pravda, v detinskej prostote držal to za dostatočný kapitál, aby mohol stať sa farárom, no ja držala som to za pokyn Boží, aby nebránila som mu ísť ta, kam ho snáď vyššie určenie povolalo! Privinila som ho k srdcu svojmu, predsavzala som si dvojnásobne pracovať a odkladať pre neho, aby on raz mohol byť — faráro</text:span></text:span><text:span text:style-name="CharStyle12"><text:span text:style-name="T1">m</text:span></text:span><text:span text:style-name="CharStyle12"><text:span text:style-name="T45">!“</text:span></text:span></text:p>
        <text:p text:style-name="P32"><text:span text:style-name="CharStyle12"><text:span text:style-name="T45">Viola poslúchala nadšene; jej boly výlevy podobnej posvätnej lásky cudzími, — veď svoju matku neznala a inde nemala ešte príležitosti nahliadnuť hlbšie do pomerov šťastných rodín. Potom zdvihla vrchnák starého klavíra, ktorý dakedy snáď ešte zdobil skromnú chyžu dedinského učiteľa a prešla rukou ni</text:span></text:span><text:span text:style-name="CharStyle12"><text:span text:style-name="T1">e</text:span></text:span><text:span text:style-name="CharStyle12"><text:span text:style-name="T45">koľko ráz po klávesoch.</text:span></text:span></text:p>
        <text:p text:style-name="P32"><text:span text:style-name="CharStyle12"><text:span text:style-name="T1">„</text:span></text:span><text:span text:style-name="CharStyle12"><text:span text:style-name="T45">Vy tiež hráte?“ pýtala sa starenka udivene.</text:span></text:span></text:p>
        <text:p text:style-name="P32"><text:span text:style-name="CharStyle12"><text:span text:style-name="T45">„</text:span></text:span><text:span text:style-name="CharStyle12"><text:span text:style-name="T1">U</text:span></text:span><text:span text:style-name="CharStyle12"><text:span text:style-name="T45">čila som sa v ústave, ale dávno už tomu, čo nepokúsila som sa o to; neviem, či ešte znám nieč</text:span></text:span><text:span text:style-name="CharStyle12"><text:span text:style-name="T1">o</text:span></text:span><text:span text:style-name="CharStyle12"><text:span text:style-name="T45">!“</text:span></text:span></text:p>
        <text:p text:style-name="P32"><text:span text:style-name="CharStyle12"><text:span text:style-name="T45">Kým Viola hrala, pozorovala ju jej suseda súcitne a potriasla hlavou. Čipky, ktoré práve prišívala na akýsi čepiec, triasly sa tiež v jej rukách a ústa jej šeptaly nesrozumiteľné slová. —</text:span></text:span></text:p>
        <text:p text:style-name="P32"><text:span text:style-name="CharStyle12"><text:span text:style-name="T45">Keď urážaná, odstrkovaná bývala Viola „doma“, tu rada si zašla do útulku pani Milockej. A vždy rovne pátrav</text:span></text:span><text:span text:style-name="CharStyle12"><text:span text:style-name="T16">e</text:span></text:span><text:span text:style-name="CharStyle12"><text:span text:style-name="T45"> a rovne nežno pozeraly tmavé oči susedky </text:span></text:span><text:soft-page-break/><text:span text:style-name="CharStyle12"><text:span text:style-name="T45">na tvár dievčatka, ktorému na výslovnú žiadosť </text:span></text:span><text:span text:style-name="CharStyle12"><text:span text:style-name="T1">„t</text:span></text:span><text:span text:style-name="CharStyle12"><text:span text:style-name="T45">ykala“.</text:span></text:span></text:p>
        <text:p text:style-name="P32"><text:span text:style-name="CharStyle12"><text:span text:style-name="T45">„Znám ja, znám! Nezdravistá to pôda pre mladé, nezkúsené srdce. Znala som a milovala ako teba, Violka, matku tvoju, lebo vtedy už bol môj manžel, učitel v D..., zomrel — a ja s malým chlapčekom prišla som bývať sem, odkiaľ som sa bola vydala. Tvoja matka tiež nevydržala tu dlho — opustila dom, ktorý by právom mal náležať tebe, — aby sa viacej do neho nevrátil</text:span></text:span><text:span text:style-name="CharStyle12"><text:span text:style-name="T1">a!</text:span></text:span><text:span text:style-name="CharStyle12"><text:span text:style-name="T45">“</text:span></text:span></text:p>
        <text:p text:style-name="P32"><text:span text:style-name="CharStyle12"><text:span text:style-name="T1">„</text:span></text:span><text:span text:style-name="CharStyle12"><text:span text:style-name="T45">Vy znal</text:span></text:span><text:span text:style-name="CharStyle12"><text:span text:style-name="T16">y</text:span></text:span><text:span text:style-name="CharStyle12"><text:span text:style-name="T45"> ste mamku moju!“ zvolala Viola.</text:span></text:span></text:p>
        <text:p text:style-name="P32"><text:span text:style-name="CharStyle12"><text:span text:style-name="T45">„</text:span></text:span><text:span text:style-name="CharStyle12"><text:span text:style-name="T1">Z</text:span></text:span><text:span text:style-name="CharStyle12"><text:span text:style-name="T45">nala, oj znala, úbohú! Jesto bytnosti, o ktorých sa nám zdá, že len nešťastie a starosť je j</text:span></text:span><text:span text:style-name="CharStyle12"><text:span text:style-name="T16">í</text:span></text:span><text:span text:style-name="CharStyle12"><text:span text:style-name="T45">ch podielom na svete. Ony obetujú sa druhým, seba nešetria, len druhých záujmy sledujú — a za to zakvačí sa jim na päty všelijaké súženie, aby jich neponechalo po celý jích život — a aby vytrpeli aj za druhých.“</text:span></text:span></text:p>
        <text:p text:style-name="P32"><text:span text:style-name="CharStyle12"><text:span text:style-name="T45">„Oj</text:span></text:span><text:span text:style-name="CharStyle12"><text:span text:style-name="T1">,</text:span></text:span><text:span text:style-name="CharStyle12"><text:span text:style-name="T45"> rozprávajte mi, prosím, o mojej mamičke.“</text:span></text:span></text:p>
        <text:p text:style-name="P32"><text:span text:style-name="CharStyle12"><text:span text:style-name="T45">„Vďačne, dieťa moje, vďačne! Veď tak dobre znám to všetko! </text:span></text:span><text:span text:style-name="CharStyle12"><text:span text:style-name="T1">Ne</text:span></text:span><text:span text:style-name="CharStyle12"><text:span text:style-name="T45">darmo vyrástla som v meste tomto, ba takmer celú polovicu žitia svojho prežila som v tejto ulici, v tomto dome. Nie div tedy, že mi nič neušlo, čo konalo sa tam v tom veľkom dome.</text:span></text:span></text:p>
        <text:p text:style-name="P32"><text:span text:style-name="CharStyle12"><text:span text:style-name="T45">„Keď som hor rástla, vtedy ešte žil starý pán Podhradský, — mladý — tv</text:span></text:span><text:span text:style-name="CharStyle12"><text:span text:style-name="T16">ô</text:span></text:span><text:span text:style-name="CharStyle12"><text:span text:style-name="T45">j otec — Violka, vtedy chodil do škôl. Starý pán bol veľmi vážený, pobožný pán a býval zväčša inšpektorom pri našej cirkvi. Keď som sa vydala a zase čo vdova vtiahla sem, nežil už starý pán, len jeho pani, ktorá rozhnevaná na syna, </text:span></text:span><text:soft-page-break/><text:span text:style-name="CharStyle12"><text:span text:style-name="T45">pre pána Vilinského, odcestovala na svoj vlastný majetok a do kúpeľ. Tvoj pán otec bol už vtedy ženatý. Bola to veľmi chorľavá, veľmi rozmarná pani, s tou musel mať veľkú trpezlivosť jej manžel, čo aj dokázal, bárs v inšom nikdy neprejavil veľkú stálosť. Keď už bola pani Podhradská povážliv</text:span></text:span><text:span text:style-name="CharStyle12"><text:span text:style-name="T16">e</text:span></text:span><text:span text:style-name="CharStyle12"><text:span text:style-name="T45"> nemocná a už nikto nemohol pri nej vydržať, vzali chudobné dievča,</text:span></text:span><text:span text:style-name="CharStyle17"><text:span text:style-name="T45"> </text:span></text:span><text:span text:style-name="CharStyle12"><text:span text:style-name="T45">Marinku, ku nej. Ťažké bolo tejto postavenie, lebo každý v dome mal svoje zvláštne chúťky, ktorým ona slúžila ako hromosvod. Ke</text:span></text:span><text:span text:style-name="CharStyle12"><text:span text:style-name="T59">ď</text:span></text:span><text:span text:style-name="CharStyle12"><text:span text:style-name="T45"> jej povolená bola chvíľočka času</text:span></text:span><text:span text:style-name="CharStyle12"><text:span text:style-name="T1">,</text:span></text:span><text:span text:style-name="CharStyle12"><text:span text:style-name="T45"> k oddychu, chodila ku mne, ako ty teraz, vyplakala sa do sýtosti, vyobjímala mojho maličkého Danielka a my obe plakaly sme, až cítily sme uľahčenie.</text:span></text:span></text:p>
        <text:p text:style-name="P34"><text:span text:style-name="CharStyle12"><text:span text:style-name="T45">„</text:span></text:span><text:span text:style-name="CharStyle12"><text:span text:style-name="T1">V</text:span></text:span><text:span text:style-name="CharStyle12"><text:span text:style-name="T45">ilinskovci už skôr vtiahli do domu tvojho otca, ktorý veľkodušne nabídnul bol svojmu švagrovi celé obydlie dotedy, kým ten zhorený svoj dom nevystaví. Rodina Vilinských vtiahla a navždy sa tu upelešila. Pani Vilinská skoro vzala vládu do svojich rúk a všetka če</text:span></text:span><text:span text:style-name="CharStyle12"><text:span text:style-name="T1">ľ</text:span></text:span><text:span text:style-name="CharStyle12"><text:span text:style-name="T45">a</text:span></text:span><text:span text:style-name="CharStyle12"><text:span text:style-name="T59">ď</text:span></text:span><text:span text:style-name="CharStyle12"><text:span text:style-name="T45"> i páni museli sa jej koriť.</text:span></text:span></text:p>
        <text:p text:style-name="P32"><text:span text:style-name="CharStyle12"><text:span text:style-name="T1">„M</text:span></text:span><text:span text:style-name="CharStyle12"><text:span text:style-name="T45">ladá pani Podhradská zomrela v kúpeli. Jej ošetrovateľka v</text:span></text:span><text:span text:style-name="CharStyle12"><text:span text:style-name="T1">yt</text:span></text:span><text:span text:style-name="CharStyle12"><text:span text:style-name="T45">rápila sa s ňou, s nadľudskou trpezlivosťou</text:span></text:span><text:span text:style-name="CharStyle12"><text:span text:style-name="T1">,</text:span></text:span><text:span text:style-name="CharStyle12"><text:span text:style-name="T45"> znášajúc jej rozmarné chúťky. V jej náručí vypustila ducha, a čo malo úbohé dievča z toho? Osočovanie, zradu a hnusné obžaloby! Potvárali ju, nielen, že chcela si tvojho otca nakloniť, no že i prsteň, ktorý jej nebohá ešte za živa na prst stokla a darovala — že ten prsteň ukradl</text:span></text:span><text:span text:style-name="CharStyle12"><text:span text:style-name="T1">a</text:span></text:span><text:span text:style-name="CharStyle12"><text:span text:style-name="T45">! Podhradský zastal ju ako sa patrí a vzdor jej chudobe, vzdor nízkemu stavu, pojal si Marinku za ženu. Keby bola žila, možno, že nebolo by to tak ďaleko prišlo s tvojím otcom — no Pán Boh jim daj slávu večnú obom! Už sú </text:span></text:span><text:soft-page-break/><text:span text:style-name="CharStyle12"><text:span text:style-name="T45">tam navždy spojení.</text:span></text:span></text:p>
        <text:p text:style-name="P32"><text:span text:style-name="CharStyle12"><text:span text:style-name="T45">„Pán Vilinský mal vraj vážny rozh</text:span></text:span><text:span text:style-name="CharStyle12"><text:span text:style-name="T1">o</text:span></text:span><text:span text:style-name="CharStyle12"><text:span text:style-name="T45">vor so svojím švagrom, ktorého nepochopiteľná slabosť odpustila všetko, čo kedy musel utrpeť od Vilinských, ba ponechala </text:span></text:span><text:span text:style-name="CharStyle12"><text:span text:style-name="T1">ji</text:span></text:span><text:span text:style-name="CharStyle12"><text:span text:style-name="T45">ch v jeho dome, — postúpila práva svoje — čo ja viem, bo nemohla som sa dozvedieť niečoho istého. Len že jesto ešte jeden temný bod, ktorého sa Vilinský ľaká, je isté, a ten je, dieťa moje, v tvojich rukách, alebo aspoň mal by tam by</text:span></text:span><text:span text:style-name="CharStyle12"><text:span text:style-name="T1">ť</text:span></text:span><text:span text:style-name="CharStyle12"><text:span text:style-name="T45">!“</text:span></text:span></text:p>
        <text:p text:style-name="P32"><text:span text:style-name="CharStyle12"><text:span text:style-name="T1">„</text:span></text:span><text:span text:style-name="CharStyle12"><text:span text:style-name="T45">Jestli tým myslíte isté úpisy, ktoré môj milý otec ešte na smrteľnej posteli spomínal — teda tých niet — ak odtedy, čo som ja odišla, nevykutal jich náš priateľ, doktor Bielanik.“</text:span></text:span></text:p>
        <text:p text:style-name="P32"><text:span text:style-name="CharStyle12"><text:span text:style-name="T45">„Niet jich? — čo nepovieš? Kam by sa boly podely?“</text:span></text:span></text:p>
        <text:p text:style-name="P32"><text:span text:style-name="CharStyle12"><text:span text:style-name="T1">„V</text:span></text:span><text:span text:style-name="CharStyle12"><text:span text:style-name="T45">yrabovali jich, vyniesli zlí ľudia počas požiaru všetko z nášho domu!“</text:span></text:span></text:p>
        <text:p text:style-name="P32"><text:span text:style-name="CharStyle12"><text:span text:style-name="T45">„</text:span></text:span><text:span text:style-name="CharStyle12"><text:span text:style-name="T1">P</text:span></text:span><text:span text:style-name="CharStyle12"><text:span text:style-name="T45">očula som, počula aj o to</text:span></text:span><text:span text:style-name="CharStyle12"><text:span text:style-name="T1">m</text:span></text:span><text:span text:style-name="CharStyle12"><text:span text:style-name="T45">!“ vzdychla si starenka. „Ale ďalej. </text:span></text:span><text:span text:style-name="CharStyle12"><text:span text:style-name="T1">—</text:span></text:span><text:span text:style-name="CharStyle12"><text:span text:style-name="T45"> Ty si sa narodila — mamička tvoja skoro na to opustila svet tento neprajný, — rodina tvojho otca jasala. On bol zlomený, znechutený nezdarom v svojich podnikoch a utrácal vždy viac a viac svoj majetok. Matka jeho sa odvrátila od neho — nechcela počuť o neveste slúžke, nechcela uznať jej dieťa za svoju vnučku, odtiahla synovi svoj majetok a výplatu dcérinu, u ktorej býva neďaleko z tadeto.“</text:span></text:span></text:p>
        <text:p text:style-name="P32"><text:span text:style-name="CharStyle12"><text:span text:style-name="T1">„</text:span></text:span><text:span text:style-name="CharStyle12"><text:span text:style-name="T45">Ona tedy ešte žije!“ zvolala Viola.</text:span></text:span></text:p>
        <text:p text:style-name="P32"><text:span text:style-name="CharStyle12"><text:span text:style-name="T45">„</text:span></text:span><text:span text:style-name="CharStyle12"><text:span text:style-name="T59">Ž</text:span></text:span><text:span text:style-name="CharStyle12"><text:span text:style-name="T45">ije ešte, žije, ale je už veľmi stará. No vzdor tomu si ešte môže požiť; — </text:span></text:span><text:soft-page-break/><text:span text:style-name="CharStyle12"><text:span text:style-name="T45">ženy, ako ona, nezomierajú tak ľahko. — — Vilinský, ustúpením tvojho </text:span></text:span><text:span text:style-name="CharStyle12"><text:span text:style-name="T1">o</text:span></text:span><text:span text:style-name="CharStyle12"><text:span text:style-name="T45">tca opevňoval vždy viac a viac postavenie svoje v Zanici a nech niet tých listín — tak je veľkým pánom — no ale sa Pán Boh ešte o to postará, aby stromy do neba nenarástly a pravda predsa len musí na svetlo — dnes alebo zajtrá, alebo o rok!“ horlila Milocká.</text:span></text:span></text:p>
        <text:p text:style-name="P32"><text:span text:style-name="CharStyle12"><text:span text:style-name="T45">Viola so zbľadnutou tvárou načúvala.</text:span></text:span></text:p>
        <text:p text:style-name="P32"><text:span text:style-name="CharStyle12"><text:span text:style-name="T45">„A keby bolo po pravde a práve, mala by si ty sedieť čo pani v dome starootcovskom a jich mala by si právo vyhnať z neho, no to by si iste neurobila a neurobíš, keď tomu bude čas aj potom. Dosť už, — ale som sa rozhodila, rozhorčila a to sa neoddá na tomto svete.“</text:span></text:span></text:p>
        <text:p text:style-name="P32"><text:span text:style-name="CharStyle12"><text:span text:style-name="T45">Viola v dojmoch, aké vzbudily rozpravy starej panej, neporozumela posledným slovám. Ona v duchu videla tú strašnú noc požiaru, potom klesajúcu postavu otca, jeho smrť — „Bolo to hrozn</text:span></text:span><text:span text:style-name="CharStyle12"><text:span text:style-name="T1">é</text:span></text:span><text:span text:style-name="CharStyle12"><text:span text:style-name="T45">!“ vzdychla devuška.</text:span></text:span></text:p>
        <text:p text:style-name="P32"><text:span text:style-name="CharStyle12"><text:span text:style-name="T45">„</text:span></text:span><text:span text:style-name="CharStyle12"><text:span text:style-name="T16">Č</text:span></text:span><text:span text:style-name="CharStyle12"><text:span text:style-name="T45">o hrozné? Mieniš nešťastie tej osudnej noci? Veru hrozné, dieťa, veru hrozné! A ešte hroznejšie, že požiaru padnu</text:span></text:span><text:span text:style-name="CharStyle12"><text:span text:style-name="T1">l</text:span></text:span><text:span text:style-name="CharStyle12"><text:span text:style-name="T45"> v obeť aj </text:span></text:span><text:span text:style-name="CharStyle12"><text:span text:style-name="T1">ľ</text:span></text:span><text:span text:style-name="CharStyle12"><text:span text:style-name="T45">udský život.“</text:span></text:span></text:p>
        <text:p text:style-name="P32"><text:span text:style-name="CharStyle12"><text:span text:style-name="T1">„Ľ</text:span></text:span><text:span text:style-name="CharStyle12"><text:span text:style-name="T45">udský živo</text:span></text:span><text:span text:style-name="CharStyle12"><text:span text:style-name="T1">t</text:span></text:span><text:span text:style-name="CharStyle12"><text:span text:style-name="T45">!“ zkríkla Viola!</text:span></text:span></text:p>
        <text:p text:style-name="P32"><text:span text:style-name="CharStyle12"><text:span text:style-name="T1">„</text:span></text:span><text:span text:style-name="CharStyle12"><text:span text:style-name="T45">Ba veru; bol to vraj akýsi barbír, v susedstve tvojho otca že býval.</text:span></text:span><text:span text:style-name="CharStyle12"><text:span text:style-name="T1">“</text:span></text:span></text:p>
        <text:p text:style-name="P32"><text:span text:style-name="CharStyle12"><text:span text:style-name="T1">„</text:span></text:span><text:span text:style-name="CharStyle12"><text:span text:style-name="T45">Mikulčík!?</text:span></text:span><text:span text:style-name="CharStyle12"><text:span text:style-name="T1">“</text:span></text:span><text:span text:style-name="CharStyle12"><text:span text:style-name="T45"> zvolala deva udivene.</text:span></text:span></text:p>
        <text:p text:style-name="P32"><text:span text:style-name="CharStyle12"><text:span text:style-name="T1">„</text:span></text:span><text:span text:style-name="CharStyle12"><text:span text:style-name="T16">Á</text:span></text:span><text:span text:style-name="CharStyle12"><text:span text:style-name="T45">no ten. Toho že niet odtedy; musel zahynúť v plameňoch, lebo ho odtedy žiadna živá duša nevidela.</text:span></text:span><text:span text:style-name="CharStyle12"><text:span text:style-name="T1">“</text:span></text:span></text:p>
        <text:p text:style-name="P32"><text:span text:style-name="CharStyle12"><text:span text:style-name="T45">Deva pokrútila hlavou; ona znala Mikulčíka, vedela, že nebol schopný </text:span></text:span><text:soft-page-break/><text:span text:style-name="CharStyle12"><text:span text:style-name="T45">obetovavého činu, a ináče, veď videla ho stáť v chodbe cele oblečeného, ako do cesty...</text:span></text:span></text:p>
        <text:p text:style-name="P32"><text:span text:style-name="CharStyle12"><text:span text:style-name="T45">Sdelila to pani Milocke</text:span></text:span><text:span text:style-name="CharStyle12"><text:span text:style-name="T1">j</text:span></text:span><text:span text:style-name="CharStyle12"><text:span text:style-name="T45">; no tá tomu neverila. Povedala, že musela sa Viola mýliť, alebo mohol ešte potom ísť hasiť, kde ho prikváčila strašná smrť.</text:span></text:span></text:p>
        <text:p text:style-name="P32"><text:span text:style-name="CharStyle12"><text:span text:style-name="T45">Večerilo sa; Viole napadlo, že už dlho posedela si pri svojej známej, vstala a odobrala sa od nej, poberajúc sa domov, ktorý dom by skutočne a právne mal byť jej domovom, jestli len starenka v svojej ochote a horlivost</text:span></text:span><text:span text:style-name="CharStyle12"><text:span text:style-name="T59">i</text:span></text:span><text:span text:style-name="CharStyle12"><text:span text:style-name="T45"> nepreháňa.</text:span></text:span></text:p>
        <text:p text:style-name="P32"><text:span text:style-name="CharStyle12"><text:span text:style-name="T45">Dlho do noci nemohla zabudnúť na všetko to, čo počula od matky Danielovej — ak</text:span></text:span><text:span text:style-name="CharStyle12"><text:span text:style-name="T1">o</text:span></text:span><text:span text:style-name="CharStyle12"><text:span text:style-name="T45"> si ju v duchu volala — a na to, čo týkalo sa jej milého zosnulého otca. Potom udalosti pozdejšieho letopočtu, oheň a osud, ktorý uviedol ju do tohoto domu, kde dakedy jej milený otec strávil svoju mladosť. A preto vždy drahším stával sa </text:span></text:span><text:span text:style-name="CharStyle12"><text:span text:style-name="T1">je</text:span></text:span><text:span text:style-name="CharStyle12"><text:span text:style-name="T45">j dom ten, v kt</text:span></text:span><text:span text:style-name="CharStyle12"><text:span text:style-name="T1">o</text:span></text:span><text:span text:style-name="CharStyle12"><text:span text:style-name="T45">rom skutočne začala sa považovať za paniu a tamtých len za hostí v ňom.</text:span></text:span></text:p>
        <text:p text:style-name="P32"><text:span text:style-name="CharStyle12"><text:span text:style-name="T45">V prírode chystalo sa už k jaseni, sňahové mračná z</text:span></text:span><text:span text:style-name="CharStyle12"><text:span text:style-name="T16">a</text:span></text:span><text:span text:style-name="CharStyle12"><text:span text:style-name="T45">visl</text:span></text:span><text:span text:style-name="CharStyle12"><text:span text:style-name="T16">y</text:span></text:span><text:span text:style-name="CharStyle12"><text:span text:style-name="T45"> nad krajinou — v poli všetko pusto, zimno. Vietor hučal v bezlistých konároch stromov a hľadal sa zapierať do všetkých kútov. Ticho a pusto všade tam von, a preto milý ten domáci krb každej rodine, ktorá v dobrej shode shromaždí sa okolo neho.</text:span></text:span></text:p>
        <text:p text:style-name="P32"><text:span text:style-name="CharStyle12"><text:span text:style-name="T45">V také trudné, smutné </text:span></text:span><text:span text:style-name="CharStyle12"><text:span text:style-name="T1">ja</text:span></text:span><text:span text:style-name="CharStyle12"><text:span text:style-name="T45">senné chvíle m</text:span></text:span><text:span text:style-name="CharStyle12"><text:span text:style-name="T1">ys</text:span></text:span><text:span text:style-name="CharStyle12"><text:span text:style-name="T45">lievala Viola na svoj osamelý život, lebo vzdor pobytu v</text:span></text:span><text:span text:style-name="CharStyle12"><text:span text:style-name="T59">o</text:span></text:span><text:span text:style-name="CharStyle12"><text:span text:style-name="T45"> veľkej domácnosti, nepatrila ona ku domácim sv</text:span></text:span><text:span text:style-name="CharStyle12"><text:span text:style-name="T1">o</text:span></text:span><text:span text:style-name="CharStyle12"><text:span text:style-name="T45">jim, ani svojou vlastnou vôľou, ani pričinením tých tam v tej veľkej prízemnej izbe. Viole neostávala len tá malá tmavá izbietka.</text:span></text:span></text:p>
        <text:p text:style-name="P13"><text:soft-page-break/><text:span text:style-name="CharStyle12"><text:span text:style-name="T1"/></text:span></text:p>
        <text:p text:style-name="P27"><text:span text:style-name="CharStyle12"><text:span text:style-name="T16">II.</text:span></text:span></text:p>
        <text:p text:style-name="P26"><text:span text:style-name="CharStyle12"><text:span text:style-name="T1"/></text:span></text:p>
        <text:p text:style-name="P26"><text:span text:style-name="CharStyle12"><text:span text:style-name="T59">I</text:span></text:span><text:span text:style-name="CharStyle12"><text:span text:style-name="T45">. Nečakaná návšteva.</text:span></text:span></text:p>
        <text:p text:style-name="P32"><text:span text:style-name="CharStyle12"><text:span text:style-name="T45"/></text:span></text:p>
        <text:p text:style-name="P44"><text:span text:style-name="CharStyle12"><text:span text:style-name="T45">Tri roky minul</text:span></text:span><text:span text:style-name="CharStyle12"><text:span text:style-name="T17">y</text:span></text:span><text:span text:style-name="CharStyle12"><text:span text:style-name="T45"> odtedy, čo Viola vtiahla do domu svojho tútora. Roky v živote dorastajúcej devy veľmi významné, pre Violu vážne, strasti plné, no plné aj pokojných chvíľ v dome starej priateľky.</text:span></text:span></text:p>
        <text:p text:style-name="P32"><text:span text:style-name="CharStyle12"><text:span text:style-name="T45">Roky tieto neboly vstave získať deve náklonnosť pani Vilinskej, ač konala svoju povinnosť, pracujúc čo jej sily stačily aj za druhé a pre druhých. Ba jej ochota a spôsobnosť k prácam domášnym a aj ručným mala za následok, že pani Vilinská prepustila zo služby komornú a všetky jej práce oddala Viole. Týmto spôsobom usporila si isté výdavky, ktoré ale ostaly len výdavkami, lebo peniaze usporené vydávala na toilettné potreby pre seba a dorastajúcu Hermínku. Postupne uvaľovala pani Vilinská vždy viac práce na plecia Violy, až konečne viedla táto sama celú domácnosť, kým pani Vilinská a jej vnučka chodily sa zotavovať cez leto do Karlových Varov, cez zimu do Pešti, kde pani Vilinská mala brata, o ktorom raz dozvedela sa Viola, že sa mal ženiť a urobiť dobrú partiu.</text:span></text:span></text:p>
        <text:p text:style-name="P32"><text:span text:style-name="CharStyle12"><text:span text:style-name="T1">I</text:span></text:span><text:span text:style-name="CharStyle12"><text:span text:style-name="T45"> teraz je pani Vilinská s Hermínkou v kúpeľoch</text:span></text:span><text:span text:style-name="CharStyle12"><text:span text:style-name="T1">. </text:span></text:span><text:span text:style-name="CharStyle12"><text:span text:style-name="T45">Imrich od tých troch rokov bol doma len niekoľko ráz; no Viola vedela vždy predísť možnému shliadaniu, odišla na </text:span></text:span><text:span text:style-name="CharStyle12"><text:span text:style-name="T1">„M</text:span></text:span><text:span text:style-name="CharStyle12"><text:span text:style-name="T45">aje</text:span></text:span><text:span text:style-name="CharStyle12"><text:span text:style-name="T1">r“,</text:span></text:span><text:span text:style-name="CharStyle12"><text:span text:style-name="T45"> čomu tetka neodporovala a tútor nechcel si toho úteku </text:span></text:span><text:soft-page-break/><text:span text:style-name="CharStyle12"><text:span text:style-name="T45">povšimnúť — „len si bo</text:span></text:span><text:span text:style-name="CharStyle12"><text:span text:style-name="T1">l</text:span></text:span><text:span text:style-name="CharStyle12"><text:span text:style-name="T45"> pokoj v dome!“ — Julo študoval prvé roky na lesníckej akad</text:span></text:span><text:span text:style-name="CharStyle12"><text:span text:style-name="T17">e</text:span></text:span><text:span text:style-name="CharStyle12"><text:span text:style-name="T45">mii, teraz je už adjunktom u nadlesného v </text:span></text:span><text:span text:style-name="CharStyle12"><text:span text:style-name="T1">A</text:span></text:span><text:span text:style-name="CharStyle12"><text:span text:style-name="T45">... na hranici Sedmohradska.</text:span></text:span></text:p>
        <text:p text:style-name="P32"><text:span text:style-name="CharStyle12"><text:span text:style-name="T45">Celé hospodárstvo a veľká domácnosť bola teraz sverená len jej opatere. Pomaly vžila sa do toho tak, že vedela sa rozhliadnuť skoro vo všetkom a znala, kedy čoho sa chopiť, aby všetko bolo v pravý čas. </text:span></text:span><text:span text:style-name="CharStyle12"><text:span text:style-name="T60">No ne</text:span></text:span><text:span text:style-name="CharStyle12"><text:span text:style-name="T45">chybelo, zvlášte zprvu, </text:span></text:span><text:span text:style-name="CharStyle12"><text:span text:style-name="T17">n</text:span></text:span><text:span text:style-name="CharStyle12"><text:span text:style-name="T45">a mnohých srážkach s pani Vilinskou, ktorá mnohé chcela mať ináč vyvedené, no sama neznala, ako sa to má stať.</text:span></text:span></text:p>
        <text:p text:style-name="P4"><text:span text:style-name="CharStyle12"><text:span text:style-name="T45">A keď už telesne i duševne bola unavená, vtedy rada si oddýchla v malom domčeku za pálenicou. Tam v spoločnosti tých dobrých a úprimných priateľov pookriala duševne, v rozhovore starej priateľky svojej a jej syna, ktorý časom bavieval sa doma.</text:span></text:span></text:p>
        <text:p text:style-name="P32"><text:span text:style-name="CharStyle12"><text:span text:style-name="T45">Viola pri riadení izby a sal</text:span></text:span><text:span text:style-name="CharStyle12"><text:span text:style-name="T17">o</text:span></text:span><text:span text:style-name="CharStyle12"><text:span text:style-name="T45">na v prvom poschodí zastala si náhodou pred veľkým zrkadlom v sal</text:span></text:span><text:span text:style-name="CharStyle12"><text:span text:style-name="T17">o</text:span></text:span><text:span text:style-name="CharStyle12"><text:span text:style-name="T45">ne — a postava, ktorá ju ztade pozdravila, bola jej temer neznámou, cudzou. Nikdy nenapadlo mladému dievčatku porovnávať a zkúšať zovňajšok svoj a zrkadielko v jej chyžke bolo — slepé. Teraz tam z veľkého pozláteného rámca k</text:span></text:span><text:span text:style-name="CharStyle12"><text:span text:style-name="T1">yn</text:span></text:span><text:span text:style-name="CharStyle12"><text:span text:style-name="T45">ie jej postava veľká, štíhla, tvár bielej, priezračnej pleti, — len akoby červánkom rána niečo zbarvená, no plná sviežosti a zdravia. Oči — tieto záhadné oči, ktorých barva nemohla sa určiť, tak divno znal</text:span></text:span><text:span text:style-name="CharStyle12"><text:span text:style-name="T17">y</text:span></text:span><text:span text:style-name="CharStyle12"><text:span text:style-name="T45"> pozerať do diaľk</text:span></text:span><text:span text:style-name="CharStyle12"><text:span text:style-name="T1">y: </text:span></text:span><text:span text:style-name="CharStyle12"><text:span text:style-name="T45">napolo zvedave, tázave, napolo s nemou žalobou. Vlasy, zapletené v hrubých vrkočoch, strojne zdobily hlávku a utkávaly v svetle zapadajúceho slnka akýsi svetlý, zlatý kruh okolo jej hlavy.</text:span></text:span></text:p>
        <text:p text:style-name="P32"><text:soft-page-break/><text:span text:style-name="CharStyle12"><text:span text:style-name="T45">Keď sa zbadala, že sama sebe venuje väčšiu pozornosť, akoby sa to s jej prísnym smýšľaním srovnávalo, začervenala sa a nevoľne odvrátila tvár.</text:span></text:span></text:p>
        <text:p text:style-name="P32"><text:span text:style-name="CharStyle12"><text:span text:style-name="T45">Zraky jej teraz padl</text:span></text:span><text:span text:style-name="CharStyle12"><text:span text:style-name="T17">y</text:span></text:span><text:span text:style-name="CharStyle12"><text:span text:style-name="T45"> na druhú stenu sal</text:span></text:span><text:span text:style-name="CharStyle12"><text:span text:style-name="T17">o</text:span></text:span><text:span text:style-name="CharStyle12"><text:span text:style-name="T45">na, kde v pekných moderných rámcoch visely podobizne Imricha, Hermínky a tetky. Akým umením stala sa fotografia, že tak verne previedla ťahy i týchto dvoch mladých ľudí, ktorých istí ľudia určili </text:span></text:span><text:span text:style-name="CharStyle12"><text:span text:style-name="T1">je</text:span></text:span><text:span text:style-name="CharStyle12"><text:span text:style-name="T45">dnoho pre druhého. — Ozaj, či sú obidvaja s tým cele usrozumení?</text:span></text:span></text:p>
        <text:p text:style-name="P32"><text:span text:style-name="CharStyle12"><text:span text:style-name="T45">S nevoľou odvrátila Viola zase tvár svoju od obrazov. </text:span></text:span><text:span text:style-name="CharStyle12"><text:span text:style-name="T60">Č</text:span></text:span><text:span text:style-name="CharStyle12"><text:span text:style-name="T45">o ju do toho? </text:span></text:span><text:span text:style-name="CharStyle12"><text:span text:style-name="T60">Č</text:span></text:span><text:span text:style-name="CharStyle12"><text:span text:style-name="T45">o ju zanímajú ľudia cudzí, nie len d</text:span></text:span><text:span text:style-name="CharStyle12"><text:span text:style-name="T1">ľ</text:span></text:span><text:span text:style-name="CharStyle12"><text:span text:style-name="T45">a mena, ale cudzí až do hĺbky duše! Prečo zapodieva sa v myšlienkach s nimi, ku ktorým necíti nič viac, lebo sú jej ľahostajní — docela cudzí. — Preto umienila si pri mnohých p</text:span></text:span><text:span text:style-name="CharStyle12"><text:span text:style-name="T1">ô</text:span></text:span><text:span text:style-name="CharStyle12"><text:span text:style-name="T45">tkach ostať cele chladnou, veď urážka od cudzieho nám ľahostajného človeka nebolí. — S Imrichom, vďaka jej dôslednému vyhýbaniu, nesišla sa odtedy, čo umienila si, že len nenávisť bude jestvovať u nej pre neho. Hermínka, tá si to, čo zameškala pri príchode siroty do domu Vilinských, nahradila nesčíselným bodnutím ihličiek, — ktorý nástroj mnohá z nás tak majstrovsky zná upotrebiť, že nájde vždy to najcitlivejšie</text:span></text:span><text:span text:style-name="CharStyle17"><text:span text:style-name="T1"> </text:span></text:span><text:span text:style-name="CharStyle12"><text:span text:style-name="T45">miesto, aby zadala ranu, často nie nebezpečnú, ale skoro vždy bo</text:span></text:span><text:span text:style-name="CharStyle12"><text:span text:style-name="T17">ľ</text:span></text:span><text:span text:style-name="CharStyle12"><text:span text:style-name="T45">astnú. —</text:span></text:span></text:p>
        <text:p text:style-name="P32"><text:span text:style-name="CharStyle12"><text:span text:style-name="T45">Z obloka sal</text:span></text:span><text:span text:style-name="CharStyle12"><text:span text:style-name="T17">o</text:span></text:span><text:span text:style-name="CharStyle12"><text:span text:style-name="T45">na bolo možno prezreť celé námestie, na ktoré už teraz vrhalo zhasínajúce svetlo ve</text:span></text:span><text:span text:style-name="CharStyle12"><text:span text:style-name="T1">ľ</text:span></text:span><text:span text:style-name="CharStyle12"><text:span text:style-name="T45">ké stíny, kým ešte jedna jeho strana obliata svetlom červenkavým, zdala sa v tekuté plamene zmáčať štíty svojich budovísk, </text:span></text:span><text:soft-page-break/><text:span text:style-name="CharStyle12"><text:span text:style-name="T45">ktorých obloky teraz nazpät vrhaly to zvláštne svetlo lúčiaceho sa dňa. No skoro zhaslo to svetlo, ustúpiac súmraku a Viola pobrala sa, aby opustila sal</text:span></text:span><text:span text:style-name="CharStyle12"><text:span text:style-name="T17">o</text:span></text:span><text:span text:style-name="CharStyle12"><text:span text:style-name="T45">n a venovala svoju pozornosť druhým prácam. Ale zarazená zostala na chvíľku u obloka stáť. Tam vidí ujca kračať krížom cez námestie; krok jeho zdal sa jej byť kulhavým, neistým, často akoby zastal, aby si oddýchnul. </text:span></text:span><text:span text:style-name="CharStyle12"><text:span text:style-name="T60">Č</text:span></text:span><text:span text:style-name="CharStyle12"><text:span text:style-name="T45">o je to?</text:span></text:span></text:p>
        <text:p text:style-name="P32"><text:span text:style-name="CharStyle12"><text:span text:style-name="T45">Viola zbadala naraz premenu v zovňajšku tútora a preto bežala dolu schodmi, aby, ako dakedy svojmu otcovi, teraz tútor</text:span></text:span><text:span text:style-name="CharStyle12"><text:span text:style-name="T1">o</text:span></text:span><text:span text:style-name="CharStyle12"><text:span text:style-name="T45">vi otvorila ťažkú bránu a voviedla ho dnu. Aké bolo jej prekvapenie a ľaknutie, keď ho zazrela cele premeneného. Už ledva kráčal, — zťažka a hlasit</text:span></text:span><text:span text:style-name="CharStyle12"><text:span text:style-name="T60">e</text:span></text:span><text:span text:style-name="CharStyle12"><text:span text:style-name="T1"> </text:span></text:span><text:span text:style-name="CharStyle12"><text:span text:style-name="T45">vydychujúc; veľké krupäje potu vystúpily na jeho zbľadlú tvár, ktorá v rýchlom postupe zase pokryla sa temným rudým rumencom. Nezrozumiteľné slová vinuly sa z jeho úst, kŕčovite nakrívených.</text:span></text:span></text:p>
        <text:p text:style-name="P32"><text:span text:style-name="CharStyle12"><text:span text:style-name="T1">„</text:span></text:span><text:span text:style-name="CharStyle12"><text:span text:style-name="T17">Č</text:span></text:span><text:span text:style-name="CharStyle12"><text:span text:style-name="T45">o je vám, milý ujče!“ zvolala deva, chytila ho obidvoma ramenama a viedla do izby</text:span></text:span><text:span text:style-name="CharStyle12"><text:span text:style-name="T1">.</text:span></text:span><text:span text:style-name="CharStyle12"><text:span text:style-name="T45"> Len s veľkým namáhaním nasledoval ujec, a príduc až ku jednej stoličke, klesol na ňu bezvládne. Oči, podbehnuté krvou, ztrácaly svoj obyčajný výraz, dych sa krátil, podobajúc sa chrapotu umierajúceho. Viola sa sdesila. No neztratila prítomnosť</text:span></text:span><text:span text:style-name="CharStyle17"><text:span text:style-name="T1"> </text:span></text:span><text:span text:style-name="CharStyle12"><text:span text:style-name="T45">ducha, zazvonila na slúžku, lebo opustiť i len na okamih nechcela chorého a poslala p</text:span></text:span><text:span text:style-name="CharStyle12"><text:span text:style-name="T1">r</text:span></text:span><text:span text:style-name="CharStyle12"><text:span text:style-name="T45">edesené dievča po lekára. Kým ten prišiel </text:span></text:span><text:span text:style-name="CharStyle12"><text:span text:style-name="T1">—</text:span></text:span><text:span text:style-name="CharStyle12"><text:span text:style-name="T45"> a to dosť dlho trvalo; lebo ho, ako obyčajne, nebolo doma — držala sama chorého ujca oboma rukama objatého, ktorého celá ťarcha opretá bola na jej slabé, dakedy ranené rameno. Jeho oči pozeraly ešte prosebne na ňu a </text:span></text:span><text:soft-page-break/><text:span text:style-name="CharStyle12"><text:span text:style-name="T45">tak prenikav</text:span></text:span><text:span text:style-name="CharStyle12"><text:span text:style-name="T17">e</text:span></text:span><text:span text:style-name="CharStyle12"><text:span text:style-name="T45">, že Violu prešiel mráz. Ešte niekoľko ráz ukázal na dvere a potom smerom na dol, </text:span></text:span><text:span text:style-name="CharStyle12"><text:span text:style-name="T1">-</text:span></text:span><text:span text:style-name="CharStyle12"><text:span text:style-name="T45">— čomu Viola tak mienila rozumieť, aby uvedomila jeho synov o nemoci otca — — potom už zcela ostal bez vedomia, opretý o rameno slabej devy, ktorá ako mohla, trela mu sluchy, volala ho, prosila, aby sa prebral, no všetko márne. Po dlhšej trápnej chvíli prišiel volaný lekár, pravda, ako vždy vo veľmi dobrej vôli a siahnul ku prostriedku, akým liečeval podobné zriedkavé prípady. Potom s pomocou Mateja odniesli chorého do ložnice a uložili do postele. Lekár dal si mnoho záležať pri ošetrovaní nemocného a možno povedať, že jestli bol niečo vo vyšších sférach, keď prišiel sem, vytrezvel a stal sa zcela spoľahlivým človekom. Ku nemalému prestrašeniu Violy konštatoval porážku, ktorá môže viesť k smutnému koncu. Predbežne že nemožno predpovedať výsledok, na každý spôsob ale musí byť veľmi opatrne ošetrovaný, chránený pred silnými dojmami duše a vôbec, že tu už teraz viac práce má ošetrovateľka, než sám lekár. Pri tom polichotil niečo Viole, že do jej pekných rúk oddá svojho pacienta, kým z novu príde; udal jej spôsob podávania lieku a poradil, aby telegrafovala do Pešti a do Karlových Varov. Potom odišiel, sľúbiac, že príde ešte toho večera.</text:span></text:span></text:p>
        <text:p text:style-name="P32"><text:span text:style-name="CharStyle12"><text:span text:style-name="T45">Noc strávila Viola u postele nemocného tútora; len pomaly ubiehaly hodiny nočné a dvojnásobne zdaly sa ony byť dlhými o samote s týmto nemocným, ktorý už v budúcu hodinu môže viac nebyť na žive. Zdalo sa mladej ošetrovateľke, že povedomie navracia sa je voľnejší, zvlášte keď ona bola pri </text:span></text:span><text:soft-page-break/><text:span text:style-name="CharStyle12"><text:span text:style-name="T45">sa od neho za celú noc. Jednotlivé, dával zo seba chorý, dakedy zase tak hrozného, tichou nocou desne Viola zachvela sa sťa slabý lístok.</text:span></text:span></text:p>
        <text:p text:style-name="P33"><text:span text:style-name="CharStyle12"><text:span text:style-name="T45">Pomaly prešla noc táto, strašná a </text:span></text:span><text:span text:style-name="CharStyle12"><text:span text:style-name="T18">tr</text:span></text:span><text:span text:style-name="CharStyle12"><text:span text:style-name="T45">udná pre </text:span></text:span><text:span text:style-name="CharStyle12"><text:span text:style-name="T18">nemoc</text:span></text:span><text:span text:style-name="CharStyle12"><text:span text:style-name="T45">ného, no ešte viac pre mladú ošetrovateľku. Za rána prišiel zase lekár a vyslovil sa priazniv</text:span></text:span><text:span text:style-name="CharStyle12"><text:span text:style-name="T18">e</text:span></text:span><text:span text:style-name="CharStyle12"><text:span text:style-name="T45"> o stave nemocného, ktorý zdal sa byť pokojnejším; chvíľkami i pamäť prebleskla, no nepoznal nikoho, kr</text:span></text:span><text:span text:style-name="CharStyle12"><text:span text:style-name="T18">e</text:span></text:span><text:span text:style-name="CharStyle12"><text:span text:style-name="T45">m Violy. Z jej ruky vďačne prijal liek, ona mu naprávala podušky, ona chovala ho, ako nevládne, nedospelé dieťa. No keď sa zpamätal, vždy znovu ukazoval na dvere a prosebným zrakom hľadel Viole dať niečo na srozumenie. A Viola ho chlácholila, hovoriac mu, že to, čo si žiada, stalo sa a že milený syn skoro príde v jeho náručie.</text:span></text:span></text:p>
        <text:p text:style-name="P32"><text:span text:style-name="CharStyle12"><text:span text:style-name="T45">Popoludní došiel z Pešti telegram, kde oznamuje Imrich, že nočným vlakom dorazí domov. Telegram tento ukázala ujcovi, na čo ten hlasit</text:span></text:span><text:span text:style-name="CharStyle12"><text:span text:style-name="T18">e</text:span></text:span><text:span text:style-name="CharStyle12"><text:span text:style-name="T45"> sa zasmial.</text:span></text:span></text:p>
        <text:p text:style-name="P32"><text:span text:style-name="CharStyle12"><text:span text:style-name="T45">Viola ale trnula pred týmto shliadaním, vzdor tomu, že si tisíc ráz opakovala, že pre ňu Imricha Vilinského niet na svete, že nemožno, aby opätné tvrdé slová jeho našly miesta, kde by vniknúť mohly a citeľne raniť; vzdor tomu bála sa shliadania s ním teraz, v tomto postavení, kde samotná musí s ním hovoriť.</text:span></text:span></text:p>
        <text:p text:style-name="P32"><text:span text:style-name="CharStyle12"><text:span text:style-name="T45">Rozpomenula sa na Krchuľu a jej spôsobnosť; dala ju tedy hneď zavolať. — Táto i prišla a s hlasitým bedákaním nastúpila miesto ošetro</text:span></text:span><text:span text:style-name="CharStyle12"><text:span text:style-name="T1">v</text:span></text:span><text:span text:style-name="CharStyle12"><text:span text:style-name="T45">ateľky, zalamujúc rukama:</text:span></text:span></text:p>
        <text:p text:style-name="P32"><text:span text:style-name="CharStyle12"><text:span text:style-name="T45">„Ach môj drahý, dobrý pán! Ach ktoby si to bol pomyslel ešte len pred týždňom, keď bol na „</text:span></text:span><text:span text:style-name="CharStyle12"><text:span text:style-name="T1">M</text:span></text:span><text:span text:style-name="CharStyle12"><text:span text:style-name="T45">ajer</text:span></text:span><text:span text:style-name="CharStyle12"><text:span text:style-name="T1">i</text:span></text:span><text:span text:style-name="CharStyle12"><text:span text:style-name="T45">!“ A v žiali svojom pripomínala všetko, čo pán tam </text:span></text:span><text:soft-page-break/><text:span text:style-name="CharStyle12"><text:span text:style-name="T45">robil, čo hovoril ku nej a čo mu ona tam varila.</text:span></text:span></text:p>
        <text:p text:style-name="P32"><text:span text:style-name="CharStyle12"><text:span text:style-name="T45">K večeru sa dostavil nepokoj u chorého; často pozeral ku dverom, zase načúval každý šramot, ktorý z vonku pochodil, akoby nemohol dočkať toho, koho chcel mať pri sebe; lekár krútil hlavou a naložil Viole, aby vyplnila každú i tú najmenšiu žiadosť chorého, lebo jestli sa zavdá príležitosť k jeho rozč</text:span></text:span><text:span text:style-name="CharStyle12"><text:span text:style-name="T18">u</text:span></text:span><text:span text:style-name="CharStyle12"><text:span text:style-name="T45">leniu, vtedy že nestojí dobre za výsledok nemoce.</text:span></text:span></text:p>
        <text:p text:style-name="P32"><text:span text:style-name="CharStyle12"><text:span text:style-name="T45">Tedy nočným vlakom má prísť ten, ktorého jej detinná duša nenávidela a ktorý teraz znovu prekrižu</text:span></text:span><text:span text:style-name="CharStyle12"><text:span text:style-name="T1">je</text:span></text:span><text:span text:style-name="CharStyle12"><text:span text:style-name="T45"> jej cestu, tak nesmierne ďaleko vzdialenú od jeho vlastnej dráhy. — On má prísť snáď k smrteľnej posteli otca, ktorý jej bol ochrancom za dlhé tri roky, a teraz? Keď zatvoria sa jeho oči, kam potom? </text:span></text:span><text:span text:style-name="CharStyle12"><text:span text:style-name="T61">Č</text:span></text:span><text:span text:style-name="CharStyle12"><text:span text:style-name="T45">o sa s ňou stane? Tu neostane potom na žiaden spôsob, to je isté! Azda zaujme sa za ňu pani Milocká, ktorá jej opatrí niekde nejaké miesto, čo hneď aj za — slúžku. Ľahký rumenec polial pri tomto nápade jej tvár; ona cítila, že Danielova matka</text:span></text:span><text:span text:style-name="CharStyle17"><text:span text:style-name="T1"> </text:span></text:span><text:span text:style-name="CharStyle12"><text:span text:style-name="T45">vďačne prijala by ju k sebe, a aj sám Daniel srdečne ju uvíta v jích rodine, čo milú sestru — — — či by to ale mohla prijať?!</text:span></text:span></text:p>
        <text:p text:style-name="P32"><text:span text:style-name="CharStyle12"><text:span text:style-name="T45">Takéto a podobné myšlienky hemžily sa v hlávke mladého dievčatka, keď obstarávala domáce práce, zamieňajúc jich ošetrovaním nemocného. Pred večerom sama dohliadla, aby vyvetrená a vyriadená bola znovu izba Imrichova, žeby, keď príde, našiel sa zase doma — a cítil sa doma. —</text:span></text:span></text:p>
        <text:p text:style-name="P32"><text:span text:style-name="CharStyle12"><text:span text:style-name="T45">K večeru pripravila si Krchuľa slamník v prednej izbe na zem, ujis</text:span></text:span><text:span text:style-name="CharStyle12"><text:span text:style-name="T1">ť</text:span></text:span><text:span text:style-name="CharStyle12"><text:span text:style-name="T45">ujúc Violu, že ona nezaspí, že len si zvolá, už je na nohách.</text:span></text:span></text:p>
        <text:p text:style-name="P32"><text:soft-page-break/><text:span text:style-name="CharStyle12"><text:span text:style-name="T45">Chorý nepokojne pohyboval sa na svojom lôžku a pozeral tázave na Violu.</text:span></text:span></text:p>
        <text:p text:style-name="P32"><text:span text:style-name="CharStyle12"><text:span text:style-name="T1">„Ž</text:span></text:span><text:span text:style-name="CharStyle12"><text:span text:style-name="T45">eláte si niečo?</text:span></text:span><text:span text:style-name="CharStyle12"><text:span text:style-name="T1">“</text:span></text:span></text:p>
        <text:p text:style-name="P32"><text:span text:style-name="CharStyle12"><text:span text:style-name="T45">On len kývnul hlavou a pozrel na dvere.</text:span></text:span></text:p>
        <text:p text:style-name="P32"><text:span text:style-name="CharStyle12"><text:span text:style-name="T45">„Vy želáte, aby skoro už prišiel! —“ meno očakávaného nemohla vypovedať.</text:span></text:span></text:p>
        <text:p text:style-name="P32"><text:span text:style-name="CharStyle12"><text:span text:style-name="T45">Radostný svit v očiach chorého dosvedčil Viole, že uhádla.</text:span></text:span></text:p>
        <text:p text:style-name="P32"><text:span text:style-name="CharStyle12"><text:span text:style-name="T45">„Uspokojte sa, on príde, už Matej chystá si kone, aby šiel na stanic</text:span></text:span><text:span text:style-name="CharStyle12"><text:span text:style-name="T1">u</text:span></text:span><text:span text:style-name="CharStyle12"><text:span text:style-name="T45">!“</text:span></text:span></text:p>
        <text:p text:style-name="P32"><text:span text:style-name="CharStyle12"><text:span text:style-name="T45">Chorý sa na to uspokojil i pevno sovrel ruku Violy v svoju zdravú pravicu a tak ležal pokojne na chvíľku.</text:span></text:span></text:p>
        <text:p text:style-name="P32"><text:span text:style-name="CharStyle12"><text:span text:style-name="T45">Medzitým už noc sa rozložila nad domom i mestom, a Violy zmocnil sa akýsi nepremožiteľný pocit bázne a strachu, čomu sa spierala, dokiaľ bolo možné. S obavou pred najbližšou budúcnosťou hľadela von oblokom do tmavej noci. Tam von sťahovaly sa mračná a drobný, hustý dážď spúšťal sa dolu.</text:span></text:span></text:p>
        <text:p text:style-name="P32"><text:span text:style-name="CharStyle12"><text:span text:style-name="T45">Zavše zvolala na Krchovú:</text:span></text:span></text:p>
        <text:p text:style-name="P32"><text:span text:style-name="CharStyle12"><text:span text:style-name="T45">„Krchová, spíte?</text:span></text:span><text:span text:style-name="CharStyle12"><text:span text:style-name="T1">“</text:span></text:span></text:p>
        <text:p text:style-name="P32"><text:span text:style-name="CharStyle12"><text:span text:style-name="T45">„Ej čožeby som spala, vari ja!“ — vetila táto, ledva otvárajúc oči.</text:span></text:span></text:p>
        <text:p text:style-name="P32"><text:span text:style-name="CharStyle12"><text:span text:style-name="T45">„</text:span></text:span><text:span text:style-name="CharStyle12"><text:span text:style-name="T1">P</text:span></text:span><text:span text:style-name="CharStyle12"><text:span text:style-name="T45">rosím vás, vstaňte, nespite teraz, len ešte jednu hodink</text:span></text:span><text:span text:style-name="CharStyle12"><text:span text:style-name="T1">u</text:span></text:span><text:span text:style-name="CharStyle12"><text:span text:style-name="T45">!“</text:span></text:span></text:p>
        <text:p text:style-name="P32"><text:span text:style-name="CharStyle12"><text:span text:style-name="T45">Chorý zastonal, a Viola už bola u neho. Podala mu liek, posedela pri ňom a on zase usnul na chvíľku. Deva znovu išla Krchovú budiť. Tá jej len zavše odpovedala:</text:span></text:span></text:p>
        <text:p text:style-name="P32"><text:soft-page-break/><text:span text:style-name="CharStyle12"><text:span text:style-name="T45">„Ja by spala? Ej to by bolo! Veď som ešte nie veľmi unaven</text:span></text:span><text:span text:style-name="CharStyle12"><text:span text:style-name="T1">á</text:span></text:span><text:span text:style-name="CharStyle12"><text:span text:style-name="T45">!“</text:span></text:span></text:p>
        <text:p text:style-name="P32"><text:span text:style-name="CharStyle12"><text:span text:style-name="T45">Viola pristúpila k obloku. Tam von tma, ani blesk ani hrmenie nevyrušovalo pokojné mrtvé ticho letnej noci. Cez tmu kmitaly sa biele steny domov, ako príšery, ako zakliate, nehybné, mrtvé balvany. Viola pokúsila sa ztriasť zo seba bázeň a strach; čoho že má sa ľakať, koho? Nie je samostatná a už len niečo vyše roka — a stane sa plnoletou a môže ísť, kam chce!</text:span></text:span></text:p>
        <text:p text:style-name="P32"><text:span text:style-name="CharStyle12"><text:span text:style-name="T45">Zrazu vyrušil pokoj noci prenikavý hvizd rušňa a zatriasol vzduchom. Vlak od dola prichodí na stanicu, ba zdalo sa Viole, že ešte aj jachať počuje túto ťažkú modernú paripu.</text:span></text:span></text:p>
        <text:p text:style-name="P32"><text:span text:style-name="CharStyle12"><text:span text:style-name="T45">On už tedy t</text:span></text:span><text:span text:style-name="CharStyle12"><text:span text:style-name="T1">u</text:span></text:span><text:span text:style-name="CharStyle12"><text:span text:style-name="T45">! Kam odísť? Krchuľa zaspala spánkom spravedliv</text:span></text:span><text:span text:style-name="CharStyle12"><text:span text:style-name="T1">ých</text:span></text:span><text:span text:style-name="CharStyle12"><text:span text:style-name="T45">; ku</text:span></text:span><text:span text:style-name="CharStyle12"><text:span text:style-name="T1"> </text:span></text:span><text:span text:style-name="CharStyle12"><text:span text:style-name="T45">jej ospravedlneniu budiž </text:span></text:span><text:span text:style-name="CharStyle12"><text:span text:style-name="T1">re</text:span></text:span><text:span text:style-name="CharStyle12"><text:span text:style-name="T45">čeno, že t</text:span></text:span><text:span text:style-name="CharStyle12"><text:span text:style-name="T1">o</text:span></text:span><text:span text:style-name="CharStyle12"><text:span text:style-name="T45">mu bolo príčinou zčiastky i počasie a zčiastky tá okolnosť, že minulú noc prebdela pri nemocnej </text:span></text:span><text:span text:style-name="CharStyle12"><text:span text:style-name="T1">Ve</text:span></text:span><text:span text:style-name="CharStyle12"><text:span text:style-name="T45">ronke. Teraz nebolo možno viac zbudiť túto ženu. — I premýšľala Viol</text:span></text:span><text:span text:style-name="CharStyle12"><text:span text:style-name="T1">a: </text:span></text:span><text:span text:style-name="CharStyle12"><text:span text:style-name="T18">Č</text:span></text:span><text:span text:style-name="CharStyle12"><text:span text:style-name="T45">i snáď ujsť má do kuchyne, ztade do chodby a z chodby do svojej milej izbičky? Nie, nemožno, chorého nemožno nechať samého, pre vlastné svedomie nie! — A prečo, pred kým má utekať?! Už počula vracať sa vyslaný koč, už zreteľne rozoznala hrkotanie kolies po dlažbe námestia — i vbehla do ložnice ujcovej, aby ho uvedomila, že ide čakaný syn, aby ho pripravila k jeho príchodu, zakryjúc majstrovsky svoje pohnutie. Potom utiahla sa za záslonu; izbu osvet</text:span></text:span><text:span text:style-name="CharStyle12"><text:span text:style-name="T1">ľ</text:span></text:span><text:span text:style-name="CharStyle12"><text:span text:style-name="T45">ovalo temné svetlo nočnej lampy, vrhajúc viac stínu než svetla v priestor tento. Blízko Violy, v druhej posteli spala malá Emka, ktorá nedočkala milovaného </text:span></text:span><text:soft-page-break/><text:span text:style-name="CharStyle12"><text:span text:style-name="T45">brata, usnula a teraz hlasit</text:span></text:span><text:span text:style-name="CharStyle12"><text:span text:style-name="T18">e</text:span></text:span><text:span text:style-name="CharStyle12"><text:span text:style-name="T45"> a zdravo oddychuje.</text:span></text:span></text:p>
        <text:p text:style-name="P32"><text:span text:style-name="CharStyle12"><text:span text:style-name="T45">Už počuť bolo otvárať a zatvárať bránu, ktorú mala aspoň Krchová ísť otvoriť blížiacemu sa synovi domového pána; potom počula Viola, ako vzďaluje sa voz zpred brány druhou stranou, bočnou uličkou do dvora, aby rachotením po kamennej dlažbe brány neznepokojil chorého, a hneď na to počula Viola otvoriť dvere na prednej izbe.</text:span></text:span></text:p>
        <text:p text:style-name="P32"><text:span text:style-name="CharStyle12"><text:span text:style-name="T45">Navrátivší sa syn bozkával otcove ruky. Chorý zdravou svojou rukou privinul k sebe mileného syna, pozeral na neho pohľadom plným nežnej lásky a bázne, akoby </text:span></text:span><text:span text:style-name="CharStyle12"><text:span text:style-name="T1">c</text:span></text:span><text:span text:style-name="CharStyle12"><text:span text:style-name="T45">hcel zvedieť, či má pred sebou skutočne svojho syna Imricha?</text:span></text:span></text:p>
        <text:p text:style-name="P32"><text:span text:style-name="CharStyle12"><text:span text:style-name="T45">A Imrich odtedy, čo sme ho prvý raz videli, sa zmenil; z mladíka ohnivého, zápalistého stal sa muž vážny a seba povedomý. Túto posledniu vlastnosť mal pravda i vtedy vo veľkej miere, keď tak mocne spieral sa oproti určeniu otcovmu, — teraz toto sebapovedomie netiskalo sa tak vyzývavo v popredie, ako vtedy, keď tlumočilo asi toľko: Hľa, nadaný syn bohatého Vilinského. To povedomie teraz dodávalo mu istý ráz mužskosti a sily do seba uzavrenej. V celku ale ešte mohlo sa riecť o ňom, že i teraz nevytrezvel docela zo vzletných plánov svojich, ač ho aj mnohý podnik </text:span></text:span><text:span text:style-name="CharStyle12"><text:span text:style-name="T1">„</text:span></text:span><text:span text:style-name="CharStyle12"><text:span text:style-name="T45">kopnul“, ako sa bo</text:span></text:span><text:span text:style-name="CharStyle12"><text:span text:style-name="T61">l</text:span></text:span><text:span text:style-name="CharStyle12"><text:span text:style-name="T45"> dakedy o ňom Julo dosť prozaicky vyslovil.</text:span></text:span></text:p>
        <text:p text:style-name="P32"><text:span text:style-name="CharStyle12"><text:span text:style-name="T45">No teraz bol Imrich len synom chorého otca. Svoju vážnosť, svoje veľkomestské chovanie, svoju cudzotu s</text:span></text:span><text:span text:style-name="CharStyle12"><text:span text:style-name="T1">lo</text:span></text:span><text:span text:style-name="CharStyle12"><text:span text:style-name="T45">žil </text:span></text:span><text:span text:style-name="CharStyle12"><text:span text:style-name="T1">a</text:span></text:span><text:span text:style-name="CharStyle12"><text:span text:style-name="T45"> stal sa nežným, milujúcim synom nemocného Vilinského. Zohýnal sa nad ním, zpytoval sa chorého, či </text:span></text:span><text:soft-page-break/><text:span text:style-name="CharStyle12"><text:span text:style-name="T45">nemá nikoho tu pri sebe, na čo mu ten ukázal v smer, kde bola Viola. — Potom nepokojne obracal hlavou, časom ozval sa len zvláštny, prenikavý smiech, zase stonanie a chrapot okamžitého spánku.</text:span></text:span></text:p>
        <text:p text:style-name="P32"><text:span text:style-name="CharStyle12"><text:span text:style-name="T45">Viola zo svojho úkrytu s bázňou pozorovala priebeh tohoto výstupu; ona dúfala, že keď už raz Imrich bude doma, polepší sa stav nemocného a zmizne nepokoj. Neraz spomenula si na Krchovú a zlobila sa na ňu pre jej tuhý spánok — a s utajeným dychom stála u konca </text:span></text:span><text:span text:style-name="CharStyle12"><text:span text:style-name="T18">E</text:span></text:span><text:span text:style-name="CharStyle12"><text:span text:style-name="T45">mkin</text:span></text:span><text:span text:style-name="CharStyle12"><text:span text:style-name="T61">e</text:span></text:span><text:span text:style-name="CharStyle12"><text:span text:style-name="T45">j postieľky, chránená záslonou pred zrakmi mladého muža.</text:span></text:span></text:p>
        <text:p text:style-name="P32"><text:span text:style-name="CharStyle12"><text:span text:style-name="T45">Lež nemocného nepokoj rástol; zdal sa niečo volať, no Imrich tomu nerozumel, hľadal niekoho očima a syn jeho nevedel mu pomôcť; konečne podarilo sa chorému namáhav</text:span></text:span><text:span text:style-name="CharStyle12"><text:span text:style-name="T18">e</text:span></text:span><text:span text:style-name="CharStyle12"><text:span text:style-name="T45"> vysloviť slovo:</text:span></text:span></text:p>
        <text:p text:style-name="P32"><text:span text:style-name="CharStyle12"><text:span text:style-name="T45">„</text:span></text:span><text:span text:style-name="CharStyle12"><text:span text:style-name="T1">O</text:span></text:span><text:span text:style-name="CharStyle12"><text:span text:style-name="T45">—l</text:span></text:span><text:span text:style-name="CharStyle12"><text:span text:style-name="T1">a</text:span></text:span><text:span text:style-name="CharStyle12"><text:span text:style-name="T45">!“</text:span></text:span></text:p>
        <text:p text:style-name="P32"><text:span text:style-name="CharStyle12"><text:span text:style-name="T45">To bolo prvé srozumiteľné slovo, ktoré od počiatku tejto nemoce vyslovil, a Viola riekla sama sebe, že ďalej</text:span></text:span><text:span text:style-name="CharStyle12"><text:span text:style-name="T1"> </text:span></text:span><text:span text:style-name="CharStyle12"><text:span text:style-name="T45">ho trápiť nesmie! </text:span></text:span><text:span text:style-name="CharStyle12"><text:span text:style-name="T1">I</text:span></text:span><text:span text:style-name="CharStyle12"><text:span text:style-name="T45"> vystúpila zo svojej skrýše, nahla sa ku chorému s nežnou starostlivosťou ľúbiacej dcéry a opýtala sa ho:</text:span></text:span></text:p>
        <text:p text:style-name="P32"><text:span text:style-name="CharStyle12"><text:span text:style-name="T1">„Ž</text:span></text:span><text:span text:style-name="CharStyle12"><text:span text:style-name="T45">eláte si niečo?</text:span></text:span><text:span text:style-name="CharStyle12"><text:span text:style-name="T1">“</text:span></text:span></text:p>
        <text:p text:style-name="P32"><text:span text:style-name="CharStyle12"><text:span text:style-name="T45">Už púhy zvuk jej hlasu a nežný pohľad uspokojiv</text:span></text:span><text:span text:style-name="CharStyle12"><text:span text:style-name="T61">e</text:span></text:span><text:span text:style-name="CharStyle12"><text:span text:style-name="T45"> účinkoval na chorého. Poslušne vzal liek, ktorý mu podala, dovolil, aby mu napravila podúšky, chopil sa jej ruky a tisknul ju silno. Pozeral tak úzkostliv</text:span></text:span><text:span text:style-name="CharStyle12"><text:span text:style-name="T18">e</text:span></text:span><text:span text:style-name="CharStyle12"><text:span text:style-name="T45">, skoro s prosbou na ňu, zase prosebne na syna, že tento udivene tázal sa sám seba, čo to má znamenať? A čo chce od neho? — No Viola skoro pochopila, oč chorému ide, </text:span></text:span><text:soft-page-break/><text:span text:style-name="CharStyle12"><text:span text:style-name="T45">ona prehliadla jeho žiadosť, snáď posledniu v živote — a zachvela sa v útrobách nežnej duše svojej.</text:span></text:span></text:p>
        <text:p text:style-name="P32"><text:span text:style-name="CharStyle12"><text:span text:style-name="T45">Veď chorý jej tútor nechcel nič iného, ako oddať </text:span></text:span><text:span text:style-name="CharStyle12"><text:span text:style-name="T1">ju </text:span></text:span><text:span text:style-name="CharStyle12"><text:span text:style-name="T45">v túto chvíľu Imrichovi, jej nepriateľovi!</text:span></text:span></text:p>
        <text:p text:style-name="P32"><text:span text:style-name="CharStyle12"><text:span text:style-name="T45">Chorý, nezvyknutý na odpor, prejavoval veľkú netrpezlivosť; Imrich nerozumel jeho nejasným slovám, rád by sa bol opýtal niekoho, čo chce chorý otec, ale tu nebolo nikoho, kr</text:span></text:span><text:span text:style-name="CharStyle12"><text:span text:style-name="T18">e</text:span></text:span><text:span text:style-name="CharStyle12"><text:span text:style-name="T45">m Violy. Táto s ustrnutím čakala, že azda bude môcť odviesť ho od tejto myšlienky; prihovárala sa mu, podala mu chladiaci nápoj, no on nedal sa mýliť</text:span></text:span><text:span text:style-name="CharStyle12"><text:span text:style-name="T1"> </text:span></text:span><text:span text:style-name="CharStyle12"><text:span text:style-name="T45">a chcel stoj čo stoj previesť svoje.</text:span></text:span></text:p>
        <text:p text:style-name="P32"><text:span text:style-name="CharStyle12"><text:span text:style-name="T45">Vidiac, že neodolá jeho žiadosti, ustúpila niekoľko krokou od postele chorého a obrátila sa odhodlane k Imrichovi.</text:span></text:span></text:p>
        <text:p text:style-name="P32"><text:span text:style-name="CharStyle12"><text:span text:style-name="T45">Slabé svetlo lampy vrhalo temný lúč svoj na tvár devy, ktorá tu stála pred mladým mužom s hnevno stiahnutým obočím, s bľadou tvárou, z ktorej akoby razom zmiznul výraz dievčenskej nežnosti; len chladná, odmietavá nenávisť svietila z nej, živý obraz neúprosnej, urazenej hrdosti.</text:span></text:span></text:p>
        <text:p text:style-name="P32"><text:span text:style-name="CharStyle12"><text:span text:style-name="T45">„</text:span></text:span><text:span text:style-name="CharStyle12"><text:span text:style-name="T1">K</text:span></text:span><text:span text:style-name="CharStyle12"><text:span text:style-name="T45">aždý, i ten najmenší odpor môže mať strašné následky! Poslúchnite, prisľúbte mu, čokoľvek si želá teraz a ja vám sľubujem týmto, jak ďaleko sa to mňa týkať bude: zbaviť vás svojím </text:span></text:span><text:span text:style-name="CharStyle12"><text:span text:style-name="T61">č</text:span></text:span><text:span text:style-name="CharStyle12"><text:span text:style-name="T45">asom každej zodpovednost</text:span></text:span><text:span text:style-name="CharStyle12"><text:span text:style-name="T1">i</text:span></text:span><text:span text:style-name="CharStyle12"><text:span text:style-name="T45">!</text:span></text:span><text:span text:style-name="CharStyle12"><text:span text:style-name="T1">“</text:span></text:span></text:p>
        <text:p text:style-name="P32"><text:span text:style-name="CharStyle12"><text:span text:style-name="T45">Slová tieto, prednesené tichým, odmeraným, takmer kovovým zvukom, hlasu mal</text:span></text:span><text:span text:style-name="CharStyle12"><text:span text:style-name="T18">y</text:span></text:span><text:span text:style-name="CharStyle12"><text:span text:style-name="T45"> istý slávnostný ráz. S výrazom obdivu zastal Imrich pred devou.</text:span></text:span></text:p>
        <text:p text:style-name="P32"><text:span text:style-name="CharStyle12"><text:span text:style-name="T45">„A čo vlastne chce odo mňa?“ opýtal sa jej teraz, náklonný poslúchnuť jej </text:span></text:span><text:soft-page-break/><text:span text:style-name="CharStyle12"><text:span text:style-name="T45">velenie.</text:span></text:span></text:p>
        <text:p text:style-name="P32"><text:span text:style-name="CharStyle12"><text:span text:style-name="T45">Chorý zastonal teraz boľastne. Viola znovu pokúsila sa uspokojiť myseľ chorého, ale m</text:span></text:span><text:span text:style-name="CharStyle12"><text:span text:style-name="T18">a</text:span></text:span><text:span text:style-name="CharStyle12"><text:span text:style-name="T45">rne. Imrich pristúpil teraz ku nemu, ten s radosťou chopil sa jeho ruky a potom Violine</text:span></text:span><text:span text:style-name="CharStyle12"><text:span text:style-name="T1">j;</text:span></text:span><text:span text:style-name="CharStyle12"><text:span text:style-name="T45"> pozeral na nich prosebným pohľadom očí dakedy tak krásnych, že málo kto vedel uniknuť j</text:span></text:span><text:span text:style-name="CharStyle12"><text:span text:style-name="T18">í</text:span></text:span><text:span text:style-name="CharStyle12"><text:span text:style-name="T45">ch živej, výmluvnej reči...</text:span></text:span></text:p>
        <text:p text:style-name="P32"><text:span text:style-name="CharStyle12"><text:span text:style-name="T45">No Viola ten pohľad nevidel</text:span></text:span><text:span text:style-name="CharStyle12"><text:span text:style-name="T1">a</text:span></text:span><text:span text:style-name="CharStyle12"><text:span text:style-name="T45">; so stiahnutými pernami, s odvrátenou tvárou, len naoko povoľná žiadosti tútora, nevidela, že Imrich s výrazom slávnostným pohliadnul na ňu; len cítila, že jej ruku vzal do ruky svojej teplej, mäkkej a počul</text:span></text:span><text:span text:style-name="CharStyle12"><text:span text:style-name="T1">a</text:span></text:span><text:span text:style-name="CharStyle12"><text:span text:style-name="T45">:</text:span></text:span></text:p>
        <text:p text:style-name="P32"><text:span text:style-name="CharStyle12"><text:span text:style-name="T1">„</text:span></text:span><text:span text:style-name="CharStyle12"><text:span text:style-name="T18">Č</text:span></text:span><text:span text:style-name="CharStyle12"><text:span text:style-name="T45">i tak myslíš, otče? tak?“</text:span></text:span></text:p>
        <text:p text:style-name="P32"><text:span text:style-name="CharStyle12"><text:span text:style-name="T45">Radostný smiech bol odvetou tohoto.</text:span></text:span></text:p>
        <text:p text:style-name="P32"><text:span text:style-name="CharStyle12"><text:span text:style-name="T45">Skoro za tým zatvorily sa oči unaveného nemocného ku spánku. Viola vytiahla si ruku z Imrichovej, odišla do prednej izby, kde prichystala niečo k občerstveniu a horiacu sviecu pre Imricha; on ju nasledoval.</text:span></text:span></text:p>
        <text:p text:style-name="P32"><text:span text:style-name="CharStyle12"><text:span text:style-name="T1">„</text:span></text:span><text:span text:style-name="CharStyle12"><text:span text:style-name="T45">Ako sa to len stal</text:span></text:span><text:span text:style-name="CharStyle12"><text:span text:style-name="T1">o</text:span></text:span><text:span text:style-name="CharStyle12"><text:span text:style-name="T45">?“ zpýtal sa jej, aby prerušil mlčanie, ktoré len dýchanie Krchule a chorého oživovalo.</text:span></text:span></text:p>
        <text:p text:style-name="P32"><text:span text:style-name="CharStyle12"><text:span text:style-name="T45">„On bol odišiel do čítacieho spolku a ako sa lekár pozdejšie dozvedel, mal nejakú hádku s jedným pánom; ale už predtým žaloval sa na akési ťaženie vo všetkých údoch; hovoril doma, že ide sa preísť, nakukne k lekárovi, s ktorým sa poradí, čo ale nespravil.“</text:span></text:span></text:p>
        <text:p text:style-name="P32"><text:span text:style-name="CharStyle12"><text:span text:style-name="T45">Viola rozprávala toto cele bez prízvuku, akoby hovorila hluchým stenám.</text:span></text:span></text:p>
        <text:p text:style-name="P32"><text:soft-page-break/><text:span text:style-name="CharStyle12"><text:span text:style-name="T45">„Pred večerom toho dna prišiel s veľkým namáhaním domov a klesol na stoličku, — odtedy i pamäť i reč ho opustil</text:span></text:span><text:span text:style-name="CharStyle12"><text:span text:style-name="T1">a</text:span></text:span><text:span text:style-name="CharStyle12"><text:span text:style-name="T45">; jediné, prvé a niečo srozumite</text:span></text:span><text:span text:style-name="CharStyle12"><text:span text:style-name="T18">ľ</text:span></text:span><text:span text:style-name="CharStyle12"><text:span text:style-name="T45">né slovo vypovedal len pred chvíľkou.“</text:span></text:span></text:p>
        <text:p text:style-name="P32"><text:span text:style-name="CharStyle12"><text:span text:style-name="T1">„L</text:span></text:span><text:span text:style-name="CharStyle12"><text:span text:style-name="T45">ekár mi prísne naložil, aby som bdela nad ním, žeby sa nijakým spôsobom nerozč</text:span></text:span><text:span text:style-name="CharStyle12"><text:span text:style-name="T18">u</text:span></text:span><text:span text:style-name="CharStyle12"><text:span text:style-name="T45">lil, lebo že katastrofa môže nasledovať zápäť za tým.“</text:span></text:span></text:p>
        <text:p text:style-name="P32"><text:span text:style-name="CharStyle12"><text:span text:style-name="T45">Violin hlas predsa zachvel sa, ako dotknutá struna, a tým ztratil na tvrdosti. Odvrátila tvár svoju ešte viac v stranu, a Imrich nemohol sa obrániť pocitu poľutovania nad týmto stvorením.</text:span></text:span></text:p>
        <text:p text:style-name="P32"><text:span text:style-name="CharStyle12"><text:span text:style-name="T1">„</text:span></text:span><text:span text:style-name="CharStyle12"><text:span text:style-name="T45">A vy ste boly jediná, ktorá ste boly pri ňom po celý ten čas?“</text:span></text:span></text:p>
        <text:p text:style-name="P32"><text:span text:style-name="CharStyle12"><text:span text:style-name="T1">„</text:span></text:span><text:span text:style-name="CharStyle12"><text:span text:style-name="T45">Ja som bola práve doma</text:span></text:span><text:span text:style-name="CharStyle12"><text:span text:style-name="T1">“</text:span></text:span><text:span text:style-name="CharStyle12"><text:span text:style-name="T45">, odvetila jednoducho.</text:span></text:span></text:p>
        <text:p text:style-name="P32"><text:span text:style-name="CharStyle12"><text:span text:style-name="T45">„Máme vám tedy mnoho ďakovať!“ riekol Imrich trochu nútene.</text:span></text:span></text:p>
        <text:p text:style-name="P32"><text:span text:style-name="CharStyle12"><text:span text:style-name="T1">„</text:span></text:span><text:span text:style-name="CharStyle12"><text:span text:style-name="T45">Toho nie je treb</text:span></text:span><text:span text:style-name="CharStyle12"><text:span text:style-name="T1">a</text:span></text:span><text:span text:style-name="CharStyle12"><text:span text:style-name="T45">!</text:span></text:span><text:span text:style-name="CharStyle12"><text:span text:style-name="T1">“</text:span></text:span><text:span text:style-name="CharStyle12"><text:span text:style-name="T45"> odpovedala ona.</text:span></text:span></text:p>
        <text:p text:style-name="P32"><text:span text:style-name="CharStyle12"><text:span text:style-name="T45">Imro vzal sviečku a chcel sa vzdialiť.</text:span></text:span></text:p>
        <text:p text:style-name="P32"><text:span text:style-name="CharStyle12"><text:span text:style-name="T1">„</text:span></text:span><text:span text:style-name="CharStyle12"><text:span text:style-name="T45">A kde Emuša?“</text:span></text:span></text:p>
        <text:p text:style-name="P35"><text:span text:style-name="CharStyle12"><text:span text:style-name="T1">„</text:span></text:span><text:span text:style-name="CharStyle12"><text:span text:style-name="T45">Spí tu v izbe; nechcela zaspať, no sen ju premohol.</text:span></text:span><text:span text:style-name="CharStyle12"><text:span text:style-name="T1">“</text:span></text:span></text:p>
        <text:p text:style-name="P45"><text:span text:style-name="CharStyle12"><text:span text:style-name="T45">Imrich odišiel ku malej sestričke, sohnul sa nad ňou, pozeral nežne na ňu a bozkal jej zohriato líčko. Emuška sa zmrvila a riekla zo spania:</text:span></text:span></text:p>
        <text:p text:style-name="P32"><text:span text:style-name="CharStyle12"><text:span text:style-name="T45">„</text:span></text:span><text:span text:style-name="CharStyle12"><text:span text:style-name="T1">V</text:span></text:span><text:span text:style-name="CharStyle12"><text:span text:style-name="T45">iola, ach prosím ťa, neposielaj ma spať“, — potom zase klesla nazpät do podúšok.</text:span></text:span></text:p>
        <text:p text:style-name="P32"><text:span text:style-name="CharStyle12"><text:span text:style-name="T45">Teraz už vzďaľoval sa skutočne Imric</text:span></text:span><text:span text:style-name="CharStyle12"><text:span text:style-name="T1">h</text:span></text:span><text:span text:style-name="CharStyle12"><text:span text:style-name="T45">; prv ale pozrel ešte na spiaceho otca, potom obrátil sa k Viole a riekol s chladnou prosbou:</text:span></text:span></text:p>
        <text:p text:style-name="P32"><text:soft-page-break/><text:span text:style-name="CharStyle12"><text:span text:style-name="T1">„R</text:span></text:span><text:span text:style-name="CharStyle12"><text:span text:style-name="T45">áčte ma dať zavolať, </text:span></text:span><text:span text:style-name="CharStyle12"><text:span text:style-name="T1">je</text:span></text:span><text:span text:style-name="CharStyle12"><text:span text:style-name="T45">stliby...“</text:span></text:span></text:p>
        <text:p text:style-name="P32"><text:span text:style-name="CharStyle12"><text:span text:style-name="T45">„Úfa</text:span></text:span><text:span text:style-name="CharStyle12"><text:span text:style-name="T61">m</text:span></text:span><text:span text:style-name="CharStyle12"><text:span text:style-name="T45"> sa, že toho nebude treba.“</text:span></text:span></text:p>
        <text:p text:style-name="P32"><text:span text:style-name="CharStyle12"><text:span text:style-name="T1">„</text:span></text:span><text:span text:style-name="CharStyle12"><text:span text:style-name="T45">Tak tedy dobrú noc!“</text:span></text:span></text:p>
        <text:p text:style-name="P32"><text:span text:style-name="CharStyle12"><text:span text:style-name="T45">„</text:span></text:span><text:span text:style-name="CharStyle12"><text:span text:style-name="T1">D</text:span></text:span><text:span text:style-name="CharStyle12"><text:span text:style-name="T45">obrú noc!“ odvetila deva, ešte vždy akoby nie živému človeku vravela.</text:span></text:span></text:p>
        <text:p text:style-name="P32"><text:span text:style-name="CharStyle12"><text:span text:style-name="T45">Už teraz nebudila Krchuľu, nech spí i ďale</text:span></text:span><text:span text:style-name="CharStyle12"><text:span text:style-name="T1">j</text:span></text:span><text:span text:style-name="CharStyle12"><text:span text:style-name="T45">, keď ju neodmenila vtedy, keď toho najviacej bolo treba. Veď ona by teraz i tak nemohla zaspať, v dojmoch, aké posledne dorážaly na ňu. Už tri roky, čo tu býva; ešte niečo vyše roka </text:span></text:span><text:span text:style-name="CharStyle12"><text:span text:style-name="T1">—</text:span></text:span><text:span text:style-name="CharStyle12"><text:span text:style-name="T45"> a bude svobodnou. Rozkošná myšlienk</text:span></text:span><text:span text:style-name="CharStyle12"><text:span text:style-name="T1">a</text:span></text:span><text:span text:style-name="CharStyle12"><text:span text:style-name="T45">! </text:span></text:span><text:span text:style-name="CharStyle12"><text:span text:style-name="T1">Sv</text:span></text:span><text:span text:style-name="CharStyle12"><text:span text:style-name="T45">obodná, zbavená sľubu, slova, ktoré ju viaže na dom tento, k ľuďom, ktorí rovne tak bránia sa týchto pút, ktorí pre ňu žijú len v ľahostajnom spomnení, — potom môže obrátiť sa, kam chce!</text:span></text:span></text:p>
        <text:p text:style-name="P3"><text:span text:style-name="CharStyle17"><text:span text:style-name="T79"/></text:span></text:p>
        <text:p text:style-name="P32"><text:span text:style-name="CharStyle12"><text:span text:style-name="T45">Imricha, vzdor telesnému unaveniu, minul odpočinok. Všakové myšlienky prekážaly mu mier a rovnováhu mysle, ktorá je potrebná, aby mohol človek zaspať. Pozde zaspal v svojej starodávnej, známej izbe; i vtedy budily ho nepokojné sny. Zdalo sa mu, že otec umiera s hrozbou na tvári, s kliatbou na rtoch a v srdci; mienil videť Violinu hroziv</text:span></text:span><text:span text:style-name="CharStyle12"><text:span text:style-name="T19">e</text:span></text:span><text:span text:style-name="CharStyle12"><text:span text:style-name="T45"> vypnutú postavu, zdalo sa mu, že vidí šľahať z jej tmavých očí blesk nenávisti neskrotenej a urputnej, počul slová nesmierite</text:span></text:span><text:span text:style-name="CharStyle12"><text:span text:style-name="T19">ľ</text:span></text:span><text:span text:style-name="CharStyle12"><text:span text:style-name="T45">né. Strhol sa a načúval. Všade ticho; nepokoj nedal mu ale ďalej spať, vstal, obliekol sa a otvoril dvere, vedúce do izby otcovej. I tam ticho, snáď ticho smrti? Lež nie, počuje dýchanie, hlasité chrápanie — ach, </text:span></text:span><text:span text:style-name="CharStyle12"><text:span text:style-name="T1">je</text:span></text:span><text:span text:style-name="CharStyle12"><text:span text:style-name="T45">stli to chrapot k smrti pracujúceho!? Na prstoch priblížil sa Imrich ku posteli chorého </text:span></text:span><text:soft-page-break/><text:span text:style-name="CharStyle12"><text:span text:style-name="T45">a hľa, vidí ho v zdravom, občerstvujúcom spánku; pravou rukou držal pevne ruku Violinu, ktorá sedela u hlavy jeho, opretá o malú kasničku a driemala. </text:span></text:span><text:span text:style-name="CharStyle12"><text:span text:style-name="T1">I</text:span></text:span><text:span text:style-name="CharStyle12"><text:span text:style-name="T45"> ju premohla mdloba — unavená bdením konečne i ona musela sa podať snu. Teraz úsmev zjavil sa na jej tvári, vôkol úst ešte bo</text:span></text:span><text:span text:style-name="CharStyle12"><text:span text:style-name="T1">ľ</text:span></text:span><text:span text:style-name="CharStyle12"><text:span text:style-name="T45">astne stiahnutých — a premenil túto tvár docela. Dosiaľ videl ju Imrich zohyzdenú nedievčenským, silným pocitom, alebo akoby zkamenelú a meravú zatvrdilou ľahostajnosťou, ako práve pred chvíľkou, keď mu rozprávala o nemoci otc</text:span></text:span><text:span text:style-name="CharStyle12"><text:span text:style-name="T1">o</text:span></text:span><text:span text:style-name="CharStyle12"><text:span text:style-name="T45">vej. Teraz usmieva sa, — oj to by sa Imrich mohol staviť, že nesníva sa jej o ňom! Že tam v bočnej uličke malý, viničom ovinutý domec, v ktorom prebývajú milí priateľskí ľudia — o tom nemohol vedieť Imro.</text:span></text:span></text:p>
        <text:p text:style-name="P32"><text:span text:style-name="CharStyle12"><text:span text:style-name="T1">„</text:span></text:span><text:span text:style-name="CharStyle12"><text:span text:style-name="T45">To je </text:span></text:span><text:span text:style-name="CharStyle12"><text:span text:style-name="T1">te</text:span></text:span><text:span text:style-name="CharStyle12"><text:span text:style-name="T45">dy tá, ktorú vyvolil mi otec!“ šeptal teraz. </text:span></text:span><text:span text:style-name="CharStyle12"><text:span text:style-name="T1">A</text:span></text:span><text:span text:style-name="CharStyle12"><text:span text:style-name="T45"> ktorú mi len pred hodinou slávnostne oddal! Vyznať musím, že je nie špatná, ba je zanímavá a mohlo by sa riecť, že i krásna, keby nebola tak meravá. No vzdor tomu </text:span></text:span><text:span text:style-name="CharStyle12"><text:span text:style-name="T1">t</text:span></text:span><text:span text:style-name="CharStyle12"><text:span text:style-name="T45">o nemožno, nemožno! Úfam sa, že ako mi sľúbila, bude mať toľko odvahy sama, a túto obeť odo mňa nepr</text:span></text:span><text:span text:style-name="CharStyle12"><text:span text:style-name="T1">i</text:span></text:span><text:span text:style-name="CharStyle12"><text:span text:style-name="T45">jm</text:span></text:span><text:span text:style-name="CharStyle12"><text:span text:style-name="T1">e</text:span></text:span><text:span text:style-name="CharStyle12"><text:span text:style-name="T45">!</text:span></text:span><text:span text:style-name="CharStyle12"><text:span text:style-name="T1">“</text:span></text:span></text:p>
        <text:p text:style-name="P32"><text:span text:style-name="CharStyle12"><text:span text:style-name="T45">A ako prišiel, tak vrátil sa mladý muž, uspokojený so stavom otca, do svojej izby.</text:span></text:span></text:p>
        <text:p text:style-name="P32"><text:span text:style-name="CharStyle12"><text:span text:style-name="T45">Viola snila ďale</text:span></text:span><text:span text:style-name="CharStyle12"><text:span text:style-name="T1">j</text:span></text:span><text:span text:style-name="CharStyle12"><text:span text:style-name="T45">; snáď zaviedol ju sen do domčeka toho, kde býval Daniel Milock</text:span></text:span><text:span text:style-name="CharStyle12"><text:span text:style-name="T1">ý a j</text:span></text:span><text:span text:style-name="CharStyle12"><text:span text:style-name="T45">eho matka? Snáď mienila sa nachádzať u nich, obsypaná šetrnou láskou a priateľstvom, v rozhovore pútavom, duchaplnom? Kto to zná!</text:span></text:span></text:p>
        <text:p text:style-name="P5"><text:span text:style-name="CharStyle12"><text:span text:style-name="T45"/></text:span></text:p>
        <text:p text:style-name="P20"><text:soft-page-break/><text:span text:style-name="CharStyle12"><text:span text:style-name="T45">2. Daniel Milocký.</text:span></text:span></text:p>
        <text:p text:style-name="P32"><text:span text:style-name="CharStyle12"><text:span text:style-name="T45"/></text:span></text:p>
        <text:p text:style-name="P44"><text:span text:style-name="CharStyle12"><text:span text:style-name="T45">Aký bol počiatok životnej púti Danielovej, keď takým nežným, no presvedčujúcim a preto neodolateľným spôsobom prinútil matku, aby dovolila mu učiť sa, také bolo i ďalšie postupovanie jeho v živote a v školách. Len jeden cieľ tanul mu pred očima, jedna svetlá myšlienka žiarila mu po cestách nerovných, pre mladuškého šuhajka a mladíka často neschodných, cieľ: byť vzdelaným, myšlienka: stať sa farárom!</text:span></text:span></text:p>
        <text:p text:style-name="P32"><text:span text:style-name="CharStyle12"><text:span text:style-name="T45">Od malička zarábal si cvičením slabších spolužiakov potrebné groše, keď mamička ihlou nedovladovala sohnať to na knihy, to na hospodu, to na didaktrá. Pozdejšie učil hudbe, lebo sám bol veľmi nadaný, ako jeho výtečný otec. Týmto spôsobom umožneno bolo jeho napredovanie</text:span></text:span><text:span text:style-name="CharStyle17"><text:span text:style-name="T1"> </text:span></text:span><text:span text:style-name="CharStyle12"><text:span text:style-name="T45">v štúdiách. On bol vždy výtečným žiakom, tichým, ideálne smýš</text:span></text:span><text:span text:style-name="CharStyle12"><text:span text:style-name="T19">ľ</text:span></text:span><text:span text:style-name="CharStyle12"><text:span text:style-name="T45">ajúcim mladíkom a dobrým kamarátom.</text:span></text:span></text:p>
        <text:p text:style-name="P32"><text:span text:style-name="CharStyle12"><text:span text:style-name="T45">Jeho zovňajšok bol v celku veľmi príjemný. Postava bola niečo vyššia strednej veľkosti, tvár pravidelná, niečo pribľadá, oči tmavé, zväčša sklopené, vlasy jeho kaštanovej barvy. </text:span></text:span><text:span text:style-name="CharStyle12"><text:span text:style-name="T62">Č</text:span></text:span><text:span text:style-name="CharStyle12"><text:span text:style-name="T45">o mu ale dodávalo ráz zanímavosti, bol jeho zádumčivý, niečo ro</text:span></text:span><text:span text:style-name="CharStyle12"><text:span text:style-name="T1">jč</text:span></text:span><text:span text:style-name="CharStyle12"><text:span text:style-name="T45">ivý výraz tváre a dobroty plný, trošku elegický úsmev očí. Pohyby ale, zvlášte pohyby jeho rúk, boly veľmi nesmelé, ba možno riecť, neohybné, nemotorné, vyjmúc keď nachodil sa na kancli, v škole a pri klaví</text:span></text:span><text:span text:style-name="CharStyle12"><text:span text:style-name="T1">re. </text:span></text:span><text:span text:style-name="CharStyle12"><text:span text:style-name="T45">Vtedy zmiznul docela náter nejapnosti, vtedy vedel, načo sú mu ruky, a vtedy </text:span></text:span><text:soft-page-break/><text:span text:style-name="CharStyle12"><text:span text:style-name="T45">žiaril z jeho dobrých očí posvätný oheň nadšenia.</text:span></text:span></text:p>
        <text:p text:style-name="P32"><text:span text:style-name="CharStyle12"><text:span text:style-name="T45">Takého videla ho Viola často u jeho matky a takého naučila sa ho poznať, ctiť a milovať sesterskou láskou.</text:span></text:span></text:p>
        <text:p text:style-name="P32"><text:span text:style-name="CharStyle12"><text:span text:style-name="T45">Pred ňou nebol on neohebným, nesmelým; pre ňu bol výtečným rečníkom a umelcom, no pre ňu bol ešte viac, bol jej trpezlivým učiteľom, od ktorého naučila sa. veľmi mnohému.</text:span></text:span></text:p>
        <text:p text:style-name="P32"><text:span text:style-name="CharStyle12"><text:span text:style-name="T45">Navrátiac sa z Nemecka složil kňazskú zkúšku </text:span></text:span><text:span text:style-name="CharStyle12"><text:span text:style-name="T1">a </text:span></text:span><text:span text:style-name="CharStyle12"><text:span text:style-name="T45">vysvätený bol za kaplána a administrátora v jednej cirkvičke. Tam ale skoro za tým vyvolili si farára a on neprijal stanicu kaplána v ďalekej cirkvi preto, aby nebol tak vzdialený od matky; prišiel domov, kde hneď </text:span></text:span><text:span text:style-name="CharStyle12"><text:span text:style-name="T19">z</text:span></text:span><text:span text:style-name="CharStyle12"><text:span text:style-name="T45">atým dostal miesto učiteľa náboženstva v dievčenskej škole. Mal tedy príležitosť poznať Violu Podhradskú, zprvu čo sirotu poľutovania hodnú, potom devu ušľachtilú, milovania hodnú.</text:span></text:span></text:p>
        <text:p text:style-name="P32"><text:span text:style-name="CharStyle12"><text:span text:style-name="T45">Dosiaľ bol pomer týchto dvoch ľudí z cela nevinný</text:span></text:span><text:span text:style-name="CharStyle12"><text:span text:style-name="T1">: </text:span></text:span><text:span text:style-name="CharStyle12"><text:span text:style-name="T45">pomer brata a sestry. Brata veľmi šetrného, l</text:span></text:span><text:span text:style-name="CharStyle12"><text:span text:style-name="T19">a</text:span></text:span><text:span text:style-name="CharStyle12"><text:span text:style-name="T45">skavého a nesmelého, sestry ostýchavej, no niečo chladnej.</text:span></text:span></text:p>
        <text:p text:style-name="P32"><text:span text:style-name="CharStyle12"><text:span text:style-name="T45">Daniel, keby aj bola zkrsla túžba a vrelší cit oproti Viole v srdci jeho šľachetnom, kojil sa ohľadom budúcnosti tou myšlienkou: keď budem farárom! A o Viole možno riecť, že jej srdce ešte spalo.</text:span></text:span></text:p>
        <text:p text:style-name="P32"><text:span text:style-name="CharStyle12"><text:span text:style-name="T45">Ľúbosť bola u nej citom veľmi zbytočným a nepotrebným; ač málo o tom mys</text:span></text:span><text:span text:style-name="CharStyle12"><text:span text:style-name="T1">l</text:span></text:span><text:span text:style-name="CharStyle12"><text:span text:style-name="T45">ela, no tak aspoň súdila o tom teraz. Veď u nej domin</text:span></text:span><text:span text:style-name="CharStyle12"><text:span text:style-name="T1">ov</text:span></text:span><text:span text:style-name="CharStyle12"><text:span text:style-name="T45">aly silnejšie a vážne</text:span></text:span><text:span text:style-name="CharStyle12"><text:span text:style-name="T1">jš</text:span></text:span><text:span text:style-name="CharStyle12"><text:span text:style-name="T45">ie pohyby duše, než krásny a lúzny sen mladosti: láska.</text:span></text:span></text:p>
        <text:p text:style-name="P32"><text:soft-page-break/><text:span text:style-name="CharStyle12"><text:span text:style-name="T45">„A v tomto ohľade,</text:span></text:span><text:span text:style-name="CharStyle12"><text:span text:style-name="T1">“</text:span></text:span><text:span text:style-name="CharStyle12"><text:span text:style-name="T45"> hovorievala pani Milocká často, „Violka, veľmi si podobná tvojej starej matke. Ako i v zovňajšku máš jej oči, jej postavu, jej formy tváre, tak mnohého máš z nej i v duši. Len chráň sa byť tak urputnou, akou bola — ona!“</text:span></text:span></text:p>
        <text:p text:style-name="P32"><text:span text:style-name="CharStyle12"><text:span text:style-name="T45">Ale reč o láske a o podobnom len vtedy mohla sa rozviesť, keď dostala Viola knihu alebo básne výtečného básnika od Daniela na čítanie. Tu rozprával jej on, čo mienil básnik tým alebo oným dielom povedať, čo chcel dosiahnuť, ako hovoril dojemne k srdciam ľudským. Viola chápala skoro tieto krásne divy a dychtiv</text:span></text:span><text:span text:style-name="CharStyle12"><text:span text:style-name="T19">e</text:span></text:span><text:span text:style-name="CharStyle12"><text:span text:style-name="T45"> učila sa z diel Danielom pre ňu vybraných. </text:span></text:span><text:span text:style-name="CharStyle12"><text:span text:style-name="T62">Č</text:span></text:span><text:span text:style-name="CharStyle12"><text:span text:style-name="T45">o jej on odporúčal čítať, to čítala, čo zatratil on, to nechala i ona stáť, ač často dostalo sa</text:span></text:span><text:span text:style-name="CharStyle12"><text:span text:style-name="T1"> </text:span></text:span><text:span text:style-name="CharStyle12"><text:span text:style-name="T45">jej</text:span></text:span><text:span text:style-name="CharStyle12"><text:span text:style-name="T1"> </text:span></text:span><text:span text:style-name="CharStyle12"><text:span text:style-name="T45">k rukám podobné dielo: zo stolíka v sal</text:span></text:span><text:span text:style-name="CharStyle12"><text:span text:style-name="T19">o</text:span></text:span><text:span text:style-name="CharStyle12"><text:span text:style-name="T45">ne alebo v Hermínkinej knižnici.</text:span></text:span></text:p>
        <text:p text:style-name="P32"><text:span text:style-name="CharStyle12"><text:span text:style-name="T45">Viola bola v ústave moderne vychovaná; vedela všetko, čo mladej dáme vedieť sluší: mala rozhľad v dielach svetových, v dejinách, v literatúre. Poznala zemepis, prírodopis, i lučba, aspoň jedna čiastočka z nej, tiež bola zastúpená, reči, ušľachtilé pohyby tela, niečo hudby, to bol súhrn jej vedomostí. Jej ducha cvičily tam tie úzkoprsé dámy, no srdce jej zostalo nedotknuté, nevzdelané, vyjmúc tých darov, ktoré jej sama príroda v srdiečko vložila a aj tie okaličené boly okolnosťmi a krutými náhodami, tak, že často mienila Viola smutne, že je zlou, bezsrdcou, tvrdou!</text:span></text:span></text:p>
        <text:p text:style-name="P32"><text:span text:style-name="CharStyle12"><text:span text:style-name="T45">No Daniel, jehož srdce bolo vzdelané, ako i od prírody bohat</text:span></text:span><text:span text:style-name="CharStyle12"><text:span text:style-name="T19">e</text:span></text:span><text:span text:style-name="CharStyle12"><text:span text:style-name="T45"> obdarené láskou a milosrdenstvom k spolubratom a sestrám svojim, sdielal jej svoje </text:span></text:span><text:soft-page-break/><text:span text:style-name="CharStyle12"><text:span text:style-name="T45">náhľady a zohrieval pomaly jej cit. Niekedy až ustrnul nad tým, aké zvláštne smutné, nedievčenské náhľady prechováva toto mladé stvorenie a vtedy znovu pokúsil sa smieriť ju s tým, čo ona menovala svetom. Pritom však s potešením badal, že má i mnohé skvelé vlastnosti. My sme ju poznali u umierajúceho otca, u chorého tútora, Veronke, Krchovej a Julovi, tým všetkým bola dobrou, ako i druhým nižším, zvlášte čeľadi na „</text:span></text:span><text:span text:style-name="CharStyle12"><text:span text:style-name="T1">M</text:span></text:span><text:span text:style-name="CharStyle12"><text:span text:style-name="T45">ajer</text:span></text:span><text:span text:style-name="CharStyle12"><text:span text:style-name="T1">i</text:span></text:span><text:span text:style-name="CharStyle12"><text:span text:style-name="T45">“. No čo pravý opak toho, ako opravdová hádanka duše — javila sa u Violy často istá tvrdosť v smýšľaní, nesmierčivosť a neláska k ľudom, jej ináče dosť blízkym.</text:span></text:span></text:p>
        <text:p text:style-name="P32"><text:span text:style-name="CharStyle12"><text:span text:style-name="T45">„Však máte príčinu zúfať si nado mnou?</text:span></text:span><text:span text:style-name="CharStyle12"><text:span text:style-name="T1">“</text:span></text:span><text:span text:style-name="CharStyle12"><text:span text:style-name="T45"> riekla niekdy so smutnou otázkou.</text:span></text:span></text:p>
        <text:p text:style-name="P32"><text:span text:style-name="CharStyle12"><text:span text:style-name="T45">„Zúfať si nad vami?! Nie, ja si nezúfam, ba verím, pevne verím, že vaše srdce je akoby stvorené k nežným, opravdove ženským pohybom. Len nešťastné príhody boly príčinou, že nevyvinuly sa zdarn</text:span></text:span><text:span text:style-name="CharStyle12"><text:span text:style-name="T20">e</text:span></text:span><text:span text:style-name="CharStyle12"><text:span text:style-name="T45">. Ale ja dúfam, že sa to časom zmení; — ach ako rád by som videl sám tú premen</text:span></text:span><text:span text:style-name="CharStyle12"><text:span text:style-name="T1">u</text:span></text:span><text:span text:style-name="CharStyle12"><text:span text:style-name="T45">!</text:span></text:span><text:span text:style-name="CharStyle12"><text:span text:style-name="T1">“</text:span></text:span><text:span text:style-name="CharStyle12"><text:span text:style-name="T45"> vzdychol ako sám pre seba, a jeho matka, ktorá zväčša sedela oproti Viole a šila, pozrela na devu a na syna a pomyslela si so vzdycho</text:span></text:span><text:span text:style-name="CharStyle12"><text:span text:style-name="T1">m</text:span></text:span><text:span text:style-name="CharStyle12"><text:span text:style-name="T45">:</text:span></text:span></text:p>
        <text:p text:style-name="P32"><text:span text:style-name="CharStyle12"><text:span text:style-name="T45">„Len by si potom sám nespadol z nasnívaného tvojho neba, syn mô</text:span></text:span><text:span text:style-name="CharStyle12"><text:span text:style-name="T1">j</text:span></text:span><text:span text:style-name="CharStyle12"><text:span text:style-name="T45">!</text:span></text:span><text:span text:style-name="CharStyle12"><text:span text:style-name="T1">“</text:span></text:span></text:p>
        <text:p text:style-name="P32"><text:span text:style-name="CharStyle12"><text:span text:style-name="T45">No a čo nemohly slová Danielove zcela vykonať, tomu učila Violu jeho hra. To nebola hudba sal</text:span></text:span><text:span text:style-name="CharStyle12"><text:span text:style-name="T20">o</text:span></text:span><text:span text:style-name="CharStyle12"><text:span text:style-name="T45">nna, akú počula od Hermínky s virtuositou prevádzať, ale bola to </text:span></text:span><text:span text:style-name="CharStyle12"><text:span text:style-name="T1">o</text:span></text:span><text:span text:style-name="CharStyle12"><text:span text:style-name="T45">pravdová, skutočne pocítená poesia, odiata v zvuky, lahodiace uchu i srdcu, a skrývala tiež v sebe jednu veľkú a krásnu myšlienku, lenže ju bolo treba rozumeť.</text:span></text:span></text:p>
        <text:p text:style-name="P32"><text:soft-page-break/><text:span text:style-name="CharStyle12"><text:span text:style-name="T45">Často, zvlášte keď Daniela nebolo doma, sadla si Viola ku malému klavíru a hrala Danielove piesne, ale</text:span></text:span><text:span text:style-name="CharStyle12"><text:span text:style-name="T1"> — </text:span></text:span><text:span text:style-name="CharStyle12"><text:span text:style-name="T45">ako sama seba posmievala — s pokusmi malého dieťaťa, ktoré učí sa čítať.</text:span></text:span></text:p>
        <text:p text:style-name="P32"><text:span text:style-name="CharStyle12"><text:span text:style-name="T45">Keď začal Daniel hrať a tie staré vyšúchané klávesy po</text:span></text:span><text:span text:style-name="CharStyle12"><text:span text:style-name="T20">s</text:span></text:span><text:span text:style-name="CharStyle12"><text:span text:style-name="T45">l</text:span></text:span><text:span text:style-name="CharStyle12"><text:span text:style-name="T1">úc</text:span></text:span><text:span text:style-name="CharStyle12"><text:span text:style-name="T45">haly jeho veleniu, začaly hovoriť rečou jasnou, srozumiteľnou, vtedy Viola, uchvátená, zabudla na všetky útrapy, na prebdelé noci u lôžka chorého, na priekory a na chladnosť a ústrky v dome; ona len ťažila zriedkavý ten pôžitok z harm</text:span></text:span><text:span text:style-name="CharStyle12"><text:span text:style-name="T20">o</text:span></text:span><text:span text:style-name="CharStyle12"><text:span text:style-name="T45">nie počutých tonov.</text:span></text:span></text:p>
        <text:p text:style-name="P32"><text:span text:style-name="CharStyle12"><text:span text:style-name="T45">Len vtedy prebrala sa zo snenia, keď Daniel zakončil.</text:span></text:span></text:p>
        <text:p text:style-name="P32"><text:span text:style-name="CharStyle12"><text:span text:style-name="T45">„Keď budem faráro</text:span></text:span><text:span text:style-name="CharStyle12"><text:span text:style-name="T1">m</text:span></text:span><text:span text:style-name="CharStyle12"><text:span text:style-name="T45">!“ zvyknul hovoriť v taký čas a pozrel na Violu dobrotivým pohľadom.</text:span></text:span></text:p>
        <text:p text:style-name="P32"><text:span text:style-name="CharStyle12"><text:span text:style-name="T45">„Keď budem faráro</text:span></text:span><text:span text:style-name="CharStyle12"><text:span text:style-name="T1">m</text:span></text:span><text:span text:style-name="CharStyle12"><text:span text:style-name="T45">!</text:span></text:span><text:span text:style-name="CharStyle12"><text:span text:style-name="T1">“</text:span></text:span><text:span text:style-name="CharStyle12"><text:span text:style-name="T45"> sľuboval mamičke pohodlie a zaslúžený odpočinok.</text:span></text:span></text:p>
        <text:p text:style-name="P32"><text:span text:style-name="CharStyle12"><text:span text:style-name="T45">Jednoho večera prijala Violu matka Danielova s radostným úsmevom.</text:span></text:span></text:p>
        <text:p text:style-name="P32"><text:span text:style-name="CharStyle12"><text:span text:style-name="T1">„P</text:span></text:span><text:span text:style-name="CharStyle12"><text:span text:style-name="T45">omysli si, Vio</text:span></text:span><text:span text:style-name="CharStyle12"><text:span text:style-name="T1">l</text:span></text:span><text:span text:style-name="CharStyle12"><text:span text:style-name="T45">ka, aké skvelé to povolani</text:span></text:span><text:span text:style-name="CharStyle12"><text:span text:style-name="T1">e</text:span></text:span><text:span text:style-name="CharStyle12"><text:span text:style-name="T45">!</text:span></text:span><text:span text:style-name="CharStyle12"><text:span text:style-name="T1">“</text:span></text:span><text:span text:style-name="CharStyle12"><text:span text:style-name="T45"> a rozprávala Viole, že v neďalekej cirkvi staručký farár povolal ho za kaplána a že chce ten starček skoro aj za</text:span></text:span><text:span text:style-name="CharStyle12"><text:span text:style-name="T1">ď</text:span></text:span><text:span text:style-name="CharStyle12"><text:span text:style-name="T45">akovať a konečne že má Daniel skvelé výhľady, byť tam zvoleným za jeho nástupcu. S významným pohľadom pozerala starenka na tvár Violy.</text:span></text:span></text:p>
        <text:p text:style-name="P32"><text:span text:style-name="CharStyle12"><text:span text:style-name="T1">„</text:span></text:span><text:span text:style-name="CharStyle12"><text:span text:style-name="T45">To je krásn</text:span></text:span><text:span text:style-name="CharStyle12"><text:span text:style-name="T1">e</text:span></text:span><text:span text:style-name="CharStyle12"><text:span text:style-name="T45">!“ zvolala Viola živšie, než obyčajne, </text:span></text:span><text:span text:style-name="CharStyle12"><text:span text:style-name="T1">„</text:span></text:span><text:span text:style-name="CharStyle12"><text:span text:style-name="T45">veď pánu Milockému musí každý želať len to najlepši</text:span></text:span><text:span text:style-name="CharStyle12"><text:span text:style-name="T1">e</text:span></text:span><text:span text:style-name="CharStyle12"><text:span text:style-name="T45">!“</text:span></text:span></text:p>
        <text:p text:style-name="P32"><text:span text:style-name="CharStyle12"><text:span text:style-name="T45">„Ale poď dnu, povie ti to on sám; veď dostal už vokátor, poď len!“</text:span></text:span></text:p>
        <text:p text:style-name="P32"><text:span text:style-name="CharStyle12"><text:span text:style-name="T45">Málo slovami sdelil jej Daniel, že dostal skutočne povolanie za kaplána a že </text:span></text:span><text:soft-page-break/><text:span text:style-name="CharStyle12"><text:span text:style-name="T45">hneď zajtrajším dňom chce odísť. Viola, keď vyslovila mu svoje blahoželanie, poprosila ho, aby jej ešte aspoň raz zahral, lebo dnes že potrebuje potechy viac, než inokedy.</text:span></text:span></text:p>
        <text:p text:style-name="P32"><text:span text:style-name="CharStyle12"><text:span text:style-name="T45">Kým hral, Viola mala opretú tvár o ruku a oči zatvorené. Zdalo sa, že je jej myseľ ďaleko, ďaleko odtiaľ; len tie zvuky doznievajú k nej srozumiteľne, iné ale uniklo jej pozornosti docela. Keď zastal, strhla sa deva a Daniel pozrel na ňu i teraz s tým záhadným a podivným úsmevom na tvári, ktorý tlumočil asi to: </text:span></text:span><text:span text:style-name="CharStyle12"><text:span text:style-name="T1">„k</text:span></text:span><text:span text:style-name="CharStyle12"><text:span text:style-name="T45">eď ja budem faráro</text:span></text:span><text:span text:style-name="CharStyle12"><text:span text:style-name="T1">m</text:span></text:span><text:span text:style-name="CharStyle12"><text:span text:style-name="T45">!“</text:span></text:span></text:p>
        <text:p text:style-name="P32"><text:span text:style-name="CharStyle12"><text:span text:style-name="T45">Viola sa vzchopila; temný rumenec polial jej tvár a ona podala Danielovi ruku.</text:span></text:span></text:p>
        <text:p text:style-name="P32"><text:span text:style-name="CharStyle12"><text:span text:style-name="T1">„</text:span></text:span><text:span text:style-name="CharStyle12"><text:span text:style-name="T45">Vďaka vám, vďaka i za tento pôžitok! Vy ste mi dali pokoj nazpät, vy naučili ste ma myslieť, veriť, dúfa</text:span></text:span><text:span text:style-name="CharStyle12"><text:span text:style-name="T1">ť! </text:span></text:span><text:span text:style-name="CharStyle12"><text:span text:style-name="T45">Boh Vám buď vynáhradou!“</text:span></text:span></text:p>
        <text:p text:style-name="P32"><text:span text:style-name="CharStyle12"><text:span text:style-name="T45">Daniel vzal Violinu podávanú ruku, stisknul ju vrelo.</text:span></text:span></text:p>
        <text:p text:style-name="P32"><text:span text:style-name="CharStyle12"><text:span text:style-name="T45">„Nie, vy neďakujte! ja mám čo ďakova</text:span></text:span><text:span text:style-name="CharStyle12"><text:span text:style-name="T1">ť</text:span></text:span><text:span text:style-name="CharStyle12"><text:span text:style-name="T45">!“ zvolal, </text:span></text:span><text:span text:style-name="CharStyle12"><text:span text:style-name="T1">„</text:span></text:span><text:span text:style-name="CharStyle12"><text:span text:style-name="T45">za tie chvíle, plné nepoznanej radosti, ktoré som vo vašej prítomnosti prežil a kde naučil som sa veriť, že i maličká sila, ako je moja, nie je bez ceny!</text:span></text:span><text:span text:style-name="CharStyle12"><text:span text:style-name="T1">“</text:span></text:span></text:p>
        <text:p text:style-name="P32"><text:span text:style-name="CharStyle12"><text:span text:style-name="T45">„Boh Vás sprevádzaj a buď vám podporou na ťažkej púti vaše</text:span></text:span><text:span text:style-name="CharStyle12"><text:span text:style-name="T1">j</text:span></text:span><text:span text:style-name="CharStyle12"><text:span text:style-name="T45">!“ zvolala Viola ešte raz.</text:span></text:span></text:p>
        <text:p text:style-name="P32"><text:span text:style-name="CharStyle12"><text:span text:style-name="T45">„</text:span></text:span><text:span text:style-name="CharStyle12"><text:span text:style-name="T1">P</text:span></text:span><text:span text:style-name="CharStyle12"><text:span text:style-name="T45">ozdravte mi Emušku a povedzte jej, prosím, aby nezapomínala na n</text:span></text:span><text:span text:style-name="CharStyle12"><text:span text:style-name="T20">a</text:span></text:span><text:span text:style-name="CharStyle12"><text:span text:style-name="T45">uky, ktoré som jej dával a aby podržala v pamäti i obraz svojho učiteľ</text:span></text:span><text:span text:style-name="CharStyle12"><text:span text:style-name="T1">a</text:span></text:span><text:span text:style-name="CharStyle12"><text:span text:style-name="T45">!</text:span></text:span><text:span text:style-name="CharStyle12"><text:span text:style-name="T1">“</text:span></text:span></text:p>
        <text:p text:style-name="P32"><text:span text:style-name="CharStyle12"><text:span text:style-name="T45">„</text:span></text:span><text:span text:style-name="CharStyle12"><text:span text:style-name="T1">V</text:span></text:span><text:span text:style-name="CharStyle12"><text:span text:style-name="T45">ykonám vďačne, ba možno, že ešte i sama príde sa rozlúčiť s vam</text:span></text:span><text:span text:style-name="CharStyle12"><text:span text:style-name="T1">i</text:span></text:span><text:span text:style-name="CharStyle12"><text:span text:style-name="T45">! Ešte </text:span></text:span><text:soft-page-break/><text:span text:style-name="CharStyle12"><text:span text:style-name="T45">raz s Boho</text:span></text:span><text:span text:style-name="CharStyle12"><text:span text:style-name="T1">m</text:span></text:span><text:span text:style-name="CharStyle12"><text:span text:style-name="T45">!“ šeptala a opustila izbu. Tam von stretla sa so starenkou, ktorá hladila prádlo a bola celkom rozohriat</text:span></text:span><text:span text:style-name="CharStyle12"><text:span text:style-name="T20">a</text:span></text:span><text:span text:style-name="CharStyle12"><text:span text:style-name="T45">.</text:span></text:span></text:p>
        <text:p text:style-name="P32"><text:span text:style-name="CharStyle12"><text:span text:style-name="T45">„</text:span></text:span><text:span text:style-name="CharStyle12"><text:span text:style-name="T20">Č</text:span></text:span><text:span text:style-name="CharStyle12"><text:span text:style-name="T45">i už ideš, Violka?</text:span></text:span><text:span text:style-name="CharStyle12"><text:span text:style-name="T1">“</text:span></text:span></text:p>
        <text:p text:style-name="P32"><text:span text:style-name="CharStyle12"><text:span text:style-name="T45">„</text:span></text:span><text:span text:style-name="CharStyle12"><text:span text:style-name="T20">Á</text:span></text:span><text:span text:style-name="CharStyle12"><text:span text:style-name="T45">no, myslím, že ma už doma budú hľadať a k tomu </text:span></text:span><text:span text:style-name="CharStyle12"><text:span text:style-name="T1">u</text:span></text:span><text:span text:style-name="CharStyle12"><text:span text:style-name="T45">jec rád má zavčasu svoju večer</text:span></text:span><text:span text:style-name="CharStyle12"><text:span text:style-name="T1">u</text:span></text:span><text:span text:style-name="CharStyle12"><text:span text:style-name="T45">!</text:span></text:span><text:span text:style-name="CharStyle12"><text:span text:style-name="T1">“</text:span></text:span><text:span text:style-name="CharStyle12"><text:span text:style-name="T45"> A odobrala sa. Na altáne Vilinských domu stál Imrich s Hermínkou, dívajúc sa dolu na ňu.</text:span></text:span></text:p>
        <text:p text:style-name="P32"><text:span text:style-name="CharStyle12"><text:span text:style-name="T45">Tam dnu ale v malom domčeku snil veľký ten rojko sen svoj ďalej: „keď budem faráro</text:span></text:span><text:span text:style-name="CharStyle12"><text:span text:style-name="T1">m</text:span></text:span><text:span text:style-name="CharStyle12"><text:span text:style-name="T45">!</text:span></text:span><text:span text:style-name="CharStyle12"><text:span text:style-name="T1">“</text:span></text:span></text:p>
        <text:p text:style-name="P32"><text:span text:style-name="CharStyle12"><text:span text:style-name="T1">„</text:span></text:span><text:span text:style-name="CharStyle12"><text:span text:style-name="T20">Č</text:span></text:span><text:span text:style-name="CharStyle12"><text:span text:style-name="T45">o riekla? Že naučil som ju myslieť, veriť, dúfať? A ľúbiť nie? Či otvorí sa dakedy jej srdce tomuto Božiemu kvietku? Kto rozlúšti túto krásnu hádanku? Komu rozvinie sa jej nedotknuté, čisté srdce k opravdovému cíteniu?</text:span></text:span></text:p>
        <text:p text:style-name="P3"><text:span text:style-name="CharStyle17"><text:span text:style-name="T45"/></text:span></text:p>
        <text:p text:style-name="P9"><text:span text:style-name="CharStyle12"><text:span text:style-name="T45">3. Domáce pôtky.</text:span></text:span></text:p>
        <text:p text:style-name="P32"><text:span text:style-name="CharStyle12"><text:span text:style-name="T45"/></text:span></text:p>
        <text:p text:style-name="P44"><text:span text:style-name="CharStyle12"><text:span text:style-name="T45">Pani Vilinská a Herm</text:span></text:span><text:span text:style-name="CharStyle12"><text:span text:style-name="T21">í</text:span></text:span><text:span text:style-name="CharStyle12"><text:span text:style-name="T45">nka navrátily sa následkom</text:span></text:span><text:span text:style-name="CharStyle12"><text:span text:style-name="T1">, </text:span></text:span><text:span text:style-name="CharStyle12"><text:span text:style-name="T45">telegramu Violinho domov. Cestou v Prahe nakúpily si látky na smútočné šaty a závoje, veď nemožno vedieť, čo</text:span></text:span><text:span text:style-name="CharStyle12"><text:span text:style-name="T1"> </text:span></text:span><text:span text:style-name="CharStyle12"><text:span text:style-name="T45">jich doma očakáva. Medzitým stav nemocného Vilinského</text:span></text:span><text:span text:style-name="CharStyle12"><text:span text:style-name="T1"> </text:span></text:span><text:span text:style-name="CharStyle12"><text:span text:style-name="T45">zlepšil sa natoľko, že predbežne nebolo príčiny obávať sa toho najhoršieho; no ani veľkým nádejam na uzdravenie nemohli sa domáci oddávať. Keď prišla pani domov, vtiahol nový ruch do domu. Zprvu veľmi nariekala nad svojím</text:span></text:span><text:span text:style-name="CharStyle12"><text:span text:style-name="T1"> </text:span></text:span><text:span text:style-name="CharStyle12"><text:span text:style-name="T45">manželom; pozdejšie ale robila Viole výčitky, že jich po daromnici naľakala jej telegramom, keďže nebolo to tak veľmi nebezpečné. K tomu v jej stave a </text:span></text:span><text:soft-page-break/><text:span text:style-name="CharStyle12"><text:span text:style-name="T45">nemoci, každý musí uznať, že </text:span></text:span><text:span text:style-name="CharStyle12"><text:span text:style-name="T22">ľ</text:span></text:span><text:span text:style-name="CharStyle12"><text:span text:style-name="T45">ak jej veľmi škodí.</text:span></text:span></text:p>
        <text:p text:style-name="P32"><text:span text:style-name="CharStyle12"><text:span text:style-name="T45">Hermínka, už cele v</text:span></text:span><text:span text:style-name="CharStyle12"><text:span text:style-name="T1">yr</text:span></text:span><text:span text:style-name="CharStyle12"><text:span text:style-name="T45">astlá bujná a svieža kráska</text:span></text:span><text:span text:style-name="CharStyle12"><text:span text:style-name="T1">,</text:span></text:span><text:span text:style-name="CharStyle12"><text:span text:style-name="T45"> pohybovala sa už docela ako dáma comme il faut. Ani tá politúra zovňajška, ktorú menujú Francúzi chie-om, nechybovala jej. Za to mala mnohé čo karhať a naprávať na Viole a Emuši; prvá prijímala to zcela ľahostajne, druhá zrovn</text:span></text:span><text:span text:style-name="CharStyle12"><text:span text:style-name="T22">a</text:span></text:span><text:span text:style-name="CharStyle12"><text:span text:style-name="T45"> odmietav</text:span></text:span><text:span text:style-name="CharStyle12"><text:span text:style-name="T22">e</text:span></text:span><text:span text:style-name="CharStyle12"><text:span text:style-name="T45"> chovala sa oproti vychova</text:span></text:span><text:span text:style-name="CharStyle12"><text:span text:style-name="T1">te</text:span></text:span><text:span text:style-name="CharStyle12"><text:span text:style-name="T45">ľským pokusom slečny Hermínky, ktorej povaha nebola</text:span></text:span><text:span text:style-name="CharStyle12"><text:span text:style-name="T1"> </text:span></text:span><text:span text:style-name="CharStyle12"><text:span text:style-name="T45">stvorená, aby mala ten vplyv na mladé srdcia, ktorým viedla by jich k poznaniu dobrého.</text:span></text:span></text:p>
        <text:p text:style-name="P32"><text:span text:style-name="CharStyle12"><text:span text:style-name="T45">Hermínka, rozmarná a rozmaznaná tetkou, dovolila si oproti Emuši a Viole veľmi mnoho, no Emuša, ako bola veľmi živá, vášnivá, žalovala to Imr</text:span></text:span><text:span text:style-name="CharStyle12"><text:span text:style-name="T1">ov</text:span></text:span><text:span text:style-name="CharStyle12"><text:span text:style-name="T45">i, čoho sa konečne Hermínka bála; Viola nemala komu sa žalovať. A preto dala Hermínka často pocítiť Viole svoje plané naladenie a jej chovanie sa bolo často plné ostrých, no naoko veľmi nepatrných urážok, ktoré Viola ale vždy pocítila. No nedala to na javo, zatisla pern</text:span></text:span><text:span text:style-name="CharStyle12"><text:span text:style-name="T22">y</text:span></text:span><text:span text:style-name="CharStyle12"><text:span text:style-name="T45">, niečo zbľadla a mlčala. Brániť sa? To jej nenapadlo! Veď čože by samojediná vykonala oproti nim? Všetci sú proti nej. Ba nie všetci, veď tu bol Julo, ten dobrý, starý priateľ!</text:span></text:span></text:p>
        <text:p text:style-name="P32"><text:span text:style-name="CharStyle12"><text:span text:style-name="T45">„Ako sa máš, sestr</text:span></text:span><text:span text:style-name="CharStyle12"><text:span text:style-name="T1">a</text:span></text:span><text:span text:style-name="CharStyle12"><text:span text:style-name="T45">?“ opýtal sa jej, keď prišiel navštíviť otca. „</text:span></text:span><text:span text:style-name="CharStyle12"><text:span text:style-name="T1">D</text:span></text:span><text:span text:style-name="CharStyle12"><text:span text:style-name="T45">obre alebo nebárs! Verím ti to!“</text:span></text:span></text:p>
        <text:p text:style-name="P32"><text:span text:style-name="CharStyle12"><text:span text:style-name="T45">Julo, ač aj niečo vážnejší, bol predsa ešte ten starý; často chodil za Violou, kam ju práca dňa viedla, to do kuchyne k vareniu, to do komory k upratúvaniu, čo zavdalo podnet k mnohému škádleniu. To zase, keď sedela u kresla </text:span></text:span><text:soft-page-break/><text:span text:style-name="CharStyle12"><text:span text:style-name="T45">nemocného tútora, sadol si oproti nej a čítal jej niečo, alebo držal jej bavlnu, ktorú ona svíjala. Pri tom sohnul sa niekedy hlbšie ku nej, než to bolo treba a pohovoril toho mnoho, čomu Vi</text:span></text:span><text:span text:style-name="CharStyle12"><text:span text:style-name="T22">ol</text:span></text:span><text:span text:style-name="CharStyle12"><text:span text:style-name="T45">a, vzdor svojmu veku, nerozumela. Zase rozprával jej o svojej najnovšej láske, o Camille, hrdej a vychýrenej to kráske, od ktorej mal už aj niekoľko lístkov, písaných na voňavom ružovom papieri.</text:span></text:span></text:p>
        <text:p text:style-name="P32"><text:span text:style-name="CharStyle12"><text:span text:style-name="T45">Imrich sa choval oproti Vio</text:span></text:span><text:span text:style-name="CharStyle12"><text:span text:style-name="T1">l</text:span></text:span><text:span text:style-name="CharStyle12"><text:span text:style-name="T45">e vždy rovnako mal vždy pre ňu len zdvorilý, no chladný pozdrav, </text:span></text:span><text:span text:style-name="CharStyle12"><text:span text:style-name="T22">o</text:span></text:span><text:span text:style-name="CharStyle12"><text:span text:style-name="T45">tázku, alebo odpoveď, čo obyčajne bolo nevyhnutne potrebné povedať; ostatne pre neho zdala sa ona nejestvovať, ako on pre ňu. Hermínkine rozmarné poznámky, J</text:span></text:span><text:span text:style-name="CharStyle12"><text:span text:style-name="T22">u</text:span></text:span><text:span text:style-name="CharStyle12"><text:span text:style-name="T45">lov</text:span></text:span><text:span text:style-name="CharStyle12"><text:span text:style-name="T22">e</text:span></text:span><text:span text:style-name="CharStyle12"><text:span text:style-name="T45"> vtipy a dvorenie Viole nechalo ho chladným, on to nevidel, alebo zdal sa nevidieť.</text:span></text:span></text:p>
        <text:p text:style-name="P32"><text:span text:style-name="CharStyle12"><text:span text:style-name="T45">V deň ten, prv než dala s Bohom Danielovi Viola, utrpela viac, než po iné dni. Tetka a Hermínka boly veľmi zlého rozmaru, lebo malá Emka vo výbuchu vášne, keď ju Hermínka škádlila, strhla jednu drahocennú porcelánovú nádobu na kvety, ktorá ihneď rozpadla sa na marné kúsky.</text:span></text:span></text:p>
        <text:p text:style-name="P32"><text:span text:style-name="CharStyle12"><text:span text:style-name="T45">Dievčatko zb</text:span></text:span><text:span text:style-name="CharStyle12"><text:span text:style-name="T1">ľ</text:span></text:span><text:span text:style-name="CharStyle12"><text:span text:style-name="T45">adlo, zastalo a pozeralo na črepy dakedy drahocennej vázy. No keď zdvihlo oči, videlo stáť pred sebou mamu s hrozivým, tvrdým výrazom v očiach.</text:span></text:span></text:p>
        <text:p text:style-name="P32"><text:span text:style-name="CharStyle12"><text:span text:style-name="T1">„N</text:span></text:span><text:span text:style-name="CharStyle12"><text:span text:style-name="T45">epodarená potvor</text:span></text:span><text:span text:style-name="CharStyle12"><text:span text:style-name="T1">a</text:span></text:span><text:span text:style-name="CharStyle12"><text:span text:style-name="T45">!“ zvolala pani pritlumeno na </text:span></text:span><text:span text:style-name="CharStyle12"><text:span text:style-name="T1">d</text:span></text:span><text:span text:style-name="CharStyle12"><text:span text:style-name="T45">ieťa, chytila ho kostnatou pravicou svojou za rameno a odsotila ďaleko odtiaľ.</text:span></text:span></text:p>
        <text:p text:style-name="P32"><text:span text:style-name="CharStyle12"><text:span text:style-name="T45">„</text:span></text:span><text:span text:style-name="CharStyle12"><text:span text:style-name="T1">O</text:span></text:span><text:span text:style-name="CharStyle12"><text:span text:style-name="T45">h, tá krásna váza!“ volala Hermínka — „a to pamiatka z Karlových Varov! Oj, to je neslýchaná nešikovnosť!“</text:span></text:span></text:p>
        <text:p text:style-name="P32"><text:soft-page-break/><text:span text:style-name="CharStyle12"><text:span text:style-name="T45">„A načo si ma hnevala, prečo si ma štípala na tvár </text:span></text:span><text:span text:style-name="CharStyle12"><text:span text:style-name="T1">a</text:span></text:span><text:span text:style-name="CharStyle12"><text:span text:style-name="T45"> rameno? Preč</text:span></text:span><text:span text:style-name="CharStyle12"><text:span text:style-name="T1">o</text:span></text:span><text:span text:style-name="CharStyle12"><text:span text:style-name="T45">?“ volalo dievča so slzami v očiach, ktoré darmo snažilo sa utláčať.</text:span></text:span></text:p>
        <text:p text:style-name="P32"><text:span text:style-name="CharStyle12"><text:span text:style-name="T45">„</text:span></text:span><text:span text:style-name="CharStyle12"><text:span text:style-name="T1">P</text:span></text:span><text:span text:style-name="CharStyle12"><text:span text:style-name="T45">rečo?</text:span></text:span><text:span text:style-name="CharStyle12"><text:span text:style-name="T1">“</text:span></text:span><text:span text:style-name="CharStyle12"><text:span text:style-name="T45"> opakovala Hermínka s posúnkom docela nedôstojným dobre vychovanej slečny. „</text:span></text:span><text:span text:style-name="CharStyle12"><text:span text:style-name="T1">P</text:span></text:span><text:span text:style-name="CharStyle12"><text:span text:style-name="T45">reto, že si malá, zaťatá, škaredá žaba, rovne, ako tvoja Viola, ktorá ti slúži za vzor!“</text:span></text:span></text:p>
        <text:p text:style-name="P32"><text:span text:style-name="CharStyle12"><text:span text:style-name="T1">„</text:span></text:span><text:span text:style-name="CharStyle12"><text:span text:style-name="T45">Ty nič nehovor na Violu!“ zvolalo dievča neohrožene; </text:span></text:span><text:span text:style-name="CharStyle12"><text:span text:style-name="T1">„</text:span></text:span><text:span text:style-name="CharStyle12"><text:span text:style-name="T45">ona je dobrá proti mne, ale ty si nedobrá a ja poviem Imrovi, aby ťa preč posla</text:span></text:span><text:span text:style-name="CharStyle12"><text:span text:style-name="T1">l</text:span></text:span><text:span text:style-name="CharStyle12"><text:span text:style-name="T45">!“</text:span></text:span></text:p>
        <text:p text:style-name="P32"><text:span text:style-name="CharStyle12"><text:span text:style-name="T45">„</text:span></text:span><text:span text:style-name="CharStyle12"><text:span text:style-name="T1">P</text:span></text:span><text:span text:style-name="CharStyle12"><text:span text:style-name="T45">ovedz, ty jašterica; on to neurob</text:span></text:span><text:span text:style-name="CharStyle12"><text:span text:style-name="T1">í</text:span></text:span><text:span text:style-name="CharStyle12"><text:span text:style-name="T45">!“</text:span></text:span></text:p>
        <text:p text:style-name="P32"><text:span text:style-name="CharStyle12"><text:span text:style-name="T45">„</text:span></text:span><text:span text:style-name="CharStyle12"><text:span text:style-name="T1">H</text:span></text:span><text:span text:style-name="CharStyle12"><text:span text:style-name="T45">erma, mierni sa!“ zvolala pani Vilinská a potom obrátila sa k Emuši:</text:span></text:span></text:p>
        <text:p text:style-name="P32"><text:span text:style-name="CharStyle12"><text:span text:style-name="T45">„A teraz pakuj sa zo sal</text:span></text:span><text:span text:style-name="CharStyle12"><text:span text:style-name="T1">ó</text:span></text:span><text:span text:style-name="CharStyle12"><text:span text:style-name="T45">na preč; spávať môžeš vo Violinej izbe, kde sa už i tak len driapeš; </text:span></text:span><text:span text:style-name="CharStyle12"><text:span text:style-name="T1">—</text:span></text:span><text:span text:style-name="CharStyle12"><text:span text:style-name="T45"> von!“ A vzala dieťa za rameno, vysotila ho na chodbu, kde Emka v zlostnom plači sadla si na schody. — Vtedy Imra nebolo doma, ináčej nebolo by sa to stalo a Emka bola by hneď bežala k nemu, sdeliť mu svoj žiaľ. Len Viola stala sa jej dôvernicou a s poľutovaním pohladila hlávku Emkinu.</text:span></text:span></text:p>
        <text:p text:style-name="P32"><text:span text:style-name="CharStyle12"><text:span text:style-name="T45">„Ale teraz už pri tebe budem spávať! Ach, Viola, nepusť ma z tej izbičky, tam je tak ticho, dobre a — Viola — mama ti nám ta veru nepríd</text:span></text:span><text:span text:style-name="CharStyle12"><text:span text:style-name="T1">e</text:span></text:span><text:span text:style-name="CharStyle12"><text:span text:style-name="T45">!“</text:span></text:span></text:p>
        <text:p text:style-name="P32"><text:span text:style-name="CharStyle12"><text:span text:style-name="T1">„</text:span></text:span><text:span text:style-name="CharStyle12"><text:span text:style-name="T23">Č</text:span></text:span><text:span text:style-name="CharStyle12"><text:span text:style-name="T45">i ste vedno, vy svätúšky?“ opýtala sa Hermínka, keď zazrela Emku okolo Violy. </text:span></text:span><text:span text:style-name="CharStyle12"><text:span text:style-name="T1">„</text:span></text:span><text:span text:style-name="CharStyle12"><text:span text:style-name="T45">Veď spolu patríte, lebo veru ešte nevidela som nič tak odporného, ako vaša zaťatá, škaredá tvrdošijnosť!“</text:span></text:span></text:p>
        <text:p text:style-name="P32"><text:span text:style-name="CharStyle12"><text:span text:style-name="T45">Ema chcela odpovedať niečo nie detinského, no Viola zohla sa nad ňu a pošeptala jej:</text:span></text:span></text:p>
        <text:p text:style-name="P32"><text:soft-page-break/><text:span text:style-name="CharStyle12"><text:span text:style-name="T45">„</text:span></text:span><text:span text:style-name="CharStyle12"><text:span text:style-name="T1">N</text:span></text:span><text:span text:style-name="CharStyle12"><text:span text:style-name="T45">echaj, Emuška, veď ona to oľutuj</text:span></text:span><text:span text:style-name="CharStyle12"><text:span text:style-name="T1">e</text:span></text:span><text:span text:style-name="CharStyle12"><text:span text:style-name="T45">!“</text:span></text:span></text:p>
        <text:p text:style-name="P32"><text:span text:style-name="CharStyle12"><text:span text:style-name="T1">„O</text:span></text:span><text:span text:style-name="CharStyle12"><text:span text:style-name="T45">j ty si ešte len z týc</text:span></text:span><text:span text:style-name="CharStyle12"><text:span text:style-name="T1">h</text:span></text:span><text:span text:style-name="CharStyle12"><text:span text:style-name="T45">! Prezriem ťa, prezriem, snáď som tak hlúpa, že nevidím, kam smeruje tvoje lichotenie tejto žab</text:span></text:span><text:span text:style-name="CharStyle12"><text:span text:style-name="T1">e</text:span></text:span><text:span text:style-name="CharStyle12"><text:span text:style-name="T45">! Skrze sestru chceš si nakloniť brat</text:span></text:span><text:span text:style-name="CharStyle12"><text:span text:style-name="T1">a</text:span></text:span><text:span text:style-name="CharStyle12"><text:span text:style-name="T45">!“</text:span></text:span></text:p>
        <text:p text:style-name="P32"><text:span text:style-name="CharStyle12"><text:span text:style-name="T45">Viola zb</text:span></text:span><text:span text:style-name="CharStyle12"><text:span text:style-name="T1">ľ</text:span></text:span><text:span text:style-name="CharStyle12"><text:span text:style-name="T45">adl</text:span></text:span><text:span text:style-name="CharStyle12"><text:span text:style-name="T1">a</text:span></text:span><text:span text:style-name="CharStyle12"><text:span text:style-name="T45">; ruka, ktorou držala objatú Emku, stiahla sa kŕčovite a hnevný blesk oživil jej oko.</text:span></text:span></text:p>
        <text:p text:style-name="P32"><text:span text:style-name="CharStyle12"><text:span text:style-name="T1">„O</text:span></text:span><text:span text:style-name="CharStyle12"><text:span text:style-name="T45">j ale si to zcela a skoro z hlavy vybi, lebo z toho, kým som ja tu, nič nebude, nie veru — to môžeš vedieť, lebo Imrovi si ničím, — ešte menej, pre neho docela nejestvuješ! Zachovaj si to, dievčatko — a nenaper si to viac do tvojej tvrdej hlávk</text:span></text:span><text:span text:style-name="CharStyle12"><text:span text:style-name="T1">y</text:span></text:span><text:span text:style-name="CharStyle12"><text:span text:style-name="T45">!“ S tým pozrela ešte raz na Violu a chvejúce sa dieťa a odišla. Emka pustila Violu a pozrela na ňu. „Čo ti to povedala, Viola?</text:span></text:span><text:span text:style-name="CharStyle12"><text:span text:style-name="T1">“</text:span></text:span></text:p>
        <text:p text:style-name="P32"><text:span text:style-name="CharStyle12"><text:span text:style-name="T45">„Nič, dieťa, hlúposti! Zabudni na to, vieš milé die</text:span></text:span><text:span text:style-name="CharStyle12"><text:span text:style-name="T1">ť</text:span></text:span><text:span text:style-name="CharStyle12"><text:span text:style-name="T45">atko, nepovedz to nikomu, v</text:span></text:span><text:span text:style-name="CharStyle12"><text:span text:style-name="T1">š</text:span></text:span><text:span text:style-name="CharStyle12"><text:span text:style-name="T45">ak ver poslúchneš, Emča?“</text:span></text:span></text:p>
        <text:p text:style-name="P32"><text:span text:style-name="CharStyle12"><text:span text:style-name="T45">„Ale ani Imr</text:span></text:span><text:span text:style-name="CharStyle12"><text:span text:style-name="T1">ov</text:span></text:span><text:span text:style-name="CharStyle12"><text:span text:style-name="T45">i? Veď akoby som tomu nepovedala? On jim potom musí pohroziť; ach keby len skoro prišiel domo</text:span></text:span><text:span text:style-name="CharStyle12"><text:span text:style-name="T1">v</text:span></text:span><text:span text:style-name="CharStyle12"><text:span text:style-name="T45">!</text:span></text:span><text:span text:style-name="CharStyle12"><text:span text:style-name="T1"> </text:span></text:span><text:span text:style-name="CharStyle12"><text:span text:style-name="T45">Ja sa u</text:span></text:span><text:span text:style-name="CharStyle12"><text:span text:style-name="T63">ž</text:span></text:span><text:span text:style-name="CharStyle12"><text:span text:style-name="T45"> bojím bez Imra, a</text:span></text:span><text:span text:style-name="CharStyle12"><text:span text:style-name="T1">“</text:span></text:span><text:span text:style-name="CharStyle12"><text:span text:style-name="T45"> — </text:span></text:span><text:span text:style-name="CharStyle12"><text:span text:style-name="T42">Vi</text:span></text:span><text:span text:style-name="CharStyle12"><text:span text:style-name="T43">ol</text:span></text:span><text:span text:style-name="CharStyle12"><text:span text:style-name="T41">a</text:span></text:span><text:span text:style-name="CharStyle12"><text:span text:style-name="T43"> </text:span></text:span><text:span text:style-name="CharStyle12"><text:span text:style-name="T45">pri tom obzrela sa bojazlivo </text:span></text:span><text:span text:style-name="CharStyle12"><text:span text:style-name="T1">—</text:span></text:span><text:span text:style-name="CharStyle12"><text:span text:style-name="T45"> „ja mamu nechcem viac, </text:span></text:span><text:span text:style-name="CharStyle12"><text:span text:style-name="T1">n</text:span></text:span><text:span text:style-name="CharStyle12"><text:span text:style-name="T45">ie, ja ju nemám rada!</text:span></text:span><text:span text:style-name="CharStyle12"><text:span text:style-name="T1">“</text:span></text:span></text:p>
        <text:p text:style-name="P32"><text:span text:style-name="CharStyle12"><text:span text:style-name="T45">„To by bolo! Ty musíš mamu milovať, ona ti len dobre chce, keď ťa aj tresc</text:span></text:span><text:span text:style-name="CharStyle12"><text:span text:style-name="T1">e</text:span></text:span><text:span text:style-name="CharStyle12"><text:span text:style-name="T45">!“</text:span></text:span></text:p>
        <text:p text:style-name="P32"><text:span text:style-name="CharStyle12"><text:span text:style-name="T45">„A či je to dobre, keď ťa tak stisne, ako do kliešťov, že ma aj teraz bolí, Viola </text:span></text:span><text:span text:style-name="CharStyle12"><text:span text:style-name="T1">—</text:span></text:span><text:span text:style-name="CharStyle12"><text:span text:style-name="T45"> ach počuj, ona mi je len predsa macocho</text:span></text:span><text:span text:style-name="CharStyle12"><text:span text:style-name="T1">u</text:span></text:span><text:span text:style-name="CharStyle12"><text:span text:style-name="T45">!</text:span></text:span><text:span text:style-name="CharStyle12"><text:span text:style-name="T1">“</text:span></text:span></text:p>
        <text:p text:style-name="P32"><text:soft-page-break/><text:span text:style-name="CharStyle12"><text:span text:style-name="T45">„Emka!“ zvolala Viola s nemalým zhrozením, „kto ti to povedal?“</text:span></text:span></text:p>
        <text:p text:style-name="P32"><text:span text:style-name="CharStyle12"><text:span text:style-name="T45">„Oj</text:span></text:span><text:span text:style-name="CharStyle12"><text:span text:style-name="T1">,</text:span></text:span><text:span text:style-name="CharStyle12"><text:span text:style-name="T45"> vravia to všetci ľudia, i dievčatá na ulici a v škole. A potom veď viem aj z povestí, že macochy nie sú dobr</text:span></text:span><text:span text:style-name="CharStyle12"><text:span text:style-name="T1">é</text:span></text:span><text:span text:style-name="CharStyle12"><text:span text:style-name="T45">!“</text:span></text:span></text:p>
        <text:p text:style-name="P32"><text:span text:style-name="CharStyle12"><text:span text:style-name="T45">„To nesmie</text:span></text:span><text:span text:style-name="CharStyle12"><text:span text:style-name="T63">š</text:span></text:span><text:span text:style-name="CharStyle12"><text:span text:style-name="T45"> viac hovoriť, ani myslieť! A čo v povesťach stojí, to nie je všetko pravda, veď to azda vieš!“</text:span></text:span></text:p>
        <text:p text:style-name="P32"><text:span text:style-name="CharStyle12"><text:span text:style-name="T45">„To viem, že keď o strygách a ježibabách stojí, že tých nieto, ale o macochác</text:span></text:span><text:span text:style-name="CharStyle12"><text:span text:style-name="T1">h</text:span></text:span><text:span text:style-name="CharStyle12"><text:span text:style-name="T45">!“</text:span></text:span></text:p>
        <text:p text:style-name="P32"><text:span text:style-name="CharStyle12"><text:span text:style-name="T45">„Dosť, Emuška, to viacej nepovedz pred nikým. Veď tvoja mama ti bola dosiaľ dobrou a ošetrovala ťa ako najlepšie, vieš, že si bola často chorá za mlad</text:span></text:span><text:span text:style-name="CharStyle12"><text:span text:style-name="T63">y</text:span></text:span><text:span text:style-name="CharStyle12"><text:span text:style-name="T45">?“</text:span></text:span></text:p>
        <text:p text:style-name="P32"><text:span text:style-name="CharStyle12"><text:span text:style-name="T45">Dieťa sklonilo hlávku a rozmýšľalo. Za chvíľku potom zvolalo zase:</text:span></text:span></text:p>
        <text:p text:style-name="P32"><text:span text:style-name="CharStyle12"><text:span text:style-name="T1">„</text:span></text:span><text:span text:style-name="CharStyle12"><text:span text:style-name="T45">Veď je pravda, ale je predsa len najlepšie, keď každému dieťaťu len jeho mamička žije!</text:span></text:span><text:span text:style-name="CharStyle12"><text:span text:style-name="T1">“</text:span></text:span></text:p>
        <text:p text:style-name="P32"><text:span text:style-name="CharStyle12"><text:span text:style-name="T45">Viola vzdychla. Hej, iste by to ani </text:span></text:span><text:span text:style-name="CharStyle12"><text:span text:style-name="T63">s</text:span></text:span><text:span text:style-name="CharStyle12"><text:span text:style-name="T45"> ňou tak smutne nevyzeralo, keby jej mamička bola žila!</text:span></text:span></text:p>
        <text:p text:style-name="P32"><text:span text:style-name="CharStyle12"><text:span text:style-name="T45">Keď prichádzala domov o</text:span></text:span><text:span text:style-name="CharStyle12"><text:span text:style-name="T1">d</text:span></text:span><text:span text:style-name="CharStyle12"><text:span text:style-name="T45"> Milockých, stál Imrich aj s Hermínkou na altáne a dívali sa dolu do bočnej uličky. Zapadajúce slnko odrážalo sa v oblokoch chodby a v sklenených dveroch a v tom svetle stáli mladí a šťastní títo ľudia. S úsmevom na tvári a v očiach št</text:span></text:span><text:span text:style-name="CharStyle12"><text:span text:style-name="T1">e</text:span></text:span><text:span text:style-name="CharStyle12"><text:span text:style-name="T45">botala Hermínka okolo Imra, s úsmevom načúval o</text:span></text:span><text:span text:style-name="CharStyle12"><text:span text:style-name="T63">n</text:span></text:span><text:span text:style-name="CharStyle12"><text:span text:style-name="T1"> </text:span></text:span><text:span text:style-name="CharStyle12"><text:span text:style-name="T45">jej rozmarným vtipom. Už ani stopa nezdala sa jestvovať po raňajšom výbuchu, milostn</text:span></text:span><text:span text:style-name="CharStyle12"><text:span text:style-name="T23">e</text:span></text:span><text:span text:style-name="CharStyle12"><text:span text:style-name="T45"> rozprávaly tieto ústa teraz tisíce tých zanímavých </text:span></text:span><text:soft-page-break/><text:span text:style-name="CharStyle12"><text:span text:style-name="T45">drobností, ktoré z úst krásnej devy nikdy neunúvajú, ináče ale predsa ost</text:span></text:span><text:span text:style-name="CharStyle12"><text:span text:style-name="T63">á</text:span></text:span><text:span text:style-name="CharStyle12"><text:span text:style-name="T45">vaj</text:span></text:span><text:span text:style-name="CharStyle12"><text:span text:style-name="T63">ú</text:span></text:span><text:span text:style-name="CharStyle12"><text:span text:style-name="T45"> len zan</text:span></text:span><text:span text:style-name="CharStyle12"><text:span text:style-name="T63">í</text:span></text:span><text:span text:style-name="CharStyle12"><text:span text:style-name="T45">mav</text:span></text:span><text:span text:style-name="CharStyle12"><text:span text:style-name="T63">ý</text:span></text:span><text:span text:style-name="CharStyle12"><text:span text:style-name="T45">mi hlúposťami.</text:span></text:span></text:p>
        <text:p text:style-name="P32"><text:span text:style-name="CharStyle12"><text:span text:style-name="T45">Viola prešla cez dvor, počula jích živý rozhovor, strieborný smiech Hermínkin, no nepozrela hore ku mm. S temným výrazom hnevu stiahla obrvy, </text:span></text:span><text:span text:style-name="CharStyle12"><text:span text:style-name="T23">a</text:span></text:span><text:span text:style-name="CharStyle12"><text:span text:style-name="T45">č len teraz prišla od toho, ktorý kázal jej veriť, milovať a </text:span></text:span><text:span text:style-name="CharStyle12"><text:span text:style-name="T1">d</text:span></text:span><text:span text:style-name="CharStyle12"><text:span text:style-name="T45">úfať — a odpustiť!</text:span></text:span></text:p>
        <text:p text:style-name="P32"><text:span text:style-name="CharStyle12"><text:span text:style-name="T45">V prízemnej izbe sedel Julo neďaleko otca, ktorý už na chvíľku opustil posteľ a odpočíval v kresle. Bol ešte povážliv</text:span></text:span><text:span text:style-name="CharStyle12"><text:span text:style-name="T23">e</text:span></text:span><text:span text:style-name="CharStyle12"><text:span text:style-name="T45"> chorý; lekár nevedel určiť možný vývin nemoce, hovoriac, že môže v tomto stave po</text:span></text:span><text:span text:style-name="CharStyle12"><text:span text:style-name="T1">ž</text:span></text:span><text:span text:style-name="CharStyle12"><text:span text:style-name="T45">iť si e</text:span></text:span><text:span text:style-name="CharStyle12"><text:span text:style-name="T1">š</text:span></text:span><text:span text:style-name="CharStyle12"><text:span text:style-name="T45">te niekoľko rokov, no môže už len mesiace alebo týždne — kto to zná! No isté je, že pamäť a reč zcela nebudú mu viac prinavrátené! Tak odkázaný na milosť svojich dom</text:span></text:span><text:span text:style-name="CharStyle12"><text:span text:style-name="T1">á</text:span></text:span><text:span text:style-name="CharStyle12"><text:span text:style-name="T45">cich, musel sa dať ošetrovať, ako malé nevládne dieťa, čo </text:span></text:span><text:span text:style-name="CharStyle12"><text:span text:style-name="T23">n</text:span></text:span><text:span text:style-name="CharStyle12"><text:span text:style-name="T45">a</text:span></text:span><text:span text:style-name="CharStyle12"><text:span text:style-name="T1">j</text:span></text:span><text:span text:style-name="CharStyle12"><text:span text:style-name="T45">radšej prijímal len od Violy. Ona aj znášala to všetko s príkladom odvahou a trpezlivosťou, čo Imrich i Julo obdivovali. Tento posledný jej to aj povedal, zr</text:span></text:span><text:span text:style-name="CharStyle12"><text:span text:style-name="T1">o</text:span></text:span><text:span text:style-name="CharStyle12"><text:span text:style-name="T45">vn</text:span></text:span><text:span text:style-name="CharStyle12"><text:span text:style-name="T23">a</text:span></text:span><text:span text:style-name="CharStyle12"><text:span text:style-name="T45">, ako zvyknul najradšej hovoriť.</text:span></text:span></text:p>
        <text:p text:style-name="P32"><text:span text:style-name="CharStyle12"><text:span text:style-name="T1">I</text:span></text:span><text:span text:style-name="CharStyle12"><text:span text:style-name="T45"> teraz zasmial sa chorý tútor v ústrety Viole:</text:span></text:span></text:p>
        <text:p text:style-name="P32"><text:span text:style-name="CharStyle12"><text:span text:style-name="T1">„</text:span></text:span><text:span text:style-name="CharStyle12"><text:span text:style-name="T45">Ha ha, Ola, ale tu!“ a pri tom ukázal na stolec a na novinky, ktoré ležaly tam pohodené. Ona, verná zvyku svojmu, čítala mu novinky i teraz niekedy, no, možno riecť, že ani desiata čiastka neprišla chorému k jasnému povedomiu, ale jasný, mierny hlas Violy ve</text:span></text:span><text:span text:style-name="CharStyle12"><text:span text:style-name="T1">ľ</text:span></text:span><text:span text:style-name="CharStyle12"><text:span text:style-name="T45">mi dobre účinkoval na choré čuvy Vilinského a pri častejšom pokývnutí hlavy, driemal, zase otvoril oči a zase počúval.</text:span></text:span></text:p>
        <text:p text:style-name="P32"><text:soft-page-break/><text:span text:style-name="CharStyle12"><text:span text:style-name="T45">No ešte aj dnešný večer nemal sa minúť bez strmého výstupu.</text:span></text:span></text:p>
        <text:p text:style-name="P32"><text:span text:style-name="CharStyle12"><text:span text:style-name="T45">Hermínka, veselá a plná ružového rozmaru, vstúpila do izby, kde už sedela Viola s J</text:span></text:span><text:span text:style-name="CharStyle12"><text:span text:style-name="T23">u</text:span></text:span><text:span text:style-name="CharStyle12"><text:span text:style-name="T45">liusom a sh</text:span></text:span><text:span text:style-name="CharStyle12"><text:span text:style-name="T1">ov</text:span></text:span><text:span text:style-name="CharStyle12"><text:span text:style-name="T45">á</text:span></text:span><text:span text:style-name="CharStyle12"><text:span text:style-name="T1">ra</text:span></text:span><text:span text:style-name="CharStyle12"><text:span text:style-name="T45">li sa práve o Danielovi.</text:span></text:span></text:p>
        <text:p text:style-name="P32"><text:span text:style-name="CharStyle12"><text:span text:style-name="T45">„</text:span></text:span><text:span text:style-name="CharStyle12"><text:span text:style-name="T63">Č</text:span></text:span><text:span text:style-name="CharStyle12"><text:span text:style-name="T45">i bolo tklivé lúčenie, čo?“ opýtala sa žartovne.</text:span></text:span></text:p>
        <text:p text:style-name="P32"><text:span text:style-name="CharStyle12"><text:span text:style-name="T45">„</text:span></text:span><text:span text:style-name="CharStyle12"><text:span text:style-name="T1">A</text:span></text:span><text:span text:style-name="CharStyle12"><text:span text:style-name="T45">koby nie</text:span></text:span><text:span text:style-name="CharStyle12"><text:span text:style-name="T1">!</text:span></text:span><text:span text:style-name="CharStyle12"><text:span text:style-name="T45">“ odpovedal na to Julius; „keď niekto lúči sa od jediného priateľa, ktorého má, musí byť to lúčenie žiaľn</text:span></text:span><text:span text:style-name="CharStyle12"><text:span text:style-name="T1">é</text:span></text:span><text:span text:style-name="CharStyle12"><text:span text:style-name="T45">!“</text:span></text:span></text:p>
        <text:p text:style-name="P32"><text:span text:style-name="CharStyle12"><text:span text:style-name="T1">„P</text:span></text:span><text:span text:style-name="CharStyle12"><text:span text:style-name="T45">rečo ale nepokúsiš sa, aby pán Milocký neostal Violiným </text:span></text:span><text:span text:style-name="CharStyle12"><text:span text:style-name="T1">„j</text:span></text:span><text:span text:style-name="CharStyle12"><text:span text:style-name="T45">ediným priateľo</text:span></text:span><text:span text:style-name="CharStyle12"><text:span text:style-name="T1">m“</text:span></text:span><text:span text:style-name="CharStyle12"><text:span text:style-name="T45">! Veď ti voľná cesta — a a zásluha tým väčši</text:span></text:span><text:span text:style-name="CharStyle12"><text:span text:style-name="T1">a</text:span></text:span><text:span text:style-name="CharStyle12"><text:span text:style-name="T45">!</text:span></text:span><text:span text:style-name="CharStyle12"><text:span text:style-name="T1">“</text:span></text:span></text:p>
        <text:p text:style-name="P32"><text:span text:style-name="CharStyle12"><text:span text:style-name="T1">„</text:span></text:span><text:span text:style-name="CharStyle12"><text:span text:style-name="T45">Toho nepotrebn</text:span></text:span><text:span text:style-name="CharStyle12"><text:span text:style-name="T1">e</text:span></text:span><text:span text:style-name="CharStyle12"><text:span text:style-name="T45">, lebo som už jej opravdovým priateľo</text:span></text:span><text:span text:style-name="CharStyle12"><text:span text:style-name="T1">m</text:span></text:span><text:span text:style-name="CharStyle12"><text:span text:style-name="T45">!“</text:span></text:span></text:p>
        <text:p text:style-name="P32"><text:span text:style-name="CharStyle12"><text:span text:style-name="T45">„Tak s</text:span></text:span><text:span text:style-name="CharStyle12"><text:span text:style-name="T1">i</text:span></text:span><text:span text:style-name="CharStyle12"><text:span text:style-name="T45"> na najlepšej ceste, aby sa ujcova žiadosť vyplnila! </text:span></text:span><text:span text:style-name="CharStyle12"><text:span text:style-name="T63">Š</text:span></text:span><text:span text:style-name="CharStyle12"><text:span text:style-name="T45">koda, že ešte nemôžeš sa ženiť!“</text:span></text:span></text:p>
        <text:p text:style-name="P32"><text:span text:style-name="CharStyle12"><text:span text:style-name="T1">„</text:span></text:span><text:span text:style-name="CharStyle12"><text:span text:style-name="T45">Veru škoda! takú ženu, ako je ona, by som aj hockedy nenašiel, ale Viola zaslúžila by viac, než mňa </text:span></text:span><text:span text:style-name="CharStyle12"><text:span text:style-name="T1">l</text:span></text:span><text:span text:style-name="CharStyle12"><text:span text:style-name="T45">edačo!</text:span></text:span><text:span text:style-name="CharStyle12"><text:span text:style-name="T1">“</text:span></text:span></text:p>
        <text:p text:style-name="P32"><text:span text:style-name="CharStyle12"><text:span text:style-name="T1">„A</text:span></text:span><text:span text:style-name="CharStyle12"><text:span text:style-name="T45">spoň si dosť úprimný a uznáš sám, že si ledačo. Ostatne i Viola je nie anjel, to si nemysli, jej povaha složená je zo samej v</text:span></text:span><text:span text:style-name="CharStyle12"><text:span text:style-name="T1">ys</text:span></text:span><text:span text:style-name="CharStyle12"><text:span text:style-name="T45">okomyseľnosti a vzdor</text:span></text:span><text:span text:style-name="CharStyle12"><text:span text:style-name="T1">u</text:span></text:span><text:span text:style-name="CharStyle12"><text:span text:style-name="T45">!</text:span></text:span><text:span text:style-name="CharStyle12"><text:span text:style-name="T1">“</text:span></text:span></text:p>
        <text:p text:style-name="P32"><text:span text:style-name="CharStyle12"><text:span text:style-name="T1">„</text:span></text:span><text:span text:style-name="CharStyle12"><text:span text:style-name="T45">A tvoja zo samej koketterie, falše a malicherných pleták“, odseknul Julo negalantne.</text:span></text:span></text:p>
        <text:p text:style-name="P32"><text:span text:style-name="CharStyle12"><text:span text:style-name="T45">„To odvolá</text:span></text:span><text:span text:style-name="CharStyle12"><text:span text:style-name="T1">š</text:span></text:span><text:span text:style-name="CharStyle12"><text:span text:style-name="T45">!</text:span></text:span><text:span text:style-name="CharStyle12"><text:span text:style-name="T1">“</text:span></text:span><text:span text:style-name="CharStyle12"><text:span text:style-name="T45"> zvolala polo rozhnevaná Hermínka.</text:span></text:span></text:p>
        <text:p text:style-name="P32"><text:span text:style-name="CharStyle12"><text:span text:style-name="T45">„Ale ja nie!“ odvetil Julo rovnodušne. „</text:span></text:span><text:span text:style-name="CharStyle12"><text:span text:style-name="T1">M</text:span></text:span><text:span text:style-name="CharStyle12"><text:span text:style-name="T45">ohla si nevyvolávať to, čo ti nemilé počuť. Len mam</text:span></text:span><text:span text:style-name="CharStyle12"><text:span text:style-name="T1">ľ</text:span></text:span><text:span text:style-name="CharStyle12"><text:span text:style-name="T45">as mohol by neodpovedať na také štipľavé slová, vrhané do </text:span></text:span><text:soft-page-break/><text:span text:style-name="CharStyle12"><text:span text:style-name="T45">tváre bezbrannej devy!“</text:span></text:span></text:p>
        <text:p text:style-name="P32"><text:span text:style-name="CharStyle12"><text:span text:style-name="T45">„</text:span></text:span><text:span text:style-name="CharStyle12"><text:span text:style-name="T1">B</text:span></text:span><text:span text:style-name="CharStyle12"><text:span text:style-name="T45">ezbranná! A či ja snáď zákernícky napádam ju dýkou, alebo jedom, ako na dvore Katharíny z Medicis?</text:span></text:span><text:span text:style-name="CharStyle12"><text:span text:style-name="T1">“</text:span></text:span></text:p>
        <text:p text:style-name="P32"><text:span text:style-name="CharStyle12"><text:span text:style-name="T45">„Tvoj jazýček je obojím, i dýkou i jedo</text:span></text:span><text:span text:style-name="CharStyle12"><text:span text:style-name="T1">m</text:span></text:span><text:span text:style-name="CharStyle12"><text:span text:style-name="T45">!</text:span></text:span><text:span text:style-name="CharStyle12"><text:span text:style-name="T1">“</text:span></text:span></text:p>
        <text:p text:style-name="P32"><text:span text:style-name="CharStyle12"><text:span text:style-name="T1">„</text:span></text:span><text:span text:style-name="CharStyle12"><text:span text:style-name="T45">Zlostní</text:span></text:span><text:span text:style-name="CharStyle12"><text:span text:style-name="T1">k</text:span></text:span><text:span text:style-name="CharStyle12"><text:span text:style-name="T45">!“ zvolala Hermínka teraz už naozaj rozhnevaná. Potom obrátila sa k Imrovi, ktorý stál tu bez slova a díval sa na pôtku túto s pat</text:span></text:span><text:span text:style-name="CharStyle12"><text:span text:style-name="T63">rn</text:span></text:span><text:span text:style-name="CharStyle12"><text:span text:style-name="T45">ou zábavou, vediac, že končí sa to obyčajne smierením, alebo v najhoršom prípade hnevom na pár dní.</text:span></text:span></text:p>
        <text:p text:style-name="P32"><text:span text:style-name="CharStyle12"><text:span text:style-name="T45">„A ty mlčíš a nevezmeš ma do ochrany?</text:span></text:span><text:span text:style-name="CharStyle12"><text:span text:style-name="T1">“</text:span></text:span></text:p>
        <text:p text:style-name="P32"><text:span text:style-name="CharStyle12"><text:span text:style-name="T45">On uklonil sa galantne a riekol:</text:span></text:span></text:p>
        <text:p text:style-name="P32"><text:span text:style-name="CharStyle12"><text:span text:style-name="T1">„H</text:span></text:span><text:span text:style-name="CharStyle12"><text:span text:style-name="T45">ovorí príslovie, tuším nemecké, že čo sa miluje, to sa zvyklo škriepi</text:span></text:span><text:span text:style-name="CharStyle12"><text:span text:style-name="T1">ť</text:span></text:span><text:span text:style-name="CharStyle12"><text:span text:style-name="T45">!“</text:span></text:span></text:p>
        <text:p text:style-name="P32"><text:span text:style-name="CharStyle12"><text:span text:style-name="T45">„A už to nie!“ dotušil Julo.</text:span></text:span></text:p>
        <text:p text:style-name="P32"><text:span text:style-name="CharStyle12"><text:span text:style-name="T45">Hermínka rozmarne sa odvrátila.</text:span></text:span></text:p>
        <text:p text:style-name="P32"><text:span text:style-name="CharStyle12"><text:span text:style-name="T1">„P</text:span></text:span><text:span text:style-name="CharStyle12"><text:span text:style-name="T45">redtým takéto niečo nikdy sa neprihodilo“ — hovorila akoby pre seba; „len od istého času uhniezdil sa</text:span></text:span><text:span text:style-name="CharStyle17"><text:span text:style-name="T45"> </text:span></text:span><text:span text:style-name="CharStyle12"><text:span text:style-name="T45">rozbroj medzi nás,“ </text:span></text:span><text:span text:style-name="CharStyle12"><text:span text:style-name="T1">—</text:span></text:span><text:span text:style-name="CharStyle12"><text:span text:style-name="T45"> pri tom chopila sa knihy, ktorú dostala darom od Imricha a začala čítať, b</text:span></text:span><text:span text:style-name="CharStyle12"><text:span text:style-name="T1">e</text:span></text:span><text:span text:style-name="CharStyle12"><text:span text:style-name="T45">z toho, žeby tekavá myseľ porozumela slovám hlbokoumného básnika. Hnevala sa na svet, na J</text:span></text:span><text:span text:style-name="CharStyle12"><text:span text:style-name="T23">u</text:span></text:span><text:span text:style-name="CharStyle12"><text:span text:style-name="T45">la, na Imricha, že ju nezastal, no zvlášte na Violu, že tak nikdy nedala známku pocíteného bôľa na sebe a že tichým svojím spôsobom i teraz obsluhuje chorého ujca a — všetkých.</text:span></text:span></text:p>
        <text:p text:style-name="P32"><text:span text:style-name="CharStyle12"><text:span text:style-name="T45">Že Viola musela počuť tento rozhovor, bolo isté, veď musela chodiť okolo </text:span></text:span><text:soft-page-break/><text:span text:style-name="CharStyle12"><text:span text:style-name="T45">chorého, no ani jedným pohybom tváre nedala na javo, že rozumela, o čom sa jedná. Imrich, ktorý výnimečne dnes všímnul si jej, pomyslel si:</text:span></text:span></text:p>
        <text:p text:style-name="P32"><text:span text:style-name="CharStyle12"><text:span text:style-name="T45">„Sphinx, záhadná Sphinx!“</text:span></text:span></text:p>
        <text:p text:style-name="P32"><text:span text:style-name="CharStyle12"><text:span text:style-name="T45">Po večeri začal Julo znovu škádliť Hermínku; vyťahoval jej ihlice z pletenia, ktoré práve prácne vtiahla</text:span></text:span><text:span text:style-name="CharStyle12"><text:span text:style-name="T1">,</text:span></text:span><text:span text:style-name="CharStyle12"><text:span text:style-name="T45"> no Hermínka sa mu zlobne odvrátila, pani Vilinská mu pohrozila a chorý v svojej izbe volal:</text:span></text:span></text:p>
        <text:p text:style-name="P32"><text:span text:style-name="CharStyle12"><text:span text:style-name="T1">„</text:span></text:span><text:span text:style-name="CharStyle12"><text:span text:style-name="T45">AIe Ola — tu!“</text:span></text:span></text:p>
        <text:p text:style-name="P32"><text:span text:style-name="CharStyle12"><text:span text:style-name="T45">Pán doktor Lukáč, o ktorom kolovalo verejné tajomstvo, že sa žení, i teraz usilovne navštevoval nemocného. Pri tom nezabudnul sa vždy aj Violy opýtať, či je celkom zdravá, či naskrze nič necíti, žiadno unavenie? Na čo Hermínka vtipne podotkla:</text:span></text:span></text:p>
        <text:p text:style-name="P32"><text:span text:style-name="CharStyle12"><text:span text:style-name="T1">„</text:span></text:span><text:span text:style-name="CharStyle12"><text:span text:style-name="T45">Zdá sa, že pán doktor rád by mal o jednu pacientku viacej.“</text:span></text:span></text:p>
        <text:p text:style-name="P32"><text:span text:style-name="CharStyle12"><text:span text:style-name="T1">„A</text:span></text:span><text:span text:style-name="CharStyle12"><text:span text:style-name="T45">spoň o túto!“ odvetil on úprimne. „Ale slečna Viola nechce ochorieť a dopriať mi tú radosť a zásluhu, aby som ju vylieči</text:span></text:span><text:span text:style-name="CharStyle12"><text:span text:style-name="T1">l</text:span></text:span><text:span text:style-name="CharStyle12"><text:span text:style-name="T45">! Skutočne ani neverím, žeby vaša príroda, slečna Viola, nebola zo železa, lebo čo je mnoho, predsa len je mnoho! Zato ale šetrite sa len predsa lepšie, lebo neviem, ako by to s naším pacientom vyzeralo, keby nebolo vás! Ved len vaša obetovavá opatera vykonala tieto divy u </text:span></text:span><text:span text:style-name="CharStyle12"><text:span text:style-name="T1">n</text:span></text:span><text:span text:style-name="CharStyle12"><text:span text:style-name="T45">eho!“</text:span></text:span></text:p>
        <text:p text:style-name="P32"><text:span text:style-name="CharStyle12"><text:span text:style-name="T45">„Ste veľmi skromn</text:span></text:span><text:span text:style-name="CharStyle12"><text:span text:style-name="T1">ý</text:span></text:span><text:span text:style-name="CharStyle12"><text:span text:style-name="T45">!“ odpovedala Viola na jeho lichotenie.</text:span></text:span></text:p>
        <text:p text:style-name="P32"><text:span text:style-name="CharStyle12"><text:span text:style-name="T45">„</text:span></text:span><text:span text:style-name="CharStyle12"><text:span text:style-name="T1">N</text:span></text:span><text:span text:style-name="CharStyle12"><text:span text:style-name="T45">askrze nie. Vzdor svojej pilnosti neverím, žeby bolo sa mi podarilo liečenie tohoto pádu, keby vás nebolo bývalo.“</text:span></text:span></text:p>
        <text:p text:style-name="P32"><text:soft-page-break/><text:span text:style-name="CharStyle12"><text:span text:style-name="T45">„</text:span></text:span><text:span text:style-name="CharStyle12"><text:span text:style-name="T1">M</text:span></text:span><text:span text:style-name="CharStyle12"><text:span text:style-name="T45">a</text:span></text:span><text:span text:style-name="CharStyle12"><text:span text:style-name="T1">jt</text:span></text:span><text:span text:style-name="CharStyle12"><text:span text:style-name="T45">e sa na pozore, pán dokto</text:span></text:span><text:span text:style-name="CharStyle12"><text:span text:style-name="T1">r</text:span></text:span><text:span text:style-name="CharStyle12"><text:span text:style-name="T45">!</text:span></text:span><text:span text:style-name="CharStyle12"><text:span text:style-name="T1">“</text:span></text:span><text:span text:style-name="CharStyle12"><text:span text:style-name="T45"> zvolala Hermínka škádlive; </text:span></text:span><text:span text:style-name="CharStyle12"><text:span text:style-name="T1">„n</text:span></text:span><text:span text:style-name="CharStyle12"><text:span text:style-name="T45">eviem, čo by slečna Frida povedala na toto vysvedčeni</text:span></text:span><text:span text:style-name="CharStyle12"><text:span text:style-name="T1">e</text:span></text:span><text:span text:style-name="CharStyle12"><text:span text:style-name="T45">!“</text:span></text:span></text:p>
        <text:p text:style-name="P32"><text:span text:style-name="CharStyle12"><text:span text:style-name="T1">„M</text:span></text:span><text:span text:style-name="CharStyle12"><text:span text:style-name="T45">yslím, že nič; jej je to docela ľahostajn</text:span></text:span><text:span text:style-name="CharStyle12"><text:span text:style-name="T1">é</text:span></text:span><text:span text:style-name="CharStyle12"><text:span text:style-name="T45">!“</text:span></text:span></text:p>
        <text:p text:style-name="P32"><text:span text:style-name="CharStyle12"><text:span text:style-name="T1">„N</text:span></text:span><text:span text:style-name="CharStyle12"><text:span text:style-name="T45">emyslím,</text:span></text:span><text:span text:style-name="CharStyle12"><text:span text:style-name="T1"> </text:span></text:span><text:span text:style-name="CharStyle12"><text:span text:style-name="T45">žeby nebola žiarlivo</text:span></text:span><text:span text:style-name="CharStyle12"><text:span text:style-name="T1">u</text:span></text:span><text:span text:style-name="CharStyle12"><text:span text:style-name="T45">“ —</text:span></text:span></text:p>
        <text:p text:style-name="P36"><text:span text:style-name="CharStyle12"><text:span text:style-name="T45">„A keď by aj bola žiarlivou, to by si sama sebe vystavila svedectvo chudoby. A to, dúfam, že sa nestane.</text:span></text:span><text:span text:style-name="CharStyle12"><text:span text:style-name="T64">“</text:span></text:span></text:p>
        <text:p text:style-name="P46"><text:span text:style-name="CharStyle12"><text:span text:style-name="T45">Hermínka zasmiala sa trochu núteno.</text:span></text:span></text:p>
        <text:p text:style-name="P32"><text:span text:style-name="CharStyle12"><text:span text:style-name="T45">„Vy tedy tvrdíte, že poníži tým sám seba každý, kto žiarli alebo pochybuje o vernosti milovaného človeka?“</text:span></text:span></text:p>
        <text:p text:style-name="P32"><text:span text:style-name="CharStyle12"><text:span text:style-name="T45">„</text:span></text:span><text:span text:style-name="CharStyle12"><text:span text:style-name="T1">A</text:span></text:span><text:span text:style-name="CharStyle12"><text:span text:style-name="T45">spoň keď žena alebo milenka žiarli, tak len táto mienka panuje o nej u mňa a rovne smýšľajúcich mužov, — lebo muž, keď žiarli, má zväčša príčinu a právo, žena ale, keď by aj príčinu mala, nemá to posledné.</text:span></text:span><text:span text:style-name="CharStyle12"><text:span text:style-name="T24">“</text:span></text:span></text:p>
        <text:p text:style-name="P32"><text:span text:style-name="CharStyle12"><text:span text:style-name="T45">„Aj, to je hrozné! Doktore, ja začínam ľutovať slečnu Frid</text:span></text:span><text:span text:style-name="CharStyle12"><text:span text:style-name="T1">u</text:span></text:span><text:span text:style-name="CharStyle12"><text:span text:style-name="T45">!</text:span></text:span><text:span text:style-name="CharStyle12"><text:span text:style-name="T1">“</text:span></text:span></text:p>
        <text:p text:style-name="P32"><text:span text:style-name="CharStyle12"><text:span text:style-name="T45">„</text:span></text:span><text:span text:style-name="CharStyle12"><text:span text:style-name="T1">P</text:span></text:span><text:span text:style-name="CharStyle12"><text:span text:style-name="T45">rečo? </text:span></text:span><text:span text:style-name="CharStyle12"><text:span text:style-name="T64">Č</text:span></text:span><text:span text:style-name="CharStyle12"><text:span text:style-name="T45">i vyzerám sťa nejaký tyran alebo ľudožrút?</text:span></text:span><text:span text:style-name="CharStyle12"><text:span text:style-name="T1">“</text:span></text:span></text:p>
        <text:p text:style-name="P32"><text:span text:style-name="CharStyle12"><text:span text:style-name="T45">„Ste hrozne negalantný! A to ešte pred svadbou; čo potom, keď niekoľko rokov od svadby ubudne?“</text:span></text:span></text:p>
        <text:p text:style-name="P32"><text:span text:style-name="CharStyle12"><text:span text:style-name="T45">„</text:span></text:span><text:span text:style-name="CharStyle12"><text:span text:style-name="T1">V</text:span></text:span><text:span text:style-name="CharStyle12"><text:span text:style-name="T45">tedy budeme sa hľadieť potešiť každý svojím spôsobom!</text:span></text:span><text:span text:style-name="CharStyle12"><text:span text:style-name="T1">“</text:span></text:span></text:p>
        <text:p text:style-name="P32"><text:span text:style-name="CharStyle12"><text:span text:style-name="T45">Keď odchodil, bozkal veľmi zdvoril</text:span></text:span><text:span text:style-name="CharStyle12"><text:span text:style-name="T24">e</text:span></text:span><text:span text:style-name="CharStyle12"><text:span text:style-name="T45"> Hermínkinu jemnú rúčku a odporúčal sa do jej zvláštnej priazne i na ďalej.</text:span></text:span></text:p>
        <text:p text:style-name="P32"><text:span text:style-name="CharStyle12"><text:span text:style-name="T1">„</text:span></text:span><text:span text:style-name="CharStyle12"><text:span text:style-name="T45">To je strašný člove</text:span></text:span><text:span text:style-name="CharStyle12"><text:span text:style-name="T1">k</text:span></text:span><text:span text:style-name="CharStyle12"><text:span text:style-name="T45">“, zvolala slečna Hermína, sotva že tento ešte dvere zatvoril.</text:span></text:span></text:p>
        <text:p text:style-name="P32"><text:soft-page-break/><text:span text:style-name="CharStyle12"><text:span text:style-name="T1">„P</text:span></text:span><text:span text:style-name="CharStyle12"><text:span text:style-name="T45">rečo?</text:span></text:span><text:span text:style-name="CharStyle12"><text:span text:style-name="T1">“</text:span></text:span><text:span text:style-name="CharStyle12"><text:span text:style-name="T45"> opýtal sa Julo, ktorý prezeral u obloka jednu starú pušku. </text:span></text:span><text:span text:style-name="CharStyle12"><text:span text:style-name="T1">„V</text:span></text:span><text:span text:style-name="CharStyle12"><text:span text:style-name="T45">eď predsa je veľmi galantný a bozkal ti ruku, ako sa svedč</text:span></text:span><text:span text:style-name="CharStyle12"><text:span text:style-name="T1">í</text:span></text:span><text:span text:style-name="CharStyle12"><text:span text:style-name="T45">!“</text:span></text:span></text:p>
        <text:p text:style-name="P32"><text:span text:style-name="CharStyle12"><text:span text:style-name="T45">„Ale jeho galant</text:span></text:span><text:span text:style-name="CharStyle12"><text:span text:style-name="T24">e</text:span></text:span><text:span text:style-name="CharStyle12"><text:span text:style-name="T45">ria má príchuť blenovú. Nie, to nechutí! Bŕŕ, Bože ma uchovaj od takého muža!</text:span></text:span><text:span text:style-name="CharStyle12"><text:span text:style-name="T1">“</text:span></text:span></text:p>
        <text:p text:style-name="P32"><text:span text:style-name="CharStyle12"><text:span text:style-name="T45">A s tým, nôťac si nejakú pieseňku, opustila izbu a Juliusa. Tento vyčistil flintu a šiel s ňou niekam do poľa. Keď býval doma, trápil Violu ustavičným rozprávaním o svojich plamienkoch a ona vypočula ho dosť trpelive, konajúc svoje práce ďalej. Keď ale videl, že jedna z jeho rozpráv v</text:span></text:span><text:span text:style-name="CharStyle12"><text:span text:style-name="T1">yl</text:span></text:span><text:span text:style-name="CharStyle12"><text:span text:style-name="T45">údila jej úsmev, vtedy potešil sa nemálo a dal tomu výrazu:</text:span></text:span></text:p>
        <text:p text:style-name="P32"><text:span text:style-name="CharStyle12"><text:span text:style-name="T45">„Urrá! bude predsa z teba niečo! Prosím ťa, zasmej sa mi ešte raz! Keby si vedela, aká si vtedy krásna, tak by si nebola taká skúpa s úsmevmi! Na moj’ hriešnu, ako Maco hovorí, ešte by ani Camilla nemohla obstáť pred tvojou krásou! Len nie tak meravo, chladno, dievčatko, prosím ťa, ale sa mi nenahneva</text:span></text:span><text:span text:style-name="CharStyle12"><text:span text:style-name="T1">j</text:span></text:span><text:span text:style-name="CharStyle12"><text:span text:style-name="T45">!</text:span></text:span><text:span text:style-name="CharStyle12"><text:span text:style-name="T1">“</text:span></text:span></text:p>
        <text:p text:style-name="P10"><text:span text:style-name="CharStyle12"><text:span text:style-name="T45"/></text:span></text:p>
        <text:p text:style-name="P23"><text:span text:style-name="CharStyle12"><text:span text:style-name="T45">4. Červený hodbáb.</text:span></text:span></text:p>
        <text:p text:style-name="P32"><text:span text:style-name="CharStyle12"><text:span text:style-name="T45"/></text:span></text:p>
        <text:p text:style-name="P44"><text:span text:style-name="CharStyle12"><text:span text:style-name="T45">Dni sa míňaly a ani Imrovi, ani Julovi nechcelo sa pobrať z domu. Akoby boli obidvaja zabudli, že samov</text:span></text:span><text:span text:style-name="CharStyle12"><text:span text:style-name="T1">yv</text:span></text:span><text:span text:style-name="CharStyle12"><text:span text:style-name="T45">olené povolanie volá jich ďaleko von z domu, tak mlčali o tom, vzdor tomu, že nemoc otcova vzala obrat k lepšiemu, keď aj nie k celkovitému uzdraveniu.</text:span></text:span></text:p>
        <text:p text:style-name="P32"><text:span text:style-name="CharStyle12"><text:span text:style-name="T45">Často chodili mladí ľudia na </text:span></text:span><text:span text:style-name="CharStyle12"><text:span text:style-name="T1">„M</text:span></text:span><text:span text:style-name="CharStyle12"><text:span text:style-name="T45">ajer.“ No tam bývať a dohliadať nechcelo sa </text:span></text:span><text:soft-page-break/><text:span text:style-name="CharStyle12"><text:span text:style-name="T45">ani </text:span></text:span><text:span text:style-name="CharStyle12"><text:span text:style-name="T1">je</text:span></text:span><text:span text:style-name="CharStyle12"><text:span text:style-name="T45">dnomu. Jednoho dňa starý pán rozhodne si žiadal, aby Viola odobrala sa tatam na celý ten čas, kým zbožie n</text:span></text:span><text:span text:style-name="CharStyle12"><text:span text:style-name="T24">a</text:span></text:span><text:span text:style-name="CharStyle12"><text:span text:style-name="T45"> strojoch sa nevymláti a čisté dolu nepozváža. On poznal svojich synov a preto nechcel sa spoľahnúť na nich. Bolo vidno, </text:span></text:span><text:span text:style-name="CharStyle12"><text:span text:style-name="T64">ž</text:span></text:span><text:span text:style-name="CharStyle12"><text:span text:style-name="T45">e ťažko púšťa Violu od seba, no dobrý hospodár zvíťazil nad chorým človekom.</text:span></text:span></text:p>
        <text:p text:style-name="P32"><text:span text:style-name="CharStyle12"><text:span text:style-name="T45">Tak bavila sa Viola už od niekoľkých dní na „</text:span></text:span><text:span text:style-name="CharStyle12"><text:span text:style-name="T1">M</text:span></text:span><text:span text:style-name="CharStyle12"><text:span text:style-name="T45">ajeri“ ku veľkej radosti Krchovej, Veronkinej a Pozora — ktorý posledný tiež patril ku jej tichým zbožňovate</text:span></text:span><text:span text:style-name="CharStyle12"><text:span text:style-name="T1">ľ</text:span></text:span><text:span text:style-name="CharStyle12"><text:span text:style-name="T45">om</text:span></text:span><text:span text:style-name="CharStyle12"><text:span text:style-name="T1">.</text:span></text:span></text:p>
        <text:p text:style-name="P32"><text:span text:style-name="CharStyle12"><text:span text:style-name="T45">Julo chodil častejšie na niekoľko hodín von na </text:span></text:span><text:span text:style-name="CharStyle12"><text:span text:style-name="T1">„M</text:span></text:span><text:span text:style-name="CharStyle12"><text:span text:style-name="T45">aje</text:span></text:span><text:span text:style-name="CharStyle12"><text:span text:style-name="T1">r</text:span></text:span><text:span text:style-name="CharStyle12"><text:span text:style-name="T45">“, Imrich len raz vyviezol sa na kočíku s malou Emkou, ktorá s velikou radosťou obskakovala okolo Violy a nazrela do každého kúta, zpytujúc sa na všetko, čo ešte neznala, známym detinským spôsobom.</text:span></text:span></text:p>
        <text:p text:style-name="P32"><text:span text:style-name="CharStyle12"><text:span text:style-name="T45">Jednoho odpoludnia prišiel Julo k Viole s prosbou:</text:span></text:span></text:p>
        <text:p text:style-name="P32"><text:span text:style-name="CharStyle12"><text:span text:style-name="T45">„</text:span></text:span><text:span text:style-name="CharStyle12"><text:span text:style-name="T1">P</text:span></text:span><text:span text:style-name="CharStyle12"><text:span text:style-name="T45">rosím ťa, daj mi kúsok červeného hodbábu, aby som si udicu pripravil, chcem ti lapiť niekoľko pstrúžikov na večer</text:span></text:span><text:span text:style-name="CharStyle12"><text:span text:style-name="T1">u</text:span></text:span><text:span text:style-name="CharStyle12"><text:span text:style-name="T45">!“</text:span></text:span></text:p>
        <text:p text:style-name="P4"><text:span text:style-name="CharStyle17"><text:span text:style-name="T79">„</text:span></text:span><text:span text:style-name="CharStyle12"><text:span text:style-name="T45">Červený hodbáb? Zelený mám, ale červený neviem, nevie</text:span></text:span><text:span text:style-name="CharStyle12"><text:span text:style-name="T1">m</text:span></text:span><text:span text:style-name="CharStyle12"><text:span text:style-name="T45">!</text:span></text:span><text:span text:style-name="CharStyle12"><text:span text:style-name="T1">“</text:span></text:span></text:p>
        <text:p text:style-name="P32"><text:span text:style-name="CharStyle12"><text:span text:style-name="T1">„P</text:span></text:span><text:span text:style-name="CharStyle12"><text:span text:style-name="T45">ozri, a ratuj ma ním, vidíš že som v núdz</text:span></text:span><text:span text:style-name="CharStyle12"><text:span text:style-name="T1">i</text:span></text:span><text:span text:style-name="CharStyle12"><text:span text:style-name="T45">!“</text:span></text:span></text:p>
        <text:p text:style-name="P32"><text:span text:style-name="CharStyle12"><text:span text:style-name="T45">Viola odišla; Julo ostal pri nájomníkoch. Krátil si čas škádlením týchto zdravých, samorostlých šuhajcov a smial sa s nimi nad svoj</text:span></text:span><text:span text:style-name="CharStyle12"><text:span text:style-name="T25">í</text:span></text:span><text:span text:style-name="CharStyle12"><text:span text:style-name="T45">mi vtipmi ku nemalej nespokojnosti Tiešku, ktorý i teraz chcel ostať verným svojej povahe. Ale dlho nemohol d</text:span></text:span><text:span text:style-name="CharStyle12"><text:span text:style-name="T1">o</text:span></text:span><text:span text:style-name="CharStyle12"><text:span text:style-name="T45">čkať Violu; šiel ju tedy hľadať. V Krchulinej izbe ju našiel </text:span></text:span><text:soft-page-break/><text:span text:style-name="CharStyle12"><text:span text:style-name="T45">na malej truhličke sedieť a hladieť do jednoho pred ňou vystreného papiera. Papier ten bol husto a drobno popísaný, pokrčený a len teraz vystretý, vyhladený. Deva bola tak zahĺbená do čítania, že nezbadala jeho príchod.</text:span></text:span></text:p>
        <text:p text:style-name="P32"><text:span text:style-name="CharStyle12"><text:span text:style-name="T1">„V</text:span></text:span><text:span text:style-name="CharStyle12"><text:span text:style-name="T45">iol</text:span></text:span><text:span text:style-name="CharStyle12"><text:span text:style-name="T1">a</text:span></text:span><text:span text:style-name="CharStyle12"><text:span text:style-name="T45">!“ zvolal Julo udivene, „ja môžem čakať na teba a moje pstrúžiky tiež!“</text:span></text:span></text:p>
        <text:p text:style-name="P32"><text:span text:style-name="CharStyle12"><text:span text:style-name="T45">Ale ke</text:span></text:span><text:span text:style-name="CharStyle12"><text:span text:style-name="T1">ď</text:span></text:span><text:span text:style-name="CharStyle12"><text:span text:style-name="T45"> porela oslovená na neho, zľaknul sa výrazu jej tváre.</text:span></text:span></text:p>
        <text:p text:style-name="P32"><text:span text:style-name="CharStyle12"><text:span text:style-name="T45">„</text:span></text:span><text:span text:style-name="CharStyle12"><text:span text:style-name="T25">Č</text:span></text:span><text:span text:style-name="CharStyle12"><text:span text:style-name="T45">o ti je, Viola, čo sa ti stalo?“</text:span></text:span></text:p>
        <text:p text:style-name="P32"><text:span text:style-name="CharStyle12"><text:span text:style-name="T1">„</text:span></text:span><text:span text:style-name="CharStyle12"><text:span text:style-name="T45">Nič, nič.“</text:span></text:span></text:p>
        <text:p text:style-name="P37"><text:span text:style-name="CharStyle12"><text:span text:style-name="T45">„AIe čo to za list, čo čítaš? čie to písm</text:span></text:span><text:span text:style-name="CharStyle12"><text:span text:style-name="T1">o</text:span></text:span><text:span text:style-name="CharStyle12"><text:span text:style-name="T45">?“</text:span></text:span></text:p>
        <text:p text:style-name="P47"><text:span text:style-name="CharStyle12"><text:span text:style-name="T45">„Mojho otcov</text:span></text:span><text:span text:style-name="CharStyle12"><text:span text:style-name="T1">o</text:span></text:span><text:span text:style-name="CharStyle12"><text:span text:style-name="T45">!</text:span></text:span><text:span text:style-name="CharStyle12"><text:span text:style-name="T1">“</text:span></text:span><text:span text:style-name="CharStyle12"><text:span text:style-name="T45"> odvetila deva mdlo.</text:span></text:span></text:p>
        <text:p text:style-name="P32"><text:span text:style-name="CharStyle12"><text:span text:style-name="T45">„</text:span></text:span><text:span text:style-name="CharStyle12"><text:span text:style-name="T1">T</text:span></text:span><text:span text:style-name="CharStyle12"><text:span text:style-name="T45">vojho otcovo, Viola? ale kedy ti to písal?</text:span></text:span><text:span text:style-name="CharStyle12"><text:span text:style-name="T1">“</text:span></text:span></text:p>
        <text:p text:style-name="P32"><text:span text:style-name="CharStyle12"><text:span text:style-name="T45">„List ten nezneje mne, písaný bol v ten deň, keď</text:span></text:span><text:span text:style-name="CharStyle12"><text:span text:style-name="T1"> — </text:span></text:span><text:span text:style-name="CharStyle12"><text:span text:style-name="T45">keď ho dobili!...“ znela odpoveď z úst bô</text:span></text:span><text:span text:style-name="CharStyle12"><text:span text:style-name="T1">ľ</text:span></text:span><text:span text:style-name="CharStyle12"><text:span text:style-name="T45">astne stiahnutých.</text:span></text:span></text:p>
        <text:p text:style-name="P32"><text:span text:style-name="CharStyle12"><text:span text:style-name="T45">„Ale, dovoľ mi, aby som ho prečíta</text:span></text:span><text:span text:style-name="CharStyle12"><text:span text:style-name="T1">l</text:span></text:span><text:span text:style-name="CharStyle12"><text:span text:style-name="T45">!</text:span></text:span><text:span text:style-name="CharStyle12"><text:span text:style-name="T1">“</text:span></text:span></text:p>
        <text:p text:style-name="P32"><text:span text:style-name="CharStyle12"><text:span text:style-name="T1">„</text:span></text:span><text:span text:style-name="CharStyle12"><text:span text:style-name="T45">Nie, nie! To nemožn</text:span></text:span><text:span text:style-name="CharStyle12"><text:span text:style-name="T1">o</text:span></text:span><text:span text:style-name="CharStyle12"><text:span text:style-name="T45">!</text:span></text:span><text:span text:style-name="CharStyle12"><text:span text:style-name="T1">“</text:span></text:span></text:p>
        <text:p text:style-name="P32"><text:span text:style-name="CharStyle12"><text:span text:style-name="T45">„Ani ja, Viola?</text:span></text:span><text:span text:style-name="CharStyle12"><text:span text:style-name="T1">“</text:span></text:span></text:p>
        <text:p text:style-name="P32"><text:span text:style-name="CharStyle12"><text:span text:style-name="T45">„Ani ty, práve ty nie! Nikto! Keby nebola mi toto tak vzáctna pamiatka po otcovi, vrhla by to na oheň, ale jeho ruka spočinula na kúsku tohto papiera — kým“..</text:span></text:span><text:span text:style-name="CharStyle12"><text:span text:style-name="T1">. </text:span></text:span><text:span text:style-name="CharStyle12"><text:span text:style-name="T45">a deva v zabudnutí pritiskla list ten ku ústam a čelu.</text:span></text:span></text:p>
        <text:p text:style-name="P32"><text:span text:style-name="CharStyle12"><text:span text:style-name="T45">Julius zadivený stál pred ňou; rád by bol vedieť, akým spôsobom súvisi tento iste len privátneho charakteru list s Violiným zmeneným zovňajškom, a prečo ho nechcela dať čítať jemu, práve jemu?</text:span></text:span></text:p>
        <text:p text:style-name="P32"><text:soft-page-break/><text:span text:style-name="CharStyle12"><text:span text:style-name="T26">Z</text:span></text:span><text:span text:style-name="CharStyle12"><text:span text:style-name="T45">atým ale premohla Viola svoje pohnutie; zbožne složila list dovedna a uschovala do šiat; potom podala kúsok červeného a zeleného hodbábu a riekla s patrným premožení</text:span></text:span><text:span text:style-name="CharStyle12"><text:span text:style-name="T1">m</text:span></text:span><text:span text:style-name="CharStyle12"><text:span text:style-name="T45">:</text:span></text:span></text:p>
        <text:p text:style-name="P32"><text:span text:style-name="CharStyle12"><text:span text:style-name="T45">„Tu, Julo, žiadaný hodbáb! A teraz nechaj ma ísť ku mlatco</text:span></text:span><text:span text:style-name="CharStyle12"><text:span text:style-name="T1">m</text:span></text:span><text:span text:style-name="CharStyle12"><text:span text:style-name="T45">!“</text:span></text:span></text:p>
        <text:p text:style-name="P32"><text:span text:style-name="CharStyle12"><text:span text:style-name="T45">„</text:span></text:span><text:span text:style-name="CharStyle12"><text:span text:style-name="T1">C</text:span></text:span><text:span text:style-name="CharStyle12"><text:span text:style-name="T45">hceš sa ma striasť!</text:span></text:span><text:span text:style-name="CharStyle12"><text:span text:style-name="T1">“</text:span></text:span><text:span text:style-name="CharStyle12"><text:span text:style-name="T45"> povedal Julius zamračen</text:span></text:span><text:span text:style-name="CharStyle12"><text:span text:style-name="T1">e</text:span></text:span><text:span text:style-name="CharStyle12"><text:span text:style-name="T45">, „staň sa ti po vôli, hrdá Viol</text:span></text:span><text:span text:style-name="CharStyle12"><text:span text:style-name="T1">a</text:span></text:span><text:span text:style-name="CharStyle12"><text:span text:style-name="T45">!</text:span></text:span><text:span text:style-name="CharStyle12"><text:span text:style-name="T1">“</text:span></text:span><text:span text:style-name="CharStyle12"><text:span text:style-name="T45"> A odšiel.</text:span></text:span></text:p>
        <text:p text:style-name="P32"><text:span text:style-name="CharStyle12"><text:span text:style-name="T45">Viola vydýchla, ešte raz vytiahla list z jeho úkrytu, pokochala sa v ťahoch písma milenej ruky, potom skutočne išla po práci.</text:span></text:span></text:p>
        <text:p text:style-name="P32"><text:span text:style-name="CharStyle12"><text:span text:style-name="T45">Aký súvis mal zmenený výzor Violy s červeným a zeleným hodbábom a tento s listom Podhradského?</text:span></text:span></text:p>
        <text:p text:style-name="P32"><text:span text:style-name="CharStyle12"><text:span text:style-name="T45">Rozpomeňme sa na rozč</text:span></text:span><text:span text:style-name="CharStyle12"><text:span text:style-name="T26">u</text:span></text:span><text:span text:style-name="CharStyle12"><text:span text:style-name="T45">lenie Podhradského v osudný ten deň, keď konečne vypovedali mu veritelia jeho a predstavení hrozili súdom a exekúciou, a na list, ktorý nedokončil a jehož úryvky zdvihla Viola zo zeme, aby navila naň zeleného </text:span></text:span><text:span text:style-name="CharStyle12"><text:span text:style-name="T1">h</text:span></text:span><text:span text:style-name="CharStyle12"><text:span text:style-name="T26">o</text:span></text:span><text:span text:style-name="CharStyle12"><text:span text:style-name="T45">dbábu, ktorým vyšívať mala tobolku pre mileného otca. Vtedy neprečítala list ten, zčiastky, že zvedavosť nikdy nebola vyvinutou slabosťou</text:span></text:span><text:span text:style-name="CharStyle17"><text:span text:style-name="T45"> </text:span></text:span><text:span text:style-name="CharStyle12"><text:span text:style-name="T45">u nej, zčiastky, že neprikladala odhodenému listu väčšej dôležitosti. Prišiel jej pod ruku, i zdvihla ho.</text:span></text:span></text:p>
        <text:p text:style-name="P32"><text:span text:style-name="CharStyle12"><text:span text:style-name="T45">Potom po požiari, ba po strašnej smrti toho, koho deva táto až posia</text:span></text:span><text:span text:style-name="CharStyle12"><text:span text:style-name="T65">ľ</text:span></text:span><text:span text:style-name="CharStyle12"><text:span text:style-name="T45"> jediného vrúcne a s celou náruživosťou silného srdca milovala až k zbož</text:span></text:span><text:span text:style-name="CharStyle12"><text:span text:style-name="T26">n</text:span></text:span><text:span text:style-name="CharStyle12"><text:span text:style-name="T45">ovaniu, vzala si i toto so sebou zo zby</text:span></text:span><text:span text:style-name="CharStyle12"><text:span text:style-name="T1">tkov</text:span></text:span><text:span text:style-name="CharStyle12"><text:span text:style-name="T45"> svojho dakedy tak utešeného, teplého hniez</text:span></text:span><text:span text:style-name="CharStyle12"><text:span text:style-name="T1">ď</text:span></text:span><text:span text:style-name="CharStyle12"><text:span text:style-name="T45">atka. Odtedy a od prvej návštevy na „</text:span></text:span><text:span text:style-name="CharStyle12"><text:span text:style-name="T1">M</text:span></text:span><text:span text:style-name="CharStyle12"><text:span text:style-name="T45">ajer</text:span></text:span><text:span text:style-name="CharStyle12"><text:span text:style-name="T1">i</text:span></text:span><text:span text:style-name="CharStyle12"><text:span text:style-name="T45">“ býval košíček s </text:span></text:span><text:soft-page-break/><text:span text:style-name="CharStyle12"><text:span text:style-name="T45">hodbábom a počatou prácou tu, Krchu</text:span></text:span><text:span text:style-name="CharStyle12"><text:span text:style-name="T26">ľ</text:span></text:span><text:span text:style-name="CharStyle12"><text:span text:style-name="T45">a sa ho nedotkla, držala to ako „</text:span></text:span><text:span text:style-name="CharStyle12"><text:span text:style-name="T1">s</text:span></text:span><text:span text:style-name="CharStyle12"><text:span text:style-name="T45">viatosť</text:span></text:span><text:span text:style-name="CharStyle12"><text:span text:style-name="T1">“</text:span></text:span><text:span text:style-name="CharStyle12"><text:span text:style-name="T45"> a Veronka len so zvedavosťou a zbožne pozerala na vkusuú vyšívačku, ktorú dakedy so smutnými myšlienkami vyňala Viola a pracovala v boľastnom spomínaní a s akousi rozkošou žia</text:span></text:span><text:span text:style-name="CharStyle12"><text:span text:style-name="T1">ľ</text:span></text:span><text:span text:style-name="CharStyle12"><text:span text:style-name="T45">u, ktorému niekedy radi sa dobrovoľne oddávame, </text:span></text:span><text:span text:style-name="CharStyle12"><text:span text:style-name="T65">ď</text:span></text:span><text:span text:style-name="CharStyle12"><text:span text:style-name="T45">alej. Pre koho? Snáď dakedy daruje to Danielovi? Sotva! Od pamiatky tejto sa neodlúči, lebo spojuje ju bezprostredne s otcovou pamiatkou.</text:span></text:span></text:p>
        <text:p text:style-name="P32"><text:span text:style-name="CharStyle12"><text:span text:style-name="T45">Keď Julo prejavil žiadosť, mať červený hodbáb k cieľom rybárskym, vtedy spomenula si Viola na sv</text:span></text:span><text:span text:style-name="CharStyle12"><text:span text:style-name="T1">o</text:span></text:span><text:span text:style-name="CharStyle12"><text:span text:style-name="T45">j košíček a </text:span></text:span><text:span text:style-name="CharStyle12"><text:span text:style-name="T65">o</text:span></text:span><text:span text:style-name="CharStyle12"><text:span text:style-name="T45">chotne chcela mu ním poslúžiť. Divnou náhodou zišiel bol hodbáb tak ďaleko, že už bolo prezrieť papier a jednotlivé slová husto popísaného listu upomínaly tuho na otca. Rozpomenula sa na posledný ten ešte blažený deň v svojom ráji, jedným odhodlaným pohnutím zvila dolu lesklé nitky a pred sebou mala ťahy písma ruky drahej.</text:span></text:span></text:p>
        <text:p text:style-name="P32"><text:span text:style-name="CharStyle12"><text:span text:style-name="T45">List písaný bol na Vilinského, ktorého ale potom Podhradský telegraficky povolal, lebo sa bál, že list minie sa cieľa alebo zdĺhavé mu bude čakanie. Ako vieme,</text:span></text:span><text:span text:style-name="CharStyle17"><text:span text:style-name="T1"> </text:span></text:span><text:span text:style-name="CharStyle12"><text:span text:style-name="T45">chcel i sám odísť do Zanice, no k svojmu nešťastiu zmenil svoj plán.</text:span></text:span></text:p>
        <text:p text:style-name="P32"><text:span text:style-name="CharStyle12"><text:span text:style-name="T45">Dopis znel:</text:span></text:span></text:p>
        <text:p text:style-name="P32"><text:span text:style-name="CharStyle12"><text:span text:style-name="T1">„</text:span></text:span><text:span text:style-name="CharStyle12"><text:span text:style-name="T45">Milý švagre! Dávno tomu, čo neoslovili sme sa týmto názvom; no a ja ešte raz pokúsim sa o to, pozvať ťa menom dávneho, priateľského </text:span></text:span><text:span text:style-name="CharStyle12"><text:span text:style-name="T1">sv</text:span></text:span><text:span text:style-name="CharStyle12"><text:span text:style-name="T45">äzku.</text:span></text:span></text:p>
        <text:p text:style-name="P32"><text:span text:style-name="CharStyle12"><text:span text:style-name="T45">Som na mizine; dnes-zajtrá idú ma exekvovať pre peniaze, ktoré som potrovil. V najväčšom mojom zúfalstve napadlo mi, že medzi nami je ešte nie </text:span></text:span><text:soft-page-break/><text:span text:style-name="CharStyle12"><text:span text:style-name="T45">všetko vyrovnané, no z</text:span></text:span><text:span text:style-name="CharStyle12"><text:span text:style-name="T26">a</text:span></text:span><text:span text:style-name="CharStyle12"><text:span text:style-name="T45">roveň napadlo mi i to, že tento bod, sťa iskra hodená v nakopené horivé látky, roznieti požiar: i medzi nami tento môj list iste zapríčiní pocit nepriaznivý. —- Ale k veci:</text:span></text:span></text:p>
        <text:p text:style-name="P32"><text:span text:style-name="CharStyle12"><text:span text:style-name="T45">Ako znáš, moja prvá žena, vlastná staršia sestra tvojej tiež prvej panej, nezomrela bez testamentu, ako sa tomu tvoja žena a moja milá švagriná tešila; nebohá zanechala po sebe testament notárom správne vystanovený a svedkami podpísaný, a tento testament znel v môj prospech a k m</text:span></text:span><text:span text:style-name="CharStyle12"><text:span text:style-name="T26">o</text:span></text:span><text:span text:style-name="CharStyle12"><text:span text:style-name="T45">jmu nešťastiu nachodil sa v mojich rukách! Že dosiaľ nedomáhal som sa svojho práva, toho príčinu poznáš ty veľmi dobre: nechcel som rušiť dobrý, obstojný pomer medzi nami, vidiac, ako veľmi si potreboval toho dôchodku, ktorý ja mal som ťažiť z majetku zdedeného. Potom aj hrozil si mi pravotou, chcel si napadnúť listinu, hovoriac, že nie je zákonite vystavená — no namyslel si sa inakšie — —</text:span></text:span></text:p>
        <text:p text:style-name="P32"><text:span text:style-name="CharStyle12"><text:span text:style-name="T45">Hľadel si ma uchlácholiť a predostieral si mi k tomu cieľu vždy nejakú summu k zaokrytiu okamžitých potrieb</text:span></text:span><text:span text:style-name="CharStyle17"><text:span text:style-name="T45"> </text:span></text:span><text:span text:style-name="CharStyle12"><text:span text:style-name="T45">mojich. Nie dosť ešte! Keď ja slabúch nechal som ťa vo výhodách, majúc v úmysle, zanechať rodné mesto a zkúsiť šťastie inde, požiadal si ma, aby predal som ti môj dom! Pravda, miesto kúpnej ce</text:span></text:span><text:span text:style-name="CharStyle12"><text:span text:style-name="T1">n</text:span></text:span><text:span text:style-name="CharStyle12"><text:span text:style-name="T45">y oddal si mi dlžobný úpis, ktorý zaviazal si sa vymeniť za niekoľko rokov hotovým grošom. Mal som niečo v hotov</text:span></text:span><text:span text:style-name="CharStyle12"><text:span text:style-name="T1">o</text:span></text:span><text:span text:style-name="CharStyle12"><text:span text:style-name="T45">sti, nechal som ti tvoju vô</text:span></text:span><text:span text:style-name="CharStyle12"><text:span text:style-name="T26">ľ</text:span></text:span><text:span text:style-name="CharStyle12"><text:span text:style-name="T45">u, veď vieš, že vymaniť sa zpod vplyvu tvojho nepodarilo sa mi nikdy!</text:span></text:span></text:p>
        <text:p text:style-name="P32"><text:span text:style-name="CharStyle12"><text:span text:style-name="T45">Kým mi dobre šla hodina, kým kompagnon môj </text:span></text:span><text:span text:style-name="CharStyle12"><text:span text:style-name="T1">s</text:span></text:span><text:span text:style-name="CharStyle12"><text:span text:style-name="T45"> nashromaždeným </text:span></text:span><text:soft-page-break/><text:span text:style-name="CharStyle12"><text:span text:style-name="T45">kapitálom neušiel, — kým nehody nestíhaly ma s konsekventnou vytrvalosťou, medzi ktorými nehodami prvou a najbo</text:span></text:span><text:span text:style-name="CharStyle12"><text:span text:style-name="T28">ľ</text:span></text:span><text:span text:style-name="CharStyle12"><text:span text:style-name="T45">astnejšou bola smrť mojej milovanej Marinky — dotedy nemyslel som valne na úpisy a na správne požiadavky moje. Či si ty myslel na ne a ako, neviem — ač často som si otázku túto predkladal. No ako potreboval som groše, vyhľadal som ťa znovu, — to vieš; — dal si mi zase niečo, zaznačili sme si to obidvaja. No vrcholu dostúpilo naše nečisté paktovanie, keď začali sme sa jednať o našich deťoch! Vieš, že vtedy určili sme jednoho zo synov tvojich pre moju dcéru; — listiny, majetok môj, mal byť Violiným svadobným darom, — jej výbavou — a sedemnásty rok jej veku mal byť určený, aby obznámili sme deti naše o tom a zasnúbili jich! — —</text:span></text:span></text:p>
        <text:p text:style-name="P32"><text:span text:style-name="CharStyle12"><text:span text:style-name="T45">Tak nechal som dospieť nešťastie svoje v najvyšší vrchol. — Nado mnou z</text:span></text:span><text:span text:style-name="CharStyle12"><text:span text:style-name="T28">a</text:span></text:span><text:span text:style-name="CharStyle12"><text:span text:style-name="T45">visl</text:span></text:span><text:span text:style-name="CharStyle12"><text:span text:style-name="T28">a</text:span></text:span><text:span text:style-name="CharStyle12"><text:span text:style-name="T45"> pohroma so všetkými následkami; na mojom dome, vlastne na dome mojej jedinej dcéry, leží dlžoba, hypothekárne zabezpečená; nemám, vyjmúc niekoľko zlatých, ničoho, rýchla pomoc je potrebná a keď si ty nie náklonný naraz uspokojiť požiadavky moje, ba vyplatiť ma docela, musím súdobnou cestou domáhať sa svojho práva. Vieš, že do Zanice bývať nepôjdem, ztade ťa nevyženiem, keď ma ale vyplatíš, opustím domovinu, vyhľadám niekde za morom vlasť novú pre mňa a moje milené, zdarilé dieťa! —</text:span></text:span></text:p>
        <text:p text:style-name="P32"><text:span text:style-name="CharStyle12"><text:span text:style-name="T45">Mohol by som zaklopať aj inde a možno, že by mi bolo otvoreno! Možno, že po toľkých rokoch znovu by otvorila urazená mať náruč svoju ztratenému synovi; no ty vieš dobre, pre koho sa mať so synom rozišli a znáš i to, že </text:span></text:span><text:soft-page-break/><text:span text:style-name="CharStyle12"><text:span text:style-name="T45">Gabriel Podhradský ešte u nikoho nežobral ani o lásku, ani o chlieb. — Horký nie, a dnes — pred tými prísnymi pánmi — ó ir</text:span></text:span><text:span text:style-name="CharStyle12"><text:span text:style-name="T28">o</text:span></text:span><text:span text:style-name="CharStyle12"><text:span text:style-name="T45">nia! — Hrdosť je náš dedičný hriech; na hrdosti tejto ztroskotalo sa možné smierenie matky so synom a bojím sa, bojím, že dcéra mo</text:span></text:span><text:span text:style-name="CharStyle12"><text:span text:style-name="T1">j</text:span></text:span><text:span text:style-name="CharStyle12"><text:span text:style-name="T28">a</text:span></text:span><text:span text:style-name="CharStyle12"><text:span text:style-name="T45">, ktorá mi každým dňom v</text:span></text:span><text:span text:style-name="CharStyle12"><text:span text:style-name="T1">ä</text:span></text:span><text:span text:style-name="CharStyle12"><text:span text:style-name="T45">čmi k srdcu prirastá, i v tomto podobá sa nešťastnému otcovi, tak ako v mnohom inom. Ja nemôžem očakávať, aby matka moja naklonila sa ku mne, nie, ona urazená, k tomu matka stará, ctihodná, nemôže t</text:span></text:span><text:span text:style-name="CharStyle12"><text:span text:style-name="T1">o</text:span></text:span><text:span text:style-name="CharStyle12"><text:span text:style-name="T45"> spraviť a ja, bárs čím diaľ, tým väčmi túžim po jej objatí, nemôžem skloniť šiju svoju a povedať: matko, odpusť, moja vina! </text:span></text:span><text:span text:style-name="CharStyle12"><text:span text:style-name="T1">o</text:span></text:span><text:span text:style-name="CharStyle12"><text:span text:style-name="T45">dpusť! Snáď keď dorastie dcéra moja, zdarilá hodná jej vnučka, obmäkčí detinský, jasný pohľad jej rozhnevané srdce. Dotedy modlím sa Bohu, aby mi drahé bytosti tieto udržal pri živote, aby...</text:span></text:span></text:p>
        <text:p text:style-name="P32"><text:span text:style-name="CharStyle12"><text:span text:style-name="T45">Tu bol koniec listu Gabriela Podhradského pre Lazara Vilinského.</text:span></text:span></text:p>
        <text:p text:style-name="P32"><text:span text:style-name="CharStyle12"><text:span text:style-name="T45">Čítajúc h</text:span></text:span><text:span text:style-name="CharStyle12"><text:span text:style-name="T67">o</text:span></text:span><text:span text:style-name="CharStyle12"><text:span text:style-name="T45">, zabudla Viola na J</text:span></text:span><text:span text:style-name="CharStyle12"><text:span text:style-name="T28">u</text:span></text:span><text:span text:style-name="CharStyle12"><text:span text:style-name="T45">la i jeho pstruhy, kým ju nevyrušil sám z b</text:span></text:span><text:span text:style-name="CharStyle12"><text:span text:style-name="T1">ô</text:span></text:span><text:span text:style-name="CharStyle12"><text:span text:style-name="T28">ľ</text:span></text:span><text:span text:style-name="CharStyle12"><text:span text:style-name="T45">n</text:span></text:span><text:span text:style-name="CharStyle12"><text:span text:style-name="T28">y</text:span></text:span><text:span text:style-name="CharStyle12"><text:span text:style-name="T45">ch dojmov, aké vzbudily tieto riadky.</text:span></text:span></text:p>
        <text:p text:style-name="P32"><text:span text:style-name="CharStyle12"><text:span text:style-name="T45">Keď Ju</text:span></text:span><text:span text:style-name="CharStyle12"><text:span text:style-name="T1">l</text:span></text:span><text:span text:style-name="CharStyle12"><text:span text:style-name="T45">ius odišiel a ona šla po povinnosti, boly jej myšlienky ďaleko odtiaľ, ďaleko. Ako zbičované zrazu oživly city dávno utíšené, ukolísané. Divné otázky staväly sa pred ňu drzo a chcely byť uznaté. Teraz aj uhádla mnohé zo života otcovho, teraz vie, prečo ju vždy odkazoval na sedemnásty deň jej narodenia — veď vtedy mala dozvedieť sa všetko.</text:span></text:span></text:p>
        <text:p text:style-name="P32"><text:span text:style-name="CharStyle12"><text:span text:style-name="T45">Tak tedy myšlienka na sňatok medzi ňou a jedným z Vilinských — nebola nová; oj, pri tej myšlienke žiar studu a hnevu pokryla bieluškú tvár devy! Tak </text:span></text:span><text:soft-page-break/><text:span text:style-name="CharStyle12"><text:span text:style-name="T45">tedy už dávno bola ona a tí tam dolu predmetom paktovania</text:span></text:span><text:span text:style-name="CharStyle12"><text:span text:style-name="T1">. </text:span></text:span><text:span text:style-name="CharStyle12"><text:span text:style-name="T45">Ach hrozné i teraz pre ňu povedomie, veď i teraz, ako predtým, len jedna mienka jej o tom: nikdy! Ani Imra, veď ten ju a ona jeho nenávidí, — ani J</text:span></text:span><text:span text:style-name="CharStyle12"><text:span text:style-name="T28">u</text:span></text:span><text:span text:style-name="CharStyle12"><text:span text:style-name="T45">la — to smiešne! nemohla by si voliť...</text:span></text:span></text:p>
        <text:p text:style-name="P32"><text:span text:style-name="CharStyle12"><text:span text:style-name="T45">Potom tie listiny, ktoré Vilinský a ten dobrý ihlovský lekár tak ve</text:span></text:span><text:span text:style-name="CharStyle12"><text:span text:style-name="T28">ľ</text:span></text:span><text:span text:style-name="CharStyle12"><text:span text:style-name="T45">mi postrádali, kam sa podely, že zmizly cele bez známky? Veď sám lekár, ktorý asi o rok po požiari bol ju navštíviť u ujca, rozprával, že ač aj jeho ne</text:span></text:span><text:span text:style-name="CharStyle12"><text:span text:style-name="T28">u</text:span></text:span><text:span text:style-name="CharStyle12"><text:span text:style-name="T45">navnému kutaniu a dopieraniu súdnou cestou, podarilo sa vypátrať zlodejov, ktorí spáchali vraždu na jej otcovi a ktorí potom húfne vybrali sa pustošiť nezhorený dom Podhradského, — predsa </text:span></text:span><text:span text:style-name="CharStyle12"><text:span text:style-name="T67">o</text:span></text:span><text:span text:style-name="CharStyle12"><text:span text:style-name="T45"> listinách týchto nemohol sa dozvedieť nič istého. Ba prisahali tí hlavní útočníci, že keď oni udreli na dom nenávideného muža, našli všetky dvere pootvárané, kasne a stolík z cennejších vecí vyprázdnené a len potom oni pustili sa do pustošenia... Za to boli potrestaní, no lekárovi videl sa trest ten byť veľmi miernym.</text:span></text:span></text:p>
        <text:p text:style-name="P32"><text:span text:style-name="CharStyle12"><text:span text:style-name="T45">Kto tedy bol prvým medzi tými, ktorí v úkryte noci a za zmätku nehody tak chytro zmocnili sa cudzieho majetku? Nikto to nemohol povedať a len snáď Viola by bola tušila, keby bola lepšie poznala ľudí.</text:span></text:span></text:p>
        <text:p text:style-name="P32"><text:span text:style-name="CharStyle12"><text:span text:style-name="T45">Zase Vilinského charakter teraz už zcela odhalil sa pred ňou. Poznala ho, že je sobcom, lebo zo sobeckosti nadužíval on veľké slabosti Podhradského, vediac, že mu jeho švagor neuškodí. Iste i tá myšlienka o nešťastnom sňatku len u neho zkrsla, aby získal času, a získajúc času, vyhral mnoho pri svojom </text:span></text:span><text:soft-page-break/><text:span text:style-name="CharStyle12"><text:span text:style-name="T45">známom už šťastí. I teraz prehliadla Vi</text:span></text:span><text:span text:style-name="CharStyle12"><text:span text:style-name="T1">o</text:span></text:span><text:span text:style-name="CharStyle12"><text:span text:style-name="T45">la svojho tútora; on chcel ju prikovať ku domu svojmu, všetko jedno, či na úkor jej blaha a spokojnosti </text:span></text:span><text:span text:style-name="CharStyle12"><text:span text:style-name="T1">je</text:span></text:span><text:span text:style-name="CharStyle12"><text:span text:style-name="T45">dnoho zo synov, len aby seba a svojich potomkov ušetril pred možnými p</text:span></text:span><text:span text:style-name="CharStyle12"><text:span text:style-name="T1">rav</text:span></text:span><text:span text:style-name="CharStyle12"><text:span text:style-name="T45">otami, ktoré </text:span></text:span><text:span text:style-name="CharStyle12"><text:span text:style-name="T1">mo</text:span></text:span><text:span text:style-name="CharStyle12"><text:span text:style-name="T45">hly by nasledovať Violino vystúpenie z domu tútora.</text:span></text:span></text:p>
        <text:p text:style-name="P32"><text:span text:style-name="CharStyle12"><text:span text:style-name="T45">Jedna po druhej ro</text:span></text:span><text:span text:style-name="CharStyle12"><text:span text:style-name="T1">ji</text:span></text:span><text:span text:style-name="CharStyle12"><text:span text:style-name="T45">ly sa myšlienky tieto a podobné v hlávke dievčaťa, ktoré v hrdosti svojej zoprelo sa oproti poslednej myšlienke. To nemožno!</text:span></text:span></text:p>
        <text:p text:style-name="P32"><text:span text:style-name="CharStyle12"><text:span text:style-name="T45">„Tu som, kráľovn</text:span></text:span><text:span text:style-name="CharStyle12"><text:span text:style-name="T29">a</text:span></text:span><text:span text:style-name="CharStyle12"><text:span text:style-name="T45"> moja!“ volal Julo z ďaleka, </text:span></text:span><text:span text:style-name="CharStyle12"><text:span text:style-name="T1">„</text:span></text:span><text:span text:style-name="CharStyle12"><text:span text:style-name="T45">tu pstrúžiky na večeru! Prosím ťa, odlož na chvíľku svoje neprístupné veličenstvo a priprav pre seba i pre mňa tieto utešené rybky na večeru, pravda, s octom a cibuľou, lebo i ja sa korím tej kuchárskej výpovedi istého gourmana,</text:span></text:span><text:span text:style-name="CharStyle17"><text:span text:style-name="T1"> </text:span></text:span><text:span text:style-name="CharStyle12"><text:span text:style-name="T45">že pstruhy inakšie než v octe uvarené, je hriech jesť. — Nuž ale ty si v tom opravdová umelkyň</text:span></text:span><text:span text:style-name="CharStyle12"><text:span text:style-name="T1">a</text:span></text:span><text:span text:style-name="CharStyle12"><text:span text:style-name="T45">!</text:span></text:span><text:span text:style-name="CharStyle12"><text:span text:style-name="T1">“</text:span></text:span></text:p>
        <text:p text:style-name="P32"><text:span text:style-name="CharStyle12"><text:span text:style-name="T45">Viola chválila krásne, červeno a čierno pruhované pstruhy a obdivovala J</text:span></text:span><text:span text:style-name="CharStyle12"><text:span text:style-name="T29">u</text:span></text:span><text:span text:style-name="CharStyle12"><text:span text:style-name="T45">la, že i len mohol udicou jich chytiť.</text:span></text:span></text:p>
        <text:p text:style-name="P32"><text:span text:style-name="CharStyle12"><text:span text:style-name="T45">„</text:span></text:span><text:span text:style-name="CharStyle12"><text:span text:style-name="T1">H</text:span></text:span><text:span text:style-name="CharStyle12"><text:span text:style-name="T45">orkýže udicou, rukou som ti jich chytal! Mala si ma vidieť, ako plazil som sa po skalách! Ale choď, dievčatko; ja za ten čas dozrem pri vej</text:span></text:span><text:span text:style-name="CharStyle12"><text:span text:style-name="T29">a</text:span></text:span><text:span text:style-name="CharStyle12"><text:span text:style-name="T45">čke. Bude čas, aby sme hotové zbožie naplnili do vriec a naložili domov —</text:span></text:span><text:span text:style-name="CharStyle12"><text:span text:style-name="T1"> </text:span></text:span><text:span text:style-name="CharStyle12"><text:span text:style-name="T45">či sveríš sa na mňa?</text:span></text:span><text:span text:style-name="CharStyle12"><text:span text:style-name="T1">“</text:span></text:span></text:p>
        <text:p text:style-name="P32"><text:span text:style-name="CharStyle12"><text:span text:style-name="T1">„</text:span></text:span><text:span text:style-name="CharStyle12"><text:span text:style-name="T45">Sverím, akoby nie! Však ty si tu páno</text:span></text:span><text:span text:style-name="CharStyle12"><text:span text:style-name="T1">m</text:span></text:span><text:span text:style-name="CharStyle12"><text:span text:style-name="T45">!“</text:span></text:span></text:p>
        <text:p text:style-name="P32"><text:span text:style-name="CharStyle12"><text:span text:style-name="T1">„</text:span></text:span><text:span text:style-name="CharStyle12"><text:span text:style-name="T45">A ty paňou! Viola, jak krásne by to bolo, ty paňou a ja pánom, tu na „Ma</text:span></text:span><text:span text:style-name="CharStyle12"><text:span text:style-name="T1">je</text:span></text:span><text:span text:style-name="CharStyle12"><text:span text:style-name="T45">ri“, čo?“</text:span></text:span></text:p>
        <text:p text:style-name="P32"><text:span text:style-name="CharStyle12"><text:span text:style-name="T45">„Veru nie! To je nemožné, a preto škoda to spomínať.“</text:span></text:span></text:p>
        <text:p text:style-name="P32"><text:soft-page-break/><text:span text:style-name="CharStyle12"><text:span text:style-name="T45">„</text:span></text:span><text:span text:style-name="CharStyle12"><text:span text:style-name="T1">M</text:span></text:span><text:span text:style-name="CharStyle12"><text:span text:style-name="T45">ohol som to nemať! No ale len choď, už nebudem ťa zdržiavať, ty, ty, ty zlá Viol</text:span></text:span><text:span text:style-name="CharStyle12"><text:span text:style-name="T1">a</text:span></text:span><text:span text:style-name="CharStyle12"><text:span text:style-name="T45">!</text:span></text:span><text:span text:style-name="CharStyle12"><text:span text:style-name="T1">“</text:span></text:span></text:p>
        <text:p text:style-name="P32"><text:span text:style-name="CharStyle12"><text:span text:style-name="T45">Deva odniesla ryby do kuchyne a skoro naplnila celý domec vôňa octu, v ktorom vrel</text:span></text:span><text:span text:style-name="CharStyle12"><text:span text:style-name="T29">y</text:span></text:span><text:span text:style-name="CharStyle12"><text:span text:style-name="T45"> všakové voňavé koreniny a zelinky.</text:span></text:span></text:p>
        <text:p text:style-name="P32"><text:span text:style-name="CharStyle12"><text:span text:style-name="T45">Ako obyčajne, chutnala večera Julovi i teraz znamenite; pre neho bola len radosť variť, spomenula Krchu</text:span></text:span><text:span text:style-name="CharStyle12"><text:span text:style-name="T29">ľ</text:span></text:span><text:span text:style-name="CharStyle12"><text:span text:style-name="T45">a neraz — „zpred mladého pána miznú celé hromady halušiek alebo zemiakov, a jedno, dve kuriatka, to ako psovi mucha — s dovolením povedano.“</text:span></text:span></text:p>
        <text:p text:style-name="P32"><text:span text:style-name="CharStyle12"><text:span text:style-name="T45">Po večeri naložili ľudia vrecia so zbožím na vozy; Julo pomáhal, potom prišiel ku Viole:</text:span></text:span></text:p>
        <text:p text:style-name="P32"><text:span text:style-name="CharStyle12"><text:span text:style-name="T45">„</text:span></text:span><text:span text:style-name="CharStyle12"><text:span text:style-name="T1">P</text:span></text:span><text:span text:style-name="CharStyle12"><text:span text:style-name="T45">ovedz mi jedno, Violka</text:span></text:span><text:span text:style-name="CharStyle12"><text:span text:style-name="T1">!“</text:span></text:span></text:p>
        <text:p text:style-name="P32"><text:span text:style-name="CharStyle12"><text:span text:style-name="T1">„</text:span></text:span><text:span text:style-name="CharStyle12"><text:span text:style-name="T45">Čo myslíš, Julo?“</text:span></text:span></text:p>
        <text:p text:style-name="P32"><text:span text:style-name="CharStyle12"><text:span text:style-name="T1">„</text:span></text:span><text:span text:style-name="CharStyle12"><text:span text:style-name="T45">Ako súvisí ten nájdený list s tebou?“</text:span></text:span></text:p>
        <text:p text:style-name="P32"><text:span text:style-name="CharStyle12"><text:span text:style-name="T45">„</text:span></text:span><text:span text:style-name="CharStyle12"><text:span text:style-name="T1">O</text:span></text:span><text:span text:style-name="CharStyle12"><text:span text:style-name="T45">dpusť, to ti nemôžem povedať.</text:span></text:span><text:span text:style-name="CharStyle12"><text:span text:style-name="T1">“</text:span></text:span></text:p>
        <text:p text:style-name="P32"><text:span text:style-name="CharStyle12"><text:span text:style-name="T1">„N</text:span></text:span><text:span text:style-name="CharStyle12"><text:span text:style-name="T45">emáš ku mne ani za prach dôvery?</text:span></text:span><text:span text:style-name="CharStyle12"><text:span text:style-name="T1">“</text:span></text:span></text:p>
        <text:p text:style-name="P32"><text:span text:style-name="CharStyle12"><text:span text:style-name="T1">„</text:span></text:span><text:span text:style-name="CharStyle12"><text:span text:style-name="T45">Mám snáď viac, než ku hockomu na svete, vyjmúc pána Milockého, no toto ti nemôžem povedať.“</text:span></text:span></text:p>
        <text:p text:style-name="P32"><text:span text:style-name="CharStyle12"><text:span text:style-name="T45">„</text:span></text:span><text:span text:style-name="CharStyle12"><text:span text:style-name="T1">A</text:span></text:span><text:span text:style-name="CharStyle12"><text:span text:style-name="T45">spoň mi to povedz, či snáď ten list vrhá nejaké podozrenie na mojho alebo tvojho otca — lebo že tí dvaja boli spletení dovedna viac, ako ja to tuším a ty celkom dobre vieš — to je isté. — Alebo snáď potvrdzuje ten list mienku, že — odpusť — že tvoj otec...“</text:span></text:span></text:p>
        <text:p text:style-name="P32"><text:soft-page-break/><text:span text:style-name="CharStyle12"><text:span text:style-name="T45">„Bol skutočným podpaľačom?!“ zvolala Viola známym už kovovým znením v hlase. — „Nie! to, vďaka Najvyššiemu, nie! On bol čistý, nemal ani i len myšlienky na to.“</text:span></text:span></text:p>
        <text:p text:style-name="P32"><text:span text:style-name="CharStyle12"><text:span text:style-name="T1">„</text:span></text:span><text:span text:style-name="CharStyle12"><text:span text:style-name="T45">Tak myslel som i ja o ňom! Ale predsa, Viola, daj mi čítať ten list!“ prosil Julo.</text:span></text:span></text:p>
        <text:p text:style-name="P32"><text:span text:style-name="CharStyle12"><text:span text:style-name="T1">„A</text:span></text:span><text:span text:style-name="CharStyle12"><text:span text:style-name="T45">ký zvedav</text:span></text:span><text:span text:style-name="CharStyle12"><text:span text:style-name="T1">ý</text:span></text:span><text:span text:style-name="CharStyle12"><text:span text:style-name="T45">!“ pokúsila sa posmievať Viol</text:span></text:span><text:span text:style-name="CharStyle12"><text:span text:style-name="T1">a</text:span></text:span><text:span text:style-name="CharStyle12"><text:span text:style-name="T45">; </text:span></text:span><text:span text:style-name="CharStyle12"><text:span text:style-name="T1">„</text:span></text:span><text:span text:style-name="CharStyle12"><text:span text:style-name="T45">uspokoj sa a zabudni na to!“</text:span></text:span></text:p>
        <text:p text:style-name="P32"><text:span text:style-name="CharStyle12"><text:span text:style-name="T45">„</text:span></text:span><text:span text:style-name="CharStyle12"><text:span text:style-name="T1">U</text:span></text:span><text:span text:style-name="CharStyle12"><text:span text:style-name="T45">robil by som oboje, keby nemusel s</text:span></text:span><text:span text:style-name="CharStyle12"><text:span text:style-name="T1">o</text:span></text:span><text:span text:style-name="CharStyle12"><text:span text:style-name="T45">m sa obávať toho, že tebe, Viola, deje sa krivda. Ale to ma znepokojuje a kebych mohol, odviedol by ťa preč odtiaľto.“</text:span></text:span></text:p>
        <text:p text:style-name="P32"><text:span text:style-name="CharStyle12"><text:span text:style-name="T1">„</text:span></text:span><text:span text:style-name="CharStyle12"><text:span text:style-name="T45">Do nejakého skalného hradu, ďaleko v horác</text:span></text:span><text:span text:style-name="CharStyle12"><text:span text:style-name="T1">h</text:span></text:span><text:span text:style-name="CharStyle12"><text:span text:style-name="T45">!</text:span></text:span><text:span text:style-name="CharStyle12"><text:span text:style-name="T1">“ </text:span></text:span><text:span text:style-name="CharStyle12"><text:span text:style-name="T45">žartovala Viola.</text:span></text:span></text:p>
        <text:p text:style-name="P32"><text:span text:style-name="CharStyle12"><text:span text:style-name="T1">„</text:span></text:span><text:span text:style-name="CharStyle12"><text:span text:style-name="T45">A</text:span></text:span><text:span text:style-name="CharStyle12"><text:span text:style-name="T1">j</text:span></text:span><text:span text:style-name="CharStyle12"><text:span text:style-name="T45"> ta, ale tam by sme potom boli sami dvaja, Viol</text:span></text:span><text:span text:style-name="CharStyle12"><text:span text:style-name="T1">a</text:span></text:span><text:span text:style-name="CharStyle12"><text:span text:style-name="T45">!</text:span></text:span><text:span text:style-name="CharStyle12"><text:span text:style-name="T1">“</text:span></text:span></text:p>
        <text:p text:style-name="P32"><text:span text:style-name="CharStyle12"><text:span text:style-name="T1">„P</text:span></text:span><text:span text:style-name="CharStyle12"><text:span text:style-name="T45">redbežne ostaneme len pekne krásne tu, vlastne len ja; ty povezieš pšenicu domov; h</text:span></text:span><text:span text:style-name="CharStyle12"><text:span text:style-name="T1">ľ</text:span></text:span><text:span text:style-name="CharStyle12"><text:span text:style-name="T45">adže, už máš vozy hotové a Tiešok čaká na tvoje rozkazy</text:span></text:span><text:span text:style-name="CharStyle12"><text:span text:style-name="T1">!“</text:span></text:span></text:p>
        <text:p text:style-name="P32"><text:span text:style-name="CharStyle12"><text:span text:style-name="T1">„A</text:span></text:span><text:span text:style-name="CharStyle12"><text:span text:style-name="T45"> už to musím riecť, že vždy znáš vykázať mi moje miesto a udržať ma v diaľke od seba, oj hrdá deva! — Al</text:span></text:span><text:span text:style-name="CharStyle12"><text:span text:style-name="T1">e</text:span></text:span><text:span text:style-name="CharStyle12"><text:span text:style-name="T45">!</text:span></text:span><text:span text:style-name="CharStyle12"><text:span text:style-name="T1">“</text:span></text:span><text:span text:style-name="CharStyle12"><text:span text:style-name="T45"> zvolal prekvapene a hľadel s ú</text:span></text:span><text:span text:style-name="CharStyle12"><text:span text:style-name="T1">ľ</text:span></text:span><text:span text:style-name="CharStyle12"><text:span text:style-name="T45">ubou na devu, ktorá stála pred domom v svetle zapadajúceho slnka, krásna, lepá, uchvacujúca… </text:span></text:span><text:span text:style-name="CharStyle12"><text:span text:style-name="T1">„</text:span></text:span><text:span text:style-name="CharStyle12"><text:span text:style-name="T45">ale ja nevedel som dosiaľ, že ty máš červené vlasy! dievča, ty si nebezpečné, preč z tvojej blízkosti! Z tvojich očí vanie chlad večného ľadu polárnych nocí a vlasy tvoje horia svetlom smysly odberajúcim — samé ztopené zlato! Preč od teba, preč!“ A napolo s komickým páthosom, napolo s opravdivým obdivom hľadel na tvár devy, tmavým rumencom pokrytú až po </text:span></text:span><text:soft-page-break/><text:span text:style-name="CharStyle12"><text:span text:style-name="T45">úbelové hrdielko.</text:span></text:span></text:p>
        <text:p text:style-name="P32"><text:span text:style-name="CharStyle12"><text:span text:style-name="T45">Hneď za tým pohly sa vozy; na jednom z nich sedel Julo vysoko na vreciach. Dlho ešte vidieť ho bolo kývať klobúkom a hladieť nazpät na dievča, opreté o rámec dverí, s pohľadom do snivej diaľky ponoreným, s výrazom ľahostajným, akoby len pred chvíľkou nebola počula slová obdivu, ktoré naplňovať zvyknú srdcia devíc rozkošným pocitom. Možno, že aj Julo pomyslel si teraz:</text:span></text:span></text:p>
        <text:p text:style-name="P32"><text:span text:style-name="CharStyle12"><text:span text:style-name="T45">„Sphinx, záhadná Sphinx!</text:span></text:span><text:span text:style-name="CharStyle12"><text:span text:style-name="T1">“</text:span></text:span></text:p>
        <text:p text:style-name="P5"><text:span text:style-name="CharStyle12"><text:span text:style-name="T45"/></text:span></text:p>
        <text:p text:style-name="P20"><text:span text:style-name="CharStyle12"><text:span text:style-name="T45">5. Tragoedia zátišného kútka.</text:span></text:span></text:p>
        <text:p text:style-name="P32"><text:span text:style-name="CharStyle12"><text:span text:style-name="T45"/></text:span></text:p>
        <text:p text:style-name="P44"><text:span text:style-name="CharStyle12"><text:span text:style-name="T45">Slnko zapadl</text:span></text:span><text:span text:style-name="CharStyle12"><text:span text:style-name="T1">o</text:span></text:span><text:span text:style-name="CharStyle12"><text:span text:style-name="T45">, večierok zlietnul na Skalný pot</text:span></text:span><text:span text:style-name="CharStyle12"><text:span text:style-name="T1">ô</text:span></text:span><text:span text:style-name="CharStyle12"><text:span text:style-name="T45">ček a nebo sa zamračilo.</text:span></text:span></text:p>
        <text:p text:style-name="P32"><text:span text:style-name="CharStyle12"><text:span text:style-name="T45">Od domčeka gazdovho blížilo, ba plazilo sa dievča </text:span></text:span><text:span text:style-name="CharStyle12"><text:span text:style-name="T1">Ve</text:span></text:span><text:span text:style-name="CharStyle12"><text:span text:style-name="T45">ronka.</text:span></text:span></text:p>
        <text:p text:style-name="P32"><text:span text:style-name="CharStyle12"><text:span text:style-name="T45">Za ňou prišiel i Pozor, a človek i zviera usadli k nohám milenej veliteľky, ktorá pohladila oboch s nežným smilovaním vyššieho a šťastnejšieho tvora nad nižším a nešťastným. Veronka, jejž tvár neztratila výraz blbosti, ba naopak otupievala vždy viacej, tak že smutné poľutovanie vzbudila u každého súcitného človeka, zbož</text:span></text:span><text:span text:style-name="CharStyle12"><text:span text:style-name="T29">n</text:span></text:span><text:span text:style-name="CharStyle12"><text:span text:style-name="T45">ovala Violu a závodila oddanosťou ku nej s Pozorom.</text:span></text:span></text:p>
        <text:p text:style-name="P32"><text:span text:style-name="CharStyle12"><text:span text:style-name="T45">Krchu</text:span></text:span><text:span text:style-name="CharStyle12"><text:span text:style-name="T1">ľ</text:span></text:span><text:span text:style-name="CharStyle12"><text:span text:style-name="T45">a poriadila kuchyňku, pozatvárala drúbež a pokonala iné </text:span></text:span><text:span text:style-name="CharStyle12"><text:span text:style-name="T1">sv</text:span></text:span><text:span text:style-name="CharStyle12"><text:span text:style-name="T45">erené jej starosti, potom nesúc so sebou riedčicu s fazuľou, chytila sa do lúskania.</text:span></text:span></text:p>
        <text:p text:style-name="P32"><text:span text:style-name="CharStyle12"><text:span text:style-name="T45">„</text:span></text:span><text:span text:style-name="CharStyle12"><text:span text:style-name="T1">C</text:span></text:span><text:span text:style-name="CharStyle12"><text:span text:style-name="T45">húď</text:span></text:span><text:span text:style-name="CharStyle12"><text:span text:style-name="T1">a</text:span></text:span><text:span text:style-name="CharStyle12"><text:span text:style-name="T45">!</text:span></text:span><text:span text:style-name="CharStyle12"><text:span text:style-name="T1">“</text:span></text:span><text:span text:style-name="CharStyle12"><text:span text:style-name="T45"> ukázala na Veronku. „Len teraz vstala hore. Celú noc bola som pri nej, len ráno trochu zaspala, potom spala celý deň, až dosiaľ, kde niečo </text:span></text:span><text:soft-page-break/><text:span text:style-name="CharStyle12"><text:span text:style-name="T45">pojedla. Jaj beda, prebed</text:span></text:span><text:span text:style-name="CharStyle12"><text:span text:style-name="T1">a</text:span></text:span><text:span text:style-name="CharStyle12"><text:span text:style-name="T45">!“</text:span></text:span></text:p>
        <text:p text:style-name="P32"><text:span text:style-name="CharStyle12"><text:span text:style-name="T29">„U</text:span></text:span><text:span text:style-name="CharStyle12"><text:span text:style-name="T45">bohá duša!“ vzdychla Viola a pohliadla na nešťastnú devu, ktorá najprv nesmelo hmatala šaty Violine, potom hladkala jej ruky a smiala sa pekným gombíkom na šatách slečinky. Zase s blabotaním decka začala rozprávať niečo nesúvislého, konečne vyskočila, začala sa točiť okolo seba, máchajúc rukama v povetrí a vydávajúc zo seba hlasy nie viac ľudské.</text:span></text:span></text:p>
        <text:p text:style-name="P32"><text:span text:style-name="CharStyle12"><text:span text:style-name="T45">So zdesením a súcitom hľadela Viola na nešťastného tvora. Krchulinu tvár opanovala tvrdá, neústupná myšlienka, ústa jej, akoby v zabudnutí, že nie je sama, začaly sielať kliatbu:</text:span></text:span></text:p>
        <text:p text:style-name="P32"><text:span text:style-name="CharStyle12"><text:span text:style-name="T45">„Aby teba, ty panský zbojník — Boh strestal, aby si nemal pokoja nikde, ako ten Kain...!“</text:span></text:span></text:p>
        <text:p text:style-name="P32"><text:span text:style-name="CharStyle12"><text:span text:style-name="T1">„</text:span></text:span><text:span text:style-name="CharStyle12"><text:span text:style-name="T45">Krchová </text:span></text:span><text:span text:style-name="CharStyle12"><text:span text:style-name="T1">—</text:span></text:span><text:span text:style-name="CharStyle12"><text:span text:style-name="T45"> pre Bo</text:span></text:span><text:span text:style-name="CharStyle12"><text:span text:style-name="T1">h</text:span></text:span><text:span text:style-name="CharStyle12"><text:span text:style-name="T45">a! </text:span></text:span><text:span text:style-name="CharStyle12"><text:span text:style-name="T1">—</text:span></text:span><text:span text:style-name="CharStyle12"><text:span text:style-name="T45"> vy kľajete? Koho? Kto príčinou tohoto nešťastia?“</text:span></text:span></text:p>
        <text:p text:style-name="P32"><text:span text:style-name="CharStyle12"><text:span text:style-name="T45">„</text:span></text:span><text:span text:style-name="CharStyle12"><text:span text:style-name="T1">K</text:span></text:span><text:span text:style-name="CharStyle12"><text:span text:style-name="T45">liala som? — Oj kliatba, večná kliatba na tých vyhladených panských zbojníkov, čo chodia po svete, keďby mali, dľa práva a spravedlivosti, sedieť v najhlbšej temnici! Jaj, Bože! nedaj, aby ešte i ja toho kus rozumu potratila, keď spomeniem si na tú prene</text:span></text:span><text:span text:style-name="CharStyle12"><text:span text:style-name="T68">š</text:span></text:span><text:span text:style-name="CharStyle12"><text:span text:style-name="T45">ťastnú hodinu! Jaj, keď museli sme sa toho dožiť!“</text:span></text:span></text:p>
        <text:p text:style-name="P32"><text:span text:style-name="CharStyle12"><text:span text:style-name="T1">„</text:span></text:span><text:span text:style-name="CharStyle12"><text:span text:style-name="T45">Ale koho že obviňujete, Krchová, povedzte mi.“</text:span></text:span></text:p>
        <text:p text:style-name="P32"><text:span text:style-name="CharStyle12"><text:span text:style-name="T1">„</text:span></text:span><text:span text:style-name="CharStyle12"><text:span text:style-name="T45">Jaj nie, nepoviem, nesmiem.“</text:span></text:span></text:p>
        <text:p text:style-name="P32"><text:span text:style-name="CharStyle12"><text:span text:style-name="T45">„Ale musíte — veď teraz už ani ja nebudem pokojná, kým nezviem.“</text:span></text:span></text:p>
        <text:p text:style-name="P32"><text:span text:style-name="CharStyle12"><text:span text:style-name="T1">„</text:span></text:span><text:span text:style-name="CharStyle12"><text:span text:style-name="T45">Môžte byť pokojná, toho viacej tu niet. Hej, veď tu som ešte ja, a tu ešte Tiešok. Neodváži sa ten viac se</text:span></text:span><text:span text:style-name="CharStyle12"><text:span text:style-name="T1">m</text:span></text:span><text:span text:style-name="CharStyle12"><text:span text:style-name="T45">! Nie, Violka, nemáte sa čoho báť, a potom </text:span></text:span><text:soft-page-break/><text:span text:style-name="CharStyle12"><text:span text:style-name="T45">vy vedely by ste sa sama obrániť, ale tento bobáčik </text:span></text:span><text:span text:style-name="CharStyle12"><text:span text:style-name="T1">—</text:span></text:span><text:span text:style-name="CharStyle12"><text:span text:style-name="T45"> ve</text:span></text:span><text:span text:style-name="CharStyle12"><text:span text:style-name="T1">ď</text:span></text:span><text:span text:style-name="CharStyle12"><text:span text:style-name="T45"> bola ešte sotva pätnásťročná...!</text:span></text:span></text:p>
        <text:p text:style-name="P32"><text:span text:style-name="CharStyle12"><text:span text:style-name="T45">Dosiaľ mienila Viola, že Veronkina strašná nemoc je dopustenie Božie, nešťastie, v ktoré musí sa vpraviť konečne každý, a teraz dozvie sa, že človek zkazil túto hôrnu kvetinu, zničil navždy, navždy!...</text:span></text:span></text:p>
        <text:p text:style-name="P32"><text:span text:style-name="CharStyle12"><text:span text:style-name="T1">„</text:span></text:span><text:span text:style-name="CharStyle12"><text:span text:style-name="T45">A aká mi bola utešen</text:span></text:span><text:span text:style-name="CharStyle12"><text:span text:style-name="T1">á</text:span></text:span><text:span text:style-name="CharStyle12"><text:span text:style-name="T45">“ </text:span></text:span><text:span text:style-name="CharStyle12"><text:span text:style-name="T1">—</text:span></text:span><text:span text:style-name="CharStyle12"><text:span text:style-name="T45"> vykladala Krchová ďalej</text:span></text:span><text:span text:style-name="CharStyle12"><text:span text:style-name="T1"> </text:span></text:span><text:span text:style-name="CharStyle12"><text:span text:style-name="T45">— „ako iskra trblietavá, ako Božie ráno, ako rosa nebeská. Dievčatko ako lusk, čo slovo to spev a smiech, ako to vtáča v hore, bez starosti, bez žalosti. A dobré, ako kus chleba, milé a vľúdne ku každému, najviac ale v nevinnosti k valachovi Martinkovi. Veď tomuto bol i Tiešok dobrým, azda úfal v ňom dostať zaťa. — Ach videli sme, videli, že striehne jastrab vôkol nášho hniezda</text:span></text:span><text:span text:style-name="CharStyle12"><text:span text:style-name="T1"> </text:span></text:span><text:span text:style-name="CharStyle12"><text:span text:style-name="T45">— že sme lepší pozor nedali na toto kuriatko — že sme ho tak nechali bez dozoru. Keď išlo do hory na tie jahôdky... jaj ale kto, kto že to len mohol myslieť... ! A ešte pá</text:span></text:span><text:span text:style-name="CharStyle12"><text:span text:style-name="T1">n</text:span></text:span><text:span text:style-name="CharStyle12"><text:span text:style-name="T45">!! — Aby si tam zkamenel — aby ti havrany srdce </text:span></text:span><text:span text:style-name="CharStyle12"><text:span text:style-name="T29">ď</text:span></text:span><text:span text:style-name="CharStyle12"><text:span text:style-name="T45">obaly!“ A Krchu</text:span></text:span><text:span text:style-name="CharStyle12"><text:span text:style-name="T1">ľ</text:span></text:span><text:span text:style-name="CharStyle12"><text:span text:style-name="T45">a zase k</text:span></text:span><text:span text:style-name="CharStyle12"><text:span text:style-name="T68">li</text:span></text:span><text:span text:style-name="CharStyle12"><text:span text:style-name="T45">ala, až tej zemi bolo ťažko, a hneď na to zase zamenila kliatbu spevavým vykladaní</text:span></text:span><text:span text:style-name="CharStyle12"><text:span text:style-name="T1">m</text:span></text:span><text:span text:style-name="CharStyle12"><text:span text:style-name="T45">:</text:span></text:span></text:p>
        <text:p text:style-name="P32"><text:span text:style-name="CharStyle12"><text:span text:style-name="T45">„Moje, moje pierko zlaté. Moja iskra jasná, ve</text:span></text:span><text:span text:style-name="CharStyle12"><text:span text:style-name="T1">ď</text:span></text:span><text:span text:style-name="CharStyle12"><text:span text:style-name="T45"> si mi už vyhasla! Môj, môj kvietok rozmajrínový, veď si mi už zlomený. Ach moja že ty lali</text:span></text:span><text:span text:style-name="CharStyle12"><text:span text:style-name="T1">ja</text:span></text:span><text:span text:style-name="CharStyle12"><text:span text:style-name="T45">, môj zlatohl</text:span></text:span><text:span text:style-name="CharStyle12"><text:span text:style-name="T1">av</text:span></text:span><text:span text:style-name="CharStyle12"><text:span text:style-name="T45"> utešený. Prepelička moja milá, kde že ti je parta, kde vienok zelený? Moja, moja lastovička, veď mi ty už skoro uletíš. Oj, bárby si aj skorej uletela, ako takto sa tu trápila. Jaj hlavička moja, jaj beda, prebed</text:span></text:span><text:span text:style-name="CharStyle12"><text:span text:style-name="T1">a</text:span></text:span><text:span text:style-name="CharStyle12"><text:span text:style-name="T45">!“</text:span></text:span></text:p>
        <text:p text:style-name="P32"><text:span text:style-name="CharStyle12"><text:span text:style-name="T45">Tak vykladajúc, nariekala Krchová, kým medzitým Veronka, tancujúc pred </text:span></text:span><text:soft-page-break/><text:span text:style-name="CharStyle12"><text:span text:style-name="T45">domčekom, tlieskala si rukami a smiala sa smiechom desno-tichým, monotonným. </text:span></text:span><text:span text:style-name="CharStyle12"><text:span text:style-name="T1">V</text:span></text:span><text:span text:style-name="CharStyle12"><text:span text:style-name="T45">iola ustrnula. Ač často počula Krchu</text:span></text:span><text:span text:style-name="CharStyle12"><text:span text:style-name="T1">ľ</text:span></text:span><text:span text:style-name="CharStyle12"><text:span text:style-name="T45">u </text:span></text:span><text:span text:style-name="CharStyle12"><text:span text:style-name="T1">„</text:span></text:span><text:span text:style-name="CharStyle12"><text:span text:style-name="T45">vyklada</text:span></text:span><text:span text:style-name="CharStyle12"><text:span text:style-name="T1">ť</text:span></text:span><text:span text:style-name="CharStyle12"><text:span text:style-name="T45">“ u Veronky v komore, zvlášte keď Tieška doma nebolo, kto</text:span></text:span><text:span text:style-name="CharStyle12"><text:span text:style-name="T68">r</text:span></text:span><text:span text:style-name="CharStyle12"><text:span text:style-name="T1">ý</text:span></text:span><text:span text:style-name="CharStyle12"><text:span text:style-name="T45"> bol nepriateľom zjavného prejavovania žiaľu alebo radosti, — no nikdy nenazrela tak hlboko do pomeru týchto ženských.</text:span></text:span></text:p>
        <text:p text:style-name="P32"><text:span text:style-name="CharStyle12"><text:span text:style-name="T1">„</text:span></text:span><text:span text:style-name="CharStyle12"><text:span text:style-name="T45">Ale veď ju oplakávate, akoby bola umret</text:span></text:span><text:span text:style-name="CharStyle12"><text:span text:style-name="T1">á!</text:span></text:span><text:span text:style-name="CharStyle12"><text:span text:style-name="T45">“</text:span></text:span></text:p>
        <text:p text:style-name="P32"><text:span text:style-name="CharStyle12"><text:span text:style-name="T45">„Jaj, veď keby ju radšej na doske vystretú videla! Či nie je len na posmech ľuďom a svetu? Jaj, ale ktoby sa vedel z toho zasmiať, ten by už ani srdca nemal v sebe, iba kus skal</text:span></text:span><text:span text:style-name="CharStyle12"><text:span text:style-name="T1">y!</text:span></text:span><text:span text:style-name="CharStyle12"><text:span text:style-name="T45">“</text:span></text:span></text:p>
        <text:p text:style-name="P32"><text:span text:style-name="CharStyle12"><text:span text:style-name="T1">„K</text:span></text:span><text:span text:style-name="CharStyle12"><text:span text:style-name="T45">rchová, prosím vás, či ste vy jej rodina?</text:span></text:span><text:span text:style-name="CharStyle12"><text:span text:style-name="T1">“</text:span></text:span></text:p>
        <text:p text:style-name="P32"><text:span text:style-name="CharStyle12"><text:span text:style-name="T45">„Ach, horkýže rodina. Veď dobrá suseda viac stoj</text:span></text:span><text:span text:style-name="CharStyle12"><text:span text:style-name="T1">í</text:span></text:span><text:span text:style-name="CharStyle12"><text:span text:style-name="T45">, než planá rodina. Ale mne Pán Boh detí nepožehnal, a Tiešku</text:span></text:span><text:span text:style-name="CharStyle12"><text:span text:style-name="T29">ľ</text:span></text:span><text:span text:style-name="CharStyle12"><text:span text:style-name="T45">a mala toto jedno. Krásne, biele, jak hocjaké panské dieťa. Veď ho moja drahá, nebohá pani pri krste odriekala. Veď jej také milé bolo, ako hoc len jej vlastné. Veď ho aj do školy dala učiť a doniesla mu vždy koláčov i jab</text:span></text:span><text:span text:style-name="CharStyle12"><text:span text:style-name="T29">ĺ</text:span></text:span><text:span text:style-name="CharStyle12"><text:span text:style-name="T45">ček. Pán Boh jej daj slávu večnú a veselé zmrtvých vstanie</text:span></text:span><text:span text:style-name="CharStyle12"><text:span text:style-name="T1">!</text:span></text:span><text:span text:style-name="CharStyle12"><text:span text:style-name="T45"> Ach keby tá nebola umrela, veruže by sa toto nikdy nebolo stalo. Nikdy by sme my o tejto druhej neboli chyrovali, ani o tom — — o tom — — jaj, jarabá, jasná strela ho tam dakde párala, aby že ho páral</text:span></text:span><text:span text:style-name="CharStyle12"><text:span text:style-name="T1">a</text:span></text:span><text:span text:style-name="CharStyle12"><text:span text:style-name="T45">!“</text:span></text:span></text:p>
        <text:p text:style-name="P32"><text:span text:style-name="CharStyle12"><text:span text:style-name="T45">Krchová si oddýchla, kým Viola so sklopenou hlavou načúvala dojímavým výlevom rozhorčenej ženy.</text:span></text:span></text:p>
        <text:p text:style-name="P32"><text:span text:style-name="CharStyle12"><text:span text:style-name="T45">„Aj Martinko nás zanechal! Vzali nám ho za vo</text:span></text:span><text:span text:style-name="CharStyle12"><text:span text:style-name="T1">ja</text:span></text:span><text:span text:style-name="CharStyle12"><text:span text:style-name="T45">ka. Odtedy ho viac niet, kto </text:span></text:span><text:soft-page-break/><text:span text:style-name="CharStyle12"><text:span text:style-name="T45">že tam vie, pod ktorým cisárom bojuje a šabličku nosí. </text:span></text:span><text:span text:style-name="CharStyle12"><text:span text:style-name="T29">Č</text:span></text:span><text:span text:style-name="CharStyle12"><text:span text:style-name="T45">i sa na nás ešte </text:span></text:span><text:span text:style-name="CharStyle12"><text:span text:style-name="T1">ro</text:span></text:span><text:span text:style-name="CharStyle12"><text:span text:style-name="T45">zpomína? Kto vie, kto vie, pod ktorým obláčkom býva, ktorá hviezdička na neho svieti? Jaj moje že ti milé premilené deti! Veď ste už mali pred svätým oltárom stáť, už by ste boli dávno svoji, keby toho — jaj bodaj si si lakťami oči utieral...“</text:span></text:span></text:p>
        <text:p text:style-name="P32"><text:span text:style-name="CharStyle12"><text:span text:style-name="T45">„Ach, Krchová, ja sa počínam báť.“ Viola toto slovo snáď prvý raz v živote vyriekla. Skutočne báť sa počala, ač sama jasne neznala, čoho. </text:span></text:span><text:span text:style-name="CharStyle12"><text:span text:style-name="T1">„</text:span></text:span><text:span text:style-name="CharStyle12"><text:span text:style-name="T45">Krchová, počujte, či h</text:span></text:span><text:span text:style-name="CharStyle12"><text:span text:style-name="T1">o j</text:span></text:span><text:span text:style-name="CharStyle12"><text:span text:style-name="T45">a — toho — poznám?“</text:span></text:span></text:p>
        <text:p text:style-name="P32"><text:span text:style-name="CharStyle12"><text:span text:style-name="T1">„</text:span></text:span><text:span text:style-name="CharStyle12"><text:span text:style-name="T45">I horkýže ho poznáte! Veď bár by ho naše oko nikdy nebolo vídalo, naše ucho o ňom neslýchalo. Bár by sa ku vám, kvietok môj, nesblížil. No ale by mu hneď naskutku oči v</text:span></text:span><text:span text:style-name="CharStyle12"><text:span text:style-name="T1">yd</text:span></text:span><text:span text:style-name="CharStyle12"><text:span text:style-name="T45">riapala, ale ten jich ani nemá, iba jamky — — aby ho tam víchor vychytil...!“</text:span></text:span></text:p>
        <text:p text:style-name="P32"><text:span text:style-name="CharStyle12"><text:span text:style-name="T45">„Nekľajte tak strašne, Krchová, Boh sám tresce a vie koho, kedy a akým trestom stihnúť!</text:span></text:span><text:span text:style-name="CharStyle12"><text:span text:style-name="T1">“</text:span></text:span></text:p>
        <text:p text:style-name="P32"><text:span text:style-name="CharStyle12"><text:span text:style-name="T1">„</text:span></text:span><text:span text:style-name="CharStyle12"><text:span text:style-name="T45">Ja</text:span></text:span><text:span text:style-name="CharStyle12"><text:span text:style-name="T1">j</text:span></text:span><text:span text:style-name="CharStyle12"><text:span text:style-name="T45">, veď ja už nek</text:span></text:span><text:span text:style-name="CharStyle12"><text:span text:style-name="T1">ľ</text:span></text:span><text:span text:style-name="CharStyle12"><text:span text:style-name="T45">ajem — — aby ho tam — — veď ja viem, že ho trest Boží neminie. Hej! Božie mlyny pomaly meľú, ale me</text:span></text:span><text:span text:style-name="CharStyle12"><text:span text:style-name="T1">ľ</text:span></text:span><text:span text:style-name="CharStyle12"><text:span text:style-name="T45">ú na isto! No ale už radšej nič nepoviem, len keď viem, že sem nepríde a k mojej slečinke sa nesblíži.</text:span></text:span><text:span text:style-name="CharStyle12"><text:span text:style-name="T1">“</text:span></text:span></text:p>
        <text:p text:style-name="P32"><text:span text:style-name="CharStyle12"><text:span text:style-name="T45">„A tak poďme už spať, Krchová. Ja vás odprevadím, i Veronku, mňa odprevadí Pozor; pri tom nebojím sa ničoho, kým ho pri sebe mám.“</text:span></text:span></text:p>
        <text:p text:style-name="P32"><text:span text:style-name="CharStyle12"><text:span text:style-name="T45">Ve</text:span></text:span><text:span text:style-name="CharStyle12"><text:span text:style-name="T1">ro</text:span></text:span><text:span text:style-name="CharStyle12"><text:span text:style-name="T45">nka zadychčaná pribehla k Viole a usmievala sa na ňu smutným, </text:span></text:span><text:soft-page-break/><text:span text:style-name="CharStyle12"><text:span text:style-name="T45">tupým úsmevom, a nemotornými pohybmi rúk chytala ju za šaty a rukávy, s výrazom nežnej oddanosti. Poslušne dala sa odviesť domov. Pot</text:span></text:span><text:span text:style-name="CharStyle12"><text:span text:style-name="T1">o</text:span></text:span><text:span text:style-name="CharStyle12"><text:span text:style-name="T45">m, keď Krchová nasledovala chodníkom ešte nariekajúc, opustila Viola obe ženské u dvier komory Krchuli</text:span></text:span><text:span text:style-name="CharStyle12"><text:span text:style-name="T1">ne</text:span></text:span><text:span text:style-name="CharStyle12"><text:span text:style-name="T45">j a sprevádzaná Pozorom, vrátila sa nazpät k domku, ktorý teraz zväčša sama obývala.</text:span></text:span></text:p>
        <text:p text:style-name="P32"><text:span text:style-name="CharStyle12"><text:span text:style-name="T1">„</text:span></text:span><text:span text:style-name="CharStyle12"><text:span text:style-name="T45">Poď, Pozor, tvojej ochrane sa sverím, ty ma obrániš, keď by som toho potrebovala. Ale dúfam, že ani toho nebudem potrebovať. Jak krásna to noc! Jak krásny ten svet, a ľudia predsa tak — zlí! Čítala som, či snáď mi Daniel rozprával, že istý básnik povedal, že svet je krásny a dobrý vždy a všade, kam nepríde človek so svojím trápením a mukou. H</text:span></text:span><text:span text:style-name="CharStyle12"><text:span text:style-name="T29">ľ</text:span></text:span><text:span text:style-name="CharStyle12"><text:span text:style-name="T45">a, tragoedia tohoto zátišného kútka</text:span></text:span><text:span text:style-name="CharStyle12"><text:span text:style-name="T1">!</text:span></text:span><text:span text:style-name="CharStyle17"><text:span text:style-name="T1"> </text:span></text:span><text:span text:style-name="CharStyle12"><text:span text:style-name="T45">Nešťastie, zapríčinené zlým človekom, zasiahlo celú rodinu, složilo jednoho člena do hrobu, druhého navždy neschopným učinilo </text:span></text:span><text:span text:style-name="CharStyle12"><text:span text:style-name="T29">ľ</text:span></text:span><text:span text:style-name="CharStyle12"><text:span text:style-name="T45">udskému cíteniu, a kto vrahom? Kto?! Ja vraj nemám sa čoho báť — veď</text:span></text:span><text:span text:style-name="CharStyle12"><text:span text:style-name="T1"> </text:span></text:span><text:span text:style-name="CharStyle12"><text:span text:style-name="T45">ja vraj nie som Veronka!“</text:span></text:span></text:p>
        <text:p text:style-name="P32"><text:span text:style-name="CharStyle12"><text:span text:style-name="T45">S tými myšlienkami došla do domku panského, zastala predo dvermi a dívala sa ešte chví</text:span></text:span><text:span text:style-name="CharStyle12"><text:span text:style-name="T1">ľ</text:span></text:span><text:span text:style-name="CharStyle12"><text:span text:style-name="T45">ku dolu, do šumivého potoka, zase hore k hviezdam letnej noci. Či ozaj nezlietly dve do očí tejto devy, a svietily v nich teraz mnohosľubne, v čistej, jasnej, panenskej žiari? Žiari podobnej tomu úchvatnému ta</text:span></text:span><text:span text:style-name="CharStyle12"><text:span text:style-name="T1">jo</text:span></text:span><text:span text:style-name="CharStyle12"><text:span text:style-name="T45">mstvennému svetlu polnočného slnka svätoj</text:span></text:span><text:span text:style-name="CharStyle12"><text:span text:style-name="T29">a</text:span></text:span><text:span text:style-name="CharStyle12"><text:span text:style-name="T45">nskej noci v polárnych krajoch? Čisté a chladné, nedotknuté bolo ešte srdce Violino, ako kryštál alebo tie ľadovce, kúpajúce sa v priezračných vlnách arktického mora. </text:span></text:span><text:soft-page-break/><text:span text:style-name="CharStyle12"><text:span text:style-name="T45">— Ani v šero tajnosti zahalené žaloby Krchuline neboly vstave zažať faklu poznania v nezkúsené jej srdce; nevedela ona ešte, že človek v žiadosti svojej môže sa ponížiť niže nerozumného zvera!..</text:span></text:span><text:span text:style-name="CharStyle12"><text:span text:style-name="T1">.</text:span></text:span></text:p>
        <text:p text:style-name="P32"><text:span text:style-name="CharStyle12"><text:span text:style-name="T45">„Tak</text:span></text:span><text:span text:style-name="CharStyle12"><text:span text:style-name="T1">,</text:span></text:span><text:span text:style-name="CharStyle12"><text:span text:style-name="T45"> Pozor, ty ostaň tu von a strež nás? Ač viem, že nehrozí nám žiadne nebezpečie.“ Ešte raz obrátila sa k nebu, kde malé, biele obláčky plávaly vzduchom. </text:span></text:span><text:span text:style-name="CharStyle12"><text:span text:style-name="T1">„D</text:span></text:span><text:span text:style-name="CharStyle12"><text:span text:style-name="T45">aniel ma učí, že duša naša je nesmrteľná, že i po smrti máme žiť a zjistené nám je Spasiteľom naším nové žitie v blahej spoločnosti jeho. Otecko môj, kdekoľvek duch tvoj nesmrteľný nachodí sa, znaj, že tvoja dcéra je dosia</text:span></text:span><text:span text:style-name="CharStyle12"><text:span text:style-name="T68">ľ</text:span></text:span><text:span text:style-name="CharStyle12"><text:span text:style-name="T45"> hodná teba! Dobrú noc!“</text:span></text:span></text:p>
        <text:p text:style-name="P32"><text:span text:style-name="CharStyle12"><text:span text:style-name="T45">Oj, Daniel, keby si počul jej slová, potešil by si sa, že n</text:span></text:span><text:span text:style-name="CharStyle12"><text:span text:style-name="T29">a</text:span></text:span><text:span text:style-name="CharStyle12"><text:span text:style-name="T45">uky právd večných, tebou hlásaných, nepadly medzi trnie, ani na cestu, ani na kameň, ale v pôdu dobrú, úrodnú. Lenže, Daniel, takto nehovorí deva, ktorá ľúbi.</text:span></text:span></text:p>
        <text:p text:style-name="P32"><text:span text:style-name="CharStyle12"><text:span text:style-name="T45">Viola vnišla do domčeka, ponechajúc dvere, ako vždy, tak i teraz len na kľučku zatvorené, aby Krchová hneď z rána mohla vnísť a zbudiť ju.</text:span></text:span></text:p>
        <text:p text:style-name="P32"><text:span text:style-name="CharStyle12"><text:span text:style-name="T45">Druhého dňa mal byť ešte ovos a potom mak vyčistený, a tak potom tohoročná úroda odvezená.</text:span></text:span></text:p>
        <text:p text:style-name="P32"><text:span text:style-name="CharStyle12"><text:span text:style-name="T45">Hneď z rána vyviezol sa Imrich i Julo s Emkou na kočíku, jehož jednoho koníka Imrich poháňal ku nemalej rozkoši Emkinej. Imro a Emka neostali dlho, ten prvý pozdravil Violu, ako obyčajne, veľmi zdvoril</text:span></text:span><text:span text:style-name="CharStyle12"><text:span text:style-name="T29">e</text:span></text:span><text:span text:style-name="CharStyle12"><text:span text:style-name="T45"> a veľmi odmeran</text:span></text:span><text:span text:style-name="CharStyle12"><text:span text:style-name="T1">e</text:span></text:span><text:span text:style-name="CharStyle12"><text:span text:style-name="T45">, poobzeral sa po hospodárstve a sdieľal Tieškovi, čo naložil pán urodzený konať tu hore. Emka obskakovala okolo Violy, spievala a tešila sa danej jej </text:span></text:span><text:soft-page-break/><text:span text:style-name="CharStyle12"><text:span text:style-name="T45">svobode, dobrému mlieku a maslu, ktoré jej Viola posnášala, ako aj mädu z neďalekého včelína.</text:span></text:span></text:p>
        <text:p text:style-name="P32"><text:span text:style-name="CharStyle12"><text:span text:style-name="T45">Julo tiež hneď pridal sa k Viole:</text:span></text:span></text:p>
        <text:p text:style-name="P32"><text:span text:style-name="CharStyle12"><text:span text:style-name="T1">„N</text:span></text:span><text:span text:style-name="CharStyle12"><text:span text:style-name="T45">áš otec dá ťa pozdravovať na stotisíckrát, aby si mu už len čím skorej prišla; celý je omrzlý a netrpelivý, nikto nevie mu vyhovieť. I Luk</text:span></text:span><text:span text:style-name="CharStyle12"><text:span text:style-name="T68">áč</text:span></text:span><text:span text:style-name="CharStyle12"><text:span text:style-name="T45"> sa mrzí, </text:span></text:span><text:span text:style-name="CharStyle12"><text:span text:style-name="T68">ž</text:span></text:span><text:span text:style-name="CharStyle12"><text:span text:style-name="T45">e nie si doma. Ten človek je nebodaj zaľ</text:span></text:span><text:span text:style-name="CharStyle12"><text:span text:style-name="T1">ú</text:span></text:span><text:span text:style-name="CharStyle12"><text:span text:style-name="T45">ben</text:span></text:span><text:span text:style-name="CharStyle12"><text:span text:style-name="T1">ý</text:span></text:span><text:span text:style-name="CharStyle12"><text:span text:style-name="T45"> do teba; He</text:span></text:span><text:span text:style-name="CharStyle12"><text:span text:style-name="T29">r</text:span></text:span><text:span text:style-name="CharStyle12"><text:span text:style-name="T45">mínka ho za to škádli, ale ako vždy, tak i teraz kratšie ťahá. </text:span></text:span><text:span text:style-name="CharStyle12"><text:span text:style-name="T1">N</text:span></text:span><text:span text:style-name="CharStyle12"><text:span text:style-name="T45">o nie toto chcel som ti povedať, ale to, že — nezľakni sa, neidem ti vyznávať lásku, ač nebol by ani div! Je to zcela iné, a možno, že ťa ani nebude zanímať, lebo týka sa to Imra. Pomysli si, ten človek ani viac ani menej, len to, že vystúpi budúceho leta ako snemový kandidát! </text:span></text:span><text:span text:style-name="CharStyle12"><text:span text:style-name="T68">Č</text:span></text:span><text:span text:style-name="CharStyle12"><text:span text:style-name="T45">o ty na to povieš?</text:span></text:span><text:span text:style-name="CharStyle12"><text:span text:style-name="T1">“</text:span></text:span></text:p>
        <text:p text:style-name="P32"><text:span text:style-name="CharStyle12"><text:span text:style-name="T45">„Ja? A čo by som mala na to povedať? Ja nerozhodujem.</text:span></text:span><text:span text:style-name="CharStyle12"><text:span text:style-name="T1">“</text:span></text:span></text:p>
        <text:p text:style-name="P32"><text:span text:style-name="CharStyle12"><text:span text:style-name="T45">„To pravda nie, ale či ti je nie divné —?</text:span></text:span><text:span text:style-name="CharStyle12"><text:span text:style-name="T1">“</text:span></text:span></text:p>
        <text:p text:style-name="P32"><text:span text:style-name="CharStyle12"><text:span text:style-name="T1">„N</text:span></text:span><text:span text:style-name="CharStyle12"><text:span text:style-name="T45">askrze nie, veď bolo rečeno od </text:span></text:span><text:span text:style-name="CharStyle12"><text:span text:style-name="T1">ja</text:span></text:span><text:span text:style-name="CharStyle12"><text:span text:style-name="T45">kživa, že má vysoké plány.</text:span></text:span><text:span text:style-name="CharStyle12"><text:span text:style-name="T1">“</text:span></text:span></text:p>
        <text:p text:style-name="P32"><text:span text:style-name="CharStyle12"><text:span text:style-name="T45">„Hej</text:span></text:span><text:span text:style-name="CharStyle12"><text:span text:style-name="T1">,</text:span></text:span><text:span text:style-name="CharStyle12"><text:span text:style-name="T45"> veď tuším, povedal som ti to ja, ako aj to</text:span></text:span><text:span text:style-name="CharStyle12"><text:span text:style-name="T1">, </text:span></text:span><text:span text:style-name="CharStyle12"><text:span text:style-name="T45">že ho nejeden kopne. </text:span></text:span><text:span text:style-name="CharStyle12"><text:span text:style-name="T29">Č</text:span></text:span><text:span text:style-name="CharStyle12"><text:span text:style-name="T45">i hej?“</text:span></text:span></text:p>
        <text:p text:style-name="P32"><text:span text:style-name="CharStyle12"><text:span text:style-name="T1">„</text:span></text:span><text:span text:style-name="CharStyle12"><text:span text:style-name="T45">Tuším, že tak bolo.“</text:span></text:span></text:p>
        <text:p text:style-name="P32"><text:span text:style-name="CharStyle12"><text:span text:style-name="T45">„Aj teraz, uvidíš, Viola, že prepadne! Ujec, mamin brat, z Pešti píše a radí mu všeličo, na pr. aby po složení odvokátskej zkúšky osadil sa tu v Zanici čo advokát, a na leto aby vystúpil, keď bude mať už niekoľko podarených processov za sebou. Jestli jich bude mať! Ujec zná dobre radiť iným, sám si </text:span></text:span><text:soft-page-break/><text:span text:style-name="CharStyle12"><text:span text:style-name="T45">ale poradiť nevie, keď ho veritelia napádajú. Veď bola reč aj </text:span></text:span><text:span text:style-name="CharStyle12"><text:span text:style-name="T68">o</text:span></text:span><text:span text:style-name="CharStyle12"><text:span text:style-name="T45"> dákej dobrej partii pre neho, no tie dobré partie tiež nerastú pre každého hockde na stromoch. Ktoré dievča by ho aj chcelo? Vyhorená sopka, celý ten pán ujec, Aladár Lepáry. Neznám ho cele dobre, lebo nechodí k nám; otec ho nerád má, lebo že rád tam žne, kde nezasial — a ja zase do Pešti nechodím. A ten ti bol Imrovým mentorom! Hahaha!“</text:span></text:span></text:p>
        <text:p text:style-name="P32"><text:span text:style-name="CharStyle12"><text:span text:style-name="T1">„</text:span></text:span><text:span text:style-name="CharStyle12"><text:span text:style-name="T45">Kto bol mojím mentorom, Julo?“ — Zpýtal sa Imrich, ktorého príchod ani Julo ani Viola nezbadali.</text:span></text:span></text:p>
        <text:p text:style-name="P32"><text:span text:style-name="CharStyle12"><text:span text:style-name="T45">„Nuž ujec z Pešti.“</text:span></text:span></text:p>
        <text:p text:style-name="P32"><text:span text:style-name="CharStyle12"><text:span text:style-name="T45">„To sa veru mýliš. Ja vtedy už nepotreboval som mentora, keď sme sa s ním poznali, a pri moj</text:span></text:span><text:span text:style-name="CharStyle12"><text:span text:style-name="T29">í</text:span></text:span><text:span text:style-name="CharStyle12"><text:span text:style-name="T45">ch zásadách ani nepotreboval bych jeho za mentora. Ostatne škoda ti neprítomných v takom smysle spomínať!“ Pri tom pozrel prísne na J</text:span></text:span><text:span text:style-name="CharStyle12"><text:span text:style-name="T29">u</text:span></text:span><text:span text:style-name="CharStyle12"><text:span text:style-name="T45">la a na devu, ktorej chladná, ľahostajná tvár ho uspokojila.</text:span></text:span></text:p>
        <text:p text:style-name="P32"><text:span text:style-name="CharStyle12"><text:span text:style-name="T1">„</text:span></text:span><text:span text:style-name="CharStyle12"><text:span text:style-name="T45">V akom smysle?</text:span></text:span><text:span text:style-name="CharStyle12"><text:span text:style-name="T1">“</text:span></text:span><text:span text:style-name="CharStyle12"><text:span text:style-name="T45"> Chcel sa Julo brániť.</text:span></text:span></text:p>
        <text:p text:style-name="P32"><text:span text:style-name="CharStyle12"><text:span text:style-name="T45">„To sám dobre vieš. Ale nechajme to tak. Ja zberám sa domov; ty, jestli máš vôľu, môžeš ešte zostať.“</text:span></text:span></text:p>
        <text:p text:style-name="P32"><text:span text:style-name="CharStyle12"><text:span text:style-name="T45">„</text:span></text:span><text:span text:style-name="CharStyle12"><text:span text:style-name="T1">P</text:span></text:span><text:span text:style-name="CharStyle12"><text:span text:style-name="T45">ravda, že ostanem! Veď hockedy nedostane sa mi toho, byť s Violou vedno na „Majeri“.</text:span></text:span></text:p>
        <text:p text:style-name="P32"><text:span text:style-name="CharStyle12"><text:span text:style-name="T45">Viola medzitým opustila brat</text:span></text:span><text:span text:style-name="CharStyle12"><text:span text:style-name="T68">o</text:span></text:span><text:span text:style-name="CharStyle12"><text:span text:style-name="T45">v a išla s Emkou do izbičky, kde táto chutne pustila sa do jedenia.</text:span></text:span></text:p>
        <text:p text:style-name="P32"><text:span text:style-name="CharStyle12"><text:span text:style-name="T45">„</text:span></text:span><text:span text:style-name="CharStyle12"><text:span text:style-name="T68">Č</text:span></text:span><text:span text:style-name="CharStyle12"><text:span text:style-name="T45">as tvojho dovolenia už uchodí, musíš ho tedy použiť“, riekol Imrich.</text:span></text:span></text:p>
        <text:p text:style-name="P32"><text:soft-page-break/><text:span text:style-name="CharStyle12"><text:span text:style-name="T45">„</text:span></text:span><text:span text:style-name="CharStyle12"><text:span text:style-name="T1">A</text:span></text:span><text:span text:style-name="CharStyle12"><text:span text:style-name="T45">koby nie. A ver mi, že mi ťažko bude odísť.“</text:span></text:span></text:p>
        <text:p text:style-name="P32"><text:span text:style-name="CharStyle12"><text:span text:style-name="T45">„</text:span></text:span><text:span text:style-name="CharStyle12"><text:span text:style-name="T1">V</text:span></text:span><text:span text:style-name="CharStyle12"><text:span text:style-name="T45">erím, snáď mala Hermínka pravdu...“</text:span></text:span></text:p>
        <text:p text:style-name="P32"><text:span text:style-name="CharStyle12"><text:span text:style-name="T45">„Keď ma s Violou škádlila?“ usmial sa Julo, „ve</text:span></text:span><text:span text:style-name="CharStyle12"><text:span text:style-name="T1">ď </text:span></text:span><text:span text:style-name="CharStyle12"><text:span text:style-name="T45">by jej to bolo v hod; ale nemyslím, žeby z toho kedy bolo niečo, lebo ja som u Violy teraz práve tak ďaleko, ako v prvý deň.“</text:span></text:span></text:p>
        <text:p text:style-name="P32"><text:span text:style-name="CharStyle12"><text:span text:style-name="T45">„S nami je tiež tak. Tuším, že ona nezná odpustiť a zabudnúť.“</text:span></text:span></text:p>
        <text:p text:style-name="P32"><text:span text:style-name="CharStyle12"><text:span text:style-name="T45">„</text:span></text:span><text:span text:style-name="CharStyle12"><text:span text:style-name="T68">Č</text:span></text:span><text:span text:style-name="CharStyle12"><text:span text:style-name="T45">o ani nedá sa zabudnúť!“</text:span></text:span></text:p>
        <text:p text:style-name="P32"><text:span text:style-name="CharStyle12"><text:span text:style-name="T45">„</text:span></text:span><text:span text:style-name="CharStyle12"><text:span text:style-name="T1">U</text:span></text:span><text:span text:style-name="CharStyle12"><text:span text:style-name="T45">znám, že hovoril som prenáhlen</text:span></text:span><text:span text:style-name="CharStyle12"><text:span text:style-name="T1">e</text:span></text:span><text:span text:style-name="CharStyle12"><text:span text:style-name="T45">. No náhľad môj nevyvrátil dosiaľ nikto.“</text:span></text:span></text:p>
        <text:p text:style-name="P32"><text:span text:style-name="CharStyle12"><text:span text:style-name="T1">„</text:span></text:span><text:span text:style-name="CharStyle12"><text:span text:style-name="T45">Skutočne, Imro! V tom ohľade ste si s Violou rovní. A možno s istotou predpokladať, že Viola aj odíde z domu bez toho, žeby ste sa sblížili.“</text:span></text:span></text:p>
        <text:p text:style-name="P32"><text:span text:style-name="CharStyle12"><text:span text:style-name="T45">„</text:span></text:span><text:span text:style-name="CharStyle12"><text:span text:style-name="T1">M</text:span></text:span><text:span text:style-name="CharStyle12"><text:span text:style-name="T45">ožno, ba pravdepodobne. Naše záujmy rozchádzajú sa ďaleko od seba. Ostatne je slečna Viola na najlepšej ceste k tomu, aby neopustila dom náš nezaopatrená.</text:span></text:span><text:span text:style-name="CharStyle17"><text:span text:style-name="T1"> </text:span></text:span><text:span text:style-name="CharStyle12"><text:span text:style-name="T45">Milocký že prechováva ku nej nežnejšie city a dľa všetkého zdania i ona k nemu</text:span></text:span><text:span text:style-name="CharStyle12"><text:span text:style-name="T1">.</text:span></text:span><text:span text:style-name="CharStyle12"><text:span text:style-name="T45">“</text:span></text:span></text:p>
        <text:p text:style-name="P32"><text:span text:style-name="CharStyle12"><text:span text:style-name="T45">„To máš iste od Herm</text:span></text:span><text:span text:style-name="CharStyle12"><text:span text:style-name="T1">í</text:span></text:span><text:span text:style-name="CharStyle12"><text:span text:style-name="T45">nky— ona to musí vedieť</text:span></text:span><text:span text:style-name="CharStyle12"><text:span text:style-name="T1">!“ </text:span></text:span><text:span text:style-name="CharStyle12"><text:span text:style-name="T45">zvolal Julo s opovržlivým úsmevom.</text:span></text:span></text:p>
        <text:p text:style-name="P32"><text:span text:style-name="CharStyle12"><text:span text:style-name="T45">„</text:span></text:span><text:span text:style-name="CharStyle12"><text:span text:style-name="T1">O</text:span></text:span><text:span text:style-name="CharStyle12"><text:span text:style-name="T45">na, ako i druhí v dome našom.“</text:span></text:span></text:p>
        <text:p text:style-name="P32"><text:span text:style-name="CharStyle12"><text:span text:style-name="T45">„Vyjmúc otca, mňa a možno aj samej Violy.</text:span></text:span><text:span text:style-name="CharStyle12"><text:span text:style-name="T1">“</text:span></text:span></text:p>
        <text:p text:style-name="P32"><text:span text:style-name="CharStyle12"><text:span text:style-name="T45">Imrich, ktorý po celý čas kúril, odhodil teraz svoju smodku u obrátil sa smerom ku dvorcu.</text:span></text:span></text:p>
        <text:p text:style-name="P32"><text:span text:style-name="CharStyle12"><text:span text:style-name="T1">„O</text:span></text:span><text:span text:style-name="CharStyle12"><text:span text:style-name="T45">j</text:span></text:span><text:span text:style-name="CharStyle12"><text:span text:style-name="T1"> </text:span></text:span><text:span text:style-name="CharStyle12"><text:span text:style-name="T45">vy —! Mne sa zdá, že vám ide o skutočné zaopatrenie Violy,“ riekol Julo </text:span></text:span><text:soft-page-break/><text:span text:style-name="CharStyle12"><text:span text:style-name="T45">sám k sebe s pocitom trpkej nev</text:span></text:span><text:span text:style-name="CharStyle12"><text:span text:style-name="T29">o</text:span></text:span><text:span text:style-name="CharStyle12"><text:span text:style-name="T45">le. </text:span></text:span><text:span text:style-name="CharStyle12"><text:span text:style-name="T1">„Z</text:span></text:span><text:span text:style-name="CharStyle12"><text:span text:style-name="T45">aopatriť, všetko jedno, či bolo by to jej šťastím, či nie. Oj, ako vás prezriem, vás tam dolu! Mama posiela sama Violu do Milockých, dáva príležitosť, aby zaľúbili sa obapolne, čo by nebolo tak nemožné. </text:span></text:span><text:span text:style-name="CharStyle12"><text:span text:style-name="T1">A </text:span></text:span><text:span text:style-name="CharStyle12"><text:span text:style-name="T45">konečne, keby Viola sama chcela, s Pánom Bohom! Ale oni ju budú chcieť doviesť k tomu všelijakými úkladmi; na šťastie ale Viola nie je z tých, ktorí dajú sa postrkovať, ona zvykla ísť vlastnou cestou. A to ma čiastočne uspokojuje </text:span></text:span><text:span text:style-name="CharStyle12"><text:span text:style-name="T1">o</text:span></text:span><text:span text:style-name="CharStyle12"><text:span text:style-name="T45">hľadom jej budúcnosti. Keby ja nemusel odísť, zastával by som ju, avšak — k čomu by to viedlo...?“</text:span></text:span></text:p>
        <text:p text:style-name="P32"><text:span text:style-name="CharStyle12"><text:span text:style-name="T1">„O</text:span></text:span><text:span text:style-name="CharStyle12"><text:span text:style-name="T45"> čom rozm</text:span></text:span><text:span text:style-name="CharStyle12"><text:span text:style-name="T1">ý</text:span></text:span><text:span text:style-name="CharStyle12"><text:span text:style-name="T45">šľaš, Julo?“, opýtala sa no Viola</text:span></text:span><text:span text:style-name="CharStyle12"><text:span text:style-name="T1">, </text:span></text:span><text:span text:style-name="CharStyle12"><text:span text:style-name="T45">ktorá s nachovanou Emkou vyšla pred dom, kde šuhaj sa prechodil.</text:span></text:span></text:p>
        <text:p text:style-name="P32"><text:span text:style-name="CharStyle12"><text:span text:style-name="T1">„</text:span></text:span><text:span text:style-name="CharStyle12"><text:span text:style-name="T29">O</text:span></text:span><text:span text:style-name="CharStyle12"><text:span text:style-name="T45"> tom, že ako skoro musím už odísť.</text:span></text:span><text:span text:style-name="CharStyle12"><text:span text:style-name="T1">“</text:span></text:span></text:p>
        <text:p text:style-name="P38"><text:span text:style-name="CharStyle12"><text:span text:style-name="T45">„</text:span></text:span><text:span text:style-name="CharStyle12"><text:span text:style-name="T1">S</text:span></text:span><text:span text:style-name="CharStyle12"><text:span text:style-name="T45">koro? Veď ešte máš niekoľko týždňov dovoleni</text:span></text:span><text:span text:style-name="CharStyle12"><text:span text:style-name="T1">e?“</text:span></text:span></text:p>
        <text:p text:style-name="P48"><text:span text:style-name="CharStyle12"><text:span text:style-name="T45">„Veď mám, ale predsa pôjdem.“</text:span></text:span></text:p>
        <text:p text:style-name="P32"><text:span text:style-name="CharStyle12"><text:span text:style-name="T45">„Ale prečo?“</text:span></text:span></text:p>
        <text:p text:style-name="P32"><text:span text:style-name="CharStyle12"><text:span text:style-name="T1">„</text:span></text:span><text:span text:style-name="CharStyle12"><text:span text:style-name="T45">Preto, žeby bolo pre mňa nebezpečné, ešte </text:span></text:span><text:span text:style-name="CharStyle12"><text:span text:style-name="T29">d</text:span></text:span><text:span text:style-name="CharStyle12"><text:span text:style-name="T45">alej ostať!</text:span></text:span><text:span text:style-name="CharStyle12"><text:span text:style-name="T1">“</text:span></text:span><text:span text:style-name="CharStyle12"><text:span text:style-name="T45"> odvetil mladík s elegickým úsmevom resignácie a odišiel preč.</text:span></text:span></text:p>
        <text:p text:style-name="P32"><text:span text:style-name="CharStyle12"><text:span text:style-name="T45">Deva hľadela za ním, s výrazom otázky na tvári, akoby nebola porozumela významu jeho slov.</text:span></text:span></text:p>
        <text:p text:style-name="P32"><text:span text:style-name="CharStyle12"><text:span text:style-name="T45">S ťažkým srdcom a nežnou výčitkou odchádzal Julo o nedlho na to z domu. Lúčenie jeho bolo zvlášte tklivé — pre neho. Jeho zápalisté srdce chytilo sa plameňom lásky, na šťastie nie prvej, ani poslednej. On kukal na Violu svojím </text:span></text:span><text:soft-page-break/><text:span text:style-name="CharStyle12"><text:span text:style-name="T45">na</text:span></text:span><text:span text:style-name="CharStyle12"><text:span text:style-name="T1">jm</text:span></text:span><text:span text:style-name="CharStyle12"><text:span text:style-name="T45">elancholičnejším pohľadom, vzdychal čo najhlasnejšie, za to ale spal výborne a jedol, ako obyčajne, so znamenitým apetitom. Viola nevšímala si veľmi jeho pohľadov a vzdychov a všetko ostalo pri starom. Len predsa musela sľúbiť Julovi, že mu bude písať, keď on jej pošle prvý svoj list.</text:span></text:span></text:p>
        <text:p text:style-name="P32"><text:span text:style-name="CharStyle12"><text:span text:style-name="T45">I Viola opustila „Ma</text:span></text:span><text:span text:style-name="CharStyle12"><text:span text:style-name="T1">je</text:span></text:span><text:span text:style-name="CharStyle12"><text:span text:style-name="T45">r“ a prišla domov do mesta. Len raz ešte na dlhšie odišla hore, vtedy, keď zemiaky mal</text:span></text:span><text:span text:style-name="CharStyle12"><text:span text:style-name="T29">y</text:span></text:span><text:span text:style-name="CharStyle12"><text:span text:style-name="T45"> sa vyberať pre pálenicu. Potom zavítala jaseň a Viola musela opustiť svoj milý Skalný potôček, aby neprišla ta len na jar.</text:span></text:span></text:p>
        <text:p text:style-name="P6"><text:span text:style-name="CharStyle12"><text:span text:style-name="T45"/></text:span></text:p>
        <text:p text:style-name="P21"><text:span text:style-name="CharStyle12"><text:span text:style-name="T45">6. Keď sa k jari blíži.</text:span></text:span></text:p>
        <text:p text:style-name="P32"><text:span text:style-name="CharStyle12"><text:span text:style-name="T45"/></text:span></text:p>
        <text:p text:style-name="P44"><text:span text:style-name="CharStyle12"><text:span text:style-name="T45">A ponad hlavy našich známych prešumela zima so svoj</text:span></text:span><text:span text:style-name="CharStyle12"><text:span text:style-name="T29">í</text:span></text:span><text:span text:style-name="CharStyle12"><text:span text:style-name="T45">mi víchricami a tvrdými mrazmi. Viola zostala teraz zase osihotená uprostried kruhu domácich, bez srdečnejšieho styku — vyjmúc pani Milockej a chorého ujca.</text:span></text:span></text:p>
        <text:p text:style-name="P32"><text:span text:style-name="CharStyle12"><text:span text:style-name="T45">Sviatky vianočné doniesly jej list a malý darček od Juliusa. Bola to kytka z modrých a bielych f</text:span></text:span><text:span text:style-name="CharStyle12"><text:span text:style-name="T1">i</text:span></text:span><text:span text:style-name="CharStyle12"><text:span text:style-name="T45">jalôk, pri nej karotka: „utlé sestričky k milostnej sestre.“ —- Toto zavdalo podnet ku vtipkovaniu úsečnej Herm</text:span></text:span><text:span text:style-name="CharStyle12"><text:span text:style-name="T1">í</text:span></text:span><text:span text:style-name="CharStyle12"><text:span text:style-name="T45">nky. I ujec dal pre Violu doniesť jemnú látku ružovej barvy na šaty a to skrze Imricha! Toto Herm</text:span></text:span><text:span text:style-name="CharStyle12"><text:span text:style-name="T1">í</text:span></text:span><text:span text:style-name="CharStyle12"><text:span text:style-name="T45">nku zase ve</text:span></text:span><text:span text:style-name="CharStyle12"><text:span text:style-name="T1">ľ</text:span></text:span><text:span text:style-name="CharStyle12"><text:span text:style-name="T45">mi škrelo, lebo všetko sa jej tak zdalo, akoby Imrich pri vo</text:span></text:span><text:span text:style-name="CharStyle12"><text:span text:style-name="T29">ľ</text:span></text:span><text:span text:style-name="CharStyle12"><text:span text:style-name="T45">be látky veľmi veľkú pozornosť bol venoval barve a jemnosti, a nestranný kritik bol by skutočne musel uznať, že by Violinu krásu nič tak nezdvihlo, jako táto barva a mäkká pružná vlna tejto krásnej látky.</text:span></text:span></text:p>
        <text:p text:style-name="P32"><text:soft-page-break/><text:span text:style-name="CharStyle12"><text:span text:style-name="T45">„Načo to? Je to pre Viol</text:span></text:span><text:span text:style-name="CharStyle12"><text:span text:style-name="T1">u</text:span></text:span><text:span text:style-name="CharStyle12"><text:span text:style-name="T45">?“ hovorila Hermínka s neutajeným výrazom nev</text:span></text:span><text:span text:style-name="CharStyle12"><text:span text:style-name="T29">o</text:span></text:span><text:span text:style-name="CharStyle12"><text:span text:style-name="T45">le k tetke. „</text:span></text:span><text:span text:style-name="CharStyle12"><text:span text:style-name="T1">V</text:span></text:span><text:span text:style-name="CharStyle12"><text:span text:style-name="T45">idno, akí nepraktickí ľudia sú tí chlapi. Kedy si to ona oblečie? Snáď len nie do kuchyne, keď bude čeľadi halušky trepať, alebo na „Maje</text:span></text:span><text:span text:style-name="CharStyle12"><text:span text:style-name="T1">r</text:span></text:span><text:span text:style-name="CharStyle12"><text:span text:style-name="T45">“ ku sušeniu sena?“</text:span></text:span></text:p>
        <text:p text:style-name="P32"><text:span text:style-name="CharStyle12"><text:span text:style-name="T45">„Počuješ, Hermuška!“ vetila tetka, po prejavení svojej mienky ohľadom daru ujca. „</text:span></text:span><text:span text:style-name="CharStyle12"><text:span text:style-name="T1">M</text:span></text:span><text:span text:style-name="CharStyle12"><text:span text:style-name="T45">usím ťa na niečo upozorniť. Premáhaj sa voči Viole, ako len môžeš, dieťa moje, zvlášte ale chráň sa uraziť ju v prítomnosti Imricha, lebo mohlo by sa prihodiť, žeby mu napadlo ju zastať, a dieťa m</text:span></text:span><text:span text:style-name="CharStyle12"><text:span text:style-name="T1">o</text:span></text:span><text:span text:style-name="CharStyle12"><text:span text:style-name="T45">je, súcit z jednej, vďačnosť z druhej strany sú veľmi príbuzné — lásk</text:span></text:span><text:span text:style-name="CharStyle12"><text:span text:style-name="T1">e</text:span></text:span><text:span text:style-name="CharStyle12"><text:span text:style-name="T45">!“</text:span></text:span></text:p>
        <text:p text:style-name="P32"><text:span text:style-name="CharStyle12"><text:span text:style-name="T45">Hermínka stiahla obočie, uznala ale múdru radu pani Vilinskej, ktorá, ač Violu zo všetkých snáď najsilnejšie nenávidela, predsa znala opanovať sa a Violu aspoň zjavne nenapádala.</text:span></text:span></text:p>
        <text:p text:style-name="P32"><text:span text:style-name="CharStyle12"><text:span text:style-name="T45">Prekvapená Viola s vďačnosťou prijala ujc</text:span></text:span><text:span text:style-name="CharStyle12"><text:span text:style-name="T1">ov</text:span></text:span><text:span text:style-name="CharStyle12"><text:span text:style-name="T45"> dar a — odložila. Daniel jej poslal knihy na čítanie a dva svetlopisné obrázky, vieru a lásku, zosobnené v ideálnych postavách. Obrazy osadila si do vkusných rámcov a okrášlila n</text:span></text:span><text:span text:style-name="CharStyle12"><text:span text:style-name="T29">í</text:span></text:span><text:span text:style-name="CharStyle12"><text:span text:style-name="T45">mi svoju izbičku, ktorú teraz už s Emkou obývala, a pri knihách, týchto studených, no verných priateľoch, zabudla, že je osirelá a </text:span></text:span><text:span text:style-name="CharStyle12"><text:span text:style-name="T68">o</text:span></text:span><text:span text:style-name="CharStyle12"><text:span text:style-name="T45">pustená.</text:span></text:span></text:p>
        <text:p text:style-name="P32"><text:span text:style-name="CharStyle12"><text:span text:style-name="T45">Imrich častejšie bavil sa v Pešti. Doma študoval usilovne, následkom čoho složil so skvelým prospechom posledniu zkúšku a čakajúc na diplom, chystal sa k prvým pravotám, ktoré daly dlho na seba čakať.</text:span></text:span></text:p>
        <text:p text:style-name="P32"><text:span text:style-name="CharStyle12"><text:span text:style-name="T45">Starý pán bol sa zotavil tak ďaleko, že vládal už i sám hore chodiť, pravda </text:span></text:span><text:soft-page-break/><text:span text:style-name="CharStyle12"><text:span text:style-name="T45">len o palici; no najviac sedával vo svojom koženom kresle v prednej izbe, zkade všetko pozoroval, čo sa vôkol neho robí. Bral i teraz živú účasť na všetkých hospodárskych prácach, a o stave hospodárstva musela mu Viola podávať zprávy. Keď</text:span></text:span><text:span text:style-name="CharStyle12"><text:span text:style-name="T1"> </text:span></text:span><text:span text:style-name="CharStyle12"><text:span text:style-name="T45">doma bývala, výlučne sama a nežne ho opatrovala, keď ale bola väčšia práca v behu na </text:span></text:span><text:span text:style-name="CharStyle12"><text:span text:style-name="T1">„M</text:span></text:span><text:span text:style-name="CharStyle12"><text:span text:style-name="T45">ajer</text:span></text:span><text:span text:style-name="CharStyle12"><text:span text:style-name="T1">i</text:span></text:span><text:span text:style-name="CharStyle12"><text:span text:style-name="T45">“, musela ta odísť.</text:span></text:span></text:p>
        <text:p text:style-name="P32"><text:span text:style-name="CharStyle12"><text:span text:style-name="T45">Už blížilo sa k jari. </text:span></text:span><text:span text:style-name="CharStyle12"><text:span text:style-name="T68">Č</text:span></text:span><text:span text:style-name="CharStyle12"><text:span text:style-name="T45">i i </text:span></text:span><text:span text:style-name="CharStyle12"><text:span text:style-name="T29">v</text:span></text:span><text:span text:style-name="CharStyle12"><text:span text:style-name="T45"> živote opustenej Violy!...</text:span></text:span></text:p>
        <text:p text:style-name="P32"><text:span text:style-name="CharStyle12"><text:span text:style-name="T45">Hermínka často bývala nechutná a rozmarná, lebo sa nudila. Imrich sa jej nepáčil, zdalo sa jej, že nenie viac tým zábavným, akým bol predtým, ba videla ho často vážnym i zasmušilým, čo ale konečne pripisovala jeho budúcemu vystúpeniu na politickom bojišti.</text:span></text:span></text:p>
        <text:p text:style-name="P32"><text:span text:style-name="CharStyle12"><text:span text:style-name="T45">Tu i tu rada si podul</text:span></text:span><text:span text:style-name="CharStyle12"><text:span text:style-name="T1">ov</text:span></text:span><text:span text:style-name="CharStyle12"><text:span text:style-name="T45">ala v jeho kancellárii, pravda, zväčša v jeho neprítomnosti. I našla raz v malej notizke — ako myslela — zanímavý corpus delicti, v podobe malého obrázka, predstavujúceho mladú, krásnu dámu s usmievavýma, ve</text:span></text:span><text:span text:style-name="CharStyle12"><text:span text:style-name="T29">ľ</text:span></text:span><text:span text:style-name="CharStyle12"><text:span text:style-name="T45">kýma očima; ako tmavý báršon, tak tmavými zda</text:span></text:span><text:span text:style-name="CharStyle12"><text:span text:style-name="T1">l</text:span></text:span><text:span text:style-name="CharStyle12"><text:span text:style-name="T45">y sa jej byť svodné oči tieto, a Hermínkino srdiečko prešiel ostrý pocit vzbudenej žiarlivosti. Bez všetkého váhania vzala obrázok so sebou, a hneď nasledujúceho rána, keď dostavila sa dolu k raňajkám, zavol</text:span></text:span><text:span text:style-name="CharStyle12"><text:span text:style-name="T1">a</text:span></text:span><text:span text:style-name="CharStyle12"><text:span text:style-name="T45">la Imricha k obloku:</text:span></text:span></text:p>
        <text:p text:style-name="P32"><text:span text:style-name="CharStyle12"><text:span text:style-name="T45">„Imro, poď len sem!</text:span></text:span><text:span text:style-name="CharStyle12"><text:span text:style-name="T1">“</text:span></text:span></text:p>
        <text:p text:style-name="P32"><text:span text:style-name="CharStyle12"><text:span text:style-name="T45">On poslúchnul.</text:span></text:span></text:p>
        <text:p text:style-name="P32"><text:span text:style-name="CharStyle12"><text:span text:style-name="T1">„T</text:span></text:span><text:span text:style-name="CharStyle12"><text:span text:style-name="T45">eraz sa zpovedaj</text:span></text:span><text:span text:style-name="CharStyle12"><text:span text:style-name="T1">:</text:span></text:span><text:span text:style-name="CharStyle12"><text:span text:style-name="T45"> znáš túto dámu?“</text:span></text:span></text:p>
        <text:p text:style-name="P32"><text:soft-page-break/><text:span text:style-name="CharStyle12"><text:span text:style-name="T45">Imrich s nevoľou siahnul po obrázku, no Hermínka, obratnejšia, nedala si ho.</text:span></text:span></text:p>
        <text:p text:style-name="P32"><text:span text:style-name="CharStyle12"><text:span text:style-name="T1">„</text:span></text:span><text:span text:style-name="CharStyle12"><text:span text:style-name="T45">Vidím, že poznáš. Kto je to, a odkiaľ tá dáma?“</text:span></text:span></text:p>
        <text:p text:style-name="P32"><text:span text:style-name="CharStyle12"><text:span text:style-name="T1">„</text:span></text:span><text:span text:style-name="CharStyle12"><text:span text:style-name="T45">A odkiaľ tento inquisitorský tón? Skôr ja mám právo opýtať sa, ako si k tej podobizni prišla?“</text:span></text:span></text:p>
        <text:p text:style-name="P32"><text:span text:style-name="CharStyle12"><text:span text:style-name="T45">„Do toho zase teba nič, mne to mohla dať Viola, ktorá pri prataní a vymetaní kancellárie ho tam našla.“</text:span></text:span></text:p>
        <text:p text:style-name="P32"><text:span text:style-name="CharStyle12"><text:span text:style-name="T45">„To je nie pravda! Keď by ho bola Viola našla</text:span></text:span><text:span text:style-name="CharStyle12"><text:span text:style-name="T1">,</text:span></text:span><text:span text:style-name="CharStyle12"><text:span text:style-name="T45"> bola by ho istotne len tam nechala; so sebou vziať — toho je ona nie schopná. Ty sama vzala si ho z mojej tobo</text:span></text:span><text:span text:style-name="CharStyle12"><text:span text:style-name="T1">l</text:span></text:span><text:span text:style-name="CharStyle12"><text:span text:style-name="T45">k</text:span></text:span><text:span text:style-name="CharStyle12"><text:span text:style-name="T1">y</text:span></text:span><text:span text:style-name="CharStyle12"><text:span text:style-name="T45">!</text:span></text:span><text:span text:style-name="CharStyle12"><text:span text:style-name="T1">“</text:span></text:span></text:p>
        <text:p text:style-name="P32"><text:span text:style-name="CharStyle12"><text:span text:style-name="T45">„Tak! </text:span></text:span><text:span text:style-name="CharStyle12"><text:span text:style-name="T1">Č</text:span></text:span><text:span text:style-name="CharStyle12"><text:span text:style-name="T45">oho je ona nie schopná, to vykonala som ja! Ostatne, darmo sa durdíš, mňa nenaľakáš tak ľahko. Ja chcela som vedieť, kto je to, teraz už ani to nechcem. Tu si máš tvoj obrázo</text:span></text:span><text:span text:style-name="CharStyle12"><text:span text:style-name="T1">k</text:span></text:span><text:span text:style-name="CharStyle12"><text:span text:style-name="T45">!“</text:span></text:span></text:p>
        <text:p text:style-name="P32"><text:span text:style-name="CharStyle12"><text:span text:style-name="T1">„O</text:span></text:span><text:span text:style-name="CharStyle12"><text:span text:style-name="T45">statne môžem ti to povedať, kto je tá dáma. Je to pani mojho priateľa v Pešti.“</text:span></text:span></text:p>
        <text:p text:style-name="P32"><text:span text:style-name="CharStyle12"><text:span text:style-name="T45">„A ty si bol jej priateľom, čo?“</text:span></text:span></text:p>
        <text:p text:style-name="P32"><text:span text:style-name="CharStyle12"><text:span text:style-name="T45">„Som ním i tera</text:span></text:span><text:span text:style-name="CharStyle12"><text:span text:style-name="T1">z</text:span></text:span><text:span text:style-name="CharStyle12"><text:span text:style-name="T45">“, odvetil a vzal podobizeň, uschovajúc ju pozorne.</text:span></text:span></text:p>
        <text:p text:style-name="P32"><text:span text:style-name="CharStyle12"><text:span text:style-name="T45">Viola doniesla raňajky. Jej tvár bola o niečo ešte bľadšia, než inokedy, a oči mala mdlé, akoby bola prebdela noc.</text:span></text:span></text:p>
        <text:p text:style-name="P32"><text:span text:style-name="CharStyle12"><text:span text:style-name="T1">„</text:span></text:span><text:span text:style-name="CharStyle12"><text:span text:style-name="T45">Emka je chor</text:span></text:span><text:span text:style-name="CharStyle12"><text:span text:style-name="T1">á</text:span></text:span><text:span text:style-name="CharStyle12"><text:span text:style-name="T45">“, riekla vážne, pohliadnuc na pani Vilinskú a Imricha.</text:span></text:span></text:p>
        <text:p text:style-name="P32"><text:span text:style-name="CharStyle12"><text:span text:style-name="T45">„</text:span></text:span><text:span text:style-name="CharStyle12"><text:span text:style-name="T1">C</text:span></text:span><text:span text:style-name="CharStyle12"><text:span text:style-name="T45">horá?! Snáď len nebude mať drobnice, ktoré, ako počuť, v okolí panuj</text:span></text:span><text:span text:style-name="CharStyle12"><text:span text:style-name="T1">ú</text:span></text:span><text:span text:style-name="CharStyle12"><text:span text:style-name="T45">!“ </text:span></text:span><text:soft-page-break/><text:span text:style-name="CharStyle12"><text:span text:style-name="T45">zvolala predesená Hermínka.</text:span></text:span></text:p>
        <text:p text:style-name="P32"><text:span text:style-name="CharStyle12"><text:span text:style-name="T1">„P</text:span></text:span><text:span text:style-name="CharStyle12"><text:span text:style-name="T45">redbežne nemožno to povedať, no dľa dosavádnych príznakov dá sa zatvárať, že spomenutá nemoc je vo vývine.“</text:span></text:span></text:p>
        <text:p text:style-name="P32"><text:span text:style-name="CharStyle12"><text:span text:style-name="T45">„Tak nesmieme meškať, nutno poslať pre lekár</text:span></text:span><text:span text:style-name="CharStyle12"><text:span text:style-name="T1">a</text:span></text:span><text:span text:style-name="CharStyle12"><text:span text:style-name="T45">!</text:span></text:span><text:span text:style-name="CharStyle12"><text:span text:style-name="T1">“ </text:span></text:span><text:span text:style-name="CharStyle12"><text:span text:style-name="T45">zvolal Imrich a vstal od stola.</text:span></text:span></text:p>
        <text:p text:style-name="P32"><text:span text:style-name="CharStyle12"><text:span text:style-name="T45">„Už sa stal</text:span></text:span><text:span text:style-name="CharStyle12"><text:span text:style-name="T1">o</text:span></text:span><text:span text:style-name="CharStyle12"><text:span text:style-name="T45">!</text:span></text:span><text:span text:style-name="CharStyle12"><text:span text:style-name="T1">“</text:span></text:span><text:span text:style-name="CharStyle12"><text:span text:style-name="T45"> vetila Viola. </text:span></text:span><text:span text:style-name="CharStyle12"><text:span text:style-name="T1">„M</text:span></text:span><text:span text:style-name="CharStyle12"><text:span text:style-name="T45">ožno, že už skoro tu bude.“</text:span></text:span></text:p>
        <text:p text:style-name="P32"><text:span text:style-name="CharStyle12"><text:span text:style-name="T45">„</text:span></text:span><text:span text:style-name="CharStyle12"><text:span text:style-name="T1">D</text:span></text:span><text:span text:style-name="CharStyle12"><text:span text:style-name="T45">robnice!</text:span></text:span><text:span text:style-name="CharStyle12"><text:span text:style-name="T1">“</text:span></text:span><text:span text:style-name="CharStyle12"><text:span text:style-name="T45"> opakovala Hermínka. </text:span></text:span><text:span text:style-name="CharStyle12"><text:span text:style-name="T1">„S</text:span></text:span><text:span text:style-name="CharStyle12"><text:span text:style-name="T45">trašná nemoc! A jej následky — sama myšlienka na to naplňuje ma hrôzo</text:span></text:span><text:span text:style-name="CharStyle12"><text:span text:style-name="T1">u</text:span></text:span><text:span text:style-name="CharStyle12"><text:span text:style-name="T45">!“</text:span></text:span></text:p>
        <text:p text:style-name="P32"><text:span text:style-name="CharStyle12"><text:span text:style-name="T45">Imrich poponáhľal sa so svojou kávou a potom ponáhľal sa hore do malej chyžky Violinej. Pri dveroch zastal. Nebol ešte v kútku tomto, odkedy Viola tam bývala. Aj teraz váhal. Za ním išla Hermínka v sprievode Violy, ktorá, zbadajúc, že Imrich stojí u dverí — pristúpila k nim, otvorila a rukou pokynula došlej Hermínke i Imrichovi k vstúpeniu. Imro vkročil, Hermínka zostala vo dveroch stáť.</text:span></text:span></text:p>
        <text:p text:style-name="P32"><text:span text:style-name="CharStyle12"><text:span text:style-name="T1">„</text:span></text:span><text:span text:style-name="CharStyle12"><text:span text:style-name="T45">Neznať, čo z toho bude, a preto lepšie varovať ako banovať. Imro, nechoď tak blízko k postel</text:span></text:span><text:span text:style-name="CharStyle12"><text:span text:style-name="T1">i</text:span></text:span><text:span text:style-name="CharStyle12"><text:span text:style-name="T45">!“</text:span></text:span></text:p>
        <text:p text:style-name="P32"><text:span text:style-name="CharStyle12"><text:span text:style-name="T45">Ale Imrich pristúpil bez okolkov k posteli nemocného dieťaťa a sohnul sa starostliv</text:span></text:span><text:span text:style-name="CharStyle12"><text:span text:style-name="T29">e</text:span></text:span><text:span text:style-name="CharStyle12"><text:span text:style-name="T45"> ku nemu.</text:span></text:span></text:p>
        <text:p text:style-name="P32"><text:span text:style-name="CharStyle12"><text:span text:style-name="T1">„</text:span></text:span><text:span text:style-name="CharStyle12"><text:span text:style-name="T45">Je i teraz v horúčke. V noci istotne aj balušila.“</text:span></text:span></text:p>
        <text:p text:style-name="P32"><text:span text:style-name="CharStyle12"><text:span text:style-name="T45">„</text:span></text:span><text:span text:style-name="CharStyle12"><text:span text:style-name="T68">Á</text:span></text:span><text:span text:style-name="CharStyle12"><text:span text:style-name="T45">no“, odpovedala Viola, </text:span></text:span><text:span text:style-name="CharStyle12"><text:span text:style-name="T1">„p</text:span></text:span><text:span text:style-name="CharStyle12"><text:span text:style-name="T45">red polnocou vykríkla zo sna a pustila sa do plaču, že sa bojí. Ja vstala som ku nej a našla som ju vo ve</text:span></text:span><text:span text:style-name="CharStyle12"><text:span text:style-name="T29">ľ</text:span></text:span><text:span text:style-name="CharStyle12"><text:span text:style-name="T45">kej horúčke.“</text:span></text:span></text:p>
        <text:p text:style-name="P32"><text:soft-page-break/><text:span text:style-name="CharStyle12"><text:span text:style-name="T45">Nemocné dieťa poobzeralo sa po prítomných.</text:span></text:span></text:p>
        <text:p text:style-name="P32"><text:span text:style-name="CharStyle12"><text:span text:style-name="T45">„Imro, Viola sama bola vo dvore o polnoci po vodu, -— ona sa nebojí.“</text:span></text:span></text:p>
        <text:p text:style-name="P32"><text:span text:style-name="CharStyle12"><text:span text:style-name="T1">„</text:span></text:span><text:span text:style-name="CharStyle12"><text:span text:style-name="T45">A vari by si sa bála?“ pokúsil sa Imrich žartovať, ač obava o život tohoto, jemu tak drahého dieťaťa, brala mu chuť k žartu. Ešte vždy držal Emušinu ruku vo svojej, čítal bitie tepny a zaroseným okom hľadel na tvár dievčatka.</text:span></text:span></text:p>
        <text:p text:style-name="P32"><text:span text:style-name="CharStyle12"><text:span text:style-name="T45">Viola to zbadala a oko jej zasvietilo vlhkým leskom, srdcom jej </text:span></text:span><text:span text:style-name="CharStyle12"><text:span text:style-name="T1">ov</text:span></text:span><text:span text:style-name="CharStyle12"><text:span text:style-name="T45">ládnul cit tak divný, tak nevysvetliteľný.</text:span></text:span></text:p>
        <text:p text:style-name="P32"><text:span text:style-name="CharStyle12"><text:span text:style-name="T45">„</text:span></text:span><text:span text:style-name="CharStyle12"><text:span text:style-name="T1">P</text:span></text:span><text:span text:style-name="CharStyle12"><text:span text:style-name="T45">očuj, Imriško, Viola nedovolila mi vstať, a ja sa mám tak mnoho učiť.“</text:span></text:span></text:p>
        <text:p text:style-name="P32"><text:span text:style-name="CharStyle12"><text:span text:style-name="T45">„Ani nemôžeš vstať! Odkážeme pánu professorovi, že si chorá; však sa ešte dosť naučíš.“</text:span></text:span></text:p>
        <text:p text:style-name="P32"><text:span text:style-name="CharStyle12"><text:span text:style-name="T45">Miesto odpovede pustila sa Emka zase do plaču. Po chvíľke ale, zdvihnúc hlávku, zpýtala sa:</text:span></text:span></text:p>
        <text:p text:style-name="P32"><text:span text:style-name="CharStyle12"><text:span text:style-name="T45">„Kto je u dver</text:span></text:span><text:span text:style-name="CharStyle12"><text:span text:style-name="T1">í</text:span></text:span><text:span text:style-name="CharStyle12"><text:span text:style-name="T45">?“</text:span></text:span></text:p>
        <text:p text:style-name="P32"><text:span text:style-name="CharStyle12"><text:span text:style-name="T1">„</text:span></text:span><text:span text:style-name="CharStyle12"><text:span text:style-name="T45">Hermínka.“</text:span></text:span></text:p>
        <text:p text:style-name="P4"><text:span text:style-name="CharStyle12"><text:span text:style-name="T1">„A</text:span></text:span><text:span text:style-name="CharStyle12"><text:span text:style-name="T45">ch, ja ju nechcem. Nech neide dnu, ona ma len vysmieva.</text:span></text:span><text:span text:style-name="CharStyle12"><text:span text:style-name="T1">“</text:span></text:span></text:p>
        <text:p text:style-name="P32"><text:span text:style-name="CharStyle12"><text:span text:style-name="T45">„Ja že ťa vysmievam, ja?</text:span></text:span><text:span text:style-name="CharStyle12"><text:span text:style-name="T1">“</text:span></text:span><text:span text:style-name="CharStyle12"><text:span text:style-name="T45"> ozvala sa táto od dvier, </text:span></text:span><text:span text:style-name="CharStyle12"><text:span text:style-name="T1">a</text:span></text:span><text:span text:style-name="CharStyle12"><text:span text:style-name="T45"> potlačiac bázeň svo</text:span></text:span><text:span text:style-name="CharStyle12"><text:span text:style-name="T1">ju</text:span></text:span><text:span text:style-name="CharStyle12"><text:span text:style-name="T45">, vkročila dnu a zatvorila za sebou dvere. Zastala a počala ohliadať sa po izbe Violinej. Táto, vidiac Imricha sedieť u postele dieťaťa, opustila izbu a išla pozreť ujca.</text:span></text:span></text:p>
        <text:p text:style-name="P32"><text:span text:style-name="CharStyle12"><text:span text:style-name="T1">„P</text:span></text:span><text:span text:style-name="CharStyle12"><text:span text:style-name="T45">ozri len, Imro, čo tá Viola spravila z tejto dier</text:span></text:span><text:span text:style-name="CharStyle12"><text:span text:style-name="T1">y</text:span></text:span><text:span text:style-name="CharStyle12"><text:span text:style-name="T45">!</text:span></text:span><text:span text:style-name="CharStyle12"><text:span text:style-name="T1">“</text:span></text:span></text:p>
        <text:p text:style-name="P32"><text:span text:style-name="CharStyle12"><text:span text:style-name="T45">Imrich mimovoľne poohliadnul sa po izbe. Hneď pri vkročení do tohoto </text:span></text:span><text:soft-page-break/><text:span text:style-name="CharStyle12"><text:span text:style-name="T45">kútika, ovialo ho iné povetrie, aké tam dolu nepanovalo. Tu nebolo počuť hurt rachotiacich vozov, ani krik a zvada s čeľa</text:span></text:span><text:span text:style-name="CharStyle12"><text:span text:style-name="T29">d</text:span></text:span><text:span text:style-name="CharStyle12"><text:span text:style-name="T45">ou neurážala ucho, ani otváranie a buchot dvier nenarušovalo tichosť a mier malej izbietky, v ktorej všetko dýchalo čistým, zdravým vozduchom a malo ráz uz</text:span></text:span><text:span text:style-name="CharStyle12"><text:span text:style-name="T1">avre</text:span></text:span><text:span text:style-name="CharStyle12"><text:span text:style-name="T45">nej panensk</text:span></text:span><text:span text:style-name="CharStyle12"><text:span text:style-name="T1">o</text:span></text:span><text:span text:style-name="CharStyle12"><text:span text:style-name="T45">sti. Vyzeralo to tu celkom primerano charakteru Violy. Vážne a odmietavo stálo tu rozličné zastaralé náradie, sporiadané v jeden celok, a ten celok bol dosť súladný. Vyjmúc Emkinej postieľky, ktorá bola nová, železná, boly tu všetky veci viac nepotrebované, odhodené, no niektoré i i</text:span></text:span><text:span text:style-name="CharStyle12"><text:span text:style-name="T1">nt</text:span></text:span><text:span text:style-name="CharStyle12"><text:span text:style-name="T45">eressantné, antické. Na obloku, jedinom, ktorý dodával izbičke svetlo, zavesená bola biela záslona, jednoduchá, hladká, bez okrášlenia, no čistá ako padlý sniažok. Sklo obloka bolo tiež bez najmenšej známky škvrny.</text:span></text:span></text:p>
        <text:p text:style-name="P32"><text:span text:style-name="CharStyle12"><text:span text:style-name="T45">Nad Violinou, jemným pokrovcom zakrytou postieľkou visela podobizeň jej otca. Okolo nej vinul sa veniec z usušených kvetín, a v susedstve tohoto obrazu povesené boly svetlopisné obrazy, dary to od Daniela.</text:span></text:span></text:p>
        <text:p text:style-name="P32"><text:span text:style-name="CharStyle12"><text:span text:style-name="T45">V jednom kúte stála stará, prastará kasňa s nesčíselnými priehradkami, z ktorých dajedna už aj chybovala,</text:span></text:span><text:span text:style-name="CharStyle17"><text:span text:style-name="T1"> </text:span></text:span><text:span text:style-name="CharStyle12"><text:span text:style-name="T45">no i táto kasňa leskla sa čistotou. Na jej povrchu porozkladané boly moderné i starodávne vá</text:span></text:span><text:span text:style-name="CharStyle12"><text:span text:style-name="T29">z</text:span></text:span><text:span text:style-name="CharStyle12"><text:span text:style-name="T45">ne s kvetinami a trávinami, mochy a vápencové skaly v úhľadnom celku.</text:span></text:span></text:p>
        <text:p text:style-name="P32"><text:span text:style-name="CharStyle12"><text:span text:style-name="T45">„To len Viola môže!“ hovorila Hermínka rozmarne. „</text:span></text:span><text:span text:style-name="CharStyle12"><text:span text:style-name="T1">O</text:span></text:span><text:span text:style-name="CharStyle12"><text:span text:style-name="T45">na má pre niečo podobného smysel, no ja nepochopím, ako sa tu môže cítiť; Viola áno — ale dáma nie; toto zrkadlo, na príklad — ani dlaň!“</text:span></text:span></text:p>
        <text:p text:style-name="P32"><text:soft-page-break/><text:span text:style-name="CharStyle12"><text:span text:style-name="T45">Emuša nespokojne hodila hlávkou.</text:span></text:span></text:p>
        <text:p text:style-name="P32"><text:span text:style-name="CharStyle12"><text:span text:style-name="T45">„</text:span></text:span><text:span text:style-name="CharStyle12"><text:span text:style-name="T1">N</text:span></text:span><text:span text:style-name="CharStyle12"><text:span text:style-name="T45">ehovor tak, Herma, Viola je práve taká dáma, ako ty, jej je ale zrkadlo nie potrebné, ona je i tak pekná.“</text:span></text:span></text:p>
        <text:p text:style-name="P32"><text:span text:style-name="CharStyle12"><text:span text:style-name="T45">„A táto predpotopná kasň</text:span></text:span><text:span text:style-name="CharStyle12"><text:span text:style-name="T1">a</text:span></text:span><text:span text:style-name="CharStyle12"><text:span text:style-name="T45">“, pokračovalo posmešne Hermínka, „len z ktorého kúta sveta dostala sa sem? Ba ako to v nej vyzerá...?“</text:span></text:span></text:p>
        <text:p text:style-name="P32"><text:span text:style-name="CharStyle12"><text:span text:style-name="T45">„</text:span></text:span><text:span text:style-name="CharStyle12"><text:span text:style-name="T1">N</text:span></text:span><text:span text:style-name="CharStyle12"><text:span text:style-name="T45">eotváraj kasňu, Herm</text:span></text:span><text:span text:style-name="CharStyle12"><text:span text:style-name="T1">a</text:span></text:span><text:span text:style-name="CharStyle12"><text:span text:style-name="T45">!“ — volala Ema hnevne.</text:span></text:span></text:p>
        <text:p text:style-name="P32"><text:span text:style-name="CharStyle12"><text:span text:style-name="T1">„H</text:span></text:span><text:span text:style-name="CharStyle12"><text:span text:style-name="T45">ermínk</text:span></text:span><text:span text:style-name="CharStyle12"><text:span text:style-name="T1">a</text:span></text:span><text:span text:style-name="CharStyle12"><text:span text:style-name="T45">!</text:span></text:span><text:span text:style-name="CharStyle12"><text:span text:style-name="T1">“</text:span></text:span><text:span text:style-name="CharStyle12"><text:span text:style-name="T45"> zvolal aj Imro kár</text:span></text:span><text:span text:style-name="CharStyle12"><text:span text:style-name="T1">av</text:span></text:span><text:span text:style-name="CharStyle12"><text:span text:style-name="T45">e.</text:span></text:span></text:p>
        <text:p text:style-name="P32"><text:span text:style-name="CharStyle12"><text:span text:style-name="T45">„Aj ty, Brutus?“ smiala sa táto a potom obrátila sa k Emuši:</text:span></text:span></text:p>
        <text:p text:style-name="P32"><text:span text:style-name="CharStyle12"><text:span text:style-name="T45">„Tebe by tiež lepšie bolo, keby si ticho ležala, — aj tak si ako paprik</text:span></text:span><text:span text:style-name="CharStyle12"><text:span text:style-name="T1">a</text:span></text:span><text:span text:style-name="CharStyle12"><text:span text:style-name="T45">!“</text:span></text:span></text:p>
        <text:p text:style-name="P32"><text:span text:style-name="CharStyle12"><text:span text:style-name="T1">„</text:span></text:span><text:span text:style-name="CharStyle12"><text:span text:style-name="T45">A preto bude lepšie, keď odídeš, Hermínk</text:span></text:span><text:span text:style-name="CharStyle12"><text:span text:style-name="T1">a</text:span></text:span><text:span text:style-name="CharStyle12"><text:span text:style-name="T45">“ — upomínal mladý muž, — „lebo, d</text:span></text:span><text:span text:style-name="CharStyle12"><text:span text:style-name="T29">ľ</text:span></text:span><text:span text:style-name="CharStyle12"><text:span text:style-name="T45">a všetkého súdiac, budú to predsa drobnice.“</text:span></text:span></text:p>
        <text:p text:style-name="P32"><text:span text:style-name="CharStyle12"><text:span text:style-name="T45">„</text:span></text:span><text:span text:style-name="CharStyle12"><text:span text:style-name="T1">M</text:span></text:span><text:span text:style-name="CharStyle12"><text:span text:style-name="T45">yslíš? Tak musím skutočne ujsť. Imro! i ty neostaň! sú prípady, kde i vyr</text:span></text:span><text:span text:style-name="CharStyle12"><text:span text:style-name="T1">á</text:span></text:span><text:span text:style-name="CharStyle12"><text:span text:style-name="T45">stl</text:span></text:span><text:span text:style-name="CharStyle12"><text:span text:style-name="T1">i</text:span></text:span><text:span text:style-name="CharStyle12"><text:span text:style-name="T45"> </text:span></text:span><text:span text:style-name="CharStyle12"><text:span text:style-name="T1">ľ</text:span></text:span><text:span text:style-name="CharStyle12"><text:span text:style-name="T45">udia padli v obeť tejto ošklivej nemoci.</text:span></text:span><text:span text:style-name="CharStyle12"><text:span text:style-name="T1">“</text:span></text:span></text:p>
        <text:p text:style-name="P32"><text:span text:style-name="CharStyle12"><text:span text:style-name="T45">„O mňa ty nemaj strach,</text:span></text:span><text:span text:style-name="CharStyle12"><text:span text:style-name="T1">“</text:span></text:span><text:span text:style-name="CharStyle12"><text:span text:style-name="T45"> odvetil tento.</text:span></text:span></text:p>
        <text:p text:style-name="P32"><text:span text:style-name="CharStyle12"><text:span text:style-name="T1">„</text:span></text:span><text:span text:style-name="CharStyle12"><text:span text:style-name="T45">No no, ako sa ľúbi. Ja ale, akonáhle lekár konštatuje drobnice, opustím tento dom a pôjdem k rodine.“</text:span></text:span></text:p>
        <text:p text:style-name="P32"><text:span text:style-name="CharStyle12"><text:span text:style-name="T1">„</text:span></text:span><text:span text:style-name="CharStyle12"><text:span text:style-name="T45">Ty vieš, že ti nikto nebráni ísť alebo prísť.“</text:span></text:span></text:p>
        <text:p text:style-name="P32"><text:span text:style-name="CharStyle12"><text:span text:style-name="T1">„</text:span></text:span><text:span text:style-name="CharStyle12"><text:span text:style-name="T45">Nech odíde, Imrich, nezdržiavaj ju, prosím, lebo ma vždy hnev</text:span></text:span><text:span text:style-name="CharStyle12"><text:span text:style-name="T1">á</text:span></text:span><text:span text:style-name="CharStyle12"><text:span text:style-name="T45">“, šeptala Ema a začala znovu plakať.</text:span></text:span></text:p>
        <text:p text:style-name="P32"><text:span text:style-name="CharStyle12"><text:span text:style-name="T45">„No ale teraz už naozaj opusť izbu, vidíš že je dieťa rozč</text:span></text:span><text:span text:style-name="CharStyle12"><text:span text:style-name="T29">u</text:span></text:span><text:span text:style-name="CharStyle12"><text:span text:style-name="T45">lené a potrebuje pokoj.“</text:span></text:span></text:p>
        <text:p text:style-name="P32"><text:soft-page-break/><text:span text:style-name="CharStyle12"><text:span text:style-name="T45">Hermínka odišla a buchla dvermi. Hneď na to prišla pani Vilinská a lekár. Viola prichádzala a odchádzala, bo ju i tam dolu čakaly povinnosti. Vilinská pristúpila k posteli, kde teraz Emuša so zatvo</text:span></text:span><text:span text:style-name="CharStyle12"><text:span text:style-name="T1">re</text:span></text:span><text:span text:style-name="CharStyle12"><text:span text:style-name="T45">nýma očima tíško ležala. Tuhá zimničná červenosť ustúpila nápadnej bľadosti. Lekár prezkúmal choré dievčatko.</text:span></text:span></text:p>
        <text:p text:style-name="P32"><text:span text:style-name="CharStyle12"><text:span text:style-name="T45">„Nutno vyčkať. Možno, že budú drobnice, no aj iné nemoce chodia s tými istými príznakmi. Na každý spôsob prídem ešte popoludní pozreť. Ale“ — a pri tom obzrel sa po izbe — „ja nevedel som, že jestvuje ešte táto izba vo vašom dome.“</text:span></text:span></text:p>
        <text:p text:style-name="P32"><text:span text:style-name="CharStyle12"><text:span text:style-name="T45">„Je to vlastne nie ani izba“</text:span></text:span><text:span text:style-name="CharStyle12"><text:span text:style-name="T1">,</text:span></text:span><text:span text:style-name="CharStyle12"><text:span text:style-name="T45"> ozval sa Imrich, nemilo dotknutý, „len komora pre staré veci, a len z rozmaru spáva Ema tu. Ale však i vy myslíte, aby odniesli sme ju dolu do alkovne?“</text:span></text:span></text:p>
        <text:p text:style-name="P32"><text:span text:style-name="CharStyle12"><text:span text:style-name="T45">„Ku pánu otcovi? Bože uchovaj! Tento vôbec ani nesmie vedieť, čo sa tu robí. J</text:span></text:span><text:span text:style-name="CharStyle12"><text:span text:style-name="T68">e</text:span></text:span><text:span text:style-name="CharStyle12"><text:span text:style-name="T45">stli chcete ju preniesť, tak do </text:span></text:span><text:span text:style-name="CharStyle12"><text:span text:style-name="T1">„M</text:span></text:span><text:span text:style-name="CharStyle12"><text:span text:style-name="T45">odrej izby.“</text:span></text:span></text:p>
        <text:p text:style-name="P32"><text:span text:style-name="CharStyle12"><text:span text:style-name="T45">„Tam je nekúreno“, riekla pani Vilinská.</text:span></text:span></text:p>
        <text:p text:style-name="P32"><text:span text:style-name="CharStyle12"><text:span text:style-name="T45">„</text:span></text:span><text:span text:style-name="CharStyle12"><text:span text:style-name="T1">A</text:span></text:span><text:span text:style-name="CharStyle12"><text:span text:style-name="T45">lebo do izby slečny Hermínky.“</text:span></text:span></text:p>
        <text:p text:style-name="P32"><text:span text:style-name="CharStyle12"><text:span text:style-name="T45">„Nie, nie! Ja ta neidem, tam to všetko tak tuho vonia. Nechajte ma tu, Viola je dobrá ku mne!“ volala Emka s plačom.</text:span></text:span></text:p>
        <text:p text:style-name="P32"><text:span text:style-name="CharStyle12"><text:span text:style-name="T1">„</text:span></text:span><text:span text:style-name="CharStyle12"><text:span text:style-name="T45">To verí</text:span></text:span><text:span text:style-name="CharStyle12"><text:span text:style-name="T1">m</text:span></text:span><text:span text:style-name="CharStyle12"><text:span text:style-name="T45">“, dotušil lekár. </text:span></text:span><text:span text:style-name="CharStyle12"><text:span text:style-name="T1">„S</text:span></text:span><text:span text:style-name="CharStyle12"><text:span text:style-name="T45">lečna Viola je dobrá ku každému, kto trpí a je slabší od nej. Neboj sa, tu ostaneš.“</text:span></text:span></text:p>
        <text:p text:style-name="P32"><text:span text:style-name="CharStyle12"><text:span text:style-name="T45">Dievčatko upokojené sa usmialo; oprelo umdlenú hlávku o podúšky. Prsičká </text:span></text:span><text:soft-page-break/><text:span text:style-name="CharStyle12"><text:span text:style-name="T45">jej ťažko a rýchlo dýchaly, zrýchleným bitím srdca hýbané.</text:span></text:span></text:p>
        <text:p text:style-name="P32"><text:span text:style-name="CharStyle12"><text:span text:style-name="T1">„O</text:span></text:span><text:span text:style-name="CharStyle12"><text:span text:style-name="T45">tázka je, kto bude ošetrovať našu chorú, lebo tu hlavne závisí výsledok od opatery; snáď dobre bude, keď zavoláte nejakú zkúsenú ženu, na príklad tú z „</text:span></text:span><text:span text:style-name="CharStyle12"><text:span text:style-name="T1">M</text:span></text:span><text:span text:style-name="CharStyle12"><text:span text:style-name="T45">ajera.</text:span></text:span><text:span text:style-name="CharStyle12"><text:span text:style-name="T1">“</text:span></text:span></text:p>
        <text:p text:style-name="P32"><text:span text:style-name="CharStyle12"><text:span text:style-name="T45">„Veď sme my tu“</text:span></text:span><text:span text:style-name="CharStyle12"><text:span text:style-name="T1">,</text:span></text:span><text:span text:style-name="CharStyle12"><text:span text:style-name="T45"> ozvala sa pani Vilinská, „ja a Viola budeme sa odmieňať.“</text:span></text:span></text:p>
        <text:p text:style-name="P32"><text:span text:style-name="CharStyle12"><text:span text:style-name="T45">„</text:span></text:span><text:span text:style-name="CharStyle12"><text:span text:style-name="T29">Á</text:span></text:span><text:span text:style-name="CharStyle12"><text:span text:style-name="T45">no, ja budem ošetrovať Emušu“, riekla Viola s tichou resignáciou.</text:span></text:span></text:p>
        <text:p text:style-name="P32"><text:span text:style-name="CharStyle12"><text:span text:style-name="T45">„A vy, slečna, nebojíte sa nemoce, ktorá pravdepodobne vypukn</text:span></text:span><text:span text:style-name="CharStyle12"><text:span text:style-name="T1">e</text:span></text:span><text:span text:style-name="CharStyle12"><text:span text:style-name="T45">?“</text:span></text:span></text:p>
        <text:p text:style-name="P32"><text:span text:style-name="CharStyle12"><text:span text:style-name="T1">„N</text:span></text:span><text:span text:style-name="CharStyle12"><text:span text:style-name="T45">ebo</text:span></text:span><text:span text:style-name="CharStyle12"><text:span text:style-name="T1">jí</text:span></text:span><text:span text:style-name="CharStyle12"><text:span text:style-name="T45">m.“</text:span></text:span></text:p>
        <text:p text:style-name="P32"><text:span text:style-name="CharStyle12"><text:span text:style-name="T1">„I</text:span></text:span><text:span text:style-name="CharStyle12"><text:span text:style-name="T45">nšie nemohol som ani mysleť o vás. Keď vy pr</text:span></text:span><text:span text:style-name="CharStyle12"><text:span text:style-name="T29">í</text:span></text:span><text:span text:style-name="CharStyle12"><text:span text:style-name="T45">jmete ošetrovanie malej nemocnej do vaš</text:span></text:span><text:span text:style-name="CharStyle12"><text:span text:style-name="T29">í</text:span></text:span><text:span text:style-name="CharStyle12"><text:span text:style-name="T45">ch rúk, tak možno povedať už popredku, že výsledok bude prajný.“</text:span></text:span></text:p>
        <text:p text:style-name="P32"><text:span text:style-name="CharStyle12"><text:span text:style-name="T45">„</text:span></text:span><text:span text:style-name="CharStyle12"><text:span text:style-name="T1">V</text:span></text:span><text:span text:style-name="CharStyle12"><text:span text:style-name="T45">ykonám všetko, čo bude možné.“</text:span></text:span></text:p>
        <text:p text:style-name="P32"><text:span text:style-name="CharStyle12"><text:span text:style-name="T45">„</text:span></text:span><text:span text:style-name="CharStyle12"><text:span text:style-name="T1">V</text:span></text:span><text:span text:style-name="CharStyle12"><text:span text:style-name="T45">zdávam vám moju poklonu, slečna, — vám je mnohé možný</text:span></text:span><text:span text:style-name="CharStyle12"><text:span text:style-name="T1">m</text:span></text:span><text:span text:style-name="CharStyle12"><text:span text:style-name="T45">“, doložil s úprimným pohľadom.</text:span></text:span></text:p>
        <text:p text:style-name="P32"><text:span text:style-name="CharStyle12"><text:span text:style-name="T45">Lekár s Vilinskou sa vzdialili a Viola ostala samotná s chorou.</text:span></text:span></text:p>
        <text:p text:style-name="P32"><text:span text:style-name="CharStyle12"><text:span text:style-name="T45">Táto, keď Viola k nej prisadla, chytila jej ruku a horúce jej pršťoky ihraly sa nervosne s Violinými.</text:span></text:span></text:p>
        <text:p text:style-name="P32"><text:span text:style-name="CharStyle12"><text:span text:style-name="T45">„</text:span></text:span><text:span text:style-name="CharStyle12"><text:span text:style-name="T1">V</text:span></text:span><text:span text:style-name="CharStyle12"><text:span text:style-name="T45">iolka, ty len ostaň pri mne, tak ako dosia</text:span></text:span><text:span text:style-name="CharStyle12"><text:span text:style-name="T68">ľ</text:span></text:span><text:span text:style-name="CharStyle12"><text:span text:style-name="T45">, veď nám tak dobre bolo! Len Imrich môže prísť; či smie, Violka, pustíš ho?“</text:span></text:span></text:p>
        <text:p text:style-name="P32"><text:span text:style-name="CharStyle12"><text:span text:style-name="T1">„N</text:span></text:span><text:span text:style-name="CharStyle12"><text:span text:style-name="T45">eboj sa dieťa, pustím, nech ti príde.</text:span></text:span><text:span text:style-name="CharStyle12"><text:span text:style-name="T1">“</text:span></text:span></text:p>
        <text:p text:style-name="P32"><text:span text:style-name="CharStyle12"><text:span text:style-name="T45">Nasledujúca noc bola veľmi nepokojná. Nemocné dieťa zavše vykríklo a </text:span></text:span><text:soft-page-break/><text:span text:style-name="CharStyle12"><text:span text:style-name="T45">zase padlo do bezvedomia. Všetko, </text:span></text:span><text:span text:style-name="CharStyle12"><text:span text:style-name="T68">č</text:span></text:span><text:span text:style-name="CharStyle12"><text:span text:style-name="T45">o minulé mesiace dotklo sa duše tohoto mladušk</text:span></text:span><text:span text:style-name="CharStyle12"><text:span text:style-name="T1">éh</text:span></text:span><text:span text:style-name="CharStyle12"><text:span text:style-name="T45">o stvorenia, to teraz znovu to v strašlivých to v radostných predstavách hýbalo jej mysľou. Zvlášte živo rozpomínala sa na výstup s rozbitou ozdobnou nádobkou, pre ktorú ju mama tak tvrdo obkríkla. Všetky ne</text:span></text:span><text:span text:style-name="CharStyle12"><text:span text:style-name="T68">la</text:span></text:span><text:span text:style-name="CharStyle12"><text:span text:style-name="T45">skavé alebo posmešné slová Hermínky pripomínala si teraz citlivá devuška a bránila sa celým ohňom svojej letory a chorobného stavu. Hneď na to spievala si veselé pesničky, alebo na hlas predriekala, čo jim v škole bolo naložené. Často tiež zaoberala sa rozč</text:span></text:span><text:span text:style-name="CharStyle12"><text:span text:style-name="T29">u</text:span></text:span><text:span text:style-name="CharStyle12"><text:span text:style-name="T45">lená jej myseľ rozlúštením otázky, prečo Imrich Violu tak nenávidí? —</text:span></text:span></text:p>
        <text:p text:style-name="P32"><text:span text:style-name="CharStyle12"><text:span text:style-name="T45">Tento tiež častejšie — i keď už nebezpečná nemoc vypukla — navštívil chorú sestričku svoju, ktorú mu umierajúca matka obzvlá</text:span></text:span><text:span text:style-name="CharStyle12"><text:span text:style-name="T1">št</text:span></text:span><text:span text:style-name="CharStyle12"><text:span text:style-name="T45">ne na srdce bola p</text:span></text:span><text:span text:style-name="CharStyle12"><text:span text:style-name="T1">o</text:span></text:span><text:span text:style-name="CharStyle12"><text:span text:style-name="T45">ložila. I miloval on toto dieťa skutočne ako drahú pamiatku po milovanej matke. Obyčajne oproti Viole zaujal miesto pri malej pacientke. Často prišiel hore tým </text:span></text:span><text:span text:style-name="CharStyle12"><text:span text:style-name="T29">u</text:span></text:span><text:span text:style-name="CharStyle12"><text:span text:style-name="T45">myslom, že osloví Violu, aby si išla niečo oddýchnuť, ale ako nachádzal sa v jej blízkosti, nemal slov, ktorými by jej to bol sdelil. — </text:span></text:span><text:span text:style-name="CharStyle12"><text:span text:style-name="T1">Ľ</text:span></text:span><text:span text:style-name="CharStyle12"><text:span text:style-name="T45">udkovia títo, tak zvláštnej povahy, dosiaľ — tak rečeno</text:span></text:span><text:span text:style-name="CharStyle17"><text:span text:style-name="T1"> </text:span></text:span><text:span text:style-name="CharStyle12"><text:span text:style-name="T1">—</text:span></text:span><text:span text:style-name="CharStyle12"><text:span text:style-name="T45"> jeden pre druhého ani nejestvovali, nikdy neoslovili sa bezprostredne, nikdy o sebe samých nehovorili; rozhovor jích točil sa obyčajne okolo osoby tretej, alebo okolo vecí, ktoré týkaly sa hospodárstva.</text:span></text:span></text:p>
        <text:p text:style-name="P32"><text:span text:style-name="CharStyle12"><text:span text:style-name="T45">Často, keď tak sedel, a večernie ticho zavládlo domom, pozrel ponad knihu, v ktorej čítal, na Violu a pre seba </text:span></text:span><text:span text:style-name="CharStyle12"><text:span text:style-name="T68">o</text:span></text:span><text:span text:style-name="CharStyle12"><text:span text:style-name="T45">pakoval slová: „Sphinx, záhadná sphinx!“</text:span></text:span></text:p>
        <text:p text:style-name="P32"><text:soft-page-break/><text:span text:style-name="CharStyle12"><text:span text:style-name="T45">„Aké myšlienky rodia sa za tým čistým, súladným mramorovým čelom?“ zpytoval sa sám seba, keď zraky svoje pozdvihnul na tú, ktorá oproti nemu sedela, a ktorá pri svojom vyšívaní zdala sa len stehy počítať. Lebo žeby nemyslela, nemožno predpokladať o nej, ba zdá sa, že ustavične to tam pracuje za tou jasnou stenou.</text:span></text:span></text:p>
        <text:p text:style-name="P32"><text:span text:style-name="CharStyle12"><text:span text:style-name="T45">Tu i tu i pani Vilinská, obyčajne prv než išla spať, nakukla do chyže nemocného dieťaťa.</text:span></text:span></text:p>
        <text:p text:style-name="P32"><text:span text:style-name="CharStyle12"><text:span text:style-name="T45">„</text:span></text:span><text:span text:style-name="CharStyle12"><text:span text:style-name="T1">M</text:span></text:span><text:span text:style-name="CharStyle12"><text:span text:style-name="T45">ávala som strach“, hovorievala potom ku Hermínke poťahom na Imricha a Violu, „že tá samota a odlúčenosť tých dvoch ľudí svedie sa dovedna, no presvedčená som už, že sa to nestane. Imrova nenávisť drží tuho Violininu tvrdošijnosť a meravá ľahostajnosť k nemu nemá príťažlivosti pre človeka, ktorý očakáva, žeby mu ženské samy prišly v ústrety. A preto, dieťa moje, nemáme príčiny báť sa Violy. K tomu už len krátky jeden rok a ona odíde.“ —</text:span></text:span></text:p>
        <text:p text:style-name="P32"><text:span text:style-name="CharStyle12"><text:span text:style-name="T45">Jednoho dňa k večeru poslaná bola Viola ku pani Milockej s bielizňou, ktorú tá mala oprávať, a našla tam Daniela. On privítal ju s opravdivou úprimnou radosťou, ona viac srdečne než zdržanliv</text:span></text:span><text:span text:style-name="CharStyle12"><text:span text:style-name="T29">e</text:span></text:span><text:span text:style-name="CharStyle12"><text:span text:style-name="T45"> mu odpovedala a vyjavila výraz úprimného potešenia nad tým, že ho zase zhliada. Skoro na to rozpriadol sa medzi nimi živý priateľský rozhovor.</text:span></text:span></text:p>
        <text:p text:style-name="P32"><text:span text:style-name="CharStyle12"><text:span text:style-name="T45">„Dnes dosiahla som svoj dvadsiaty rok, ešte jeden rok a — —“ radostný svit v jej očiach dokončil nedopovedanú vetu.</text:span></text:span></text:p>
        <text:p text:style-name="P32"><text:span text:style-name="CharStyle12"><text:span text:style-name="T1">„</text:span></text:span><text:span text:style-name="CharStyle12"><text:span text:style-name="T45">Ešte tedy celý rok“, vzdychol Daniel, keď vyslovil jej svoje blahoželanie. — </text:span></text:span><text:soft-page-break/><text:span text:style-name="CharStyle12"><text:span text:style-name="T45">„Do roka môže sa stať mnoho!“</text:span></text:span></text:p>
        <text:p text:style-name="P32"><text:span text:style-name="CharStyle12"><text:span text:style-name="T1">„M</text:span></text:span><text:span text:style-name="CharStyle12"><text:span text:style-name="T45">noho, ale pravdepodobne, že nič nestane sa, ke</text:span></text:span><text:span text:style-name="CharStyle12"><text:span text:style-name="T1">ď </text:span></text:span><text:span text:style-name="CharStyle12"><text:span text:style-name="T45">skoro za štyri roky nestalo sa nič, — snáď len nemyslíte, žeby som dotedy umrela?“</text:span></text:span></text:p>
        <text:p text:style-name="P32"><text:span text:style-name="CharStyle12"><text:span text:style-name="T1">„</text:span></text:span><text:span text:style-name="CharStyle12"><text:span text:style-name="T45">To nie, nevyzeráte tak, vzdor tomu, že ste umdlená mnohým bdením a trápením, ale i tak môže sa prihodiť všeličo.“</text:span></text:span></text:p>
        <text:p text:style-name="P32"><text:span text:style-name="CharStyle12"><text:span text:style-name="T45">„Také konservatívne osoby nepodliehajú častým premenám“, prehodila Viola žartom.</text:span></text:span></text:p>
        <text:p text:style-name="P32"><text:span text:style-name="CharStyle12"><text:span text:style-name="T45">„Ale keď premenia sa, to premenia sa docela.“</text:span></text:span></text:p>
        <text:p text:style-name="P32"><text:span text:style-name="CharStyle12"><text:span text:style-name="T45">Zdalo sa, že Daniel videl nejaké príšery tam, kde jich ešte predbežne nebolo. —</text:span></text:span></text:p>
        <text:p text:style-name="P32"><text:span text:style-name="CharStyle12"><text:span text:style-name="T45">Tam von začal sa topiť sňa</text:span></text:span><text:span text:style-name="CharStyle12"><text:span text:style-name="T1">h</text:span></text:span><text:span text:style-name="CharStyle12"><text:span text:style-name="T45">; južný vietor sháňal oblaky, predzvestujúce teplý dážď. Chystalo sa to v prírode k jari a Viole zdalo sa, že akosi, vzdor tomu chladu, ktorý ju ešte obklopuje, i v nej taje už ľad.</text:span></text:span></text:p>
        <text:p text:style-name="P32"><text:span text:style-name="CharStyle12"><text:span text:style-name="T45">Vtedy večer, keď niečo uchlácholila ujca, ktorý jej svojím spôsobom robil výčitky, že ho veľmi zanedbáva, odišla ku milej chorej svojej. Tam sedel Imro, ako obyčajne, keď Violy nebolo tu hore, a mal na kolenách knihu, v ktorej čítal, alebo snáď len chcel čítať</text:span></text:span><text:span text:style-name="CharStyle12"><text:span text:style-name="T1">.</text:span></text:span><text:span text:style-name="CharStyle12"><text:span text:style-name="T45"> On často</text:span></text:span><text:span text:style-name="CharStyle17"><text:span text:style-name="T1"> </text:span></text:span><text:span text:style-name="CharStyle12"><text:span text:style-name="T45">rozprával svojím zvučným, príjemným hlasom, ktorý hlas, keď chcel, vedel byť tak lichotiv</text:span></text:span><text:span text:style-name="CharStyle12"><text:span text:style-name="T29">e</text:span></text:span><text:span text:style-name="CharStyle12"><text:span text:style-name="T45"> mäkkým, že mimovoľne vlúdil sa v srdce poslucháča — rozprávky a poviestky pre dieťa, ktoré zväčša sám si komponoval.</text:span></text:span></text:p>
        <text:p text:style-name="P32"><text:span text:style-name="CharStyle12"><text:span text:style-name="T45">I teraz dokončil jednu takú poviestku, po ktorej Ema zaspala.</text:span></text:span></text:p>
        <text:p text:style-name="P32"><text:soft-page-break/><text:span text:style-name="CharStyle12"><text:span text:style-name="T45">Viola vzala svoju prácu do rúk a sadla si na obvyklé miesto.</text:span></text:span></text:p>
        <text:p text:style-name="P32"><text:span text:style-name="CharStyle12"><text:span text:style-name="T45">Imrich podíval sa na ňu. </text:span></text:span><text:span text:style-name="CharStyle12"><text:span text:style-name="T69">Č</text:span></text:span><text:span text:style-name="CharStyle12"><text:span text:style-name="T45">i napadol mu jej niečo zmenený zovňajšok, a keď áno, či nenadhodila sa mu myšlienka, že to súvisí s Danielom?</text:span></text:span></text:p>
        <text:p text:style-name="P32"><text:span text:style-name="CharStyle12"><text:span text:style-name="T45">Deva asi tušila, že jeho pohlaď pátrav</text:span></text:span><text:span text:style-name="CharStyle12"><text:span text:style-name="T30">e</text:span></text:span><text:span text:style-name="CharStyle12"><text:span text:style-name="T45"> spočinul na jej tvári, no nezdvihla očí, bo vedela, žeby on teraz nenašiel tam meravého výrazu. Ale </text:span></text:span><text:span text:style-name="CharStyle12"><text:span text:style-name="T1">jaro</text:span></text:span><text:span text:style-name="CharStyle12"><text:span text:style-name="T45"> predsa kráčalo svojou cestou.</text:span></text:span></text:p>
        <text:p text:style-name="P32"><text:span text:style-name="CharStyle12"><text:span text:style-name="T45">Emuša chvíľkami ešte balušila, chvíľkami zaspala, zase vykríkla. Raz zvolala na Violu:</text:span></text:span></text:p>
        <text:p text:style-name="P32"><text:span text:style-name="CharStyle12"><text:span text:style-name="T1">„</text:span></text:span><text:span text:style-name="CharStyle12"><text:span text:style-name="T45">Viola, ale povedz mi, prečo ťa Imrich tak nerád má?“</text:span></text:span></text:p>
        <text:p text:style-name="P32"><text:span text:style-name="CharStyle12"><text:span text:style-name="T45">Títo sa strhli prekvapením. Violinu tvár pokryl temný rumenec. Ona často počula otázku túto z úst zvedavého dieťaťa, no nebola by to dala za mnoho, keby sa to teraz nebolo stalo.</text:span></text:span></text:p>
        <text:p text:style-name="P32"><text:span text:style-name="CharStyle12"><text:span text:style-name="T45">„Prečo, Viola, povedz pravdu, tak ma učil pán professor Milocký, povedz, čo si mu urobila?“</text:span></text:span></text:p>
        <text:p text:style-name="P32"><text:span text:style-name="CharStyle12"><text:span text:style-name="T1">„T</text:span></text:span><text:span text:style-name="CharStyle12"><text:span text:style-name="T45">icho, Emka, ticho, poviem ti, keď budeš zdrav</text:span></text:span><text:span text:style-name="CharStyle12"><text:span text:style-name="T1">á</text:span></text:span><text:span text:style-name="CharStyle12"><text:span text:style-name="T45">“ — a pri tom predsa pohliadla na Imra. Vzdor prísnemu sebazapreniu, zjavil sa v očiach jej teplý, jasný svit, a lúč ten </text:span></text:span><text:span text:style-name="CharStyle12"><text:span text:style-name="T1">ja</text:span></text:span><text:span text:style-name="CharStyle12"><text:span text:style-name="T45">rnieho tepla naľakal Imricha.</text:span></text:span></text:p>
        <text:p text:style-name="P32"><text:span text:style-name="CharStyle12"><text:span text:style-name="T45">„Ach, Viola, daj mi vodičky, však som ja veľmi chorá?</text:span></text:span><text:span text:style-name="CharStyle12"><text:span text:style-name="T1">“</text:span></text:span><text:span text:style-name="CharStyle12"><text:span text:style-name="T45"> vravelo ďalej dievčatko, ktoré už zabudlo, že chcelo sa dopátrať tajností, týkajúcich sa dvoch jej veľmi milých duší. —</text:span></text:span></text:p>
        <text:p text:style-name="P32"><text:span text:style-name="CharStyle12"><text:span text:style-name="T45">„</text:span></text:span><text:span text:style-name="CharStyle12"><text:span text:style-name="T1">P</text:span></text:span><text:span text:style-name="CharStyle12"><text:span text:style-name="T45">rečo?“ zpýtala sa hneď na to Viola sama seba. A ako odpoveď na to, </text:span></text:span><text:soft-page-break/><text:span text:style-name="CharStyle12"><text:span text:style-name="T45">videla sa tam v prízemnej izbe s poviazaným ramenom a mdlým, nešťastným srdiečkom oproti nemu, ktorý ju a jej milého otca tak veľmi pohanil. Pri tom pozrela na podobizeň zbožňovaného otca, a ten </text:span></text:span><text:span text:style-name="CharStyle12"><text:span text:style-name="T1">ja</text:span></text:span><text:span text:style-name="CharStyle12"><text:span text:style-name="T45">rný teplý lúč jej oka, ustúpil zase tvrdému, prísnemu mrazu. A keď tým teplým svitom urobila oproti Imrovi krok napred k usrozumeniu sa, teraz zase stala sa o dva kroky neprístupnejšou.</text:span></text:span></text:p>
        <text:p text:style-name="P32"><text:span text:style-name="CharStyle12"><text:span text:style-name="T45">Emka vyzdravela. Lekár vzdával vernej ošetrovateľke opätne chválu, a ako predtým, keď Vilinský bol ochorel, opytoval sa často, že či slečna necíti naskrze žiadnu boľasť alebo unavenie, alebo či nemá horúčku? Pri tom, keď mohol, chopil sa jej ruky, aby zkúšal tepnu, no vždy našiel, že táto pravidelnejšie ani biť nemôže.</text:span></text:span></text:p>
        <text:p text:style-name="P32"><text:span text:style-name="CharStyle12"><text:span text:style-name="T45">Viola teraz obstarávala aj iné domáce práce, ako predtým.</text:span></text:span></text:p>
        <text:p text:style-name="P32"><text:span text:style-name="CharStyle12"><text:span text:style-name="T45">Jednoho dňa pribehla do kuchyne Hermínka, ktorá navrátila sa už „od rodin</text:span></text:span><text:span text:style-name="CharStyle12"><text:span text:style-name="T1">y</text:span></text:span><text:span text:style-name="CharStyle12"><text:span text:style-name="T45">“ domov a zvolala s veľkým a radostným rozochvení</text:span></text:span><text:span text:style-name="CharStyle12"><text:span text:style-name="T1">m</text:span></text:span><text:span text:style-name="CharStyle12"><text:span text:style-name="T45">:</text:span></text:span></text:p>
        <text:p text:style-name="P32"><text:span text:style-name="CharStyle12"><text:span text:style-name="T1">„V</text:span></text:span><text:span text:style-name="CharStyle12"><text:span text:style-name="T45">iola, pomysli si, Imro predsa vystúpi! Teraz prišla deputácia jeho ctiteľov z D. a aj z iných obcí, a tí ho vyzvali, aby prijal kandidatúru. Ach to je krásne, Viola! Ale čože je tebe?“</text:span></text:span></text:p>
        <text:p text:style-name="P32"><text:span text:style-name="CharStyle12"><text:span text:style-name="T45">Viola sa mimovoľne zachvela.</text:span></text:span></text:p>
        <text:p text:style-name="P32"><text:span text:style-name="CharStyle12"><text:span text:style-name="T45">„Dnes ma hlava bol</text:span></text:span><text:span text:style-name="CharStyle12"><text:span text:style-name="T1">í</text:span></text:span><text:span text:style-name="CharStyle12"><text:span text:style-name="T45">, zdá sa, že ochoriem i ja!“</text:span></text:span></text:p>
        <text:p text:style-name="P32"><text:span text:style-name="CharStyle12"><text:span text:style-name="T1">„N</text:span></text:span><text:span text:style-name="CharStyle12"><text:span text:style-name="T45">emožno! Ale počuj. Bude to za život toho leta! K nám budú chodiť mnohí páni. Zábavy, večierky budú sa odbývať, budeme šiť zástavy, pierka priprávať. </text:span></text:span><text:soft-page-break/><text:span text:style-name="CharStyle12"><text:span text:style-name="T45">I ujec z Pešti príde, aby pomáhal kortešovať. Ach, bude to za živo</text:span></text:span><text:span text:style-name="CharStyle12"><text:span text:style-name="T1">t</text:span></text:span><text:span text:style-name="CharStyle12"><text:span text:style-name="T45">!</text:span></text:span><text:span text:style-name="CharStyle12"><text:span text:style-name="T1">“</text:span></text:span><text:span text:style-name="CharStyle12"><text:span text:style-name="T45"> Hermínka odbehla a nechala Violu samotnú s jej chorou hlávkou a možno, že i chorým srdiečkom.</text:span></text:span></text:p>
        <text:p text:style-name="P32"><text:span text:style-name="CharStyle12"><text:span text:style-name="T45">Nebol div, že bolo dnes v kuchyni niečo pripálené, no nepovšimnul si toho nikto.</text:span></text:span></text:p>
        <text:p text:style-name="P32"><text:span text:style-name="CharStyle12"><text:span text:style-name="T45">Po obede toho istého dňa, kým chorý Vilinský a pani Vilinská driemali a Viola poslaná bola do sklep</text:span></text:span><text:span text:style-name="CharStyle12"><text:span text:style-name="T30">u</text:span></text:span><text:span text:style-name="CharStyle12"><text:span text:style-name="T45">, nachádzal sa Imrich samotný v svojej kancellárii, pohodlne rozložený na pohovke. V ruke držal mohutný čibuk, z ktorého vonný dym vystupoval a vo fantastické formy zahaľoval postavu a okolie mladého, nádejného ablegáta. Noviny, v ktorých čítal, pohodené boly na diváne — on hľadel do obláčkov dymu a rozmýšľal. V pohrúžení svojom nezbadal tiché klopanie na dvere. Tieto sa otvorily a Hermínkina hlavka nakukla dnu.</text:span></text:span></text:p>
        <text:p text:style-name="P32"><text:span text:style-name="CharStyle12"><text:span text:style-name="T45">„</text:span></text:span><text:span text:style-name="CharStyle12"><text:span text:style-name="T1">Smi</text:span></text:span><text:span text:style-name="CharStyle12"><text:span text:style-name="T45">em?“</text:span></text:span></text:p>
        <text:p text:style-name="P32"><text:span text:style-name="CharStyle12"><text:span text:style-name="T45">„Aká otázka? Len ďale</text:span></text:span><text:span text:style-name="CharStyle12"><text:span text:style-name="T1">j</text:span></text:span><text:span text:style-name="CharStyle12"><text:span text:style-name="T45">!“ zvolal mladý muž zdvoril</text:span></text:span><text:span text:style-name="CharStyle12"><text:span text:style-name="T30">e</text:span></text:span><text:span text:style-name="CharStyle12"><text:span text:style-name="T45">, vstávajúc z pohovky.</text:span></text:span></text:p>
        <text:p text:style-name="P32"><text:span text:style-name="CharStyle12"><text:span text:style-name="T1">„</text:span></text:span><text:span text:style-name="CharStyle12"><text:span text:style-name="T45">Len ostaň, veď máme snáď oba miesta tam.“</text:span></text:span></text:p>
        <text:p text:style-name="P32"><text:span text:style-name="CharStyle12"><text:span text:style-name="T45">„</text:span></text:span><text:span text:style-name="CharStyle12"><text:span text:style-name="T1">P</text:span></text:span><text:span text:style-name="CharStyle12"><text:span text:style-name="T45">ravda, že máme“, vetil</text:span></text:span><text:span text:style-name="CharStyle12"><text:span text:style-name="T1"> </text:span></text:span><text:span text:style-name="CharStyle12"><text:span text:style-name="T45">veselo Imric</text:span></text:span><text:span text:style-name="CharStyle12"><text:span text:style-name="T1">h a</text:span></text:span><text:span text:style-name="CharStyle12"><text:span text:style-name="T45"> odložiac čibuk na stranu, začal shŕnať noviny, aby urobil dievčine miesto.</text:span></text:span></text:p>
        <text:p text:style-name="P32"><text:span text:style-name="CharStyle12"><text:span text:style-name="T1">„</text:span></text:span><text:span text:style-name="CharStyle12"><text:span text:style-name="T45">Ach, Imrich, ja som ti cele rozč</text:span></text:span><text:span text:style-name="CharStyle12"><text:span text:style-name="T30">u</text:span></text:span><text:span text:style-name="CharStyle12"><text:span text:style-name="T45">len</text:span></text:span><text:span text:style-name="CharStyle12"><text:span text:style-name="T1">á</text:span></text:span><text:span text:style-name="CharStyle12"><text:span text:style-name="T45">!“</text:span></text:span></text:p>
        <text:p text:style-name="P32"><text:span text:style-name="CharStyle12"><text:span text:style-name="T1">„O</text:span></text:span><text:span text:style-name="CharStyle12"><text:span text:style-name="T45">d čoho?“</text:span></text:span></text:p>
        <text:p text:style-name="P32"><text:span text:style-name="CharStyle12"><text:span text:style-name="T1">„</text:span></text:span><text:span text:style-name="CharStyle12"><text:span text:style-name="T45">Že vraj od čoho? Nuž od dojmov dnešného predpoludnia. Srdce mi trepoce od rozochvenia, hlava točí sa mi radosťou, keď si na to všetko pomyslím.“</text:span></text:span></text:p>
        <text:p text:style-name="P32"><text:soft-page-break/><text:span text:style-name="CharStyle12"><text:span text:style-name="T1">„</text:span></text:span><text:span text:style-name="CharStyle12"><text:span text:style-name="T45">A mne točí sa hlava starosťou, ako sa to všetko skonč</text:span></text:span><text:span text:style-name="CharStyle12"><text:span text:style-name="T1">í</text:span></text:span><text:span text:style-name="CharStyle12"><text:span text:style-name="T45">!“</text:span></text:span></text:p>
        <text:p text:style-name="P32"><text:span text:style-name="CharStyle12"><text:span text:style-name="T45">„Nuž akoby ináče, než naším víťazstvom?“</text:span></text:span></text:p>
        <text:p text:style-name="P32"><text:span text:style-name="CharStyle12"><text:span text:style-name="T1">„M</text:span></text:span><text:span text:style-name="CharStyle12"><text:span text:style-name="T45">ožným víťazstvom, povedz, Hermínka; možný je aj opak toho.“</text:span></text:span></text:p>
        <text:p text:style-name="P32"><text:span text:style-name="CharStyle12"><text:span text:style-name="T45">„</text:span></text:span><text:span text:style-name="CharStyle12"><text:span text:style-name="T1">N</text:span></text:span><text:span text:style-name="CharStyle12"><text:span text:style-name="T45">ehovor tak, lebo sa nahnevá</text:span></text:span><text:span text:style-name="CharStyle12"><text:span text:style-name="T1">m</text:span></text:span><text:span text:style-name="CharStyle12"><text:span text:style-name="T45">!</text:span></text:span><text:span text:style-name="CharStyle12"><text:span text:style-name="T1">“</text:span></text:span></text:p>
        <text:p text:style-name="P32"><text:span text:style-name="CharStyle12"><text:span text:style-name="T1">„Ž</text:span></text:span><text:span text:style-name="CharStyle12"><text:span text:style-name="T45">eláš si tedy tak veľmi, aby som bol zvoleným?“</text:span></text:span></text:p>
        <text:p text:style-name="P32"><text:span text:style-name="CharStyle12"><text:span text:style-name="T1">„V</text:span></text:span><text:span text:style-name="CharStyle12"><text:span text:style-name="T45">eľmi, veľmi! Želám si vrúcne všetko, čo by teba Imrich, oslávilo! Pochyboval si o tom?“</text:span></text:span></text:p>
        <text:p text:style-name="P32"><text:span text:style-name="CharStyle12"><text:span text:style-name="T45">„Nie, nepochyboval, ač musím vyznať úprimne a kajúcne, že som dosiaľ o tom málo rozmýšľal.</text:span></text:span><text:span text:style-name="CharStyle12"><text:span text:style-name="T1">“</text:span></text:span></text:p>
        <text:p text:style-name="P32"><text:span text:style-name="CharStyle12"><text:span text:style-name="T45">„To by si ja vlastne mala apprehendovať od teba, ale neidem si kaliť radostný deň“</text:span></text:span><text:span text:style-name="CharStyle12"><text:span text:style-name="T1">,</text:span></text:span><text:span text:style-name="CharStyle12"><text:span text:style-name="T45"> — pri tom pozrela na suseda svojho temer vrúcne. Hneď ale zastrelo sa jej lesklé oko mráčkom nev</text:span></text:span><text:span text:style-name="CharStyle12"><text:span text:style-name="T30">o</text:span></text:span><text:span text:style-name="CharStyle12"><text:span text:style-name="T45">le. Na stene medzi inými podobizňami videla visieť i obrázok černookej dámy.</text:span></text:span></text:p>
        <text:p text:style-name="P32"><text:span text:style-name="CharStyle12"><text:span text:style-name="T45">„</text:span></text:span><text:span text:style-name="CharStyle12"><text:span text:style-name="T1">M</text:span></text:span><text:span text:style-name="CharStyle12"><text:span text:style-name="T45">usel si ju veľmi rád mať!“ Ukázala na svetlopis.</text:span></text:span></text:p>
        <text:p text:style-name="P32"><text:span text:style-name="CharStyle12"><text:span text:style-name="T1">„</text:span></text:span><text:span text:style-name="CharStyle12"><text:span text:style-name="T45">Že som si ju sem dal?“ usmial sa Imrich, ktorého Hermínkina znovu vzbudená žiarlivosť i tešila i bavila.</text:span></text:span></text:p>
        <text:p text:style-name="P32"><text:span text:style-name="CharStyle12"><text:span text:style-name="T1">„P</text:span></text:span><text:span text:style-name="CharStyle12"><text:span text:style-name="T45">ravda, preto. I teraz ti je ešte milá</text:span></text:span><text:span text:style-name="CharStyle12"><text:span text:style-name="T1">,</text:span></text:span><text:span text:style-name="CharStyle12"><text:span text:style-name="T45"> hejže?“</text:span></text:span></text:p>
        <text:p text:style-name="P32"><text:span text:style-name="CharStyle12"><text:span text:style-name="T45">„Milá</text:span></text:span><text:span text:style-name="CharStyle12"><text:span text:style-name="T1">,</text:span></text:span><text:span text:style-name="CharStyle12"><text:span text:style-name="T45"> ako sú nám milými naši zomrelí.“</text:span></text:span></text:p>
        <text:p text:style-name="P32"><text:span text:style-name="CharStyle12"><text:span text:style-name="T1">„</text:span></text:span><text:span text:style-name="CharStyle12"><text:span text:style-name="T45">Tedy ona už umrel</text:span></text:span><text:span text:style-name="CharStyle12"><text:span text:style-name="T1">a</text:span></text:span><text:span text:style-name="CharStyle12"><text:span text:style-name="T45">!</text:span></text:span><text:span text:style-name="CharStyle12"><text:span text:style-name="T1">“</text:span></text:span><text:span text:style-name="CharStyle12"><text:span text:style-name="T45"> vydýchla Hermínka. </text:span></text:span><text:span text:style-name="CharStyle12"><text:span text:style-name="T1">„</text:span></text:span><text:span text:style-name="CharStyle12"><text:span text:style-name="T30">U</text:span></text:span><text:span text:style-name="CharStyle12"><text:span text:style-name="T45">bohá! Vieš čo, Imrich, zastrime jej podobizeň, na znak nášho smútku, čiernym závojom.</text:span></text:span><text:span text:style-name="CharStyle12"><text:span text:style-name="T1">“</text:span></text:span></text:p>
        <text:p text:style-name="P32"><text:span text:style-name="CharStyle12"><text:span text:style-name="T45">Imrich privolil a </text:span></text:span><text:span text:style-name="CharStyle12"><text:span text:style-name="T1">He</text:span></text:span><text:span text:style-name="CharStyle12"><text:span text:style-name="T45">rmínka odbehla, no skoro </text:span></text:span><text:span text:style-name="CharStyle12"><text:span text:style-name="T30">z</text:span></text:span><text:span text:style-name="CharStyle12"><text:span text:style-name="T45">atým doniesla kúsok čierneho </text:span></text:span><text:soft-page-break/><text:span text:style-name="CharStyle12"><text:span text:style-name="T45">flóru, ktorým zastrela nevinný obrázok. Potom zase sadla si k Imrovi a preriekla citne:</text:span></text:span></text:p>
        <text:p text:style-name="P32"><text:span text:style-name="CharStyle12"><text:span text:style-name="T1">„</text:span></text:span><text:span text:style-name="CharStyle12"><text:span text:style-name="T45">Tak! m</text:span></text:span><text:span text:style-name="CharStyle12"><text:span text:style-name="T30">r</text:span></text:span><text:span text:style-name="CharStyle12"><text:span text:style-name="T45">tv</text:span></text:span><text:span text:style-name="CharStyle12"><text:span text:style-name="T30">í</text:span></text:span><text:span text:style-name="CharStyle12"><text:span text:style-name="T45"> nech odpočívajú, živí nech žijú v radosti, šťastí a —“</text:span></text:span></text:p>
        <text:p text:style-name="P32"><text:span text:style-name="CharStyle12"><text:span text:style-name="T45">„A lásk</text:span></text:span><text:span text:style-name="CharStyle12"><text:span text:style-name="T1">e</text:span></text:span><text:span text:style-name="CharStyle12"><text:span text:style-name="T45">!“ doplnil Imrich, ktorý začal sa už zohrievať. I vzal nežno Hermínkinu mäkkú rúčku do svojej a pritiahnul ju k sebe, Dievčina neodporovala; so šťastným úsmevom pritúlila sa k nemu. Bol by musel byť zriedkavo otužilým, aby ho blízkosť tejto krásy neočarovala, zvlá</text:span></text:span><text:span text:style-name="CharStyle12"><text:span text:style-name="T1">š</text:span></text:span><text:span text:style-name="CharStyle12"><text:span text:style-name="T45">te keď videl jej blaženú, peknú tvár, svodné koralové ústa, úsmevom polootvorené a keď cítil unylý poh</text:span></text:span><text:span text:style-name="CharStyle12"><text:span text:style-name="T30">ľ</text:span></text:span><text:span text:style-name="CharStyle12"><text:span text:style-name="T45">aď jej tmavých očí. I nahnul ku nej hlavu svoju — hlavu to mladého Apolla, a — bozkal dievča, ktoré len slabo odporovalo.</text:span></text:span></text:p>
        <text:p text:style-name="P32"><text:span text:style-name="CharStyle12"><text:span text:style-name="T45">V tom otvorily sa dvere a pani Vilinská v sprievode Violy vkročila dnu.</text:span></text:span></text:p>
        <text:p text:style-name="P32"><text:span text:style-name="CharStyle12"><text:span text:style-name="T45">Pani Vilinská bola prekvapená, no nie nemilo. I hneď sa premohla a s utajeným úsmevom, akoby nič nebola zbadala — s chvatom dôležitej veci — začala hlasne a pádne hovoriť:</text:span></text:span></text:p>
        <text:p text:style-name="P32"><text:span text:style-name="CharStyle12"><text:span text:style-name="T45">„Dala som už doniesť vzorky látok na zástavy, tu, Hermu</text:span></text:span><text:span text:style-name="CharStyle12"><text:span text:style-name="T1">š</text:span></text:span><text:span text:style-name="CharStyle12"><text:span text:style-name="T45">ka, obzri...“</text:span></text:span></text:p>
        <text:p text:style-name="P32"><text:span text:style-name="CharStyle12"><text:span text:style-name="T45">A vzala Viole balíky z ruky, rozkrútila a rozkladala j</text:span></text:span><text:span text:style-name="CharStyle12"><text:span text:style-name="T30">í</text:span></text:span><text:span text:style-name="CharStyle12"><text:span text:style-name="T45">ch obsah po stole.</text:span></text:span></text:p>
        <text:p text:style-name="P32"><text:span text:style-name="CharStyle12"><text:span text:style-name="T45">Viola ostala zarazená, divno dotknutá výjavom, ktorému mimovoľne bola svedkom. Temer zdeseno dívala sa na Imra, ktorý pustil Hermínku a stál tu temer zahanbený, sám prekvapený. On zbadal jej prekvapenie, videl bôľny výraz jej tváre, pocítil jej prenikavý pohľad a </text:span></text:span><text:span text:style-name="CharStyle12"><text:span text:style-name="T1">z</text:span></text:span><text:span text:style-name="CharStyle12"><text:span text:style-name="T45">áhadný nepokoj zmocnil sa jeho duše. </text:span></text:span><text:span text:style-name="CharStyle12"><text:span text:style-name="T1">U</text:span></text:span><text:span text:style-name="CharStyle12"><text:span text:style-name="T45"> Violy zanechal okamih tento oste</text:span></text:span><text:span text:style-name="CharStyle12"><text:span text:style-name="T30">n</text:span></text:span><text:span text:style-name="CharStyle12"><text:span text:style-name="T45"> dosiaľ nepoznaného bôľa. Hneď </text:span></text:span><text:soft-page-break/><text:span text:style-name="CharStyle12"><text:span text:style-name="T30">z</text:span></text:span><text:span text:style-name="CharStyle12"><text:span text:style-name="T45">atým opustila izbu. Tí traja ale začali preberať prinesené vzorky </text:span></text:span><text:span text:style-name="CharStyle12"><text:span text:style-name="T1">a</text:span></text:span><text:span text:style-name="CharStyle12"><text:span text:style-name="T45"> kochali sa v pocite budúcich slávností.</text:span></text:span></text:p>
        <text:p text:style-name="P5"><text:span text:style-name="CharStyle12"><text:span text:style-name="T45"/></text:span></text:p>
        <text:p text:style-name="P20"><text:span text:style-name="CharStyle12"><text:span text:style-name="T45">7. Voľba a jej následky.</text:span></text:span></text:p>
        <text:p text:style-name="P32"><text:span text:style-name="CharStyle12"><text:span text:style-name="T45"/></text:span></text:p>
        <text:p text:style-name="P44"><text:span text:style-name="CharStyle12"><text:span text:style-name="T45">A nastal nový, čulý ruch v dome Vilinských. Sily sa zástavy, pierka pripravovaly, programmy lietaly, návštevy boly prijímané a opätované. Imrich chodil sem i tam po svojich voličoch, aby sa ukázal a po</text:span></text:span><text:span text:style-name="CharStyle12"><text:span text:style-name="T1">dv</text:span></text:span><text:span text:style-name="CharStyle12"><text:span text:style-name="T45">rátil mnohé o ňom kolujúce domnienky, že je ešte mladý, že nemá ešte minulosti, ani zásluh. A kam sa ukázal, zvlášte u ženských, víťazil jeho zjav — či trvácne, to ukáže sa pri voľbe.</text:span></text:span></text:p>
        <text:p text:style-name="P32"><text:span text:style-name="CharStyle12"><text:span text:style-name="T45">Starý pán — často teraz obklopený hosťmi, — počúval jích rozhovoru, len kedy-tedy ozvalo sa jeho: „Ale, ale, ha — ha — ha!“ Oči jeho leskl</text:span></text:span><text:span text:style-name="CharStyle12"><text:span text:style-name="T30">y</text:span></text:span><text:span text:style-name="CharStyle12"><text:span text:style-name="T45"> sa vtedy v povedomej hrdosti na syna prvorodzeného, ktorý je povolaný, uskutočniť jeho skvelé plány. Hermínka bola šťastná, ako málokedy. Živý ruch v dome, častí hostia, </text:span></text:span><text:span text:style-name="CharStyle12"><text:span text:style-name="T1">z</text:span></text:span><text:span text:style-name="CharStyle12"><text:span text:style-name="T45">ábavy a korenie sa i dvorenie pánov bolo jej po vôli, a myšlienka, že Imrich bude ablegátom, že v Pešti bude bývať, ona — snáď s ním — to všetko naplňovalo ju rozkošou. I zabávala sa veselo s hosťmi a jej, často vtipné, často povrchné poznámky a žarty bavily pánov. Ona cítila</text:span></text:span><text:span text:style-name="CharStyle17"><text:span text:style-name="T45"> </text:span></text:span><text:span text:style-name="CharStyle12"><text:span text:style-name="T45">sa šťastnou, a šťastie svoje nekalila si sama obavami ohľadom budúcnosti, ale žila v krásnej prítomnosti, veď mala, čo len si žiadala. A Imrich býval tiež okolo nej </text:span></text:span><text:span text:style-name="CharStyle12"><text:span text:style-name="T1">a </text:span></text:span><text:span text:style-name="CharStyle12"><text:span text:style-name="T45">bavil sa s ňou, keď nemal inde práce. No badala, že dakedy stáva sa zádumčivým, </text:span></text:span><text:soft-page-break/><text:span text:style-name="CharStyle12"><text:span text:style-name="T45">akoby duch jeho nebol prítomný v spoločnosti veselých hostí.</text:span></text:span></text:p>
        <text:p text:style-name="P32"><text:span text:style-name="CharStyle12"><text:span text:style-name="T45">Aj ten to</text:span></text:span><text:span text:style-name="CharStyle12"><text:span text:style-name="T69">ľ</text:span></text:span><text:span text:style-name="CharStyle12"><text:span text:style-name="T45">ko spomínaný ujec z Pešti bol prišiel, no</text:span></text:span><text:span text:style-name="CharStyle12"><text:span text:style-name="T1"> </text:span></text:span><text:span text:style-name="CharStyle12"><text:span text:style-name="T45">nebavil sa dlho v dome; odišiel skoro i s druhými ta,</text:span></text:span><text:span text:style-name="CharStyle12"><text:span text:style-name="T1"> </text:span></text:span><text:span text:style-name="CharStyle12"><text:span text:style-name="T45">kde zvyklo sa kortešom dobre vodiť, kde sa hodne pilo</text:span></text:span><text:span text:style-name="CharStyle12"><text:span text:style-name="T1"> </text:span></text:span><text:span text:style-name="CharStyle12"><text:span text:style-name="T45">a kričalo.</text:span></text:span></text:p>
        <text:p text:style-name="P32"><text:span text:style-name="CharStyle12"><text:span text:style-name="T45">A v tom klopotení, v túžbach a ctižiadostivých</text:span></text:span><text:span text:style-name="CharStyle12"><text:span text:style-name="T1"> </text:span></text:span><text:span text:style-name="CharStyle12"><text:span text:style-name="T45">plánoch, medzi obavami a znovuvzbudenými nádejami ubiehalo rodine Vilinských a jej priateľom leto. Skorej, na začiatku, každý silne dôveroval v prajný výsledok voľby,</text:span></text:span><text:span text:style-name="CharStyle12"><text:span text:style-name="T1"> </text:span></text:span><text:span text:style-name="CharStyle12"><text:span text:style-name="T45">pozdejšie mnohí krútili hlavami. A skutočne dochádzaly zhusta chýry o ubehl</text:span></text:span><text:span text:style-name="CharStyle12"><text:span text:style-name="T1">í</text:span></text:span><text:span text:style-name="CharStyle12"><text:span text:style-name="T45">koch, ktorí neverne prešli do druhého tábora, preplatení protivným kandidátom, o iných, ktorí chúlostiv</text:span></text:span><text:span text:style-name="CharStyle12"><text:span text:style-name="T30">e</text:span></text:span><text:span text:style-name="CharStyle12"><text:span text:style-name="T45"> utiahli sa.</text:span></text:span></text:p>
        <text:p text:style-name="P32"><text:span text:style-name="CharStyle12"><text:span text:style-name="T45">Známe sú voľby vyslanecké u nás každému, a preto</text:span></text:span><text:span text:style-name="CharStyle12"><text:span text:style-name="T1">, </text:span></text:span><text:span text:style-name="CharStyle12"><text:span text:style-name="T45">neidem opisovať túto, lebo ona voľbám iným podobná, ako vajce vajci. Všetky intrigy a pletichy, nátlak a prechmaty opak</text:span></text:span><text:span text:style-name="CharStyle12"><text:span text:style-name="T1">ov</text:span></text:span><text:span text:style-name="CharStyle12"><text:span text:style-name="T45">aly sa i tu nesčíselný kráť, a mladý Vilinský, jestli ešte prechovával ideálne </text:span></text:span><text:span text:style-name="CharStyle12"><text:span text:style-name="T1">n</text:span></text:span><text:span text:style-name="CharStyle12"><text:span text:style-name="T45">áhľady, obyčajné</text:span></text:span><text:span text:style-name="CharStyle12"><text:span text:style-name="T1">,</text:span></text:span><text:span text:style-name="CharStyle12"><text:span text:style-name="T45"> u mladých mužov, mal teraz príčiny vytrezvieť z nich.</text:span></text:span></text:p>
        <text:p text:style-name="P32"><text:span text:style-name="CharStyle12"><text:span text:style-name="T45">Len Violy málo dotknul sa tento neobyčajný ruch v dome. Keď bola doma, ponechané jej boly všetky práce, lebo pani Vilinská a Hermínka mal</text:span></text:span><text:span text:style-name="CharStyle12"><text:span text:style-name="T30">y</text:span></text:span><text:span text:style-name="CharStyle12"><text:span text:style-name="T45"> iné veci na starost</text:span></text:span><text:span text:style-name="CharStyle12"><text:span text:style-name="T1">i </text:span></text:span><text:span text:style-name="CharStyle12"><text:span text:style-name="T45">zväčša ale bývala na „</text:span></text:span><text:span text:style-name="CharStyle12"><text:span text:style-name="T1">M</text:span></text:span><text:span text:style-name="CharStyle12"><text:span text:style-name="T45">ajer</text:span></text:span><text:span text:style-name="CharStyle12"><text:span text:style-name="T1">i“</text:span></text:span><text:span text:style-name="CharStyle12"><text:span text:style-name="T45">, lebo nebolo iného, komu by sa bol mohol dozor nad týmto sveriť. Imrich mal veru mnoho iných starostí, ač tu i tu vyšiel si do Skalného potôčka k nemalej nespokojnosti Hermínky, ktorá držala to zcela za zbytočné. Julius toho leta že nepríde domov, keď chce hneď v </text:span></text:span><text:soft-page-break/><text:span text:style-name="CharStyle12"><text:span text:style-name="T45">jaseni zkúšku na akad</text:span></text:span><text:span text:style-name="CharStyle12"><text:span text:style-name="T30">e</text:span></text:span><text:span text:style-name="CharStyle12"><text:span text:style-name="T45">mii složiť, a tak musí študovať tým viac, poneváč má výhľady, obdržať stanicu polesného, neďaleko svojho terajšieho principála. Tak aspoň písal Viole, ktorej sľúbil, že skoro počuje o ňom viac.</text:span></text:span></text:p>
        <text:p text:style-name="P32"><text:span text:style-name="CharStyle12"><text:span text:style-name="T45">Len tu i tu predstavená bola Viola pánom, i vtedy len zbežne, ač páni, obzvlášte mladí, prekvapení a zvedaví, radi by boli urobiť si s ňou bližšiu známosť.</text:span></text:span></text:p>
        <text:p text:style-name="P14"><text:span text:style-name="CharStyle12"><text:span text:style-name="T45">Kedy len mohla, unikla tomuto hluku a nepokoju, a vybrala sa na milý jej </text:span></text:span><text:span text:style-name="CharStyle12"><text:span text:style-name="T1">„M</text:span></text:span><text:span text:style-name="CharStyle12"><text:span text:style-name="T45">aje</text:span></text:span><text:span text:style-name="CharStyle12"><text:span text:style-name="T1">r</text:span></text:span><text:span text:style-name="CharStyle12"><text:span text:style-name="T45">“, kde smietaná jej duša najskôr našla ukojenia. Rada ona pozorovala ten prechod, akým uniká čarovný ten čas, ktorý voláme letom. Rada vh</text:span></text:span><text:span text:style-name="CharStyle12"><text:span text:style-name="T1">ĺ</text:span></text:span><text:span text:style-name="CharStyle12"><text:span text:style-name="T45">bila sa do tajomstvennej ríše prírody, s rozkošou načúvala divokým, veľkolepým harm</text:span></text:span><text:span text:style-name="CharStyle12"><text:span text:style-name="T30">o</text:span></text:span><text:span text:style-name="CharStyle12"><text:span text:style-name="T45">ni</text:span></text:span><text:span text:style-name="CharStyle12"><text:span text:style-name="T30">a</text:span></text:span><text:span text:style-name="CharStyle12"><text:span text:style-name="T45">m hromu, dychtivo nastavovalo sluch temnému duneniu blížiacej sa búrky. A keď táto prepukla a celá príroda stála v boji, živel so živlom, tedy ona cítila sa povznesenou nad všetky starosti a trampoty biedneho zemského bytia. V nadšenom pozorovaní presedela celé hodiny na prahu panského domčeka, ktorý teraz obývala, dívajúc sa do hučiaceho potoka, ktorý úžasnou rýchlosťou zrástol a valil sa stráňami na dol do tmavej hory, odkiaľ šum a šelesť vetra zasahoval jej ucho. Všetko to dohromady lahodilo jej mysli, veď zdalo sa jej, že od jednoho času i v nej odohráva sa podobná búrka! Myslela, </text:span></text:span><text:span text:style-name="CharStyle12"><text:span text:style-name="T70">že už utíšilo sa vlnobitie roz</text:span></text:span><text:span text:style-name="CharStyle12"><text:span text:style-name="T45">bú</text:span></text:span><text:span text:style-name="CharStyle12"><text:span text:style-name="T1">re</text:span></text:span><text:span text:style-name="CharStyle12"><text:span text:style-name="T45">ných citov jej srdca, a úfala sa, že hotová je sama so sebou, a hľa, tu nové, nepoznané, netušené city opanovaly dušu, a ten ťažko vydobytý mier, ten utratila na dlho, snáď navžd</text:span></text:span><text:span text:style-name="CharStyle12"><text:span text:style-name="T1">y</text:span></text:span><text:span text:style-name="CharStyle12"><text:span text:style-name="T45">! Často násilne </text:span></text:span><text:soft-page-break/><text:span text:style-name="CharStyle12"><text:span text:style-name="T45">predvolala si obraz milého priateľa Daniela, zase veselého, vždy zaľúbeného J</text:span></text:span><text:span text:style-name="CharStyle12"><text:span text:style-name="T31">u</text:span></text:span><text:span text:style-name="CharStyle12"><text:span text:style-name="T45">la, od ktorého dostala posledne list, v ktorom stálo medzi iným i toto: „...ale darmo by som sa tebe, ty čistá, nedotknutá duša, sveril, ty iste nerozumela by si ma, darmo by som ti sdelil, že ľúbim teraz už naozaj, celou silou opravd</text:span></text:span><text:span text:style-name="CharStyle12"><text:span text:style-name="T1">ov</text:span></text:span><text:span text:style-name="CharStyle12"><text:span text:style-name="T45">ej, nehynúcej lásky, ľúbim rozkošnú moju Irenku.“ — Márne, pred ňu nezdolnou silou staväl sa zjav celé iný — zjav dosial nenávideného Imricha.</text:span></text:span></text:p>
        <text:p text:style-name="P32"><text:span text:style-name="CharStyle12"><text:span text:style-name="T45">Keď prišlo ráno toho dňa, ktorý mal rozhodnúť nad stavom Imricha na päť rokov — bolo rozč</text:span></text:span><text:span text:style-name="CharStyle12"><text:span text:style-name="T31">u</text:span></text:span><text:span text:style-name="CharStyle12"><text:span text:style-name="T45">lenie u Vilinských prirodzene veľké a nevšedné. Zo všetkých najviac odvahy prejavoval Imrich. Ač bolo by jeho ctižiadostivej povahe lichotilo, keby bol zvoleným, predsa, vidiac tie nekonečné pletichy a nekalé prostriedky s voľbou spojené, začala ho celá vec omŕzať. Takto ponímajúc vec, bol pripraveným na všetko. Dňom pred voľbou nemohlo sa predvídať, aký bude jej výsledok, no už za rána za včasu dochádzaly neblahé zvesti o neprajnom obrate.</text:span></text:span></text:p>
        <text:p text:style-name="P32"><text:span text:style-name="CharStyle12"><text:span text:style-name="T45">Čím pokojnejším bol Imrich, tým rozčulenejšou bola Hermínka. Trapné obavy celú za včas rána posielala Mateja na a horlivosť Imricha zo začiatku tešila, lebo myslel si, že ona jemu k vôli toľko sa trápi a samovoľne pripravuje o mier duše, no pomaly začalo mu svitať v hlave. Začal poznávať, že veru Herma chce mať z neho ablegáta, aby ona sdie</text:span></text:span><text:span text:style-name="CharStyle12"><text:span text:style-name="T1">ľ</text:span></text:span><text:span text:style-name="CharStyle12"><text:span text:style-name="T45">ať mohla s ním jeho stav a bývať v hlavnom meste.</text:span></text:span></text:p>
        <text:p text:style-name="P32"><text:span text:style-name="CharStyle12"><text:span text:style-name="T45">Okolo poludnia rozniesol sa po meste chýr, že Imrich Vilinský prepadol. </text:span></text:span><text:soft-page-break/><text:span text:style-name="CharStyle12"><text:span text:style-name="T45">Touto zvesťou padla bomba v srdce Hermínky a usmrtila jej vzletné plány. Plakala nevoľou nad zmarením krásnych svojich snov a rozmarne odstrkovala od seba miernejšie hlasy a tetkine tíšiace slová.</text:span></text:span></text:p>
        <text:p text:style-name="P32"><text:span text:style-name="CharStyle12"><text:span text:style-name="T45">„Ale, Herma“, — dohovárala jej pani Vilinská — </text:span></text:span><text:span text:style-name="CharStyle12"><text:span text:style-name="T1">„</text:span></text:span><text:span text:style-name="CharStyle12"><text:span text:style-name="T45">ty skutočne všetko zkazíš, čo si si vydobila u Imricha. Svojím jednaním odpudíš ho od seba.“</text:span></text:span></text:p>
        <text:p text:style-name="P32"><text:span text:style-name="CharStyle12"><text:span text:style-name="T45">„</text:span></text:span><text:span text:style-name="CharStyle12"><text:span text:style-name="T1">N</text:span></text:span><text:span text:style-name="CharStyle12"><text:span text:style-name="T45">edbám ja viac o neho. Mne je teraz jedno, ako smýšľa, beztak je Imrich človek neschopný života a ja viem, že nehodí sa do veľkého mesta.“</text:span></text:span></text:p>
        <text:p text:style-name="P32"><text:span text:style-name="CharStyle12"><text:span text:style-name="T1">„H</text:span></text:span><text:span text:style-name="CharStyle12"><text:span text:style-name="T45">ermín</text:span></text:span><text:span text:style-name="CharStyle12"><text:span text:style-name="T1">a</text:span></text:span><text:span text:style-name="CharStyle12"><text:span text:style-name="T45">!“</text:span></text:span></text:p>
        <text:p text:style-name="P32"><text:span text:style-name="CharStyle12"><text:span text:style-name="T1">„</text:span></text:span><text:span text:style-name="CharStyle12"><text:span text:style-name="T45">Nechaj ma, tetka“, odvetila ona zlobne,— „ja viem, že je tak. Veď i pri jeho pravotách videla som to, že nevyk</text:span></text:span><text:span text:style-name="CharStyle12"><text:span text:style-name="T70">o</text:span></text:span><text:span text:style-name="CharStyle12"><text:span text:style-name="T1">r</text:span></text:span><text:span text:style-name="CharStyle12"><text:span text:style-name="T45">ystí stránky, ako druhí pravo</text:span></text:span><text:span text:style-name="CharStyle12"><text:span text:style-name="T1">tá</text:span></text:span><text:span text:style-name="CharStyle12"><text:span text:style-name="T45">ri, ktorí použijú všetko v svoj prospech.“</text:span></text:span></text:p>
        <text:p text:style-name="P32"><text:span text:style-name="CharStyle12"><text:span text:style-name="T45">Hermínka a jej tetka nezpozo</text:span></text:span><text:span text:style-name="CharStyle12"><text:span text:style-name="T1">rov</text:span></text:span><text:span text:style-name="CharStyle12"><text:span text:style-name="T45">aly, že neboly samé a že Imrich vstúpil do izby svojho otca dvermi ložnice. Teraz objavil sa v otvorených dver</text:span></text:span><text:span text:style-name="CharStyle12"><text:span text:style-name="T31">a</text:span></text:span><text:span text:style-name="CharStyle12"><text:span text:style-name="T45">ch, do veľkej izby vedúcich, a díval sa zadiveno na ženské, no, divná vec, necítil pri slovách, ktoré počul, žiadnych trpkostí.</text:span></text:span></text:p>
        <text:p text:style-name="P32"><text:span text:style-name="CharStyle12"><text:span text:style-name="T1">„</text:span></text:span><text:span text:style-name="CharStyle12"><text:span text:style-name="T45">Ja dosiaľ skutočne neznal som, že tak hlboko nahliadla si do mojej kancellárie“, ozval sa hlasom pokojným a úsmevom ironickým.</text:span></text:span></text:p>
        <text:p text:style-name="P32"><text:span text:style-name="CharStyle12"><text:span text:style-name="T45">Hermínka, niečo zahanbená a zarazená prítomnosťou spomínaného, skoro premohla svoje prekvapenie a o</text:span></text:span><text:span text:style-name="CharStyle12"><text:span text:style-name="T1">dvrá</text:span></text:span><text:span text:style-name="CharStyle12"><text:span text:style-name="T45">iac sa, riekla mrzut</text:span></text:span><text:span text:style-name="CharStyle12"><text:span text:style-name="T31">e</text:span></text:span><text:span text:style-name="CharStyle12"><text:span text:style-name="T45">:</text:span></text:span></text:p>
        <text:p text:style-name="P32"><text:span text:style-name="CharStyle12"><text:span text:style-name="T45">„Pri tebe tiež nikto nevie, kedy sa objavíš! Je to čestné počúvať u dvier?</text:span></text:span><text:span text:style-name="CharStyle12"><text:span text:style-name="T1">“</text:span></text:span></text:p>
        <text:p text:style-name="P39"><text:span text:style-name="CharStyle12"><text:span text:style-name="T45">„To nie je čestné a jako dobre vieš, nie moja obyčaj. No ke</text:span></text:span><text:span text:style-name="CharStyle12"><text:span text:style-name="T1">ď</text:span></text:span><text:span text:style-name="CharStyle12"><text:span text:style-name="T45"> nadhodí sa </text:span></text:span><text:soft-page-break/><text:span text:style-name="CharStyle12"><text:span text:style-name="T45">príležitosť, vtedy, prirodzene, nemôžeme si uši zapchať. Ostatne ve</text:span></text:span><text:span text:style-name="CharStyle12"><text:span text:style-name="T1">ľ</text:span></text:span><text:span text:style-name="CharStyle12"><text:span text:style-name="T45">mi som ti povďačným za poučenie, ktoré skrýva sa pre mňa v tvojich slovách. Neidem ti tu do očí vrhať pravdy, ktoré by si zaslúžila a ktoré by — znám — na prázdno odznely v srdci tvojom, kde len pýcha, sebectvo a márnomyseľnosť panuje!</text:span></text:span></text:p>
        <text:p text:style-name="P32"><text:span text:style-name="CharStyle12"><text:span text:style-name="T45">S tým, premerajúc ju zrakom prísnym a chladným, obrátil sa ku dverom.</text:span></text:span></text:p>
        <text:p text:style-name="P32"><text:span text:style-name="CharStyle12"><text:span text:style-name="T45">Pani Vilinská, ktorá ostrú reč oboch úzkostliv</text:span></text:span><text:span text:style-name="CharStyle12"><text:span text:style-name="T31">e</text:span></text:span><text:span text:style-name="CharStyle12"><text:span text:style-name="T45"> sprevádzala, chcela ho zadržať, no urazená Hermínka obrátila sa k nej rýchlo:</text:span></text:span></text:p>
        <text:p text:style-name="P32"><text:span text:style-name="CharStyle12"><text:span text:style-name="T45">„</text:span></text:span><text:span text:style-name="CharStyle12"><text:span text:style-name="T1">N</text:span></text:span><text:span text:style-name="CharStyle12"><text:span text:style-name="T45">echaj ho, tetuška, však sa on vráti...“</text:span></text:span></text:p>
        <text:p text:style-name="P32"><text:span text:style-name="CharStyle12"><text:span text:style-name="T45">Imrich ešte raz pozrel na ňu pohľadom plným urazeného sebavedomia a opovrženia a vzdialil sa mlčky.</text:span></text:span></text:p>
        <text:p text:style-name="P32"><text:span text:style-name="CharStyle12"><text:span text:style-name="T45">V druhý deň na to zarachotil vozík kamennou dlažbou chodby a koník, šibnutý zľahka bičíkom Imrichovým, klusal veselo von z mesta.</text:span></text:span></text:p>
        <text:p text:style-name="P32"><text:span text:style-name="CharStyle12"><text:span text:style-name="T45">V Skalnom potôčku nachádzala sa Viola s Emkou. </text:span></text:span><text:span text:style-name="CharStyle12"><text:span text:style-name="T1">I</text:span></text:span><text:span text:style-name="CharStyle12"><text:span text:style-name="T45"> sem skoro doletel chýr o neblahom výsledku voľby. Viola často myslievala v zátiší svojom na deje, ktoré tam dolu mútily hlavy a braly srdciam pokoj. No vždy vlúdil sa v jej myšlienky aj obraz Imricha, hrdinu to týchto dejov. Ona — ako i Julo predpovedal — viac bála sa nezdaru, než</text:span></text:span><text:span text:style-name="CharStyle12"><text:span text:style-name="T1">l</text:span></text:span><text:span text:style-name="CharStyle12"><text:span text:style-name="T45">i by bola úfala sa víťazstvu. Rada by bola znať, ako to poníma on, ktorého všetko toto najviac sa týka? Či bojí sa, či žiada si toto skvelé postavenie tak veľmi? A keď prepadne, bude ho to veľmi mrzeť? Istotne, bo tým citliv</text:span></text:span><text:span text:style-name="CharStyle12"><text:span text:style-name="T31">e</text:span></text:span><text:span text:style-name="CharStyle12"><text:span text:style-name="T45"> urazené bude jeho hrdé a ctižiadostivé srdce.</text:span></text:span></text:p>
        <text:p text:style-name="P32"><text:span text:style-name="CharStyle12"><text:span text:style-name="T45">Ale prečo ona vlastne o tom húta? — Vytrhla sa často zo svojich myšlienok </text:span></text:span><text:soft-page-break/><text:span text:style-name="CharStyle12"><text:span text:style-name="T45">a zahľadela sa do hory. </text:span></text:span><text:span text:style-name="CharStyle12"><text:span text:style-name="T70">Č</text:span></text:span><text:span text:style-name="CharStyle12"><text:span text:style-name="T1">o j</text:span></text:span><text:span text:style-name="CharStyle12"><text:span text:style-name="T45">u do toho? Jej aspoň malo by to byť ľahostajné, veď jej je Imrich vlastne ničím, docela ničím, a predsa ľutovala ho. Či ho zvolia alebo nie, ona súcitila s ním a nemohla myšlienky svoje odvrátiť od neho.</text:span></text:span></text:p>
        <text:p text:style-name="P32"><text:span text:style-name="CharStyle12"><text:span text:style-name="T45">A keď prišiel chýr o jeho predpadnutí, vzdychla si zhlboka, kým Krchu</text:span></text:span><text:span text:style-name="CharStyle12"><text:span text:style-name="T1">ľ</text:span></text:span><text:span text:style-name="CharStyle12"><text:span text:style-name="T45">a poznamenala:</text:span></text:span></text:p>
        <text:p text:style-name="P32"><text:span text:style-name="CharStyle12"><text:span text:style-name="T1">„</text:span></text:span><text:span text:style-name="CharStyle12"><text:span text:style-name="T45">A ja sa už bála, že musím mladému pánovi </text:span></text:span><text:span text:style-name="CharStyle12"><text:span text:style-name="T1">„</text:span></text:span><text:span text:style-name="CharStyle12"><text:span text:style-name="T45">pán veľkomožn</text:span></text:span><text:span text:style-name="CharStyle12"><text:span text:style-name="T1">ý</text:span></text:span><text:span text:style-name="CharStyle12"><text:span text:style-name="T45">“ povedať a že nám už preč odíde; takto ale nám aspoň tu ostane.“</text:span></text:span></text:p>
        <text:p text:style-name="P32"><text:span text:style-name="CharStyle12"><text:span text:style-name="T45">I umienila si Viola, že keď príde domov, premôže svoju meravosť naproti nemu a povie mu — — čože mu povie? Že ho ľutuje? — A či on to príjme od nej?</text:span></text:span><text:span text:style-name="CharStyle12"><text:span text:style-name="T1"> — </text:span></text:span><text:span text:style-name="CharStyle12"><text:span text:style-name="T45">Ba zamestknávala sa Viola toho leta viac než inokdy s rozbera</text:span></text:span><text:span text:style-name="CharStyle12"><text:span text:style-name="T1">ní</text:span></text:span><text:span text:style-name="CharStyle12"><text:span text:style-name="T45">m scény, ktorá udala sa pri príchode jej do domu Vili</text:span></text:span><text:span text:style-name="CharStyle12"><text:span text:style-name="T1">ns</text:span></text:span><text:span text:style-name="CharStyle12"><text:span text:style-name="T31">k</text:span></text:span><text:span text:style-name="CharStyle12"><text:span text:style-name="T1">ý</text:span></text:span><text:span text:style-name="CharStyle12"><text:span text:style-name="T45">ch. A pri tom rozmyšľovaní prišla k tomu presvedčeniu, že vlastne Imrich sdie</text:span></text:span><text:span text:style-name="CharStyle12"><text:span text:style-name="T1">ľ</text:span></text:span><text:span text:style-name="CharStyle12"><text:span text:style-name="T45">al len všeobecnú mienku a vyslovil bez obalu to, čo počul od iných. — No zase začal sa hlásiť cit urazenej nevinnosti: nemal, nemal ju, neznámu, bezbrannú tak hlboko raniť!</text:span></text:span></text:p>
        <text:p text:style-name="P32"><text:span text:style-name="CharStyle12"><text:span text:style-name="T1">„V</text:span></text:span><text:span text:style-name="CharStyle12"><text:span text:style-name="T45">iola! Imrich ide!“ pribehla Emka zadychčaná. „Poď, pozri, tam na briežk</text:span></text:span><text:span text:style-name="CharStyle12"><text:span text:style-name="T1">u</text:span></text:span><text:span text:style-name="CharStyle12"><text:span text:style-name="T45">!“</text:span></text:span></text:p>
        <text:p text:style-name="P32"><text:span text:style-name="CharStyle12"><text:span text:style-name="T45">Viola pozrela na briežok, ktorým viedla cesta na „</text:span></text:span><text:span text:style-name="CharStyle12"><text:span text:style-name="T1">M</text:span></text:span><text:span text:style-name="CharStyle12"><text:span text:style-name="T45">aje</text:span></text:span><text:span text:style-name="CharStyle12"><text:span text:style-name="T1">r</text:span></text:span><text:span text:style-name="CharStyle12"><text:span text:style-name="T45">“, a srdce jej zradne zabúšilo. Videla, že tam klusá koník, vedený istou rukou Imricha.</text:span></text:span></text:p>
        <text:p text:style-name="P32"><text:span text:style-name="CharStyle12"><text:span text:style-name="T45">Ač len teraz zamestknávala sa v myšlienkach s Imrichom, nevedela, čo mu povedať, keď ľahkým krokom priblížil sa k nej. Privítala ho dosť prívetiv</text:span></text:span><text:span text:style-name="CharStyle12"><text:span text:style-name="T31">e</text:span></text:span><text:span text:style-name="CharStyle12"><text:span text:style-name="T45">, b</text:span></text:span><text:span text:style-name="CharStyle12"><text:span text:style-name="T1">e</text:span></text:span><text:span text:style-name="CharStyle12"><text:span text:style-name="T45">z toho, žeby videla, že ruku podáva jej nesmelo, akoby ostýchav</text:span></text:span><text:span text:style-name="CharStyle12"><text:span text:style-name="T31">e</text:span></text:span><text:span text:style-name="CharStyle12"><text:span text:style-name="T45">. Nebadala, že </text:span></text:span><text:soft-page-break/><text:span text:style-name="CharStyle12"><text:span text:style-name="T45">on hľadí na ňu, akoby čakal, že mu povie niečo, čoby to jak jednoduché bolo, len ke</text:span></text:span><text:span text:style-name="CharStyle12"><text:span text:style-name="T1">ď</text:span></text:span><text:span text:style-name="CharStyle12"><text:span text:style-name="T45">by vedel, že to jemu zneje, že to jemu, zcela jemu patrí. Ale ona</text:span></text:span><text:span text:style-name="CharStyle12"><text:span text:style-name="T1">, </text:span></text:span><text:span text:style-name="CharStyle12"><text:span text:style-name="T45">akoby zbavená výmluvnosti, nevedela mu povedať to, čo mu mala, a to povedať, čo by jej srdce nadpovedal</text:span></text:span><text:span text:style-name="CharStyle12"><text:span text:style-name="T31">o</text:span></text:span><text:span text:style-name="CharStyle12"><text:span text:style-name="T45">, to mu nemôže, len to nie. — Imrich, sklamaný, sohnul sa k Emke, ktorá okolo neho obskakovala, a bozkal vrele jej </text:span></text:span><text:span text:style-name="CharStyle12"><text:span text:style-name="T31">u</text:span></text:span><text:span text:style-name="CharStyle12"><text:span text:style-name="T45">horené líčko, hovoria</text:span></text:span><text:span text:style-name="CharStyle12"><text:span text:style-name="T1">c</text:span></text:span><text:span text:style-name="CharStyle12"><text:span text:style-name="T45">:</text:span></text:span></text:p>
        <text:p text:style-name="P32"><text:span text:style-name="CharStyle12"><text:span text:style-name="T45">„</text:span></text:span><text:span text:style-name="CharStyle12"><text:span text:style-name="T1">T</text:span></text:span><text:span text:style-name="CharStyle12"><text:span text:style-name="T45">úžil som už za tebou — za horou, za samotou. Znechutil sa mi život tam a zíde sa mi okriať po trampotách daromných.“</text:span></text:span></text:p>
        <text:p text:style-name="P32"><text:span text:style-name="CharStyle12"><text:span text:style-name="T45">Kto bol dakedy zaľúbeným, kto miloval v okolnosťach</text:span></text:span><text:span text:style-name="CharStyle12"><text:span text:style-name="T1">, </text:span></text:span><text:span text:style-name="CharStyle12"><text:span text:style-name="T45">podobných Viole, ten zná, že nám často zolhá reč, výmluvnosť nás opustí a my stojíme tu chudobní na slová, alebo keď povieme niečo, je to tak jednoduché, ba nejapné, že sami čudujeme sa nad tým.</text:span></text:span></text:p>
        <text:p text:style-name="P32"><text:span text:style-name="CharStyle12"><text:span text:style-name="T45">Tak bolo i s Violou. Imrich, rozmrzený a urazený, opustil Hermínku, odišiel na „</text:span></text:span><text:span text:style-name="CharStyle12"><text:span text:style-name="T1">M</text:span></text:span><text:span text:style-name="CharStyle12"><text:span text:style-name="T45">aje</text:span></text:span><text:span text:style-name="CharStyle12"><text:span text:style-name="T1">r</text:span></text:span><text:span text:style-name="CharStyle12"><text:span text:style-name="T45">“ a dúfal tu nájsť slovo a pohľad priateľského súcitu, ktorého tak veľmi potreboval, no miesto toho, ako sa domnieval, našiel u Violy zase len — hrdú uzavrenosť.</text:span></text:span></text:p>
        <text:p text:style-name="P32"><text:span text:style-name="CharStyle12"><text:span text:style-name="T45">No vzdor tomu, keď všetci traja vybrali sa na prechádzku po poliach a lúkach, okrial Imrich v rozhovore s Emkou, ktorej staväl otázky, ktoré platily Viole.</text:span></text:span></text:p>
        <text:p text:style-name="P32"><text:span text:style-name="CharStyle12"><text:span text:style-name="T45">Čarovný, letní večer čarovn</text:span></text:span><text:span text:style-name="CharStyle12"><text:span text:style-name="T31">e</text:span></text:span><text:span text:style-name="CharStyle12"><text:span text:style-name="T45"> účinkoval na smysly mladých ľudí. Rozcítili sa obidvaja a obidvaja mlčali.</text:span></text:span></text:p>
        <text:p text:style-name="P32"><text:soft-page-break/><text:span text:style-name="CharStyle12"><text:span text:style-name="T45">Len keď lúčil sa </text:span></text:span><text:span text:style-name="CharStyle12"><text:span text:style-name="T1">I</text:span></text:span><text:span text:style-name="CharStyle12"><text:span text:style-name="T31">mr</text:span></text:span><text:span text:style-name="CharStyle12"><text:span text:style-name="T45">ich, bozkal Emku na čielko a rieknul k nej: „</text:span></text:span><text:span text:style-name="CharStyle12"><text:span text:style-name="T1">t</text:span></text:span><text:span text:style-name="CharStyle12"><text:span text:style-name="T45">úžil som z tebo</text:span></text:span><text:span text:style-name="CharStyle12"><text:span text:style-name="T1">u</text:span></text:span><text:span text:style-name="CharStyle12"><text:span text:style-name="T45">“ a potom dodal tichým hlasom: „i za vami!“ —</text:span></text:span></text:p>
        <text:p text:style-name="P5"><text:span text:style-name="CharStyle12"><text:span text:style-name="T45"/></text:span></text:p>
        <text:p text:style-name="P20"><text:span text:style-name="CharStyle12"><text:span text:style-name="T45">8. Noví hostia.</text:span></text:span></text:p>
        <text:p text:style-name="P32"><text:span text:style-name="CharStyle12"><text:span text:style-name="T45"/></text:span></text:p>
        <text:p text:style-name="P44"><text:span text:style-name="CharStyle12"><text:span text:style-name="T45">Návšteva jednoho priateľa ešte z časov universitných štúdií a opätná návšteva ujca Lepáryho mala dovŕšiť tohoročné letajšie radovánky. Meniny pani Vilinskej</text:span></text:span><text:span text:style-name="CharStyle12"><text:span text:style-name="T1">,</text:span></text:span><text:span text:style-name="CharStyle12"><text:span text:style-name="T45"> pripadajúce na deň siedmeho oktobra, mal</text:span></text:span><text:span text:style-name="CharStyle12"><text:span text:style-name="T31">y</text:span></text:span><text:span text:style-name="CharStyle12"><text:span text:style-name="T45"> shromaždiť ešte raz priateľov Vilinských v užšiu zábavu.</text:span></text:span></text:p>
        <text:p text:style-name="P32"><text:span text:style-name="CharStyle12"><text:span text:style-name="T45">So smútkom videla Viola uchodiť leto a blížiť sa jaseň. Myslela, že už budúce leto nestrávi viacej tu, ale musí si zase vydobývať pôdu inde, u cudzích ľudí, ktorí snáď ešte nepriaznivejšie budú súdiť o nej. Kam odísť? Lebo už nastával čas, aby postarala sa o to. I rozhodla sa, že predsa ešte, aspoň ona, zaklope tam, kde nechcel jej otec. Ach veď ona je mladá a skôr môže skloniť šiju svoju pred starou matkou, než pred cudzím. Strojila sa v</text:span></text:span><text:span text:style-name="CharStyle12"><text:span text:style-name="T1">žd</text:span></text:span><text:span text:style-name="CharStyle12"><text:span text:style-name="T31">y,</text:span></text:span><text:span text:style-name="CharStyle12"><text:span text:style-name="T45"> že bude písať pani Podhradskej, no vždy odkladala zo </text:span></text:span><text:span text:style-name="CharStyle12"><text:span text:style-name="T31">dň</text:span></text:span><text:span text:style-name="CharStyle12"><text:span text:style-name="T45">a na deň.</text:span></text:span></text:p>
        <text:p text:style-name="P32"><text:span text:style-name="CharStyle12"><text:span text:style-name="T45">Jednoho večera odišla s Emkou ku pani Milockej. So slzami radosti rozprávala jej matka Danielova, že jej milý syn, po mnohých ťažkos</text:span></text:span><text:span text:style-name="CharStyle12"><text:span text:style-name="T1">ť</text:span></text:span><text:span text:style-name="CharStyle12"><text:span text:style-name="T45">ach a prekážkach, vyvolený je za farára! Teraz malo sa dokázať, či sny, ktoré zač</text:span></text:span><text:span text:style-name="CharStyle12"><text:span text:style-name="T1">í</text:span></text:span><text:span text:style-name="CharStyle12"><text:span text:style-name="T45">naly sa týmto počiatkom, mal</text:span></text:span><text:span text:style-name="CharStyle12"><text:span text:style-name="T32">y</text:span></text:span><text:span text:style-name="CharStyle12"><text:span text:style-name="T45"> dôjsť splnenia. Už vypovedala všetkým odberate</text:span></text:span><text:span text:style-name="CharStyle12"><text:span text:style-name="T1">ľ</text:span></text:span><text:span text:style-name="CharStyle12"><text:span text:style-name="T45">kám čepcov a punčoch, bo že už viacej nepotrebuje zaoberať sa takouto prácou, ke</text:span></text:span><text:span text:style-name="CharStyle12"><text:span text:style-name="T71">ď</text:span></text:span><text:span text:style-name="CharStyle12"><text:span text:style-name="T45"> jej syn dostal faru.</text:span></text:span></text:p>
        <text:p text:style-name="P32"><text:soft-page-break/><text:span text:style-name="CharStyle12"><text:span text:style-name="T45">Ako krásne kreslila Viole a sebe život na dedinskej fare. Aký pokoj, mier a láska panuje uprostred ľudu tichého, prostého, svojho farára milujúceho! A tá malá, skromná domácnosť, pohodlné, čisté, tep</text:span></text:span><text:span text:style-name="CharStyle12"><text:span text:style-name="T1">ľ</text:span></text:span><text:span text:style-name="CharStyle12"><text:span text:style-name="T45">učké izby, svetlá kuchyňa, dvor plný drúbeže, zahrada a sad plný ovocných stromov, na prostriedku včelí</text:span></text:span><text:span text:style-name="CharStyle12"><text:span text:style-name="T1">n</text:span></text:span><text:span text:style-name="CharStyle12"><text:span text:style-name="T45">; polia, ktoré obrábajú cirkevníc</text:span></text:span><text:span text:style-name="CharStyle12"><text:span text:style-name="T1">i</text:span></text:span><text:span text:style-name="CharStyle12"><text:span text:style-name="T45">: to všetko dohromady tvorilo lákavé Eldorádo pre Milockú a aj pre úbohú Violu, ktorá smutne podotkla:</text:span></text:span></text:p>
        <text:p text:style-name="P32"><text:span text:style-name="CharStyle12"><text:span text:style-name="T45">„Už </text:span></text:span><text:span text:style-name="CharStyle12"><text:span text:style-name="T32">z</text:span></text:span><text:span text:style-name="CharStyle12"><text:span text:style-name="T45">atým nebude ma mať kto pozdvihovať, tešiť...</text:span></text:span><text:span text:style-name="CharStyle12"><text:span text:style-name="T1">“</text:span></text:span></text:p>
        <text:p text:style-name="P32"><text:span text:style-name="CharStyle12"><text:span text:style-name="T45">„</text:span></text:span><text:span text:style-name="CharStyle12"><text:span text:style-name="T71">Ž</text:span></text:span><text:span text:style-name="CharStyle12"><text:span text:style-name="T45">e nebude? Veď my nie sme tak ďaleko! I tam častejšie budeme sa vídať. A hodina vysvobodenia blízko, február už čosi-kamsi zavíta a Violka bude svobodná od jedných pút, aby vzala na seba druh</text:span></text:span><text:span text:style-name="CharStyle12"><text:span text:style-name="T1">é</text:span></text:span><text:span text:style-name="CharStyle12"><text:span text:style-name="T45">!“ dodala tajuplne a s úsmevom mnohos</text:span></text:span><text:span text:style-name="CharStyle12"><text:span text:style-name="T1">ľ</text:span></text:span><text:span text:style-name="CharStyle12"><text:span text:style-name="T45">ubným. Už to raz neležalo v povahe ctenej pani Milockej, aby niečo zamlčala.</text:span></text:span></text:p>
        <text:p text:style-name="P32"><text:span text:style-name="CharStyle12"><text:span text:style-name="T45">Ale Viola tento raz nerozumela jej narážkam, alebo nechcela rozumieť. —</text:span></text:span></text:p>
        <text:p text:style-name="P32"><text:span text:style-name="CharStyle12"><text:span text:style-name="T45">Už september chýlil sa ku koncu, už chladné, jasné dni krátily sa a večery opäť shromažďovaly rodinu Vilinských vo veľkú prízemnú izbu, ktorú o</text:span></text:span><text:span text:style-name="CharStyle12"><text:span text:style-name="T1">sv</text:span></text:span><text:span text:style-name="CharStyle12"><text:span text:style-name="T45">etlovala krásna lampa, visiaca nad veľkým, okrúhlym stolom.</text:span></text:span></text:p>
        <text:p text:style-name="P4"><text:span text:style-name="CharStyle12"><text:span text:style-name="T45">Jednoho dňa dorazili čakaní hostia z Pešti.</text:span></text:span></text:p>
        <text:p text:style-name="P32"><text:span text:style-name="CharStyle12"><text:span text:style-name="T45">Ladislav Bubelák, spolužiak Imrichov, bol jeden </text:span></text:span><text:span text:style-name="CharStyle12"><text:span text:style-name="T32">z</text:span></text:span><text:span text:style-name="CharStyle12"><text:span text:style-name="T45"> oných mladých ľudí, ktorí na tucty oživujú peštianske boulevardy, moderne oblečený, slušne vyzerajúci, rečou a posunkom úplný ve</text:span></text:span><text:span text:style-name="CharStyle12"><text:span text:style-name="T1">ľ</text:span></text:span><text:span text:style-name="CharStyle12"><text:span text:style-name="T45">mešťan. S Imrichom študoval práva a bol zamestknaný v ministerstve pravosúdia, nejakým sekretárom sekretárovým. </text:span></text:span><text:soft-page-break/><text:span text:style-name="CharStyle12"><text:span text:style-name="T45">Zato nemálo si zakladal na svoj úrad a keď len bolo možno, prízvukoval vždy: </text:span></text:span><text:span text:style-name="CharStyle12"><text:span text:style-name="T1">„</text:span></text:span><text:span text:style-name="CharStyle12"><text:span text:style-name="T45">my u ministerstva.</text:span></text:span><text:span text:style-name="CharStyle12"><text:span text:style-name="T1">“</text:span></text:span><text:span text:style-name="CharStyle12"><text:span text:style-name="T45"> Reč jeho bola plynná, hladká a plná oných bežných foriem a fráz, ktoré zaplňujú stĺpce hlavnomestských časopisov. Zovňajšok jeho, </text:span></text:span><text:span text:style-name="CharStyle12"><text:span text:style-name="T1">—</text:span></text:span><text:span text:style-name="CharStyle12"><text:span text:style-name="T45"> ako rečeno, celkom d</text:span></text:span><text:span text:style-name="CharStyle12"><text:span text:style-name="T1">ľ</text:span></text:span><text:span text:style-name="CharStyle12"><text:span text:style-name="T45">a žurnálu </text:span></text:span><text:span text:style-name="CharStyle12"><text:span text:style-name="T1">—</text:span></text:span><text:span text:style-name="CharStyle12"><text:span text:style-name="T45"> bol príjemný, i tvár jemná s hladkým úsmevom. Nebol ženatý. No nebol by býval od toho, obznámiť sa tu na vonkove, ale len s dobrou partiou, lebo so ženou bez peňazí čoby si počal človek s jeho dôchodkami? </text:span></text:span><text:span text:style-name="CharStyle12"><text:span text:style-name="T32">Č</text:span></text:span><text:span text:style-name="CharStyle12"><text:span text:style-name="T45">o pri terajších požiadavkách? A preto, keď sišiel sa so slečnou, jemu ešte neznámou, hľadel sa vždy dozvedieť, či má groše.</text:span></text:span></text:p>
        <text:p text:style-name="P32"><text:span text:style-name="CharStyle12"><text:span text:style-name="T45">Na vonok prišiel s tým úmyslom, že sa zabaví a </text:span></text:span><text:span text:style-name="CharStyle12"><text:span text:style-name="T1">z</text:span></text:span><text:span text:style-name="CharStyle12"><text:span text:style-name="T45">akúsi tu mnohé ešte neznáme dobrodružstvá, s ktorými mohol by sa tam v Pešti vytasiť a chváliť. Najmä z polovačky sľuboval si mnoho, v tom domnení, že v zanických lesoch za každým krokom čaká zajac a v každej mláčke kúpe sa niekoľko tuctov divých kačíc.</text:span></text:span></text:p>
        <text:p text:style-name="P32"><text:span text:style-name="CharStyle12"><text:span text:style-name="T45">Druhý hosť bol už spomínaný brat pani Vilinskej, Aladár Lepáry. Bol to muž ešte </text:span></text:span><text:span text:style-name="CharStyle12"><text:span text:style-name="T1">„</text:span></text:span><text:span text:style-name="CharStyle12"><text:span text:style-name="T45">v najlepších rokoc</text:span></text:span><text:span text:style-name="CharStyle12"><text:span text:style-name="T1">h</text:span></text:span><text:span text:style-name="CharStyle12"><text:span text:style-name="T45">“, no vyziablej t</text:span></text:span><text:span text:style-name="CharStyle12"><text:span text:style-name="T1">v</text:span></text:span><text:span text:style-name="CharStyle12"><text:span text:style-name="T45">áre, vycivenej postavy, malých, nepokojných očí, ktorými všetko zdal sa brať pod ostrú kritiku. Na hlave mal novú parochňu, ktorá robila ho sná</text:span></text:span><text:span text:style-name="CharStyle12"><text:span text:style-name="T1">ď</text:span></text:span><text:span text:style-name="CharStyle12"><text:span text:style-name="T45"> o desať rokov mladším, no iste nie sympatickejším.</text:span></text:span></text:p>
        <text:p text:style-name="P32"><text:span text:style-name="CharStyle12"><text:span text:style-name="T45">Hostia boli pani Vilinskou, Hermínkou a Imrichom zdvoril</text:span></text:span><text:span text:style-name="CharStyle12"><text:span text:style-name="T32">e</text:span></text:span><text:span text:style-name="CharStyle12"><text:span text:style-name="T45"> uvítaní. Tento zaviedol jich do svojej kancellárie. Hneď v susedstve tejto bola menšia izba, tam umiestili sa hostia a konali prípravy ku preoblečeniu sa.</text:span></text:span></text:p>
        <text:p text:style-name="P32"><text:soft-page-break/><text:span text:style-name="CharStyle12"><text:span text:style-name="T45">Večer odviedol Imrich hostí svojich do prízemnej izby, kde už stôl bol prikrytý, a predstavil neznámeho ešte Bubeláka otcovi, ktorý chcel ho d</text:span></text:span><text:span text:style-name="CharStyle12"><text:span text:style-name="T32">ľ</text:span></text:span><text:span text:style-name="CharStyle12"><text:span text:style-name="T45">a známeho spôsobu privítať, no len smutné, nesúvislé slová vyrazil zo seba.</text:span></text:span></text:p>
        <text:p text:style-name="P32"><text:span text:style-name="CharStyle12"><text:span text:style-name="T45">Pred večerou rozprávali páni o ve</text:span></text:span><text:span text:style-name="CharStyle12"><text:span text:style-name="T71">ľ</text:span></text:span><text:span text:style-name="CharStyle12"><text:span text:style-name="T45">meste Pešti a udalosťach, ktoré práve v napnutosti držia obyvateľov jeho, o divadle, ktoré Hermínka tak milovala a rada navštevovala a Lepáry tak dobre musel poznať. Lebo z toho, čo rozprával o dámach divadla, dalo sa zatvárať, že i za kulisne bol dobre zasvätený a že študoval tie mnohé bohyne rozličných divadiel, lebo líčil jich tak opravdove, akoby bol býval — j</text:span></text:span><text:span text:style-name="CharStyle12"><text:span text:style-name="T32">í</text:span></text:span><text:span text:style-name="CharStyle12"><text:span text:style-name="T45">ch zrkadlom. Hermínka nadšene počúvala, ju zanímala každá maličkosť, vzťahujúca sa na divadlo a osobnosti jeho členov. Práve priložil jej ujec ešte niečo krikľavej ba</text:span></text:span><text:span text:style-name="CharStyle12"><text:span text:style-name="T1">rv</text:span></text:span><text:span text:style-name="CharStyle12"><text:span text:style-name="T45">y na obrázok jednej veľaznámej subretky, keď vkročila dnu Viola z miskou v ruke.</text:span></text:span></text:p>
        <text:p text:style-name="P32"><text:span text:style-name="CharStyle12"><text:span text:style-name="T45">Ako elektrizovaný povstal Bubelák zo svojho kresla, aj Lepáry obrátil hlavu k príchodzej a pozeral kritickým okom znalca na devu. Jej významná, jemná, teraz od ohňa niečo zohriata tvár, vysoká, štíhla postava a ľahké, pritom dôstojné pohyby prekvapily ešte i takých znalcov, akým bol Lepáry. To bolo jemu, ktorý nedržal to za nehodné: muža, antichambrirova</text:span></text:span><text:span text:style-name="CharStyle12"><text:span text:style-name="T1">ť</text:span></text:span><text:span text:style-name="CharStyle12"><text:span text:style-name="T45"> u tej najposlednejšej herečky — niečo zcela nového.</text:span></text:span></text:p>
        <text:p text:style-name="P32"><text:span text:style-name="CharStyle12"><text:span text:style-name="T45">Imrich dopustil sa teraz chyby, ktorá mladému pánovi domu nedá sa tak ľahko odpustiť, chyby oproti etikete, že nepredstavil svojim hosťom Violu. Tetka a Hermínka to tiež premeškaly vykonať, a preto aj Bubelák nesb</text:span></text:span><text:span text:style-name="CharStyle12"><text:span text:style-name="T71">líž</text:span></text:span><text:span text:style-name="CharStyle12"><text:span text:style-name="T45">il sa k </text:span></text:span><text:soft-page-break/><text:span text:style-name="CharStyle12"><text:span text:style-name="T45">Viole, tušiac, že deva, o ktorú sa domáci tak málo starajú, musí jim byť podriadenou, a preto ešte žiadna partia.</text:span></text:span><text:span text:style-name="CharStyle12"><text:span text:style-name="T1">“</text:span></text:span></text:p>
        <text:p text:style-name="P32"><text:span text:style-name="CharStyle12"><text:span text:style-name="T45">Za to ale priblížil sa k Imrovi</text:span></text:span><text:span text:style-name="CharStyle12"><text:span text:style-name="T1">:</text:span></text:span></text:p>
        <text:p text:style-name="P32"><text:span text:style-name="CharStyle12"><text:span text:style-name="T45">„Imro, ty stonoha, ty si mi nikdy nerieknul, že máš takú krásnu sestru.“</text:span></text:span></text:p>
        <text:p text:style-name="P32"><text:span text:style-name="CharStyle12"><text:span text:style-name="T45">„Nie je moja sestr</text:span></text:span><text:span text:style-name="CharStyle12"><text:span text:style-name="T1">a</text:span></text:span><text:span text:style-name="CharStyle12"><text:span text:style-name="T45">“, vetil tento zamračene.</text:span></text:span></text:p>
        <text:p text:style-name="P32"><text:span text:style-name="CharStyle12"><text:span text:style-name="T45">„Nie tvoja sestra! A čo je?“</text:span></text:span></text:p>
        <text:p text:style-name="P32"><text:span text:style-name="CharStyle12"><text:span text:style-name="T45">„Mojho otca sverenka.“</text:span></text:span></text:p>
        <text:p text:style-name="P32"><text:span text:style-name="CharStyle12"><text:span text:style-name="T45">„Tedy sirota?</text:span></text:span><text:span text:style-name="CharStyle12"><text:span text:style-name="T1">“</text:span></text:span></text:p>
        <text:p text:style-name="P32"><text:span text:style-name="CharStyle12"><text:span text:style-name="T45">„</text:span></text:span><text:span text:style-name="CharStyle12"><text:span text:style-name="T71">Á</text:span></text:span><text:span text:style-name="CharStyle12"><text:span text:style-name="T45">n</text:span></text:span><text:span text:style-name="CharStyle12"><text:span text:style-name="T1">o</text:span></text:span><text:span text:style-name="CharStyle12"><text:span text:style-name="T45">!“</text:span></text:span></text:p>
        <text:p text:style-name="P32"><text:span text:style-name="CharStyle12"><text:span text:style-name="T45">„Tým lepšie! A má peniaz</text:span></text:span><text:span text:style-name="CharStyle12"><text:span text:style-name="T1">e</text:span></text:span><text:span text:style-name="CharStyle12"><text:span text:style-name="T45">?“</text:span></text:span></text:p>
        <text:p text:style-name="P32"><text:span text:style-name="CharStyle12"><text:span text:style-name="T45">Imrich tázave pozrel na neho.</text:span></text:span></text:p>
        <text:p text:style-name="P32"><text:span text:style-name="CharStyle12"><text:span text:style-name="T45">„Myslím, či by sa odplatilo uchádzať sa o ňu?“</text:span></text:span></text:p>
        <text:p text:style-name="P32"><text:span text:style-name="CharStyle12"><text:span text:style-name="T45">„Zkús to!“ vetil Imrich a položil stoličku ku stolu, kam pani Vilinská zvala svojich hostí.</text:span></text:span></text:p>
        <text:p text:style-name="P32"><text:span text:style-name="CharStyle12"><text:span text:style-name="T45">Hostia, a zvlášte mlsný Lepáry, oddali sa s celou chuťou do večere. Znamenitá pečienka, výborné pečivá a staré iskrenné víno lahodily pánom, navyklým len na stravu hostincov a kaviarní.</text:span></text:span></text:p>
        <text:p text:style-name="P32"><text:span text:style-name="CharStyle12"><text:span text:style-name="T45">Bubelák, ktorý nebol straniva Violy dosiaľ ešte na čistom, a poneváč páčila sa mu viac, než Hermínka, začal</text:span></text:span><text:span text:style-name="CharStyle17"><text:span text:style-name="T1"> </text:span></text:span><text:span text:style-name="CharStyle12"><text:span text:style-name="T45">dvoriť tej prvej, no tak, aby nezanedbal i tú druhú</text:span></text:span><text:span text:style-name="CharStyle12"><text:span text:style-name="T1">.</text:span></text:span><text:span text:style-name="CharStyle12"><text:span text:style-name="T45"> Jeho pokusy veľmi dobre zbadané boly tak Herm</text:span></text:span><text:span text:style-name="CharStyle12"><text:span text:style-name="T1">í</text:span></text:span><text:span text:style-name="CharStyle12"><text:span text:style-name="T45">nkou, ktorá stiahla hnevno obrvy, ako i tetkou, ktorá pokusy tieto sledovala s nemalou radosťou. </text:span></text:span><text:soft-page-break/><text:span text:style-name="CharStyle12"><text:span text:style-name="T45">Veď Violino zasnúbenie, alebo len čo aký nevinný, milostný pomer s bárským, jedným razom by zbavily pani Vilinskú obavy, ktorá zmáhala sa pri zrastajúcej kráse Violinej. K tomu Hermínkino nešetrné a rozmarné vystupovanie naproti Imrichovi</text:span></text:span><text:span text:style-name="CharStyle12"><text:span text:style-name="T1">,</text:span></text:span><text:span text:style-name="CharStyle12"><text:span text:style-name="T45"> od času volieb, len zvyšovalo jej obavu. Ona vždy napomínala Hermínku, aby sa miernila, hovoriac, že mužia, ako je Imrich, nie takým spôsobom chcú byť získaní a udržaní; no Hermínka nedala si na tom ve</text:span></text:span><text:span text:style-name="CharStyle12"><text:span text:style-name="T32">ľ</text:span></text:span><text:span text:style-name="CharStyle12"><text:span text:style-name="T45">mi záležať,</text:span></text:span><text:span text:style-name="CharStyle12"><text:span text:style-name="T1"> </text:span></text:span><text:span text:style-name="CharStyle12"><text:span text:style-name="T45">aby poslúchla rady tetuškine. A tak predsavzala si ona protežovať Bubeláka u Violy a túto u neho — za akúkoľvek cen</text:span></text:span><text:span text:style-name="CharStyle12"><text:span text:style-name="T1">u!</text:span></text:span></text:p>
        <text:p text:style-name="P32"><text:span text:style-name="CharStyle12"><text:span text:style-name="T45">Violu dvorenie Bubelákovo a holdujúce pohľady Lepár</text:span></text:span><text:span text:style-name="CharStyle12"><text:span text:style-name="T1">yh</text:span></text:span><text:span text:style-name="CharStyle12"><text:span text:style-name="T45">o málo zaní</text:span></text:span><text:span text:style-name="CharStyle12"><text:span text:style-name="T1">ma</text:span></text:span><text:span text:style-name="CharStyle12"><text:span text:style-name="T45">ly. Ona bola jedna z tých šťastných žien, ktorá znala rozoznať zlato od talmi, pravdu od puhého</text:span></text:span><text:span text:style-name="CharStyle12"><text:span text:style-name="T1"> </text:span></text:span><text:span text:style-name="CharStyle12"><text:span text:style-name="T45">lichotenia. Zvlášte osobnos</text:span></text:span><text:span text:style-name="CharStyle12"><text:span text:style-name="T1">ť</text:span></text:span><text:span text:style-name="CharStyle12"><text:span text:style-name="T45"> Lepáryho vzbudila u nej len odpor. Dosiaľ ho ešte neznala, lebo pri jeho — i tak veľmi zriedkavých návštevách cez leto — nebývala doma, čomu aj on dal výraz, keď povedal jej, že ako nesmierne ľutuje, že nemal ešte to šťastie, ju skôr poznať.</text:span></text:span></text:p>
        <text:p text:style-name="P32"><text:span text:style-name="CharStyle12"><text:span text:style-name="T45">Často predsavzala si dnes, myslieť na Daniela. Porovnávala. Bože mô</text:span></text:span><text:span text:style-name="CharStyle12"><text:span text:style-name="T1">j</text:span></text:span><text:span text:style-name="CharStyle12"><text:span text:style-name="T45">! Ako biedne vypadol výsledok jej porovnávania pre hostí Vilinských. Aké to protivy</text:span></text:span><text:span text:style-name="CharStyle12"><text:span text:style-name="T1">!</text:span></text:span><text:span text:style-name="CharStyle12"><text:span text:style-name="T45"> Tu zpusta slov, prázdnych, otrepaných, tam jedna veta, myšlienka</text:span></text:span><text:span text:style-name="CharStyle12"><text:span text:style-name="T1">, </text:span></text:span><text:span text:style-name="CharStyle12"><text:span text:style-name="T45">pohľad, a koľko to značí?</text:span></text:span></text:p>
        <text:p text:style-name="P32"><text:span text:style-name="CharStyle12"><text:span text:style-name="T45">A preto ostala Viola nedotknutá a chladná ako vždy.</text:span></text:span></text:p>
        <text:p text:style-name="P32"><text:span text:style-name="CharStyle12"><text:span text:style-name="T45">Imrich bol zamračený, ač pil i on viac vína než inokedy. Oči jeho často s nevoľou utkvel</text:span></text:span><text:span text:style-name="CharStyle12"><text:span text:style-name="T32">y</text:span></text:span><text:span text:style-name="CharStyle12"><text:span text:style-name="T45"> na Lepárymu, ktorý priveľkú pozornosť venoval Viole.</text:span></text:span></text:p>
        <text:p text:style-name="P32"><text:soft-page-break/><text:span text:style-name="CharStyle12"><text:span text:style-name="T45">Keď táto odchádzala hore do svojej izbičky, sprevádzala ju Hermínka, jejž chyžka nachádzala sa tesne vedľa sal</text:span></text:span><text:span text:style-name="CharStyle12"><text:span text:style-name="T32">o</text:span></text:span><text:span text:style-name="CharStyle12"><text:span text:style-name="T45">na.</text:span></text:span></text:p>
        <text:p text:style-name="P32"><text:span text:style-name="CharStyle12"><text:span text:style-name="T45">„Oj ty, ty! Myslíš, že ťa neprehliadne</text:span></text:span><text:span text:style-name="CharStyle12"><text:span text:style-name="T1">m</text:span></text:span><text:span text:style-name="CharStyle12"><text:span text:style-name="T45">! Tvojím farizejským spôsobom chceš oslepiť i cudzích, ako oslepila si ujca. Nazdáš sa, že podarí sa ti to tak ľahko, ako u neho? —“</text:span></text:span></text:p>
        <text:p text:style-name="P32"><text:span text:style-name="CharStyle12"><text:span text:style-name="T45">„Ja nikoho nechcem zaslepiť, a akú mienku iní o mne majú, na tom mi málo zálež</text:span></text:span><text:span text:style-name="CharStyle12"><text:span text:style-name="T1">í</text:span></text:span><text:span text:style-name="CharStyle12"><text:span text:style-name="T45">“, vetila táto jednoducho a podala Hermínke sviecu. Táto, vkročiac do svojej izby, buchla dvermi, že sa až budova otriasla.</text:span></text:span></text:p>
        <text:p text:style-name="P32"><text:span text:style-name="CharStyle12"><text:span text:style-name="T45">Keď vkročila Viola do svojej izbičky, ležala už malá, ospalá Emuša, ktorá do s</text:span></text:span><text:span text:style-name="CharStyle12"><text:span text:style-name="T32">y</text:span></text:span><text:span text:style-name="CharStyle12"><text:span text:style-name="T45">ta nabavila sa hračkami, ktoré jej ujec doniesol. Odkedy ozdravelo toto, ináče bojazlivé dieťa, odučilo sa báť aspoň natoľko, že vyhľadalo večer vždy skôr chyžku Violy, než táto sama, aby si ľahlo spať.</text:span></text:span></text:p>
        <text:p text:style-name="P32"><text:span text:style-name="CharStyle12"><text:span text:style-name="T45">A Viola poobzerala sa pozorne vôkol; zastrela oblôček, ktorý i tak bol vo dvore, zamkla dvere na kľúč, veď bolo jej, akoby nebol viac dom tento istý, akoby bol dnes vtiahnul do neho zlodej.</text:span></text:span></text:p>
        <text:p text:style-name="P3"><text:span text:style-name="CharStyle17"><text:span text:style-name="T1"/></text:span></text:p>
        <text:p text:style-name="P10"><text:span text:style-name="CharStyle12"><text:span text:style-name="T45">9. Na rozcest</text:span></text:span><text:span text:style-name="CharStyle12"><text:span text:style-name="T1">í</text:span></text:span><text:span text:style-name="CharStyle12"><text:span text:style-name="T45">.</text:span></text:span></text:p>
        <text:p text:style-name="P32"><text:span text:style-name="CharStyle12"><text:span text:style-name="T45"/></text:span></text:p>
        <text:p text:style-name="P44"><text:span text:style-name="CharStyle12"><text:span text:style-name="T45">Imrich vodieval svojich hostí po zábavách, aké Zanica a jej okolie poskytovaly. Len obedy a večere zväčša shromaž</text:span></text:span><text:span text:style-name="CharStyle12"><text:span text:style-name="T1">ď</text:span></text:span><text:span text:style-name="CharStyle12"><text:span text:style-name="T45">ovaly všetkých spolu vo veľkej izbe a rozhovor o</text:span></text:span><text:span text:style-name="CharStyle12"><text:span text:style-name="T1">ž</text:span></text:span><text:span text:style-name="CharStyle12"><text:span text:style-name="T45">ivnul. Ako zdalo sa, cítili sa ve</text:span></text:span><text:span text:style-name="CharStyle12"><text:span text:style-name="T1">ľ</text:span></text:span><text:span text:style-name="CharStyle12"><text:span text:style-name="T45">komešťania veľmi dobre uprostred pomerov malomestských, zvlášte Lepáry pohyboval sa hne</text:span></text:span><text:span text:style-name="CharStyle12"><text:span text:style-name="T71">ď</text:span></text:span><text:span text:style-name="CharStyle12"><text:span text:style-name="T45"> </text:span></text:span><text:soft-page-break/><text:span text:style-name="CharStyle12"><text:span text:style-name="T45">ako doma, tým viac, že domáci pán len mdlý odpor prejavoval oproti švagrovi neveľmi príjemnému. Ten starý roué, akým Lepáryho už možno nazvať, hne</text:span></text:span><text:span text:style-name="CharStyle12"><text:span text:style-name="T71">ď</text:span></text:span><text:span text:style-name="CharStyle12"><text:span text:style-name="T45"> druhého dňa po svojom príchode priblížil sa veľmi dôverne ku Viole a začal hladkým sv</text:span></text:span><text:span text:style-name="CharStyle12"><text:span text:style-name="T1">o</text:span></text:span><text:span text:style-name="CharStyle12"><text:span text:style-name="T45">jím spôsobom lichotiť deve, u ktorej vzbudilo to len silný odpor.</text:span></text:span></text:p>
        <text:p text:style-name="P32"><text:span text:style-name="CharStyle12"><text:span text:style-name="T1">„V</text:span></text:span><text:span text:style-name="CharStyle12"><text:span text:style-name="T45">čera večer zabudli vás predstaviť,“ riekol medzi iným ku Viole, — </text:span></text:span><text:span text:style-name="CharStyle12"><text:span text:style-name="T1">„</text:span></text:span><text:span text:style-name="CharStyle12"><text:span text:style-name="T45">no dnes to už Hermínka napravila.“</text:span></text:span></text:p>
        <text:p text:style-name="P32"><text:span text:style-name="CharStyle12"><text:span text:style-name="T45">Viola pozrela na Hermínku a usmiala sa, akoby chcela tým za</text:span></text:span><text:span text:style-name="CharStyle12"><text:span text:style-name="T1">ď</text:span></text:span><text:span text:style-name="CharStyle12"><text:span text:style-name="T45">akovať. Ona málokedy sa zasmiala, ale keď sa to stalo, vtedy akoby oslňujúca žiar zlietla na strojnú hlávku túto.</text:span></text:span></text:p>
        <text:p text:style-name="P32"><text:span text:style-name="CharStyle12"><text:span text:style-name="T45">Po Hermínkin</text:span></text:span><text:span text:style-name="CharStyle12"><text:span text:style-name="T71">o</text:span></text:span><text:span text:style-name="CharStyle12"><text:span text:style-name="T45">m predstavení Violy začal si Lepáry vždy viac oproti poslednej d</text:span></text:span><text:span text:style-name="CharStyle12"><text:span text:style-name="T1">ov</text:span></text:span><text:span text:style-name="CharStyle12"><text:span text:style-name="T45">olovať, považujúc Violu za osobu podriadenú, s ktorou voľno i dôvernejšie hov</text:span></text:span><text:span text:style-name="CharStyle12"><text:span text:style-name="T1">o</text:span></text:span><text:span text:style-name="CharStyle12"><text:span text:style-name="T45">riť a ktorá stojí i tak mimo obrany zo strany niekoho z domácich. No čím viac natískal sa úsilne Lepáry s nápadnou pozornosťou oproti nej, tým viac bola Viola urazenejšou a cítila určitý, silný odpor oproti všetkému, č</text:span></text:span><text:span text:style-name="CharStyle12"><text:span text:style-name="T32">o</text:span></text:span><text:span text:style-name="CharStyle12"><text:span text:style-name="T45"> bolo s Lepárym v spojitosti.</text:span></text:span></text:p>
        <text:p text:style-name="P32"><text:span text:style-name="CharStyle12"><text:span text:style-name="T45">Bubelák naproti tomu hneď druhým dňom začal sa odďalovať od Violy a pridal sa so svojím holdovaním ku Hermínke, čo tejto nemálo lichotilo, ba takmer smierilo ju s Violou. Lebo urážalo to túto márnivú krásku, keď v</text:span></text:span><text:span text:style-name="CharStyle12"><text:span text:style-name="T1"> </text:span></text:span><text:span text:style-name="CharStyle12"><text:span text:style-name="T45">jej prítomnosti opovážil sa mladý muž dvoriť inej dáme. Z Imricha od jednoh</text:span></text:span><text:span text:style-name="CharStyle12"><text:span text:style-name="T1">o</text:span></text:span><text:span text:style-name="CharStyle12"><text:span text:style-name="T45"> času beztak nič nemala, nudil ju, bol tak vážny, usilovný a nešetrný, že často v jej prítomnosti mlčal, — tedy nie div, že Bubelákovo pochlebovanie pozdalo sa </text:span></text:span><text:soft-page-break/><text:span text:style-name="CharStyle12"><text:span text:style-name="T45">jej veľmi. Ba zdalo sa jej, že Bubelákova pozornosť vzbudí žiarlivý pocit v srdci Imrovom a jeho láska zosilneje oproti nej. Lebo, že v srdci Imrovom žije tento plameň ku nej, verila pevne, — ač temer nikdy nebol jej podaný zrejmý dôkaz toho. No keď by slabá pochybnosť u nej sa dostavila, dostačil jeden pohľad do zrkadla a víťazný zjav slečny Hermínky zaplašil pochybnosti z jej duše a srdca. Pravda, že často, veľmi často precítila v nej žiarlivosť ohľadom Violy, no tu zase chlácholila sa tým, že Viola bola neprístupnou a Imrich príliš hrdým, než aby želal si priazne, kde mu ona zjavne nebola prinášaná. I zabávala sa teraz Hermínka cele bezstarostne, šťastne, a keď sa Hermínka dobre bavila, vtedy bola i dobrá, ač aj vtipmi svoj</text:span></text:span><text:span text:style-name="CharStyle12"><text:span text:style-name="T32">í</text:span></text:span><text:span text:style-name="CharStyle12"><text:span text:style-name="T45">mi nešetrila nikoho.</text:span></text:span></text:p>
        <text:p text:style-name="P32"><text:span text:style-name="CharStyle12"><text:span text:style-name="T45">Niekoľko dní minulo. Viac než inokedy cítila Viola svoju samotu, cudzotu uprostred ľudí, z ktorých temer každého mienila považovať za svojho nepriateľa.</text:span></text:span></text:p>
        <text:p text:style-name="P32"><text:span text:style-name="CharStyle12"><text:span text:style-name="T45">A preto zatúžila po úprimnom slove a priateľskom styku s pani Milock</text:span></text:span><text:span text:style-name="CharStyle12"><text:span text:style-name="T32">o</text:span></text:span><text:span text:style-name="CharStyle12"><text:span text:style-name="T45">u.</text:span></text:span></text:p>
        <text:p text:style-name="P32"><text:span text:style-name="CharStyle12"><text:span text:style-name="T45">Večierkom jednoho dňa, keď jej domáci všetci odišli do okolia návštevou, navštívila i ona milú priateľku svoju. Ale veľké bolo jej prekvapenie, keď videla, že tam už konajú sa prípravy ku presídleniu, no prekvapenie jej zrástlo, keď videla v izbe stáť Daniela.</text:span></text:span></text:p>
        <text:p text:style-name="P32"><text:span text:style-name="CharStyle12"><text:span text:style-name="T1">„</text:span></text:span><text:span text:style-name="CharStyle12"><text:span text:style-name="T45">Vy tu!“ zvolala.</text:span></text:span></text:p>
        <text:p text:style-name="P32"><text:span text:style-name="CharStyle12"><text:span text:style-name="T45">„</text:span></text:span><text:span text:style-name="CharStyle12"><text:span text:style-name="T71">Á</text:span></text:span><text:span text:style-name="CharStyle12"><text:span text:style-name="T45">no, ja prišiel som si po matku! A to vás prekvapilo?</text:span></text:span><text:span text:style-name="CharStyle12"><text:span text:style-name="T1">“</text:span></text:span><text:span text:style-name="CharStyle12"><text:span text:style-name="T45"> zpýtal sa s nežnou výčitkou. „</text:span></text:span><text:span text:style-name="CharStyle12"><text:span text:style-name="T1">A</text:span></text:span><text:span text:style-name="CharStyle12"><text:span text:style-name="T45">lebo snáď nemilo sa vás to dotklo?“ pýtal sa Daniel podržiac ruku </text:span></text:span><text:soft-page-break/><text:span text:style-name="CharStyle12"><text:span text:style-name="T45">Violinu dlhšie vo svojej, a oko jeho pozrelo na ňu nežne</text:span></text:span><text:span text:style-name="CharStyle12"><text:span text:style-name="T1">,</text:span></text:span><text:span text:style-name="CharStyle12"><text:span text:style-name="T45"> lásky plne.</text:span></text:span></text:p>
        <text:p text:style-name="P32"><text:span text:style-name="CharStyle12"><text:span text:style-name="T45">„To nie, oj nie, len zdalo sa mi, že neočakávaný bol váš príchod.“</text:span></text:span></text:p>
        <text:p text:style-name="P32"><text:span text:style-name="CharStyle12"><text:span text:style-name="T1">„M</text:span></text:span><text:span text:style-name="CharStyle12"><text:span text:style-name="T45">atka</text:span></text:span><text:span text:style-name="CharStyle12"><text:span text:style-name="T1"> </text:span></text:span><text:span text:style-name="CharStyle12"><text:span text:style-name="T45">ma čakala — a vy, </text:span></text:span><text:span text:style-name="CharStyle12"><text:span text:style-name="T1">—</text:span></text:span><text:span text:style-name="CharStyle12"><text:span text:style-name="T45"> vy mi ani zdaru neprajete?“</text:span></text:span></text:p>
        <text:p text:style-name="P32"><text:span text:style-name="CharStyle12"><text:span text:style-name="T45">„Oj áno, ja vám prajem zdaru, veď znáte, že vám prajem všetko dobré, mnoho zdaru, šťastia — a“</text:span></text:span></text:p>
        <text:p text:style-name="P31"><text:span text:style-name="CharStyle33"><text:span text:style-name="T45">„</text:span></text:span><text:span text:style-name="CharStyle33"><text:span text:style-name="T1">A</text:span></text:span><text:span text:style-name="CharStyle33"><text:span text:style-name="T45"> — —</text:span></text:span><text:span text:style-name="CharStyle33"><text:span text:style-name="T1"> </text:span></text:span><text:span text:style-name="CharStyle33"><text:span text:style-name="T45">?“</text:span></text:span></text:p>
        <text:p text:style-name="P32"><text:span text:style-name="CharStyle12"><text:span text:style-name="T45">„A všetko, čo sám si na</text:span></text:span><text:span text:style-name="CharStyle12"><text:span text:style-name="T1">jv</text:span></text:span><text:span text:style-name="CharStyle12"><text:span text:style-name="T45">relšie želát</text:span></text:span><text:span text:style-name="CharStyle12"><text:span text:style-name="T1">e</text:span></text:span><text:span text:style-name="CharStyle12"><text:span text:style-name="T45">!“</text:span></text:span></text:p>
        <text:p text:style-name="P32"><text:span text:style-name="CharStyle12"><text:span text:style-name="T45">„To je mnoho, Viola! Veľké si želám a predsa tak blízko k dosaženiu na</text:span></text:span><text:span text:style-name="CharStyle12"><text:span text:style-name="T1">jv</text:span></text:span><text:span text:style-name="CharStyle12"><text:span text:style-name="T45">relšej túžby mojej, — len ruku vystreť.“</text:span></text:span></text:p>
        <text:p text:style-name="P32"><text:span text:style-name="CharStyle12"><text:span text:style-name="T45">Viola sa zľakl</text:span></text:span><text:span text:style-name="CharStyle12"><text:span text:style-name="T1">a</text:span></text:span><text:span text:style-name="CharStyle12"><text:span text:style-name="T45">; ľahký nevinný žart ustúpil vážnej otázke. Takto nehovoril ešte ku nej nikto nikdy.</text:span></text:span></text:p>
        <text:p text:style-name="P32"><text:span text:style-name="CharStyle12"><text:span text:style-name="T45">„Vy ľakáte sa slov mojich, Viola, a predsa musíte cítiť od dávna, čo od toľkých čias žije v srdci mojom, čo jediná túžba, jedna z tých svetlých myšlienok, ktoré osvecujú temnú trať žitia! Vy to musíte cítiť, Viola, že vás ľúbim láskou nehynúcou, vernou, nezištnou, odtedy</text:span></text:span><text:span text:style-name="CharStyle12"><text:span text:style-name="T1">, </text:span></text:span><text:span text:style-name="CharStyle12"><text:span text:style-name="T45">čo prvý raz videl som vás tu v tejto nízkej chyžke stáť, vysokú </text:span></text:span><text:span text:style-name="CharStyle12"><text:span text:style-name="T71">č</text:span></text:span><text:span text:style-name="CharStyle12"><text:span text:style-name="T45">o kráľovnú a pokornú sťa prosiace dieť</text:span></text:span><text:span text:style-name="CharStyle12"><text:span text:style-name="T1">a</text:span></text:span><text:span text:style-name="CharStyle12"><text:span text:style-name="T45">!“</text:span></text:span></text:p>
        <text:p text:style-name="P32"><text:span text:style-name="CharStyle12"><text:span text:style-name="T45">„Ale vy, pane, zapomínate, kto som ja a jak ťažkú obžalobu vrhajú ľudia na moje meno, — vy zapomínate, že som chudobná, pohanená, tupen</text:span></text:span><text:span text:style-name="CharStyle12"><text:span text:style-name="T1">á</text:span></text:span><text:span text:style-name="CharStyle12"><text:span text:style-name="T45">!</text:span></text:span><text:span text:style-name="CharStyle12"><text:span text:style-name="T1">“</text:span></text:span></text:p>
        <text:p text:style-name="P32"><text:span text:style-name="CharStyle12"><text:span text:style-name="T45">„Nezapomínam, Viola, nič nezabúdam! Neverím v obžalobu, ktorou pohanili otca vášho, neverím v jeho vinu, pre mňa nie ste chudobná, nie pohanená a tupená, pre mňa ste bohatá, skvelá, vysok</text:span></text:span><text:span text:style-name="CharStyle12"><text:span text:style-name="T1">á</text:span></text:span><text:span text:style-name="CharStyle12"><text:span text:style-name="T45">!“</text:span></text:span></text:p>
        <text:p text:style-name="P32"><text:soft-page-break/><text:span text:style-name="CharStyle12"><text:span text:style-name="T45">Viola sklonila hlávku; či predvídala to kedy! Nie nikdy nepomyslela na niečo podobného, veď akoby aj — ona! Ač aj pani Milocká často nadškrkla niečo podobného, brala to Viola za púhy žart od hovornej panej, alebo to dokonca prepočula — a teraz...</text:span></text:span></text:p>
        <text:p text:style-name="P32"><text:span text:style-name="CharStyle12"><text:span text:style-name="T1">„</text:span></text:span><text:span text:style-name="CharStyle12"><text:span text:style-name="T45">Vy mlčíte! Snáď nemilo dotklo sa vás moje vyznanie?“</text:span></text:span></text:p>
        <text:p text:style-name="P32"><text:span text:style-name="CharStyle12"><text:span text:style-name="T45">„</text:span></text:span><text:span text:style-name="CharStyle12"><text:span text:style-name="T1">N</text:span></text:span><text:span text:style-name="CharStyle12"><text:span text:style-name="T45">ečakala som to — </text:span></text:span><text:span text:style-name="CharStyle12"><text:span text:style-name="T1">—</text:span></text:span><text:span text:style-name="CharStyle12"><text:span text:style-name="T45"> nemyslela som —“</text:span></text:span></text:p>
        <text:p text:style-name="P32"><text:span text:style-name="CharStyle12"><text:span text:style-name="T45">„V tom leží mnoho smutného pre mňa! Vy ste nečakaly, nemyslely na to, kým moja každá myšlienka vás objímala, každé hnutie srdca vám v ústrety bilo.“</text:span></text:span></text:p>
        <text:p text:style-name="P32"><text:span text:style-name="CharStyle12"><text:span text:style-name="T45">„</text:span></text:span><text:span text:style-name="CharStyle12"><text:span text:style-name="T1">O</text:span></text:span><text:span text:style-name="CharStyle12"><text:span text:style-name="T45">dpusťte! Veď znáte ma, vy viete, aká duša moja. Srdce moje snáď nie je schopné pocítiť opravdovú ľúbosť! Teraz ste ma prekvapili, musím sa zpamätať.“</text:span></text:span></text:p>
        <text:p text:style-name="P32"><text:span text:style-name="CharStyle12"><text:span text:style-name="T45">„Tedy dovoľte, aby som smel zajtrá navštíviť tútora vášho a vydobyť si úplnú istotu!“</text:span></text:span></text:p>
        <text:p text:style-name="P4"><text:span text:style-name="CharStyle12"><text:span text:style-name="T71">Č</text:span></text:span><text:span text:style-name="CharStyle12"><text:span text:style-name="T45">i má k tomu privoliť? Oj radšej by mu povedala, aby to nerobil, že darmo bude konať tie kroky — a či nie darmo? Keď snáď predsa možné by bolo u boku Daniela nájsť ten opravdový mier a zabudnúť na všetko</text:span></text:span><text:span text:style-name="CharStyle12"><text:span text:style-name="T1">, </text:span></text:span><text:span text:style-name="CharStyle12"><text:span text:style-name="T45">všetko! Spomenula si na pobyt v dome tútorovom, na všetky priekory — a privolila.</text:span></text:span></text:p>
        <text:p text:style-name="P32"><text:span text:style-name="CharStyle12"><text:span text:style-name="T45">Daniel vzal jej ruky do svojich a vrúcne jich </text:span></text:span><text:span text:style-name="CharStyle12"><text:span text:style-name="T72">ľ</text:span></text:span><text:span text:style-name="CharStyle12"><text:span text:style-name="T1">ú</text:span></text:span><text:span text:style-name="CharStyle12"><text:span text:style-name="T45">ba</text:span></text:span><text:span text:style-name="CharStyle12"><text:span text:style-name="T1">l</text:span></text:span><text:span text:style-name="CharStyle12"><text:span text:style-name="T45">.</text:span></text:span></text:p>
        <text:p text:style-name="P32"><text:span text:style-name="CharStyle12"><text:span text:style-name="T45">Ona vytrhla sa sťa splašená, z</text:span></text:span><text:span text:style-name="CharStyle12"><text:span text:style-name="T33">a</text:span></text:span><text:span text:style-name="CharStyle12"><text:span text:style-name="T45">roveň, ako ťažkým snom obkľúčená, ponáhľala sa domov.</text:span></text:span></text:p>
        <text:p text:style-name="P32"><text:soft-page-break/><text:span text:style-name="CharStyle12"><text:span text:style-name="T45">Danielove slová, jeho horúci p</text:span></text:span><text:span text:style-name="CharStyle12"><text:span text:style-name="T33">o</text:span></text:span><text:span text:style-name="CharStyle12"><text:span text:style-name="T45">hľad, chvejúci sa hlas vyvolal búrku v útrobách Violinho, dosiaľ ešte nie docela precitnutého srdca, a čo dosiaľ len ešte jak divné, neisté tušenie, to teraz čo desivá a spolu i blažiaca istota stála pred ňou: že Viola miluje — ale ach! — nie Daniela!</text:span></text:span></text:p>
        <text:p text:style-name="P32"><text:span text:style-name="CharStyle12"><text:span text:style-name="T45">Túžobným zrakom hľadela hore k okienku milej komôrky svojej, veru dobre by jej bývalo tam v tichosti preboriť sa k víťazstvu, k poznaniu tej pravej cesty, ktorá otvára sa pred ňou, — no ju volaly povinnosti, ta do prízemnej izby, ku kreslu nemocného tútora.</text:span></text:span></text:p>
        <text:p text:style-name="P32"><text:span text:style-name="CharStyle12"><text:span text:style-name="T45">Ako ďaleko vzdialená, ako neprítomná duchom bola Viola tohto večera v spoločnosti svojich domácich a hosťov! Hovor a smiech prítomných dorážal ku nej sťa šumenie ďalekých v</text:span></text:span><text:span text:style-name="CharStyle12"><text:span text:style-name="T33">ĺ</text:span></text:span><text:span text:style-name="CharStyle12"><text:span text:style-name="T45">n, rozrážajúcich sa v úskalie vysokého brehu. Ku nemalému zadiveniu domácich, ktorí to skoro zbadali, prepočula tu jednu otázku alebo rozkaz domácej panej, tam dala odpoveď opačnú na dotaz alebo žiadosť u</text:span></text:span><text:span text:style-name="CharStyle12"><text:span text:style-name="T1">jcov</text:span></text:span><text:span text:style-name="CharStyle12"><text:span text:style-name="T45">u — a čo neprihodilo sa jej dosia</text:span></text:span><text:span text:style-name="CharStyle12"><text:span text:style-name="T72">ľ</text:span></text:span><text:span text:style-name="CharStyle12"><text:span text:style-name="T45"> nikdy, to stalo sa teraz: Viola bola veľmi roztržitá.</text:span></text:span></text:p>
        <text:p text:style-name="P32"><text:span text:style-name="CharStyle12"><text:span text:style-name="T45">Pani Vilinská zpozorovala to prvá a tešila sa úspechu tomuto, veď nemienila ani ináč, než že Viola už zasnúbila sa s Milockým, a tento že to čo chvíľa oznámi rodine. Pri Violinej samostatnej povahe držala to za cele správne a v tom prípade bola by náklonnou Viole všetko odpustiť, ba ku jej zasnúbeniu prekvapiť ju i nejakým vzácnym darom, keby vydaril sa jej tento plán; s Hermínkou a Imrom ľahko by potom previedla ďalšie svoje plány, ktoré st</text:span></text:span><text:span text:style-name="CharStyle12"><text:span text:style-name="T33">a</text:span></text:span><text:span text:style-name="CharStyle12"><text:span text:style-name="T45">ly </text:span></text:span><text:soft-page-break/><text:span text:style-name="CharStyle12"><text:span text:style-name="T45">sa jej už podstatnou potrebou žitia. Bubeláka a jeho nápadné korenie sa Hermínke považovala čo maličkosť zcela prirodzenú, maličkosť, ktorá má tú výhodu, že môže povzbudiť netečného Imra ku postupu a k jasnému osvedčeniu sa.</text:span></text:span></text:p>
        <text:p text:style-name="P32"><text:span text:style-name="CharStyle12"><text:span text:style-name="T45">Tak ponímala tetka Violina stav vecí a usmievala sa blahosklonne na devu, ktorá nijak nevedela si vysvetliť úsmev tento.</text:span></text:span></text:p>
        <text:p text:style-name="P32"><text:span text:style-name="CharStyle12"><text:span text:style-name="T45">Lepáryho mdlé zraky oživly, keď videl Violu do izby vkročiť, a skoro pripojil sa ku nej.</text:span></text:span></text:p>
        <text:p text:style-name="P32"><text:span text:style-name="CharStyle12"><text:span text:style-name="T45">„</text:span></text:span><text:span text:style-name="CharStyle12"><text:span text:style-name="T72">Č</text:span></text:span><text:span text:style-name="CharStyle12"><text:span text:style-name="T45">o stalo sa m</text:span></text:span><text:span text:style-name="CharStyle12"><text:span text:style-name="T33">o</text:span></text:span><text:span text:style-name="CharStyle12"><text:span text:style-name="T45">jmu holúbkovi?“ opýtal sa hlasom zníženým. „Violkine očká svieťa divným ohňom, — dievčatko! — ohňom, ktorý vs</text:span></text:span><text:span text:style-name="CharStyle12"><text:span text:style-name="T1">tav</text:span></text:span><text:span text:style-name="CharStyle12"><text:span text:style-name="T45">e je roznietiť plameň aj v srdci tak starého ujca, akým som ja! Neľakaj sa ma, devuška, neľakaj sa ujca, ktorý je dosť starý k tomu, aby si mala k nemu dôveru a trocha náklonnost</text:span></text:span><text:span text:style-name="CharStyle12"><text:span text:style-name="T1">i</text:span></text:span><text:span text:style-name="CharStyle12"><text:span text:style-name="T45">!“</text:span></text:span></text:p>
        <text:p text:style-name="P32"><text:span text:style-name="CharStyle12"><text:span text:style-name="T45">Ale Viola neponáhľala sa podať nejaký dôkaz dôvery a náklonnosti k tomuto novému ujcovi. Ba naopak, ona ustúpila od neho a odvetila odmerano:</text:span></text:span></text:p>
        <text:p text:style-name="P32"><text:span text:style-name="CharStyle12"><text:span text:style-name="T45">„Vy mýlite sa, my nie sme ani rodina, a dôvera a náklonnosť medzi nami nemá miest</text:span></text:span><text:span text:style-name="CharStyle12"><text:span text:style-name="T1">a</text:span></text:span><text:span text:style-name="CharStyle12"><text:span text:style-name="T45">!“</text:span></text:span></text:p>
        <text:p text:style-name="P32"><text:span text:style-name="CharStyle12"><text:span text:style-name="T1">„</text:span></text:span><text:span text:style-name="CharStyle12"><text:span text:style-name="T45">Nieže tak, nie, dieťa moje! ty nerozumieš ešte mnohému na svet</text:span></text:span><text:span text:style-name="CharStyle12"><text:span text:style-name="T1">e</text:span></text:span><text:span text:style-name="CharStyle12"><text:span text:style-name="T45">; si klassicky naivné, nevinné a chutné</text:span></text:span><text:span text:style-name="CharStyle17"><text:span text:style-name="T1"> </text:span></text:span><text:span text:style-name="CharStyle12"><text:span text:style-name="T45">dievčatk</text:span></text:span><text:span text:style-name="CharStyle12"><text:span text:style-name="T1">o</text:span></text:span><text:span text:style-name="CharStyle12"><text:span text:style-name="T45">!“ Pri tých slovách uklonil sa napred a blisknul na ňu žiadostivým pohľadom, na čo Violinu tvár pokryl rumenec hnevu a studu.</text:span></text:span></text:p>
        <text:p text:style-name="P32"><text:soft-page-break/><text:span text:style-name="CharStyle12"><text:span text:style-name="T45">Imrich, ktorý tiež zbadal pri večeri, že Viola je dnes nie tou, čo býva, pozeral často v stranu, kde ona sa nachodila a aj jeho pohľad zračil jednu otázku a nelíčený obdiv. — Ke</text:span></text:span><text:span text:style-name="CharStyle12"><text:span text:style-name="T72">ď</text:span></text:span><text:span text:style-name="CharStyle12"><text:span text:style-name="T45"> videl obchodiť Lepár</text:span></text:span><text:span text:style-name="CharStyle12"><text:span text:style-name="T1">yh</text:span></text:span><text:span text:style-name="CharStyle12"><text:span text:style-name="T45">o okolo Violy, pozoroval jich oboch a jeho obočie stiahlo sa hnevným pohybom </text:span></text:span><text:span text:style-name="CharStyle12"><text:span text:style-name="T1">—</text:span></text:span><text:span text:style-name="CharStyle12"><text:span text:style-name="T45"> ba keď videl, že Viola, urazená, odvracia sa od pokušiteľa svojho, vstal a pristúpil ku nej, práve vtedy, keď chcela odísť so stolovým náradím von do kuchyne. Lepáry úslužne pomáhal jej pri tom, keď zbadal Imricha.</text:span></text:span></text:p>
        <text:p text:style-name="P32"><text:span text:style-name="CharStyle12"><text:span text:style-name="T45">„Ach tu si, kamarát! Máš mi niečo riecť? Nie? To je pekne, ale pozri len, akým šťastným ujcom som ja, keď smiem tejto krásnej devuške pomáhať! My sme už celí priatelia, — ba tykáme si už!“</text:span></text:span></text:p>
        <text:p text:style-name="P32"><text:span text:style-name="CharStyle12"><text:span text:style-name="T45">Deva ustrnula nad touto patrnou lžou; nevedela v prvom okamihu, akou zbraňou má sa brániť proti týmto nápadom.</text:span></text:span></text:p>
        <text:p text:style-name="P32"><text:span text:style-name="CharStyle12"><text:span text:style-name="T45">„To nie</text:span></text:span><text:span text:style-name="CharStyle12"><text:span text:style-name="T1"> </text:span></text:span><text:span text:style-name="CharStyle12"><text:span text:style-name="T45">je pravda! Keď chcete žartovať, žart tento je veľmi nejapný a nemiestn</text:span></text:span><text:span text:style-name="CharStyle12"><text:span text:style-name="T1">y</text:span></text:span><text:span text:style-name="CharStyle12"><text:span text:style-name="T45">“, hovorila k starému smelcovi s prízvukom hlbokého opovrženia, premerajúc ho svojím prísnym zrakom.</text:span></text:span></text:p>
        <text:p text:style-name="P32"><text:span text:style-name="CharStyle12"><text:span text:style-name="T45">Miesto odpovede zasmial sa Lepáry. Zdalo sa, že páči sa mu rozč</text:span></text:span><text:span text:style-name="CharStyle12"><text:span text:style-name="T33">u</text:span></text:span><text:span text:style-name="CharStyle12"><text:span text:style-name="T45">lenie a bránenie sa devy, bo blesk očí, ktorý sršal za okamih, pír zkypiacej krve a stiahnutie vrchnej pern</text:span></text:span><text:span text:style-name="CharStyle12"><text:span text:style-name="T33">y</text:span></text:span><text:span text:style-name="CharStyle12"><text:span text:style-name="T45">, svedčily o vášni, ktorá rada sa potýka s prekážkami.</text:span></text:span></text:p>
        <text:p text:style-name="P32"><text:span text:style-name="CharStyle12"><text:span text:style-name="T45">Viola sa odvrátila.</text:span></text:span></text:p>
        <text:p text:style-name="P32"><text:span text:style-name="CharStyle12"><text:span text:style-name="T45">Imrich, ktorému páčila sa statnosť Violina voči nápadom vtieravosti Lepáryho, chcel upozorniť svojho ujca, aby dievča, ktoré nachodí sa pod </text:span></text:span><text:soft-page-break/><text:span text:style-name="CharStyle12"><text:span text:style-name="T45">ochranou jeho otca, ušetril svojou nápadnou pozornosťou, pristúpil bližšie k Lepár</text:span></text:span><text:span text:style-name="CharStyle12"><text:span text:style-name="T1">ym</text:span></text:span><text:span text:style-name="CharStyle12"><text:span text:style-name="T45">u a oko jeho, to oko ľahostajné, ktoré pre bytnosť Violinu nemalo žiadnej lúče, teraz živo zablesklo, sťa by chcelo vysloviť nevrlosť nad drzosťou chovania sa Lepáryho.</text:span></text:span></text:p>
        <text:p text:style-name="P32"><text:span text:style-name="CharStyle12"><text:span text:style-name="T45">Viola, ktorá na kroky Imrichove sa obrátila, videla s udivením, týchto dvoch mužov stáť oproti sebe. Strhla sa — nikdy ešte nevidela Imricha v takom postavení.</text:span></text:span></text:p>
        <text:p text:style-name="P32"><text:span text:style-name="CharStyle12"><text:span text:style-name="T45">Vilinská oboch zavolala ku sebe, osloviac jich, aby sa pripojili k spoločnosti, pozostáva</text:span></text:span><text:span text:style-name="CharStyle12"><text:span text:style-name="T1">jú</text:span></text:span><text:span text:style-name="CharStyle12"><text:span text:style-name="T45">cej z Hermínky a Bubeláka.</text:span></text:span></text:p>
        <text:p text:style-name="P32"><text:span text:style-name="CharStyle12"><text:span text:style-name="T45">S jasnou tvárou a niečo ta</text:span></text:span><text:span text:style-name="CharStyle12"><text:span text:style-name="T1">jo</text:span></text:span><text:span text:style-name="CharStyle12"><text:span text:style-name="T45">mstvenným spôsobom začala pani Vilinská:</text:span></text:span></text:p>
        <text:p text:style-name="P32"><text:span text:style-name="CharStyle12"><text:span text:style-name="T45">„Ako sa mi zdá, stojíme na prahu prekvapujúcej udalosti. Viola má pytača a jestli ma tušenie neklame, už zadala svoje slovo, čo ináče ani nedá sa myslieť.“</text:span></text:span></text:p>
        <text:p text:style-name="P32"><text:span text:style-name="CharStyle12"><text:span text:style-name="T1">„A</text:span></text:span><text:span text:style-name="CharStyle12"><text:span text:style-name="T45">ko to? mama! Ja nerozumie</text:span></text:span><text:span text:style-name="CharStyle12"><text:span text:style-name="T1">m</text:span></text:span><text:span text:style-name="CharStyle12"><text:span text:style-name="T45">!</text:span></text:span><text:span text:style-name="CharStyle12"><text:span text:style-name="T1">“</text:span></text:span><text:span text:style-name="CharStyle12"><text:span text:style-name="T45"> zvolal Imrich živo.</text:span></text:span></text:p>
        <text:p text:style-name="P32"><text:span text:style-name="CharStyle12"><text:span text:style-name="T45">„Je to predsa cele jednoduchá vec, ktorá sama sebou sa rozumie a dala sa predvídať — snáď ti len známo bolo, že Milocký už od dávna prechovával lásku k Viole, nuž a teraz, keď má už svoje zaopatrenie, mieni si ju vziať.“</text:span></text:span></text:p>
        <text:p text:style-name="P32"><text:span text:style-name="CharStyle12"><text:span text:style-name="T45">„A ona?“ opýtal sa znovu Imrich.</text:span></text:span></text:p>
        <text:p text:style-name="P32"><text:span text:style-name="CharStyle12"><text:span text:style-name="T45">„Ona? Nepotrebuješ iné, len pozrieť na ňu: z jej zmeneného zovňajšku môžeš súdiť, čo sa stalo alebo čo má sa stať.“</text:span></text:span></text:p>
        <text:p text:style-name="P32"><text:span text:style-name="CharStyle12"><text:span text:style-name="T1">„Š</text:span></text:span><text:span text:style-name="CharStyle12"><text:span text:style-name="T45">kod</text:span></text:span><text:span text:style-name="CharStyle12"><text:span text:style-name="T1">a</text:span></text:span><text:span text:style-name="CharStyle12"><text:span text:style-name="T45">!</text:span></text:span><text:span text:style-name="CharStyle12"><text:span text:style-name="T1">“</text:span></text:span><text:span text:style-name="CharStyle12"><text:span text:style-name="T45"> podotknul Lepáry, sklamaný už vo svojich illusiach, </text:span></text:span><text:span text:style-name="CharStyle12"><text:span text:style-name="T1">„š</text:span></text:span><text:span text:style-name="CharStyle12"><text:span text:style-name="T45">koda toho </text:span></text:span><text:soft-page-break/><text:span text:style-name="CharStyle12"><text:span text:style-name="T45">rozkošného dievčatk</text:span></text:span><text:span text:style-name="CharStyle12"><text:span text:style-name="T1">a</text:span></text:span><text:span text:style-name="CharStyle12"><text:span text:style-name="T45">!“</text:span></text:span></text:p>
        <text:p text:style-name="P32"><text:span text:style-name="CharStyle12"><text:span text:style-name="T1">„P</text:span></text:span><text:span text:style-name="CharStyle12"><text:span text:style-name="T45">rečo škoda?</text:span></text:span><text:span text:style-name="CharStyle12"><text:span text:style-name="T1">“</text:span></text:span><text:span text:style-name="CharStyle12"><text:span text:style-name="T45"> zamiešala sa Hermínka a kárave pozrela na neho. „Keď sa vydá, dôjde svojho určenia, — v tom nevidím žiadneho nešťastia pre ňu!“</text:span></text:span></text:p>
        <text:p text:style-name="P32"><text:span text:style-name="CharStyle12"><text:span text:style-name="T45">„</text:span></text:span><text:span text:style-name="CharStyle12"><text:span text:style-name="T1">A</text:span></text:span><text:span text:style-name="CharStyle12"><text:span text:style-name="T45">ni nie!“ prisvedčila tetka, oprúc sa v lenoške svojej pohodlne. „Ba práve mohlo by sa to nazvať pre ňu veľkým šťastím — veď odrazu môže sa vidieť v kruhu ľudí jednoduchých, ale dobrých a jej stavu primeraných.</text:span></text:span><text:span text:style-name="CharStyle12"><text:span text:style-name="T1">“</text:span></text:span></text:p>
        <text:p text:style-name="P32"><text:span text:style-name="CharStyle12"><text:span text:style-name="T45">„Nuž, nuž, ako sa vezm</text:span></text:span><text:span text:style-name="CharStyle12"><text:span text:style-name="T1">e</text:span></text:span><text:span text:style-name="CharStyle12"><text:span text:style-name="T45">“, bránil Lepáry svoju výpoveď, — „ja mienil som moj</text:span></text:span><text:span text:style-name="CharStyle12"><text:span text:style-name="T33">í</text:span></text:span><text:span text:style-name="CharStyle12"><text:span text:style-name="T45">mi slovami vyjadriť tú obavu</text:span></text:span><text:span text:style-name="CharStyle12"><text:span text:style-name="T1">, </text:span></text:span><text:span text:style-name="CharStyle12"><text:span text:style-name="T45">že Viola zovšedneje v takých pomeroch, v akých bude sa nachádzať tam.“</text:span></text:span></text:p>
        <text:p text:style-name="P32"><text:span text:style-name="CharStyle12"><text:span text:style-name="T45">Hermínka zasmiala sa chutne a uhnúc plecom, riekla s iskriacim zrakom k Bubelákovi:</text:span></text:span></text:p>
        <text:p text:style-name="P32"><text:span text:style-name="CharStyle12"><text:span text:style-name="T1">„D</text:span></text:span><text:span text:style-name="CharStyle12"><text:span text:style-name="T45">ivné náhľady prechováva ten náš ujec a zvlášte oproti Viole! Neviem, čo má na nej, že ju tak vyznačuje, ač mnohí tvrdia, že len také ľadové postavy majú príťažlivosť.</text:span></text:span><text:span text:style-name="CharStyle12"><text:span text:style-name="T1">“</text:span></text:span></text:p>
        <text:p text:style-name="P32"><text:span text:style-name="CharStyle12"><text:span text:style-name="T45">„Môj vkus je to nie! Nechcem byť Prometheusom, ktorý má doniesť oheň života a cítenia do hrudi kamennej, ja ľúbim živosť, letoru, — radosť!</text:span></text:span><text:span text:style-name="CharStyle12"><text:span text:style-name="T1">“</text:span></text:span><text:span text:style-name="CharStyle12"><text:span text:style-name="T45"> a pri tom bližšie pritiahnul stoličku svoju ku Hermínkinej.</text:span></text:span></text:p>
        <text:p text:style-name="P32"><text:span text:style-name="CharStyle12"><text:span text:style-name="T45">Imrich, krútiac si cigaretku, s malým, temer nepatrným úsmevom pozrel na priateľa a Hermínku, ktorej šťastný úsmev žiaril z celej oživenej, skutočne pôvabnej tváre.</text:span></text:span></text:p>
        <text:p text:style-name="P32"><text:span text:style-name="CharStyle12"><text:span text:style-name="T45">Viola vrátila sa nazpät do izby a jej oko zablúdilo, a to často cez večer tento, </text:span></text:span><text:soft-page-break/><text:span text:style-name="CharStyle12"><text:span text:style-name="T45">ku skupenine mladých ľudí</text:span></text:span><text:span text:style-name="CharStyle12"><text:span text:style-name="T1"> </text:span></text:span><text:span text:style-name="CharStyle12"><text:span text:style-name="T45">aby hľadalo pohľad Imrichov. I našla ho, no Violin zrak nenašiel tam ničoho, čo by mohlo ob</text:span></text:span><text:span text:style-name="CharStyle12"><text:span text:style-name="T1">ľ</text:span></text:span><text:span text:style-name="CharStyle12"><text:span text:style-name="T45">ahčiť boj, ktorý v nej dochádzal k vývinu: Imrichov pohľad na ňu bol znovu cudzí, chladný, odmeraný a krátky.</text:span></text:span></text:p>
        <text:p text:style-name="P32"><text:span text:style-name="CharStyle12"><text:span text:style-name="T45">Emka, ktorá rada učila sa večierkom svoje úlohy, poprosila Violu, aby ju odprevadila do tichej chyžky, čomu táto ochotne urobila zadosť.</text:span></text:span></text:p>
        <text:p text:style-name="P32"><text:span text:style-name="CharStyle12"><text:span text:style-name="T45">Navráťac sa zase do spoločnosti, brala v nej len maličký zástoj. Mier duše jej bol vyrušený. Dnes tak násilne bola vytrhnutá z obyčajného svojho života. Nový, divný pocit začal zmocňovať sa srdca. Každá nepatrná, naoko veľmi malicherná maličkosť ju urazila, dvojnásobne bô</text:span></text:span><text:span text:style-name="CharStyle12"><text:span text:style-name="T1">ľ</text:span></text:span><text:span text:style-name="CharStyle12"><text:span text:style-name="T45">ne dotklo sa jej srdca každé slovo, každý pohľad Imrov ju znepokojoval.</text:span></text:span></text:p>
        <text:p text:style-name="P32"><text:span text:style-name="CharStyle12"><text:span text:style-name="T45">Konečne opustila izbu. Odobrala sa od tútora, uklonila sa pred druhými a jako pút zbavená vydýchla a ponáhľala sa hore schodmi do milej komôrky svojej. Zadiveno zdvihla Emka ospalú hlávku, no hlávka nazpät klesla do podúšok, premožená sladkým bezsenným spánkom mladosti. Ale Viola nepomyslela na spanie — a divne, divne to už s ňou vyzeralo, že prv než vyhľadala postieľku svoju, vytiahla z priehradky starej kasne malý svetlopisný obrázok a dlho, dlho dívala sa na milé ťahy mladého muža. —</text:span></text:span></text:p>
        <text:p text:style-name="P32"><text:span text:style-name="CharStyle12"><text:span text:style-name="T45">Otvoreným oblôčkom vlnily sa dnu krásne zvuky klavíra tam z bočnej uličky. Znelo to, ako veľká, pokorná prosba a vrúcna modlitba k nebies Pánu, ako úpenlivá prosba za vzácny dar, — lež Viola zachlopila okno — tento raz tým zvukom nerozumela.</text:span></text:span></text:p>
        <text:p text:style-name="P32"><text:soft-page-break/><text:span text:style-name="CharStyle12"><text:span text:style-name="T45">Vrhla sa u postieľky svojej na kolená, aby aj ona v modlitbe povzniesla dušu svoju a žiadala o posilu v boji tohoto okamženia.</text:span></text:span></text:p>
        <text:p text:style-name="P32"><text:span text:style-name="CharStyle12"><text:span text:style-name="T45">Musela si riecť v trudnom, ne</text:span></text:span><text:span text:style-name="CharStyle12"><text:span text:style-name="T33">u</text:span></text:span><text:span text:style-name="CharStyle12"><text:span text:style-name="T45">navnom myslení, že teraz podáva sa jej skvelá príležitosť, jej, pohanenej dcére podozrievaného podpaľača, aby vrhla k nohám sľub Imrichov, ktorý dal tento chorému otcovi v osudnú noc návratu z Pešti, sľub, starať sa o ňu všemožne a starostliv</text:span></text:span><text:span text:style-name="CharStyle12"><text:span text:style-name="T33">e</text:span></text:span><text:span text:style-name="CharStyle12"><text:span text:style-name="T45">.</text:span></text:span></text:p>
        <text:p text:style-name="P32"><text:span text:style-name="CharStyle12"><text:span text:style-name="T45">Teraz mohla si Viola zabezpečiť skvelú, pre svoje doterajšie pomery krásnu budúcnosť, a predsa nechopila sa jej. Ona miesto toho radšej volila ostať tu a niesť ďalej bremeno, ktoré jej pomery uvalily, dotedy, kým nevyprší jej určený čas. — — Však čo potom, keď stane sa plnoletou? — —</text:span></text:span></text:p>
        <text:p text:style-name="P32"><text:span text:style-name="CharStyle12"><text:span text:style-name="T45">Jej srdce, raz takto násilne zbudené, prišlo v tuhý boj s rozumom. Ona cítila, že Danielovi nemôže byť tým, čo on chcel mať z nej: ženou milujúcou, — že ona mohla ho milovať, ako miluje sestra brata, mohla ho obdivovať, ako obdivuje žiačka učiteľa, mohla ho ctiť, ako človek môže ctiť človeka šľachetného, — ale ľúbiť — nie, to nemohla! Nie, nie! volala jej duša v bôľnom, tr</text:span></text:span><text:span text:style-name="CharStyle12"><text:span text:style-name="T33">a</text:span></text:span><text:span text:style-name="CharStyle12"><text:span text:style-name="T45">pnom žiali.</text:span></text:span></text:p>
        <text:p text:style-name="P32"><text:span text:style-name="CharStyle12"><text:span text:style-name="T45">A keby nie Danielovo vyznanie, keby nie jeho slová ľúbosti ku nej — snáď ešte dlho nebola by Viola prišla k povedomiu, že stojí nad prepasťou závratnou, keď zaľúbila si toho, koho považovala dosiaľ za svojho otcovho úhlavného nepriateľa. Tým viac, že Imrich nikdy priamo neshováral sa s ňou, nesklonil sa ku nej, bol vždy chladný, </text:span></text:span><text:span text:style-name="CharStyle12"><text:span text:style-name="T1">ač</text:span></text:span><text:span text:style-name="CharStyle12"><text:span text:style-name="T45"> i zdvoril</text:span></text:span><text:span text:style-name="CharStyle12"><text:span text:style-name="T1">ý</text:span></text:span><text:span text:style-name="CharStyle12"><text:span text:style-name="T45">: všetko toto bol dôkaz toho, </text:span></text:span><text:soft-page-break/><text:span text:style-name="CharStyle12"><text:span text:style-name="T45">že mu ešte vždy bola — ničím.</text:span></text:span></text:p>
        <text:p text:style-name="P32"><text:span text:style-name="CharStyle12"><text:span text:style-name="T45">A nie táto beznádejnosť jej lásky ku Imrovi Vilinskému činila ju nešťastnou, ale to, že považovala túto lásku za nehodnú dcéry potupeného otca.</text:span></text:span></text:p>
        <text:p text:style-name="P32"><text:span text:style-name="CharStyle12"><text:span text:style-name="T45">Týmto sebevoľným počínaním srdca cítila sa byť pokorenou. Preto snáď predsa mohla by prijať úprimne mienené nabídnutie Danielovo, v povedomí, že bude šťastnou, váženou, milovano</text:span></text:span><text:span text:style-name="CharStyle12"><text:span text:style-name="T1">u</text:span></text:span><text:span text:style-name="CharStyle12"><text:span text:style-name="T45">!?</text:span></text:span></text:p>
        <text:p text:style-name="P32"><text:span text:style-name="CharStyle12"><text:span text:style-name="T45">V svojom novom stave snáď zabudne, v</text:span></text:span><text:span text:style-name="CharStyle12"><text:span text:style-name="T1">yz</text:span></text:span><text:span text:style-name="CharStyle12"><text:span text:style-name="T45">d</text:span></text:span><text:span text:style-name="CharStyle12"><text:span text:style-name="T1">rav</text:span></text:span><text:span text:style-name="CharStyle12"><text:span text:style-name="T45">e</text:span></text:span><text:span text:style-name="CharStyle12"><text:span text:style-name="T1">je</text:span></text:span><text:span text:style-name="CharStyle12"><text:span text:style-name="T45"> jej srdce — — — Ale nie, ni</text:span></text:span><text:span text:style-name="CharStyle12"><text:span text:style-name="T1">e</text:span></text:span><text:span text:style-name="CharStyle12"><text:span text:style-name="T45">! — volala mocne prebudená, náruživá sila srdca — radšej ešte trpeť!</text:span></text:span></text:p>
        <text:p text:style-name="P32"><text:span text:style-name="CharStyle12"><text:span text:style-name="T45">A či by to on, ten verný priateľ a muž pravdy, zaslúžil od nej, aby ona so lžou predstúpila pred neho a podala mu ruku, srdce ale náležalo by druhému? každým pohybom, každou myšlienkou jedine toho si spomínalo?! </text:span></text:span><text:span text:style-name="CharStyle12"><text:span text:style-name="T73">Č</text:span></text:span><text:span text:style-name="CharStyle12"><text:span text:style-name="T1">i</text:span></text:span><text:span text:style-name="CharStyle12"><text:span text:style-name="T45"> by to Daniel zaslúžil od nej, aby ho oklamala, olúpila </text:span></text:span><text:span text:style-name="CharStyle12"><text:span text:style-name="T1">o</text:span></text:span><text:span text:style-name="CharStyle12"><text:span text:style-name="T45"> tú svetlú, krásnu radosť žiti</text:span></text:span><text:span text:style-name="CharStyle12"><text:span text:style-name="T1">a</text:span></text:span><text:span text:style-name="CharStyle12"><text:span text:style-name="T45">: cítiť sa byť milovaným? nie, ani k vôli jemu nesmie to urobiť, nie! A preto rozhodla sa konečne, že akokoľvek vyvinie sa jej budúcnosť, čokoľvek ju ešte očakáva, že všetkému v ústrety ponesie ona odvahu a chladnú silu ducha svojho. Že bude premáhať, premôže i lásku túto k mladému Vilinskému, len nie vydať, nie za Daniela, nie — nie!</text:span></text:span></text:p>
        <text:p text:style-name="P32"><text:span text:style-name="CharStyle12"><text:span text:style-name="T45">Konečne unavená i ona oddala sa snu, aby ráno predstúpila pred toho, ktorému krásnu, dávno a verne pestovanú nádej mala zničiť jedným razom. —</text:span></text:span></text:p>
        <text:p text:style-name="P32"><text:span text:style-name="CharStyle12"><text:span text:style-name="T45">Hneď za rána živý ruch v dome označoval neobyčajné deje. Dnes už mal</text:span></text:span><text:span text:style-name="CharStyle12"><text:span text:style-name="T34">y</text:span></text:span><text:span text:style-name="CharStyle12"><text:span text:style-name="T45"> sa konať prípravy ku dňu menín pani Vilinskej, ktorý sviatok toho roku mal sa </text:span></text:span><text:soft-page-break/><text:span text:style-name="CharStyle12"><text:span text:style-name="T45">svätiť.</text:span></text:span></text:p>
        <text:p text:style-name="P32"><text:span text:style-name="CharStyle12"><text:span text:style-name="T45">Riadenie a usporadovanie izieb, chystanie pečiva a</text:span></text:span><text:span text:style-name="CharStyle12"><text:span text:style-name="T1"> </text:span></text:span><text:span text:style-name="CharStyle12"><text:span text:style-name="T45">iných príprav bolo tu veľa, lebo keď pani Vilinská čakala hostí, vtedy rada jich pohostila okázalým spôsobom.</text:span></text:span></text:p>
        <text:p text:style-name="P32"><text:span text:style-name="CharStyle12"><text:span text:style-name="T45">Viola vstala s prudkým bolením hlavy; oči jej boly vpadnuté a mdlý výraz okolo úst svedčil, že trpí. Ako vždy, i teraz oddala sa cele prácam a povinnosťam v domácnosti, ba práve teraz tým viac, že v práci mienila nájsť pokoj a zbaviť sa hlodajúceho nepokoja. Ač bola sama so sebou už na čistom, predsa ľakala sa okamihu, v ktorom musí predstúpiť pred neho a povedať mu to najhoršie, čo mu teraz vôbec mohla riecť. — Zrazu jej napadlo, a ona musela si nadať do zpozdilých, že skôr na to neprišla, poslať odvetu Danielovi písomne a usporiť mu trpké pre neho kroky k tútorovi. Zastala v práci. Nepoznaný pocit výčitky zmocnil sa jej i chcela to stoj čo stoj napraviť. Ponáhľala sa hore schodmi, keď Hermínka ju zastavila.</text:span></text:span></text:p>
        <text:p text:style-name="P32"><text:span text:style-name="CharStyle12"><text:span text:style-name="T45">„Kam sa ponáhľaš? Či smiem už blahoželať?“</text:span></text:span></text:p>
        <text:p text:style-name="P32"><text:span text:style-name="CharStyle12"><text:span text:style-name="T45">Viola pozrela na Hermínu, v ktorej tvári teraz nevidela štipľavého rozmaru, — jej otázka bola predložená tónom spoločenským, keď tak možno vyjadriť sa, sal</text:span></text:span><text:span text:style-name="CharStyle12"><text:span text:style-name="T34">o</text:span></text:span><text:span text:style-name="CharStyle12"><text:span text:style-name="T45">nnym — a preto Viola odvetila zcela jednoducho:</text:span></text:span></text:p>
        <text:p text:style-name="P32"><text:span text:style-name="CharStyle12"><text:span text:style-name="T1">„N</text:span></text:span><text:span text:style-name="CharStyle12"><text:span text:style-name="T45">ie, ľutujem, že mi toho netreb</text:span></text:span><text:span text:style-name="CharStyle12"><text:span text:style-name="T1">a</text:span></text:span><text:span text:style-name="CharStyle12"><text:span text:style-name="T45">!“ a s tými slovami vyšla hore, aby oznámila Danielovi, že jeho ženou nemôže byť nikdy.</text:span></text:span></text:p>
        <text:p text:style-name="P32"><text:span text:style-name="CharStyle12"><text:span text:style-name="T45">Hermínka v nedorozumení hľadela za ňou.</text:span></text:span></text:p>
        <text:p text:style-name="P32"><text:soft-page-break/><text:span text:style-name="CharStyle12"><text:span text:style-name="T45">„</text:span></text:span><text:span text:style-name="CharStyle12"><text:span text:style-name="T1">T</text:span></text:span><text:span text:style-name="CharStyle12"><text:span text:style-name="T45">etka iste zle videla a kombinovala; no takto si ale Violu predsa neviem vysvetliť.“</text:span></text:span></text:p>
        <text:p text:style-name="P32"><text:span text:style-name="CharStyle12"><text:span text:style-name="T45">Ale dlho netrápila sa s možným i nemožným a nôtiac si niečo, kráčala ďalej.</text:span></text:span></text:p>
        <text:p text:style-name="P32"><text:span text:style-name="CharStyle12"><text:span text:style-name="T45">Viola ale, viac než si to myslela, trápila sa s listom, hľadajúc slová, ktoré mal</text:span></text:span><text:span text:style-name="CharStyle12"><text:span text:style-name="T34">y</text:span></text:span><text:span text:style-name="CharStyle12"><text:span text:style-name="T45"> niesť smutnú zvesť mladému farárovi.</text:span></text:span></text:p>
        <text:p text:style-name="P32"><text:span text:style-name="CharStyle12"><text:span text:style-name="T45">Keď už bola takmer hotová s písaním, vtedy prišla slúžka hore, oznámiť jej, že ju pán urodzený volá.</text:span></text:span></text:p>
        <text:p text:style-name="P32"><text:span text:style-name="CharStyle12"><text:span text:style-name="T45">Deva st</text:span></text:span><text:span text:style-name="CharStyle12"><text:span text:style-name="T73">ŕ</text:span></text:span><text:span text:style-name="CharStyle12"><text:span text:style-name="T45">p</text:span></text:span><text:span text:style-name="CharStyle12"><text:span text:style-name="T34">l</text:span></text:span><text:span text:style-name="CharStyle12"><text:span text:style-name="T45">a; jestli Daniel poponáhľal sa! Cítila, že pri tom pomyslení opúšťa ju odvaha, že kr</text:span></text:span><text:span text:style-name="CharStyle12"><text:span text:style-name="T1">ev</text:span></text:span><text:span text:style-name="CharStyle12"><text:span text:style-name="T45"> jej silným prúdom vbehla do hlavy a zase k srdcu, ktoré úskostlive počalo biť!</text:span></text:span></text:p>
        <text:p text:style-name="P32"><text:span text:style-name="CharStyle12"><text:span text:style-name="T45">Keď vstúpila do izby, kde ujec neďaleko zakúrenej pece sedel v svojom kresle, videla oproti nemu Daniela. I cítila, že mizne všetko svetlo pred očima, cítila výčitku, že musí tomuto dobrému človeku zadať takú ranu. Jej ujec zostrašeno pozeral za ňu, vystrel ramená oproti nej a volal:</text:span></text:span></text:p>
        <text:p text:style-name="P32"><text:span text:style-name="CharStyle12"><text:span text:style-name="T45">„Ale — </text:span></text:span><text:span text:style-name="CharStyle12"><text:span text:style-name="T73">Ol</text:span></text:span><text:span text:style-name="CharStyle12"><text:span text:style-name="T45">a, </text:span></text:span><text:span text:style-name="CharStyle12"><text:span text:style-name="T73">Ol</text:span></text:span><text:span text:style-name="CharStyle12"><text:span text:style-name="T45">a tu!“</text:span></text:span></text:p>
        <text:p text:style-name="P32"><text:span text:style-name="CharStyle12"><text:span text:style-name="T45">Hneď za Violou prišiel Imrich, zavolaný od otca. Bolo vidno na ňom, že nie zo svojej vôle, lež z vôle, otcovej prišiel sem.</text:span></text:span></text:p>
        <text:p text:style-name="P32"><text:span text:style-name="CharStyle12"><text:span text:style-name="T34">Ú</text:span></text:span><text:span text:style-name="CharStyle12"><text:span text:style-name="T45">ctyplne a odmerano vypočul Imrich žiadosť Danielovu. Pohliadol na otca, aký dojem pôsobia slová mladého farára — no ten len pokrútil silno hlavou a opätoval energicky svoje:</text:span></text:span></text:p>
        <text:p text:style-name="P32"><text:span text:style-name="CharStyle12"><text:span text:style-name="T1">„</text:span></text:span><text:span text:style-name="CharStyle12"><text:span text:style-name="T45">Ale </text:span></text:span><text:span text:style-name="CharStyle12"><text:span text:style-name="T1">—</text:span></text:span><text:span text:style-name="CharStyle12"><text:span text:style-name="T45"> </text:span></text:span><text:span text:style-name="CharStyle12"><text:span text:style-name="T73">Ol</text:span></text:span><text:span text:style-name="CharStyle12"><text:span text:style-name="T1">a</text:span></text:span><text:span text:style-name="CharStyle12"><text:span text:style-name="T45"> </text:span></text:span><text:span text:style-name="CharStyle12"><text:span text:style-name="T1">—</text:span></text:span><text:span text:style-name="CharStyle12"><text:span text:style-name="T45"> ale tu </text:span></text:span><text:span text:style-name="CharStyle12"><text:span text:style-name="T1">—</text:span></text:span><text:span text:style-name="CharStyle12"><text:span text:style-name="T45"> ha —ha!</text:span></text:span><text:span text:style-name="CharStyle12"><text:span text:style-name="T1">“</text:span></text:span><text:span text:style-name="CharStyle12"><text:span text:style-name="T45"> </text:span></text:span><text:span text:style-name="CharStyle12"><text:span text:style-name="T1">—</text:span></text:span><text:span text:style-name="CharStyle12"><text:span text:style-name="T45"> To bolo zo všetkého, čomu snažil sa </text:span></text:span><text:soft-page-break/><text:span text:style-name="CharStyle12"><text:span text:style-name="T45">dať výraz, jedine srozumite</text:span></text:span><text:span text:style-name="CharStyle12"><text:span text:style-name="T34">ľ</text:span></text:span><text:span text:style-name="CharStyle12"><text:span text:style-name="T45">né. Imrich porozumel a preto povedal vážne:</text:span></text:span></text:p>
        <text:p text:style-name="P32"><text:span text:style-name="CharStyle12"><text:span text:style-name="T45">„Môj otec to mieni, že slečna Viola Podhradská, na základe testamentu jej otca, nesmie opustiť dom svojho tútora, pokým nebude plnoletou.“</text:span></text:span></text:p>
        <text:p text:style-name="P32"><text:span text:style-name="CharStyle12"><text:span text:style-name="T45">„To znám a usrozumený som s tým, no do tedy je už len niekoľko mesiacov — — — do tedy by sme počkali.</text:span></text:span><text:span text:style-name="CharStyle12"><text:span text:style-name="T1">“</text:span></text:span></text:p>
        <text:p text:style-name="P32"><text:span text:style-name="CharStyle12"><text:span text:style-name="T45">„</text:span></text:span><text:span text:style-name="CharStyle12"><text:span text:style-name="T1">V</text:span></text:span><text:span text:style-name="CharStyle12"><text:span text:style-name="T45">tedy nech slečna rozhodne sama“ — vetil Imrich, „je to potom otázka, týkajúca sa len jej samej, ktorú rozhodnúť má právo len sama. V takých otázkach neplatí ani násilie, ani napomínanie alebo odrádzani</text:span></text:span><text:span text:style-name="CharStyle12"><text:span text:style-name="T1">e</text:span></text:span><text:span text:style-name="CharStyle12"><text:span text:style-name="T45">!</text:span></text:span><text:span text:style-name="CharStyle12"><text:span text:style-name="T1">“</text:span></text:span></text:p>
        <text:p text:style-name="P32"><text:span text:style-name="CharStyle12"><text:span text:style-name="T45">„To bolo dosť zrejmé pokynuti</text:span></text:span><text:span text:style-name="CharStyle12"><text:span text:style-name="T1">e</text:span></text:span><text:span text:style-name="CharStyle12"><text:span text:style-name="T45">“, pomyslela si Viola a trpkým úsmevom stiahly sa jej ústa.</text:span></text:span></text:p>
        <text:p text:style-name="P32"><text:span text:style-name="CharStyle12"><text:span text:style-name="T45">Milocký obrátil sa ku nej.</text:span></text:span></text:p>
        <text:p text:style-name="P32"><text:span text:style-name="CharStyle12"><text:span text:style-name="T45">„Počuly ste, slečna Viola, čo pán pravotár povedal, keď vás označil čo jedinú, ktorá má právo dať odvetu na moju otázku — čakám ju tedy.“</text:span></text:span></text:p>
        <text:p text:style-name="P32"><text:span text:style-name="CharStyle12"><text:span text:style-name="T45">Viola chvíľku ešte mlčala. Všetci traja uprene hľadeli na jej strápenú, zb</text:span></text:span><text:span text:style-name="CharStyle12"><text:span text:style-name="T1">ľ</text:span></text:span><text:span text:style-name="CharStyle12"><text:span text:style-name="T45">adnutú tvár.</text:span></text:span></text:p>
        <text:p text:style-name="P32"><text:span text:style-name="CharStyle12"><text:span text:style-name="T45">„Vy neodpovedát</text:span></text:span><text:span text:style-name="CharStyle12"><text:span text:style-name="T1">e</text:span></text:span><text:span text:style-name="CharStyle12"><text:span text:style-name="T45">!“ dohováral jej Daniel nežne, </text:span></text:span><text:span text:style-name="CharStyle12"><text:span text:style-name="T1">„</text:span></text:span><text:span text:style-name="CharStyle12"><text:span text:style-name="T45">prečo? Snáď bojíte sa vyrieknuť rozhodné slovo?“</text:span></text:span></text:p>
        <text:p text:style-name="P32"><text:span text:style-name="CharStyle12"><text:span text:style-name="T45">„</text:span></text:span><text:span text:style-name="CharStyle12"><text:span text:style-name="T1">N</text:span></text:span><text:span text:style-name="CharStyle12"><text:span text:style-name="T45">ebojí</text:span></text:span><text:span text:style-name="CharStyle12"><text:span text:style-name="T1">m</text:span></text:span><text:span text:style-name="CharStyle12"><text:span text:style-name="T45">!“ riekla teraz Viola ticho, ale rozhodne,— </text:span></text:span><text:span text:style-name="CharStyle12"><text:span text:style-name="T1">„</text:span></text:span><text:span text:style-name="CharStyle12"><text:span text:style-name="T45">som navyknutá sama nad sebou rozhodovať a preto teraz odhodlane a úprimne musím vám povedať, že nemožno</text:span></text:span><text:span text:style-name="CharStyle12"><text:span text:style-name="T1">.</text:span></text:span><text:span text:style-name="CharStyle12"><text:span text:style-name="T45"> Daniel, nemožno, aby — aby!“ Hlas jej slabnul.</text:span></text:span></text:p>
        <text:p text:style-name="P32"><text:span text:style-name="CharStyle12"><text:span text:style-name="T45">Účinok slov Violiných bol rozličný. Starý pán, ktorého oči upreté boly na </text:span></text:span><text:soft-page-break/><text:span text:style-name="CharStyle12"><text:span text:style-name="T45">Violu, v</text:span></text:span><text:span text:style-name="CharStyle12"><text:span text:style-name="T1">yč</text:span></text:span><text:span text:style-name="CharStyle12"><text:span text:style-name="T45">ítaly devino rozhodnutie takmer ešte prv než ho vyriekla — ten sa nadvihnul niečo vo svojom kresle, vystrel obidve ramená oproti Viole a prudkým pohybom tváre zasmial sa zmrzáčený starec hlasit</text:span></text:span><text:span text:style-name="CharStyle12"><text:span text:style-name="T34">e</text:span></text:span><text:span text:style-name="CharStyle12"><text:span text:style-name="T45">. Daniel vzdychnul si bô</text:span></text:span><text:span text:style-name="CharStyle12"><text:span text:style-name="T1">ľ</text:span></text:span><text:span text:style-name="CharStyle12"><text:span text:style-name="T45">ne a pozrel smutne na devu. A Imrich, ten stál tu odvrátený, ani pohybom, ani slovom nedávajúc na javo, že toto nepredvídané rozhodnutie budí akýsi cit u neho. Cele ľahostajným zdal sa tu stáť, akoby on tu vôbec ani nebol potrebným. — Viola, ktorá už teraz hľadela na neho okom lásky, videla ľahostajnosť jeho, zabolelo ju to, — no veď nečakala inšie!</text:span></text:span></text:p>
        <text:p text:style-name="P32"><text:span text:style-name="CharStyle12"><text:span text:style-name="T45">„</text:span></text:span><text:span text:style-name="CharStyle12"><text:span text:style-name="T1">P</text:span></text:span><text:span text:style-name="CharStyle12"><text:span text:style-name="T45">rosím, neodvracajte sa v hneve od</text:span></text:span><text:span text:style-name="CharStyle12"><text:span text:style-name="T1">o</text:span></text:span><text:span text:style-name="CharStyle12"><text:span text:style-name="T45"> mňa, pane Milock</text:span></text:span><text:span text:style-name="CharStyle12"><text:span text:style-name="T1">ý</text:span></text:span><text:span text:style-name="CharStyle12"><text:span text:style-name="T45">!“ prosila deva, keď videla, že Daniel vstal a chcel sa porúčať. Vidíte, moje myšlienky nikdy nezabiehaly do budúcnosti, aby zamestknávaly sa utvorením vlastnej domácnosti. Nemám schopností blažiť niekoho — som rozorvaná sama so sebou. Môj podiel je nešťastie a to je, vidíte, jediné, čo by som vám doniesla, — nie, nehovorte, viem, čo chcete povedať, že nežiadate ničoho, verím, lebo ste príliš šľachetný, no i ja volím radšej zadať vám túto ranu, než sklamať vaše dobré srdce — lebo ja nie som vstave urobiť vás šťastným, nie, nie. Nežiadajte to odo mňa!“</text:span></text:span></text:p>
        <text:p text:style-name="P32"><text:span text:style-name="CharStyle12"><text:span text:style-name="T45">Tak prosila deva a mladý farár pozrel do jej očí, videl, že z nej hovorí cit pravdivý, že táto deva nie z malicherných pletích alebo neoprávnenej hrdosti povrhla jeho nabídnutím. Či tušil, že mal tak silného soka — že nie</text:span></text:span><text:span text:style-name="CharStyle17"><text:span text:style-name="T45"> </text:span></text:span><text:span text:style-name="CharStyle12"><text:span text:style-name="T45">samé tie príčiny, ktoré uviedla Viola, čo prekážky staväly sa mu v cestu, lebo tie ľahko </text:span></text:span><text:soft-page-break/><text:span text:style-name="CharStyle12"><text:span text:style-name="T45">daly by sa vyvrátiť. </text:span></text:span><text:span text:style-name="CharStyle12"><text:span text:style-name="T34">Č</text:span></text:span><text:span text:style-name="CharStyle12"><text:span text:style-name="T45">i tušil — možno, že áno, aspoň pozdejšie, keď otupoval oste</text:span></text:span><text:span text:style-name="CharStyle12"><text:span text:style-name="T34">n</text:span></text:span><text:span text:style-name="CharStyle12"><text:span text:style-name="T45"> bôľu jeho, časom zbúrený.</text:span></text:span></text:p>
        <text:p text:style-name="P32"><text:span text:style-name="CharStyle12"><text:span text:style-name="T45">Keď opustil izbu — úctiv</text:span></text:span><text:span text:style-name="CharStyle12"><text:span text:style-name="T34">e</text:span></text:span><text:span text:style-name="CharStyle12"><text:span text:style-name="T45"> a dôstojne, dívala sa Viola za ním, akoby s ním bola unikla každá svetlá myšlienka, — všetko svetlo, cit pre krásu a dobro naučila sa poznávať u neho, on naučil ju veriť, — on milovať tých, ktorí nás ubíjajú — a ona mu takto odplatila. Oh, aká ir</text:span></text:span><text:span text:style-name="CharStyle12"><text:span text:style-name="T34">o</text:span></text:span><text:span text:style-name="CharStyle12"><text:span text:style-name="T45">nia! myslela si deva, keď pomaly aj ona vzďaľovala sa z izby. Ujec ju silno pritiahnul k sebe a hladkaním jej tváre dával na javo svoju spokojnosť, no ona sama nebola spokojná so sebou — a bola by sa mohla staviť, že veru aj druhí spoluobyvatelia d</text:span></text:span><text:span text:style-name="CharStyle12"><text:span text:style-name="T73">o</text:span></text:span><text:span text:style-name="CharStyle12"><text:span text:style-name="T45">mu —- vyjmúc jediného ujca.</text:span></text:span></text:p>
        <text:p text:style-name="P15"><text:span text:style-name="CharStyle12"><text:span text:style-name="T1"/></text:span></text:p>
        <text:p text:style-name="P28"><text:span text:style-name="CharStyle12"><text:span text:style-name="T1">10</text:span></text:span><text:span text:style-name="CharStyle12"><text:span text:style-name="T45">. Imrich sa zp</text:span></text:span><text:span text:style-name="CharStyle12"><text:span text:style-name="T1">yt</text:span></text:span><text:span text:style-name="CharStyle12"><text:span text:style-name="T45">uje.</text:span></text:span></text:p>
        <text:p text:style-name="P32"><text:span text:style-name="CharStyle12"><text:span text:style-name="T45"/></text:span></text:p>
        <text:p text:style-name="P44"><text:span text:style-name="CharStyle12"><text:span text:style-name="T45">Ako predvídala Viola, tak bolo. V kuchyni prijaly ju nepriaznivé zraky a úsečné nel</text:span></text:span><text:span text:style-name="CharStyle12"><text:span text:style-name="T34">a</text:span></text:span><text:span text:style-name="CharStyle12"><text:span text:style-name="T45">skavé slová ranily jej dušu. No ona chopila sa práce svojej, bez toho, žeby na úštipky mala netrpezlivú alebo vzdorovitú odpoveď.</text:span></text:span></text:p>
        <text:p text:style-name="P32"><text:span text:style-name="CharStyle12"><text:span text:style-name="T45">Hermínka nemohla trpeť, aby sensačná udalosť nebola vyčerpaná.</text:span></text:span></text:p>
        <text:p text:style-name="P32"><text:span text:style-name="CharStyle12"><text:span text:style-name="T45">„</text:span></text:span><text:span text:style-name="CharStyle12"><text:span text:style-name="T1">A</text:span></text:span><text:span text:style-name="CharStyle12"><text:span text:style-name="T45">ch škoda svadb</text:span></text:span><text:span text:style-name="CharStyle12"><text:span text:style-name="T1">y</text:span></text:span><text:span text:style-name="CharStyle12"><text:span text:style-name="T45">!</text:span></text:span><text:span text:style-name="CharStyle12"><text:span text:style-name="T1">“</text:span></text:span><text:span text:style-name="CharStyle12"><text:span text:style-name="T45"> prehodila znovu, </text:span></text:span><text:span text:style-name="CharStyle12"><text:span text:style-name="T1">„</text:span></text:span><text:span text:style-name="CharStyle12"><text:span text:style-name="T45">ja tešila som sa, že z</text:span></text:span><text:span text:style-name="CharStyle12"><text:span text:style-name="T34">a</text:span></text:span><text:span text:style-name="CharStyle12"><text:span text:style-name="T45">roveň s tet</text:span></text:span><text:span text:style-name="CharStyle12"><text:span text:style-name="T1">uš</text:span></text:span><text:span text:style-name="CharStyle12"><text:span text:style-name="T45">kinými meninami budeme sláviť i zasnúbeni</text:span></text:span><text:span text:style-name="CharStyle12"><text:span text:style-name="T1">e</text:span></text:span><text:span text:style-name="CharStyle12"><text:span text:style-name="T45">!“</text:span></text:span></text:p>
        <text:p text:style-name="P32"><text:span text:style-name="CharStyle12"><text:span text:style-name="T1">„</text:span></text:span><text:span text:style-name="CharStyle12"><text:span text:style-name="T45">Ba len povedz mi, Hermuška, koho čaká tá vysokomyseľná slečna?“</text:span></text:span></text:p>
        <text:p text:style-name="P32"><text:span text:style-name="CharStyle12"><text:span text:style-name="T1">„</text:span></text:span><text:span text:style-name="CharStyle12"><text:span text:style-name="T45">Ach nuž iste viac, než dedinského farár</text:span></text:span><text:span text:style-name="CharStyle12"><text:span text:style-name="T1">a</text:span></text:span><text:span text:style-name="CharStyle12"><text:span text:style-name="T45">!“</text:span></text:span></text:p>
        <text:p text:style-name="P32"><text:span text:style-name="CharStyle12"><text:span text:style-name="T1">„</text:span></text:span><text:span text:style-name="CharStyle12"><text:span text:style-name="T34">Ž</text:span></text:span><text:span text:style-name="CharStyle12"><text:span text:style-name="T45">e viac? S radosťou mohla sa chopiť jeho ruky.</text:span></text:span><text:span text:style-name="CharStyle12"><text:span text:style-name="T1">“</text:span></text:span></text:p>
        <text:p text:style-name="P32"><text:soft-page-break/><text:span text:style-name="CharStyle12"><text:span text:style-name="T1">„</text:span></text:span><text:span text:style-name="CharStyle12"><text:span text:style-name="T45">Veru, veru, Viola, ja ťa nerozumie</text:span></text:span><text:span text:style-name="CharStyle12"><text:span text:style-name="T1">m</text:span></text:span><text:span text:style-name="CharStyle12"><text:span text:style-name="T45">“, obrátila sa Hermínka direktne k Viole, naprávajúc koketnú zásterku svoju. — „</text:span></text:span><text:span text:style-name="CharStyle12"><text:span text:style-name="T1">M</text:span></text:span><text:span text:style-name="CharStyle12"><text:span text:style-name="T45">ať tak skvelú príležitosť, dostať sa pod čepiec </text:span></text:span><text:span text:style-name="CharStyle12"><text:span text:style-name="T1">a</text:span></text:span><text:span text:style-name="CharStyle12"><text:span text:style-name="T45"> nechať ju ujsť. </text:span></text:span><text:span text:style-name="CharStyle12"><text:span text:style-name="T1">—</text:span></text:span><text:span text:style-name="CharStyle12"><text:span text:style-name="T45"> Je to nesmysel — odpusť.“</text:span></text:span></text:p>
        <text:p text:style-name="P32"><text:span text:style-name="CharStyle12"><text:span text:style-name="T45">„Ty, pravda, zahalíš sa v</text:span></text:span><text:span text:style-name="CharStyle12"><text:span text:style-name="T1">ys</text:span></text:span><text:span text:style-name="CharStyle12"><text:span text:style-name="T45">okomyse</text:span></text:span><text:span text:style-name="CharStyle12"><text:span text:style-name="T1">ľ</text:span></text:span><text:span text:style-name="CharStyle12"><text:span text:style-name="T45">ne do rúšky mlčani</text:span></text:span><text:span text:style-name="CharStyle12"><text:span text:style-name="T1">a</text:span></text:span><text:span text:style-name="CharStyle12"><text:span text:style-name="T45">“, pokračovala slečna, keď Viola so sklopenou tvárou i ďalej mlčala. — „Tým skôr, lebo neznáš ospravedlniť sa. Nemáš príčiny — len ja tuším, čo asi v tebe väzí“ a pri tých slovách bližej nahla sa k Viole a riekla hlasom zníženým: </text:span></text:span><text:span text:style-name="CharStyle12"><text:span text:style-name="T1">„</text:span></text:span><text:span text:style-name="CharStyle12"><text:span text:style-name="T45">ty ufáš sa Imrovi, — vidíš, že uhádla som! Ale tomu ufáš sa darmo, ja viem.“</text:span></text:span></text:p>
        <text:p text:style-name="P32"><text:span text:style-name="CharStyle12"><text:span text:style-name="T1">„</text:span></text:span><text:span text:style-name="CharStyle12"><text:span text:style-name="T45">Ja ani neufám sa“</text:span></text:span><text:span text:style-name="CharStyle12"><text:span text:style-name="T1">,</text:span></text:span><text:span text:style-name="CharStyle12"><text:span text:style-name="T45"> odvetila Viola a pozrela na Hermínu statočným pohľadom svojím, „ale právo, rozhodovať nad vlastným osudom, mám len sama!</text:span></text:span><text:span text:style-name="CharStyle12"><text:span text:style-name="T1">“</text:span></text:span></text:p>
        <text:p text:style-name="P32"><text:span text:style-name="CharStyle12"><text:span text:style-name="T45">„Hahaha!“ rozosmiala sa Hermínka veľmi ostentatívne, „je to zabavné. — Toľká tragika — haha, kto že ti to právo berie, kto?“</text:span></text:span></text:p>
        <text:p text:style-name="P32"><text:span text:style-name="CharStyle12"><text:span text:style-name="T45">„</text:span></text:span><text:span text:style-name="CharStyle12"><text:span text:style-name="T1">Č</text:span></text:span><text:span text:style-name="CharStyle12"><text:span text:style-name="T45">ože je tak smiešneho, že sa moja roztomilá Hermínka tak chutne zasmiala?“ zpytoval sa dnu vstúpivší Lepáry. Blúdenie mestom, čítanie novín a rozhovor s Bubelákom ho už unoval a preto začal dulovať po dome za nejakou kratochvíľou.</text:span></text:span></text:p>
        <text:p text:style-name="P32"><text:span text:style-name="CharStyle12"><text:span text:style-name="T45">„Ach</text:span></text:span><text:span text:style-name="CharStyle12"><text:span text:style-name="T1">,</text:span></text:span><text:span text:style-name="CharStyle12"><text:span text:style-name="T45"> ujče, Viola je veľmi smiešna! Dala košík prvému a jedinému pytač</text:span></text:span><text:span text:style-name="CharStyle12"><text:span text:style-name="T1">ov</text:span></text:span><text:span text:style-name="CharStyle12"><text:span text:style-name="T45">i a potom ohradzuje sa oproti nám,</text:span></text:span><text:span text:style-name="CharStyle17"><text:span text:style-name="T1"> </text:span></text:span><text:span text:style-name="CharStyle12"><text:span text:style-name="T45">hovoriac, že nikto nemá práva rozhodnúť nad jej osudom</text:span></text:span><text:span text:style-name="CharStyle12"><text:span text:style-name="T1">.</text:span></text:span><text:span text:style-name="CharStyle12"><text:span text:style-name="T45"> Akoby to dakomu bolo napadlo.</text:span></text:span><text:span text:style-name="CharStyle12"><text:span text:style-name="T1">“</text:span></text:span></text:p>
        <text:p text:style-name="P32"><text:span text:style-name="CharStyle12"><text:span text:style-name="T45">Lepáry priblížil sa k spomínanej, ktorá ustúpila pred človekom, jej zcela </text:span></text:span><text:soft-page-break/><text:span text:style-name="CharStyle12"><text:span text:style-name="T45">nesympatickým.</text:span></text:span></text:p>
        <text:p text:style-name="P32"><text:span text:style-name="CharStyle12"><text:span text:style-name="T45">„</text:span></text:span><text:span text:style-name="CharStyle12"><text:span text:style-name="T1">D</text:span></text:span><text:span text:style-name="CharStyle12"><text:span text:style-name="T45">obre tak, dievčatko! Veď škoda takého roztomilého holúbka na dedin</text:span></text:span><text:span text:style-name="CharStyle12"><text:span text:style-name="T1">u</text:span></text:span><text:span text:style-name="CharStyle12"><text:span text:style-name="T45">; škoda kvietk</text:span></text:span><text:span text:style-name="CharStyle12"><text:span text:style-name="T1">a</text:span></text:span><text:span text:style-name="CharStyle12"><text:span text:style-name="T45">; tam by zvädnul,</text:span></text:span><text:span text:style-name="CharStyle12"><text:span text:style-name="T1"> </text:span></text:span><text:span text:style-name="CharStyle12"><text:span text:style-name="T45">zahynul, nikto nevedel by oceniť jeho krás</text:span></text:span><text:span text:style-name="CharStyle12"><text:span text:style-name="T1">u</text:span></text:span><text:span text:style-name="CharStyle12"><text:span text:style-name="T45">!</text:span></text:span><text:span text:style-name="CharStyle12"><text:span text:style-name="T1">“</text:span></text:span></text:p>
        <text:p text:style-name="P32"><text:span text:style-name="CharStyle12"><text:span text:style-name="T45">„Ach, iď len, ujec, nerob sa smiešnym! Také niečo hovoríš Viole. Za jedno ona nemá smyslu pre podobné slová, za druhé sám tomu neveríš, len nedaj sa vysmiať.</text:span></text:span><text:span text:style-name="CharStyle12"><text:span text:style-name="T1">“</text:span></text:span></text:p>
        <text:p text:style-name="P32"><text:span text:style-name="CharStyle12"><text:span text:style-name="T45">„Ba ty nedaj sa vysmiať s tvojou múdrosťou a známosťou sveta. Len kde vzalo sa to u teba, nevídali</text:span></text:span><text:span text:style-name="CharStyle12"><text:span text:style-name="T1">! </text:span></text:span><text:span text:style-name="CharStyle12"><text:span text:style-name="T45">Toľká múdrosť, na môj veru, samý firnais! No ty si z toho nerob mnoho, dušinka“, obrátil sa znovu k Viole a pokračoval sladkavým hlasom: „</text:span></text:span><text:span text:style-name="CharStyle12"><text:span text:style-name="T1">H</text:span></text:span><text:span text:style-name="CharStyle12"><text:span text:style-name="T45">ermínka je rozmaznaná a zná tu i tu pichnúť, vieš, že každá ružička má svoj tŕnik, hejže?“ Pri tých slovách chcel Violu oblapiť, tá ale silno odsotila ho od seba.</text:span></text:span></text:p>
        <text:p text:style-name="P32"><text:span text:style-name="CharStyle12"><text:span text:style-name="T45">„Hahaha“, smiala sa Hermínka, </text:span></text:span><text:span text:style-name="CharStyle12"><text:span text:style-name="T1">„t</text:span></text:span><text:span text:style-name="CharStyle12"><text:span text:style-name="T45">voja výpoveď ešte nikdy nesplnila sa tak eklatantne, ako tera</text:span></text:span><text:span text:style-name="CharStyle12"><text:span text:style-name="T1">z</text:span></text:span><text:span text:style-name="CharStyle12"><text:span text:style-name="T45">; to je hodný tŕnik — čo?“</text:span></text:span></text:p>
        <text:p text:style-name="P32"><text:span text:style-name="CharStyle12"><text:span text:style-name="T45">„Netají</text:span></text:span><text:span text:style-name="CharStyle12"><text:span text:style-name="T1">m</text:span></text:span><text:span text:style-name="CharStyle12"><text:span text:style-name="T45">“, odvetil Lepáry, „ale za to aj tým krajšia. ruža“ a doložil tichším hlasom smerom ku Viole, </text:span></text:span><text:span text:style-name="CharStyle12"><text:span text:style-name="T1">„r</text:span></text:span><text:span text:style-name="CharStyle12"><text:span text:style-name="T45">užička</text:span></text:span><text:span text:style-name="CharStyle12"><text:span text:style-name="T1">,</text:span></text:span><text:span text:style-name="CharStyle12"><text:span text:style-name="T45"> ktorá stojí za to, aby sa pokúsil ju odtrhnúť!“</text:span></text:span></text:p>
        <text:p text:style-name="P32"><text:span text:style-name="CharStyle12"><text:span text:style-name="T45">„Ale</text:span></text:span><text:span text:style-name="CharStyle12"><text:span text:style-name="T1">,</text:span></text:span><text:span text:style-name="CharStyle12"><text:span text:style-name="T45"> ujče, s tebou naozaj nie súco rozprávať; odídi, Viola, neposlúchaj ho!“</text:span></text:span></text:p>
        <text:p text:style-name="P32"><text:span text:style-name="CharStyle12"><text:span text:style-name="T45">„No no, nie že tak zpurne, však by si ty inšie hovorila, keby takto k tebe istý mladý muž hovori</text:span></text:span><text:span text:style-name="CharStyle12"><text:span text:style-name="T1">l</text:span></text:span><text:span text:style-name="CharStyle12"><text:span text:style-name="T45">!</text:span></text:span><text:span text:style-name="CharStyle12"><text:span text:style-name="T1">“</text:span></text:span></text:p>
        <text:p text:style-name="P32"><text:span text:style-name="CharStyle12"><text:span text:style-name="T45">„Veru sotva — ja by som ho nepočúval</text:span></text:span><text:span text:style-name="CharStyle12"><text:span text:style-name="T1">a</text:span></text:span><text:span text:style-name="CharStyle12"><text:span text:style-name="T45">“, — bránila sa Hermínka.</text:span></text:span></text:p>
        <text:p text:style-name="P32"><text:span text:style-name="CharStyle12"><text:span text:style-name="T45">„Ale Violka je múdre dievčatko, to dá si povedať, — či tak dievčatko?</text:span></text:span><text:span text:style-name="CharStyle12"><text:span text:style-name="T1">“</text:span></text:span></text:p>
        <text:p text:style-name="P32"><text:soft-page-break/><text:span text:style-name="CharStyle12"><text:span text:style-name="T45">Violine tepny bily náramným skokom. Premáhala sa; staväla sa i hluchou i bezcitnou a predsa musela počuť i pocítiť všetko a nesmela vzdialiť sa z kuchyne, vediac, že na </text:span></text:span><text:span text:style-name="CharStyle12"><text:span text:style-name="T1">He</text:span></text:span><text:span text:style-name="CharStyle12"><text:span text:style-name="T45">rmínkinu zkúsenosť nesmie sa spoľahnúť. Čím, ako sa brániť? Keď už zrejmé dôkazy opovrženia minul</text:span></text:span><text:span text:style-name="CharStyle12"><text:span text:style-name="T74">y</text:span></text:span><text:span text:style-name="CharStyle12"><text:span text:style-name="T45"> sa cieľa? Na to musela si odpovedať, že len sama, a to zvýšenou pozornosťou a ostražitosťou, musí si byť i obranou i ochranou.</text:span></text:span></text:p>
        <text:p text:style-name="P32"><text:span text:style-name="CharStyle12"><text:span text:style-name="T45">„Ale teraz, ujče, opusť kuchyň</text:span></text:span><text:span text:style-name="CharStyle12"><text:span text:style-name="T1">u</text:span></text:span><text:span text:style-name="CharStyle12"><text:span text:style-name="T45">“, riekla Hermínka celkom rozhodne; </text:span></text:span><text:span text:style-name="CharStyle12"><text:span text:style-name="T1">„</text:span></text:span><text:span text:style-name="CharStyle12"><text:span text:style-name="T45">my nič nespravíme na ten</text:span></text:span><text:span text:style-name="CharStyle12"><text:span text:style-name="T74">t</text:span></text:span><text:span text:style-name="CharStyle12"><text:span text:style-name="T45">o spôsob</text:span></text:span><text:span text:style-name="CharStyle12"><text:span text:style-name="T1"> </text:span></text:span><text:span text:style-name="CharStyle12"><text:span text:style-name="T45">— naše cukové veci dokonca sa nevydaria.“</text:span></text:span></text:p>
        <text:p text:style-name="P32"><text:span text:style-name="CharStyle12"><text:span text:style-name="T45">„A či ma i vtedy pošleš, keď poviem ti novinu?</text:span></text:span><text:span text:style-name="CharStyle12"><text:span text:style-name="T1">“ </text:span></text:span><text:span text:style-name="CharStyle12"><text:span text:style-name="T45">opýtal sa Lepáry.</text:span></text:span></text:p>
        <text:p text:style-name="P32"><text:span text:style-name="CharStyle12"><text:span text:style-name="T45">„To závisi od toho, aká je tá novina.</text:span></text:span><text:span text:style-name="CharStyle12"><text:span text:style-name="T1">“</text:span></text:span></text:p>
        <text:p text:style-name="P32"><text:span text:style-name="CharStyle12"><text:span text:style-name="T1">„J</text:span></text:span><text:span text:style-name="CharStyle12"><text:span text:style-name="T45">estli sa v tebe neklamem, privedie ťa moja novina do ekstáz</text:span></text:span><text:span text:style-name="CharStyle12"><text:span text:style-name="T1">i</text:span></text:span><text:span text:style-name="CharStyle12"><text:span text:style-name="T45">!</text:span></text:span><text:span text:style-name="CharStyle12"><text:span text:style-name="T1">“</text:span></text:span></text:p>
        <text:p text:style-name="P32"><text:span text:style-name="CharStyle12"><text:span text:style-name="T1">„</text:span></text:span><text:span text:style-name="CharStyle12"><text:span text:style-name="T45">No len von s ňou, čo je za ňu!“</text:span></text:span></text:p>
        <text:p text:style-name="P32"><text:span text:style-name="CharStyle12"><text:span text:style-name="T1">„H</text:span></text:span><text:span text:style-name="CharStyle12"><text:span text:style-name="T45">erci sú tu!“ zvolal Hermínkin ujec s výrazom veľkej dôležitosti.</text:span></text:span></text:p>
        <text:p text:style-name="P32"><text:span text:style-name="CharStyle12"><text:span text:style-name="T45">„</text:span></text:span><text:span text:style-name="CharStyle12"><text:span text:style-name="T1">H</text:span></text:span><text:span text:style-name="CharStyle12"><text:span text:style-name="T45">erci!? Zkade, kto?“ zvolala, ako vo vytržení, Hermínka.</text:span></text:span></text:p>
        <text:p text:style-name="P32"><text:span text:style-name="CharStyle12"><text:span text:style-name="T45">„</text:span></text:span><text:span text:style-name="CharStyle12"><text:span text:style-name="T1">S</text:span></text:span><text:span text:style-name="CharStyle12"><text:span text:style-name="T45">poločnosť istého Golyóva </text:span></text:span><text:span text:style-name="CharStyle12"><text:span text:style-name="T1">—</text:span></text:span><text:span text:style-name="CharStyle12"><text:span text:style-name="T45"> vieš, veľa nesľubujú, ale majú i dobré sily </text:span></text:span><text:span text:style-name="CharStyle12"><text:span text:style-name="T1">—</text:span></text:span><text:span text:style-name="CharStyle12"><text:span text:style-name="T45"> jedna primadonna —“</text:span></text:span></text:p>
        <text:p text:style-name="P32"><text:span text:style-name="CharStyle12"><text:span text:style-name="T45">„Ale herci v našom meste, to je už udalosť!“</text:span></text:span></text:p>
        <text:p text:style-name="P32"><text:span text:style-name="CharStyle12"><text:span text:style-name="T1">„</text:span></text:span><text:span text:style-name="CharStyle12"><text:span text:style-name="T45">Vidíš, dieťa moje, a ty chcela si svojho báčiho tak nič p</text:span></text:span><text:span text:style-name="CharStyle12"><text:span text:style-name="T1">o</text:span></text:span><text:span text:style-name="CharStyle12"><text:span text:style-name="T45"> nič preč poslať.“</text:span></text:span></text:p>
        <text:p text:style-name="P32"><text:span text:style-name="CharStyle12"><text:span text:style-name="T45">„A čo hrajú? budú dnes hrať? Oj, to pôjdem</text:span></text:span><text:span text:style-name="CharStyle12"><text:span text:style-name="T1">e</text:span></text:span><text:span text:style-name="CharStyle12"><text:span text:style-name="T45">!“ a s tými slovami položila kotlíček so sňahom na bok — ponechajúc pečenie cukroviniek rukám zkúse</text:span></text:span><text:span text:style-name="CharStyle12"><text:span text:style-name="T1">nejš</text:span></text:span><text:span text:style-name="CharStyle12"><text:span text:style-name="T45">ím — a vybehla z kuchyne. I Lepáry odišiel, volajúc nazpät:</text:span></text:span></text:p>
        <text:p text:style-name="P32"><text:soft-page-break/><text:span text:style-name="CharStyle12"><text:span text:style-name="T1">„</text:span></text:span><text:span text:style-name="CharStyle12"><text:span text:style-name="T45">Pá, milá ružička.“</text:span></text:span></text:p>
        <text:p text:style-name="P32"><text:span text:style-name="CharStyle12"><text:span text:style-name="T45">Tá, ktorej to znelo, stiahla hnevno obrvy, a ústka trpkým a smutným úsmevom sa pootvorily.</text:span></text:span></text:p>
        <text:p text:style-name="P32"><text:span text:style-name="CharStyle12"><text:span text:style-name="T45">Keby Viola snáď bola bývala sdie</text:span></text:span><text:span text:style-name="CharStyle12"><text:span text:style-name="T35">ľ</text:span></text:span><text:span text:style-name="CharStyle12"><text:span text:style-name="T45">nejšou, ohebnejšou, keby bola vedela nakloniť si tetku, lichotiť Hermínkiným slabosťam, bolo by jej postavenie bývalo istotne znesiteľnejším. Ale ona neurobila prvý krok ku smiereniu a plazivá pokora, poníženosť bola jej odpornou. Preto nemohla žiadať, ani nežiadala, aby ony prišly jej v ústrety alebo zastaly ju, keď robila sa jej krivda. Ba krivda robila sa jej len z tejto strany, veď Imrich ostával v diaľke od nej. A Lepáryho škaredé lichotenie istotne obmedzilo by sa len na lichotenie, keby o tom niekto z domácich seri</text:span></text:span><text:span text:style-name="CharStyle12"><text:span text:style-name="T35">o</text:span></text:span><text:span text:style-name="CharStyle12"><text:span text:style-name="T45">zne rozmýšľal; ale to veru nikomu nenapadne, brániť dievča nenávidené, ač i postavené pod ochranu domáceho pána. A preto znovu musela si Viola povedať, že nemá sa na koho opierať, že odkázaná je len na svoju vlastnú silu.</text:span></text:span></text:p>
        <text:p text:style-name="P32"><text:span text:style-name="CharStyle12"><text:span text:style-name="T45">Popoludní usporiadala Hermínka kvety v sal</text:span></text:span><text:span text:style-name="CharStyle12"><text:span text:style-name="T35">o</text:span></text:span><text:span text:style-name="CharStyle12"><text:span text:style-name="T45">n</text:span></text:span><text:span text:style-name="CharStyle12"><text:span text:style-name="T1">e</text:span></text:span><text:span text:style-name="CharStyle12"><text:span text:style-name="T45">; potom prechodila sa z izby do izb</text:span></text:span><text:span text:style-name="CharStyle12"><text:span text:style-name="T1">y</text:span></text:span><text:span text:style-name="CharStyle12"><text:span text:style-name="T45">; aj svoju chcela otvoriť hosťom. Zas pozerala svoj oblek; hneď na to otvorila klavír, prešla rukama niekoľko ráz po kláves</text:span></text:span><text:span text:style-name="CharStyle12"><text:span text:style-name="T1">o</text:span></text:span><text:span text:style-name="CharStyle12"><text:span text:style-name="T45">ch, aby poznala, či neposlabila sa jedna alebo druhá struna na ňom. Konečne usporadovala si pred zrkadlom vlasy. Odtiaľ padl</text:span></text:span><text:span text:style-name="CharStyle12"><text:span text:style-name="T35">y</text:span></text:span><text:span text:style-name="CharStyle12"><text:span text:style-name="T45"> jej zraky na fotografie.</text:span></text:span></text:p>
        <text:p text:style-name="P32"><text:span text:style-name="CharStyle12"><text:span text:style-name="T45">„</text:span></text:span><text:span text:style-name="CharStyle12"><text:span text:style-name="T1">V</text:span></text:span><text:span text:style-name="CharStyle12"><text:span text:style-name="T45">iol</text:span></text:span><text:span text:style-name="CharStyle12"><text:span text:style-name="T1">a</text:span></text:span><text:span text:style-name="CharStyle12"><text:span text:style-name="T45">!</text:span></text:span><text:span text:style-name="CharStyle12"><text:span text:style-name="T1">“</text:span></text:span><text:span text:style-name="CharStyle12"><text:span text:style-name="T45"> zvolala na devu, ktorá oprašovala náradie, pozri, však nám svedčí! Vtedy bol Imro cele inakším, ako je teraz, samá zdvorilosť, úslužnosť, a teraz </text:span></text:span><text:soft-page-break/><text:span text:style-name="CharStyle12"><text:span text:style-name="T45">— akoby nejakým kúzelným prútom šibnutý, zmenil sa na takého nejapného, homrajúceho medveďa! Nemyslí</text:span></text:span><text:span text:style-name="CharStyle12"><text:span text:style-name="T1">š</text:span></text:span><text:span text:style-name="CharStyle12"><text:span text:style-name="T45">?“</text:span></text:span></text:p>
        <text:p text:style-name="P32"><text:span text:style-name="CharStyle12"><text:span text:style-name="T45">„</text:span></text:span><text:span text:style-name="CharStyle12"><text:span text:style-name="T1">N</text:span></text:span><text:span text:style-name="CharStyle12"><text:span text:style-name="T45">emyslela som o tom“</text:span></text:span><text:span text:style-name="CharStyle12"><text:span text:style-name="T1">,</text:span></text:span><text:span text:style-name="CharStyle12"><text:span text:style-name="T45"> bola rovnodušná odpoveď.</text:span></text:span></text:p>
        <text:p text:style-name="P32"><text:span text:style-name="CharStyle12"><text:span text:style-name="T45">„To verím. Nuž aj k čomu by to viedlo! Lepšie pre teba. Veď i tak hovorí sa, že od mnohého myslenia rozbolí hlava. — Podaj že mi ten kvet, tam v mojej izbe na posteli. To. — Mňa ešte nikdy hlava nebolela. Z toho dalo by sa zatvárať, že nemyslím mnoho, ale mne sa zdá, že je pre mňa práve d</text:span></text:span><text:span text:style-name="CharStyle12"><text:span text:style-name="T35">o</text:span></text:span><text:span text:style-name="CharStyle12"><text:span text:style-name="T45">sť toľko, koľko myslím.“</text:span></text:span></text:p>
        <text:p text:style-name="P32"><text:span text:style-name="CharStyle12"><text:span text:style-name="T45">Za to ale musela myslieť viacej Viola </text:span></text:span><text:span text:style-name="CharStyle12"><text:span text:style-name="T1">—</text:span></text:span><text:span text:style-name="CharStyle12"><text:span text:style-name="T45"> a hlávka ju bolela veľmi!</text:span></text:span></text:p>
        <text:p text:style-name="P32"><text:span text:style-name="CharStyle12"><text:span text:style-name="T1">„P</text:span></text:span><text:span text:style-name="CharStyle12"><text:span text:style-name="T45">ozri len, Viola, dobre bude tak? Tento kvet tu na </text:span></text:span><text:span text:style-name="CharStyle12"><text:span text:style-name="T1">ľ</text:span></text:span><text:span text:style-name="CharStyle12"><text:span text:style-name="T45">avom boku, nemyslí</text:span></text:span><text:span text:style-name="CharStyle12"><text:span text:style-name="T1">š</text:span></text:span><text:span text:style-name="CharStyle12"><text:span text:style-name="T45">!</text:span></text:span><text:span text:style-name="CharStyle12"><text:span text:style-name="T1">“</text:span></text:span></text:p>
        <text:p text:style-name="P32"><text:span text:style-name="CharStyle12"><text:span text:style-name="T45">„Ba áno, dobre bude tak!“</text:span></text:span></text:p>
        <text:p text:style-name="P32"><text:span text:style-name="CharStyle12"><text:span text:style-name="T45">„</text:span></text:span><text:span text:style-name="CharStyle12"><text:span text:style-name="T1">D</text:span></text:span><text:span text:style-name="CharStyle12"><text:span text:style-name="T45">obre tak“</text:span></text:span><text:span text:style-name="CharStyle12"><text:span text:style-name="T1">,</text:span></text:span><text:span text:style-name="CharStyle12"><text:span text:style-name="T45"> posmievala sa slečinka; „</text:span></text:span><text:span text:style-name="CharStyle12"><text:span text:style-name="T1">t</text:span></text:span><text:span text:style-name="CharStyle12"><text:span text:style-name="T45">uším, že povedala by si to isté, keby som si ho zrovn</text:span></text:span><text:span text:style-name="CharStyle12"><text:span text:style-name="T35">a</text:span></text:span><text:span text:style-name="CharStyle12"><text:span text:style-name="T45"> na podošvu prišila, nie?</text:span></text:span><text:span text:style-name="CharStyle12"><text:span text:style-name="T1">“</text:span></text:span></text:p>
        <text:p text:style-name="P32"><text:span text:style-name="CharStyle12"><text:span text:style-name="T45">Viola neodpovedala. Jej by dnes snáď i to bolo ľahostajným.</text:span></text:span></text:p>
        <text:p text:style-name="P32"><text:span text:style-name="CharStyle12"><text:span text:style-name="T45">„Som zvedavá, ako hrajú tí herc</text:span></text:span><text:span text:style-name="CharStyle12"><text:span text:style-name="T1">i</text:span></text:span><text:span text:style-name="CharStyle12"><text:span text:style-name="T45">“, preskočila Hermínka na tento predmet, — „tá primadonna, akási Virág-v</text:span></text:span><text:span text:style-name="CharStyle12"><text:span text:style-name="T44">ö</text:span></text:span><text:span text:style-name="CharStyle12"><text:span text:style-name="T45">lg</text:span></text:span><text:span text:style-name="CharStyle12"><text:span text:style-name="T1">yi</text:span></text:span><text:span text:style-name="CharStyle12"><text:span text:style-name="T45"> Rózsika — nebodaj, že sa predtým Blumenthalovou menovala —- má byť dosť šumná, aspoň v svetle lámp</text:span></text:span><text:span text:style-name="CharStyle17"><text:span text:style-name="T45"> </text:span></text:span><text:span text:style-name="CharStyle12"><text:span text:style-name="T45">divadelných. </text:span></text:span><text:span text:style-name="CharStyle12"><text:span text:style-name="T74">Ž</text:span></text:span><text:span text:style-name="CharStyle12"><text:span text:style-name="T45">e už mnoho hláv pomútil</text:span></text:span><text:span text:style-name="CharStyle12"><text:span text:style-name="T1">a</text:span></text:span><text:span text:style-name="CharStyle12"><text:span text:style-name="T45">; iste už aj náš pán ujček niekde u nej antichambriru</text:span></text:span><text:span text:style-name="CharStyle12"><text:span text:style-name="T1">je</text:span></text:span><text:span text:style-name="CharStyle12"><text:span text:style-name="T45">.“</text:span></text:span></text:p>
        <text:p text:style-name="P32"><text:span text:style-name="CharStyle12"><text:span text:style-name="T45">Tej mienky bol každý, kto Lepáryho držal za hodného rozmýšľania.</text:span></text:span></text:p>
        <text:p text:style-name="P32"><text:span text:style-name="CharStyle12"><text:span text:style-name="T45">Pred večerom prebehla Emka celá rozč</text:span></text:span><text:span text:style-name="CharStyle12"><text:span text:style-name="T35">u</text:span></text:span><text:span text:style-name="CharStyle12"><text:span text:style-name="T45">lená do kuchyne, kde Viola kávu </text:span></text:span><text:soft-page-break/><text:span text:style-name="CharStyle12"><text:span text:style-name="T45">varila.</text:span></text:span></text:p>
        <text:p text:style-name="P32"><text:span text:style-name="CharStyle12"><text:span text:style-name="T45">„Ach, Viola, pevedz apkovi, aby ma pustil s mamou a Hermínk</text:span></text:span><text:span text:style-name="CharStyle12"><text:span text:style-name="T35">o</text:span></text:span><text:span text:style-name="CharStyle12"><text:span text:style-name="T45">u do divadla, prosím, Viola, popros ho!“</text:span></text:span></text:p>
        <text:p text:style-name="P32"><text:span text:style-name="CharStyle12"><text:span text:style-name="T45">„A či ťa mama pojme so sebou?“</text:span></text:span></text:p>
        <text:p text:style-name="P32"><text:span text:style-name="CharStyle12"><text:span text:style-name="T45">„Veď ja neviem, keď som sa jej nezpýtala.“</text:span></text:span></text:p>
        <text:p text:style-name="P32"><text:span text:style-name="CharStyle12"><text:span text:style-name="T45">„Tak musíš sa jej najskôr opýtať.“</text:span></text:span></text:p>
        <text:p text:style-name="P32"><text:span text:style-name="CharStyle12"><text:span text:style-name="T45">„Ach, ja viem, že ona nebude chcieť.</text:span></text:span><text:span text:style-name="CharStyle12"><text:span text:style-name="T1">“</text:span></text:span></text:p>
        <text:p text:style-name="P32"><text:span text:style-name="CharStyle12"><text:span text:style-name="T1">„</text:span></text:span><text:span text:style-name="CharStyle12"><text:span text:style-name="T45">Zkús to, Emka moja.“</text:span></text:span></text:p>
        <text:p text:style-name="P32"><text:span text:style-name="CharStyle12"><text:span text:style-name="T45">„Vieš čo, Viola, poviem Imrichovi, ten ma iste pojme so sebou.“</text:span></text:span></text:p>
        <text:p text:style-name="P32"><text:span text:style-name="CharStyle12"><text:span text:style-name="T1">„M</text:span></text:span><text:span text:style-name="CharStyle12"><text:span text:style-name="T45">ožno, dieťa moje, no ja ti neznám povedať.</text:span></text:span><text:span text:style-name="CharStyle12"><text:span text:style-name="T1">“</text:span></text:span></text:p>
        <text:p text:style-name="P32"><text:span text:style-name="CharStyle12"><text:span text:style-name="T45">„</text:span></text:span><text:span text:style-name="CharStyle12"><text:span text:style-name="T1">V</text:span></text:span><text:span text:style-name="CharStyle12"><text:span text:style-name="T45">idíš, Violka, hovoria, že majú tí herci krásne obleky, zlatom a striebrom vyšívané; ale však je to nie dobré zlato?“</text:span></text:span></text:p>
        <text:p text:style-name="P32"><text:span text:style-name="CharStyle12"><text:span text:style-name="T1">„</text:span></text:span><text:span text:style-name="CharStyle12"><text:span text:style-name="T45">Nie, dieťa moje, to je len bliktra, tam niet ničoho pravého.“</text:span></text:span></text:p>
        <text:p text:style-name="P32"><text:span text:style-name="CharStyle12"><text:span text:style-name="T45">„A predsa rada bych ta išla.“</text:span></text:span></text:p>
        <text:p text:style-name="P32"><text:span text:style-name="CharStyle12"><text:span text:style-name="T45">Dieťa neustalo prosiť, kým Viola nesľúbila, že ju vypýta od otca.</text:span></text:span></text:p>
        <text:p text:style-name="P32"><text:span text:style-name="CharStyle12"><text:span text:style-name="T45">Pri svačine pila Emka neobyčajným chvatom svoju kávu. Prosebným zrakom sprevádzala pri tom Violu, keď obsluhovala, ba tu i tu postrknutím rukou napomnela ju na daný sľub. Imrich to zbadal.</text:span></text:span></text:p>
        <text:p text:style-name="P32"><text:span text:style-name="CharStyle12"><text:span text:style-name="T1">„</text:span></text:span><text:span text:style-name="CharStyle12"><text:span text:style-name="T45">Čože je, Emka?“</text:span></text:span></text:p>
        <text:p text:style-name="P32"><text:span text:style-name="CharStyle12"><text:span text:style-name="T45">Emka ale prosebným zrakom pozrela na Violu.</text:span></text:span></text:p>
        <text:p text:style-name="P32"><text:span text:style-name="CharStyle12"><text:span text:style-name="T45">„</text:span></text:span><text:span text:style-name="CharStyle12"><text:span text:style-name="T1">P</text:span></text:span><text:span text:style-name="CharStyle12"><text:span text:style-name="T45">ovedz to ty, Viol</text:span></text:span><text:span text:style-name="CharStyle12"><text:span text:style-name="T1">a</text:span></text:span><text:span text:style-name="CharStyle12"><text:span text:style-name="T45">!“</text:span></text:span></text:p>
        <text:p text:style-name="P32"><text:soft-page-break/><text:span text:style-name="CharStyle12"><text:span text:style-name="T45">Slabým pokusom úsmevu sdelila Viola žiadosť Emkinu.</text:span></text:span></text:p>
        <text:p text:style-name="P32"><text:span text:style-name="CharStyle12"><text:span text:style-name="T45">„Hľad</text:span></text:span><text:span text:style-name="CharStyle12"><text:span text:style-name="T1">ž</text:span></text:span><text:span text:style-name="CharStyle12"><text:span text:style-name="T45">e mi túto milovnicu umeni</text:span></text:span><text:span text:style-name="CharStyle12"><text:span text:style-name="T1">a</text:span></text:span><text:span text:style-name="CharStyle12"><text:span text:style-name="T45">! Nie, Emka moja, to je nie pre teba, ty tomu nerozumieš, keď by som ti povedal, že je to i pre druhých, väčších, jedom, nie ešte pre také plávajúce rozumčeky, ako je tvoj!“</text:span></text:span></text:p>
        <text:p text:style-name="P32"><text:span text:style-name="CharStyle12"><text:span text:style-name="T45">Dievčatko chcelo plakať, no premohlo sa.</text:span></text:span></text:p>
        <text:p text:style-name="P32"><text:span text:style-name="CharStyle12"><text:span text:style-name="T1">„</text:span></text:span><text:span text:style-name="CharStyle12"><text:span text:style-name="T45">Za to mali by mať druhí rozvahu i za teba a vo vzniku udusiť takú nerozumnú žiadosť.“</text:span></text:span></text:p>
        <text:p text:style-name="P32"><text:span text:style-name="CharStyle12"><text:span text:style-name="T45">Že Viola i túto poznámku, čo urážlivú, na seba vztiahla, bolo takmer prirodzené, veď ona predniesla Emušinu žiadosť. Ale či ona to mohla vedieť, keď nezná p</text:span></text:span><text:span text:style-name="CharStyle12"><text:span text:style-name="T35">o</text:span></text:span><text:span text:style-name="CharStyle12"><text:span text:style-name="T45">dobné predstavenia? Od druhého by ju táto poznámka nechala chladnou — od Imricha ale ju popudila k hnevu a žiaľu, lebo známe, že nás nel</text:span></text:span><text:span text:style-name="CharStyle12"><text:span text:style-name="T35">a</text:span></text:span><text:span text:style-name="CharStyle12"><text:span text:style-name="T45">skavé slovo od milovaného človeka dvojnásobne bolí.</text:span></text:span></text:p>
        <text:p text:style-name="P32"><text:span text:style-name="CharStyle12"><text:span text:style-name="T1">O</text:span></text:span><text:span text:style-name="CharStyle12"><text:span text:style-name="T45">kt</text:span></text:span><text:span text:style-name="CharStyle12"><text:span text:style-name="T35">o</text:span></text:span><text:span text:style-name="CharStyle12"><text:span text:style-name="T45">brový deň chýlil sa ku koncu; svetlé oblaky sháňaly sa nad obzorom a ostatný lúč slnka zapadol, vrhajúc oblokmi chodby v prvom poschodí svetlú čiaru na schody. Dolu schodmi kráčala Viola so šatami pani Vilinskej. Ponáhľajúc sa dolu, nezbadala, že hore lazí Lepáry a pri zákrute temer vrazila sa do neho. Chcela sa mu vystúpiť — on zastal jej cestu.</text:span></text:span></text:p>
        <text:p text:style-name="P32"><text:span text:style-name="CharStyle12"><text:span text:style-name="T45">„Nie</text:span></text:span><text:span text:style-name="CharStyle12"><text:span text:style-name="T1">,</text:span></text:span><text:span text:style-name="CharStyle12"><text:span text:style-name="T45"> tak ľahko ťa nepustím. Bez výmeny ani na krok!“ šeptal celkom blízko pri nej.</text:span></text:span></text:p>
        <text:p text:style-name="P32"><text:span text:style-name="CharStyle12"><text:span text:style-name="T45">„Pane, ustúpt</text:span></text:span><text:span text:style-name="CharStyle12"><text:span text:style-name="T1">e</text:span></text:span><text:span text:style-name="CharStyle12"><text:span text:style-name="T45">!“ volala Viola, „mám naspech.“</text:span></text:span></text:p>
        <text:p text:style-name="P32"><text:span text:style-name="CharStyle12"><text:span text:style-name="T1">„N</text:span></text:span><text:span text:style-name="CharStyle12"><text:span text:style-name="T45">ič to, devuška, ešte stačíš — prv výmenu.</text:span></text:span><text:span text:style-name="CharStyle12"><text:span text:style-name="T1">“</text:span></text:span><text:span text:style-name="CharStyle12"><text:span text:style-name="T45"> A starý chlebár nahnul sa ku </text:span></text:span><text:soft-page-break/><text:span text:style-name="CharStyle12"><text:span text:style-name="T45">nej.</text:span></text:span></text:p>
        <text:p text:style-name="P32"><text:span text:style-name="CharStyle12"><text:span text:style-name="T45">Viola ale odstrčila ho silným pohybom ramena, že zavrávoral a zletel temer rovno do — náručia Imrichovi.</text:span></text:span></text:p>
        <text:p text:style-name="P32"><text:span text:style-name="CharStyle12"><text:span text:style-name="T1">„</text:span></text:span><text:span text:style-name="CharStyle12"><text:span text:style-name="T45">Ale, ujec!“ riekol tento ká</text:span></text:span><text:span text:style-name="CharStyle12"><text:span text:style-name="T1">rav</text:span></text:span><text:span text:style-name="CharStyle12"><text:span text:style-name="T45">e.</text:span></text:span></text:p>
        <text:p text:style-name="P32"><text:span text:style-name="CharStyle12"><text:span text:style-name="T45">„Ty si to? Neber to naozaj. Violka sa žartovala a</text:span></text:span><text:span text:style-name="CharStyle12"><text:span text:style-name="T1"> </text:span></text:span><text:span text:style-name="CharStyle12"><text:span text:style-name="T45">ja nie som taký, aby nerozumel žartu. A ty si sná</text:span></text:span><text:span text:style-name="CharStyle12"><text:span text:style-name="T74">ď</text:span></text:span><text:span text:style-name="CharStyle12"><text:span text:style-name="T45"> chcel brániť — tvojej obrany veru nebolo treb</text:span></text:span><text:span text:style-name="CharStyle12"><text:span text:style-name="T1">a</text:span></text:span><text:span text:style-name="CharStyle12"><text:span text:style-name="T45">!“</text:span></text:span></text:p>
        <text:p text:style-name="P32"><text:span text:style-name="CharStyle12"><text:span text:style-name="T45">„K tomu som si ja sama sebe dostatočnou obrano</text:span></text:span><text:span text:style-name="CharStyle12"><text:span text:style-name="T1">u</text:span></text:span><text:span text:style-name="CharStyle12"><text:span text:style-name="T45">!“ riekla Viola hrdo a prešla popri pánoch s posunkom neprístupnej hrdosti.</text:span></text:span></text:p>
        <text:p text:style-name="P32"><text:span text:style-name="CharStyle12"><text:span text:style-name="T1">„</text:span></text:span><text:span text:style-name="CharStyle12"><text:span text:style-name="T45">Vidíš, to si schovaj, Imriško, mohol si to nema</text:span></text:span><text:span text:style-name="CharStyle12"><text:span text:style-name="T1">ť</text:span></text:span><text:span text:style-name="CharStyle12"><text:span text:style-name="T45">!“ Načo aj hasíš, čo ťa nepáli. A či ťa páli, čo?“</text:span></text:span></text:p>
        <text:p text:style-name="P32"><text:span text:style-name="CharStyle12"><text:span text:style-name="T45">Imrich odvrátil sa — bez odvety chcel sa vzdialiť.</text:span></text:span></text:p>
        <text:p text:style-name="P32"><text:span text:style-name="CharStyle12"><text:span text:style-name="T45">„</text:span></text:span><text:span text:style-name="CharStyle12"><text:span text:style-name="T1">O</text:span></text:span><text:span text:style-name="CharStyle12"><text:span text:style-name="T45"> ktorej bude sa dnes večerať, brachu, nemohol by si mi to povedať? Rád by som dotedy ešte vidieť, čo tí protegé robia. Znáš, tým </text:span></text:span><text:span text:style-name="CharStyle12"><text:span text:style-name="T35">ľ</text:span></text:span><text:span text:style-name="CharStyle12"><text:span text:style-name="T45">udkom musí sa pomáhať, ináče jim vaše obecenstvo nepomôže na nohy</text:span></text:span><text:span text:style-name="CharStyle12"><text:span text:style-name="T1">!</text:span></text:span><text:span text:style-name="CharStyle12"><text:span text:style-name="T45">“</text:span></text:span></text:p>
        <text:p text:style-name="P32"><text:span text:style-name="CharStyle12"><text:span text:style-name="T1">„V</text:span></text:span><text:span text:style-name="CharStyle12"><text:span text:style-name="T45">ečerať? — ja neviem, zpýtaj sa —</text:span></text:span><text:span text:style-name="CharStyle12"><text:span text:style-name="T1">“</text:span></text:span></text:p>
        <text:p text:style-name="P32"><text:span text:style-name="CharStyle12"><text:span text:style-name="T1">„V</text:span></text:span><text:span text:style-name="CharStyle12"><text:span text:style-name="T45">ioly — oj to veľmi vďačne.“</text:span></text:span></text:p>
        <text:p text:style-name="P32"><text:span text:style-name="CharStyle12"><text:span text:style-name="T1">„M</text:span></text:span><text:span text:style-name="CharStyle12"><text:span text:style-name="T45">ôže ti to povedať i jedna zo slúžok, alebo mama.“</text:span></text:span></text:p>
        <text:p text:style-name="P32"><text:span text:style-name="CharStyle12"><text:span text:style-name="T45">„Imro</text:span></text:span><text:span text:style-name="CharStyle12"><text:span text:style-name="T1">,</text:span></text:span><text:span text:style-name="CharStyle12"><text:span text:style-name="T45"> keby som ťa nepoznal a nevedel, že to dievča, — mienim Violu — z hlbín srdca nenávidíš, povedal by som, že si na najlepšej ceste do nej sa zaľúbiť.“</text:span></text:span></text:p>
        <text:p text:style-name="P32"><text:span text:style-name="CharStyle12"><text:span text:style-name="T45">Večerné červánky zhasly a na schodoch zaľahlo pološero. Lepáry nevidel, </text:span></text:span><text:soft-page-break/><text:span text:style-name="CharStyle12"><text:span text:style-name="T45">aký účinok mal</text:span></text:span><text:span text:style-name="CharStyle12"><text:span text:style-name="T35">y</text:span></text:span><text:span text:style-name="CharStyle12"><text:span text:style-name="T45"> jeho slová, no cítil, že ho Imrova silná pravica chytila za rameno a potriasla silno.</text:span></text:span></text:p>
        <text:p text:style-name="P32"><text:span text:style-name="CharStyle12"><text:span text:style-name="T45">„Ujče, chráň sa niečo podobného</text:span></text:span><text:span text:style-name="CharStyle12"><text:span text:style-name="T1"> </text:span></text:span><text:span text:style-name="CharStyle12"><text:span text:style-name="T45">spomínať!“</text:span></text:span></text:p>
        <text:p text:style-name="P32"><text:span text:style-name="CharStyle12"><text:span text:style-name="T1">„</text:span></text:span><text:span text:style-name="CharStyle12"><text:span text:style-name="T45">Ba, som starý praktikant — ostatne, malo by ti to roztomilé dieťa byť nepohodlné —“</text:span></text:span></text:p>
        <text:p text:style-name="P32"><text:span text:style-name="CharStyle12"><text:span text:style-name="T45">Nedohovoril, lebo ľahkým skokom pribehla Hermínka, aby išla hore do prvého poschodia.</text:span></text:span></text:p>
        <text:p text:style-name="P32"><text:span text:style-name="CharStyle12"><text:span text:style-name="T45">„O čom rokujete, páni?“ opýtala sa zľahka; „prosím, pusťte ma, idem po tetuškinu kassetku.“</text:span></text:span></text:p>
        <text:p text:style-name="P32"><text:span text:style-name="CharStyle12"><text:span text:style-name="T45">Hermínka vybehla hore — Imro pristúpil bližšie ku ujcovi a povedal mu dôverne:</text:span></text:span></text:p>
        <text:p text:style-name="P32"><text:span text:style-name="CharStyle12"><text:span text:style-name="T45">„Ešte raz a navždy ti hovorím, chráň sa </text:span></text:span><text:span text:style-name="CharStyle12"><text:span text:style-name="T1">—</text:span></text:span><text:span text:style-name="CharStyle12"><text:span text:style-name="T45"> ujče. A varuj sa, ublížiť dievčaťu, ktoré —“</text:span></text:span></text:p>
        <text:p text:style-name="P32"><text:span text:style-name="CharStyle12"><text:span text:style-name="T1">„</text:span></text:span><text:span text:style-name="CharStyle12"><text:span text:style-name="T45">To je znamenit</text:span></text:span><text:span text:style-name="CharStyle12"><text:span text:style-name="T1">é</text:span></text:span><text:span text:style-name="CharStyle12"><text:span text:style-name="T45">“, skočil Lepáry hovoriacemu do reči, </text:span></text:span><text:span text:style-name="CharStyle12"><text:span text:style-name="T1">„n</text:span></text:span><text:span text:style-name="CharStyle12"><text:span text:style-name="T45">epočul si, že len teraz povedala, že je sama sebe dostatočnou obranou?“</text:span></text:span></text:p>
        <text:p text:style-name="P32"><text:span text:style-name="CharStyle12"><text:span text:style-name="T45">„</text:span></text:span><text:span text:style-name="CharStyle12"><text:span text:style-name="T74">Á</text:span></text:span><text:span text:style-name="CharStyle12"><text:span text:style-name="T45">no počul — ale kým je pod strechou mojho otca, je pod našou ochranou, či ona zpiera sa tomu alebo nie, je jedn</text:span></text:span><text:span text:style-name="CharStyle12"><text:span text:style-name="T1">o</text:span></text:span><text:span text:style-name="CharStyle12"><text:span text:style-name="T45">!“</text:span></text:span></text:p>
        <text:p text:style-name="P32"><text:span text:style-name="CharStyle12"><text:span text:style-name="T45">„Tak ty ponímaš veci? Dobre, keď viem, ostatne neviem, čo vidíš zlého v mojom nevinnom laškovaní s týmto nevinným, no hrdým dievčaťom. Proti čomu vlastne sa ohradzuješ?</text:span></text:span><text:span text:style-name="CharStyle12"><text:span text:style-name="T1">“</text:span></text:span></text:p>
        <text:p text:style-name="P32"><text:span text:style-name="CharStyle12"><text:span text:style-name="T45">„Ty to dobre vieš — a ešte raz ťa napomínam, nezabúdaj na moje slov</text:span></text:span><text:span text:style-name="CharStyle12"><text:span text:style-name="T1">á</text:span></text:span><text:span text:style-name="CharStyle12"><text:span text:style-name="T45">!</text:span></text:span><text:span text:style-name="CharStyle12"><text:span text:style-name="T1">“</text:span></text:span></text:p>
        <text:p text:style-name="P32"><text:soft-page-break/><text:span text:style-name="CharStyle12"><text:span text:style-name="T1">„</text:span></text:span><text:span text:style-name="CharStyle12"><text:span text:style-name="T45">No veď je nič — ja idem; možno, že už ani neprídem k večeri. Apropos, nepôjde aj Viola do divadla, rád by ju vidieť, ako tvárila by sa pri tých veselých šprýmoch. No ale ešte nie je všetkému koniec.</text:span></text:span><text:span text:style-name="CharStyle12"><text:span text:style-name="T1">“</text:span></text:span></text:p>
        <text:p text:style-name="P32"><text:span text:style-name="CharStyle12"><text:span text:style-name="T45">Pri posledných slovách bol už pri bráne, ktorou opustil dom, aby vyhľadal vyhladovelých svojich protegé, ktorí prišli za chlebom do slovenského mesta — a navzájom doniesli — trochu tej kultúry.</text:span></text:span></text:p>
        <text:p text:style-name="P32"><text:span text:style-name="CharStyle12"><text:span text:style-name="T45">Imrich s výzorom človeka, ktorý hľadá niekoho, koho by mohol ubiť, zatvoril sa do svojej izby.</text:span></text:span></text:p>
        <text:p text:style-name="P32"><text:span text:style-name="CharStyle12"><text:span text:style-name="T45">Konečne boli všetci pristrojení do divadla; skôr malo sa ešte večerať.</text:span></text:span></text:p>
        <text:p text:style-name="P32"><text:span text:style-name="CharStyle12"><text:span text:style-name="T45">Viola na rozkaz pani Vilinskej prikrývala stôl k večer</text:span></text:span><text:span text:style-name="CharStyle12"><text:span text:style-name="T1">i</text:span></text:span><text:span text:style-name="CharStyle12"><text:span text:style-name="T45">; Hermínka doniesla schránku na klenoty, v ktorej schovávaly sa drahocenné veci rodiny Vilinských. Bo</text:span></text:span><text:span text:style-name="CharStyle12"><text:span text:style-name="T1">l</text:span></text:span><text:span text:style-name="CharStyle12"><text:span text:style-name="T45">y tu niektoré staré kusy, pochádzajúce z majetku Vilinského prvej ženy. Kým bola Emka malá, nosila šperky tieto Vilinská.</text:span></text:span></text:p>
        <text:p text:style-name="P32"><text:span text:style-name="CharStyle12"><text:span text:style-name="T1">I</text:span></text:span><text:span text:style-name="CharStyle12"><text:span text:style-name="T45"> preberala sa teraz v skvostoch týchto tetka Hermínkina, keď Viola pozrela náhodou na jej ruku a prekvapen</text:span></text:span><text:span text:style-name="CharStyle12"><text:span text:style-name="T1">e</text:span></text:span><text:span text:style-name="CharStyle12"><text:span text:style-name="T45">, zarazen</text:span></text:span><text:span text:style-name="CharStyle12"><text:span text:style-name="T1">e</text:span></text:span><text:span text:style-name="CharStyle12"><text:span text:style-name="T45"> zastala. Jej zrak padnul na utešený prsteň, v ktorého brillantami vykladanej hviezde rozrážalo sa sv</text:span></text:span><text:span text:style-name="CharStyle12"><text:span text:style-name="T1">e</text:span></text:span><text:span text:style-name="CharStyle12"><text:span text:style-name="T45">tlo lampy. Deva nápadnou živosťou siahla po prsteni — potom zase stiahla preč ruku a chytila čiernu hodbabnú </text:span></text:span><text:span text:style-name="CharStyle12"><text:span text:style-name="T1">š</text:span></text:span><text:span text:style-name="CharStyle12"><text:span text:style-name="T45">nôročku, vinúcu sa okolo hrdla.</text:span></text:span></text:p>
        <text:p text:style-name="P32"><text:span text:style-name="CharStyle12"><text:span text:style-name="T45">Hermínka zbadala pohyb Violy.</text:span></text:span></text:p>
        <text:p text:style-name="P32"><text:span text:style-name="CharStyle12"><text:span text:style-name="T45">„Páči sa i tebe ten prsteň? Je skutočne krásny. Ten oheň a tie ba</text:span></text:span><text:span text:style-name="CharStyle12"><text:span text:style-name="T1">rv</text:span></text:span><text:span text:style-name="CharStyle12"><text:span text:style-name="T45">y čisté — poznať, že starí Ve</text:span></text:span><text:span text:style-name="CharStyle12"><text:span text:style-name="T1">rí</text:span></text:span><text:span text:style-name="CharStyle12"><text:span text:style-name="T45">novci mali vkus a rozumeli sa do diamantov. </text:span></text:span><text:span text:style-name="CharStyle12"><text:span text:style-name="T36">Č</text:span></text:span><text:span text:style-name="CharStyle12"><text:span text:style-name="T45">i nie je </text:span></text:span><text:soft-page-break/><text:span text:style-name="CharStyle12"><text:span text:style-name="T45">utešený, pane Bubelák?“</text:span></text:span></text:p>
        <text:p text:style-name="P32"><text:span text:style-name="CharStyle12"><text:span text:style-name="T1">„</text:span></text:span><text:span text:style-name="CharStyle12"><text:span text:style-name="T45">Ba áno, slečna. Už dávno nevidel som podobného. Klenot tento zaslúži všeobecný obdiv.“</text:span></text:span></text:p>
        <text:p text:style-name="P32"><text:span text:style-name="CharStyle12"><text:span text:style-name="T45">„Ale teraz večeru, Viola! Už</text:span></text:span><text:span text:style-name="CharStyle12"><text:span text:style-name="T1"> </text:span></text:span><text:span text:style-name="CharStyle12"><text:span text:style-name="T45">je sedem hodín a večera nie je ešte tu!“ karhala Vilinská, naprávajúc si veľký prsteň na chudý prst.</text:span></text:span></text:p>
        <text:p text:style-name="P32"><text:span text:style-name="CharStyle12"><text:span text:style-name="T45">Hneď na to donesená bola chutná pečienka a na povel domácej panej usadili sa všetci prítomní k stolu.</text:span></text:span></text:p>
        <text:p text:style-name="P32"><text:span text:style-name="CharStyle12"><text:span text:style-name="T45">Emka postrkla Violu a šeptala:</text:span></text:span></text:p>
        <text:p text:style-name="P32"><text:span text:style-name="CharStyle12"><text:span text:style-name="T45">„</text:span></text:span><text:span text:style-name="CharStyle12"><text:span text:style-name="T1">V</text:span></text:span><text:span text:style-name="CharStyle12"><text:span text:style-name="T45">iola, to je môj prsteň, mojej umretej mamin. Imrich mi to raz povedal, a ten to vie.“</text:span></text:span></text:p>
        <text:p text:style-name="P32"><text:span text:style-name="CharStyle12"><text:span text:style-name="T45">„Ako by to on nevede</text:span></text:span><text:span text:style-name="CharStyle12"><text:span text:style-name="T1">l</text:span></text:span><text:span text:style-name="CharStyle12"><text:span text:style-name="T45">!“ vetila deva a pokrájala mäkký kúsok pečienky chorému Vilinskému, ktorého ona zvlá</text:span></text:span><text:span text:style-name="CharStyle12"><text:span text:style-name="T75">š</text:span></text:span><text:span text:style-name="CharStyle12"><text:span text:style-name="T45">te obsluhovala.</text:span></text:span></text:p>
        <text:p text:style-name="P32"><text:span text:style-name="CharStyle12"><text:span text:style-name="T45">„Ale mama ho nosí</text:span></text:span><text:span text:style-name="CharStyle12"><text:span text:style-name="T1">“</text:span></text:span><text:span text:style-name="CharStyle12"><text:span text:style-name="T45">, pokračovala Emka.</text:span></text:span></text:p>
        <text:p text:style-name="P32"><text:span text:style-name="CharStyle12"><text:span text:style-name="T1">„</text:span></text:span><text:span text:style-name="CharStyle12"><text:span text:style-name="T45">A ja som ho ešte nikdy u nej nevidela —“</text:span></text:span></text:p>
        <text:p text:style-name="P32"><text:span text:style-name="CharStyle12"><text:span text:style-name="T45">„Ej, a keď chodí do kúpeľov, vtedy ho vždy so sebou vezme.“</text:span></text:span></text:p>
        <text:p text:style-name="P32"><text:span text:style-name="CharStyle12"><text:span text:style-name="T45">„</text:span></text:span><text:span text:style-name="CharStyle12"><text:span text:style-name="T1">T</text:span></text:span><text:span text:style-name="CharStyle12"><text:span text:style-name="T45">icho, Emuška moja, tich</text:span></text:span><text:span text:style-name="CharStyle12"><text:span text:style-name="T1">o</text:span></text:span><text:span text:style-name="CharStyle12"><text:span text:style-name="T45">!“ napomínala Viola, lebo už zase obrátil sa k nim Imrich, aby počúval, čo jeho sestrička hovorí.</text:span></text:span></text:p>
        <text:p text:style-name="P32"><text:span text:style-name="CharStyle12"><text:span text:style-name="T45">Lepáry neprišiel k večeri. Len odkázal, že sú už miesta zaopatrené a že svojich tam bude čakať.</text:span></text:span></text:p>
        <text:p text:style-name="P32"><text:span text:style-name="CharStyle12"><text:span text:style-name="T45">Tak vybrala sa celá výprava do divadla. Slúžka s lampášom popredku, za ňou Hermínka zavesená na rameno Bubeláka, potom Imrich s Vilinskou.</text:span></text:span></text:p>
        <text:p text:style-name="P32"><text:soft-page-break/><text:span text:style-name="CharStyle12"><text:span text:style-name="T45">Mladý Pešťan skutočne seri</text:span></text:span><text:span text:style-name="CharStyle12"><text:span text:style-name="T36">o</text:span></text:span><text:span text:style-name="CharStyle12"><text:span text:style-name="T45">zne začal dvoriť Hermínke, lebo jej zjav, jej úplne veľkomestské držanie sa a brilírovanie rečou zazdalo sa tomuto, tiež povrchne smýšľajúcemu človeku. A Hermínka? Tá bystrým zrakom prehliadla, kam smerujú slová a pohľady mladého muža a rozmyslela sa</text:span></text:span><text:span text:style-name="CharStyle17"><text:span text:style-name="T1"> </text:span></text:span><text:span text:style-name="CharStyle12"><text:span text:style-name="T1">—</text:span></text:span><text:span text:style-name="CharStyle12"><text:span text:style-name="T45"> nepustiť ho tak </text:span></text:span><text:span text:style-name="CharStyle12"><text:span text:style-name="T36">ľ</text:span></text:span><text:span text:style-name="CharStyle12"><text:span text:style-name="T45">ahko z osídel svojich. Keď Imrich nie — tak tento, ale radšej len Imrich — veď sa on ešte vráti! Dotedy tento ostane v reserve. Ale ako sa všetko zdalo, nemal Imrich úmyslu, vrátiť sa.</text:span></text:span></text:p>
        <text:p text:style-name="P32"><text:span text:style-name="CharStyle12"><text:span text:style-name="T45">Tam doma zavládlo ticho. Vilinskému nechcelo sa ešte ísť spať a preto hral sa s Emuškou v karty, na papuču. Starý pán smial sa chutne, keď jeho dcéruška ostala papučou a táto živo bránila sa tomu, použijúc všetky možné fígle tejto duchaplnej hry. Konečne obidvaja unavení odobrali sa na odpočinok, pravda, s Violinou pomocou. Keď obstarala všetko tu dolu, vydala slúžkam rozkazy pre zajtrajší deň a odišla s Emkou hore do svojej chyžky. Tu ešte napadlo Emke, že ide sa učiť. I prisadla ku stolu a rozložila knihy a písanky svoje po ňom. I Viola zabudla vytiahnuť kľúče od komory — preto zbehla ešte raz dolu,</text:span></text:span><text:span text:style-name="CharStyle12"><text:span text:style-name="T1"> </text:span></text:span><text:span text:style-name="CharStyle12"><text:span text:style-name="T45">aby zameškanú vec napravila a kľúče povesila na obvyklé miesto. Vráťac sa hore do prvého poschodia, počula v kuchyni jednu zo slúžok nôtiť si jednoduchú, no dojemnú pieseňku nášho ľudu. A toto pritlumené n</text:span></text:span><text:span text:style-name="CharStyle12"><text:span text:style-name="T1">ô</text:span></text:span><text:span text:style-name="CharStyle12"><text:span text:style-name="T45">tenie si dievky vzbudilo vo Viole rozpomienku na tie mel</text:span></text:span><text:span text:style-name="CharStyle12"><text:span text:style-name="T36">o</text:span></text:span><text:span text:style-name="CharStyle12"><text:span text:style-name="T45">die, ktoré dakedy rozkošou naplňovaly jej jemný sluch. Idúc popri dveroch sal</text:span></text:span><text:span text:style-name="CharStyle12"><text:span text:style-name="T36">o</text:span></text:span><text:span text:style-name="CharStyle12"><text:span text:style-name="T45">na, zastala. Tam dnu to skvostné piano akoby volalo ju vnísť ta dnu a zkúsiť, či ešte niečo zná a či jej </text:span></text:span><text:soft-page-break/><text:span text:style-name="CharStyle12"><text:span text:style-name="T45">tieto zvuky ned</text:span></text:span><text:span text:style-name="CharStyle12"><text:span text:style-name="T36">o</text:span></text:span><text:span text:style-name="CharStyle12"><text:span text:style-name="T45">nesú znovu mier v dušu otrasenú.</text:span></text:span></text:p>
        <text:p text:style-name="P32"><text:span text:style-name="CharStyle12"><text:span text:style-name="T45">A Viola sňala lampu zo schodov a otvorila dvere na sal</text:span></text:span><text:span text:style-name="CharStyle12"><text:span text:style-name="T36">o</text:span></text:span><text:span text:style-name="CharStyle12"><text:span text:style-name="T45">ne. Tam lesklo sa už všetko, usporiadané pre zajtrajšiu hostinu.</text:span></text:span></text:p>
        <text:p text:style-name="P32"><text:span text:style-name="CharStyle12"><text:span text:style-name="T45">Položila pozorne lampu na malú kasničku u dverí a priblížila sa ku klavíru. Bolo jej voľno v tejto samote, a predsa cítila akúsi obavu, že ukradky ide do izby neobývanej a hrá. — No zase utlumila toto príliš chúlostivé hnutie svojho čistého svedomia. Veď ona nekoná nič zléh</text:span></text:span><text:span text:style-name="CharStyle12"><text:span text:style-name="T1">o</text:span></text:span><text:span text:style-name="CharStyle12"><text:span text:style-name="T45">; — i sadla si ku klavíru a počala hrať, viac s citom než s virtuozitou, ale čím diaľ hrala, tým viac zabúdala na svet, na všetko, čo dosiaľ prežila a pretrpela. Jej duša povzniesla sa hore do výšin neznámych, do krajín len snívaných, no sotva kedy dosažiteľných.</text:span></text:span></text:p>
        <text:p text:style-name="P32"><text:span text:style-name="CharStyle12"><text:span text:style-name="T45">Zabudla, že čas ubieha; že tam vo veľkom hoteli už chýli sa frivolná operetta ku koncu a že ľahká hudba omrzela jednoho mladého muža, tak že vzal klobúk, opustil sieň, naplnenú vyšnoreným obecenstvom, aby tam von ochladil horúcu hlavu. Zamyslený pobral sa domov námestím; keď prichodil domov, zarazilo ho nezvyklé svetlo v oblokoch sal</text:span></text:span><text:span text:style-name="CharStyle12"><text:span text:style-name="T36">o</text:span></text:span><text:span text:style-name="CharStyle12"><text:span text:style-name="T45">na, — no ešte väčmi prekvapily h</text:span></text:span><text:span text:style-name="CharStyle12"><text:span text:style-name="T36">o</text:span></text:span><text:span text:style-name="CharStyle12"><text:span text:style-name="T45"> zvuky klavíra. Zastal, načúval. Kto hrá? Ticho vyšiel schodmi hore až na chodbu, zastal u obloka, a znovu načúval. Ako to lahodí. Jako prúd čerstvej pramenistej vody pre toho, kto práve nemohol zahasiť svoj smäd fabrikovaným, nečistým nápojom. —</text:span></text:span></text:p>
        <text:p text:style-name="P32"><text:span text:style-name="CharStyle12"><text:span text:style-name="T45">Oblokom dnu kmitalo svetlo hviezdnej, vlastne pološero bezmesačnej noci. Krásne jasné nebo, husto pokryté hviezdami, klenulo sa nad mestom; z tých </text:span></text:span><text:soft-page-break/><text:span text:style-name="CharStyle12"><text:span text:style-name="T45">hviezdnatých výšin zdal sa kynúť mier a tíšiť rozháranú dušu, hovoriac, prečo trápiš, sužuješ sa, biedny tvo</text:span></text:span><text:span text:style-name="CharStyle12"><text:span text:style-name="T1">re</text:span></text:span><text:span text:style-name="CharStyle12"><text:span text:style-name="T45"> — čo si ty — čo čo tvoje žiale oproti rozmerom všehomíra? A ty sa vypínaš? Bláznivý, biedny smrteľníče!</text:span></text:span></text:p>
        <text:p text:style-name="P32"><text:span text:style-name="CharStyle12"><text:span text:style-name="T45">Viola dohrala; bolo počuť, ako zatvorila klavír. Ve</text:span></text:span><text:span text:style-name="CharStyle12"><text:span text:style-name="T1">ľ</text:span></text:span><text:span text:style-name="CharStyle12"><text:span text:style-name="T45">ké kyvadlové hodiny už dávno odbily desiatu — a ona zabudla na čas, ako ubieha. Po krátkom, sladkom sne, plnom poesie, zase triezva skutočnosť, triezva a smutná pre Violu Podhradskú.</text:span></text:span></text:p>
        <text:p text:style-name="P32"><text:span text:style-name="CharStyle12"><text:span text:style-name="T45">Vzala lampu a vyšla na chodbu. Ale oproti v obloku zazrela stáť postavu muža a prekvapením zastala. Ruka, v ktorej držala lampu, zachvela sa, tak že Imrich skočil, vzal jej svetlo z ruky a položil na oblok.</text:span></text:span></text:p>
        <text:p text:style-name="P32"><text:span text:style-name="CharStyle12"><text:span text:style-name="T45">„Zľak</text:span></text:span><text:span text:style-name="CharStyle12"><text:span text:style-name="T1">I</text:span></text:span><text:span text:style-name="CharStyle12"><text:span text:style-name="T45">y ste sa?“ zpýtal sa jej.</text:span></text:span></text:p>
        <text:p text:style-name="P32"><text:span text:style-name="CharStyle12"><text:span text:style-name="T45">„Ach nie!“ vzdychla deva, „no myslela som, že ste v divadle.</text:span></text:span></text:p>
        <text:p text:style-name="P32"><text:span text:style-name="CharStyle12"><text:span text:style-name="T45">„Bol som tam, no hlúpy kus a ešte hlúpejšie predstavenie popudilo ma ku hnevu — a“</text:span></text:span></text:p>
        <text:p text:style-name="P32"><text:span text:style-name="CharStyle12"><text:span text:style-name="T45">Viola medzitým zamkla dvere na sal</text:span></text:span><text:span text:style-name="CharStyle12"><text:span text:style-name="T36">o</text:span></text:span><text:span text:style-name="CharStyle12"><text:span text:style-name="T45">ne, vytiahla kľúč a chcela odísť.</text:span></text:span></text:p>
        <text:p text:style-name="P32"><text:span text:style-name="CharStyle12"><text:span text:style-name="T45">„A k tomu hovoril mi niekto, že mala sa z</text:span></text:span><text:span text:style-name="CharStyle12"><text:span text:style-name="T1">ja</text:span></text:span><text:span text:style-name="CharStyle12"><text:span text:style-name="T45">viť nová kométa; prišiel som ju vyz</text:span></text:span><text:span text:style-name="CharStyle12"><text:span text:style-name="T1">e</text:span></text:span><text:span text:style-name="CharStyle12"><text:span text:style-name="T45">rať odtiaľto!</text:span></text:span><text:span text:style-name="CharStyle12"><text:span text:style-name="T1">“</text:span></text:span></text:p>
        <text:p text:style-name="P32"><text:span text:style-name="CharStyle12"><text:span text:style-name="T45">Akoby to nemohol i z ulice! — no Viola uverila, ba nahla sa i ona ku obloku a pozerala ta, ku mliečnej ceste. Imrich tiež usiloval sa vyzrieť čakanú hviezdu, no darmo.</text:span></text:span></text:p>
        <text:p text:style-name="P32"><text:span text:style-name="CharStyle12"><text:span text:style-name="T45">„Nevidno</text:span></text:span><text:span text:style-name="CharStyle12"><text:span text:style-name="T1">“</text:span></text:span><text:span text:style-name="CharStyle12"><text:span text:style-name="T45">, riekla Viola a obrátila tázave k Imrichovi svoju tvár, ale v tom </text:span></text:span><text:soft-page-break/><text:span text:style-name="CharStyle12"><text:span text:style-name="T45">okamžení cítila, že jej ruka je druhou silno chopená a pritlumený hlas znel ku ne</text:span></text:span><text:span text:style-name="CharStyle12"><text:span text:style-name="T1">j </text:span></text:span><text:span text:style-name="CharStyle12"><text:span text:style-name="T45">s ot</text:span></text:span><text:span text:style-name="CharStyle12"><text:span text:style-name="T1">á</text:span></text:span><text:span text:style-name="CharStyle12"><text:span text:style-name="T45">zkou:</text:span></text:span></text:p>
        <text:p text:style-name="P32"><text:span text:style-name="CharStyle12"><text:span text:style-name="T45">„</text:span></text:span><text:span text:style-name="CharStyle12"><text:span text:style-name="T1">P</text:span></text:span><text:span text:style-name="CharStyle12"><text:span text:style-name="T45">ovedzte mi, prečo odmietly ste návrh Milockého?</text:span></text:span><text:span text:style-name="CharStyle12"><text:span text:style-name="T1">“</text:span></text:span></text:p>
        <text:p text:style-name="P32"><text:span text:style-name="CharStyle12"><text:span text:style-name="T1">„P</text:span></text:span><text:span text:style-name="CharStyle12"><text:span text:style-name="T45">rečo?</text:span></text:span><text:span text:style-name="CharStyle12"><text:span text:style-name="T1">“</text:span></text:span><text:span text:style-name="CharStyle12"><text:span text:style-name="T45"> tázala sa nazpät prekvapená deva.</text:span></text:span></text:p>
        <text:p text:style-name="P32"><text:span text:style-name="CharStyle12"><text:span text:style-name="T45">„Áno, prečo, zdanliv</text:span></text:span><text:span text:style-name="CharStyle12"><text:span text:style-name="T36">e</text:span></text:span><text:span text:style-name="CharStyle12"><text:span text:style-name="T45"> tak skvelý pre vás, ktorej dom náš naskrze nie je r</text:span></text:span><text:span text:style-name="CharStyle12"><text:span text:style-name="T75">á</text:span></text:span><text:span text:style-name="CharStyle12"><text:span text:style-name="T45">jom?</text:span></text:span><text:span text:style-name="CharStyle12"><text:span text:style-name="T1">“</text:span></text:span></text:p>
        <text:p text:style-name="P32"><text:span text:style-name="CharStyle12"><text:span text:style-name="T1">„</text:span></text:span><text:span text:style-name="CharStyle12"><text:span text:style-name="T45">Myslím, že tým i tak nebol by sa mi stal.“</text:span></text:span></text:p>
        <text:p text:style-name="P32"><text:span text:style-name="CharStyle12"><text:span text:style-name="T1">„</text:span></text:span><text:span text:style-name="CharStyle12"><text:span text:style-name="T45">Ale boly by ste mal</text:span></text:span><text:span text:style-name="CharStyle12"><text:span text:style-name="T36">y</text:span></text:span><text:span text:style-name="CharStyle12"><text:span text:style-name="T45"> výhľad na krajšiu budúcnosť.“</text:span></text:span></text:p>
        <text:p text:style-name="P32"><text:span text:style-name="CharStyle12"><text:span text:style-name="T45">„Moja budúcnosť!</text:span></text:span><text:span text:style-name="CharStyle12"><text:span text:style-name="T1">“</text:span></text:span><text:span text:style-name="CharStyle12"><text:span text:style-name="T45"> odvetila Viola, ako vo snách.</text:span></text:span></text:p>
        <text:p text:style-name="P32"><text:span text:style-name="CharStyle12"><text:span text:style-name="T1">„</text:span></text:span><text:span text:style-name="CharStyle12"><text:span text:style-name="T45">Áno, a preto mi je veľmi záhadné, prečo odmietly ste tak výhodné postavenie?</text:span></text:span><text:span text:style-name="CharStyle12"><text:span text:style-name="T1">“</text:span></text:span></text:p>
        <text:p text:style-name="P32"><text:span text:style-name="CharStyle12"><text:span text:style-name="T1">„N</text:span></text:span><text:span text:style-name="CharStyle12"><text:span text:style-name="T45">ebola odveta moja dnes ráno dosť jasná?“ tázala sa Viola znovu a horúca žiar vystupovala jej do tvári.</text:span></text:span></text:p>
        <text:p text:style-name="P32"><text:span text:style-name="CharStyle12"><text:span text:style-name="T45">„</text:span></text:span><text:span text:style-name="CharStyle12"><text:span text:style-name="T1">N</text:span></text:span><text:span text:style-name="CharStyle12"><text:span text:style-name="T45">ebola; lebo kto vás zná, neverí v tie príčiny, ktoré ste udaly; viem, že ani sám Milocký nie.“</text:span></text:span></text:p>
        <text:p text:style-name="P32"><text:span text:style-name="CharStyle12"><text:span text:style-name="T1">„M</text:span></text:span><text:span text:style-name="CharStyle12"><text:span text:style-name="T45">ožn</text:span></text:span><text:span text:style-name="CharStyle12"><text:span text:style-name="T1">o</text:span></text:span><text:span text:style-name="CharStyle12"><text:span text:style-name="T45">“, odvetila ona rýchlo, </text:span></text:span><text:span text:style-name="CharStyle12"><text:span text:style-name="T1">„</text:span></text:span><text:span text:style-name="CharStyle12"><text:span text:style-name="T45">ale ja vždy málo som dbala, kto veril slovám mojim, kto nie.“</text:span></text:span></text:p>
        <text:p text:style-name="P32"><text:span text:style-name="CharStyle12"><text:span text:style-name="T1">„</text:span></text:span><text:span text:style-name="CharStyle12"><text:span text:style-name="T45">To sú tvrdé slová, no nepatrí to mne a v tomto okamihu robiť vám výčitky za ne. Nevzdiaľme sa od pravého predmetu. Vaše </text:span></text:span><text:span text:style-name="CharStyle12"><text:span text:style-name="T1">ú</text:span></text:span><text:span text:style-name="CharStyle12"><text:span text:style-name="T36">u</text:span></text:span><text:span text:style-name="CharStyle12"><text:span text:style-name="T45">dajné príčiny daly zatvárať na celkom iné, — z vašich slov presvitala mohutná prekážka — aspoň tak ponímal som to ja — a jestli pán Milocký má tak vnímavé srdce, musí </text:span></text:span><text:soft-page-break/><text:span text:style-name="CharStyle12"><text:span text:style-name="T45">vedieť to i on. — Vy jeho nemilujete.</text:span></text:span><text:span text:style-name="CharStyle12"><text:span text:style-name="T1">“</text:span></text:span></text:p>
        <text:p text:style-name="P32"><text:span text:style-name="CharStyle12"><text:span text:style-name="T45">„Veď keby som ho milovala, — cítila bych sa šťastnou a nebola by ho preč poslala.</text:span></text:span><text:span text:style-name="CharStyle12"><text:span text:style-name="T1">“</text:span></text:span></text:p>
        <text:p text:style-name="P32"><text:span text:style-name="CharStyle12"><text:span text:style-name="T45">„No, že milujete druhého!</text:span></text:span><text:span text:style-name="CharStyle12"><text:span text:style-name="T1">“</text:span></text:span><text:span text:style-name="CharStyle12"><text:span text:style-name="T45"> riekol Imrich s dôrazom a pozrel prenikavým pohľadom na ňu.</text:span></text:span></text:p>
        <text:p text:style-name="P32"><text:span text:style-name="CharStyle12"><text:span text:style-name="T45">Ako bleskom zasiahnutá, ostala Viola stáť.</text:span></text:span></text:p>
        <text:p text:style-name="P32"><text:span text:style-name="CharStyle12"><text:span text:style-name="T45">„Kto to hovorí</text:span></text:span><text:span text:style-name="CharStyle12"><text:span text:style-name="T1">“</text:span></text:span><text:span text:style-name="CharStyle12"><text:span text:style-name="T45">, zpýtala sa po chvíli spurno.</text:span></text:span></text:p>
        <text:p text:style-name="P32"><text:span text:style-name="CharStyle12"><text:span text:style-name="T1">„</text:span></text:span><text:span text:style-name="CharStyle12"><text:span text:style-name="T45">Vaše slová, vaše </text:span></text:span><text:span text:style-name="CharStyle12"><text:span text:style-name="T1">je</text:span></text:span><text:span text:style-name="CharStyle12"><text:span text:style-name="T45">dnanie“, znela Imrova odpoveď. I pristúpil ku nej bližšie, podával jej ruku, pohliadol na ňu nežno a prosebne — no ona to všetko, pre veľké rozč</text:span></text:span><text:span text:style-name="CharStyle12"><text:span text:style-name="T36">u</text:span></text:span><text:span text:style-name="CharStyle12"><text:span text:style-name="T45">lenie, nevidela. Ju zamestknávala myšlienka silná, predsavzatie rázn</text:span></text:span><text:span text:style-name="CharStyle12"><text:span text:style-name="T1">e</text:span></text:span><text:span text:style-name="CharStyle12"><text:span text:style-name="T45">: nezradiť sa, nie, za žiadnu cenu, on nesmie ani tušiť —</text:span></text:span></text:p>
        <text:p text:style-name="P32"><text:span text:style-name="CharStyle12"><text:span text:style-name="T45">„Nie, nemilujem nikoho — kr</text:span></text:span><text:span text:style-name="CharStyle12"><text:span text:style-name="T36">e</text:span></text:span><text:span text:style-name="CharStyle12"><text:span text:style-name="T45">m pamiatky mojho potupeného otca, nie!“ vyrazila násilne lož túto zo seba a že musela nepravdu povedať, to znovu urobilo ju nespravodlivou a viedlo ju k trpkým slovám.</text:span></text:span></text:p>
        <text:p text:style-name="P32"><text:span text:style-name="CharStyle12"><text:span text:style-name="T45">„Tak by som sa bol klamal vo vás?“ opýtal sa Imrich smutne.</text:span></text:span></text:p>
        <text:p text:style-name="P32"><text:span text:style-name="CharStyle12"><text:span text:style-name="T45">„</text:span></text:span><text:span text:style-name="CharStyle12"><text:span text:style-name="T75">Č</text:span></text:span><text:span text:style-name="CharStyle12"><text:span text:style-name="T45">omu človek neverí, to nemôže klamať“, odvetila Viola a</text:span></text:span><text:span text:style-name="CharStyle12"><text:span text:style-name="T1"> </text:span></text:span><text:span text:style-name="CharStyle12"><text:span text:style-name="T45">jej p</text:span></text:span><text:span text:style-name="CharStyle12"><text:span text:style-name="T1">o</text:span></text:span><text:span text:style-name="CharStyle12"><text:span text:style-name="T45">stava akoby rástla v rozochvení. Potom pokrač</text:span></text:span><text:span text:style-name="CharStyle12"><text:span text:style-name="T1">o</text:span></text:span><text:span text:style-name="CharStyle12"><text:span text:style-name="T45">vala: </text:span></text:span><text:span text:style-name="CharStyle12"><text:span text:style-name="T1">„O</text:span></text:span><text:span text:style-name="CharStyle12"><text:span text:style-name="T45">statne neznám, prečo vás zaníma, rozlúštiť hádanku, ktorá netýka sa vás — koho že zaníma vedieť, čo stane sa so sirotou podpaľača? Veď to musíte znať, i každý v dome tomto, že do istej doby musím tu ostať, — z vlastnej vôle a rozkoše veru nie, to tiež každý môže vidieť. </text:span></text:span><text:span text:style-name="CharStyle12"><text:span text:style-name="T36">Č</text:span></text:span><text:span text:style-name="CharStyle12"><text:span text:style-name="T45">o sa potom zo mňa stane, keď budem plnoletou — to je istotne mimo </text:span></text:span><text:soft-page-break/><text:span text:style-name="CharStyle12"><text:span text:style-name="T45">ujca každému v dome veľmi ľahostajným. No kto by chcel znať ešte i to, toho ujistím, že ani hodinu ďalej neostane sirota Podhradských, ani hodinu ďalej, než musí — —“</text:span></text:span></text:p>
        <text:p text:style-name="P32"><text:span text:style-name="CharStyle12"><text:span text:style-name="T1">„</text:span></text:span><text:span text:style-name="CharStyle12"><text:span text:style-name="T45">Dosť, Viola, dosť!</text:span></text:span><text:span text:style-name="CharStyle12"><text:span text:style-name="T1">“</text:span></text:span><text:span text:style-name="CharStyle12"><text:span text:style-name="T45"> zvolal Imrich. </text:span></text:span><text:span text:style-name="CharStyle12"><text:span text:style-name="T1">„S</text:span></text:span><text:span text:style-name="CharStyle12"><text:span text:style-name="T45">kutočne, ja som sa dnes veľmi sklamal. Od </text:span></text:span><text:span text:style-name="CharStyle12"><text:span text:style-name="T1">je</text:span></text:span><text:span text:style-name="CharStyle12"><text:span text:style-name="T45">dnoho času pozor</text:span></text:span><text:span text:style-name="CharStyle12"><text:span text:style-name="T1">o</text:span></text:span><text:span text:style-name="CharStyle12"><text:span text:style-name="T45">val som vás, Viola, ľutoval som vás, samotnú, odcudzenú medzi nami a prišiel som k tomu presvedčeniu, že deje sa vám krivda. Krivda, keď súdili sme o vás, že ste krutá, ne smierčivá, plná nenávisti naproti nám, bez lásky, bez srdc</text:span></text:span><text:span text:style-name="CharStyle12"><text:span text:style-name="T1">a</text:span></text:span><text:span text:style-name="CharStyle12"><text:span text:style-name="T45">! Všetko to vyvrátil som sám pred sebou, — bo videl som silu vášho ducha, vašu trpelivosť v snášaní každodenných trampôt, poznal vaše obete, ktoré prinášaly ste našim chorým, vašu ne</text:span></text:span><text:span text:style-name="CharStyle12"><text:span text:style-name="T36">u</text:span></text:span><text:span text:style-name="CharStyle12"><text:span text:style-name="T45">navnú pilnosť pre nás a v náš prospech — no dnes zase všetka krásna ilusia zrútená bola násilne dohromady, lebo ja som práve musel poznať, že ste zlá, — Viola, zlá! — — Vy ste silná, no sila vaša je urputná, nie dobrá. Vy obe</text:span></text:span><text:span text:style-name="CharStyle12"><text:span text:style-name="T1">to</text:span></text:span><text:span text:style-name="CharStyle12"><text:span text:style-name="T45">valy ste nám mnoho, no nie </text:span></text:span><text:span text:style-name="CharStyle24"><text:span text:style-name="T1">z</text:span></text:span><text:span text:style-name="CharStyle12"><text:span text:style-name="T45"> lásky, len v pocite povinnosti, ktorý je u vás veľmi vyvinutý, avšak obeť bez lásky nestojí nič, ani prázdneho slova tak sme si ničím nie povinní, nie sme si nič d</text:span></text:span><text:span text:style-name="CharStyle12"><text:span text:style-name="T36">l</text:span></text:span><text:span text:style-name="CharStyle12"><text:span text:style-name="T45">žni —“</text:span></text:span></text:p>
        <text:p text:style-name="P32"><text:span text:style-name="CharStyle12"><text:span text:style-name="T45">Otváranie brány a živý rozhovor na chodbe zamedzil ďalším slovám. Viola, sťa kamenná socha, no s tým rozdielom, že dych jej sa krátil a prsia dmuly, stála tu osvetlená nedostatočným lúčom lampy, ktorá lampa vrhala na ňu viac stínu, než svetla. Aj Imrich stál chvíľku pred ňo</text:span></text:span><text:span text:style-name="CharStyle12"><text:span text:style-name="T1">u</text:span></text:span><text:span text:style-name="CharStyle12"><text:span text:style-name="T45">; na okamih ponorily sa zraky týchto dvoch rozhnevaných ľudí v jedno a potom strmým pohybom obrátila sa </text:span></text:span><text:soft-page-break/><text:span text:style-name="CharStyle12"><text:span text:style-name="T45">Viola preč. </text:span></text:span><text:span text:style-name="CharStyle12"><text:span text:style-name="T1">Č</text:span></text:span><text:span text:style-name="CharStyle12"><text:span text:style-name="T45">i bála sa, že mu ukáže, ako veľmi je slabá a že i ona má srdce, ktoré tak mocne domáha sa svojho práva? Keď počula, že aj Imrich vzďaľuje sa po schodoch dolu, — zrýchlila kroky svoje a vbehla do komôrky, ako bez seba, ak</text:span></text:span><text:span text:style-name="CharStyle12"><text:span text:style-name="T75">o</text:span></text:span><text:span text:style-name="CharStyle12"><text:span text:style-name="T45"> bez ved</text:span></text:span><text:span text:style-name="CharStyle12"><text:span text:style-name="T1">o</text:span></text:span><text:span text:style-name="CharStyle12"><text:span text:style-name="T45">mia vlastnej sily. Klesla u postieľky svojej na kolená, zahrabala tvár do podúšok a kŕčovite vzdychala. Nebol to zdravý, uľahčujúci plač, bol to výbuch najkrutejšieho žiaľu.</text:span></text:span></text:p>
        <text:p text:style-name="P32"><text:span text:style-name="CharStyle12"><text:span text:style-name="T45">Emka, z</text:span></text:span><text:span text:style-name="CharStyle12"><text:span text:style-name="T36">ľ</text:span></text:span><text:span text:style-name="CharStyle12"><text:span text:style-name="T45">akaná, zdvihla hlávku, ktorá nad knihami ospalé z</text:span></text:span><text:span text:style-name="CharStyle12"><text:span text:style-name="T36">a</text:span></text:span><text:span text:style-name="CharStyle12"><text:span text:style-name="T45">visl</text:span></text:span><text:span text:style-name="CharStyle12"><text:span text:style-name="T36">a</text:span></text:span><text:span text:style-name="CharStyle12"><text:span text:style-name="T45">.</text:span></text:span></text:p>
        <text:p text:style-name="P32"><text:span text:style-name="CharStyle12"><text:span text:style-name="T45">„</text:span></text:span><text:span text:style-name="CharStyle12"><text:span text:style-name="T1">V</text:span></text:span><text:span text:style-name="CharStyle12"><text:span text:style-name="T45">iola, čo ti je, povedz mi?“</text:span></text:span></text:p>
        <text:p text:style-name="P32"><text:span text:style-name="CharStyle12"><text:span text:style-name="T1">„</text:span></text:span><text:span text:style-name="CharStyle12"><text:span text:style-name="T45">Nič, nič“, vzdychla táto; </text:span></text:span><text:span text:style-name="CharStyle12"><text:span text:style-name="T1">„</text:span></text:span><text:span text:style-name="CharStyle12"><text:span text:style-name="T45">choď spať, je pozde.“</text:span></text:span></text:p>
        <text:p text:style-name="P32"><text:span text:style-name="CharStyle12"><text:span text:style-name="T1">„</text:span></text:span><text:span text:style-name="CharStyle12"><text:span text:style-name="T45">A</text:span></text:span><text:span text:style-name="CharStyle12"><text:span text:style-name="T1">l</text:span></text:span><text:span text:style-name="CharStyle12"><text:span text:style-name="T45">e ty, Violka moja, tebe je dačo, — ach neplač, prosím ťa.“ A citlivé dieťa samo temer pustilo sa do plaču.</text:span></text:span></text:p>
        <text:p text:style-name="P32"><text:span text:style-name="CharStyle12"><text:span text:style-name="T1">„P</text:span></text:span><text:span text:style-name="CharStyle12"><text:span text:style-name="T45">rosím ťa, po</text:span></text:span><text:span text:style-name="CharStyle12"><text:span text:style-name="T75">ď</text:span></text:span><text:span text:style-name="CharStyle12"><text:span text:style-name="T45"> i ty spať“</text:span></text:span><text:span text:style-name="CharStyle12"><text:span text:style-name="T1">,</text:span></text:span><text:span text:style-name="CharStyle12"><text:span text:style-name="T45"> prosilo znovu.</text:span></text:span></text:p>
        <text:p text:style-name="P32"><text:span text:style-name="CharStyle12"><text:span text:style-name="T45">„Idem“, riekla Viola a premáhajúc sa siahla na hrdlo — prudkým trhnutím roztrhla limec šiat i čiernu hodbabnú šnôrku, z ktorej odpadnul na zem skrývaný skvost.</text:span></text:span></text:p>
        <text:p text:style-name="P32"><text:span text:style-name="CharStyle12"><text:span text:style-name="T45">Emka rýchle zohla sa a zdvihla prsteň.</text:span></text:span></text:p>
        <text:p text:style-name="P32"><text:span text:style-name="CharStyle12"><text:span text:style-name="T1">„M</text:span></text:span><text:span text:style-name="CharStyle12"><text:span text:style-name="T45">amin prsteň, Viola </text:span></text:span><text:span text:style-name="CharStyle12"><text:span text:style-name="T36">s</text:span></text:span><text:span text:style-name="CharStyle12"><text:span text:style-name="T45">a dievčatko pozrelo na Violu tázave.</text:span></text:span></text:p>
        <text:p text:style-name="P32"><text:span text:style-name="CharStyle12"><text:span text:style-name="T1">„</text:span></text:span><text:span text:style-name="CharStyle12"><text:span text:style-name="T45">Nie, dieťa moje, to nie je mami</text:span></text:span><text:span text:style-name="CharStyle12"><text:span text:style-name="T1">n</text:span></text:span><text:span text:style-name="CharStyle12"><text:span text:style-name="T45">!“ tíšila Viola dievčatko. </text:span></text:span><text:span text:style-name="CharStyle12"><text:span text:style-name="T1">„</text:span></text:span><text:span text:style-name="CharStyle12"><text:span text:style-name="T45">Spi, Emuška moja!“ Chvejúcou sa rukou uložila dievčatko do postieľky, no tá ešte vždy hovorila:</text:span></text:span></text:p>
        <text:p text:style-name="P32"><text:span text:style-name="CharStyle12"><text:span text:style-name="T1">„</text:span></text:span><text:span text:style-name="CharStyle12"><text:span text:style-name="T45">A čí je ten prsteň, Viola, povedz pravdu, tak učil nás pán Mi</text:span></text:span><text:span text:style-name="CharStyle12"><text:span text:style-name="T1">l</text:span></text:span><text:span text:style-name="CharStyle12"><text:span text:style-name="T45">ocký — i ty </text:span></text:span><text:soft-page-break/><text:span text:style-name="CharStyle12"><text:span text:style-name="T45">povedz pravdu.“</text:span></text:span></text:p>
        <text:p text:style-name="P32"><text:span text:style-name="CharStyle12"><text:span text:style-name="T45">Oj a Viola dnes </text:span></text:span><text:span text:style-name="CharStyle12"><text:span text:style-name="T1">I</text:span></text:span><text:span text:style-name="CharStyle12"><text:span text:style-name="T45">hala — oj Imrich!</text:span></text:span></text:p>
        <text:p text:style-name="P32"><text:span text:style-name="CharStyle12"><text:span text:style-name="T1">„I</text:span></text:span><text:span text:style-name="CharStyle12"><text:span text:style-name="T45">mric</text:span></text:span><text:span text:style-name="CharStyle12"><text:span text:style-name="T1">h</text:span></text:span><text:span text:style-name="CharStyle12"><text:span text:style-name="T45">!“ vzdychala ešte pozdejšie, keď mienila, že už Ema spí. No dievča, žiačka, rozmýšľala nad hádankou novou: prečo Viola nepovedala pravdu?</text:span></text:span></text:p>
        <text:p text:style-name="P15"><text:span text:style-name="CharStyle12"><text:span text:style-name="T1"/></text:span></text:p>
        <text:p text:style-name="P28"><text:span text:style-name="CharStyle12"><text:span text:style-name="T1">11</text:span></text:span><text:span text:style-name="CharStyle12"><text:span text:style-name="T45">. Zlomyseľné nápady.</text:span></text:span></text:p>
        <text:p text:style-name="P32"><text:span text:style-name="CharStyle12"><text:span text:style-name="T45"/></text:span></text:p>
        <text:p text:style-name="P44"><text:span text:style-name="CharStyle12"><text:span text:style-name="T45">Na druhý deň hneď z rána začaly sa konať prípravy k privítaniu hostí. Viola bola vždy zamestknaná; keď nenapomínala ju, nerozkazovala jej pani Vilinská, tu sama hľadala prácu, v ktorej zahlušila by v srdci hlodajúci žiaľ. Imrich jej vyhýbal, i ona jemu. Tým viac sbližoval sa Lepáry; no ešte vždy podarilo sa jej vyhnúť jeho nemilej spoločnosti.</text:span></text:span></text:p>
        <text:p text:style-name="P32"><text:span text:style-name="CharStyle12"><text:span text:style-name="T45">Popoludní i večierkom dostavovali sa hostia; boli tu shromaždení temer všetci údovia mestskej rady s paniami, so slečnami alebo synmi. I z okolia prišli podajedni, ktorí už skorej boli známi s Vilinskovci, no v posledné časy vystávali z radu navštevovateľov rodiny Vilinského. Dr. Lukáč i so svojou mladou paňou tiež nechybel, — keď mohol, pridružil sa ku Viole a rozprával jej anekdoty, ktoré už dávno od neho počula. Tak sa zdalo, že pani doktorka krivým zrakom hľadela na svojho manžela, no on nerobil si z toho veľa.</text:span></text:span></text:p>
        <text:p text:style-name="P32"><text:span text:style-name="CharStyle12"><text:span text:style-name="T45">Hostia zabávali sa, ako komu sa páčilo. Hlavným a pre mnohých aj najvýznamnejším bodom bola prirodzene skvostn</text:span></text:span><text:span text:style-name="CharStyle12"><text:span text:style-name="T36">a</text:span></text:span><text:span text:style-name="CharStyle12"><text:span text:style-name="T45"> večera. Po večeri sadli si starší páni ku kartám, mladší ale zabávali dámy svoj</text:span></text:span><text:span text:style-name="CharStyle12"><text:span text:style-name="T1">o</text:span></text:span><text:span text:style-name="CharStyle12"><text:span text:style-name="T45">u prítomnosťou.</text:span></text:span></text:p>
        <text:p text:style-name="P32"><text:soft-page-break/><text:span text:style-name="CharStyle12"><text:span text:style-name="T45">Hermínka, ktorá hlavne bola aranžovala tento večierok, cítila sa veľmi dobre. Vynaložila všetko, čím mohla osobnosť jej dosiahnuť skvelého zovňajšku. Dnes večer chcela priviesť vec s Bubelákom na čisto a chcela si ešte raz Imricha nakloniť. — Alebo jeden, alebo druhý. Pri Bubelákovi sa jej ku</text:span></text:span><text:span text:style-name="CharStyle12"><text:span text:style-name="T1">n</text:span></text:span><text:span text:style-name="CharStyle12"><text:span text:style-name="T45">šty vydarily. Toho oslepovala jej osobnosť. Ač vídal on v Pe</text:span></text:span><text:span text:style-name="CharStyle12"><text:span text:style-name="T1">š</text:span></text:span><text:span text:style-name="CharStyle12"><text:span text:style-name="T45">ti inakšie krásky, predsa mienil, že je táto cele stvorená k tomu, aby predstavovala dámu veľkého sveta. Že potrebovala Hermínka skvelého rámca, aby krása jej dostala významu, o to sa teraz nestaral Bubelák, on videl celok a ten ho priviedol do nadšenia.</text:span></text:span></text:p>
        <text:p text:style-name="P32"><text:span text:style-name="CharStyle12"><text:span text:style-name="T45">Často cez večer bolo vidieť Hermínu a Violu ved</text:span></text:span><text:span text:style-name="CharStyle12"><text:span text:style-name="T1">ľ</text:span></text:span><text:span text:style-name="CharStyle12"><text:span text:style-name="T45">a seba. I bolo možno jich porovnávať. Tu tá bujná, živá, sebavedomá krásavica, ktorá vždy mala v pamäti, čo jej tvári a pleti sluší a jak to vyzerá, — tam Viola, ktorá málo rozmýšľala o svojich toilettných potrebách. A predsa bola Violina krása pútavejšia, sympatickejšia, lebo nestaväla sa tak nápadne v popredie. Krása tejto devy pozostávala cele z iného, ako Hermínkin</text:span></text:span><text:span text:style-name="CharStyle12"><text:span text:style-name="T1">a</text:span></text:span><text:span text:style-name="CharStyle12"><text:span text:style-name="T45"> — z niečoho, čo nedalo sa bližšie určiť. Pohľad jej očí, ten tichý, pravda v jej okolnosťach zriedkavý úsmev, pohyb jej hlavy, nep</text:span></text:span><text:span text:style-name="CharStyle12"><text:span text:style-name="T1">ov</text:span></text:span><text:span text:style-name="CharStyle12"><text:span text:style-name="T45">edomá, preto n</text:span></text:span><text:span text:style-name="CharStyle12"><text:span text:style-name="T1">evys</text:span></text:span><text:span text:style-name="CharStyle12"><text:span text:style-name="T45">tižite</text:span></text:span><text:span text:style-name="CharStyle12"><text:span text:style-name="T1">ľ</text:span></text:span><text:span text:style-name="CharStyle12"><text:span text:style-name="T45">ná gracioznosť jej kroku zvyšovala pôvabnosť tejto odstrkovanej devy. K tomu i Viola šatila sa vždy veľmi vkusne. Ač toiletty jej nebýval</text:span></text:span><text:span text:style-name="CharStyle12"><text:span text:style-name="T75">y</text:span></text:span><text:span text:style-name="CharStyle12"><text:span text:style-name="T1"> </text:span></text:span><text:span text:style-name="CharStyle12"><text:span text:style-name="T45">skvostné, ba boly často dosť chudobné, vedela si ona každý kus šatstva tak usporiadať, že vypadalo to temer vždy elegantne.</text:span></text:span></text:p>
        <text:p text:style-name="P32"><text:soft-page-break/><text:span text:style-name="CharStyle12"><text:span text:style-name="T45">Cez večer, keď Viola akoby v zapomenutí samej seba zastala s očima v diaľku myšlienok ponorenýma, priblížil sa k nej Lepáry. On striehnul tento okamih a nenechal ho uhehnúť bez toho, aby ho nevyúži</text:span></text:span><text:span text:style-name="CharStyle12"><text:span text:style-name="T1">tk</text:span></text:span><text:span text:style-name="CharStyle12"><text:span text:style-name="T45">oval.</text:span></text:span></text:p>
        <text:p text:style-name="P32"><text:span text:style-name="CharStyle12"><text:span text:style-name="T1">„</text:span></text:span><text:span text:style-name="CharStyle12"><text:span text:style-name="T45">Si krásna dnes, ako aj vždy, no smutná, bez vôle“, začal jej lichotiť. „Či ti snáď žiaľ za ženíchom preč poslaným! Nebanuj! Vynáhradu nájdeš dosť, tisíc za jednoho — za ztratené šťastie, tiež relativné — kynie ti iné. Poď len do Pešti, uvidíš, že tam uznajú cenu tvojej krásy, tam čaká ťa skvelá budúcnosť.“</text:span></text:span></text:p>
        <text:p text:style-name="P32"><text:span text:style-name="CharStyle12"><text:span text:style-name="T45">Každé slovo Lepáryho pocítila Viola ako pichnutie jedovatej zmyje. No ona len hlavu odvrátila a vzdialila sa s nevýslovným posunkom opovrženia a odporu, lebo už unovala brániť sa inou zbraňou.</text:span></text:span></text:p>
        <text:p text:style-name="P32"><text:span text:style-name="CharStyle12"><text:span text:style-name="T45">Hermínka, aby skorej došla cieľa, odhodlala sa postaviť všetko na jednu kartu.</text:span></text:span></text:p>
        <text:p text:style-name="P32"><text:span text:style-name="CharStyle12"><text:span text:style-name="T45">Keď raz Bubelák niečo zahovoril sa pri pánoch u pohárikov, pozdejšie ale vrátil sa rozohriat</text:span></text:span><text:span text:style-name="CharStyle12"><text:span text:style-name="T36">y</text:span></text:span><text:span text:style-name="CharStyle12"><text:span text:style-name="T45"> vínom ku Hermínke, vtedy našiel túto zamyslenú so sklonenou hlavou a smutným pohľadom.</text:span></text:span></text:p>
        <text:p text:style-name="P32"><text:span text:style-name="CharStyle12"><text:span text:style-name="T1">„</text:span></text:span><text:span text:style-name="CharStyle12"><text:span text:style-name="T45">Čo je vám, slečinka?</text:span></text:span><text:span text:style-name="CharStyle12"><text:span text:style-name="T1">“</text:span></text:span><text:span text:style-name="CharStyle12"><text:span text:style-name="T45"> opýtal sa s prízvukom nežnej starostlivosti.</text:span></text:span></text:p>
        <text:p text:style-name="P32"><text:span text:style-name="CharStyle12"><text:span text:style-name="T1">„</text:span></text:span><text:span text:style-name="CharStyle12"><text:span text:style-name="T45">Som na rozcestí“, odvetila slečna pološeptom.</text:span></text:span></text:p>
        <text:p text:style-name="P32"><text:span text:style-name="CharStyle12"><text:span text:style-name="T45">„Ako to?“ znela nová otázka a Bubelák sadol si ku nej na stoličku.</text:span></text:span></text:p>
        <text:p text:style-name="P32"><text:span text:style-name="CharStyle12"><text:span text:style-name="T45">„</text:span></text:span><text:span text:style-name="CharStyle12"><text:span text:style-name="T1">Z</text:span></text:span><text:span text:style-name="CharStyle12"><text:span text:style-name="T45">vedav</text:span></text:span><text:span text:style-name="CharStyle12"><text:span text:style-name="T1">ý</text:span></text:span><text:span text:style-name="CharStyle12"><text:span text:style-name="T45">!“ usmiala sa škádlive na mladého muža a zľahka dotkla sa ramena jeho svojím vejárom. Hneď ale zasmušila sa jej tvár a ona hovorila:</text:span></text:span></text:p>
        <text:p text:style-name="P32"><text:span text:style-name="CharStyle12"><text:span text:style-name="T45">„</text:span></text:span><text:span text:style-name="CharStyle12"><text:span text:style-name="T1">N</text:span></text:span><text:span text:style-name="CharStyle12"><text:span text:style-name="T45">eznám, či vám to môžem sveriť a jako to vy budete ponímať.“</text:span></text:span></text:p>
        <text:p text:style-name="P32"><text:soft-page-break/><text:span text:style-name="CharStyle12"><text:span text:style-name="T1">„</text:span></text:span><text:span text:style-name="CharStyle12"><text:span text:style-name="T45">Tak málo dôvery máte vo mňa? Nedokázal som ešte dosť svoju oddanosť a vrelú lásku?</text:span></text:span><text:span text:style-name="CharStyle12"><text:span text:style-name="T1">“</text:span></text:span><text:span text:style-name="CharStyle12"><text:span text:style-name="T45"> tázal sa mladý muž a vzal do svojej ruky ruku dievčaťa.</text:span></text:span></text:p>
        <text:p text:style-name="P32"><text:span text:style-name="CharStyle12"><text:span text:style-name="T45">„Veď ja verím </text:span></text:span><text:span text:style-name="CharStyle12"><text:span text:style-name="T1">—</text:span></text:span><text:span text:style-name="CharStyle12"><text:span text:style-name="T45"> a ač aj moji domáci neodobria moje slová, moju dôveru k vám, predsa vám sdelím, že som postavená pred rozhodný okamih: alebo vydať sa za muža, ktorý ma od dávna ľúbi, alebo opustiť navždy dom tento.“</text:span></text:span></text:p>
        <text:p text:style-name="P32"><text:span text:style-name="CharStyle12"><text:span text:style-name="T45">„Ale to sú naozaj zvláštne novinky a ja netušil som o tom ničoh</text:span></text:span><text:span text:style-name="CharStyle12"><text:span text:style-name="T1">o“</text:span></text:span><text:span text:style-name="CharStyle12"><text:span text:style-name="T45">, — zvolal Bubelák takmer nahlas.</text:span></text:span></text:p>
        <text:p text:style-name="P32"><text:span text:style-name="CharStyle12"><text:span text:style-name="T45">„</text:span></text:span><text:span text:style-name="CharStyle12"><text:span text:style-name="T1">T</text:span></text:span><text:span text:style-name="CharStyle12"><text:span text:style-name="T45">ich</text:span></text:span><text:span text:style-name="CharStyle12"><text:span text:style-name="T1">o</text:span></text:span><text:span text:style-name="CharStyle12"><text:span text:style-name="T45">!“ napomínala slečna a obzrela sa po hosťoch. „</text:span></text:span><text:span text:style-name="CharStyle12"><text:span text:style-name="T1">N</text:span></text:span><text:span text:style-name="CharStyle12"><text:span text:style-name="T45">etušili, nevideli ste z toho ničoho, lebo nepozorovali ste vývin vecí.“</text:span></text:span></text:p>
        <text:p text:style-name="P32"><text:span text:style-name="CharStyle12"><text:span text:style-name="T45">„Ale vy, slečna, už rozhodly ste sa?“</text:span></text:span></text:p>
        <text:p text:style-name="P32"><text:span text:style-name="CharStyle12"><text:span text:style-name="T45">„Ja neznám, čo mám urobiť.“</text:span></text:span></text:p>
        <text:p text:style-name="P32"><text:span text:style-name="CharStyle12"><text:span text:style-name="T45">„</text:span></text:span><text:span text:style-name="CharStyle12"><text:span text:style-name="T1">N</text:span></text:span><text:span text:style-name="CharStyle12"><text:span text:style-name="T45">ehovorí vám to vaše srdce?</text:span></text:span><text:span text:style-name="CharStyle12"><text:span text:style-name="T1">“</text:span></text:span></text:p>
        <text:p text:style-name="P32"><text:span text:style-name="CharStyle12"><text:span text:style-name="T45">„</text:span></text:span><text:span text:style-name="CharStyle12"><text:span text:style-name="T75">O</text:span></text:span><text:span text:style-name="CharStyle12"><text:span text:style-name="T45">j, ono hovorí, ale reč táto musí byť utlumen</text:span></text:span><text:span text:style-name="CharStyle12"><text:span text:style-name="T1">á!“ </text:span></text:span><text:span text:style-name="CharStyle12"><text:span text:style-name="T45">riekla Hermínka, prozrúc na mladého muža svojím najtkl</text:span></text:span><text:span text:style-name="CharStyle12"><text:span text:style-name="T1">iv</text:span></text:span><text:span text:style-name="CharStyle12"><text:span text:style-name="T45">e</text:span></text:span><text:span text:style-name="CharStyle12"><text:span text:style-name="T1">jš</text:span></text:span><text:span text:style-name="CharStyle12"><text:span text:style-name="T45">ím pohľadom a opustila ho vo veľkom rozč</text:span></text:span><text:span text:style-name="CharStyle12"><text:span text:style-name="T1">ú</text:span></text:span><text:span text:style-name="CharStyle12"><text:span text:style-name="T45">lení. — Potom cez celý večer vyhýbala mu naschvál, len kedy-tedy stretli sa j</text:span></text:span><text:span text:style-name="CharStyle12"><text:span text:style-name="T36">í</text:span></text:span><text:span text:style-name="CharStyle12"><text:span text:style-name="T45">ch zraky. —</text:span></text:span></text:p>
        <text:p text:style-name="P32"><text:span text:style-name="CharStyle12"><text:span text:style-name="T45">Imricha netešilo dlho medzi hosťmi v sal</text:span></text:span><text:span text:style-name="CharStyle12"><text:span text:style-name="T36">o</text:span></text:span><text:span text:style-name="CharStyle12"><text:span text:style-name="T45">ne; ako videl, že zabavia sa i bez neho, odišiel dolu do prízemnej izby, do obedovne, kde ešte stoly nespratané ponúkaly svoje dary. Tam pri stole sedely niekoľkí starší páni, popíjajúc si, kúriac a politizujúc. I Imro nalial si vína do pohára a vypil ho na dúšok — zamiešal sa do rozhovoru so starodávnymi priateľmi svojho otca.</text:span></text:span></text:p>
        <text:p text:style-name="P32"><text:soft-page-break/><text:span text:style-name="CharStyle12"><text:span text:style-name="T45">Z toho rozhovoru vyrušilo ho ľahké dotknutie sa ramena jeho; — obrátil sa, videl stáť pri sebe Hermínku, spanilú, ako ešte nikdy.</text:span></text:span></text:p>
        <text:p text:style-name="P32"><text:span text:style-name="CharStyle12"><text:span text:style-name="T1">„</text:span></text:span><text:span text:style-name="CharStyle12"><text:span text:style-name="T45">Želáš si niečo?“ opýtal sa jej.</text:span></text:span></text:p>
        <text:p text:style-name="P32"><text:span text:style-name="CharStyle12"><text:span text:style-name="T45">„Nie, neželám — ale, ale chcela som ti niečo sdeliť — vlastne opýtať sa ťa, </text:span></text:span><text:span text:style-name="CharStyle12"><text:span text:style-name="T1">—</text:span></text:span><text:span text:style-name="CharStyle12"><text:span text:style-name="T45"> prosím ťa, venuj mi niekoľko okamihov.“</text:span></text:span></text:p>
        <text:p text:style-name="P32"><text:span text:style-name="CharStyle12"><text:span text:style-name="T45">Bez odvety nasledoval Imrich Hermínku ku obloku; j</text:span></text:span><text:span text:style-name="CharStyle12"><text:span text:style-name="T36">í</text:span></text:span><text:span text:style-name="CharStyle12"><text:span text:style-name="T45">ch rozhovor tu, medzi týmito pánmi nebol nápadným; každý vedel, že sú rodina, že bývajú v jednom dome a tak majú isté práva.</text:span></text:span></text:p>
        <text:p text:style-name="P32"><text:span text:style-name="CharStyle12"><text:span text:style-name="T45">„</text:span></text:span><text:span text:style-name="CharStyle12"><text:span text:style-name="T1">I</text:span></text:span><text:span text:style-name="CharStyle12"><text:span text:style-name="T45">mrich, ja chcela som sa ťa už dávno opýtať a vždy bála som sa toho“</text:span></text:span><text:span text:style-name="CharStyle12"><text:span text:style-name="T1">,</text:span></text:span><text:span text:style-name="CharStyle12"><text:span text:style-name="T45"> vravela Hermínka neobyčajne vrelo, — </text:span></text:span><text:span text:style-name="CharStyle12"><text:span text:style-name="T1">„</text:span></text:span><text:span text:style-name="CharStyle12"><text:span text:style-name="T45">no teraz musím konečne sama doniesť vec na pretras, — povedz, hneváš sa mi ešte?“</text:span></text:span></text:p>
        <text:p text:style-name="P32"><text:span text:style-name="CharStyle12"><text:span text:style-name="T45">„A či som sa hneval?“ zpýtal sa Imrich nazpät.</text:span></text:span></text:p>
        <text:p text:style-name="P32"><text:span text:style-name="CharStyle12"><text:span text:style-name="T1">„</text:span></text:span><text:span text:style-name="CharStyle12"><text:span text:style-name="T45">A či!“ odvetila Hermínka s boľastným úsmevom.</text:span></text:span></text:p>
        <text:p text:style-name="P32"><text:span text:style-name="CharStyle12"><text:span text:style-name="T1">„</text:span></text:span><text:span text:style-name="CharStyle12"><text:span text:style-name="T45">Jestli chceš reflektovať na onen špatný výstup po voľbe, tak ti môžem povedať úprimne, že ten výst</text:span></text:span><text:span text:style-name="CharStyle12"><text:span text:style-name="T1">u</text:span></text:span><text:span text:style-name="CharStyle12"><text:span text:style-name="T45">p dotknul sa ma veľmi nemilo, ale —- nehneval som sa.“ —</text:span></text:span></text:p>
        <text:p text:style-name="P32"><text:span text:style-name="CharStyle12"><text:span text:style-name="T1">„</text:span></text:span><text:span text:style-name="CharStyle12"><text:span text:style-name="T45">Oj, vidím a cítim, že si nie viac ten istý — ty skutočne nechceš zabudnúť na tie slová, ktoré som vo výbuchu vášne povedal</text:span></text:span><text:span text:style-name="CharStyle12"><text:span text:style-name="T1">a</text:span></text:span><text:span text:style-name="CharStyle12"><text:span text:style-name="T45">!“</text:span></text:span></text:p>
        <text:p text:style-name="P32"><text:span text:style-name="CharStyle12"><text:span text:style-name="T45">„Načo to pripomínaš — je to za nami a chvála Bohu, že je tak.“</text:span></text:span></text:p>
        <text:p text:style-name="P32"><text:span text:style-name="CharStyle12"><text:span text:style-name="T1">„</text:span></text:span><text:span text:style-name="CharStyle12"><text:span text:style-name="T45">T</text:span></text:span><text:span text:style-name="CharStyle12"><text:span text:style-name="T1">o j</text:span></text:span><text:span text:style-name="CharStyle12"><text:span text:style-name="T45">e hrozné, keď takto hovorí</text:span></text:span><text:span text:style-name="CharStyle12"><text:span text:style-name="T1">š</text:span></text:span><text:span text:style-name="CharStyle12"><text:span text:style-name="T45">“, povedala Hermína, „to je smutné — oj, či nemôže byť viac dobre medzi nami?</text:span></text:span><text:span text:style-name="CharStyle12"><text:span text:style-name="T1">“</text:span></text:span></text:p>
        <text:p text:style-name="P32"><text:soft-page-break/><text:span text:style-name="CharStyle12"><text:span text:style-name="T1">„</text:span></text:span><text:span text:style-name="CharStyle12"><text:span text:style-name="T45">Je dobre, prečo by nebolo?“</text:span></text:span></text:p>
        <text:p text:style-name="P32"><text:span text:style-name="CharStyle12"><text:span text:style-name="T45">„A ja hovorím, že je nie dobre, Imrich, oj ja by si želala, práve teraz, aby dobre bolo — ke</text:span></text:span><text:span text:style-name="CharStyle12"><text:span text:style-name="T1">ď</text:span></text:span><text:span text:style-name="CharStyle12"><text:span text:style-name="T45">...“</text:span></text:span></text:p>
        <text:p text:style-name="P32"><text:span text:style-name="CharStyle12"><text:span text:style-name="T45">Tázave pozrel Imrich na ňu, no nezpýtal sa.</text:span></text:span></text:p>
        <text:p text:style-name="P32"><text:span text:style-name="CharStyle12"><text:span text:style-name="T45">„Keď nachodím sa pred momentom, ktorý má rozhodnúť osud môj na celý život. — Oj, či musím ti to ja povedať.“ — S bô</text:span></text:span><text:span text:style-name="CharStyle12"><text:span text:style-name="T36">ľ</text:span></text:span><text:span text:style-name="CharStyle12"><text:span text:style-name="T45">n</text:span></text:span><text:span text:style-name="CharStyle12"><text:span text:style-name="T1">ym</text:span></text:span><text:span text:style-name="CharStyle12"><text:span text:style-name="T45"> povzdychom vyrazila zo seba slová tieto a pozrela na neho vrelo.</text:span></text:span></text:p>
        <text:p text:style-name="P32"><text:span text:style-name="CharStyle12"><text:span text:style-name="T1">„</text:span></text:span><text:span text:style-name="CharStyle12"><text:span text:style-name="T45">Zdá sa mi, že nemusí</text:span></text:span><text:span text:style-name="CharStyle12"><text:span text:style-name="T1">š“</text:span></text:span><text:span text:style-name="CharStyle12"><text:span text:style-name="T45"> — odvetil on, ktorý ju už prezrel.</text:span></text:span></text:p>
        <text:p text:style-name="P32"><text:span text:style-name="CharStyle12"><text:span text:style-name="T45">„</text:span></text:span><text:span text:style-name="CharStyle12"><text:span text:style-name="T1">I</text:span></text:span><text:span text:style-name="CharStyle12"><text:span text:style-name="T45">mric</text:span></text:span><text:span text:style-name="CharStyle12"><text:span text:style-name="T1">h</text:span></text:span><text:span text:style-name="CharStyle12"><text:span text:style-name="T45">!“</text:span></text:span></text:p>
        <text:p text:style-name="P32"><text:span text:style-name="CharStyle12"><text:span text:style-name="T45">„</text:span></text:span><text:span text:style-name="CharStyle12"><text:span text:style-name="T1">P</text:span></text:span><text:span text:style-name="CharStyle12"><text:span text:style-name="T45">rosím ťa, neprovokuj výstupy, ktoré sú veru neblahé pre obidve strany. Medzi nami len tak môže byť, ako je, keď má byť dobre. Muž mojej povahy zná i znášať slabosti i vie si uctiť zásluhy vaše, no len dotedy, kým sa nesklame. Klátenie je nie moja slabosť. A </text:span></text:span><text:span text:style-name="CharStyle12"><text:span text:style-name="T75">č</text:span></text:span><text:span text:style-name="CharStyle12"><text:span text:style-name="T45">o týka sa toho okamihu, ktorý rozhodnúť má nad tvojím osudom, ty znáš najlepšie, že si sama pa</text:span></text:span><text:span text:style-name="CharStyle12"><text:span text:style-name="T1">ň</text:span></text:span><text:span text:style-name="CharStyle12"><text:span text:style-name="T45">ou svojej vôle. </text:span></text:span><text:span text:style-name="CharStyle12"><text:span text:style-name="T1">Č</text:span></text:span><text:span text:style-name="CharStyle12"><text:span text:style-name="T45">iň tak, ako ti srdce nadpovedá.“</text:span></text:span></text:p>
        <text:p text:style-name="P32"><text:span text:style-name="CharStyle12"><text:span text:style-name="T45">„Oj ty si ukrutn</text:span></text:span><text:span text:style-name="CharStyle12"><text:span text:style-name="T1">ý</text:span></text:span><text:span text:style-name="CharStyle12"><text:span text:style-name="T45">!“ — vzdychla Hermínka bo</text:span></text:span><text:span text:style-name="CharStyle12"><text:span text:style-name="T1">ľ</text:span></text:span><text:span text:style-name="CharStyle12"><text:span text:style-name="T45">astne.</text:span></text:span></text:p>
        <text:p text:style-name="P32"><text:span text:style-name="CharStyle12"><text:span text:style-name="T45">Imrich obrátil sa.</text:span></text:span></text:p>
        <text:p text:style-name="P32"><text:span text:style-name="CharStyle12"><text:span text:style-name="T45">„Tuším, že hostia naši chcú sa rozchodiť — musíme jich vyprevadiť.“ A odišiel zanechajúc Hermínku s temným poh</text:span></text:span><text:span text:style-name="CharStyle12"><text:span text:style-name="T36">ľ</text:span></text:span><text:span text:style-name="CharStyle12"><text:span text:style-name="T45">adom a pevno s</text:span></text:span><text:span text:style-name="CharStyle12"><text:span text:style-name="T1">ov</text:span></text:span><text:span text:style-name="CharStyle12"><text:span text:style-name="T45">renými pernami. —</text:span></text:span></text:p>
        <text:p text:style-name="P32"><text:span text:style-name="CharStyle12"><text:span text:style-name="T45">Bubelákovo dovolenie uchádzalo. Ešte tri dni mal tu ostať, potom chcel </text:span></text:span><text:soft-page-break/><text:span text:style-name="CharStyle12"><text:span text:style-name="T45">znovu vziať ťarchu povolania na plecia svoje. Pani Vilinská, ktorá pomaly smierila sa s myšlienkou na Bubeláka, čo budúceho muža svojej milovanej Hermíny, chcela tomuto k pocte usporiadať ešte jeden výlet. A ten výlet mal byť usporiadaný na „</text:span></text:span><text:span text:style-name="CharStyle12"><text:span text:style-name="T1">M</text:span></text:span><text:span text:style-name="CharStyle12"><text:span text:style-name="T45">ajer</text:span></text:span><text:span text:style-name="CharStyle12"><text:span text:style-name="T1">i</text:span></text:span><text:span text:style-name="CharStyle12"><text:span text:style-name="T45">“, na tom mieste, kde pani Vilinská nebola už od niekoľkých rokov, kam nerada chodila. Hermínka tešila sa veľmi tomuto plánu a sľubovala si z toho veľa. Imrich neprejavoval mnoho vôle plán tento prijať; on by bol rád ušetril ten zátišný kútik od návštevy veľkomešťanov. Odôvodňoval svoju nechuť tým, že na „</text:span></text:span><text:span text:style-name="CharStyle12"><text:span text:style-name="T1">M</text:span></text:span><text:span text:style-name="CharStyle12"><text:span text:style-name="T45">ajer</text:span></text:span><text:span text:style-name="CharStyle12"><text:span text:style-name="T1">i</text:span></text:span><text:span text:style-name="CharStyle12"><text:span text:style-name="T45">“ pre Pešťanov niet zábavy, no keď videl, že Vilinská nedá sa odhovoriť, ustúpil.</text:span></text:span></text:p>
        <text:p text:style-name="P32"><text:span text:style-name="CharStyle12"><text:span text:style-name="T45">Violu poslali vopred na „</text:span></text:span><text:span text:style-name="CharStyle12"><text:span text:style-name="T1">M</text:span></text:span><text:span text:style-name="CharStyle12"><text:span text:style-name="T45">ajer.“ Tam i tak mal</text:span></text:span><text:span text:style-name="CharStyle12"><text:span text:style-name="T36">y</text:span></text:span><text:span text:style-name="CharStyle12"><text:span text:style-name="T45"> sa ešte posledné zemiaky vykopať a doviezť dolu do pálenice. I mala tam prácu Viol</text:span></text:span><text:span text:style-name="CharStyle12"><text:span text:style-name="T1">a</text:span></text:span><text:span text:style-name="CharStyle12"><text:span text:style-name="T45">! Musela dozerať, posberať a usporiadať aj iné z</text:span></text:span><text:span text:style-name="CharStyle12"><text:span text:style-name="T36">a</text:span></text:span><text:span text:style-name="CharStyle12"><text:span text:style-name="T45">hradné a poľné plodiny.</text:span></text:span></text:p>
        <text:p text:style-name="P32"><text:span text:style-name="CharStyle12"><text:span text:style-name="T45">I vzdychla si, keď cítila ten svieži už chladný vzduch dolinky. Keď z hôr dochádzal k nej vetrík </text:span></text:span><text:span text:style-name="CharStyle12"><text:span text:style-name="T1">ja</text:span></text:span><text:span text:style-name="CharStyle12"><text:span text:style-name="T45">senný — keď krásne počasie ešte raz snažilo sa obživiť celú prírodu. Ešte raz zb</text:span></text:span><text:span text:style-name="CharStyle12"><text:span text:style-name="T36">ĺ</text:span></text:span><text:span text:style-name="CharStyle12"><text:span text:style-name="T45">kne plameň a zhasne, — príroda uloží sa k spánku zimy.</text:span></text:span></text:p>
        <text:p text:style-name="P32"><text:span text:style-name="CharStyle12"><text:span text:style-name="T45">Krchuľa prijala slečinku svoju s nemalou radosťou. I oddala jej hneď všetky starosti do rúk, vyrozprávala, čo pokonala odtedy, ako Viola tu nebola; ukázala plnú komôrku i pivnicu, i dvorec plný odrastenej drúbeže. Všetkému tomu tešila sa Viola, tým viac, že mienila, toto že je posledný raz, čo sa tu baví.</text:span></text:span></text:p>
        <text:p text:style-name="P32"><text:span text:style-name="CharStyle12"><text:span text:style-name="T45">Ve</text:span></text:span><text:span text:style-name="CharStyle12"><text:span text:style-name="T1">ro</text:span></text:span><text:span text:style-name="CharStyle12"><text:span text:style-name="T45">nka odtedy, čo ju Viola posledný raz videla, upadla náramne. Mdlo a </text:span></text:span><text:soft-page-break/><text:span text:style-name="CharStyle12"><text:span text:style-name="T45">neveselo prišla ku Viole a nemotornými pohybmi chytala Violu za rukávy šiat a hľadela na ňu s úsmevom smutných svojich očí.</text:span></text:span></text:p>
        <text:p text:style-name="P32"><text:span text:style-name="CharStyle12"><text:span text:style-name="T45">Keď Krchuľa počula, že majú prísť na „Majer“ hostia</text:span></text:span><text:span text:style-name="CharStyle12"><text:span text:style-name="T1"> </text:span></text:span><text:span text:style-name="CharStyle12"><text:span text:style-name="T45">zvolala strmo:</text:span></text:span></text:p>
        <text:p text:style-name="P32"><text:span text:style-name="CharStyle12"><text:span text:style-name="T45">„Kto, ktože príde?</text:span></text:span><text:span text:style-name="CharStyle12"><text:span text:style-name="T1">“</text:span></text:span></text:p>
        <text:p text:style-name="P32"><text:span text:style-name="CharStyle12"><text:span text:style-name="T1">„P</text:span></text:span><text:span text:style-name="CharStyle12"><text:span text:style-name="T45">rídu páni z Pešti — </text:span></text:span><text:span text:style-name="CharStyle12"><text:span text:style-name="T1">v</text:span></text:span><text:span text:style-name="CharStyle12"><text:span text:style-name="T45">e</text:span></text:span><text:span text:style-name="CharStyle12"><text:span text:style-name="T1">ď</text:span></text:span><text:span text:style-name="CharStyle12"><text:span text:style-name="T45"> znáte, že mali sme hostí —</text:span></text:span><text:span text:style-name="CharStyle12"><text:span text:style-name="T1"> </text:span></text:span><text:span text:style-name="CharStyle12"><text:span text:style-name="T45">jeden je mladého pánov priate</text:span></text:span><text:span text:style-name="CharStyle12"><text:span text:style-name="T36">ľ</text:span></text:span><text:span text:style-name="CharStyle12"><text:span text:style-name="T45"> a druhý panej brat —“</text:span></text:span></text:p>
        <text:p text:style-name="P32"><text:span text:style-name="CharStyle12"><text:span text:style-name="T45">„Ten!“ zkríkla Krchu</text:span></text:span><text:span text:style-name="CharStyle12"><text:span text:style-name="T36">ľ</text:span></text:span><text:span text:style-name="CharStyle12"><text:span text:style-name="T45">a hlasom tvrdým a pozrela na Violu tak zostrašeným, spolu i hrozivým výrazom tváre, že to túto nemálo zarazilo. </text:span></text:span><text:span text:style-name="CharStyle12"><text:span text:style-name="T1">„P</text:span></text:span><text:span text:style-name="CharStyle12"><text:span text:style-name="T45">očula som, počula, že sú tu, ale žeby sa ten, ten — aby ho, </text:span></text:span><text:span text:style-name="CharStyle12"><text:span text:style-name="T1">—</text:span></text:span><text:span text:style-name="CharStyle12"><text:span text:style-name="T45"> sem odvážil, to som predsa nemyslel</text:span></text:span><text:span text:style-name="CharStyle12"><text:span text:style-name="T1">a</text:span></text:span><text:span text:style-name="CharStyle12"><text:span text:style-name="T45">!</text:span></text:span><text:span text:style-name="CharStyle12"><text:span text:style-name="T1">“</text:span></text:span></text:p>
        <text:p text:style-name="P32"><text:span text:style-name="CharStyle12"><text:span text:style-name="T45">„Ale prečo?“ bola nevinná otázka devy.</text:span></text:span></text:p>
        <text:p text:style-name="P32"><text:span text:style-name="CharStyle12"><text:span text:style-name="T1">„</text:span></text:span><text:span text:style-name="CharStyle12"><text:span text:style-name="T36">Ž</text:span></text:span><text:span text:style-name="CharStyle12"><text:span text:style-name="T45">e vraj prečo? Oj, či je to už nie dosť známa vec? Veď je to ten lotor, ten kujon, — aby si bol nohu zlomil, keď mal kročiť na túto zemičku!“</text:span></text:span></text:p>
        <text:p text:style-name="P32"><text:span text:style-name="CharStyle12"><text:span text:style-name="T45">„To som si mohla domyslieť! </text:span></text:span><text:span text:style-name="CharStyle12"><text:span text:style-name="T37">Ó</text:span></text:span><text:span text:style-name="CharStyle12"><text:span text:style-name="T45">, ja som tušila, že</text:span></text:span><text:span text:style-name="CharStyle12"><text:span text:style-name="T1"> </text:span></text:span><text:span text:style-name="CharStyle12"><text:span text:style-name="T45">je to človek planý — Krchová! Veď i ja dosť musela som pretrpeť od neho!</text:span></text:span><text:span text:style-name="CharStyle12"><text:span text:style-name="T1">“</text:span></text:span></text:p>
        <text:p text:style-name="P32"><text:span text:style-name="CharStyle12"><text:span text:style-name="T45">„Vari naozaj? Nuž a či nevie ten mladý pán vziať palicu na neho a vyhnať ho ako psa z domu? Nuž či toho ešte trpia v dome? Hej, veď keby nášho pána urodzeného nebola tá bieda vrhla na posteľ, veď by on tu nesmel byť, — veď sa on nesmel ukázať. Ale teraz robia, čo sa jim samým zachce, len sebevôľu, jaj, aby jich i s háveďou kadejakou peštianskou! Na kýho paroma len zase vymysleli sem prísť?“</text:span></text:span></text:p>
        <text:p text:style-name="P32"><text:soft-page-break/><text:span text:style-name="CharStyle12"><text:span text:style-name="T45">Tak Viola dozvedela sa o nešťastnej príhode </text:span></text:span><text:span text:style-name="CharStyle12"><text:span text:style-name="T1">Ve</text:span></text:span><text:span text:style-name="CharStyle12"><text:span text:style-name="T45">ronkinej a zhrozila sa nad zkazenosťou ľudí, o ktorej nemala ani tušenia. I blahodarila si, že je tu, že je pod strážn</text:span></text:span><text:span text:style-name="CharStyle12"><text:span text:style-name="T1">ym</text:span></text:span><text:span text:style-name="CharStyle12"><text:span text:style-name="T45">a očima Krchule a Tieška — a predsavzala si, že nepôjde odtiaľto, kým tí tam dolu, tí cudzí neodídu.</text:span></text:span></text:p>
        <text:p text:style-name="P32"><text:span text:style-name="CharStyle12"><text:span text:style-name="T45">Cez deň bola Viola pri robotniciach a znovu poznávala ľud tento zdravý v jeho tvrdej škrupine, v jeho prostote a nelíčenosti. Poznala ten veľký rozdiel medzi týmito ľuďmi tu </text:span></text:span><text:span text:style-name="CharStyle12"><text:span text:style-name="T1">„s</text:span></text:span><text:span text:style-name="CharStyle12"><text:span text:style-name="T45">urovým</text:span></text:span><text:span text:style-name="CharStyle12"><text:span text:style-name="T1">i</text:span></text:span><text:span text:style-name="CharStyle12"><text:span text:style-name="T45">“ a tými zdánlive zjemnenými — no v hĺbke duše zkazenými. A jej duša učila sa poznávať život a často bola privedená k problému ťažkému, ktorý nedal sa tak ľahko rozlúštiť.</text:span></text:span></text:p>
        <text:p text:style-name="P32"><text:span text:style-name="CharStyle12"><text:span text:style-name="T45">A zase bála sa toho druhého dňa, keď majú zavítať jej hostia. Darmo vyzerala na jasné nebe, ono nechcelo sa zamračiť, nechcelo ho</text:span></text:span><text:span text:style-name="CharStyle12"><text:span text:style-name="T1">jn</text:span></text:span><text:span text:style-name="CharStyle12"><text:span text:style-name="T45">ým dažďom doniesť na zmar plány pani Vilinske</text:span></text:span><text:span text:style-name="CharStyle12"><text:span text:style-name="T1">j</text:span></text:span><text:span text:style-name="CharStyle12"><text:span text:style-name="T45">; darmo načúvala z rána, či nehučí víchor po doline, či neza</text:span></text:span><text:span text:style-name="CharStyle12"><text:span text:style-name="T1">veje</text:span></text:span><text:span text:style-name="CharStyle12"><text:span text:style-name="T45"> severák a nezničí celý výlet —</text:span></text:span><text:span text:style-name="CharStyle12"><text:span text:style-name="T1"> </text:span></text:span><text:span text:style-name="CharStyle12"><text:span text:style-name="T45">všetko nadarm</text:span></text:span><text:span text:style-name="CharStyle12"><text:span text:style-name="T1">o</text:span></text:span><text:span text:style-name="CharStyle12"><text:span text:style-name="T45">! Dníček krásny, teplý lákal von do prírody užiť ešte jej krásy, kým nezavíta podzim so svoj</text:span></text:span><text:span text:style-name="CharStyle12"><text:span text:style-name="T38">í</text:span></text:span><text:span text:style-name="CharStyle12"><text:span text:style-name="T45">mi pľú</text:span></text:span><text:span text:style-name="CharStyle12"><text:span text:style-name="T1">š</text:span></text:span><text:span text:style-name="CharStyle12"><text:span text:style-name="T45">ťami, vetrom a sňahom. Dosia</text:span></text:span><text:span text:style-name="CharStyle12"><text:span text:style-name="T76">ľ</text:span></text:span><text:span text:style-name="CharStyle12"><text:span text:style-name="T45"> ešte všetko tu von skveje sa v pestrom rúchu. Stromy odiate sú listom žltým, červenkavým a medzi týmito všetky možné odstíny</text:span></text:span><text:span text:style-name="CharStyle12"><text:span text:style-name="T1">;</text:span></text:span><text:span text:style-name="CharStyle12"><text:span text:style-name="T45"> ďalej tam na pahorku skupina jedlí pýši sa temnou zeleňou svojou — a nad tým všetkým jasný, trblietajúci sa vzduch a oživujúce svetlo.</text:span></text:span></text:p>
        <text:p text:style-name="P32"><text:span text:style-name="CharStyle12"><text:span text:style-name="T45">Krchuľa chodila zamračená okolo Violy. Často hovorila sama k sebe alebo posielala kliatby svoje smerom ku mestu. Pri tom pomáhala Viole chystať, čo </text:span></text:span><text:soft-page-break/><text:span text:style-name="CharStyle12"><text:span text:style-name="T45">bolo treba k prijatiu nemilých hostí, a obetovať drúbež, lebo veru Krchovú to stálo veľkú obeť, zarezať niektorý kus zo svojich chovancov, zvlášte pre tých —</text:span></text:span></text:p>
        <text:p text:style-name="P32"><text:span text:style-name="CharStyle12"><text:span text:style-name="T45">Konečne popoludní tretieho dňa dorazili vozíky, ktoré viezly očakávaných. Imrich s Emkou, ktorá svedomit</text:span></text:span><text:span text:style-name="CharStyle12"><text:span text:style-name="T38">e </text:span></text:span><text:span text:style-name="CharStyle12"><text:span text:style-name="T45">musela sa vypýtať, od svojho pána professora, — na malom vozíčku. Vilinská s Hermínkou a Bubelákom na koči, ktorý nebárs hodil sa na planú cestu Skalného potôčka. Lepáry sedel pri Matejovi a tu i tu ponúkol ho cigarou, zovúc ho pri tom „</text:span></text:span><text:span text:style-name="CharStyle12"><text:span text:style-name="T1">š</text:span></text:span><text:span text:style-name="CharStyle12"><text:span text:style-name="T45">vagrom.“</text:span></text:span></text:p>
        <text:p text:style-name="P32"><text:span text:style-name="CharStyle12"><text:span text:style-name="T45">Keď zastavili sa hostia pred panskou chyžkou, bolo tam ticho. Krchu</text:span></text:span><text:span text:style-name="CharStyle12"><text:span text:style-name="T38">ľ</text:span></text:span><text:span text:style-name="CharStyle12"><text:span text:style-name="T45">a, keď videla, že blížia sa vozíky, ztratila sa </text:span></text:span><text:span text:style-name="CharStyle12"><text:span text:style-name="T1">—</text:span></text:span><text:span text:style-name="CharStyle12"><text:span text:style-name="T45"> len Viola musela prijať hostí. Iba veľký, silný Pozor pomáhal jej pri tom, no nebárs zdvoril</text:span></text:span><text:span text:style-name="CharStyle12"><text:span text:style-name="T38">e</text:span></text:span><text:span text:style-name="CharStyle12"><text:span text:style-name="T45">, ned</text:span></text:span><text:span text:style-name="CharStyle12"><text:span text:style-name="T1">ô</text:span></text:span><text:span text:style-name="CharStyle12"><text:span text:style-name="T45">verive očuchávajúc príchodzích. Zvlášte Hermínku obzrel si nezdvoril</text:span></text:span><text:span text:style-name="CharStyle12"><text:span text:style-name="T38">e</text:span></text:span><text:span text:style-name="CharStyle12"><text:span text:style-name="T45">, na čo táto odvrátila sa od neho, hovoriac:</text:span></text:span></text:p>
        <text:p text:style-name="P32"><text:span text:style-name="CharStyle12"><text:span text:style-name="T45">„</text:span></text:span><text:span text:style-name="CharStyle12"><text:span text:style-name="T1">P</text:span></text:span><text:span text:style-name="CharStyle12"><text:span text:style-name="T45">akuješ sa, ty oblud</text:span></text:span><text:span text:style-name="CharStyle12"><text:span text:style-name="T1">a</text:span></text:span><text:span text:style-name="CharStyle12"><text:span text:style-name="T45">!“ a odháňala ho dáždnikom svojím od seba.</text:span></text:span></text:p>
        <text:p text:style-name="P32"><text:span text:style-name="CharStyle12"><text:span text:style-name="T45">Lepáry skoro zblížil sa ku Viole.</text:span></text:span></text:p>
        <text:p text:style-name="P32"><text:span text:style-name="CharStyle12"><text:span text:style-name="T45">„Na moj’ pravdu, túžil som už za tebou, dievčatko! Celý dom prichodil mi, jako bez svetla, bez lesku — jako nebo bez hviez</text:span></text:span><text:span text:style-name="CharStyle12"><text:span text:style-name="T1">d</text:span></text:span><text:span text:style-name="CharStyle12"><text:span text:style-name="T45">! Skutočne, temer hneval by sa na teba, že ukrývaš sa nám tu v tomto škaredom hniezde.“</text:span></text:span></text:p>
        <text:p text:style-name="P32"><text:span text:style-name="CharStyle12"><text:span text:style-name="T45">No deva neposlúchala ho; viac už ani najmenej neskrývala pocit odporu a opovrženia, ktorý vzbudil u nej tento podlý človek. Vedela, že on to strasie zo seba — no inej zbrane predbežne nemala. Krchová odišla ku robotniciam. </text:span></text:span><text:soft-page-break/><text:span text:style-name="CharStyle12"><text:span text:style-name="T45">Nechcela sís</text:span></text:span><text:span text:style-name="CharStyle12"><text:span text:style-name="T1">ť s</text:span></text:span><text:span text:style-name="CharStyle12"><text:span text:style-name="T45">a s človekom „belzebubom, satano</text:span></text:span><text:span text:style-name="CharStyle12"><text:span text:style-name="T1">m</text:span></text:span><text:span text:style-name="CharStyle12"><text:span text:style-name="T45">“, lebo vždy nemohla prepomôcť svoju zlosť. Tetka a Imrich išli obzreť si hospodárstvo, kde Vilinská </text:span></text:span><text:span text:style-name="CharStyle12"><text:span text:style-name="T1">„</text:span></text:span><text:span text:style-name="CharStyle12"><text:span text:style-name="T45">tak málo stačila výnsť.</text:span></text:span><text:span text:style-name="CharStyle12"><text:span text:style-name="T1">“</text:span></text:span><text:span text:style-name="CharStyle12"><text:span text:style-name="T45"> Bubelák mal už teraz oči len pre Hermu, s ktorou prechádzal sa pokrajom hory a shováral sa s ňou veľmi dôležit</text:span></text:span><text:span text:style-name="CharStyle12"><text:span text:style-name="T38">e</text:span></text:span><text:span text:style-name="CharStyle12"><text:span text:style-name="T45">. Preto Viola vystavená bola znovu dotieravosťam</text:span></text:span><text:span text:style-name="CharStyle17"><text:span text:style-name="T1"> </text:span></text:span><text:span text:style-name="CharStyle12"><text:span text:style-name="T45">Lepá</text:span></text:span><text:span text:style-name="CharStyle12"><text:span text:style-name="T1">ryh</text:span></text:span><text:span text:style-name="CharStyle12"><text:span text:style-name="T45">o. Emka, ač obskakovala okolo nej, nebola dostatočná, aby prítomnosťou svojou prekazila Lepáryho prázdne reči.</text:span></text:span></text:p>
        <text:p text:style-name="P32"><text:span text:style-name="CharStyle12"><text:span text:style-name="T45">„</text:span></text:span><text:span text:style-name="CharStyle12"><text:span text:style-name="T1">V</text:span></text:span><text:span text:style-name="CharStyle12"><text:span text:style-name="T45">iola, ty ukrutná, ty ľadová deva, či ťa už tak nič nezohreje? Či necíti tvoje srdce, že ťa toľká láska, ktorú ja prinášam tebe v ústrety, nedojme?“</text:span></text:span></text:p>
        <text:p text:style-name="P32"><text:span text:style-name="CharStyle12"><text:span text:style-name="T45">Nanajvýš rozhorčená slovami týmito zvolala Viola:</text:span></text:span></text:p>
        <text:p text:style-name="P32"><text:span text:style-name="CharStyle12"><text:span text:style-name="T1">„N</text:span></text:span><text:span text:style-name="CharStyle12"><text:span text:style-name="T45">ep</text:span></text:span><text:span text:style-name="CharStyle12"><text:span text:style-name="T1">rof</text:span></text:span><text:span text:style-name="CharStyle12"><text:span text:style-name="T45">anizujte to slovo láska! Aspoň toto miesto ušetrite prázdnymi re</text:span></text:span><text:span text:style-name="CharStyle12"><text:span text:style-name="T76">č</text:span></text:span><text:span text:style-name="CharStyle12"><text:span text:style-name="T45">mi, hovorím: toto </text:span></text:span><text:span text:style-name="CharStyle12"><text:span text:style-name="T1">mies</text:span></text:span><text:span text:style-name="CharStyle12"><text:span text:style-name="T45">to —“</text:span></text:span></text:p>
        <text:p text:style-name="P32"><text:span text:style-name="CharStyle12"><text:span text:style-name="T45">„</text:span></text:span><text:span text:style-name="CharStyle12"><text:span text:style-name="T1">Č</text:span></text:span><text:span text:style-name="CharStyle12"><text:span text:style-name="T45">i tak? No chráň sa ma tiež, dievčatko! Ty s tvojou chladnosťou roznietila si silnejšiu náruživosť, ako by bola ináč ostala a znaj, že ja náklonný som všetko, počuješ, všetko, čo mám a čo som, tebe obetovať. Za to v protivnom prípade zase neľakám sa žiadnej prekážky, </text:span></text:span><text:span text:style-name="CharStyle12"><text:span text:style-name="T1">ja</text:span></text:span><text:span text:style-name="CharStyle12"><text:span text:style-name="T45">konáhle chcem dôjsť svojho cieľa. Zachovaj si to, devuška!“</text:span></text:span></text:p>
        <text:p text:style-name="P32"><text:span text:style-name="CharStyle12"><text:span text:style-name="T45">„</text:span></text:span><text:span text:style-name="CharStyle12"><text:span text:style-name="T1">O</text:span></text:span><text:span text:style-name="CharStyle12"><text:span text:style-name="T45">d vás neprijímam ničoho a opätovne vás vyzývam, opusťte ma, zbavte ma prítomnosti vašej, ktorá mi je nesnesiteľnou — bo zavolám na pomoc Tieška!“</text:span></text:span></text:p>
        <text:p text:style-name="P32"><text:span text:style-name="CharStyle12"><text:span text:style-name="T45">Lepáryho vyziablu tvár preletel úšklebok.</text:span></text:span></text:p>
        <text:p text:style-name="P32"><text:soft-page-break/><text:span text:style-name="CharStyle12"><text:span text:style-name="T45">„Idem</text:span></text:span><text:span text:style-name="CharStyle12"><text:span text:style-name="T1">,</text:span></text:span><text:span text:style-name="CharStyle12"><text:span text:style-name="T45"> no znaj iste, že sa shliadame!“</text:span></text:span></text:p>
        <text:p text:style-name="P32"><text:span text:style-name="CharStyle12"><text:span text:style-name="T38">Z</text:span></text:span><text:span text:style-name="CharStyle12"><text:span text:style-name="T45">atým skutočne oddialil sa od predmetu svojej náklonnosti. Pridružil sa hneď k sestre, hneď ku Hermínke a Bubelákovi, kde nebol veľmi príležitým. Raz prešiel sa </text:span></text:span><text:span text:style-name="CharStyle12"><text:span text:style-name="T1">s</text:span></text:span><text:span text:style-name="CharStyle12"><text:span text:style-name="T45"> Vilinskou cez dvorec, </text:span></text:span><text:span text:style-name="CharStyle12"><text:span text:style-name="T1">—</text:span></text:span><text:span text:style-name="CharStyle12"><text:span text:style-name="T45"> kde u jednoho oblôčka bolo vidieť hlavu ženskej napred naklonenú, akoby v driemotách — no i Vilinská i jej brat skoro obrátili sa inam, kým nezbadala j</text:span></text:span><text:span text:style-name="CharStyle12"><text:span text:style-name="T38">í</text:span></text:span><text:span text:style-name="CharStyle12"><text:span text:style-name="T45">ch prítomnosť úbohá Veronka.</text:span></text:span></text:p>
        <text:p text:style-name="P32"><text:span text:style-name="CharStyle12"><text:span text:style-name="T45">Po svačine, ku ktorej priniesli všetci hostia hodný hlad —- išli navštíviť salaš. Najprv len Imrich zaviedol ta Bubeláka, aby poznal sriadenie jeho. Pozdejšie prišly aj dámy v sprievode Violy a Emy. Lepáry ostal pri domčeku, hovoriac, že jeho také veci už nezanímaj</text:span></text:span><text:span text:style-name="CharStyle12"><text:span text:style-name="T1">ú</text:span></text:span><text:span text:style-name="CharStyle12"><text:span text:style-name="T45">.</text:span></text:span></text:p>
        <text:p text:style-name="P32"><text:span text:style-name="CharStyle12"><text:span text:style-name="T45">Bača, počastujúc svojich zriedkavých hostí, vytiahol zpoza roh</text:span></text:span><text:span text:style-name="CharStyle12"><text:span text:style-name="T38">a</text:span></text:span><text:span text:style-name="CharStyle12"><text:span text:style-name="T45"> gajdy, nafúkal a tisknul pazuchou, sklonil hlavu na bok, dúchal, čo mu para stačila, kým prsty jeho piskor objímaly a preberaly. Skoro naplnily hučiace, piskľavé tóny celú kolibu a rozliehaly sa po stráni.</text:span></text:span></text:p>
        <text:p text:style-name="P32"><text:span text:style-name="CharStyle12"><text:span text:style-name="T45">Modernou výchovou napáchnutá Hermínka posmievala sa primitívnej hudbe tejto a prirovnávala dudy našich dedín k talianským hudobným nástrojom, oných „pifferari“, ktorí chodia po jarmokoch v zábavnej spoločnosti opíc a medveďov.</text:span></text:span></text:p>
        <text:p text:style-name="P32"><text:span text:style-name="CharStyle12"><text:span text:style-name="T45">„Len bubny a pokrývky ešte chybujú — a koncert by bol hotov</text:span></text:span><text:span text:style-name="CharStyle12"><text:span text:style-name="T1">ý</text:span></text:span><text:span text:style-name="CharStyle12"><text:span text:style-name="T45">“, doložila usmievav</text:span></text:span><text:span text:style-name="CharStyle12"><text:span text:style-name="T38">e</text:span></text:span><text:span text:style-name="CharStyle12"><text:span text:style-name="T45">.</text:span></text:span></text:p>
        <text:p text:style-name="P32"><text:span text:style-name="CharStyle12"><text:span text:style-name="T45">„Aj opica by bola“, pomyslel si Imrich, no len pomyslel si to.</text:span></text:span></text:p>
        <text:p text:style-name="P32"><text:soft-page-break/><text:span text:style-name="CharStyle12"><text:span text:style-name="T45">Bubelák prisviedčal vo všetkom, čo Hermínka povedala, veľmi galantne; bol jedným z tých mužov, ktorí až do svadby nemajú vlastnej mienky. Dnes plával v blaženosti, pookrial tu von tak veľmi, že začal vyznávať, jak veľmi upomína ho tu všetko na detinské časy. Veď i on bol synom slovenských rodičov — býval na dedine, až kým matka neovdovela a nepresídlila sa do mesta. Odtedy veľkomestský život, jeho pomery, zotrely dojmy jeho duše, až kým ony znovu odžily — —</text:span></text:span></text:p>
        <text:p text:style-name="P32"><text:span text:style-name="CharStyle12"><text:span text:style-name="T45">Cestou od salaša zašlo si panstvo ku robotniciam. Krchová kopala veľmi horliv</text:span></text:span><text:span text:style-name="CharStyle12"><text:span text:style-name="T38">e</text:span></text:span><text:span text:style-name="CharStyle12"><text:span text:style-name="T45">, len raz zaškúlila v smer, kde nachodili sa páni. Úroda zemiakov bola veľmi uspokojujúca; len žiaľ, že toto požehnanie chudoby má sa stať kliatbou, lebo zemiaky mal</text:span></text:span><text:span text:style-name="CharStyle12"><text:span text:style-name="T38">y</text:span></text:span><text:span text:style-name="CharStyle12"><text:span text:style-name="T45"> byť odvážané do — pálenice...</text:span></text:span></text:p>
        <text:p text:style-name="P32"><text:span text:style-name="CharStyle12"><text:span text:style-name="T45">Hľa už čakajú vozy naložené zemiakmi, na povel „</text:span></text:span><text:span text:style-name="CharStyle12"><text:span text:style-name="T1">g</text:span></text:span><text:span text:style-name="CharStyle12"><text:span text:style-name="T45">azd</text:span></text:span><text:span text:style-name="CharStyle12"><text:span text:style-name="T1">u</text:span></text:span><text:span text:style-name="CharStyle12"><text:span text:style-name="T45">“, aby pohnul prvý, druhý, tretí voz</text:span></text:span><text:span text:style-name="CharStyle12"><text:span text:style-name="T1">ka</text:span></text:span><text:span text:style-name="CharStyle12"><text:span text:style-name="T45"> svoje volky.</text:span></text:span></text:p>
        <text:p text:style-name="P32"><text:span text:style-name="CharStyle12"><text:span text:style-name="T45">Večerilo sa; páni už tiež poberali sa domov. Lepáryho už tu nebolo. On oznámil už pred chvíľou sestre svojej, že radšej pôjde peší trochu vopred — že však ho niekde nájdu a vezmú hore.</text:span></text:span></text:p>
        <text:p text:style-name="P32"><text:span text:style-name="CharStyle12"><text:span text:style-name="T45">Viola vydýchla, keď videla odchádzať „</text:span></text:span><text:span text:style-name="CharStyle12"><text:span text:style-name="T1">p</text:span></text:span><text:span text:style-name="CharStyle12"><text:span text:style-name="T45">anstvá domov a Krchu</text:span></text:span><text:span text:style-name="CharStyle12"><text:span text:style-name="T1">ľ</text:span></text:span><text:span text:style-name="CharStyle12"><text:span text:style-name="T45">a, tá sa len tešila j</text:span></text:span><text:span text:style-name="CharStyle12"><text:span text:style-name="T38">í</text:span></text:span><text:span text:style-name="CharStyle12"><text:span text:style-name="T45">ch odchodu. — Ona že jim veru radšej päty vidí — vyjmúc Emky a mladého pána.</text:span></text:span></text:p>
        <text:p text:style-name="P32"><text:span text:style-name="CharStyle12"><text:span text:style-name="T45">Potom upratúvaly obidve rozložené náradia a snášaly stoličky a lavičky z vonku do izby. Ženy, nájomnice tiež dostavily sa a prisľúbiac, že ešte i na ráno </text:span></text:span><text:soft-page-break/><text:span text:style-name="CharStyle12"><text:span text:style-name="T45">prídu dokončiť — rozišly sa, to do dvorca, to d</text:span></text:span><text:span text:style-name="CharStyle12"><text:span text:style-name="T38">o</text:span></text:span><text:span text:style-name="CharStyle12"><text:span text:style-name="T45">mov do okolitých dedín.</text:span></text:span></text:p>
        <text:p text:style-name="P32"><text:span text:style-name="CharStyle12"><text:span text:style-name="T45">Konečne prišla i Veronka ku Viole. Obzerajúc sa opatrným chytráckym úsmevom, s hlavou napred naklonenou pohybovala sa napred plazivým spôsobom. Keď prejavila nesúvislými slovami radosť svoju, sadla si na prah kuchynky, ktorej dvere ešte boly otvorené a pozerala s blaženým úsmevom do diaľky. Viola podala jej hodný kus koláča. Veronka chmatla po ňom a zahryzla</text:span></text:span><text:span text:style-name="CharStyle17"><text:span text:style-name="T1"> </text:span></text:span><text:span text:style-name="CharStyle12"><text:span text:style-name="T45">naraz do neho s podivuhodným chmatom podobných nešťastníkov.</text:span></text:span></text:p>
        <text:p text:style-name="P32"><text:span text:style-name="CharStyle12"><text:span text:style-name="T45">Krchu</text:span></text:span><text:span text:style-name="CharStyle12"><text:span text:style-name="T38">ľ</text:span></text:span><text:span text:style-name="CharStyle12"><text:span text:style-name="T45">a chodila nepokojne sem i tam. Skoro zbadala Viola, že má niečo v úmysle, čo nechce predniesť alebo sa bojí Violin</text:span></text:span><text:span text:style-name="CharStyle12"><text:span text:style-name="T1">ej</text:span></text:span><text:span text:style-name="CharStyle12"><text:span text:style-name="T45"> nev</text:span></text:span><text:span text:style-name="CharStyle12"><text:span text:style-name="T38">o</text:span></text:span><text:span text:style-name="CharStyle12"><text:span text:style-name="T45">le. A ke</text:span></text:span><text:span text:style-name="CharStyle12"><text:span text:style-name="T76">ď</text:span></text:span><text:span text:style-name="CharStyle12"><text:span text:style-name="T45"> prišla jedna želiarka a ta</text:span></text:span><text:span text:style-name="CharStyle12"><text:span text:style-name="T1">jo</text:span></text:span><text:span text:style-name="CharStyle12"><text:span text:style-name="T45">mstvenným spôsobom začala šuškať niečo s Krchu</text:span></text:span><text:span text:style-name="CharStyle12"><text:span text:style-name="T1">ľ</text:span></text:span><text:span text:style-name="CharStyle12"><text:span text:style-name="T45">ou, vtedy vedela Viola, že majú tieto ženičky nejakú spoločnú tajnosť, do ktorej chcely by zasvätiť i ju a nevedia, ako.</text:span></text:span></text:p>
        <text:p text:style-name="P32"><text:span text:style-name="CharStyle12"><text:span text:style-name="T45">Konečne zmužila sa Krchu</text:span></text:span><text:span text:style-name="CharStyle12"><text:span text:style-name="T38">ľ</text:span></text:span><text:span text:style-name="CharStyle12"><text:span text:style-name="T45">a a začala okolkovať, že tak a tak vo dvorci sa dnes narodilo dievčatko a že ju toť Hlavajka prišla volať na radostník — ona ale že veru nenechá slečinku svoju samotnú, ani za svet nie.</text:span></text:span></text:p>
        <text:p text:style-name="P32"><text:span text:style-name="CharStyle12"><text:span text:style-name="T45">„</text:span></text:span><text:span text:style-name="CharStyle12"><text:span text:style-name="T1">P</text:span></text:span><text:span text:style-name="CharStyle12"><text:span text:style-name="T45">rečo by ste ma nenechaly, veď viete, že som ja nie prvý raz sama tu.“</text:span></text:span></text:p>
        <text:p text:style-name="P32"><text:span text:style-name="CharStyle12"><text:span text:style-name="T45">Krchová len to čakala, ale predsa ešte vyhovárala sa, hovoriac:</text:span></text:span></text:p>
        <text:p text:style-name="P32"><text:span text:style-name="CharStyle12"><text:span text:style-name="T45">„Jaj, ale ke</text:span></text:span><text:span text:style-name="CharStyle12"><text:span text:style-name="T76">ď</text:span></text:span><text:span text:style-name="CharStyle12"><text:span text:style-name="T45"> by sa slečinka niečoho naľakala.“</text:span></text:span></text:p>
        <text:p text:style-name="P32"><text:span text:style-name="CharStyle12"><text:span text:style-name="T45">„</text:span></text:span><text:span text:style-name="CharStyle12"><text:span text:style-name="T1">Č</text:span></text:span><text:span text:style-name="CharStyle12"><text:span text:style-name="T45">oho — </text:span></text:span><text:span text:style-name="CharStyle12"><text:span text:style-name="T1">ak</text:span></text:span><text:span text:style-name="CharStyle12"><text:span text:style-name="T45"> tomu zavolám si Pozora. </text:span></text:span><text:span text:style-name="CharStyle12"><text:span text:style-name="T1">—</text:span></text:span><text:span text:style-name="CharStyle12"><text:span text:style-name="T45"> A ve</text:span></text:span><text:span text:style-name="CharStyle12"><text:span text:style-name="T76">ď</text:span></text:span><text:span text:style-name="CharStyle12"><text:span text:style-name="T45"> ste nie ďaleko, keď zavolám, počujete ma.“ —</text:span></text:span></text:p>
        <text:p text:style-name="P32"><text:span text:style-name="CharStyle12"><text:span text:style-name="T45">„No veď keď aj pôjdem, ale nebudem dlho! Však som ja hneď tu, len aby </text:span></text:span><text:soft-page-break/><text:span text:style-name="CharStyle12"><text:span text:style-name="T45">nepovedali, že som zhrdla a že nechcem nič mať s ními.“ —</text:span></text:span></text:p>
        <text:p text:style-name="P32"><text:span text:style-name="CharStyle12"><text:span text:style-name="T1">„D</text:span></text:span><text:span text:style-name="CharStyle12"><text:span text:style-name="T45">obre, dobr</text:span></text:span><text:span text:style-name="CharStyle12"><text:span text:style-name="T1">e“</text:span></text:span><text:span text:style-name="CharStyle12"><text:span text:style-name="T45"> usmievala sa Viola dobromyseľne — ona dobre poznala, že už Krchu</text:span></text:span><text:span text:style-name="CharStyle12"><text:span text:style-name="T76">ľ</text:span></text:span><text:span text:style-name="CharStyle12"><text:span text:style-name="T45">a ledvá čak</text:span></text:span><text:span text:style-name="CharStyle12"><text:span text:style-name="T76">á,</text:span></text:span><text:span text:style-name="CharStyle12"><text:span text:style-name="T45"> kým sa medzi ženy dostane. Tu vezmite vašej kmotre a jej deťom niečo mlieka a kus koláč</text:span></text:span><text:span text:style-name="CharStyle12"><text:span text:style-name="T1">a</text:span></text:span><text:span text:style-name="CharStyle12"><text:span text:style-name="T45">!“</text:span></text:span></text:p>
        <text:p text:style-name="P32"><text:span text:style-name="CharStyle12"><text:span text:style-name="T45">„To bude radosť! Tie Vareniakove znachory budú mať zase hostinu. Tak, ako vravím, len za pol hodinku.“</text:span></text:span></text:p>
        <text:p text:style-name="P32"><text:span text:style-name="CharStyle12"><text:span text:style-name="T45">A rada, že už môže odísť, opustila Violu a Veronku s tým opätným svätosvätým sľubom, že bude hladieť čím skôr sa vrátiť.</text:span></text:span></text:p>
        <text:p text:style-name="P32"><text:span text:style-name="CharStyle12"><text:span text:style-name="T45">V kuchynke, čistej a úhľadnej, horela lampa a cez otvorené dvere svietila na pažiť. Veronkina sh</text:span></text:span><text:span text:style-name="CharStyle12"><text:span text:style-name="T38">r</text:span></text:span><text:span text:style-name="CharStyle12"><text:span text:style-name="T45">bená postava čupela na prahu a vrhala v svetle lampy tô</text:span></text:span><text:span text:style-name="CharStyle12"><text:span text:style-name="T1">ň</text:span></text:span><text:span text:style-name="CharStyle12"><text:span text:style-name="T45">u divných foriem, čomu detinská Veronka nemálo sa tešila.</text:span></text:span></text:p>
        <text:p text:style-name="P32"><text:span text:style-name="CharStyle12"><text:span text:style-name="T45">Už zotmilo s</text:span></text:span><text:span text:style-name="CharStyle12"><text:span text:style-name="T1">a</text:span></text:span><text:span text:style-name="CharStyle12"><text:span text:style-name="T45">; noc bola bezmesačná, jasná, len pozde v noci mal výnsť mesia</text:span></text:span><text:span text:style-name="CharStyle12"><text:span text:style-name="T1">c</text:span></text:span><text:span text:style-name="CharStyle12"><text:span text:style-name="T45">; veď na ten majú čakať furmani z mesta domov prísť majúci.</text:span></text:span></text:p>
        <text:p text:style-name="P32"><text:span text:style-name="CharStyle12"><text:span text:style-name="T45">A Viola sadla si ku Veronke; zabudla na bázeň, — hrozby Lepáryho už dávno zabudla a oddala sa pocitu voľnosti, v samote tejto, tak veľmi milovanej.</text:span></text:span></text:p>
        <text:p text:style-name="P32"><text:span text:style-name="CharStyle12"><text:span text:style-name="T45">Z hory dochádzal k nej šelesť padajúceho lísťa, ďalej od koliby zvuky g</text:span></text:span><text:span text:style-name="CharStyle12"><text:span text:style-name="T38">a</text:span></text:span><text:span text:style-name="CharStyle12"><text:span text:style-name="T45">jd, ktoré rozcítený bača znovu naduchoval; hučanie potoka, </text:span></text:span><text:span text:style-name="CharStyle12"><text:span text:style-name="T1">je</text:span></text:span><text:span text:style-name="CharStyle12"><text:span text:style-name="T45">hož vlny rozrážaly sa po veľkých skalách </text:span></text:span><text:span text:style-name="CharStyle12"><text:span text:style-name="T1">—</text:span></text:span><text:span text:style-name="CharStyle12"><text:span text:style-name="T45"> to všetko spojené v </text:span></text:span><text:span text:style-name="CharStyle12"><text:span text:style-name="T1">je</text:span></text:span><text:span text:style-name="CharStyle12"><text:span text:style-name="T45">den celok, dojalo Violinu dušu ako čudesná pieseň.</text:span></text:span></text:p>
        <text:p text:style-name="P32"><text:span text:style-name="CharStyle12"><text:span text:style-name="T45">Zabudla, že ubiehajú minúty i štvrte, že Krchulina polhodinka už minula sa aj v druhom vydaní, ona roztúžená nemala teraz smyslu pre podobné </text:span></text:span><text:soft-page-break/><text:span text:style-name="CharStyle12"><text:span text:style-name="T45">maličkosti. Veronka bola tichá, opretá o rámec dvier a Boh zná, či zamestknávala sa v mysli nejakou predstavou — ba kto vie, či vôbec umel</text:span></text:span><text:span text:style-name="CharStyle12"><text:span text:style-name="T38">a</text:span></text:span><text:span text:style-name="CharStyle12"><text:span text:style-name="T45"> myslieť?</text:span></text:span></text:p>
        <text:p text:style-name="P32"><text:span text:style-name="CharStyle12"><text:span text:style-name="T45">Už zdvihla sa Viola hore; prebrala sa zo snenia a teraz zbadala, že už musí byť pozde. Lebo chladný večerný vetrík zamenil sa ostrým severákom a prinútil Violu, aby pomyslela na teplejšie miestočko v izbe. Chcela zavolať aj Veronku, keď zrazu zarazil jemný jej sluch divný šramot a zvuky krokov po tvrdom chodníku. Tie kroky zdaly sa jej byť cudzími, tu na „</text:span></text:span><text:span text:style-name="CharStyle12"><text:span text:style-name="T1">M</text:span></text:span><text:span text:style-name="CharStyle12"><text:span text:style-name="T45">ajer</text:span></text:span><text:span text:style-name="CharStyle12"><text:span text:style-name="T1">i</text:span></text:span><text:span text:style-name="CharStyle12"><text:span text:style-name="T45">“ nepočuť tohoto klopania, keď kráča v ľahký krpec obutá noha sedliakova alebo bosá noha žien </text:span></text:span><text:span text:style-name="CharStyle12"><text:span text:style-name="T1">—</text:span></text:span><text:span text:style-name="CharStyle12"><text:span text:style-name="T45"> vyjmúc tých sviatkov, kde i ženy musej</text:span></text:span><text:span text:style-name="CharStyle12"><text:span text:style-name="T1">ú </text:span></text:span><text:span text:style-name="CharStyle12"><text:span text:style-name="T45">sa obuť. Ako blesk prelietnul jej dušou pocit bázne a h</text:span></text:span><text:span text:style-name="CharStyle12"><text:span text:style-name="T1">n</text:span></text:span><text:span text:style-name="CharStyle12"><text:span text:style-name="T45">eď na to obzrela sa Viola za Pozorom, jej obyčajným ochrancom. Kde je, prečo neleží tu pri nej, ako obyčajne? I zvolala, aby premohla bázeň svoju a prerušila čudnú</text:span></text:span><text:span text:style-name="CharStyle12"><text:span text:style-name="T1">,</text:span></text:span><text:span text:style-name="CharStyle12"><text:span text:style-name="T45"> mluvu noci: „</text:span></text:span><text:span text:style-name="CharStyle12"><text:span text:style-name="T1">P</text:span></text:span><text:span text:style-name="CharStyle12"><text:span text:style-name="T45">ozor, Pozo</text:span></text:span><text:span text:style-name="CharStyle12"><text:span text:style-name="T1">r</text:span></text:span><text:span text:style-name="CharStyle12"><text:span text:style-name="T45">!“</text:span></text:span></text:p>
        <text:p text:style-name="P32"><text:span text:style-name="CharStyle12"><text:span text:style-name="T45">No ledva doznel hlas jej, v diaľke zamierajúc, keď za rohom domčeka objavila sa postava — postava, ktorá u Violy vzbudila len hrozný pocit ošklivosti. Prv než mohla Viola Veronku ztiahnuť do kuchyne, priskočil Lepáry skokom dravého zvera ku Viole a chytil ju za ruky, ktoré ona v zdesení svojom vystrela oproti nemu.</text:span></text:span></text:p>
        <text:p text:style-name="P32"><text:span text:style-name="CharStyle12"><text:span text:style-name="T45">Dva desné výkriky zavznely. Viola zvolala na pomoc hlasom prenikavým -— Veronka vydala zo seba hlas</text:span></text:span><text:span text:style-name="CharStyle12"><text:span text:style-name="T1">,</text:span></text:span><text:span text:style-name="CharStyle12"><text:span text:style-name="T45"> podobný hlasu napadnutého zvera.</text:span></text:span></text:p>
        <text:p text:style-name="P40"><text:span text:style-name="CharStyle12"><text:span text:style-name="T45">Hneď za tým bolo počuť skučanie a zavíjanie Pozora.</text:span></text:span></text:p>
        <text:p text:style-name="P49"><text:soft-page-break/><text:span text:style-name="CharStyle12"><text:span text:style-name="T45">„</text:span></text:span><text:span text:style-name="CharStyle12"><text:span text:style-name="T1">P</text:span></text:span><text:span text:style-name="CharStyle12"><text:span text:style-name="T45">ozor, Pozo</text:span></text:span><text:span text:style-name="CharStyle12"><text:span text:style-name="T1">r!</text:span></text:span><text:span text:style-name="CharStyle12"><text:span text:style-name="T45">“ volala Viola znovu.</text:span></text:span></text:p>
        <text:p text:style-name="P32"><text:span text:style-name="CharStyle12"><text:span text:style-name="T1">„D</text:span></text:span><text:span text:style-name="CharStyle12"><text:span text:style-name="T45">armo ty toho voláš, holúbok môj, — ten je dobre opatrený — vidíš, ja zatvoril som ho do pivnice, kým ste sa vy bavili na salaši. Ty teraz si v mojej moci!“</text:span></text:span></text:p>
        <text:p text:style-name="P32"><text:span text:style-name="CharStyle12"><text:span text:style-name="T45">„Nie som; pusťte ma, bo zavolám ľudí a tí neznajú žartu.“</text:span></text:span></text:p>
        <text:p text:style-name="P32"><text:span text:style-name="CharStyle12"><text:span text:style-name="T45">„</text:span></text:span><text:span text:style-name="CharStyle12"><text:span text:style-name="T1">V</text:span></text:span><text:span text:style-name="CharStyle12"><text:span text:style-name="T45">olaj, tých nedovoláš! Ztade vietor duje, dušinka, a tvoj hlások odzneje, než by došiel polov</text:span></text:span><text:span text:style-name="CharStyle12"><text:span text:style-name="T38">i</text:span></text:span><text:span text:style-name="CharStyle12"><text:span text:style-name="T45">c cesty. Vidíš, že splnil som hr</text:span></text:span><text:span text:style-name="CharStyle12"><text:span text:style-name="T1">o</text:span></text:span><text:span text:style-name="CharStyle12"><text:span text:style-name="T45">zbu svoju.“</text:span></text:span></text:p>
        <text:p text:style-name="P32"><text:span text:style-name="CharStyle12"><text:span text:style-name="T1">„O</text:span></text:span><text:span text:style-name="CharStyle12"><text:span text:style-name="T45">j to musím doznať, — ale teraz pusťte ma a vzdiaľte sa odtiaľt</text:span></text:span><text:span text:style-name="CharStyle12"><text:span text:style-name="T1">o</text:span></text:span><text:span text:style-name="CharStyle12"><text:span text:style-name="T45">!</text:span></text:span><text:span text:style-name="CharStyle12"><text:span text:style-name="T1">“</text:span></text:span></text:p>
        <text:p text:style-name="P32"><text:span text:style-name="CharStyle12"><text:span text:style-name="T45">„Nie, kým mi nesľúbiš, že budeš povoľnejšou, — že pôjdeš so mnou, že ma budeš rada mať, ako ja teba — a že — nebudeš sa ma viac báť. Viď, ty zľakla si sa ma, a predsa ja nie som taký strašn</text:span></text:span><text:span text:style-name="CharStyle12"><text:span text:style-name="T1">ý!“</text:span></text:span></text:p>
        <text:p text:style-name="P32"><text:span text:style-name="CharStyle12"><text:span text:style-name="T1">„</text:span></text:span><text:span text:style-name="CharStyle12"><text:span text:style-name="T45">Ste diabol </text:span></text:span><text:span text:style-name="CharStyle12"><text:span text:style-name="T1">—</text:span></text:span><text:span text:style-name="CharStyle12"><text:span text:style-name="T45"> ste strašnejší </text:span></text:span><text:span text:style-name="CharStyle12"><text:span text:style-name="T1">—</text:span></text:span><text:span text:style-name="CharStyle12"><text:span text:style-name="T45"> nad všetko pomyslenie. Preč! </text:span></text:span><text:span text:style-name="CharStyle12"><text:span text:style-name="T1">—</text:span></text:span><text:span text:style-name="CharStyle12"><text:span text:style-name="T45"> nechcem vás viac počuť </text:span></text:span><text:span text:style-name="CharStyle12"><text:span text:style-name="T1">—</text:span></text:span><text:span text:style-name="CharStyle12"><text:span text:style-name="T45"> preč</text:span></text:span><text:span text:style-name="CharStyle12"><text:span text:style-name="T1">!“</text:span></text:span></text:p>
        <text:p text:style-name="P32"><text:span text:style-name="CharStyle12"><text:span text:style-name="T45">A soberúc všetky sily svoje, sotila rukama svojíma silno tohoto, i tak nie mocného chlapa, že zavrávoral a oprel sa o dvere. Za tým ustúpila i Viola. On sa znovu posbieral a chcel ju nasledovať, keď tupý a desný ston zarazil oboch. Novým ľakom zastavila sa Viole krev v žilách: u nôh jej ležala vystretá úbohá Veronka. Tvár boľastne zovretá — oči v stĺp obrátené — — —</text:span></text:span></text:p>
        <text:p text:style-name="P32"><text:span text:style-name="CharStyle12"><text:span text:style-name="T45">Za chvíľku mlčal i panský zbojník i napadnutá deva.</text:span></text:span></text:p>
        <text:p text:style-name="P32"><text:span text:style-name="CharStyle12"><text:span text:style-name="T45">Potom zpamätala sa Viola. Pohybom ruky, plným veličenstva, ukázala na biednu devu a preriekla hlasom tvrdým, kovovým:</text:span></text:span></text:p>
        <text:p text:style-name="P32"><text:soft-page-break/><text:span text:style-name="CharStyle12"><text:span text:style-name="T45">„Tu vaša obeť! Nie dosť na tej jednej? Oj, teraz rozumiem Krchuľu, keď kliala vám — kliatba, ťažká kliatba na vás! Oj, že niet v blízkosti urazeného otca, že niet v blízkosti drsných priateľov tejto nešťastnej, aby pomstili krivdu spáchanú — lebo tak sa zdá, že krivda, nestíhaná, behá po svet</text:span></text:span><text:span text:style-name="CharStyle12"><text:span text:style-name="T1">e</text:span></text:span><text:span text:style-name="CharStyle12"><text:span text:style-name="T45">!“</text:span></text:span></text:p>
        <text:p text:style-name="P32"><text:span text:style-name="CharStyle12"><text:span text:style-name="T45">Lepáry obrátil sa, lebo zdalo sa mu, že počuje vetrom donášané slová od dvorca. Nahliadnul, že ho dosiaľ len náhoda chránila pred zaslúženým trestom.</text:span></text:span></text:p>
        <text:p text:style-name="P32"><text:span text:style-name="CharStyle12"><text:span text:style-name="T45">„Idem tedy“, začal hlasom, sypiacim zlosťou — a pozrel ešte raz na devu. „Idem; no chráň sa nášho shliadania!“ I videl Violu stáť oproti sebe, ako samú pozornosť — hotovú k obrane, videl jej planúci zrak a videl čiernu šn</text:span></text:span><text:span text:style-name="CharStyle12"><text:span text:style-name="T1">ô</text:span></text:span><text:span text:style-name="CharStyle12"><text:span text:style-name="T45">ročku, vinúť sa z hrdla a na nej ligotavý prsteň.</text:span></text:span></text:p>
        <text:p text:style-name="P32"><text:span text:style-name="CharStyle12"><text:span text:style-name="T45">Skôr než by prišiel k poznámke, očul znovu hlasy, prichádzajúce od dvorca a preto pobral sa preč, ako pravý zbabelec.</text:span></text:span></text:p>
        <text:p text:style-name="P32"><text:span text:style-name="CharStyle12"><text:span text:style-name="T45">Viola načúvala, skutočne bolo rozoznať už zcela jasno hlasy rozchodiacich sa žien. Severný vietor doniesol ku nej jasno slová Krchuline: „</text:span></text:span><text:span text:style-name="CharStyle12"><text:span text:style-name="T1">D</text:span></text:span><text:span text:style-name="CharStyle12"><text:span text:style-name="T45">obrú noc vám, kmotr</text:span></text:span><text:span text:style-name="CharStyle12"><text:span text:style-name="T38">í</text:span></text:span><text:span text:style-name="CharStyle12"><text:span text:style-name="T45">čka“ a zase „s Pánom Bohom že choďte, krstnička.“ Teraz zavolala Viola na Krchovú hlasom tak silným, že prevýšil dutie vetra, tak že Krchová, jestli bola sa potúžila pri radostn</text:span></text:span><text:span text:style-name="CharStyle12"><text:span text:style-name="T1">í</text:span></text:span><text:span text:style-name="CharStyle12"><text:span text:style-name="T45">ku, odrazu vytrezvela. — — —</text:span></text:span></text:p>
        <text:p text:style-name="P32"><text:span text:style-name="CharStyle12"><text:span text:style-name="T1">A</text:span></text:span><text:span text:style-name="CharStyle12"><text:span text:style-name="T45"> ke</text:span></text:span><text:span text:style-name="CharStyle12"><text:span text:style-name="T76">ď</text:span></text:span><text:span text:style-name="CharStyle12"><text:span text:style-name="T45"> ráno počalo sa brieždiť, keď prvé lúče slnka začaly pozlacovať vrcholce jedlín, vtedy už ležala Veronka vystretá „na dosk</text:span></text:span><text:span text:style-name="CharStyle12"><text:span text:style-name="T1">e</text:span></text:span><text:span text:style-name="CharStyle12"><text:span text:style-name="T45">“</text:span></text:span><text:span text:style-name="CharStyle12"><text:span text:style-name="T1">.</text:span></text:span><text:span text:style-name="CharStyle12"><text:span text:style-name="T45"> Strašný nápad nemoce, už príliš zahniezdenej, nepopustil korysť svoju, kým ubiedená </text:span></text:span><text:soft-page-break/><text:span text:style-name="CharStyle12"><text:span text:style-name="T45">nevypustila dušu. Večný svoj úsmev podržala Veronka i po smrti na tvári ztuhlej, v</text:span></text:span><text:span text:style-name="CharStyle12"><text:span text:style-name="T1">ym</text:span></text:span><text:span text:style-name="CharStyle12"><text:span text:style-name="T45">ladenej, a teraz zdal sa úsmev ten rozprávať o mnoho viac, než kým tvár táto bola ešte o</text:span></text:span><text:span text:style-name="CharStyle12"><text:span text:style-name="T1">ž</text:span></text:span><text:span text:style-name="CharStyle12"><text:span text:style-name="T45">ivená výrazom utrpenia. Krchuľa, už zachrýpnutá nárekom a kliatbami, opierala sa o stenu a hľadela meravo pred seba, akoby vydychovala z prestáteho a neočakávaného úderu.</text:span></text:span></text:p>
        <text:p text:style-name="P32"><text:span text:style-name="CharStyle12"><text:span text:style-name="T45">Viola sedela u m</text:span></text:span><text:span text:style-name="CharStyle12"><text:span text:style-name="T38">r</text:span></text:span><text:span text:style-name="CharStyle12"><text:span text:style-name="T45">tvej. Tvár mala v ruky zahrabanú, ako podlomená, zničená, násilným otrasom duše. </text:span></text:span><text:span text:style-name="CharStyle12"><text:span text:style-name="T38">Č</text:span></text:span><text:span text:style-name="CharStyle12"><text:span text:style-name="T45">i myslela kedy, že možné je toľké utrpenie, či by bola verila, že jestvuje toľká zlosť u ľudí? I začala sa báť ľudí, začala mať strach pred nimi — či nie sú všetci takí planí? —</text:span></text:span></text:p>
        <text:p text:style-name="P32"><text:span text:style-name="CharStyle12"><text:span text:style-name="T45">U dverí na nízkom stolci sedel Tiešok, teraz opustený otec. Tam jeho jediné dieťa; — ač umierala od rokov duševne — predsa tešil sa jej ešte, predsa miloval ju útrpným smilovaním. Predsa pracoval pre ňu, usiloval sa pre ňu — veď nádej, táto dcéra neba, ešte vždy šeptala mu, že ešte bude lepšie s jeho dieťaťom, že vyzdraveje. — A hľa, vyzdravela, oj, ale ako! Mierny, bohabojný Tiešok zatisnul pern</text:span></text:span><text:span text:style-name="CharStyle12"><text:span text:style-name="T38">y</text:span></text:span><text:span text:style-name="CharStyle12"><text:span text:style-name="T45">, — z oka jeho šľahnul blesk, ale nie trváci. Zhasnul blesk a ústa roztvorily sa — k modlitbe.</text:span></text:span></text:p>
        <text:p text:style-name="P32"><text:span text:style-name="CharStyle12"><text:span text:style-name="T45">K ránu naplnila za chyžka ľuďmi. Susedia a známi, nájomnice a želiari podávali si dvere, to zvedavosťou dohnaní, to vedení úprimnou sústrasťou.</text:span></text:span></text:p>
        <text:p text:style-name="P32"><text:span text:style-name="CharStyle12"><text:span text:style-name="T45">Krchuľa prvá sa zpamätala. Ona vždy najhlasnejšie prejavila svoj žiaľ, no najskôr zase bola schopná vziať povinnosti dňa na seba. I teraz poslala každého svojou stranou, robotnice ku zemiakom, želiarov ku pluhu — a </text:span></text:span><text:soft-page-break/><text:span text:style-name="CharStyle12"><text:span text:style-name="T45">jednoho dolu, aby povedal pánovi, čo sa stalo.</text:span></text:span></text:p>
        <text:p text:style-name="P32"><text:span text:style-name="CharStyle12"><text:span text:style-name="T45">I Viola sa premohla. Dozrela všade, kde bolo treba jej dozoru. No cítila sa pri tom biednou, umorenou, až na smrť. Ako vtedy, keď mileného otca dobili zaslepení, náruživí ľudia, tak teraz tiež videla sa pred problémom, ktorý rozlúštiť je ťažko mladej deve. Tam luza; nedoučení,</text:span></text:span><text:span text:style-name="CharStyle17"><text:span text:style-name="T45"> </text:span></text:span><text:span text:style-name="CharStyle12"><text:span text:style-name="T45">nevzdelaní </text:span></text:span><text:span text:style-name="CharStyle12"><text:span text:style-name="T38">ľu</text:span></text:span><text:span text:style-name="CharStyle12"><text:span text:style-name="T45">dia, tu raffineria, tu prefíkaná neprávosť v rúchu oči zaslepujúcom, pesunkami mačky, ktorá lichotiv</text:span></text:span><text:span text:style-name="CharStyle12"><text:span text:style-name="T38">e</text:span></text:span><text:span text:style-name="CharStyle12"><text:span text:style-name="T45"> skrýva ostré drapy svoje. Tam domnelá samopomsta, ukrutná, no ako tak ospravedlnená — tu vypočítavé napádanie človeka zkazeného až v útrobách duše. </text:span></text:span><text:span text:style-name="CharStyle12"><text:span text:style-name="T1">—</text:span></text:span><text:span text:style-name="CharStyle12"><text:span text:style-name="T45"> Oj, keď dosiaľ nenávidela tých nepoznaných, ktorí ubili jej otca, teraz soznala, že sú to nie tí najhorší lotri na svete.</text:span></text:span></text:p>
        <text:p text:style-name="P32"><text:span text:style-name="CharStyle12"><text:span text:style-name="T45">Večierkom navštívila horu, vedela, že už sem viacej nepríde; — na jar, kto zná, kam zanesie ju sudba a kto už sem bude miesto nej chodiť? Išla sa požalovať tej hovornej hore, ktorá nás i rozumie i poteší i utíš</text:span></text:span><text:span text:style-name="CharStyle12"><text:span text:style-name="T38">í</text:span></text:span><text:span text:style-name="CharStyle12"><text:span text:style-name="T45"> naše žiale. Na obhorený parez sadla si Viola, ako do kresla. Okolo nej hromady lísťa vetrom naznášaného, z popod neho ešte zelený, svieži moch. V konároch a korunách stromov stenal vetor, ráňal ozdobu hôrnych velikánov a zpúšťal ju jim k nohám. — Vo vzduchu už dnes predpovedal sa podzim. Od západu ešte svietilo slnko, ale nehrialo viac, od východu a severu tiahly oblaky, predpovedajúce sňah. Všetko v prírode podalo sa svojmu určeniu — polia zbavené úrody — stráne suché — stromy bezlisté, vtáci už dávno presťahovaly sa v lepšie krajiny — len veľké tably oziminy skvel</text:span></text:span><text:span text:style-name="CharStyle12"><text:span text:style-name="T38">y</text:span></text:span><text:span text:style-name="CharStyle12"><text:span text:style-name="T45"> sa uprostred </text:span></text:span><text:soft-page-break/><text:span text:style-name="CharStyle12"><text:span text:style-name="T45">tohoto smútku nádhernou zeleňou — sťa víťazný obraz budúceho žitia.</text:span></text:span></text:p>
        <text:p text:style-name="P32"><text:span text:style-name="CharStyle12"><text:span text:style-name="T45">Viola, opretá o peň svojho duba, oddala sa pocitu voľnej samoty. Tu je istá, tu nef</text:span></text:span><text:span text:style-name="CharStyle12"><text:span text:style-name="T1">i</text:span></text:span><text:span text:style-name="CharStyle12"><text:span text:style-name="T45">xiruje ju zvedavé oko, tu nenájde ju zloba. — I položila tvár do rúk — vzdychala bôľne — a pomedzi prsty draly sa zradné slzy</text:span></text:span><text:span text:style-name="CharStyle12"><text:span text:style-name="T1">, </text:span></text:span><text:span text:style-name="CharStyle12"><text:span text:style-name="T45">konečne kŕčovitý plač svieral celou bytosťou. Viola plače! Oj, azda zmyjú tie slzy pocit nešťastia, azda pomôžu premôcť hlodajúci bôľ a otupia oste</text:span></text:span><text:span text:style-name="CharStyle12"><text:span text:style-name="T38">n</text:span></text:span><text:span text:style-name="CharStyle12"><text:span text:style-name="T45">, ktorý zadala jej zloba. Azda znovu precitne a vzchopí sa k životu, azda znovu bude veriť v dobro a krásu — a azda predsa pozná, kde opravdová láska dosiaľ ešte nesmelo kynie, volá a očakáva ju.</text:span></text:span></text:p>
        <text:p text:style-name="P32"><text:span text:style-name="CharStyle12"><text:span text:style-name="T45">Pozor, ktorého v noci vypustili z väzenia, neopustil teraz ani na krok svoju veliteľku. </text:span></text:span><text:span text:style-name="CharStyle12"><text:span text:style-name="T76">Č</text:span></text:span><text:span text:style-name="CharStyle12"><text:span text:style-name="T45">ujnými driemotami zažmúril tu i tu obe múdre oči svoje; zase prezrel niekedy a pohliadol bokom na paniu svoju, ktorú ešte nikdy takto nevidel. Ba raz pritúlil sa ku nej a položil hlavu svoju na jej kolená, no nedocielil inšie, než že jedna ruka opustila dosavádne miesto svoje a pohladila verné zviera.</text:span></text:span></text:p>
        <text:p text:style-name="P32"><text:span text:style-name="CharStyle12"><text:span text:style-name="T45">A od </text:span></text:span><text:span text:style-name="CharStyle12"><text:span text:style-name="T1">„M</text:span></text:span><text:span text:style-name="CharStyle12"><text:span text:style-name="T45">ajer</text:span></text:span><text:span text:style-name="CharStyle12"><text:span text:style-name="T1">a</text:span></text:span><text:span text:style-name="CharStyle12"><text:span text:style-name="T45">“, od pracujúcich žien približoval sa muž, ktorý hľadal Violu, aby jej sdelil potrebné náhľady, týkajúce sa hospodárstva, a našiel devu v slzách, v rozč</text:span></text:span><text:span text:style-name="CharStyle12"><text:span text:style-name="T38">u</text:span></text:span><text:span text:style-name="CharStyle12"><text:span text:style-name="T45">lení, v akom nevidel ju nikdy a aké u Violy ani nedržal za možné. Prekvapením zastal. Viola plače! Viola, tá tichá, pokojná — Viola, tá meravá, hrdá — ona plače! Zvláštny, sladký cit smilovania vtiahnul do jeho srdca — Viola je slabá, nie je vzdorujúca, plače, musí cítiť a tak musí byť </text:span></text:span><text:soft-page-break/><text:span text:style-name="CharStyle12"><text:span text:style-name="T45">prístupnou i láske...</text:span></text:span></text:p>
        <text:p text:style-name="P32"><text:span text:style-name="CharStyle12"><text:span text:style-name="T45">Deva nezbadala, že ju niekto pozoruje, mienila sa byť celkom samotná, vyjmúc Pozora, a ten už bol dávno dôverníkom, ač mlčanlivým, spanilej veliteľky. Nevedela, že kým ona slzy roní, tam plesá nad tým ten, ktorého do nedávna mienila nenávideť a ktorý teraz jej je modlou,</text:span></text:span><text:span text:style-name="CharStyle17"><text:span text:style-name="T45"> </text:span></text:span><text:span text:style-name="CharStyle12"><text:span text:style-name="T45">pre ktorého zavrhla ruku Danielovu a ktorý má tiež podiel na slzách týchto. Netušila, že Imrichove oči spočinuly na nej pohľadom lásky, všetko podmaňujúcej. Len Pozor zbadal blízkosť jeho a krútiac chvost</text:span></text:span><text:span text:style-name="CharStyle12"><text:span text:style-name="T38">i</text:span></text:span><text:span text:style-name="CharStyle12"><text:span text:style-name="T45">kom — pozeral na neho — no nepohol sa od Violy, kým táto sa nezpozorovala. Ako videl Imro, že Viola zdvihla hlávku, išiel jej v ústrety. Ona ale prudko vstala hore a rýchlym pohybom zdvihla šatočku, ktorá spadla jej bola — a usušila slzy. —</text:span></text:span></text:p>
        <text:p text:style-name="P32"><text:span text:style-name="CharStyle12"><text:span text:style-name="T45">„</text:span></text:span><text:span text:style-name="CharStyle12"><text:span text:style-name="T1">V</text:span></text:span><text:span text:style-name="CharStyle12"><text:span text:style-name="T45">iol</text:span></text:span><text:span text:style-name="CharStyle12"><text:span text:style-name="T1">a</text:span></text:span><text:span text:style-name="CharStyle12"><text:span text:style-name="T45">!“ riekol Imrich mierne a vzal ju za ruku.</text:span></text:span></text:p>
        <text:p text:style-name="P32"><text:span text:style-name="CharStyle12"><text:span text:style-name="T45">To dobre padlo! V jeho slove ležalo viac než púha potecha — a toto prinútilo Violu, že pozrela na neho ešte akoby skrze mlhavý závoj sĺz. Iste bolo by sa dostavilo medzi nimi usrozumenie, keby nebol veľmi nevhod prišiel T</text:span></text:span><text:span text:style-name="CharStyle12"><text:span text:style-name="T1">i</text:span></text:span><text:span text:style-name="CharStyle12"><text:span text:style-name="T45">ešok s oznamom, že už robotnice dokončily prácu.</text:span></text:span></text:p>
        <text:p text:style-name="P32"><text:span text:style-name="CharStyle12"><text:span text:style-name="T45">Imrich si vzdychol.</text:span></text:span></text:p>
        <text:p text:style-name="P32"><text:span text:style-name="CharStyle12"><text:span text:style-name="T45">„</text:span></text:span><text:span text:style-name="CharStyle12"><text:span text:style-name="T1">P</text:span></text:span><text:span text:style-name="CharStyle12"><text:span text:style-name="T45">ravda, máme výplatu. Veď preto vyhľadal som vás, aby som vás poprosil o pomoc pri počítaní — vy znáte, ktorá koľko dní pracovala.“</text:span></text:span></text:p>
        <text:p text:style-name="P32"><text:span text:style-name="CharStyle12"><text:span text:style-name="T45">Hlas jeho bol neistý — neposlúchal ho — iste teraz radšej by tlumočil niečo iné a zpytoval sa znovu, pevne veriac, že odveta nebola by viac tá, ako v ten </text:span></text:span><text:soft-page-break/><text:span text:style-name="CharStyle12"><text:span text:style-name="T45">večer, keď Viola hrala.</text:span></text:span></text:p>
        <text:p text:style-name="P32"><text:span text:style-name="CharStyle12"><text:span text:style-name="T45">Práca dňa bola dokončená; ženičky s výplatou odchodily dve, tri vo vedne — mal</text:span></text:span><text:span text:style-name="CharStyle12"><text:span text:style-name="T38">y</text:span></text:span><text:span text:style-name="CharStyle12"><text:span text:style-name="T45"> o čom hov</text:span></text:span><text:span text:style-name="CharStyle12"><text:span text:style-name="T1">o</text:span></text:span><text:span text:style-name="CharStyle12"><text:span text:style-name="T45">riť. — Vozy, naložené vreciami, už hýbaly sa z miesta, len Imr</text:span></text:span><text:span text:style-name="CharStyle12"><text:span text:style-name="T1">ov </text:span></text:span><text:span text:style-name="CharStyle12"><text:span text:style-name="T45">koníček ešte stál pred dvermi a hrabal netrpelive prednýma nohama. A Imro odťahoval s odchodom. Rád by bol býval, keby vrátil sa ten okamih, aby jej povedal, že — ale či by ona to nerozumela zase zle, ako vtedy?</text:span></text:span></text:p>
        <text:p text:style-name="P32"><text:span text:style-name="CharStyle12"><text:span text:style-name="T45">Keď prišla reč na umretú Veronku, vtedy opýtal sa celkom nevinne:</text:span></text:span></text:p>
        <text:p text:style-name="P32"><text:span text:style-name="CharStyle12"><text:span text:style-name="T45">„Nebožiatko! Len ako to prišlo? Veď bola chorľavá, ale tak na náhle umrieť, je predsa podivné.“</text:span></text:span></text:p>
        <text:p text:style-name="P32"><text:span text:style-name="CharStyle12"><text:span text:style-name="T45">Viola zbadala z týchto slov, že Imrich nevie všetko a to ju uspokojilo. Krchová, ktorá tiež nachodila sa na blízku, chcela rozprávať — no Viola kynula jej — a ona predbežne mlčala. —</text:span></text:span></text:p>
        <text:p text:style-name="P32"><text:span text:style-name="CharStyle12"><text:span text:style-name="T45">A tak musel odísť zase zo Skalného potôčka, bez toho, žeby povedal, čo povedať chcel — no ešte skôr opýtal sa Violy, tak nejapným spôsobom, akým to len zaľúbení ľudia zvykli hovoriť, či neišla by domov už dnes? Táto otázka urazila znovu Violu. Snáď s ním? na jednom vozíčku? — Však je ona nie Emka — ani — ani — a chorobné naladenie jej duše bolo pohnuté znovu, tak že sa Viola zasmiala trpkým smiechom — až slzy zperlily sa v jej očiach. Tento výbuch veselosti, ktorý vlastne tlumočil smútok, hlboký zármutok, prekvapil Imricha, tak že pozeral zostrašený na ňu.</text:span></text:span></text:p>
        <text:p text:style-name="P32"><text:span text:style-name="CharStyle12"><text:span text:style-name="T1">„O</text:span></text:span><text:span text:style-name="CharStyle12"><text:span text:style-name="T45">dpusťt</text:span></text:span><text:span text:style-name="CharStyle12"><text:span text:style-name="T1">e</text:span></text:span><text:span text:style-name="CharStyle12"><text:span text:style-name="T45">“, šeptal a už držal opraty v hrsti.</text:span></text:span></text:p>
        <text:p text:style-name="P32"><text:soft-page-break/><text:span text:style-name="CharStyle12"><text:span text:style-name="T45">Viola stála opretá o dvere a dívala sa, teraz už zase zdanliv</text:span></text:span><text:span text:style-name="CharStyle12"><text:span text:style-name="T38">e</text:span></text:span><text:span text:style-name="CharStyle12"><text:span text:style-name="T45"> pokojná, do diaľky. Imrovi dlho, až kým sa celkom nezotmilo, zdalo sa, že ju vidí pred sebou a aj potom ešte videl ju duševným okom, — hľadel na ňu pohľadom lásky.</text:span></text:span></text:p>
        <text:p text:style-name="P32"><text:span text:style-name="CharStyle12"><text:span text:style-name="T45">A deva ešte stála chvíľku tam von, potom vni</text:span></text:span><text:span text:style-name="CharStyle12"><text:span text:style-name="T1">š</text:span></text:span><text:span text:style-name="CharStyle12"><text:span text:style-name="T45">la do izby, kde ležala mrtvá Veronka — i sadla si neďaleko nej. Prichodili i susedia, posedali si, rozprávali si polo</text:span></text:span><text:span text:style-name="CharStyle12"><text:span text:style-name="T1">š</text:span></text:span><text:span text:style-name="CharStyle12"><text:span text:style-name="T45">eptom, spievali zase nábožné piesne, potom rozišli sa, unavení prácou dňa, aby odpočinuli si a sbierali sily ku druhým prácam. Len Krchová ostala u Violy a m</text:span></text:span><text:span text:style-name="CharStyle12"><text:span text:style-name="T38">r</text:span></text:span><text:span text:style-name="CharStyle12"><text:span text:style-name="T45">tvoly.</text:span></text:span></text:p>
        <text:p text:style-name="P32"><text:span text:style-name="CharStyle12"><text:span text:style-name="T45">Zapálila sviece, potom vzala knihu, modlila sa z nej a zase striedav</text:span></text:span><text:span text:style-name="CharStyle12"><text:span text:style-name="T38">e</text:span></text:span><text:span text:style-name="CharStyle12"><text:span text:style-name="T45"> nariekala, vzdychala a kliala </text:span></text:span><text:span text:style-name="CharStyle12"><text:span text:style-name="T1">—</text:span></text:span><text:span text:style-name="CharStyle12"><text:span text:style-name="T45"> konečne zaspala spánkom spravodlivých. Len Viola ešte bdela sama u m</text:span></text:span><text:span text:style-name="CharStyle12"><text:span text:style-name="T38">r</text:span></text:span><text:span text:style-name="CharStyle12"><text:span text:style-name="T45">tvej. Tá i teraz usmievala sa z tesného príbytku na ňu, a Violu prešiel mráz nad tým úsmevom. Mrtvých sa zvykli živí báť, aká to hlúposť! Mrtvých báť, keď len živí sú v stave nám ubližovať, že ľakať sa jich musíme, — mrtvých veru nie! Skoro by sa bola Viola zase zasmiala, ako len pred chvíľou, pred domčekom — ale úsmev Veronkin velel jej byť ticho.</text:span></text:span></text:p>
        <text:p text:style-name="P32"><text:span text:style-name="CharStyle12"><text:span text:style-name="T38">Ó</text:span></text:span><text:span text:style-name="CharStyle12"><text:span text:style-name="T45"> jak divný, úžasný je pohľad na meravú tvár mrtvého</text:span></text:span><text:span text:style-name="CharStyle12"><text:span text:style-name="T1">:</text:span></text:span><text:span text:style-name="CharStyle12"><text:span text:style-name="T45"> Kde je pohľad oka, už teraz skleneného? Kde lúč, ktorým tlumočilo oko, to okienko duše, strasti a slasti srdca, jeho žiale i radosti jeho? Kam podel sa menivý výraz tváre teraz už meravej, vždy rovne chladnej, nehybnej. A ten teplý prúd, to hýbadlo celého stroja — akým ľadovým dechom </text:span></text:span><text:span text:style-name="CharStyle12"><text:span text:style-name="T1">ov</text:span></text:span><text:span text:style-name="CharStyle12"><text:span text:style-name="T45">iaty ztuhnul v žilách, v svojich to žliabkoch, </text:span></text:span><text:soft-page-break/><text:span text:style-name="CharStyle12"><text:span text:style-name="T45">ako i v zdroji samom už teraz nehybnom, utíšenom. Smrť! Jak strašné to slovo! Slovo plné hrôzy a bájočnej zloby! A predsa prichádza ona mnohým čo verný priateľ a vysvoboditel z trápenia, čo anjel pokoja.</text:span></text:span></text:p>
        <text:p text:style-name="P17"><text:span text:style-name="CharStyle12"><text:span text:style-name="T1"/></text:span></text:p>
        <text:p text:style-name="P30"><text:span text:style-name="CharStyle12"><text:span text:style-name="T1">12</text:span></text:span><text:span text:style-name="CharStyle12"><text:span text:style-name="T45">. Mračná — slnko.</text:span></text:span></text:p>
        <text:p text:style-name="P32"><text:span text:style-name="CharStyle12"><text:span text:style-name="T45"/></text:span></text:p>
        <text:p text:style-name="P44"><text:span text:style-name="CharStyle12"><text:span text:style-name="T45">Keď Viola druhého rána zdvihla hlávku, zo sna prebudená, netušila, čo očakáva ju ešte dnes.</text:span></text:span></text:p>
        <text:p text:style-name="P32"><text:span text:style-name="CharStyle12"><text:span text:style-name="T45">Tam dolu, tam v tom veľkom, otcovskom dome, sťahovaly sa mračná, z ktorých mal padnúť blesk jeden na jej ubolenú hlávku.</text:span></text:span></text:p>
        <text:p text:style-name="P32"><text:span text:style-name="CharStyle12"><text:span text:style-name="T45">Pani Vilinská nenašla svoj prsteň. Za príkladom neporiadnych žien, pohodila ho kamsi, nerozpamätala sa ani na to, či ho večer po príchode z divadla ešte mala alebo nie. Prsteňa nebolo i nebolo. Celý dom bol prekutaný, slúžky predvolané, tie s plačom a zaklínaním chcely dokazovať svoju nevinu, — ba aj Emka, keď večierkom prišla zo školy domov, bola predvolaná.</text:span></text:span></text:p>
        <text:p text:style-name="P32"><text:span text:style-name="CharStyle12"><text:span text:style-name="T45">Malá žiačka na ostrú otázku prišla do patrných rozpakov.</text:span></text:span></text:p>
        <text:p text:style-name="P32"><text:span text:style-name="CharStyle12"><text:span text:style-name="T45">„Ty si ho videla, však áno, alebo si ho sama skryla, poved</text:span></text:span><text:span text:style-name="CharStyle12"><text:span text:style-name="T1">z</text:span></text:span><text:span text:style-name="CharStyle12"><text:span text:style-name="T45">!“ dotierala na ňu pani Vilinská.</text:span></text:span></text:p>
        <text:p text:style-name="P32"><text:span text:style-name="CharStyle12"><text:span text:style-name="T1">„J</text:span></text:span><text:span text:style-name="CharStyle12"><text:span text:style-name="T45">a som ho neskryla, ani ho nemá</text:span></text:span><text:span text:style-name="CharStyle12"><text:span text:style-name="T1">m</text:span></text:span><text:span text:style-name="CharStyle12"><text:span text:style-name="T45">!“ bránila sa Emka.</text:span></text:span></text:p>
        <text:p text:style-name="P32"><text:span text:style-name="CharStyle12"><text:span text:style-name="T1">„</text:span></text:span><text:span text:style-name="CharStyle12"><text:span text:style-name="T45">Ale si ho predsa videla, kde?“</text:span></text:span></text:p>
        <text:p text:style-name="P32"><text:span text:style-name="CharStyle12"><text:span text:style-name="T45">Dievčatko mlčalo v patrnom boji samo s vlastným srdiečkom.</text:span></text:span></text:p>
        <text:p text:style-name="P32"><text:span text:style-name="CharStyle12"><text:span text:style-name="T45">„Kde si ho videla, povedz, no!“ dopierala Vilinská znovu.</text:span></text:span></text:p>
        <text:p text:style-name="P32"><text:soft-page-break/><text:span text:style-name="CharStyle12"><text:span text:style-name="T1">„</text:span></text:span><text:span text:style-name="CharStyle12"><text:span text:style-name="T45">U Viol</text:span></text:span><text:span text:style-name="CharStyle12"><text:span text:style-name="T1">y</text:span></text:span><text:span text:style-name="CharStyle12"><text:span text:style-name="T45">“, odpovedalo dievča so slzami v očiach.</text:span></text:span></text:p>
        <text:p text:style-name="P32"><text:span text:style-name="CharStyle12"><text:span text:style-name="T1">„N</text:span></text:span><text:span text:style-name="CharStyle12"><text:span text:style-name="T45">emožn</text:span></text:span><text:span text:style-name="CharStyle12"><text:span text:style-name="T1">o</text:span></text:span><text:span text:style-name="CharStyle12"><text:span text:style-name="T45">!“ zvolala Vilinská.</text:span></text:span></text:p>
        <text:p text:style-name="P32"><text:span text:style-name="CharStyle12"><text:span text:style-name="T1">„</text:span></text:span><text:span text:style-name="CharStyle12"><text:span text:style-name="T45">B</text:span></text:span><text:span text:style-name="CharStyle12"><text:span text:style-name="T1">a á</text:span></text:span><text:span text:style-name="CharStyle12"><text:span text:style-name="T45">no!</text:span></text:span><text:span text:style-name="CharStyle12"><text:span text:style-name="T1">“</text:span></text:span><text:span text:style-name="CharStyle12"><text:span text:style-name="T45"> tvrdila Emka. </text:span></text:span><text:span text:style-name="CharStyle12"><text:span text:style-name="T1">„M</text:span></text:span><text:span text:style-name="CharStyle12"><text:span text:style-name="T45">y musíme pravdu hovoriť</text:span></text:span><text:span text:style-name="CharStyle12"><text:span text:style-name="T1"> </text:span></text:span><text:span text:style-name="CharStyle12"><text:span text:style-name="T45">a Viola, ke</text:span></text:span><text:span text:style-name="CharStyle12"><text:span text:style-name="T76">ď</text:span></text:span><text:span text:style-name="CharStyle12"><text:span text:style-name="T45"> príde, povie vám tiež pravdu, ja viem!“</text:span></text:span></text:p>
        <text:p text:style-name="P32"><text:span text:style-name="CharStyle12"><text:span text:style-name="T1">„</text:span></text:span><text:span text:style-name="CharStyle12"><text:span text:style-name="T45">T</text:span></text:span><text:span text:style-name="CharStyle12"><text:span text:style-name="T1">o je a</text:span></text:span><text:span text:style-name="CharStyle12"><text:span text:style-name="T45">le nie možn</text:span></text:span><text:span text:style-name="CharStyle12"><text:span text:style-name="T1">é</text:span></text:span><text:span text:style-name="CharStyle12"><text:span text:style-name="T45">“, pochybovala macocha Emkina, ktorá Violu nemala rada, no zlého o nej nemyslela, ba práve azda za to ju nenávidela, že ju nemohla držať za schopnú nejakej hrubej chyby. „Musela si sa mýliť, Ema, Viola nemohla mať ten prste</text:span></text:span><text:span text:style-name="CharStyle12"><text:span text:style-name="T1">ň</text:span></text:span><text:span text:style-name="CharStyle12"><text:span text:style-name="T45">!</text:span></text:span><text:span text:style-name="CharStyle12"><text:span text:style-name="T1">“</text:span></text:span></text:p>
        <text:p text:style-name="P32"><text:span text:style-name="CharStyle12"><text:span text:style-name="T45">„AIe ja viem, že ho mala, vtedy večer, ke</text:span></text:span><text:span text:style-name="CharStyle12"><text:span text:style-name="T76">ď</text:span></text:span><text:span text:style-name="CharStyle12"><text:span text:style-name="T45"> ste prišli z divadla, prišla pozde, pozde hore a potom —</text:span></text:span><text:span text:style-name="CharStyle12"><text:span text:style-name="T1">“</text:span></text:span></text:p>
        <text:p text:style-name="P32"><text:span text:style-name="CharStyle12"><text:span text:style-name="T45">„</text:span></text:span><text:span text:style-name="CharStyle12"><text:span text:style-name="T76">Č</text:span></text:span><text:span text:style-name="CharStyle12"><text:span text:style-name="T45">o potom?</text:span></text:span><text:span text:style-name="CharStyle12"><text:span text:style-name="T1">“</text:span></text:span><text:span text:style-name="CharStyle12"><text:span text:style-name="T45"> zamiešala sa Hermína.</text:span></text:span></text:p>
        <text:p text:style-name="P32"><text:span text:style-name="CharStyle12"><text:span text:style-name="T45">„Tebe nič nepoviem.</text:span></text:span><text:span text:style-name="CharStyle12"><text:span text:style-name="T1">“</text:span></text:span></text:p>
        <text:p text:style-name="P32"><text:span text:style-name="CharStyle12"><text:span text:style-name="T1">„O</text:span></text:span><text:span text:style-name="CharStyle12"><text:span text:style-name="T45">blud</text:span></text:span><text:span text:style-name="CharStyle12"><text:span text:style-name="T1">a</text:span></text:span><text:span text:style-name="CharStyle12"><text:span text:style-name="T45">!</text:span></text:span><text:span text:style-name="CharStyle12"><text:span text:style-name="T1">“</text:span></text:span></text:p>
        <text:p text:style-name="P32"><text:span text:style-name="CharStyle12"><text:span text:style-name="T45">Emka s hnevným pohybom hlavy odvrátila sa o</text:span></text:span><text:span text:style-name="CharStyle12"><text:span text:style-name="T76">d</text:span></text:span><text:span text:style-name="CharStyle12"><text:span text:style-name="T1"> </text:span></text:span><text:span text:style-name="CharStyle12"><text:span text:style-name="T45">Hermínky.</text:span></text:span></text:p>
        <text:p text:style-name="P32"><text:span text:style-name="CharStyle12"><text:span text:style-name="T1">„</text:span></text:span><text:span text:style-name="CharStyle12"><text:span text:style-name="T45">To nie je na pochopeni</text:span></text:span><text:span text:style-name="CharStyle12"><text:span text:style-name="T1">e</text:span></text:span><text:span text:style-name="CharStyle12"><text:span text:style-name="T45">!</text:span></text:span><text:span text:style-name="CharStyle12"><text:span text:style-name="T1">“</text:span></text:span><text:span text:style-name="CharStyle12"><text:span text:style-name="T45"> krútila pani Vilinská hlavou, </text:span></text:span><text:span text:style-name="CharStyle12"><text:span text:style-name="T1">„</text:span></text:span><text:span text:style-name="CharStyle12"><text:span text:style-name="T45">ten prsteň nesmie sa ztratiť — pod, Emka, ukáž nám, ako to bolo, ke</text:span></text:span><text:span text:style-name="CharStyle12"><text:span text:style-name="T76">ď</text:span></text:span><text:span text:style-name="CharStyle12"><text:span text:style-name="T45"> videla si ten prste</text:span></text:span><text:span text:style-name="CharStyle12"><text:span text:style-name="T1">ň</text:span></text:span><text:span text:style-name="CharStyle12"><text:span text:style-name="T45">!“</text:span></text:span></text:p>
        <text:p text:style-name="P32"><text:span text:style-name="CharStyle12"><text:span text:style-name="T45">Emka, ač nerada, nasledovala macochu svoju a Hermínku do Violinej izbičky. Tam bolo teraz pusto, lebo</text:span></text:span><text:span text:style-name="CharStyle12"><text:span text:style-name="T1"> </text:span></text:span><text:span text:style-name="CharStyle12"><text:span text:style-name="T45">ani Emka nespávala tam, keď Violy nebolo doma.</text:span></text:span></text:p>
        <text:p text:style-name="P32"><text:span text:style-name="CharStyle12"><text:span text:style-name="T45">I musela Emka rozprávať, ako sa začala učiť, až zaspala nad knihou; potom zdalo sa jej, že dlho spala, kým Viola dnu prišla celkom zostrašená a ako jej </text:span></text:span><text:soft-page-break/><text:span text:style-name="CharStyle12"><text:span text:style-name="T45">vypadnul prsteň, lebo roztrhla sa jej šnôročka z hrdla.</text:span></text:span></text:p>
        <text:p text:style-name="P32"><text:span text:style-name="CharStyle12"><text:span text:style-name="T45">No Vilinská ešte i teraz nebola cele presvedčená. Hermínka ale </text:span></text:span><text:span text:style-name="CharStyle12"><text:span text:style-name="T38">ľ</text:span></text:span><text:span text:style-name="CharStyle12"><text:span text:style-name="T45">ahkoverná a povrchná, uhla plecom a povedal</text:span></text:span><text:span text:style-name="CharStyle12"><text:span text:style-name="T1">a</text:span></text:span><text:span text:style-name="CharStyle12"><text:span text:style-name="T45">:</text:span></text:span></text:p>
        <text:p text:style-name="P32"><text:span text:style-name="CharStyle12"><text:span text:style-name="T1">„</text:span></text:span><text:span text:style-name="CharStyle12"><text:span text:style-name="T45">A kto že to vie? Možno, že Ema predsa pravdu hovorí.“</text:span></text:span></text:p>
        <text:p text:style-name="P32"><text:span text:style-name="CharStyle12"><text:span text:style-name="T45">„Ja pravdu hovorím.“</text:span></text:span></text:p>
        <text:p text:style-name="P32"><text:span text:style-name="CharStyle12"><text:span text:style-name="T45">„Tak by Viola bola ukradla prsteň — —“</text:span></text:span></text:p>
        <text:p text:style-name="P32"><text:span text:style-name="CharStyle12"><text:span text:style-name="T45">Na tie špatné slová zkríkla Emka zlobne:</text:span></text:span></text:p>
        <text:p text:style-name="P32"><text:span text:style-name="CharStyle12"><text:span text:style-name="T45">„Ty tak nehovor o Viole; keď Viola má ten prsteň u seba, iste to aj povie — a vzala ho iste preto, že —</text:span></text:span><text:span text:style-name="CharStyle12"><text:span text:style-name="T1">“</text:span></text:span></text:p>
        <text:p text:style-name="P32"><text:span text:style-name="CharStyle12"><text:span text:style-name="T45">„Nuž prečo, ty malá jašterica?“</text:span></text:span></text:p>
        <text:p text:style-name="P32"><text:span text:style-name="CharStyle12"><text:span text:style-name="T45">„Oj, fuj, ty zlá Herm</text:span></text:span><text:span text:style-name="CharStyle12"><text:span text:style-name="T1">a</text:span></text:span><text:span text:style-name="CharStyle12"><text:span text:style-name="T45">!“</text:span></text:span></text:p>
        <text:p text:style-name="P32"><text:span text:style-name="CharStyle12"><text:span text:style-name="T45">„</text:span></text:span><text:span text:style-name="CharStyle12"><text:span text:style-name="T1">T</text:span></text:span><text:span text:style-name="CharStyle12"><text:span text:style-name="T45">icho, deti! Herma, k čomu ťa povedie tvoja nešetrnosť? Nevieš sa mierniť, predsa už raz? Že má Viola ten prsteň, začínam veriť, — no nenahliadam —</text:span></text:span><text:span text:style-name="CharStyle12"><text:span text:style-name="T1">“</text:span></text:span></text:p>
        <text:p text:style-name="P32"><text:span text:style-name="CharStyle12"><text:span text:style-name="T45">„Prečo ho vzala? Nuž, že páčil sa jej, — však videli sme, ako to ňou trhlo.</text:span></text:span><text:span text:style-name="CharStyle12"><text:span text:style-name="T1">“</text:span></text:span><text:span text:style-name="CharStyle12"><text:span text:style-name="T45"> Pri posledných slovách hrabala </text:span></text:span><text:span text:style-name="CharStyle12"><text:span text:style-name="T1">s</text:span></text:span><text:span text:style-name="CharStyle12"><text:span text:style-name="T45">a v knihách. Z jednej vypadol jej malý obrázok, podobizeň Imrichova zo študentských časov.</text:span></text:span></text:p>
        <text:p text:style-name="P32"><text:span text:style-name="CharStyle12"><text:span text:style-name="T45">„Ach — takto stojím</text:span></text:span><text:span text:style-name="CharStyle12"><text:span text:style-name="T1">e</text:span></text:span><text:span text:style-name="CharStyle12"><text:span text:style-name="T45">!?“ zvolala prekvapená.</text:span></text:span></text:p>
        <text:p text:style-name="P32"><text:span text:style-name="CharStyle12"><text:span text:style-name="T45">„To som jej ja dala“, riekla chytro Emka a priskočila k Hermíne, aby vzala jej fotografiu z rúk.</text:span></text:span></text:p>
        <text:p text:style-name="P32"><text:span text:style-name="CharStyle12"><text:span text:style-name="T45">„To odložím, je to zanímavý nález.“</text:span></text:span></text:p>
        <text:p text:style-name="P32"><text:span text:style-name="CharStyle12"><text:span text:style-name="T45">„</text:span></text:span><text:span text:style-name="CharStyle12"><text:span text:style-name="T1">N</text:span></text:span><text:span text:style-name="CharStyle12"><text:span text:style-name="T45">ie, to necháš t</text:span></text:span><text:span text:style-name="CharStyle12"><text:span text:style-name="T1">u</text:span></text:span><text:span text:style-name="CharStyle12"><text:span text:style-name="T45">!</text:span></text:span><text:span text:style-name="CharStyle12"><text:span text:style-name="T1">“</text:span></text:span><text:span text:style-name="CharStyle12"><text:span text:style-name="T45"> rozkríkla sa Emka náruživosťou dráždeného dieťaťa.</text:span></text:span></text:p>
        <text:p text:style-name="P32"><text:soft-page-break/><text:span text:style-name="CharStyle12"><text:span text:style-name="T45">„</text:span></text:span><text:span text:style-name="CharStyle12"><text:span text:style-name="T38">Á</text:span></text:span><text:span text:style-name="CharStyle12"><text:span text:style-name="T45">no, to tu nechaj, Herma; neviem, ako sa môžeš tak ďaleko zabúdať. Nepoznám ťa viac — takúto zlostnú, takúto pich</text:span></text:span><text:span text:style-name="CharStyle12"><text:span text:style-name="T76">ľ</text:span></text:span><text:span text:style-name="CharStyle12"><text:span text:style-name="T1">av</text:span></text:span><text:span text:style-name="CharStyle12"><text:span text:style-name="T45">ú — tvoje chovanie sa zabieha do obecnosti, — Imricha odpúdila si si už cele — i s Bubelákom môže sa ti to stať, ke</text:span></text:span><text:span text:style-name="CharStyle12"><text:span text:style-name="T38">ď</text:span></text:span><text:span text:style-name="CharStyle12"><text:span text:style-name="T45"> nebudeš sa mať na pozore.“</text:span></text:span></text:p>
        <text:p text:style-name="P32"><text:span text:style-name="CharStyle12"><text:span text:style-name="T45">„</text:span></text:span><text:span text:style-name="CharStyle12"><text:span text:style-name="T76">O</text:span></text:span><text:span text:style-name="CharStyle12"><text:span text:style-name="T45">j, ten odišiel blažený, lebo má môj sľub, moje áno —</text:span></text:span><text:span text:style-name="CharStyle12"><text:span text:style-name="T1">“</text:span></text:span></text:p>
        <text:p text:style-name="P32"><text:span text:style-name="CharStyle12"><text:span text:style-name="T45">„Tak? A to na vlastnú päsť si mu povedala?“</text:span></text:span></text:p>
        <text:p text:style-name="P32"><text:span text:style-name="CharStyle12"><text:span text:style-name="T1">„P</text:span></text:span><text:span text:style-name="CharStyle12"><text:span text:style-name="T45">rečo nie, tetka? Však som ja dosť veľká, aby už vedela rozhodnúť, kto sa mi páči, kto nie, a pot</text:span></text:span><text:span text:style-name="CharStyle12"><text:span text:style-name="T1">o</text:span></text:span><text:span text:style-name="CharStyle12"><text:span text:style-name="T45">m však len ja budem s ním bývať“, — dokazovala Hermína hlasom od vnútorného rozč</text:span></text:span><text:span text:style-name="CharStyle12"><text:span text:style-name="T38">u</text:span></text:span><text:span text:style-name="CharStyle12"><text:span text:style-name="T45">lenia trasľavým a so slzami v očiach — no slzy tieto boly vynútené zlosťou nad nezdarom. —</text:span></text:span></text:p>
        <text:p text:style-name="P32"><text:span text:style-name="CharStyle12"><text:span text:style-name="T45">„Tak, tak — to ja mám z toho, že som si ťa vychovala, — to, že som ťa, výlučne teba, milovala, pre teba vzala na seba toto jho — oj, a takáto vďaka dostáva sa mi.“</text:span></text:span></text:p>
        <text:p text:style-name="P32"><text:span text:style-name="CharStyle12"><text:span text:style-name="T45">„</text:span></text:span><text:span text:style-name="CharStyle12"><text:span text:style-name="T1">Z</text:span></text:span><text:span text:style-name="CharStyle12"><text:span text:style-name="T45">ačínaš byť sentimentálnou, tetuška, a to ti veru nijak nesluší.“</text:span></text:span></text:p>
        <text:p text:style-name="P32"><text:span text:style-name="CharStyle12"><text:span text:style-name="T45">Pani Vilinskú snáď po prvý raz opustila výrečnosť. Nevedela nájsť slova na posmešok Hermíny, lebo to nikdy nedržala za možné, na to ani vo sne nebola by pomyslela. Bol to úder pre jej srdce prvý, ten najboľastnejš</text:span></text:span><text:span text:style-name="CharStyle12"><text:span text:style-name="T1">í</text:span></text:span><text:span text:style-name="CharStyle12"><text:span text:style-name="T45"> — bol</text:span></text:span><text:span text:style-name="CharStyle12"><text:span text:style-name="T38">a</text:span></text:span><text:span text:style-name="CharStyle12"><text:span text:style-name="T45"> to rana, prvá, silná, zadaná sekerou do stromu jej žitia, lebo Vilinská milovala toto dievča — milovala len toto jediné stvorenie. Hermína bola jej modlou, jej všetkým. — </text:span></text:span><text:span text:style-name="CharStyle12"><text:span text:style-name="T1">—</text:span></text:span><text:span text:style-name="CharStyle12"><text:span text:style-name="T45"> A tento okamih tak silno pôsobil na jej čuvy, že začala sa trápiť a táto ináč ešte dosť rezká žena — začala starnúť — —</text:span></text:span></text:p>
        <text:p text:style-name="P32"><text:soft-page-break/><text:span text:style-name="CharStyle12"><text:span text:style-name="T45">I rozišly sa. Vilinská neistým krokom dolu do prízemnej izby, aby u obloka ešte raz rozmýšľala nad slovami milovaného dieťata </text:span></text:span><text:span text:style-name="CharStyle12"><text:span text:style-name="T1">—</text:span></text:span><text:span text:style-name="CharStyle12"><text:span text:style-name="T45"> no vždy prišla k tej trpkej pravde</text:span></text:span><text:span text:style-name="CharStyle12"><text:span text:style-name="T1">: </text:span></text:span><text:span text:style-name="CharStyle12"><text:span text:style-name="T45">nazpät, že je ranené jej srdce, že nie len slová, ale posunky, tón hlasu, všetko dohromady porazilo ju nesmierne. Hermínka odišla do svojej izby, kde hodila sa na malú mäkkú pohovku, starostlivou rukou tetky pre ňu tam postavenú, a plakala slzy nešťastia, no tieto slzy boly zcela rozdielne od tých, ktorými Vi</text:span></text:span><text:span text:style-name="CharStyle12"><text:span text:style-name="T1">o</text:span></text:span><text:span text:style-name="CharStyle12"><text:span text:style-name="T45">la uľahčila svoj žiaľ.</text:span></text:span></text:p>
        <text:p text:style-name="P32"><text:span text:style-name="CharStyle12"><text:span text:style-name="T45">Večer, dosť pozde, prišiel Imrich. Okľukami dozvedel sa, čo stalo sa s prsteňom. Keď mu Emka povedala, že ho Viola má, zbľadnul a hnevný blesk </text:span></text:span><text:span text:style-name="CharStyle12"><text:span text:style-name="T1">š</text:span></text:span><text:span text:style-name="CharStyle12"><text:span text:style-name="T45">ľahnul na Hermínku, ktorá u obloka nečinne sedela — veď nemyslel ináč, než že ona pôvodcom tomu podozreniu. I chytil niečo nešetrne Emku za ruku, zaviedol ju do kancelárie, zapálil lampu a posadil dieťa na stolec tak, že jej tvárička bola jasno osvetlená. Dieťa zprvu žmurkalo, zastrelo si oči, potom privykly sa tieto na svetlo, hľadely Imrovi priamo do tvári.</text:span></text:span></text:p>
        <text:p text:style-name="P16"><text:span text:style-name="CharStyle12"><text:span text:style-name="T1">„T</text:span></text:span><text:span text:style-name="CharStyle12"><text:span text:style-name="T45">eraz hovor pravdu, ako to bolo, povedz všetk</text:span></text:span><text:span text:style-name="CharStyle12"><text:span text:style-name="T1">o</text:span></text:span><text:span text:style-name="CharStyle12"><text:span text:style-name="T45">!“</text:span></text:span></text:p>
        <text:p text:style-name="P29"><text:span text:style-name="CharStyle12"><text:span text:style-name="T45">„Ja vždy pravdu hovorí</text:span></text:span><text:span text:style-name="CharStyle12"><text:span text:style-name="T1">m</text:span></text:span><text:span text:style-name="CharStyle12"><text:span text:style-name="T45">“, opakovala Emka.</text:span></text:span></text:p>
        <text:p text:style-name="P32"><text:span text:style-name="CharStyle12"><text:span text:style-name="T45">Potom rozprávala devuška všetko, čo v osudný večer videla, ba i to, čo zdráhala sa povedať pred mamou a Hermou — to, že Viola plakala a bola celkom premenená. Ďalej spomenula i fotografiu, ktorú Herma chcela preč vziať a ona ju tak hrdinsky bránila, ako aj to prezradila, že Viola často si ten obrázok pozerá a raz že vypovedala pri tom jeho meno zcela srozumite</text:span></text:span><text:span text:style-name="CharStyle12"><text:span text:style-name="T1">ľ</text:span></text:span><text:span text:style-name="CharStyle12"><text:span text:style-name="T45">ne.</text:span></text:span></text:p>
        <text:p text:style-name="P32"><text:soft-page-break/><text:span text:style-name="CharStyle12"><text:span text:style-name="T1">„N</text:span></text:span><text:span text:style-name="CharStyle12"><text:span text:style-name="T45">emožn</text:span></text:span><text:span text:style-name="CharStyle12"><text:span text:style-name="T1">o</text:span></text:span><text:span text:style-name="CharStyle12"><text:span text:style-name="T45">!“ zvolal Imrich a chytil dievčatko tak prudko za ramienko, že to temer zkríklo od bo</text:span></text:span><text:span text:style-name="CharStyle12"><text:span text:style-name="T1">ľ</text:span></text:span><text:span text:style-name="CharStyle12"><text:span text:style-name="T45">asti.</text:span></text:span></text:p>
        <text:p text:style-name="P32"><text:span text:style-name="CharStyle12"><text:span text:style-name="T45">„Ba áno!“ riekla Emka a vytrhla sa z jeho ruky, a ohmatávajúc ramienko druhou rukou, hov</text:span></text:span><text:span text:style-name="CharStyle12"><text:span text:style-name="T1">o</text:span></text:span><text:span text:style-name="CharStyle12"><text:span text:style-name="T45">rila ďale</text:span></text:span><text:span text:style-name="CharStyle12"><text:span text:style-name="T1">j</text:span></text:span><text:span text:style-name="CharStyle12"><text:span text:style-name="T45">: „ja</text:span></text:span><text:span text:style-name="CharStyle17"><text:span text:style-name="T45"> </text:span></text:span><text:span text:style-name="CharStyle12"><text:span text:style-name="T45">neviem, aký si ty, Imro, prečo si ma tak stisknul? Ty si vari zlý a Viola ťa predsa tak rada má — ona mi to raz aj povedala, keď som sa jej na to opýtala, ale musela som jej pris</text:span></text:span><text:span text:style-name="CharStyle12"><text:span text:style-name="T38">ľ</text:span></text:span><text:span text:style-name="CharStyle12"><text:span text:style-name="T45">úbiť, že to nepoviem nikomu.“</text:span></text:span></text:p>
        <text:p text:style-name="P32"><text:span text:style-name="CharStyle12"><text:span text:style-name="T45">„A teraz vyzradila si to predsa —“</text:span></text:span></text:p>
        <text:p text:style-name="P32"><text:span text:style-name="CharStyle12"><text:span text:style-name="T1">„</text:span></text:span><text:span text:style-name="CharStyle12"><text:span text:style-name="T38">Á</text:span></text:span><text:span text:style-name="CharStyle12"><text:span text:style-name="T45">no, pred tebou, pred druhými nie; ale ja poviem Viole, že ty nezaslúžiš, aby ťa mala rada, lebo ju ty ešte vždy nerád —“</text:span></text:span></text:p>
        <text:p text:style-name="P32"><text:span text:style-name="CharStyle12"><text:span text:style-name="T45">„To jej nevrav, — radšej — nie, poviem jej to sám — a ona si myslí — oj, hádanka — a tá hist</text:span></text:span><text:span text:style-name="CharStyle12"><text:span text:style-name="T1">ó</text:span></text:span><text:span text:style-name="CharStyle12"><text:span text:style-name="T38">o</text:span></text:span><text:span text:style-name="CharStyle12"><text:span text:style-name="T45">ria s prsteňom —“ hútal Imrich a oprúc sa do stolca, h</text:span></text:span><text:span text:style-name="CharStyle12"><text:span text:style-name="T1">ľ</text:span></text:span><text:span text:style-name="CharStyle12"><text:span text:style-name="T45">adel blaženým pohľadom do prázdneho vzduchu.</text:span></text:span></text:p>
        <text:p text:style-name="P32"><text:span text:style-name="CharStyle12"><text:span text:style-name="T45">„Ten je u nej“</text:span></text:span><text:span text:style-name="CharStyle12"><text:span text:style-name="T1">,</text:span></text:span><text:span text:style-name="CharStyle12"><text:span text:style-name="T45"> tvrdilo dieťa; vieš, Imriško, ja si myslím, že ona ho chce pre mňa odložiť, lebo vie, že je to m</text:span></text:span><text:span text:style-name="CharStyle12"><text:span text:style-name="T1">ô</text:span></text:span><text:span text:style-name="CharStyle12"><text:span text:style-name="T45">j.“</text:span></text:span></text:p>
        <text:p text:style-name="P41"><text:span text:style-name="CharStyle12"><text:span text:style-name="T45">Ale Imrich nepočúval viac. Ešte vždy opretý sedel a rozmýšľal — —</text:span></text:span><text:span text:style-name="CharStyle12"><text:span text:style-name="T1"> </text:span></text:span><text:span text:style-name="CharStyle12"><text:span text:style-name="T45">A výzor jeho bo</text:span></text:span><text:span text:style-name="CharStyle12"><text:span text:style-name="T1">l</text:span></text:span><text:span text:style-name="CharStyle12"><text:span text:style-name="T45"> výzorom veľmi šťastného človeka. Po chvíli vstal hore a povedal tichej Emke:</text:span></text:span></text:p>
        <text:p text:style-name="P32"><text:span text:style-name="CharStyle12"><text:span text:style-name="T1">„A</text:span></text:span><text:span text:style-name="CharStyle12"><text:span text:style-name="T45"> teraz dones si sem knihy a uč sa — alebo tu si pozeraj tieto obrázky.“</text:span></text:span></text:p>
        <text:p text:style-name="P32"><text:span text:style-name="CharStyle12"><text:span text:style-name="T45">On ale začal prechádzku po izbe. Myslel len na seba, na svoje šťastie, myslel na Violu, na utrápenú jej tváričku, na smutný pohľad očí a na ten divný </text:span></text:span><text:soft-page-break/><text:span text:style-name="CharStyle12"><text:span text:style-name="T45">smiech. Porozumel teraz všetkému. Akým hlúpym bol on dosiaľ, že nevedel si ju už dávno získať, už dávno jej to povedať, — už mohli byť šťastní — — A akým slepým bol, že nevidel, necítil. </text:span></text:span><text:span text:style-name="CharStyle12"><text:span text:style-name="T1">„O</text:span></text:span><text:span text:style-name="CharStyle12"><text:span text:style-name="T45">j Viol</text:span></text:span><text:span text:style-name="CharStyle12"><text:span text:style-name="T1">a</text:span></text:span><text:span text:style-name="CharStyle12"><text:span text:style-name="T45">!“ —</text:span></text:span></text:p>
        <text:p text:style-name="P32"><text:span text:style-name="CharStyle12"><text:span text:style-name="T45">Zastal — jeho zraky znovu ako ponorené v diaľku.</text:span></text:span></text:p>
        <text:p text:style-name="P32"><text:span text:style-name="CharStyle12"><text:span text:style-name="T45">„Ty úbohé dieťa! Čo trpeť musela si</text:span></text:span><text:span text:style-name="CharStyle12"><text:span text:style-name="T1"> </text:span></text:span><text:span text:style-name="CharStyle12"><text:span text:style-name="T45">u</text:span></text:span><text:span text:style-name="CharStyle12"><text:span text:style-name="T1"> </text:span></text:span><text:span text:style-name="CharStyle12"><text:span text:style-name="T45">nás! Ty opovržená dcéra podpaľača — oj nie si tým, dávno som to oľutoval, tie slová — dávno. Mám ťa za čo prosiť o odpustenie a sľúbiť ti, že od týchto čias nesmieš viac trpeť — nie, len šťastie, radosť bude tvojím podielom.“</text:span></text:span></text:p>
        <text:p text:style-name="P32"><text:span text:style-name="CharStyle12"><text:span text:style-name="T45">Emka z boku hľadela na neho a usmievala sa z polovice veľmi figliarsky, z polovice v nedorozumení.</text:span></text:span></text:p>
        <text:p text:style-name="P32"><text:span text:style-name="CharStyle12"><text:span text:style-name="T45">„</text:span></text:span><text:span text:style-name="CharStyle12"><text:span text:style-name="T1">P</text:span></text:span><text:span text:style-name="CharStyle12"><text:span text:style-name="T45">ôjdem</text:span></text:span><text:span text:style-name="CharStyle12"><text:span text:style-name="T1"> </text:span></text:span><text:span text:style-name="CharStyle12"><text:span text:style-name="T45">si ráno sám po ňu!“ — ustálil sa konečne, potom po</text:span></text:span><text:span text:style-name="CharStyle12"><text:span text:style-name="T1">ja</text:span></text:span><text:span text:style-name="CharStyle12"><text:span text:style-name="T45">l Emku za ruku a obidvaja išli k večeri, ktorú starý pán dnes nemohol dočkať. Pri večeri nezmienil sa Imrich ani slovom o prsteni, len keď odchodil, riekol ku macoche:</text:span></text:span></text:p>
        <text:p text:style-name="P32"><text:span text:style-name="CharStyle12"><text:span text:style-name="T1">„Ž</text:span></text:span><text:span text:style-name="CharStyle12"><text:span text:style-name="T45">elám si, mama, aby ste slečnu Violu ušetrily s tým prsteňom. Znám, že celá tá vec zakladá sa na omyle a preto vypátram to sám.“</text:span></text:span></text:p>
        <text:p text:style-name="P32"><text:span text:style-name="CharStyle12"><text:span text:style-name="T45">Vilinská m</text:span></text:span><text:span text:style-name="CharStyle12"><text:span text:style-name="T38">l</text:span></text:span><text:span text:style-name="CharStyle12"><text:span text:style-name="T45">čky kývla hlavou. Hermínka hodila strojnou hlávkou a pozrela na Imricha z vysok</text:span></text:span><text:span text:style-name="CharStyle12"><text:span text:style-name="T38">a</text:span></text:span><text:span text:style-name="CharStyle12"><text:span text:style-name="T45">. No on nerobil si z toho nič, lebo ju dnes ani nevidel. Sadnul si na stoličku, na ktorej zvykla Viola sedávať, keď tútorovi svojmu predčitovala noviny — a rozprával s otcom. To sa chorému veľmi páčilo a preto hladkal synovu hlavu, ako zvyknu</text:span></text:span><text:span text:style-name="CharStyle12"><text:span text:style-name="T1">l</text:span></text:span><text:span text:style-name="CharStyle12"><text:span text:style-name="T45"> Violinu hladkať. Ba spomenul si na posledniu, hovoria</text:span></text:span><text:span text:style-name="CharStyle12"><text:span text:style-name="T1">c</text:span></text:span><text:span text:style-name="CharStyle12"><text:span text:style-name="T45">:</text:span></text:span></text:p>
        <text:p text:style-name="P32"><text:soft-page-break/><text:span text:style-name="CharStyle12"><text:span text:style-name="T1">„</text:span></text:span><text:span text:style-name="CharStyle12"><text:span text:style-name="T45">Ale — ale — Ola — haha!“ Čo veľmi lahodilo Imrichovmu srdcu.</text:span></text:span></text:p>
        <text:p text:style-name="P32"><text:span text:style-name="CharStyle12"><text:span text:style-name="T45">Pozde v noci vyrušený bol príchodom Lepáryho, ktorý </text:span></text:span><text:span text:style-name="CharStyle12"><text:span text:style-name="T1">„z</text:span></text:span><text:span text:style-name="CharStyle12"><text:span text:style-name="T45">ameška</text:span></text:span><text:span text:style-name="CharStyle12"><text:span text:style-name="T1">l</text:span></text:span><text:span text:style-name="CharStyle12"><text:span text:style-name="T45">“ vlak do Pešti a odtedy potuloval sa</text:span></text:span><text:span text:style-name="CharStyle17"><text:span text:style-name="T45"> </text:span></text:span><text:span text:style-name="CharStyle12"><text:span text:style-name="T45">po meste. Ako škaredý zlozvuk v Imrichove sny pôsobil Lepáryho návrat u mladého pravotára, ktorý veru že mu už dávno bol želal šťastlivú cestu a do „nenavrátenia!“</text:span></text:span></text:p>
        <text:p text:style-name="P32"><text:span text:style-name="CharStyle12"><text:span text:style-name="T45">Na „Majeri“ zavčasu vstávali. Hneď, jako počalo svitať, boly zapriahnuté voly do rebrovca a zastaly pred chyžkou. Potom vyložená bola rakev, ktorú ešte včera z mesta priviezli — s m</text:span></text:span><text:span text:style-name="CharStyle12"><text:span text:style-name="T38">r</text:span></text:span><text:span text:style-name="CharStyle12"><text:span text:style-name="T45">tvou Ve</text:span></text:span><text:span text:style-name="CharStyle12"><text:span text:style-name="T1">ro</text:span></text:span><text:span text:style-name="CharStyle12"><text:span text:style-name="T45">nkou na voz. Posledné kvety posbierala Viola a ovenčila nimi príbytok nešťastnej devy. Potom vysadol Tiešok na voz, i Krchová vykladajúc a máchajúc v povetrí rukama. Voz pohnul sa z miesta. Za ním chlapi a ženy ponáh</text:span></text:span><text:span text:style-name="CharStyle12"><text:span text:style-name="T38">ľ</text:span></text:span><text:span text:style-name="CharStyle12"><text:span text:style-name="T45">aly sa tiež dolu do mesta na pohrab.</text:span></text:span></text:p>
        <text:p text:style-name="P32"><text:span text:style-name="CharStyle12"><text:span text:style-name="T45">Viola ešte ostala. Tešila sa samote cestou i chcela sa ešte raz odobrať od tohoto milého pre ňu miestočka. Prešla sa ešte raz po</text:span></text:span><text:span text:style-name="CharStyle12"><text:span text:style-name="T1">ľ</text:span></text:span><text:span text:style-name="CharStyle12"><text:span text:style-name="T45">om, odtrhla tu jeden zapozdený kvietok, tam zodvihla červeno zbarvený list zo zeme, aby odložila si jich na pamiatku. Potom opustila ťažk</text:span></text:span><text:span text:style-name="CharStyle12"><text:span text:style-name="T1">ý</text:span></text:span><text:span text:style-name="CharStyle12"><text:span text:style-name="T45">m srdcom Skalný potôček.</text:span></text:span></text:p>
        <text:p text:style-name="P32"><text:span text:style-name="CharStyle12"><text:span text:style-name="T45">Z ďaleka ešte počula Krchulinu žalobu a spevavý nárek: „môj, môj kvietok zlatý — veď sa mi máš za čo poďakovať.</text:span></text:span><text:span text:style-name="CharStyle12"><text:span text:style-name="T1">“</text:span></text:span><text:span text:style-name="CharStyle12"><text:span text:style-name="T45"> — Potom zašiel voz vŕškom na druhú dolinu a okolo Violy bolo ticho. Horou všade upomínala ju jaseň, všade už ku spánku chystala sa príroda; tá prebudí sa znovu k novému žitiu a ona? Kam pôjde? </text:span></text:span><text:span text:style-name="CharStyle12"><text:span text:style-name="T38">Č</text:span></text:span><text:span text:style-name="CharStyle12"><text:span text:style-name="T45">i predsa nebude najlepšie, keď skloní šiju a zaklope na dvere i srdce starej matky, veď ona je predsa jej jedinou príbuznou. Akokoľvek stalo </text:span></text:span><text:soft-page-break/><text:span text:style-name="CharStyle12"><text:span text:style-name="T45">sa dakedy, ona môže to urobiť, Viola môže sa pokoriť pred matkou svojho otca. Veď tá iste už musí byť ve</text:span></text:span><text:span text:style-name="CharStyle12"><text:span text:style-name="T38">ľ</text:span></text:span><text:span text:style-name="CharStyle12"><text:span text:style-name="T45">mi stará, blízko hrobu, a vtedy nemožno, aby ešte ten hnev jestvoval. Snáď len nevytuchla docela všetka láska zo srdca matky ku synovi tak nešťastnému.</text:span></text:span></text:p>
        <text:p text:style-name="P32"><text:span text:style-name="CharStyle12"><text:span text:style-name="T45">Dosť zavčasu prišla do mesta. Imrich k svojej nemalej omrzlosti mal mnoho ľudí, nemohol ísť dosiaľ Viole v ústrety a Matej, ten sa pýtal na pohrab Ve</text:span></text:span><text:span text:style-name="CharStyle12"><text:span text:style-name="T1">ro</text:span></text:span><text:span text:style-name="CharStyle12"><text:span text:style-name="T45">nky. Tak prišla Viola domov bez toho, aby tušila, že zamestknáva myšlienky temer všetkých domácich. K tomu dostala rekomandovaný list od J</text:span></text:span><text:span text:style-name="CharStyle12"><text:span text:style-name="T38">u</text:span></text:span><text:span text:style-name="CharStyle12"><text:span text:style-name="T45">la, z ktorého vypadly dve fotografie: J</text:span></text:span><text:span text:style-name="CharStyle12"><text:span text:style-name="T38">u</text:span></text:span><text:span text:style-name="CharStyle12"><text:span text:style-name="T45">lov</text:span></text:span><text:span text:style-name="CharStyle12"><text:span text:style-name="T38">a</text:span></text:span><text:span text:style-name="CharStyle12"><text:span text:style-name="T45"> a jednej dievčiny. List, ktorý bol dlhý — mimo zvyku Julovho — nemohla prečítať skôr, než vyrozprávala ujcovi všetko dopodrobna, čo sa na „Ma</text:span></text:span><text:span text:style-name="CharStyle12"><text:span text:style-name="T1">je</text:span></text:span><text:span text:style-name="CharStyle12"><text:span text:style-name="T45">ri“ dialo, pravda, vyjmúc smrti Veronkinej. On ju poslúchal a nepustil od seba až do poludnia. Viac ráz prišiel Imrich dnu a chcel sa zapliesť do rozhovoru s ňou — no vždy vpadnul medzi to niekto a on musel odísť. Popoludní tiež, ledva zapálil si na cigaru a pohodlne chcel si sadnúť v blízkosti Violy, keď počul, že tam von čakajú ľudia. Chcel jich nechať čakať, no počul od slúžky, ktorá prišla upratať zo stola, že je tu Tiešok i druhí z </text:span></text:span><text:span text:style-name="CharStyle12"><text:span text:style-name="T1">„M</text:span></text:span><text:span text:style-name="CharStyle12"><text:span text:style-name="T45">ajer</text:span></text:span><text:span text:style-name="CharStyle12"><text:span text:style-name="T1">a</text:span></text:span><text:span text:style-name="CharStyle12"><text:span text:style-name="T45">“, a preto vyšiel von.</text:span></text:span></text:p>
        <text:p text:style-name="P4"><text:span text:style-name="CharStyle12"><text:span text:style-name="T45">Lepáry žartoval s Hermínkou — Vilinská jedným uchom poslúchala j</text:span></text:span><text:span text:style-name="CharStyle12"><text:span text:style-name="T38">í</text:span></text:span><text:span text:style-name="CharStyle12"><text:span text:style-name="T45">ch rozhovor — ináče bola cele zaujatá vlastnými myšlienkami. Viola čítala J</text:span></text:span><text:span text:style-name="CharStyle12"><text:span text:style-name="T38">u</text:span></text:span><text:span text:style-name="CharStyle12"><text:span text:style-name="T45">lov list. Ten jej sdeľu</text:span></text:span><text:span text:style-name="CharStyle12"><text:span text:style-name="T1">je</text:span></text:span><text:span text:style-name="CharStyle12"><text:span text:style-name="T45">, že konečne je vstave písať jej niečo určitého a potešiteľného o sebe. Je vymenovaný za nadlesného na miesto svojho </text:span></text:span><text:soft-page-break/><text:span text:style-name="CharStyle12"><text:span text:style-name="T45">budúceho tesťa, ktorý pre lámku žiadal sa do pensie. Teraz mu už nič nestojí v ceste — už môže si vziať Irénku za ženu, ktorú ľúbi, ako i ona jeho. Potom ujisťuje Violu, že len teraz miluje opravdove, láskou nehynúcou, vernou a stálou. Ďalej prosí Violu, aby bola prímluvcom u otca a brata za neho a za jeho Irénku, ktorú nemôže ináč opísať, než že je dievča domácne vychované, tiché a jemu celým srdcom oddané. Konečne zpytuje sa o domácich a či ona, Viola, ešte vždy stojí s Imrichom na tom stupni, na ktorom jich nechal? S úprimným bratským bozkom, ako jej oddaný ctiteľ, odporúča sa do jej lásky — Julo Vilinský.</text:span></text:span></text:p>
        <text:p text:style-name="P32"><text:span text:style-name="CharStyle12"><text:span text:style-name="T45">Viola prečítala list, pozrela na fotografiu mladej nevesty a tá páčila sa jej. Mienila vidieť v tejto tváričke mnoho dobroty a z očiek svietila nežnosť a nevinná otázka. I chcela Viola opustiť izbu, keď Lepáry, ktorý bál sa už teraz odísť z domu, pristúpil ku nej:</text:span></text:span></text:p>
        <text:p text:style-name="P40"><text:span text:style-name="CharStyle12"><text:span text:style-name="T45">„</text:span></text:span><text:span text:style-name="CharStyle12"><text:span text:style-name="T1">H</text:span></text:span><text:span text:style-name="CharStyle12"><text:span text:style-name="T45">neváš sa mi ešte? Nehnevaj sa, veď to bol žar</text:span></text:span><text:span text:style-name="CharStyle12"><text:span text:style-name="T1">t!“</text:span></text:span></text:p>
        <text:p text:style-name="P49"><text:span text:style-name="CharStyle12"><text:span text:style-name="T45">Viola mlčky odvrátila sa preč.</text:span></text:span></text:p>
        <text:p text:style-name="P32"><text:span text:style-name="CharStyle12"><text:span text:style-name="T45">„Nie tak, srdiečko moje,“ šeptal jej znovu a zastal jej cestu. „Nie že tak zpurno. Snáď ani nevieš, akým ti môžem byť osožným. Viď, ja znám, čo ukrývaš na šnôrke, okolo hrdie</text:span></text:span><text:span text:style-name="CharStyle12"><text:span text:style-name="T38">ľ</text:span></text:span><text:span text:style-name="CharStyle12"><text:span text:style-name="T45">ka tvojho sa vinúcej. Znám, že je to nie tvoje, no ja viem i mlčať! Lež dar za dar a za darmo nič!“</text:span></text:span></text:p>
        <text:p text:style-name="P32"><text:span text:style-name="CharStyle12"><text:span text:style-name="T45">A z druhého boku, ako anjel neviny, pristúpila Emka ku Viole.</text:span></text:span></text:p>
        <text:p text:style-name="P32"><text:span text:style-name="CharStyle12"><text:span text:style-name="T45">„Prosím ťa, Viola, povedz jim pravdu, ja musela som jim už povedať všetko.“</text:span></text:span></text:p>
        <text:p text:style-name="P32"><text:soft-page-break/><text:span text:style-name="CharStyle12"><text:span text:style-name="T1">„</text:span></text:span><text:span text:style-name="CharStyle12"><text:span text:style-name="T45">Čo, duša moja?“ opýtala sa Viola, ešte nerozumejúc veci.</text:span></text:span></text:p>
        <text:p text:style-name="P32"><text:span text:style-name="CharStyle12"><text:span text:style-name="T45">„</text:span></text:span><text:span text:style-name="CharStyle12"><text:span text:style-name="T38">Ž</text:span></text:span><text:span text:style-name="CharStyle12"><text:span text:style-name="T45">e ty máš mamin prste</text:span></text:span><text:span text:style-name="CharStyle12"><text:span text:style-name="T1">ň</text:span></text:span><text:span text:style-name="CharStyle12"><text:span text:style-name="T45">!“</text:span></text:span></text:p>
        <text:p text:style-name="P32"><text:span text:style-name="CharStyle12"><text:span text:style-name="T45">„</text:span></text:span><text:span text:style-name="CharStyle12"><text:span text:style-name="T38">Č</text:span></text:span><text:span text:style-name="CharStyle12"><text:span text:style-name="T45">ože? ja že mám mamin prste</text:span></text:span><text:span text:style-name="CharStyle12"><text:span text:style-name="T1">ň</text:span></text:span><text:span text:style-name="CharStyle12"><text:span text:style-name="T45">?</text:span></text:span><text:span text:style-name="CharStyle12"><text:span text:style-name="T1">“</text:span></text:span></text:p>
        <text:p text:style-name="P32"><text:span text:style-name="CharStyle12"><text:span text:style-name="T45">Vilinská dosť kývala Emuši, aby mlčala, no teraz i ona vstala a povedala niečo váhav</text:span></text:span><text:span text:style-name="CharStyle12"><text:span text:style-name="T38">e</text:span></text:span><text:span text:style-name="CharStyle12"><text:span text:style-name="T45">:</text:span></text:span></text:p>
        <text:p text:style-name="P32"><text:span text:style-name="CharStyle12"><text:span text:style-name="T45">„</text:span></text:span><text:span text:style-name="CharStyle12"><text:span text:style-name="T1">N</text:span></text:span><text:span text:style-name="CharStyle12"><text:span text:style-name="T45">už áno, Viola, môj prsteň sa ztratil a Emka tvrdí, že je u teba.“</text:span></text:span></text:p>
        <text:p text:style-name="P32"><text:span text:style-name="CharStyle12"><text:span text:style-name="T45">Teraz zb</text:span></text:span><text:span text:style-name="CharStyle12"><text:span text:style-name="T1">ľ</text:span></text:span><text:span text:style-name="CharStyle12"><text:span text:style-name="T45">adla Viola; ona z takého prečinu obviňovaná, ona, Viola Podhradská! I vztýčila sa a povedala hrdo v povedomí svojej neviny:</text:span></text:span></text:p>
        <text:p text:style-name="P32"><text:span text:style-name="CharStyle12"><text:span text:style-name="T45">„Emka sa mýli, t</text:span></text:span><text:span text:style-name="CharStyle12"><text:span text:style-name="T1">en</text:span></text:span><text:span text:style-name="CharStyle12"><text:span text:style-name="T45"> prsteň ja nemám.</text:span></text:span><text:span text:style-name="CharStyle12"><text:span text:style-name="T1">“</text:span></text:span></text:p>
        <text:p text:style-name="P32"><text:span text:style-name="CharStyle12"><text:span text:style-name="T45">„</text:span></text:span><text:span text:style-name="CharStyle12"><text:span text:style-name="T1">I</text:span></text:span><text:span text:style-name="CharStyle12"><text:span text:style-name="T45">mrich mi zakázal hovoriť o veci tejto pred tebou,“ začala znovu Vilinská. „No</text:span></text:span><text:span text:style-name="CharStyle12"><text:span text:style-name="T1">,</text:span></text:span><text:span text:style-name="CharStyle12"><text:span text:style-name="T45"> keď sme už raz tak ďaleko, dokončme výstup tento. Viola, dokáž omyl E</text:span></text:span><text:span text:style-name="CharStyle12"><text:span text:style-name="T1">mk</text:span></text:span><text:span text:style-name="CharStyle12"><text:span text:style-name="T45">in tým, že ukážeš nám klenot, ktorý u seba skrývaš, lebo musíš uznať, že ja zodpovedná som za ztratený skvost, — presvedč nás, a my vďačne odpýtame ťa.“</text:span></text:span></text:p>
        <text:p text:style-name="P32"><text:span text:style-name="CharStyle12"><text:span text:style-name="T45">No Viola ustúpila ku dverom; smierčivé slová Vilinskej nedotkly sa jej. Oni držali ju za schopnú, spáchať nízky, podlý prečin — a preto nepoddá sa — nie!</text:span></text:span></text:p>
        <text:p text:style-name="P32"><text:span text:style-name="CharStyle12"><text:span text:style-name="T45">„Ten neukáže</text:span></text:span><text:span text:style-name="CharStyle12"><text:span text:style-name="T1">m</text:span></text:span><text:span text:style-name="CharStyle12"><text:span text:style-name="T45">!</text:span></text:span><text:span text:style-name="CharStyle12"><text:span text:style-name="T1">“</text:span></text:span><text:span text:style-name="CharStyle12"><text:span text:style-name="T45"> odvetila s odvahou. </text:span></text:span><text:span text:style-name="CharStyle12"><text:span text:style-name="T1">„</text:span></text:span><text:span text:style-name="CharStyle12"><text:span text:style-name="T45">Nieto tej moci, ktorá by ma k tomu prinútil</text:span></text:span><text:span text:style-name="CharStyle12"><text:span text:style-name="T1">a</text:span></text:span><text:span text:style-name="CharStyle12"><text:span text:style-name="T45">!“</text:span></text:span></text:p>
        <text:p text:style-name="P32"><text:span text:style-name="CharStyle12"><text:span text:style-name="T45">Vilinská uhla plecom, Lepáry díval sa so zaľúbením na rozhnevanú devu.</text:span></text:span></text:p>
        <text:p text:style-name="P32"><text:span text:style-name="CharStyle12"><text:span text:style-name="T45">„Tým sama sebe horšie narobíš,“ riekla Vilinská — </text:span></text:span><text:span text:style-name="CharStyle12"><text:span text:style-name="T1">„</text:span></text:span><text:span text:style-name="CharStyle12"><text:span text:style-name="T45">lebo každý práve v tom vidí zrejmý dôkaz viny</text:span></text:span><text:span text:style-name="CharStyle12"><text:span text:style-name="T1">!“</text:span></text:span></text:p>
        <text:p text:style-name="P32"><text:soft-page-break/><text:span text:style-name="CharStyle12"><text:span text:style-name="T1">„V</text:span></text:span><text:span text:style-name="CharStyle12"><text:span text:style-name="T45">ydaj ho, dušinka,“ pokúšal Lepáry; „oj</text:span></text:span><text:span text:style-name="CharStyle12"><text:span text:style-name="T1">,</text:span></text:span><text:span text:style-name="CharStyle12"><text:span text:style-name="T45"> veď takých klenotov dosť na svete — a dosť takých, ktorí mileradi položili by ti jich k nohám.“</text:span></text:span></text:p>
        <text:p text:style-name="P32"><text:span text:style-name="CharStyle12"><text:span text:style-name="T45">„Dosť!“ zvolala Viola s planúcou tvárou a pánovitým hlasom. </text:span></text:span><text:span text:style-name="CharStyle12"><text:span text:style-name="T1">„N</text:span></text:span><text:span text:style-name="CharStyle12"><text:span text:style-name="T45">echcem viac počuť! Vidím, že v tomto dome niet viac pre mňa pobytu. Idem, lebo touto ošklivou obžalobou obvinená, nesmiem viac tu ostať. Tu v tomto dome, kde statočné dievča nenájde ochrany. Kde napádaná je jej česť, kde potvárajú ju z toho najpodlejšieho zločinu — z krádeže. </text:span></text:span><text:span text:style-name="CharStyle12"><text:span text:style-name="T1">—</text:span></text:span><text:span text:style-name="CharStyle12"><text:span text:style-name="T45"> Ani súd nemôže ma viac prinútiť ostať v tomto dome, ktorý po pravde a práve mal by vlastne náležať mne! Idem </text:span></text:span><text:span text:style-name="CharStyle12"><text:span text:style-name="T1">—</text:span></text:span><text:span text:style-name="CharStyle12"><text:span text:style-name="T45"> no vy, ktorí ma obviňujete, čiňte čo chcete — ja budem sa vedieť brániť a — obránim sa!“</text:span></text:span></text:p>
        <text:p text:style-name="P32"><text:span text:style-name="CharStyle12"><text:span text:style-name="T45">Pozrela ešte raz pohľadom plným rozhorčenia a opovrženia, potom otvorila dvere a opustila izbu. Oproti nej otvorily sa dvere kancellárie; z tých vystúpil Tiešok, Krchová a niekoľko želiarov z „Majera“. Boli po kare</text:span></text:span><text:span text:style-name="CharStyle12"><text:span text:style-name="T1"> </text:span></text:span><text:span text:style-name="CharStyle12"><text:span text:style-name="T45">— a tak niečo posmelení. Za nimi Imrich. Keď videl Violu z plamenným zrakom, s ústami hrdo a opovržlivo stiahnutými — tušil, čo asi dialo sa tam. I ponáhľal sa ku nej.</text:span></text:span></text:p>
        <text:p text:style-name="P32"><text:span text:style-name="CharStyle12"><text:span text:style-name="T1">„V</text:span></text:span><text:span text:style-name="CharStyle12"><text:span text:style-name="T45">iol</text:span></text:span><text:span text:style-name="CharStyle12"><text:span text:style-name="T1">a</text:span></text:span><text:span text:style-name="CharStyle12"><text:span text:style-name="T45">!</text:span></text:span><text:span text:style-name="CharStyle12"><text:span text:style-name="T1">“</text:span></text:span><text:span text:style-name="CharStyle12"><text:span text:style-name="T45"> zvolal nežne.</text:span></text:span></text:p>
        <text:p text:style-name="P32"><text:span text:style-name="CharStyle12"><text:span text:style-name="T45">Ona pozrela na neho. Výraz hnevu zmiznul a z jej oka svietil mu teplý svit v ústrety — potom vzchopila sa a išla smerom ku schodom.</text:span></text:span></text:p>
        <text:p text:style-name="P32"><text:span text:style-name="CharStyle12"><text:span text:style-name="T45">Imrich ale vstúpil do prízemnej izby.</text:span></text:span></text:p>
        <text:p text:style-name="P32"><text:span text:style-name="CharStyle12"><text:span text:style-name="T45">„Čo sa tu stalo ?“ opýtal sa prísne.</text:span></text:span></text:p>
        <text:p text:style-name="P32"><text:span text:style-name="CharStyle12"><text:span text:style-name="T45">„Čomu nedalo sa vyhnúť!“ rýchlo ozval sa miesto sestry Lepáry. „Emka </text:span></text:span><text:soft-page-break/><text:span text:style-name="CharStyle12"><text:span text:style-name="T45">povedala slečne Viole o ztratenom prsteni a tá hneď cítila sa byť urazenou a vrhala nám i tebe slová nezkrotiteľnej nenávisti.“</text:span></text:span></text:p>
        <text:p text:style-name="P32"><text:span text:style-name="CharStyle12"><text:span text:style-name="T45">„Ty to hovoríš? Ty nepatríš k nám. I divím sa tomu, že ešte nachodíš sa tu. O nenávisti slečny Violy oproti tebe nemôže byť reči — teba možno len opovrhnúť — ako podlého... Ty priniesol si veľkomestské hriechy k nám — ešte skorej, — kde ty zjavil si sa, nakazil si vozduch zkazenosťou svojou, oj že neposlúchnul som otca, keď varoval ma pred tebou a tvojou návštevou. — Keby nešetril </text:span></text:span><text:span text:style-name="CharStyle12"><text:span text:style-name="T1">sv</text:span></text:span><text:span text:style-name="CharStyle12"><text:span text:style-name="T45">äzky, viažúce ťa k tej, ktorá mi matku zastupovala </text:span></text:span><text:span text:style-name="CharStyle12"><text:span text:style-name="T1">—</text:span></text:span><text:span text:style-name="CharStyle12"><text:span text:style-name="T45"> tak by ináč zakročil — teraz ale jediné zbýva, po dobr</text:span></text:span><text:span text:style-name="CharStyle12"><text:span text:style-name="T38">o</text:span></text:span><text:span text:style-name="CharStyle12"><text:span text:style-name="T45">tky opustiť náš dom navždy — rozumieš navždy! O pol desiatej ide miešaný vlak — úfam sa, že ho použiješ.“</text:span></text:span></text:p>
        <text:p text:style-name="P32"><text:span text:style-name="CharStyle12"><text:span text:style-name="T45">„To je aspoň zreteľne hovoren</text:span></text:span><text:span text:style-name="CharStyle12"><text:span text:style-name="T1">o</text:span></text:span><text:span text:style-name="CharStyle12"><text:span text:style-name="T45">!“ ušklebil sa Lepáry.</text:span></text:span></text:p>
        <text:p text:style-name="P42"><text:span text:style-name="CharStyle12"><text:span text:style-name="T45">„</text:span></text:span><text:span text:style-name="CharStyle12"><text:span text:style-name="T1">O</text:span></text:span><text:span text:style-name="CharStyle12"><text:span text:style-name="T45">tvorene a ako sa domnievam, veľmi mierne. Len teraz </text:span></text:span><text:span text:style-name="CharStyle12"><text:span text:style-name="T76">o</text:span></text:span><text:span text:style-name="CharStyle12"><text:span text:style-name="T45">dišiel odo mňa Tiešok a jeho s</text:span></text:span><text:span text:style-name="CharStyle12"><text:span text:style-name="T1">ú</text:span></text:span><text:span text:style-name="CharStyle12"><text:span text:style-name="T45">druhovia, tí otvorili mi oči ohľadom teba</text:span></text:span><text:span text:style-name="CharStyle12"><text:span text:style-name="T1"> </text:span></text:span><text:span text:style-name="CharStyle12"><text:span text:style-name="T79">— — </text:span></text:span><text:span text:style-name="CharStyle12"><text:span text:style-name="T45">musel som jich chlácholiť, ináč by si obdržal, čo zaslúži</text:span></text:span><text:span text:style-name="CharStyle12"><text:span text:style-name="T1">š</text:span></text:span><text:span text:style-name="CharStyle12"><text:span text:style-name="T45">!“</text:span></text:span></text:p>
        <text:p text:style-name="P32"><text:span text:style-name="CharStyle12"><text:span text:style-name="T1">„Z</text:span></text:span><text:span text:style-name="CharStyle12"><text:span text:style-name="T45">abúdaš sa!</text:span></text:span><text:span text:style-name="CharStyle12"><text:span text:style-name="T1">“</text:span></text:span><text:span text:style-name="CharStyle12"><text:span text:style-name="T45"> chcel sa Lepáry rozhodiť.</text:span></text:span></text:p>
        <text:p text:style-name="P32"><text:span text:style-name="CharStyle12"><text:span text:style-name="T1">„M</text:span></text:span><text:span text:style-name="CharStyle12"><text:span text:style-name="T45">iernim sa, lebo v druhej izbe mi je chorý otec — ostatne s tebou viac ani slova neztratím.“ Pohľadom plným opovrženia pozrel na neho a potom obrátil sa k macoche:</text:span></text:span></text:p>
        <text:p text:style-name="P32"><text:span text:style-name="CharStyle12"><text:span text:style-name="T45">„A ty, mama, ktorá by si mala Viole mnoho ďakovať, zle odslúžila si sa jej. Miesto vďaky dostávalo sa</text:span></text:span><text:span text:style-name="CharStyle17"><text:span text:style-name="T45"> </text:span></text:span><text:span text:style-name="CharStyle12"><text:span text:style-name="T45">jej len urážok a podlého osočovania. Tak sa zdá, že v dome tomto vymrel už každý cit pre lásku, česť a spravedlnosť. Oj, že tak </text:span></text:span><text:soft-page-break/><text:span text:style-name="CharStyle12"><text:span text:style-name="T45">dlho shovieval som! Že váhal som ju zastať a nechal trpeť dievča, ktoré donieslo len požehnanie do domu nášho. Ba že pomáhal som vám, jej krivdiť! No odteraz nesmie viac trpeť! Nechcem, aby trpela! Rozumieš, mama, ja nechcem! Ja som</text:span></text:span><text:span text:style-name="CharStyle12"><text:span text:style-name="T1"> </text:span></text:span><text:span text:style-name="CharStyle12"><text:span text:style-name="T45">jej ochranca, teraz i vždy! To platí i tebe!“ — obrátil sa k Hermíne s chladným pohľadom.</text:span></text:span></text:p>
        <text:p text:style-name="P32"><text:span text:style-name="CharStyle12"><text:span text:style-name="T45">„Mne? mne to nemôže platiť, lebo ja zajtrá odídem navžd</text:span></text:span><text:span text:style-name="CharStyle12"><text:span text:style-name="T1">y</text:span></text:span><text:span text:style-name="CharStyle12"><text:span text:style-name="T45">!“</text:span></text:span></text:p>
        <text:p text:style-name="P32"><text:span text:style-name="CharStyle12"><text:span text:style-name="T1">„D</text:span></text:span><text:span text:style-name="CharStyle12"><text:span text:style-name="T45">obre — kone sú hotové k tvojim službám.</text:span></text:span><text:span text:style-name="CharStyle12"><text:span text:style-name="T1">“</text:span></text:span></text:p>
        <text:p text:style-name="P40"><text:span text:style-name="CharStyle12"><text:span text:style-name="T1">„</text:span></text:span><text:span text:style-name="CharStyle12"><text:span text:style-name="T45">To je tiež zrejm</text:span></text:span><text:span text:style-name="CharStyle12"><text:span text:style-name="T1">é</text:span></text:span><text:span text:style-name="CharStyle12"><text:span text:style-name="T45">“, odvetila slečna s chvejúcima rtoma.</text:span></text:span></text:p>
        <text:p text:style-name="P49"><text:span text:style-name="CharStyle12"><text:span text:style-name="T45">„Znáš</text:span></text:span><text:span text:style-name="CharStyle12"><text:span text:style-name="T1">,</text:span></text:span><text:span text:style-name="CharStyle12"><text:span text:style-name="T45"> že medzi nami len takto možno hovoriť.“</text:span></text:span></text:p>
        <text:p text:style-name="P32"><text:span text:style-name="CharStyle12"><text:span text:style-name="T45">„Dobre, dobre; tetka, myslím, že si už aj ty tu zbytočná!“</text:span></text:span></text:p>
        <text:p text:style-name="P32"><text:span text:style-name="CharStyle12"><text:span text:style-name="T45">A pri to</text:span></text:span><text:span text:style-name="CharStyle12"><text:span text:style-name="T1">m,</text:span></text:span><text:span text:style-name="CharStyle12"><text:span text:style-name="T45"> obzerala sa zlobným pohľadom na Imricha a opustila izbu. I Lepáry sa ztratil; len Emka, Vilinská a Imrich ostali. Vilinská sedela tichá a utiahnutá u obloka — Emka, učupená blízko kachieľ, sedela na stoličke a dívala sa zostrašeno. Potom, keď videla odísť ujca i Hermínku, vyšla i ona, ale skoro vrátila sa nazpät.</text:span></text:span></text:p>
        <text:p text:style-name="P32"><text:span text:style-name="CharStyle12"><text:span text:style-name="T45">„Oj</text:span></text:span><text:span text:style-name="CharStyle12"><text:span text:style-name="T1">,</text:span></text:span><text:span text:style-name="CharStyle12"><text:span text:style-name="T45"> Imrich, Viola sa veľmi hnevá, zatvorila sa do chyžky a nechce ma dnu pustiť.“</text:span></text:span></text:p>
        <text:p text:style-name="P32"><text:span text:style-name="CharStyle12"><text:span text:style-name="T1">„</text:span></text:span><text:span text:style-name="CharStyle12"><text:span text:style-name="T45">Ve</text:span></text:span><text:span text:style-name="CharStyle12"><text:span text:style-name="T1">ď</text:span></text:span><text:span text:style-name="CharStyle12"><text:span text:style-name="T45"> aj má príčinu hnevať sa“, odvetil vážne.</text:span></text:span></text:p>
        <text:p text:style-name="P32"><text:span text:style-name="CharStyle12"><text:span text:style-name="T45">„AIe aj na mňa? Veď ja neublížila som</text:span></text:span><text:span text:style-name="CharStyle12"><text:span text:style-name="T1"> </text:span></text:span><text:span text:style-name="CharStyle12"><text:span text:style-name="T45">jej nikdy, ja vždy rada som ju mala — </text:span></text:span><text:span text:style-name="CharStyle12"><text:span text:style-name="T1">ak</text:span></text:span><text:span text:style-name="CharStyle12"><text:span text:style-name="T45"> tomu mám ísť o tretej na spev — a tam sú mi knih</text:span></text:span><text:span text:style-name="CharStyle12"><text:span text:style-name="T1">y</text:span></text:span><text:span text:style-name="CharStyle12"><text:span text:style-name="T45">!“</text:span></text:span></text:p>
        <text:p text:style-name="P32"><text:span text:style-name="CharStyle12"><text:span text:style-name="T1">„</text:span></text:span><text:span text:style-name="CharStyle12"><text:span text:style-name="T45">Veru, ak máš ísť na spev, je najvyšší čas k tomu!</text:span></text:span><text:span text:style-name="CharStyle12"><text:span text:style-name="T1">“ </text:span></text:span><text:span text:style-name="CharStyle12"><text:span text:style-name="T45">Poď, poprosme ju spolu, </text:span></text:span><text:soft-page-break/><text:span text:style-name="CharStyle12"><text:span text:style-name="T45">snáď nám otvor</text:span></text:span><text:span text:style-name="CharStyle12"><text:span text:style-name="T1">í</text:span></text:span><text:span text:style-name="CharStyle12"><text:span text:style-name="T45">!“ Pri tých slovách vzal Emkinu ruku do svojej a viedol ju von. Skoro na to stál Imro u dverí Violinej chyžky, s prosbou v srdci i na tvári.</text:span></text:span></text:p>
        <text:p text:style-name="P32"><text:span text:style-name="CharStyle12"><text:span text:style-name="T45">Emka volala:</text:span></text:span></text:p>
        <text:p text:style-name="P32"><text:span text:style-name="CharStyle12"><text:span text:style-name="T1">„</text:span></text:span><text:span text:style-name="CharStyle12"><text:span text:style-name="T45">Otvor mi, Violka, prosím ťa, pusť ma dnu, musím si vziať spevní</text:span></text:span><text:span text:style-name="CharStyle12"><text:span text:style-name="T1">k</text:span></text:span><text:span text:style-name="CharStyle12"><text:span text:style-name="T45">!“</text:span></text:span></text:p>
        <text:p text:style-name="P32"><text:span text:style-name="CharStyle12"><text:span text:style-name="T45">„I ja prosím, ráčte nám otvori</text:span></text:span><text:span text:style-name="CharStyle12"><text:span text:style-name="T1">ť</text:span></text:span><text:span text:style-name="CharStyle12"><text:span text:style-name="T45">!</text:span></text:span><text:span text:style-name="CharStyle12"><text:span text:style-name="T1">“</text:span></text:span><text:span text:style-name="CharStyle12"><text:span text:style-name="T45"> zaklopal Imrich.</text:span></text:span></text:p>
        <text:p text:style-name="P32"><text:span text:style-name="CharStyle12"><text:span text:style-name="T45">Viola predsa otvorila a vystúpila na chodbu. Bola oblečená na cestu. Na hlave mala šatočku, v ruke malý balík. Jej tvár bola teraz pokojná. Výraz odhodlanosti zračil sa z nej. Akoby chcela vziať na seba všetky neresti žitia a zkúsiť silu svoju v potyku so žitím.</text:span></text:span></text:p>
        <text:p text:style-name="P32"><text:span text:style-name="CharStyle12"><text:span text:style-name="T45">Imrich zastúpil jej cestu a podal ruku.</text:span></text:span></text:p>
        <text:p text:style-name="P32"><text:span text:style-name="CharStyle12"><text:span text:style-name="T45">„</text:span></text:span><text:span text:style-name="CharStyle12"><text:span text:style-name="T1">V</text:span></text:span><text:span text:style-name="CharStyle12"><text:span text:style-name="T45">iol</text:span></text:span><text:span text:style-name="CharStyle12"><text:span text:style-name="T1">a</text:span></text:span><text:span text:style-name="CharStyle12"><text:span text:style-name="T45">!</text:span></text:span><text:span text:style-name="CharStyle12"><text:span text:style-name="T1">“</text:span></text:span><text:span text:style-name="CharStyle12"><text:span text:style-name="T45"> riekol hlasom smutným, „vy chcete odísť? Kam?“</text:span></text:span></text:p>
        <text:p text:style-name="P32"><text:span text:style-name="CharStyle12"><text:span text:style-name="T45">„</text:span></text:span><text:span text:style-name="CharStyle12"><text:span text:style-name="T1">K</text:span></text:span><text:span text:style-name="CharStyle12"><text:span text:style-name="T45">amkoľvek — preč!“ odvetila ona a chcela ho obísť.</text:span></text:span></text:p>
        <text:p text:style-name="P32"><text:span text:style-name="CharStyle12"><text:span text:style-name="T45">„Či musíte? Prosím vás, vypočujte ma len chvíľočku, Potom, jestli budete ešte chcieť, môžete odísť.“</text:span></text:span></text:p>
        <text:p text:style-name="P32"><text:span text:style-name="CharStyle12"><text:span text:style-name="T45">Vzal ju za ruku a voviedol do chyžky. Ona mu nemohla odolať. Prosil ju, hovoril k nej nežno, slovami lásky, a tieto slová lásky a prosby neminuly sa účinku. Milo dojala Imricha prostota chyžky, v ktorej pred niekoľkými mesiacmi presedel hodiny u chorej Emky a díval sa na Violu... Teraz všetky rozpomienky oživly — len ten kufor u </text:span></text:span><text:span text:style-name="CharStyle12"><text:span text:style-name="T1">o</text:span></text:span><text:span text:style-name="CharStyle12"><text:span text:style-name="T45">bloka — prichystaný k ceste, upomenul ho na</text:span></text:span><text:span text:style-name="CharStyle17"><text:span text:style-name="T1"> </text:span></text:span><text:span text:style-name="CharStyle12"><text:span text:style-name="T45">Violino predsavzatie. Pozrel smutne na ňu a ukázal na kufor.</text:span></text:span></text:p>
        <text:p text:style-name="P32"><text:span text:style-name="CharStyle12"><text:span text:style-name="T45">„Tak, skutočne? Bez návratu, chcela ste odísť?</text:span></text:span><text:span text:style-name="CharStyle12"><text:span text:style-name="T1">“</text:span></text:span></text:p>
        <text:p text:style-name="P32"><text:soft-page-break/><text:span text:style-name="CharStyle12"><text:span text:style-name="T1">„</text:span></text:span><text:span text:style-name="CharStyle12"><text:span text:style-name="T38">Á</text:span></text:span><text:span text:style-name="CharStyle12"><text:span text:style-name="T45">no. Pre mňa viac tu miesta niet.“ Pri tých slovách pozrela na milý kútik tento a z jej tváre zračil sa novovzbudený žiaľ.</text:span></text:span></text:p>
        <text:p text:style-name="P32"><text:span text:style-name="CharStyle12"><text:span text:style-name="T45">„Tak vy chcete opustiť dom tento proti zime, proti noci — chcete von, do chladného sveta?“</text:span></text:span></text:p>
        <text:p text:style-name="P32"><text:span text:style-name="CharStyle12"><text:span text:style-name="T38">Č</text:span></text:span><text:span text:style-name="CharStyle12"><text:span text:style-name="T45">i to Imrich Vilinský hovorí? Viola pozrela nedôverive na neho. </text:span></text:span><text:span text:style-name="CharStyle12"><text:span text:style-name="T1">I</text:span></text:span><text:span text:style-name="CharStyle12"><text:span text:style-name="T45"> pomyslela si: „Ten svet tam von sotva bude chladnejší, nežli sú ľudia v tomto dome.“</text:span></text:span></text:p>
        <text:p text:style-name="P32"><text:span text:style-name="CharStyle12"><text:span text:style-name="T45">„Viem</text:span></text:span><text:span text:style-name="CharStyle12"><text:span text:style-name="T1">,</text:span></text:span><text:span text:style-name="CharStyle12"><text:span text:style-name="T45"> čo chcete povedať, že tam von nebude asi horšie, než tu u nás! Vskutku, Viola, ja pozde nahliadam, že vám musel dom náš byť pravým peklom, a preto musím sa poponáhľať napraviť, čo sme previnili. — Viola, či môžete nám odpustiť? či chcete odpustiť mne, čo som vám zlého dokázal? </text:span></text:span><text:span text:style-name="CharStyle12"><text:span text:style-name="T76">Č</text:span></text:span><text:span text:style-name="CharStyle12"><text:span text:style-name="T45">i môžet</text:span></text:span><text:span text:style-name="CharStyle12"><text:span text:style-name="T1">e</text:span></text:span><text:span text:style-name="CharStyle12"><text:span text:style-name="T45">?“</text:span></text:span></text:p>
        <text:p text:style-name="P32"><text:span text:style-name="CharStyle12"><text:span text:style-name="T45">Deva cítila, že je nie dosť silnou. Táto otázka našla ju nepripravenou. Imrich nežno prinútil ju sadnúť si na stoličku u obloka; sám si volil miesto na kufre.</text:span></text:span></text:p>
        <text:p text:style-name="P32"><text:span text:style-name="CharStyle12"><text:span text:style-name="T1">„P</text:span></text:span><text:span text:style-name="CharStyle12"><text:span text:style-name="T45">ovedzte, Viola, zbavte ma tr</text:span></text:span><text:span text:style-name="CharStyle12"><text:span text:style-name="T38">a</text:span></text:span><text:span text:style-name="CharStyle12"><text:span text:style-name="T45">pnej neistoty, vidíte, prosí vás ten, ktorý pri vašom príchode urazil vás drzo, vás, zronenú, osiralú. Ach, dávno oľutoval muž </text:span></text:span><text:span text:style-name="CharStyle12"><text:span text:style-name="T1">ne</text:span></text:span><text:span text:style-name="CharStyle12"><text:span text:style-name="T45">rozmyslené slová mladíkove, — dávno vás prosil o odpustenie, no Viola, vy ste to, prirodzene, nevidely a nemohly rozumieť prosbe nemej. A keď vám poviem, že neverím a vlastne neveril som v obžalobu, ktorou v slepej náruživosti urazil som vás, v tú chvíľu, že neverím vo vinu otca vášho — že i toho prosil som už v duchu za odpustenie — vám k vôli. Viola, či odpustíte, i všetko, čím urazil som vás pozdejšie?“</text:span></text:span></text:p>
        <text:p text:style-name="P32"><text:soft-page-break/><text:span text:style-name="CharStyle12"><text:span text:style-name="T45">Jeho mäkký hlas vlúdil sa do jej srdca; — veď on hovoril teraz ku nej hlasom, akým nehovoril ani ku chorej Emke. Viola podala mu ruku svoju a pohľadom nekonečnej lásky pozrela na neho.</text:span></text:span></text:p>
        <text:p text:style-name="P32"><text:span text:style-name="CharStyle12"><text:span text:style-name="T45">„Vám nemám čo odpustiť! lebo to urobila som už dávn</text:span></text:span><text:span text:style-name="CharStyle12"><text:span text:style-name="T1">o</text:span></text:span><text:span text:style-name="CharStyle12"><text:span text:style-name="T45">!“ — doložila ticho a </text:span></text:span><text:span text:style-name="CharStyle12"><text:span text:style-name="T1">ja</text:span></text:span><text:span text:style-name="CharStyle12"><text:span text:style-name="T45">ksi váhav</text:span></text:span><text:span text:style-name="CharStyle12"><text:span text:style-name="T38">e</text:span></text:span><text:span text:style-name="CharStyle12"><text:span text:style-name="T45">.</text:span></text:span></text:p>
        <text:p text:style-name="P32"><text:span text:style-name="CharStyle12"><text:span text:style-name="T45">„</text:span></text:span><text:span text:style-name="CharStyle12"><text:span text:style-name="T38">Ó</text:span></text:span><text:span text:style-name="CharStyle12"><text:span text:style-name="T45">, tak je dobre </text:span></text:span><text:span text:style-name="CharStyle12"><text:span text:style-name="T1">—</text:span></text:span><text:span text:style-name="CharStyle12"><text:span text:style-name="T45"> Vi</text:span></text:span><text:span text:style-name="CharStyle12"><text:span text:style-name="T76">o</text:span></text:span><text:span text:style-name="CharStyle12"><text:span text:style-name="T45">la! — tak vám môžem už povedať, čo tak dávno cítim v srdci a čo povedať chcel som už dávno. — Ale vy to musíte vedieť, — vieš to, Viola, však vieš, že ťa ľúbim, Viola, moja Viola?!</text:span></text:span><text:span text:style-name="CharStyle12"><text:span text:style-name="T1">“</text:span></text:span></text:p>
        <text:p text:style-name="P32"><text:span text:style-name="CharStyle12"><text:span text:style-name="T45">Pri tom pozrel na ňu pohľadom víťazným i pokorným, ktorý tlumočil celý svet lásky a ten pohľad stretn</text:span></text:span><text:span text:style-name="CharStyle12"><text:span text:style-name="T76">ul</text:span></text:span><text:span text:style-name="CharStyle12"><text:span text:style-name="T1"> </text:span></text:span><text:span text:style-name="CharStyle12"><text:span text:style-name="T45">sa s podobným u devy, dosia</text:span></text:span><text:span text:style-name="CharStyle12"><text:span text:style-name="T76">ľ</text:span></text:span><text:span text:style-name="CharStyle12"><text:span text:style-name="T45"> tak chladnej.</text:span></text:span></text:p>
        <text:p text:style-name="P32"><text:span text:style-name="CharStyle12"><text:span text:style-name="T45">„Moja Viol</text:span></text:span><text:span text:style-name="CharStyle12"><text:span text:style-name="T1">a</text:span></text:span><text:span text:style-name="CharStyle12"><text:span text:style-name="T45">!</text:span></text:span><text:span text:style-name="CharStyle12"><text:span text:style-name="T1">“</text:span></text:span><text:span text:style-name="CharStyle12"><text:span text:style-name="T45"> šeptal znovu, potom privinul ju k sebe a prvým bozkom lásky poľúbil devu milovanú.</text:span></text:span></text:p>
        <text:p text:style-name="P32"><text:span text:style-name="CharStyle12"><text:span text:style-name="T45">„Však už nepôjdeš?“</text:span></text:span></text:p>
        <text:p text:style-name="P32"><text:span text:style-name="CharStyle12"><text:span text:style-name="T45">„Musí</text:span></text:span><text:span text:style-name="CharStyle12"><text:span text:style-name="T1">m</text:span></text:span><text:span text:style-name="CharStyle12"><text:span text:style-name="T45">!</text:span></text:span><text:span text:style-name="CharStyle12"><text:span text:style-name="T1">“</text:span></text:span><text:span text:style-name="CharStyle12"><text:span text:style-name="T45"> odvetila ona a ukryla horúcu hlávku d</text:span></text:span><text:span text:style-name="CharStyle12"><text:span text:style-name="T76">o</text:span></text:span><text:span text:style-name="CharStyle12"><text:span text:style-name="T45"> dlaní.</text:span></text:span></text:p>
        <text:p text:style-name="P32"><text:span text:style-name="CharStyle12"><text:span text:style-name="T45">„Predsa, Viola?! Nie, nemusíš. Nikto viac nesmie ťa uraziť. Všetci, ktorí ťa prenasledovali a ti ubližovali, odídu; len my ostaneme: otec, Emka a my dvaja, Viola, dobre nám bude! Neodídi, veď bez teba pusto a zimno by nám bolo — nemôžeš odísť!“</text:span></text:span></text:p>
        <text:p text:style-name="P32"><text:span text:style-name="CharStyle12"><text:span text:style-name="T45">S bô</text:span></text:span><text:span text:style-name="CharStyle12"><text:span text:style-name="T1">ľ</text:span></text:span><text:span text:style-name="CharStyle12"><text:span text:style-name="T45">nym povzdychom pozrela naňho deva.</text:span></text:span></text:p>
        <text:p text:style-name="P32"><text:span text:style-name="CharStyle12"><text:span text:style-name="T45">„Vy neznáte — —“</text:span></text:span></text:p>
        <text:p text:style-name="P32"><text:span text:style-name="CharStyle12"><text:span text:style-name="T45">„Nie tak, Viola! povedz mi to inakšie, prosím, povedz tak, ako ja tebe!“</text:span></text:span></text:p>
        <text:p text:style-name="P32"><text:soft-page-break/><text:span text:style-name="CharStyle12"><text:span text:style-name="T45">„Ty nevie</text:span></text:span><text:span text:style-name="CharStyle12"><text:span text:style-name="T1">š“</text:span></text:span><text:span text:style-name="CharStyle12"><text:span text:style-name="T45"> — a znovu skrývala rozpálenú hlávku.</text:span></text:span></text:p>
        <text:p text:style-name="P32"><text:span text:style-name="CharStyle12"><text:span text:style-name="T45">„Ďalej, ďalej, neznáš ako krásne to zneje!“</text:span></text:span></text:p>
        <text:p text:style-name="P32"><text:span text:style-name="CharStyle12"><text:span text:style-name="T1">„</text:span></text:span><text:span text:style-name="CharStyle12"><text:span text:style-name="T45">— Neznáš, aké podozrenie vrhali na mňa.“</text:span></text:span></text:p>
        <text:p text:style-name="P32"><text:span text:style-name="CharStyle12"><text:span text:style-name="T45">„Znám; žiaľ, že nemohol som predísť tomu! Viď</text:span></text:span><text:span text:style-name="CharStyle12"><text:span text:style-name="T1">, </text:span></text:span><text:span text:style-name="CharStyle12"><text:span text:style-name="T45">milá moja, nemusím ti povedať, že som presvedčený o tebe, že verím v teba, ako sám v seba — </text:span></text:span><text:span text:style-name="CharStyle12"><text:span text:style-name="T76">s</text:span></text:span><text:span text:style-name="CharStyle12"><text:span text:style-name="T1">n</text:span></text:span><text:span text:style-name="CharStyle12"><text:span text:style-name="T45">áď len nemusím ťa o tom ujisťovať? A preto prosím ťa, daruj i ty mne dôveru svoju, povedz mi predne aj to, prečo neporazila si jich a neukázala prsteň, ktorý iste čo vzácnu pamiatku nosíš u seba?“</text:span></text:span></text:p>
        <text:p text:style-name="P32"><text:span text:style-name="CharStyle12"><text:span text:style-name="T1">„P</text:span></text:span><text:span text:style-name="CharStyle12"><text:span text:style-name="T45">reto neukázala som jim ho, lebo je tomu prvému na vlas podobn</text:span></text:span><text:span text:style-name="CharStyle12"><text:span text:style-name="T1">ý</text:span></text:span><text:span text:style-name="CharStyle12"><text:span text:style-name="T45">“, a pri tom sňala hodbabnú tkaničku z hrdla a podala prsteň Imrovi. Len pred hodinou hovorila, že niet tej moci, ktorá prinútila by ju vydať klenot tento — a teraz dáva ho dobrovoľne.</text:span></text:span></text:p>
        <text:p text:style-name="P32"><text:span text:style-name="CharStyle12"><text:span text:style-name="T45">Imrich hľadel na podaný prsteň s prekvapením.</text:span></text:span></text:p>
        <text:p text:style-name="P32"><text:span text:style-name="CharStyle12"><text:span text:style-name="T1">„S</text:span></text:span><text:span text:style-name="CharStyle12"><text:span text:style-name="T45">kutočn</text:span></text:span><text:span text:style-name="CharStyle12"><text:span text:style-name="T1">e</text:span></text:span><text:span text:style-name="CharStyle12"><text:span text:style-name="T45">“, zvolal, „ten istý!“</text:span></text:span></text:p>
        <text:p text:style-name="P32"><text:span text:style-name="CharStyle12"><text:span text:style-name="T45">„Oj hľa, už aj“ —</text:span></text:span></text:p>
        <text:p text:style-name="P32"><text:span text:style-name="CharStyle12"><text:span text:style-name="T45">„Ty veríš, chcela si povedať, nie? Ale neverím, veď skôr musel by pochybovať o sebe samom. Nejaká zvláštna náhoda nás mámi. Otec by to snáď vedel vysvetliť, snáď súvisí to s rodinou mojej matk</text:span></text:span><text:span text:style-name="CharStyle12"><text:span text:style-name="T1">y</text:span></text:span><text:span text:style-name="CharStyle12"><text:span text:style-name="T45">!“ — pri tom niesol otázny predmet bližšie ku svetlu, ktoré v hranách briliantov rozrážalo sa v tisícerých bleskoch.</text:span></text:span></text:p>
        <text:p text:style-name="P32"><text:span text:style-name="CharStyle12"><text:span text:style-name="T45">„Tu to máme!“ zvolal radosťou učenca, ktorému podarí sa rozlúštiť problém; </text:span></text:span><text:soft-page-break/><text:span text:style-name="CharStyle12"><text:span text:style-name="T1">„t</text:span></text:span><text:span text:style-name="CharStyle12"><text:span text:style-name="T45">ento prsteň, aspoň tak kombinujem — bol majetkom našej tetky Lórky, prvej panej tvojho otca </text:span></text:span><text:span text:style-name="CharStyle12"><text:span text:style-name="T1">—</text:span></text:span><text:span text:style-name="CharStyle12"><text:span text:style-name="T45">“</text:span></text:span></text:p>
        <text:p text:style-name="P32"><text:span text:style-name="CharStyle12"><text:span text:style-name="T45">„Áno, lebo od tej dostala ho moja mama čo dôkaz vďačnosti za svoje verné služby, — potom, ke</text:span></text:span><text:span text:style-name="CharStyle12"><text:span text:style-name="T1">ď</text:span></text:span><text:span text:style-name="CharStyle12"><text:span text:style-name="T45"> ona umrela, skryl ho otec pre mňa a dal mi ho, keď bola som už veľká, s tým napomenutím, aby varovala som si ho, čo veľmi vzácnu pamiatk</text:span></text:span><text:span text:style-name="CharStyle12"><text:span text:style-name="T1">u</text:span></text:span><text:span text:style-name="CharStyle12"><text:span text:style-name="T45">!</text:span></text:span><text:span text:style-name="CharStyle12"><text:span text:style-name="T1">“</text:span></text:span></text:p>
        <text:p text:style-name="P32"><text:span text:style-name="CharStyle12"><text:span text:style-name="T45">„A predsa dala si ho teraz mne.“</text:span></text:span></text:p>
        <text:p text:style-name="P32"><text:span text:style-name="CharStyle12"><text:span text:style-name="T45">„Ve</text:span></text:span><text:span text:style-name="CharStyle12"><text:span text:style-name="T38">ď</text:span></text:span><text:span text:style-name="CharStyle12"><text:span text:style-name="T45"> tebe!“ riekla Viola s vrelým pohľadom.</text:span></text:span></text:p>
        <text:p text:style-name="P32"><text:span text:style-name="CharStyle12"><text:span text:style-name="T1">„N</text:span></text:span><text:span text:style-name="CharStyle12"><text:span text:style-name="T45">aučíš sa, hľa, moja Vilic</text:span></text:span><text:span text:style-name="CharStyle12"><text:span text:style-name="T1">a</text:span></text:span><text:span text:style-name="CharStyle12"><text:span text:style-name="T45">! však tak volal ťa tvoj otecko?“ Potom vstal cele šťastný a držiac ešte vždy osudný klenot v ruke, riekol s pohľadom naň:</text:span></text:span></text:p>
        <text:p text:style-name="P32"><text:span text:style-name="CharStyle12"><text:span text:style-name="T45">„Tak, že je nie náš, že nikdy nám nepatril, je isté —</text:span></text:span><text:span text:style-name="CharStyle12"><text:span text:style-name="T1"> </text:span></text:span><text:span text:style-name="CharStyle12"><text:span text:style-name="T45">teraz čo </text:span></text:span><text:span text:style-name="CharStyle12"><text:span text:style-name="T1">s n</text:span></text:span><text:span text:style-name="CharStyle12"><text:span text:style-name="T45">ím? Vezmi si ho nazpät, čo tvoju vlastnosť, alebo nie, podržím si ho, kým nevymeníš ho druhým, sirôtka moja, tou jednoduchou obr</text:span></text:span><text:span text:style-name="CharStyle12"><text:span text:style-name="T38">u</text:span></text:span><text:span text:style-name="CharStyle12"><text:span text:style-name="T45">čkou, ktor</text:span></text:span><text:span text:style-name="CharStyle12"><text:span text:style-name="T1">á</text:span></text:span><text:span text:style-name="CharStyle12"><text:span text:style-name="T45"> nám bude symbolom večnej lásky. A teraz poďme k otcovi, ten sa len bude tešiť, veď už iste hľadá a volá milú svoju Violu.“</text:span></text:span></text:p>
        <text:p text:style-name="P32"><text:span text:style-name="CharStyle12"><text:span text:style-name="T45">Láska učinila jich oboch hovornými; ako dve dobré deti, ruka v ruke, kráčali dolu, usmievajúc sa jeden na druhého a v j</text:span></text:span><text:span text:style-name="CharStyle12"><text:span text:style-name="T38">í</text:span></text:span><text:span text:style-name="CharStyle12"><text:span text:style-name="T45">ch úsmevoch zračil sa celý svet blaženstva.</text:span></text:span></text:p>
        <text:p text:style-name="P11"><text:span text:style-name="CharStyle12"><text:span text:style-name="T1"/></text:span></text:p>
        <text:p text:style-name="P24"><text:span text:style-name="CharStyle12"><text:span text:style-name="T1">13</text:span></text:span><text:span text:style-name="CharStyle12"><text:span text:style-name="T45">. Zvesť o Mikulč</text:span></text:span><text:span text:style-name="CharStyle12"><text:span text:style-name="T1">í</text:span></text:span><text:span text:style-name="CharStyle12"><text:span text:style-name="T45">kovi.</text:span></text:span></text:p>
        <text:p text:style-name="P32"><text:span text:style-name="CharStyle12"><text:span text:style-name="T45"/></text:span></text:p>
        <text:p text:style-name="P44"><text:span text:style-name="CharStyle12"><text:span text:style-name="T45">Chodbou zavznel ostrý zvuk zvonca u brány.</text:span></text:span></text:p>
        <text:p text:style-name="P32"><text:soft-page-break/><text:span text:style-name="CharStyle12"><text:span text:style-name="T45">Ťažké dvere sa otvorily a dnu vstúpil jeden muž v odeve mníšskom, so širokým klobúkom na hlave.</text:span></text:span></text:p>
        <text:p text:style-name="P32"><text:span text:style-name="CharStyle12"><text:span text:style-name="T45">Oproti nemu dolu schodmi kráčal Imrich s Violou v šťastnom rozhovore. Keď zazreli mnícha u brány, zastali niečo prekvapení. No Imrich nemyslel ináč, než že príchodzieho vedie nejaká záležitosť k nemu, čo pravotár</text:span></text:span><text:span text:style-name="CharStyle12"><text:span text:style-name="T1">ov</text:span></text:span><text:span text:style-name="CharStyle12"><text:span text:style-name="T45">i, i popo</text:span></text:span><text:span text:style-name="CharStyle12"><text:span text:style-name="T1">š</text:span></text:span><text:span text:style-name="CharStyle12"><text:span text:style-name="T45">iel mníchovi v ústrety.</text:span></text:span></text:p>
        <text:p text:style-name="P32"><text:span text:style-name="CharStyle12"><text:span text:style-name="T45">Cudzinec, patrne neznámy v okolí, opýtal sa:</text:span></text:span></text:p>
        <text:p text:style-name="P32"><text:span text:style-name="CharStyle12"><text:span text:style-name="T45">„Tu býva pán Lazár Vilinský?</text:span></text:span><text:span text:style-name="CharStyle12"><text:span text:style-name="T1">“</text:span></text:span></text:p>
        <text:p text:style-name="P32"><text:span text:style-name="CharStyle12"><text:span text:style-name="T45">„</text:span></text:span><text:span text:style-name="CharStyle12"><text:span text:style-name="T38">á</text:span></text:span><text:span text:style-name="CharStyle12"><text:span text:style-name="T45">no; vy si želáte</text:span></text:span><text:span text:style-name="CharStyle12"><text:span text:style-name="T1"> </text:span></text:span><text:span text:style-name="CharStyle12"><text:span text:style-name="T45">?“</text:span></text:span></text:p>
        <text:p text:style-name="P32"><text:span text:style-name="CharStyle12"><text:span text:style-name="T45">„Rád by som s ním hovoriť.</text:span></text:span><text:span text:style-name="CharStyle12"><text:span text:style-name="T1">“</text:span></text:span></text:p>
        <text:p text:style-name="P32"><text:span text:style-name="CharStyle12"><text:span text:style-name="T45">„Môj otec je nemocný.“</text:span></text:span></text:p>
        <text:p text:style-name="P32"><text:span text:style-name="CharStyle12"><text:span text:style-name="T45">„Ale vstave je mňa vypočuť; znám zachádzať s chorým</text:span></text:span><text:span text:style-name="CharStyle12"><text:span text:style-name="T1">i</text:span></text:span><text:span text:style-name="CharStyle12"><text:span text:style-name="T45">“, doložil s vážnym pohľadom na oboch mladých </text:span></text:span><text:span text:style-name="CharStyle12"><text:span text:style-name="T38">ľ</text:span></text:span><text:span text:style-name="CharStyle12"><text:span text:style-name="T45">udí</text:span></text:span><text:span text:style-name="CharStyle12"><text:span text:style-name="T1">.</text:span></text:span></text:p>
        <text:p text:style-name="P32"><text:span text:style-name="CharStyle12"><text:span text:style-name="T1">„K</text:span></text:span><text:span text:style-name="CharStyle12"><text:span text:style-name="T45">eď si práve s ním želáte byť, dobr</text:span></text:span><text:span text:style-name="CharStyle12"><text:span text:style-name="T1">e</text:span></text:span><text:span text:style-name="CharStyle12"><text:span text:style-name="T45">; ostatne mohol by vás vypočuť i ja.“</text:span></text:span></text:p>
        <text:p text:style-name="P32"><text:span text:style-name="CharStyle12"><text:span text:style-name="T45">P</text:span></text:span><text:span text:style-name="CharStyle12"><text:span text:style-name="T38">a</text:span></text:span><text:span text:style-name="CharStyle12"><text:span text:style-name="T45">ter neodpovedal, lebo Viola, ktorá chcela sa vzdialiť, vzbudila jeho pozornosť.</text:span></text:span></text:p>
        <text:p text:style-name="P32"><text:span text:style-name="CharStyle12"><text:span text:style-name="T45">„Ste snáď vy Viola Podhradská, dcéra Gabriela Podhradského?“</text:span></text:span></text:p>
        <text:p text:style-name="P32"><text:span text:style-name="CharStyle12"><text:span text:style-name="T45">„</text:span></text:span><text:span text:style-name="CharStyle12"><text:span text:style-name="T38">Á</text:span></text:span><text:span text:style-name="CharStyle12"><text:span text:style-name="T45">no, ja som!</text:span></text:span><text:span text:style-name="CharStyle12"><text:span text:style-name="T1">“</text:span></text:span><text:span text:style-name="CharStyle12"><text:span text:style-name="T45"> odvetila deva s úžasom. Kto ešte stará sa o ňu, že tento cudzinec pozná jej meno a meno jej otca?</text:span></text:span></text:p>
        <text:p text:style-name="P32"><text:span text:style-name="CharStyle12"><text:span text:style-name="T45">„Vy nachodíte sa pod </text:span></text:span><text:span text:style-name="CharStyle12"><text:span text:style-name="T1">t</text:span></text:span><text:span text:style-name="CharStyle12"><text:span text:style-name="T38">ú</text:span></text:span><text:span text:style-name="CharStyle12"><text:span text:style-name="T45">torstvom Lazára Vilinského?“</text:span></text:span></text:p>
        <text:p text:style-name="P32"><text:span text:style-name="CharStyle12"><text:span text:style-name="T1">„</text:span></text:span><text:span text:style-name="CharStyle12"><text:span text:style-name="T45">Tak je.“</text:span></text:span></text:p>
        <text:p text:style-name="P32"><text:soft-page-break/><text:span text:style-name="CharStyle12"><text:span text:style-name="T45">„Tak nasledujte nás aj vy, lebo zpr</text:span></text:span><text:span text:style-name="CharStyle12"><text:span text:style-name="T1">áv</text:span></text:span><text:span text:style-name="CharStyle12"><text:span text:style-name="T45">y moje hlavne týkajú sa vás.“</text:span></text:span></text:p>
        <text:p text:style-name="P32"><text:span text:style-name="CharStyle12"><text:span text:style-name="T45">Imrich otvoril dvere a kynul rukou mníchovi, aby vstúpil. Za ním kráčala Viola s nepokojným srdcom; čo to má byť, čo povie jej tento kňaz? Aké zvesti donáša tento cudzinec?</text:span></text:span></text:p>
        <text:p text:style-name="P32"><text:span text:style-name="CharStyle12"><text:span text:style-name="T45">Vilinský sedel u kachieľ vo veľkej izbe a hlavou napred naklonenou díval sa do žiare a ohrieval ruky svoje. Keď videl prichádzať zjav, v tomto dome málo vídaný, zdvihol hlavu, pozrel s udivením na príchodzieho a na syna i Violu.</text:span></text:span></text:p>
        <text:p text:style-name="P32"><text:span text:style-name="CharStyle12"><text:span text:style-name="T45">Vilinská teraz, keď len mohla, nachodila sa v izbe u svojho muža. Akoby jej len teraz napadlo, že povinnosť jej určila miesto pri boku jeho. Avšak viac z politiky, než v pocite povinnosti konala služby, ktoré len Viola obstarávala; ona nechcela samovoľne utratiť teplé miesto — lebo u Hermínky toho za</text:span></text:span><text:span text:style-name="CharStyle12"><text:span text:style-name="T1">ji</text:span></text:span><text:span text:style-name="CharStyle12"><text:span text:style-name="T45">ste nenájde. I táto poslednia prišla dolu. Nemohla vystáť samotu a tak volila nudiť sa radšej v spoločnosti, než sama. I zvedavá bola, a tam hore ničoho nepočuje, nevidí, tu chodia ľudia, rozpráva sa o mnohom, i prišla — ešte raz.</text:span></text:span></text:p>
        <text:p text:style-name="P32"><text:span text:style-name="CharStyle12"><text:span text:style-name="T45">Medzitým ponúknul Imrich mn</text:span></text:span><text:span text:style-name="CharStyle12"><text:span text:style-name="T38">i</text:span></text:span><text:span text:style-name="CharStyle12"><text:span text:style-name="T45">chovi stoličku.</text:span></text:span></text:p>
        <text:p text:style-name="P32"><text:span text:style-name="CharStyle12"><text:span text:style-name="T45">Tento predstavil sa čo p</text:span></text:span><text:span text:style-name="CharStyle12"><text:span text:style-name="T38">a</text:span></text:span><text:span text:style-name="CharStyle12"><text:span text:style-name="T45">ter Silvester z rádu Ježišovho. Prichádza zo západu Severnej Ameriky, kde účinkoval čo missionár.</text:span></text:span></text:p>
        <text:p text:style-name="P32"><text:span text:style-name="CharStyle12"><text:span text:style-name="T45">Všetci prítomní, prekvapení už jeho zjavom, teraz napnut</text:span></text:span><text:span text:style-name="CharStyle12"><text:span text:style-name="T38">e</text:span></text:span><text:span text:style-name="CharStyle12"><text:span text:style-name="T45"> čakali, čo počujú ďalej.</text:span></text:span></text:p>
        <text:p text:style-name="P32"><text:span text:style-name="CharStyle12"><text:span text:style-name="T45">Viola, ktorá tušila, že počuje nejaké dôležité zprávy, nemyslela ináč, než že hlási sa k nej rodina neznáma </text:span></text:span><text:span text:style-name="CharStyle12"><text:span text:style-name="T1">— </text:span></text:span><text:span text:style-name="CharStyle12"><text:span text:style-name="T45">snáď stará matka, myslela s nemalou </text:span></text:span><text:soft-page-break/><text:span text:style-name="CharStyle12"><text:span text:style-name="T45">radosťou, — ale tá býva tu v blízkosti Zanice a tento prichodí z Ameriky. Aj ona si sadla v blízkosti ujca. Imrich ostal stáť u nej</text:span></text:span><text:span text:style-name="CharStyle17"><text:span text:style-name="T45"> </text:span></text:span><text:span text:style-name="CharStyle12"><text:span text:style-name="T45">akoby hotový brániť si ju proti všetkému nemilému — a akoby nechcel opustiť viac mladuchu svoju.</text:span></text:span></text:p>
        <text:p text:style-name="P32"><text:span text:style-name="CharStyle12"><text:span text:style-name="T45">P</text:span></text:span><text:span text:style-name="CharStyle12"><text:span text:style-name="T38">a</text:span></text:span><text:span text:style-name="CharStyle12"><text:span text:style-name="T45">ter Silvester rozprával miernym, zvučným hlasom príhody svoje, ktoré bezprostredne týkaly sa zprávy, ktorú mal podať.</text:span></text:span></text:p>
        <text:p text:style-name="P32"><text:span text:style-name="CharStyle12"><text:span text:style-name="T45">Od rokov účinkoval na západe nového sveta. Tam, čo missionár poznal útrapy a biedu v</text:span></text:span><text:span text:style-name="CharStyle12"><text:span text:style-name="T1">ys</text:span></text:span><text:span text:style-name="CharStyle12"><text:span text:style-name="T45">ťahovavších sa Europčanov, poznal na istej čiare všetky domky farmerov a osamelých osadníkov — ako i vigvami Indiánov. Jeho účinlivosť u toho úbohého, vymierajúceho ľudu došla uznania u jeho predstavených. Preto vymenovali ho za domáceho učiteľa a zpovedníka ku jednej kniežacej rodine v Dolnom Rakúsku. Ako dostal zprávu túto a toto čestné povolanie, opustil miesto dosavádneho účinkovania svojho a ponáhľal sa na východ do New-Yorku, aby preplavil sa do Eur</text:span></text:span><text:span text:style-name="CharStyle12"><text:span text:style-name="T38">o</text:span></text:span><text:span text:style-name="CharStyle12"><text:span text:style-name="T45">py. Na jednej väčšej stanici železničnej dráhy pacif</text:span></text:span><text:span text:style-name="CharStyle12"><text:span text:style-name="T1">i</text:span></text:span><text:span text:style-name="CharStyle12"><text:span text:style-name="T45">kskej sdelil mu predstata stanice, že tu čaká jeden náčelník Indiánov, takzvaných blakfotov, a vyzerá kňaza, ktorý chcel by umierajúceho Europčana ozpovedať. Bez váhania vystúpil z vozňa a nasledoval náčelníka do neďalekej osady, kde v jednom stáne ležal umorený, biedny, </text:span></text:span><text:span text:style-name="CharStyle12"><text:span text:style-name="T1">„b</text:span></text:span><text:span text:style-name="CharStyle12"><text:span text:style-name="T45">iely muž“. Tento, d</text:span></text:span><text:span text:style-name="CharStyle12"><text:span text:style-name="T1">ľ</text:span></text:span><text:span text:style-name="CharStyle12"><text:span text:style-name="T45">a rozpráv Indiánov, vracal sa zo zlatých dolov San-Franciska — chudobný, biedny — úbohejší, než b</text:span></text:span><text:span text:style-name="CharStyle12"><text:span text:style-name="T1">o</text:span></text:span><text:span text:style-name="CharStyle12"><text:span text:style-name="T45">l ta išiel. Toto Eldorádo mnohých dobrodruhov pripravilo i jeho o česť, zdravie a takmer i o rozum </text:span></text:span><text:span text:style-name="CharStyle12"><text:span text:style-name="T1">—</text:span></text:span><text:span text:style-name="CharStyle12"><text:span text:style-name="T45"> tak že idúcky domov zatáral sa sem a títo dobromyseľní ľudia pritúlili ho </text:span></text:span><text:soft-page-break/><text:span text:style-name="CharStyle12"><text:span text:style-name="T45">nemocného. Stav tohoto človeka bol nanajvýš smutný. Biedou a strádaním každého druhu klesol tak úplne, že jeho život skoro doháral. Meno tohoto biednika bolo Fraňo Mikulčík.</text:span></text:span></text:p>
        <text:p text:style-name="P32"><text:span text:style-name="CharStyle12"><text:span text:style-name="T45">„</text:span></text:span><text:span text:style-name="CharStyle12"><text:span text:style-name="T1">M</text:span></text:span><text:span text:style-name="CharStyle12"><text:span text:style-name="T45">ikulčí</text:span></text:span><text:span text:style-name="CharStyle12"><text:span text:style-name="T1">k</text:span></text:span><text:span text:style-name="CharStyle12"><text:span text:style-name="T45">!“ zvolala Viola, ktorá dosia</text:span></text:span><text:span text:style-name="CharStyle12"><text:span text:style-name="T76">ľ</text:span></text:span><text:span text:style-name="CharStyle12"><text:span text:style-name="T45"> napnut</text:span></text:span><text:span text:style-name="CharStyle12"><text:span text:style-name="T38">e</text:span></text:span><text:span text:style-name="CharStyle12"><text:span text:style-name="T45"> poslúchala, — teraz vstala prudko zo stolca. Razom rozblesklo sa v nej čo blesk poznania — Mikulčík v bráne ohroženého domu — na cestu pripravený — o</text:span></text:span><text:span text:style-name="CharStyle12"><text:span text:style-name="T1">n</text:span></text:span><text:span text:style-name="CharStyle12"><text:span text:style-name="T45">!</text:span></text:span><text:span text:style-name="CharStyle12"><text:span text:style-name="T1"> </text:span></text:span><text:span text:style-name="CharStyle12"><text:span text:style-name="T45">— Imrich položil ruku svoju na jej rameno a pohľadom, plným nežnosti, prinútil ju, aby uspokojila sa a znovu sadla na miest</text:span></text:span><text:span text:style-name="CharStyle12"><text:span text:style-name="T1">o </text:span></text:span><text:span text:style-name="CharStyle12"><text:span text:style-name="T45">svoje a vypočula rozpravu až do konca.</text:span></text:span></text:p>
        <text:p text:style-name="P32"><text:span text:style-name="CharStyle12"><text:span text:style-name="T45">P</text:span></text:span><text:span text:style-name="CharStyle12"><text:span text:style-name="T38">a</text:span></text:span><text:span text:style-name="CharStyle12"><text:span text:style-name="T45">ter Silvester pozrel z boku na Violu i na mladého muža pátravým, prenikavým pohľadom hlbokých očú. Potom pokračoval pokojne, že žiadal si tento umierajúci </text:span></text:span><text:span text:style-name="CharStyle12"><text:span text:style-name="T1">„b</text:span></text:span><text:span text:style-name="CharStyle12"><text:span text:style-name="T45">iely muž“, ako ho domorodí zvali, niekoho, komu by sveril, čo obťažuje mu svedomie. Zaradoval sa tedy nemálo, keď videl prichodiť muža, </text:span></text:span><text:span text:style-name="CharStyle12"><text:span text:style-name="T1">jeho</text:span></text:span><text:span text:style-name="CharStyle12"><text:span text:style-name="T45">ž oblek ukazoval mu na stav duchovnej osoby. Dychtiv</text:span></text:span><text:span text:style-name="CharStyle12"><text:span text:style-name="T38">e</text:span></text:span><text:span text:style-name="CharStyle12"><text:span text:style-name="T45"> chytil ruku príchodzieho a zvolal: „Vy idete na východ? Snáď do Eur</text:span></text:span><text:span text:style-name="CharStyle12"><text:span text:style-name="T38">o</text:span></text:span><text:span text:style-name="CharStyle12"><text:span text:style-name="T45">p</text:span></text:span><text:span text:style-name="CharStyle12"><text:span text:style-name="T1">y</text:span></text:span><text:span text:style-name="CharStyle12"><text:span text:style-name="T45">?“</text:span></text:span></text:p>
        <text:p text:style-name="P32"><text:span text:style-name="CharStyle12"><text:span text:style-name="T38">„Á</text:span></text:span><text:span text:style-name="CharStyle12"><text:span text:style-name="T45">no, ta vedie ma cesta moja!“ odvetil p</text:span></text:span><text:span text:style-name="CharStyle12"><text:span text:style-name="T1">á</text:span></text:span><text:span text:style-name="CharStyle12"><text:span text:style-name="T45">ter Silvester.</text:span></text:span></text:p>
        <text:p text:style-name="P32"><text:span text:style-name="CharStyle12"><text:span text:style-name="T45">„Oj tak, pre rany Ukrižovaného, smilujte sa nado mnou a zbavte ma ťažkej viny moje</text:span></text:span><text:span text:style-name="CharStyle12"><text:span text:style-name="T1">j!</text:span></text:span><text:span text:style-name="CharStyle12"><text:span text:style-name="T45">“ prosil úpenliv</text:span></text:span><text:span text:style-name="CharStyle12"><text:span text:style-name="T76">e</text:span></text:span><text:span text:style-name="CharStyle12"><text:span text:style-name="T1"> </text:span></text:span><text:span text:style-name="CharStyle12"><text:span text:style-name="T45">nemocný, ktorého bieda prinútila k vyznaniu hriechov svojich </text:span></text:span><text:span text:style-name="CharStyle12"><text:span text:style-name="T1">—</text:span></text:span><text:span text:style-name="CharStyle12"><text:span text:style-name="T45"> a neresti všakového druhu k pokániu.</text:span></text:span></text:p>
        <text:p text:style-name="P32"><text:span text:style-name="CharStyle12"><text:span text:style-name="T45">„</text:span></text:span><text:span text:style-name="CharStyle12"><text:span text:style-name="T76">Č</text:span></text:span><text:span text:style-name="CharStyle12"><text:span text:style-name="T45">o rozprával tento kajúci hriešnik, bolo hrozné, ač mne, ktorý nahliadnul som už nejeden raz do temných prepastí ľudskej duše, nie zriedkavé</text:span></text:span><text:span text:style-name="CharStyle12"><text:span text:style-name="T1">“</text:span></text:span><text:span text:style-name="CharStyle12"><text:span text:style-name="T45">, vypravoval p</text:span></text:span><text:span text:style-name="CharStyle12"><text:span text:style-name="T38">a</text:span></text:span><text:span text:style-name="CharStyle12"><text:span text:style-name="T45">ter Silvester ďalej. „On líčil mi hroznú nenávisť svoju oproti </text:span></text:span><text:soft-page-break/><text:span text:style-name="CharStyle12"><text:span text:style-name="T45">istému Podhradskému, ktorý ho dakedy bol drzo urazil. S húževnatosťou ľudí, jemu podobných, pridŕžal sa n</text:span></text:span><text:span text:style-name="CharStyle12"><text:span text:style-name="T1">e</text:span></text:span><text:span text:style-name="CharStyle12"><text:span text:style-name="T45">návisti svojej a neúnavne myslel len na pomstu. Osud mu pomáhal, lebo Podhradský klesal hmotne i mravne —“</text:span></text:span></text:p>
        <text:p text:style-name="P32"><text:span text:style-name="CharStyle12"><text:span text:style-name="T1">„</text:span></text:span><text:span text:style-name="CharStyle12"><text:span text:style-name="T45">Nie, nie!“ zvolala Viola s neobyčajnou prudkosťou; </text:span></text:span><text:span text:style-name="CharStyle12"><text:span text:style-name="T1">„n</text:span></text:span><text:span text:style-name="CharStyle12"><text:span text:style-name="T45">eklesal mravne nikdy, ač stíhaný bol údermi nezaslúženými, oh, otecko, milý, šľachetný otec mô</text:span></text:span><text:span text:style-name="CharStyle12"><text:span text:style-name="T1">j</text:span></text:span><text:span text:style-name="CharStyle12"><text:span text:style-name="T45">!</text:span></text:span><text:span text:style-name="CharStyle12"><text:span text:style-name="T1">“</text:span></text:span></text:p>
        <text:p text:style-name="P32"><text:span text:style-name="CharStyle12"><text:span text:style-name="T45">Zase sohnul sa Imrich ku nej a šeptal jej slová lásky plné, až uspokojila sa znovu.</text:span></text:span></text:p>
        <text:p text:style-name="P32"><text:span text:style-name="CharStyle12"><text:span text:style-name="T45">No p</text:span></text:span><text:span text:style-name="CharStyle12"><text:span text:style-name="T39">a</text:span></text:span><text:span text:style-name="CharStyle12"><text:span text:style-name="T45">ter Silvester nedal sa mýliť.</text:span></text:span></text:p>
        <text:p text:style-name="P32"><text:span text:style-name="CharStyle12"><text:span text:style-name="T45">„Ako mi Mikulčík Podhradského líčil, mal to byť človek nešťastný, nestály, ľahkomyseľný.</text:span></text:span><text:span text:style-name="CharStyle12"><text:span text:style-name="T1">“</text:span></text:span></text:p>
        <text:p text:style-name="P32"><text:span text:style-name="CharStyle12"><text:span text:style-name="T45">Viola opäť trhla sa záporne.</text:span></text:span></text:p>
        <text:p text:style-name="P32"><text:span text:style-name="CharStyle12"><text:span text:style-name="T1">„Č</text:span></text:span><text:span text:style-name="CharStyle12"><text:span text:style-name="T45">lovek fatalista,“ doložil p</text:span></text:span><text:span text:style-name="CharStyle12"><text:span text:style-name="T39">a</text:span></text:span><text:span text:style-name="CharStyle12"><text:span text:style-name="T45">ter Silvester s bočným pohľadom.</text:span></text:span></text:p>
        <text:p text:style-name="P32"><text:span text:style-name="CharStyle12"><text:span text:style-name="T45">„Zkrátka, tento Podhradský vyšiel na mizinu. Mikulčík, ktorý bo</text:span></text:span><text:span text:style-name="CharStyle12"><text:span text:style-name="T1">l</text:span></text:span><text:span text:style-name="CharStyle12"><text:span text:style-name="T45"> prinepatrný, než aby bol pomáhal privolávať úpadok Podhradského, neželal si nič inšie, než vidieť svojho nepriateľa pokoreného. I ukoval diabolský plán: počul niekde, že Podhradský hrozil radným pánom, roztrúsil on zvesť túto, no v tom rúchu, že jeho nepriateľ hrozil ohňom. Jednoho dňa podložil sám oheň v susedstve, no ten bol zbadaný a zahasený. Večerom toho istého dňa znovu podložil oheň a ten vznietil sa a rýchlo zachvátil celý rad námestia.“</text:span></text:span></text:p>
        <text:p text:style-name="P32"><text:span text:style-name="CharStyle12"><text:span text:style-name="T1">„</text:span></text:span><text:span text:style-name="CharStyle12"><text:span text:style-name="T45">Mikulčík podpaľač — môj otec ospravedlnený! — ó, ja vedela som, že raz musí toto prís</text:span></text:span><text:span text:style-name="CharStyle12"><text:span text:style-name="T1">ť</text:span></text:span><text:span text:style-name="CharStyle12"><text:span text:style-name="T45">!“</text:span></text:span></text:p>
        <text:p text:style-name="P32"><text:soft-page-break/><text:span text:style-name="CharStyle12"><text:span text:style-name="T45">A ako vymenená, nie tá pokojná Viola, ktorá znala snášať urážky bez pohnutia sa — teraz v ekstázi cele druhá, vstala znovu a chopila ruku patra Silvestra.</text:span></text:span></text:p>
        <text:p text:style-name="P32"><text:span text:style-name="CharStyle12"><text:span text:style-name="T1">„V</text:span></text:span><text:span text:style-name="CharStyle12"><text:span text:style-name="T45">ďaka vám, vďaka za vaše slová, vy doniesli ste mi viac, než život a majetok značí — vaše slová daly mi nazpät česť, meno slávne a čisté </text:span></text:span><text:span text:style-name="CharStyle12"><text:span text:style-name="T1">—</text:span></text:span><text:span text:style-name="CharStyle12"><text:span text:style-name="T45"> všetk</text:span></text:span><text:span text:style-name="CharStyle12"><text:span text:style-name="T1">o</text:span></text:span><text:span text:style-name="CharStyle12"><text:span text:style-name="T45">!“</text:span></text:span></text:p>
        <text:p text:style-name="P32"><text:span text:style-name="CharStyle12"><text:span text:style-name="T45">P</text:span></text:span><text:span text:style-name="CharStyle12"><text:span text:style-name="T39">a</text:span></text:span><text:span text:style-name="CharStyle12"><text:span text:style-name="T45">ter vymohol si ruku z rúk nadšenej devy a rozprával ďalej:</text:span></text:span></text:p>
        <text:p text:style-name="P32"><text:span text:style-name="CharStyle12"><text:span text:style-name="T45">„Ešte nie som u konc</text:span></text:span><text:span text:style-name="CharStyle12"><text:span text:style-name="T1">a</text:span></text:span><text:span text:style-name="CharStyle12"><text:span text:style-name="T45">!</text:span></text:span><text:span text:style-name="CharStyle12"><text:span text:style-name="T1">“</text:span></text:span><text:span text:style-name="CharStyle12"><text:span text:style-name="T45"> Violu už tento koniec nezaujímal — ona by už teraz vďačne ponechala koniec rozpravy druhým a rada by bola opustila izbu, aby v komôrke svojej samotná privykla svojmu šťastiu. Ale pohľad chladných očú vypravujúceho a uspokojujúce, nežné slová Imrichove primäly ju k tomu, aby ešte naslúchala.</text:span></text:span></text:p>
        <text:p text:style-name="P32"><text:span text:style-name="CharStyle12"><text:span text:style-name="T45">„Ešte je nie konie</text:span></text:span><text:span text:style-name="CharStyle12"><text:span text:style-name="T1">c</text:span></text:span><text:span text:style-name="CharStyle12"><text:span text:style-name="T45">“, opakoval vyrušený vypravovate</text:span></text:span><text:span text:style-name="CharStyle12"><text:span text:style-name="T1">ľ</text:span></text:span><text:span text:style-name="CharStyle12"><text:span text:style-name="T45">; </text:span></text:span><text:span text:style-name="CharStyle12"><text:span text:style-name="T1">„c</text:span></text:span><text:span text:style-name="CharStyle12"><text:span text:style-name="T45">horý Mikulčík v prestávkach a v parox</text:span></text:span><text:span text:style-name="CharStyle12"><text:span text:style-name="T1">ys</text:span></text:span><text:span text:style-name="CharStyle12"><text:span text:style-name="T45">me zimnice rozprával mi toto všetko a ku koncu oddal mi i niektoré pozostalosti svoje, medzi nimi spisy, ktoré u Podhradských v noci požiaru bol si osvojil, spolu i s niektorými klenotami; hodinky boly tam i tuším podobné maličkosti. No to potrovil všetko, len niektoré drobnosti nepatrnej c</text:span></text:span><text:span text:style-name="CharStyle12"><text:span text:style-name="T1">e</text:span></text:span><text:span text:style-name="CharStyle12"><text:span text:style-name="T45">ny nachodily sa vtedy u neho, ako tento medaillon. No hlavné zo všetkého je, že zachoval spisy, ktoré on zvedavý len pozde otvoril a poneváč nemohol jich zameniť za peniaze, uschovával jich u seba, — kto zná, čo mal s nimi za úmysly? Tieto spisy dôležité sú pre dieťa Podhradského. Umierajúci kajúci </text:span></text:span><text:soft-page-break/><text:span text:style-name="CharStyle12"><text:span text:style-name="T45">hriešnik prosil ma v mene živého Boha, aby nezťažoval som si cestu a vyhľadal sirotu zavraždeného Podhradského a do jej </text:span></text:span><text:span text:style-name="CharStyle12"><text:span text:style-name="T77">rú</text:span></text:span><text:span text:style-name="CharStyle12"><text:span text:style-name="T45">k aby oddal som listiny tieto. Tu sú a tu i drobnosti, ktoré tiež prináležajú Podhradského dcére.</text:span></text:span><text:span text:style-name="CharStyle12"><text:span text:style-name="T1">“</text:span></text:span></text:p>
        <text:p text:style-name="P32"><text:span text:style-name="CharStyle12"><text:span text:style-name="T45">S tými slovami oddal p</text:span></text:span><text:span text:style-name="CharStyle12"><text:span text:style-name="T39">a</text:span></text:span><text:span text:style-name="CharStyle12"><text:span text:style-name="T45">ter Silvester listiny i bezcenné veci do rúk Violiných. Pri tom pozrel prenikavým zrakom svojím po prítomných.</text:span></text:span></text:p>
        <text:p text:style-name="P32"><text:span text:style-name="CharStyle12"><text:span text:style-name="T45">Viola cítila ťažiť listiny tieto na svojom svedomí. Dľa listu otcovho, dľa všetkého, čo počula od pani Milockej, mohla súdiť, že Vilinských majetok utrpí veľkú štrbinu, jestli ona bude požadovať svoje právo a kr</text:span></text:span><text:span text:style-name="CharStyle12"><text:span text:style-name="T39">e</text:span></text:span><text:span text:style-name="CharStyle12"><text:span text:style-name="T45">m toho zapletie sa do pravôt.</text:span></text:span></text:p>
        <text:p text:style-name="P32"><text:span text:style-name="CharStyle12"><text:span text:style-name="T45">I pozrela na tútora, pozrela na Imricha.</text:span></text:span></text:p>
        <text:p text:style-name="P32"><text:span text:style-name="CharStyle12"><text:span text:style-name="T45">Starý Vilinský hľadel očima zdeseno otvorenýma na ňu. Výraz nemalej obavy zračil sa z jeho tváre a jednou rukou opierajúc sa mocne o opierku kresla — druhú vystrel po listinách. Naproti tomu Imrich stál tu v nedorozumení; jeho, čo pravotára i čo obrancu Violinho, začala zanímať vec táto; netušil asi, že tie listiny zasahujú hlboko v jeho vlastnosť. Aj on prosil Violu posunkom ruky i očí, aby sverila mu úpisy k prezkúmaniu — no Viola nedala mu jich.</text:span></text:span></text:p>
        <text:p text:style-name="P32"><text:span text:style-name="CharStyle12"><text:span text:style-name="T45">Nadchnutá okamžitým nápadom, rozč</text:span></text:span><text:span text:style-name="CharStyle12"><text:span text:style-name="T39">u</text:span></text:span><text:span text:style-name="CharStyle12"><text:span text:style-name="T45">lená zvesťou, prinesenou cudzím kňazom, temer nepríčetná, roztrhla rýchlym pohybom obe listiny a skôr, než to mohol niekto prekaziť, hodila jich do ohňa.</text:span></text:span></text:p>
        <text:p text:style-name="P32"><text:span text:style-name="CharStyle12"><text:span text:style-name="T1">„</text:span></text:span><text:span text:style-name="CharStyle12"><text:span text:style-name="T45">Viol</text:span></text:span><text:span text:style-name="CharStyle12"><text:span text:style-name="T1">a</text:span></text:span><text:span text:style-name="CharStyle12"><text:span text:style-name="T45">!“ zkríkol Imrich zdeseno, temer prísne, chytil ju za ruku a chcel ju </text:span></text:span><text:soft-page-break/><text:span text:style-name="CharStyle12"><text:span text:style-name="T45">odtiahnuť od ohňa, ktorému ešte úryvky starých listín chcel urvať.</text:span></text:span></text:p>
        <text:p text:style-name="P32"><text:span text:style-name="CharStyle12"><text:span text:style-name="T45">Im</text:span></text:span><text:span text:style-name="CharStyle12"><text:span text:style-name="T1">rov</text:span></text:span><text:span text:style-name="CharStyle12"><text:span text:style-name="T45"> otec ale naddvihnul sa v kresle, tiež nemálo prekvapený. Potom znovu zpustil sa do neho; tvár jeho</text:span></text:span><text:span text:style-name="CharStyle17"><text:span text:style-name="T1"> </text:span></text:span><text:span text:style-name="CharStyle12"><text:span text:style-name="T45">stiahla sa k</text:span></text:span><text:span text:style-name="CharStyle12"><text:span text:style-name="T39">r</text:span></text:span><text:span text:style-name="CharStyle12"><text:span text:style-name="T45">čovite, konečne zasmial sa desným svojím smiechom.</text:span></text:span></text:p>
        <text:p text:style-name="P32"><text:span text:style-name="CharStyle12"><text:span text:style-name="T45">P</text:span></text:span><text:span text:style-name="CharStyle12"><text:span text:style-name="T39">a</text:span></text:span><text:span text:style-name="CharStyle12"><text:span text:style-name="T45">ter Silvester kárave pozrel na devu. Potom pokrčil ramenama a riekol:</text:span></text:span></text:p>
        <text:p text:style-name="P32"><text:span text:style-name="CharStyle12"><text:span text:style-name="T1">„</text:span></text:span><text:span text:style-name="CharStyle12"><text:span text:style-name="T45">Ja vykonal som povinnosť svoju; čo vykonaly ste vy, toho následky ponesiete.</text:span></text:span></text:p>
        <text:p text:style-name="P32"><text:span text:style-name="CharStyle12"><text:span text:style-name="T45">A Viola stála tu s ro</text:span></text:span><text:span text:style-name="CharStyle12"><text:span text:style-name="T1">jčiv</text:span></text:span><text:span text:style-name="CharStyle12"><text:span text:style-name="T45">ým, blaženým pohľadom krásnych svojich očí.</text:span></text:span></text:p>
        <text:p text:style-name="P32"><text:span text:style-name="CharStyle12"><text:span text:style-name="T45">„Tých následkov ja sa nebojím! Nemám sa viac čoho ľakať. Som šťastná, mám meno čisté, čestné; nie som viac potupená dcéra podpaľača — a — ach — to je mnoho odraz</text:span></text:span><text:span text:style-name="CharStyle12"><text:span text:style-name="T1">u</text:span></text:span><text:span text:style-name="CharStyle12"><text:span text:style-name="T45">!</text:span></text:span><text:span text:style-name="CharStyle12"><text:span text:style-name="T1">“</text:span></text:span><text:span text:style-name="CharStyle12"><text:span text:style-name="T45"> — I vzdychla si z hlbok</text:span></text:span><text:span text:style-name="CharStyle12"><text:span text:style-name="T39">a</text:span></text:span><text:span text:style-name="CharStyle12"><text:span text:style-name="T45">.</text:span></text:span></text:p>
        <text:p text:style-name="P32"><text:span text:style-name="CharStyle12"><text:span text:style-name="T45">„Vilica, milá moja, poď už teraz; skutočne, mnoho tých dojmov už doráža na teba. Poď, od</text:span></text:span><text:span text:style-name="CharStyle12"><text:span text:style-name="T1">d</text:span></text:span><text:span text:style-name="CharStyle12"><text:span text:style-name="T45">ýchni si v tvojej izbičke.</text:span></text:span><text:span text:style-name="CharStyle12"><text:span text:style-name="T1">“</text:span></text:span></text:p>
        <text:p text:style-name="P32"><text:span text:style-name="CharStyle12"><text:span text:style-name="T45">Ako nežný, starostlivý otec svoje slabé dieťa, tak viedol Imrich Violu, ktorú neočakávane prišlé šťastie rozč</text:span></text:span><text:span text:style-name="CharStyle12"><text:span text:style-name="T39">u</text:span></text:span><text:span text:style-name="CharStyle12"><text:span text:style-name="T45">lilo. V tichej izbičke znovu privinul ju v náručie svoje a šeptal:</text:span></text:span></text:p>
        <text:p text:style-name="P32"><text:span text:style-name="CharStyle12"><text:span text:style-name="T1">„</text:span></text:span><text:span text:style-name="CharStyle12"><text:span text:style-name="T45">Tak, tu ostaň, kým neuspokojí sa tvoja myseľ. Ja ešte musím shovárať sa s tým cudzím pánom.“</text:span></text:span></text:p>
        <text:p text:style-name="P32"><text:span text:style-name="CharStyle12"><text:span text:style-name="T45">Viola ale vystrela ruky oproti obrazu svojho otca a skoro slávnostným pohľadom pozerala na neho, hovoriac:</text:span></text:span></text:p>
        <text:p text:style-name="P32"><text:span text:style-name="CharStyle12"><text:span text:style-name="T45">„</text:span></text:span><text:span text:style-name="CharStyle12"><text:span text:style-name="T1">P</text:span></text:span><text:span text:style-name="CharStyle12"><text:span text:style-name="T45">očuješ, otče môj?! Ty si ospravedlnený — tvoja pamiatka čistá je už aj </text:span></text:span><text:soft-page-break/><text:span text:style-name="CharStyle12"><text:span text:style-name="T45">pred svetom, ako bola vždy pred dcérou tvojou — milý, milý otec môj!“</text:span></text:span></text:p>
        <text:p text:style-name="P32"><text:span text:style-name="CharStyle12"><text:span text:style-name="T1">„</text:span></text:span><text:span text:style-name="CharStyle12"><text:span text:style-name="T45">Ty veľmi ľúbila si otca svojho, Viola!“ hovoril k nej Imrich skoro s prízvukom žiarlivosti a pozeral na</text:span></text:span><text:span text:style-name="CharStyle17"><text:span text:style-name="T45"> </text:span></text:span><text:span text:style-name="CharStyle12"><text:span text:style-name="T45">ňu s obdivom. — </text:span></text:span><text:span text:style-name="CharStyle12"><text:span text:style-name="T1">„N</text:span></text:span><text:span text:style-name="CharStyle12"><text:span text:style-name="T45">eželal by som si nič iného, než aby si tak ľúbila aj mňa!“</text:span></text:span></text:p>
        <text:p text:style-name="P32"><text:span text:style-name="CharStyle12"><text:span text:style-name="T45">Viola pozrela na neho vrúcne a podajúc mu ruku, riekla vážne:</text:span></text:span></text:p>
        <text:p text:style-name="P32"><text:span text:style-name="CharStyle12"><text:span text:style-name="T45">„</text:span></text:span><text:span text:style-name="CharStyle12"><text:span text:style-name="T1">O</text:span></text:span><text:span text:style-name="CharStyle12"><text:span text:style-name="T45">j, Imrich! Ja cítim, že len raz v živote možno ľúbiť tak, ak</text:span></text:span><text:span text:style-name="CharStyle12"><text:span text:style-name="T39">o</text:span></text:span><text:span text:style-name="CharStyle12"><text:span text:style-name="T45"> ja teba milujem — podobná láska nedá sa premôcť, nedá obetovať inej. Veď ani Danielovi, tomu milému, tomu dobrému, nemohla som priniesť obeť túto.“</text:span></text:span></text:p>
        <text:p text:style-name="P32"><text:span text:style-name="CharStyle12"><text:span text:style-name="T45">Kto bol šťastnejším, než Imrich?</text:span></text:span></text:p>
        <text:p text:style-name="P32"><text:span text:style-name="CharStyle12"><text:span text:style-name="T45">Ale vzpamätal sa, že tam dolu čaká ho ešte vážna rozprava s p</text:span></text:span><text:span text:style-name="CharStyle12"><text:span text:style-name="T39">a</text:span></text:span><text:span text:style-name="CharStyle12"><text:span text:style-name="T45">trom Silvestrom.</text:span></text:span></text:p>
        <text:p text:style-name="P32"><text:span text:style-name="CharStyle12"><text:span text:style-name="T45">„Ja idem</text:span></text:span><text:span text:style-name="CharStyle12"><text:span text:style-name="T1">“</text:span></text:span><text:span text:style-name="CharStyle12"><text:span text:style-name="T45">, riekol ku šťastnej deve, „snáď budem môcť ešte niečo napraviť, čo pokazila si ty, neopatrná devušk</text:span></text:span><text:span text:style-name="CharStyle12"><text:span text:style-name="T1">a</text:span></text:span><text:span text:style-name="CharStyle12"><text:span text:style-name="T45">!“</text:span></text:span></text:p>
        <text:p text:style-name="P32"><text:span text:style-name="CharStyle12"><text:span text:style-name="T45">Viola usmiala sa blaženým úsmevom a odpovedala so žartom:</text:span></text:span></text:p>
        <text:p text:style-name="P32"><text:span text:style-name="CharStyle12"><text:span text:style-name="T45">„Choď len, však ty tam už nič nevykonáš. Ani obratnosť prebitého fiškála nemôže tam viac urobiť.“</text:span></text:span></text:p>
        <text:p text:style-name="P32"><text:span text:style-name="CharStyle12"><text:span text:style-name="T45">Idúc chodbou, nazrel Imrich do kuchyne a naložil jednej zo slúžok:</text:span></text:span></text:p>
        <text:p text:style-name="P32"><text:span text:style-name="CharStyle12"><text:span text:style-name="T45">„Choď k pánu doktorovi a povedz, že dám prosiť, aby sem prišiel.</text:span></text:span><text:span text:style-name="CharStyle12"><text:span text:style-name="T1">“</text:span></text:span></text:p>
        <text:p text:style-name="P32"><text:span text:style-name="CharStyle12"><text:span text:style-name="T45">Keď prišiel do prízemnej izby, odberal sa jezuita už preč. Imrich zavolal ho ešte na chvíľku do kancelárie a shováral sa s ním dlho. Keď p</text:span></text:span><text:span text:style-name="CharStyle12"><text:span text:style-name="T39">a</text:span></text:span><text:span text:style-name="CharStyle12"><text:span text:style-name="T45">ter Silvester odišiel, bol Imrich málomluvný, zamyslený a vážny. Smutne, temer výčitky </text:span></text:span><text:soft-page-break/><text:span text:style-name="CharStyle12"><text:span text:style-name="T45">plným pohľadom pozrel na otca, u ktorého našiel dr. Lukáča v dôvernom rozhovore — pravda len jednostrannom. Lekárovi sdelil Imrich svoju obavu o otca, pre ktorú dal ho volať k nemu. No dr. Lukáč mu hneď povedal, že niet sa čoho báť, lebo že chorý pán je teraz pre všetko o mnoho menej vnímavým, než predtým a že iste už teraz málo zná o tom, čo konalo sa pred chvíľkou u neho.</text:span></text:span></text:p>
        <text:p text:style-name="P32"><text:span text:style-name="CharStyle12"><text:span text:style-name="T45">Uspokojený Imrich išiel už teraz po Violu, u ktorej sedela už Emka. Táto pritúlila sa k nej lichotiv</text:span></text:span><text:span text:style-name="CharStyle12"><text:span text:style-name="T39">e</text:span></text:span><text:span text:style-name="CharStyle12"><text:span text:style-name="T45">:</text:span></text:span></text:p>
        <text:p text:style-name="P32"><text:span text:style-name="CharStyle12"><text:span text:style-name="T45">„</text:span></text:span><text:span text:style-name="CharStyle12"><text:span text:style-name="T1">V</text:span></text:span><text:span text:style-name="CharStyle12"><text:span text:style-name="T45">šak ver sa mi už viac nehneváš?</text:span></text:span><text:span text:style-name="CharStyle12"><text:span text:style-name="T1">“</text:span></text:span></text:p>
        <text:p text:style-name="P32"><text:span text:style-name="CharStyle12"><text:span text:style-name="T45">„Na teba som sa ani nehnevala</text:span></text:span><text:span text:style-name="CharStyle12"><text:span text:style-name="T1">“</text:span></text:span><text:span text:style-name="CharStyle12"><text:span text:style-name="T45">, odvetila tázaná a bozkala zvedavé dievčatko — budúcu švagrin</text:span></text:span><text:span text:style-name="CharStyle12"><text:span text:style-name="T1">ú</text:span></text:span><text:span text:style-name="CharStyle12"><text:span text:style-name="T45">.</text:span></text:span></text:p>
        <text:p text:style-name="P32"><text:span text:style-name="CharStyle12"><text:span text:style-name="T45">„Ani na Imra?“</text:span></text:span></text:p>
        <text:p text:style-name="P32"><text:span text:style-name="CharStyle12"><text:span text:style-name="T45">„Ani —</text:span></text:span><text:span text:style-name="CharStyle12"><text:span text:style-name="T1">“</text:span></text:span></text:p>
        <text:p text:style-name="P32"><text:span text:style-name="CharStyle12"><text:span text:style-name="T45">„</text:span></text:span><text:span text:style-name="CharStyle12"><text:span text:style-name="T1">O</text:span></text:span><text:span text:style-name="CharStyle12"><text:span text:style-name="T45">j to je znamenité!</text:span></text:span><text:span text:style-name="CharStyle12"><text:span text:style-name="T1">“</text:span></text:span><text:span text:style-name="CharStyle12"><text:span text:style-name="T45"> tešila sa Emka, </text:span></text:span><text:span text:style-name="CharStyle12"><text:span text:style-name="T1">„v</text:span></text:span><text:span text:style-name="CharStyle12"><text:span text:style-name="T45">idíš, ja viem, že ťa on rád má, ja som mu všetko o tebe rozprávala.“</text:span></text:span></text:p>
        <text:p text:style-name="P32"><text:span text:style-name="CharStyle12"><text:span text:style-name="T45">„A čo takého, ty malá všetečka?“ opýtala sa Viola.</text:span></text:span></text:p>
        <text:p text:style-name="P32"><text:span text:style-name="CharStyle12"><text:span text:style-name="T45">„</text:span></text:span><text:span text:style-name="CharStyle12"><text:span text:style-name="T1">V</text:span></text:span><text:span text:style-name="CharStyle12"><text:span text:style-name="T45">šetko to, čo som si žiadal vedieť a čo učinilo ma veľmi šťastným</text:span></text:span><text:span text:style-name="CharStyle12"><text:span text:style-name="T1">“</text:span></text:span><text:span text:style-name="CharStyle12"><text:span text:style-name="T45">, doložil Imrich a sadol si k nim ku oblôčku, kde už ubývajúce svetlo dňa menilo sa v súmrak.</text:span></text:span></text:p>
        <text:p text:style-name="P32"><text:span text:style-name="CharStyle12"><text:span text:style-name="T45">„</text:span></text:span><text:span text:style-name="CharStyle12"><text:span text:style-name="T1">O</text:span></text:span><text:span text:style-name="CharStyle12"><text:span text:style-name="T45">j, Im</text:span></text:span><text:span text:style-name="CharStyle12"><text:span text:style-name="T1">ro</text:span></text:span><text:span text:style-name="CharStyle12"><text:span text:style-name="T45">, Viola sa už nehnevá, pozri, ona sa nám usmieva.</text:span></text:span><text:span text:style-name="CharStyle12"><text:span text:style-name="T1">“</text:span></text:span></text:p>
        <text:p text:style-name="P32"><text:span text:style-name="CharStyle12"><text:span text:style-name="T45">„Ale ja by sa mal hnevať veľmi, Viola, čo si mi to vykonal</text:span></text:span><text:span text:style-name="CharStyle12"><text:span text:style-name="T1">a</text:span></text:span><text:span text:style-name="CharStyle12"><text:span text:style-name="T45">! Ty znala si, čo </text:span></text:span><text:soft-page-break/><text:span text:style-name="CharStyle12"><text:span text:style-name="T45">tie listiny znamenajú, ty vedela si, že máš staršie právo na náš dom; že to znáš, svedčí i to, čo povedala si dakedy v hrdej nenávisti k nám.“</text:span></text:span></text:p>
        <text:p text:style-name="P32"><text:span text:style-name="CharStyle12"><text:span text:style-name="T45">„</text:span></text:span><text:span text:style-name="CharStyle12"><text:span text:style-name="T1">N</text:span></text:span><text:span text:style-name="CharStyle12"><text:span text:style-name="T45">espomínaj t</text:span></text:span><text:span text:style-name="CharStyle12"><text:span text:style-name="T1">o</text:span></text:span><text:span text:style-name="CharStyle12"><text:span text:style-name="T45">!“ zvolala Viola, „</text:span></text:span><text:span text:style-name="CharStyle12"><text:span text:style-name="T1">p</text:span></text:span><text:span text:style-name="CharStyle12"><text:span text:style-name="T45">rosím ťa nerob to! Nechaj všetko, ako je. Mne nič netreba, len čo mi</text:span></text:span><text:span text:style-name="CharStyle27"><text:span text:style-name="T1"> </text:span></text:span><text:span text:style-name="CharStyle12"><text:span text:style-name="T45">budúcne daruje tv</text:span></text:span><text:span text:style-name="CharStyle12"><text:span text:style-name="T1">o</text:span></text:span><text:span text:style-name="CharStyle12"><text:span text:style-name="T45">ja lásk</text:span></text:span><text:span text:style-name="CharStyle12"><text:span text:style-name="T1">a</text:span></text:span><text:span text:style-name="CharStyle12"><text:span text:style-name="T45">! Dosia</text:span></text:span><text:span text:style-name="CharStyle12"><text:span text:style-name="T77">ľ</text:span></text:span><text:span text:style-name="CharStyle12"><text:span text:style-name="T45"> musela som zaobísť sa bez majetku, ba ani lásky nedostávalo sa mi mnoho — a žila som. Naproti tomu teraz som bohatá, oj taká bohatá.</text:span></text:span><text:span text:style-name="CharStyle12"><text:span text:style-name="T1">“</text:span></text:span></text:p>
        <text:p text:style-name="P32"><text:span text:style-name="CharStyle12"><text:span text:style-name="T45">„Povedz, že mala by si byť bohatou, Viola! Takou bohatou, že by som sa musel rozmyslieť, čiby som smel k tebe pozdvihnúť oči svoj</text:span></text:span><text:span text:style-name="CharStyle12"><text:span text:style-name="T1">e</text:span></text:span><text:span text:style-name="CharStyle12"><text:span text:style-name="T45">!</text:span></text:span><text:span text:style-name="CharStyle12"><text:span text:style-name="T1">“</text:span></text:span></text:p>
        <text:p text:style-name="P32"><text:span text:style-name="CharStyle12"><text:span text:style-name="T45">„</text:span></text:span><text:span text:style-name="CharStyle12"><text:span text:style-name="T1">O</text:span></text:span><text:span text:style-name="CharStyle12"><text:span text:style-name="T45">j</text:span></text:span><text:span text:style-name="CharStyle12"><text:span text:style-name="T1">,</text:span></text:span><text:span text:style-name="CharStyle12"><text:span text:style-name="T45"> čo to hovoríš! A keby som vládla pokladmi Indie, nemala by som milšieho v svete nad Imricha Vilinského — tomu obetovala by som vďačne všetko —“</text:span></text:span></text:p>
        <text:p text:style-name="P32"><text:span text:style-name="CharStyle12"><text:span text:style-name="T1">„</text:span></text:span><text:span text:style-name="CharStyle12"><text:span text:style-name="T45">A ja len teba chcem — nie bohatstvo, nie poklady — len teba!“</text:span></text:span></text:p>
        <text:p text:style-name="P32"><text:span text:style-name="CharStyle12"><text:span text:style-name="T45">Emka s náramným udivením hľadela na brata i na Violu. Nerozumela jích slovám, no chápala už aj ona, o čo sa jedná. Preto, keď Imrich znovu pritiahol milenú devu k sebe a bozkal ju v Emkinej prítomnosti, tázala sa táto s chytr</text:span></text:span><text:span text:style-name="CharStyle12"><text:span text:style-name="T1">ác</text:span></text:span><text:span text:style-name="CharStyle12"><text:span text:style-name="T45">k</text:span></text:span><text:span text:style-name="CharStyle12"><text:span text:style-name="T1">ym</text:span></text:span><text:span text:style-name="CharStyle12"><text:span text:style-name="T45"> úsmevom:</text:span></text:span></text:p>
        <text:p text:style-name="P32"><text:span text:style-name="CharStyle12"><text:span text:style-name="T45">„Vari si ju vezmeš za ženu?</text:span></text:span><text:span text:style-name="CharStyle12"><text:span text:style-name="T1">“</text:span></text:span></text:p>
        <text:p text:style-name="P32"><text:span text:style-name="CharStyle12"><text:span text:style-name="T45">„</text:span></text:span><text:span text:style-name="CharStyle12"><text:span text:style-name="T1">P</text:span></text:span><text:span text:style-name="CharStyle12"><text:span text:style-name="T45">ravda, že vezmem; či budeš s mojou ženičkou sp</text:span></text:span><text:span text:style-name="CharStyle12"><text:span text:style-name="T1">o</text:span></text:span><text:span text:style-name="CharStyle12"><text:span text:style-name="T45">ko</text:span></text:span><text:span text:style-name="CharStyle12"><text:span text:style-name="T1">jná</text:span></text:span><text:span text:style-name="CharStyle12"><text:span text:style-name="T45">?“</text:span></text:span></text:p>
        <text:p text:style-name="P32"><text:span text:style-name="CharStyle12"><text:span text:style-name="T45">Miesto odpovede zvýskla Emka od radosti a vrhla sa do náručia Violy, bozkávajúc ju náruživ</text:span></text:span><text:span text:style-name="CharStyle12"><text:span text:style-name="T39">e.</text:span></text:span><text:span text:style-name="CharStyle12"><text:span text:style-name="T45"> Potom zase Imricha, ktorý nežne privinul malú sestru k sebe a riekol dojatý:</text:span></text:span></text:p>
        <text:p text:style-name="P32"><text:soft-page-break/><text:span text:style-name="CharStyle12"><text:span text:style-name="T1">„</text:span></text:span><text:span text:style-name="CharStyle12"><text:span text:style-name="T45">Vy dve ste mi tým najmilším, čo mám, na svet</text:span></text:span><text:span text:style-name="CharStyle12"><text:span text:style-name="T1">e</text:span></text:span><text:span text:style-name="CharStyle12"><text:span text:style-name="T45">!</text:span></text:span><text:span text:style-name="CharStyle12"><text:span text:style-name="T1">“</text:span></text:span></text:p>
        <text:p text:style-name="P32"><text:span text:style-name="CharStyle12"><text:span text:style-name="T1">„</text:span></text:span><text:span text:style-name="CharStyle12"><text:span text:style-name="T45">A Julo a apko?“</text:span></text:span></text:p>
        <text:p text:style-name="P32"><text:span text:style-name="CharStyle12"><text:span text:style-name="T1">„</text:span></text:span><text:span text:style-name="CharStyle12"><text:span text:style-name="T45">Hej, Julo </text:span></text:span><text:span text:style-name="CharStyle12"><text:span text:style-name="T1">—</text:span></text:span><text:span text:style-name="CharStyle12"><text:span text:style-name="T45"> ten šiba</text:span></text:span><text:span text:style-name="CharStyle12"><text:span text:style-name="T1">l</text:span></text:span><text:span text:style-name="CharStyle12"><text:span text:style-name="T45">“, usmial sa znovu Imrich — </text:span></text:span><text:span text:style-name="CharStyle12"><text:span text:style-name="T1">„</text:span></text:span><text:span text:style-name="CharStyle12"><text:span text:style-name="T45">písal ti, Violka?“</text:span></text:span></text:p>
        <text:p text:style-name="P32"><text:span text:style-name="CharStyle12"><text:span text:style-name="T1">„</text:span></text:span><text:span text:style-name="CharStyle12"><text:span text:style-name="T45">Pravda, písal a ja sobecky zabudla som na neho. Tu je list i podobizne — jeho a jeho Irénky.“</text:span></text:span></text:p>
        <text:p text:style-name="P32"><text:span text:style-name="CharStyle12"><text:span text:style-name="T1">„</text:span></text:span><text:span text:style-name="CharStyle12"><text:span text:style-name="T45">Hľadže ho chytráka! On chce sa ženiť“, riekol Imrich a pozeral v svetle súmraku podobizeň J</text:span></text:span><text:span text:style-name="CharStyle12"><text:span text:style-name="T39">u</text:span></text:span><text:span text:style-name="CharStyle12"><text:span text:style-name="T45">lovej sverenice.</text:span></text:span></text:p>
        <text:p text:style-name="P32"><text:span text:style-name="CharStyle12"><text:span text:style-name="T45">„</text:span></text:span><text:span text:style-name="CharStyle12"><text:span text:style-name="T1">Š</text:span></text:span><text:span text:style-name="CharStyle12"><text:span text:style-name="T45">umná tvárička a zdá sa byť dobrá. Ale poďme dolu, už je tu tma a tam dolu čakajú nás. Však, Viola, necháme si chyžku túto tak, ako </text:span></text:span><text:span text:style-name="CharStyle12"><text:span text:style-name="T1">je</text:span></text:span><text:span text:style-name="CharStyle12"><text:span text:style-name="T45">, na pamiatku a budeme sa rozpomínať na tento okamih.“</text:span></text:span></text:p>
        <text:p text:style-name="P32"><text:span text:style-name="CharStyle12"><text:span text:style-name="T1">„</text:span></text:span><text:span text:style-name="CharStyle12"><text:span text:style-name="T45">A na nemoc Emkinu, bo vtedy už — cítila som kúzlo, ktoré tiahlo ma k tebe mocou nezdolateľnou.“</text:span></text:span></text:p>
        <text:p text:style-name="P32"><text:span text:style-name="CharStyle12"><text:span text:style-name="T45">„Ach, ja som veru hladn</text:span></text:span><text:span text:style-name="CharStyle12"><text:span text:style-name="T1">á</text:span></text:span><text:span text:style-name="CharStyle12"><text:span text:style-name="T45">“, ozvala sa Emka a skackala vopred, „idem do kuchyne, pozreť, či mi nechali kávu.“</text:span></text:span></text:p>
        <text:p text:style-name="P32"><text:span text:style-name="CharStyle12"><text:span text:style-name="T45">Tam dolu v osvetlenej už izbe sedeli všetci pohromade, ako kým bolo ešte všetko pri starom. Dr. Lukáč, obveselený vínom, nedal rozhovoru zaspať. Žartoval s Hermínkou, ktorá mu so strojeným smiechom sdelila, že zajtrá odíde k rodine, kde má si chystať výbavu.</text:span></text:span></text:p>
        <text:p text:style-name="P32"><text:span text:style-name="CharStyle12"><text:span text:style-name="T1">„N</text:span></text:span><text:span text:style-name="CharStyle12"><text:span text:style-name="T45">aozaj? A vy ste mi ani nesdelily, že mienite premeniť svoj stav? Kto že je ten šťastný, a či smiem blahoželať?“</text:span></text:span></text:p>
        <text:p text:style-name="P32"><text:span text:style-name="CharStyle12"><text:span text:style-name="T45">„</text:span></text:span><text:span text:style-name="CharStyle12"><text:span text:style-name="T1">O</text:span></text:span><text:span text:style-name="CharStyle12"><text:span text:style-name="T45">j, ďakujem. Je to predsa už nie novina. Moje zasnúbenie s pánom </text:span></text:span><text:soft-page-break/><text:span text:style-name="CharStyle12"><text:span text:style-name="T45">Bubelákom je od niekoľkých dní už skutkom.</text:span></text:span><text:span text:style-name="CharStyle12"><text:span text:style-name="T1">“</text:span></text:span></text:p>
        <text:p text:style-name="P32"><text:span text:style-name="CharStyle12"><text:span text:style-name="T1">„</text:span></text:span><text:span text:style-name="CharStyle12"><text:span text:style-name="T45">To je znamenit</text:span></text:span><text:span text:style-name="CharStyle12"><text:span text:style-name="T1">é</text:span></text:span><text:span text:style-name="CharStyle12"><text:span text:style-name="T45">!“ dosviedčal doktor s úsmevom. </text:span></text:span><text:span text:style-name="CharStyle12"><text:span text:style-name="T1">„</text:span></text:span><text:span text:style-name="CharStyle12"><text:span text:style-name="T45">Zdá sa mi, že skoro budeme sláviť i druhé zasnúbeni</text:span></text:span><text:span text:style-name="CharStyle12"><text:span text:style-name="T1">e</text:span></text:span><text:span text:style-name="CharStyle12"><text:span text:style-name="T45">“, a pri tom ukázal na dvere. Tam práve vkročil Imrich s Violou.</text:span></text:span></text:p>
        <text:p text:style-name="P32"><text:span text:style-name="CharStyle12"><text:span text:style-name="T45">Herm</text:span></text:span><text:span text:style-name="CharStyle12"><text:span text:style-name="T1">í</text:span></text:span><text:span text:style-name="CharStyle12"><text:span text:style-name="T45">nkinu tvár polial temný rumenec. Oko jej vzplanulo na okamih, potom odvrátila sa od skupiny, na ktorú pozreť bez hnevu a bôľu nebolo jej možno. Ale vytrvať chcela ešte dnes večer statne, nechcela ukázať, že </text:span></text:span><text:span text:style-name="CharStyle12"><text:span text:style-name="T1">je</text:span></text:span><text:span text:style-name="CharStyle12"><text:span text:style-name="T45">j srdce predsa cítilo raz lásku k Imrichovi.</text:span></text:span></text:p>
        <text:p text:style-name="P32"><text:span text:style-name="CharStyle12"><text:span text:style-name="T45">Lukáč priblížil sa ku Viole.</text:span></text:span></text:p>
        <text:p text:style-name="P32"><text:span text:style-name="CharStyle12"><text:span text:style-name="T45">„Ani by sa vám neprisnilo, slečna Viola, od koho nesiem vám pozdrav, a to ve</text:span></text:span><text:span text:style-name="CharStyle12"><text:span text:style-name="T1">ľ</text:span></text:span><text:span text:style-name="CharStyle12"><text:span text:style-name="T45">mi srdečný —“</text:span></text:span></text:p>
        <text:p text:style-name="P32"><text:span text:style-name="CharStyle12"><text:span text:style-name="T45">„</text:span></text:span><text:span text:style-name="CharStyle12"><text:span text:style-name="T1">S</text:span></text:span><text:span text:style-name="CharStyle12"><text:span text:style-name="T45">kutočne, neznám, od koho by ten mohol prichodiť“, vetila deva s úsmevom a predsa s nemalým nepokojom.</text:span></text:span></text:p>
        <text:p text:style-name="P32"><text:span text:style-name="CharStyle12"><text:span text:style-name="T1">„</text:span></text:span><text:span text:style-name="CharStyle12"><text:span text:style-name="T45">Už od niekoľkých dní nosím ho so sebou, ako aj odkaz významný.“</text:span></text:span></text:p>
        <text:p text:style-name="P32"><text:span text:style-name="CharStyle12"><text:span text:style-name="T1">„</text:span></text:span><text:span text:style-name="CharStyle12"><text:span text:style-name="T45">Vy ma prinútite k zvedavosti.“</text:span></text:span></text:p>
        <text:p text:style-name="P32"><text:span text:style-name="CharStyle12"><text:span text:style-name="T45">„Nebudem vás trápiť. Poviem vám niekoľkými slovami, že od istého času chodím na vonok liečiť jednoho mladíka, ktorý býva u svojej starej matky, pani Podhradskej.“</text:span></text:span></text:p>
        <text:p text:style-name="P32"><text:span text:style-name="CharStyle12"><text:span text:style-name="T1">„M</text:span></text:span><text:span text:style-name="CharStyle12"><text:span text:style-name="T45">o</text:span></text:span><text:span text:style-name="CharStyle12"><text:span text:style-name="T1">je</text:span></text:span><text:span text:style-name="CharStyle12"><text:span text:style-name="T45">j starej matk</text:span></text:span><text:span text:style-name="CharStyle12"><text:span text:style-name="T1">y</text:span></text:span><text:span text:style-name="CharStyle12"><text:span text:style-name="T45">“, odvetila Viola so vzdychom.</text:span></text:span></text:p>
        <text:p text:style-name="P32"><text:span text:style-name="CharStyle12"><text:span text:style-name="T45">„</text:span></text:span><text:span text:style-name="CharStyle12"><text:span text:style-name="T39">Á</text:span></text:span><text:span text:style-name="CharStyle12"><text:span text:style-name="T45">no, a táto, už veľmi stará, no eš</text:span></text:span><text:span text:style-name="CharStyle12"><text:span text:style-name="T1">t</text:span></text:span><text:span text:style-name="CharStyle12"><text:span text:style-name="T45">e rezká pani dopytovala sa na vás. Ja, prirodzene, sdelil som jej o vás len to najlepšie. Konečne prišla k tomu </text:span></text:span><text:soft-page-break/><text:span text:style-name="CharStyle12"><text:span text:style-name="T45">presvedčeniu, že bez vás viac byť nesmie a nemá, i naručila mi, povedať vám, že jej náručie otvorené je vždy sirote jej syna.“</text:span></text:span></text:p>
        <text:p text:style-name="P32"><text:span text:style-name="CharStyle12"><text:span text:style-name="T45">„Oj, rozumiem, to vaše dielo, doktore“, zvolala Viola so slzami v očiach. Vy napomenuli ste ju, istotne ste to vykonali, aby smierili ste ju so mnou — vďaka vám za t</text:span></text:span><text:span text:style-name="CharStyle12"><text:span text:style-name="T1">o</text:span></text:span><text:span text:style-name="CharStyle12"><text:span text:style-name="T45">!“</text:span></text:span></text:p>
        <text:p text:style-name="P32"><text:span text:style-name="CharStyle12"><text:span text:style-name="T45">Lukáč sa odhŕnal, no konečne prijal vďaku „z tak krásnych úst“ — doložil s úprimným obdivom.</text:span></text:span></text:p>
        <text:p text:style-name="P32"><text:span text:style-name="CharStyle12"><text:span text:style-name="T45">Medzitým sedel Imrich u otca a sdelil mu J</text:span></text:span><text:span text:style-name="CharStyle12"><text:span text:style-name="T39">u</text:span></text:span><text:span text:style-name="CharStyle12"><text:span text:style-name="T45">lov úmysel. Chorý Vilinský roztržit</text:span></text:span><text:span text:style-name="CharStyle12"><text:span text:style-name="T39">e</text:span></text:span><text:span text:style-name="CharStyle12"><text:span text:style-name="T45"> poslúchal slovám prvorodzeného svojho, potom hodil rukou a volal pohľadom na Violu, ktorú už od chvíle očima hľadal:</text:span></text:span></text:p>
        <text:p text:style-name="P32"><text:span text:style-name="CharStyle12"><text:span text:style-name="T45">„Ale — ale — haha — ale — Ola — tú!“ Poslednú sylabu prízvukoval tak nápadne, že Imrich musel porozumeť, čo to znamená. K tomu ešte chytil Vilinský synovu ruku a silno ju stisknul. Imrich porozumel žiadosti otca a so šťastným smiechom doviedol mu Violu — a aby starec lepšie rozumel, objal Imrich mladuchu svoju a bozkal ju pred otcom, na dôkaz, že dávna jeho túžba d</text:span></text:span><text:span text:style-name="CharStyle12"><text:span text:style-name="T39">o</text:span></text:span><text:span text:style-name="CharStyle12"><text:span text:style-name="T45">jde splnenia. Vilinský objímal potom s radostným smiechom a slzami, ktoré divno vynímaly sa v týchto očiach, syna Imricha i nevestu Violu.</text:span></text:span></text:p>
        <text:p text:style-name="P32"><text:span text:style-name="CharStyle12"><text:span text:style-name="T1">„</text:span></text:span><text:span text:style-name="CharStyle12"><text:span text:style-name="T45">A teraz dosť rozč</text:span></text:span><text:span text:style-name="CharStyle12"><text:span text:style-name="T39">u</text:span></text:span><text:span text:style-name="CharStyle12"><text:span text:style-name="T45">leni</text:span></text:span><text:span text:style-name="CharStyle12"><text:span text:style-name="T1">a</text:span></text:span><text:span text:style-name="CharStyle12"><text:span text:style-name="T45">“, zamiešal sa Lukáč a položil ruku na kreslo. „Jestli vám ľúbo, pôjdeme si ľahnúť</text:span></text:span><text:span text:style-name="CharStyle12"><text:span text:style-name="T1">“</text:span></text:span><text:span text:style-name="CharStyle12"><text:span text:style-name="T45">, povedal Vilinskému a bez všetkých okolkov obrátil kreslo na kolieskach a viezol pacienta svojho do ložnice. Tam pripravil mu občerstvujúci nápoj a pomocou pribehnuvšej Vilinskej uložil chorého do </text:span></text:span><text:soft-page-break/><text:span text:style-name="CharStyle12"><text:span text:style-name="T45">postele.</text:span></text:span></text:p>
        <text:p text:style-name="P32"><text:span text:style-name="CharStyle12"><text:span text:style-name="T45">„</text:span></text:span><text:span text:style-name="CharStyle12"><text:span text:style-name="T1">P</text:span></text:span><text:span text:style-name="CharStyle12"><text:span text:style-name="T45">olievku môže užiť i v posteli</text:span></text:span><text:span text:style-name="CharStyle12"><text:span text:style-name="T1">“</text:span></text:span><text:span text:style-name="CharStyle12"><text:span text:style-name="T45">, riekol potom ku Vilinskej, ktorá op</text:span></text:span><text:span text:style-name="CharStyle12"><text:span text:style-name="T1">ytov</text:span></text:span><text:span text:style-name="CharStyle12"><text:span text:style-name="T45">ala sa doktora na všeličo.</text:span></text:span></text:p>
        <text:p text:style-name="P32"><text:span text:style-name="CharStyle12"><text:span text:style-name="T45">Kým sa večeralo, rozprával Lukáč aj Imrichovi o Violinej starej matke.</text:span></text:span></text:p>
        <text:p text:style-name="P32"><text:span text:style-name="CharStyle12"><text:span text:style-name="T45">„Dosť pozde prichodí jej na um, že má vnučku</text:span></text:span><text:span text:style-name="CharStyle12"><text:span text:style-name="T1">“</text:span></text:span><text:span text:style-name="CharStyle12"><text:span text:style-name="T45">, poznamenal Imrich.</text:span></text:span></text:p>
        <text:p text:style-name="P32"><text:span text:style-name="CharStyle12"><text:span text:style-name="T45">„Ale nie pripozde!</text:span></text:span><text:span text:style-name="CharStyle12"><text:span text:style-name="T1">“</text:span></text:span><text:span text:style-name="CharStyle12"><text:span text:style-name="T45"> riekla Viola a pozrela prosebne na svojho snúbenca.</text:span></text:span></text:p>
        <text:p text:style-name="P32"><text:span text:style-name="CharStyle12"><text:span text:style-name="T1">„</text:span></text:span><text:span text:style-name="CharStyle12"><text:span text:style-name="T45">Ja musel som jej rozprávať všetko o vás, rozumie sa, že len to dobr</text:span></text:span><text:span text:style-name="CharStyle12"><text:span text:style-name="T1">é</text:span></text:span><text:span text:style-name="CharStyle12"><text:span text:style-name="T45">“, rozprával lekár známym spôsobom </text:span></text:span><text:span text:style-name="CharStyle12"><text:span text:style-name="T1">š</text:span></text:span><text:span text:style-name="CharStyle12"><text:span text:style-name="T45">kádlenia; „a ona chce si vás, slečna, k sebe vziať, a to navždy.“</text:span></text:span></text:p>
        <text:p text:style-name="P32"><text:span text:style-name="CharStyle12"><text:span text:style-name="T1">„</text:span></text:span><text:span text:style-name="CharStyle12"><text:span text:style-name="T45">Z toho nebude nič“, ozval sa znovu Imrich. </text:span></text:span><text:span text:style-name="CharStyle12"><text:span text:style-name="T1">„</text:span></text:span><text:span text:style-name="CharStyle12"><text:span text:style-name="T45">Pôjdeme ju raz navštíviť, potom po svadbe.“</text:span></text:span></text:p>
        <text:p text:style-name="P32"><text:span text:style-name="CharStyle12"><text:span text:style-name="T45">„I dotedy ešte“</text:span></text:span><text:span text:style-name="CharStyle12"><text:span text:style-name="T1">,</text:span></text:span><text:span text:style-name="CharStyle12"><text:span text:style-name="T45"> prosila Viola, „ke</text:span></text:span><text:span text:style-name="CharStyle12"><text:span text:style-name="T1">ď</text:span></text:span><text:span text:style-name="CharStyle12"><text:span text:style-name="T45"> ma bude žiadať; veď ona je predsa matkou mojho otca!“</text:span></text:span></text:p>
        <text:p text:style-name="P32"><text:span text:style-name="CharStyle12"><text:span text:style-name="T45">„No</text:span></text:span><text:span text:style-name="CharStyle12"><text:span text:style-name="T1">,</text:span></text:span><text:span text:style-name="CharStyle12"><text:span text:style-name="T45"> no, však si to ešte rozmyslím</text:span></text:span><text:span text:style-name="CharStyle12"><text:span text:style-name="T1">e“</text:span></text:span><text:span text:style-name="CharStyle12"><text:span text:style-name="T45"> — a už boli obidvaja v rozhovore škádlivom, detinskom, v rozhovore zaľúbených ľudí.</text:span></text:span></text:p>
        <text:p text:style-name="P32"><text:span text:style-name="CharStyle12"><text:span text:style-name="T45">„Ako sa má mladý Janičevský?“ opýtala sa pani Vilinská doktora Lukáča.</text:span></text:span></text:p>
        <text:p text:style-name="P32"><text:span text:style-name="CharStyle12"><text:span text:style-name="T45">„Ako on, milosťpani — kaput —</text:span></text:span><text:span text:style-name="CharStyle12"><text:span text:style-name="T1">“</text:span></text:span></text:p>
        <text:p text:style-name="P32"><text:span text:style-name="CharStyle12"><text:span text:style-name="T1">„</text:span></text:span><text:span text:style-name="CharStyle12"><text:span text:style-name="T45">To je tvoj bratranec, Viol</text:span></text:span><text:span text:style-name="CharStyle12"><text:span text:style-name="T1">a“</text:span></text:span><text:span text:style-name="CharStyle12"><text:span text:style-name="T45">, podotknul Imro.</text:span></text:span></text:p>
        <text:p text:style-name="P32"><text:span text:style-name="CharStyle12"><text:span text:style-name="T45">„Pravda, ja mám i bratranca.“</text:span></text:span></text:p>
        <text:p text:style-name="P32"><text:span text:style-name="CharStyle12"><text:span text:style-name="T1">„</text:span></text:span><text:span text:style-name="CharStyle12"><text:span text:style-name="T39">Á</text:span></text:span><text:span text:style-name="CharStyle12"><text:span text:style-name="T45">no, šumného, mladého, no chorého, počuješ, čo hovorí o ňom dr. Lukáč? Ale čo nás po ňom —- však</text:span></text:span><text:span text:style-name="CharStyle12"><text:span text:style-name="T1">,</text:span></text:span><text:span text:style-name="CharStyle12"><text:span text:style-name="T45"> čo nás po všetkých bratrancoch na svete?</text:span></text:span><text:span text:style-name="CharStyle12"><text:span text:style-name="T1">“</text:span></text:span><text:span text:style-name="CharStyle12"><text:span text:style-name="T45"> — —</text:span></text:span></text:p>
        <text:p text:style-name="P17"><text:soft-page-break/><text:span text:style-name="CharStyle26"><text:span text:style-name="T45"/></text:span></text:p>
        <text:p text:style-name="P30"><text:span text:style-name="CharStyle26"><text:span text:style-name="T45">14. Odplata.</text:span></text:span></text:p>
        <text:p text:style-name="P32"><text:span text:style-name="CharStyle12"><text:span text:style-name="T45"/></text:span></text:p>
        <text:p text:style-name="P44"><text:span text:style-name="CharStyle12"><text:span text:style-name="T45">Sotva bolo po večeri, pri ktorej pani Vilinská zaplietla Lukáča do rozhov</text:span></text:span><text:span text:style-name="CharStyle12"><text:span text:style-name="T1">o</text:span></text:span><text:span text:style-name="CharStyle12"><text:span text:style-name="T45">ru i s Hermínkou, bolo počuť otvárať a zatvárať bránu a hlasy viacerých ľudí ozývaly sa chodbou. Imrich a Lukáč pozreli tázave jeden na druhého, doktor chcel vstať hore:</text:span></text:span></text:p>
        <text:p text:style-name="P32"><text:span text:style-name="CharStyle12"><text:span text:style-name="T45">„Snáď mňa hľadá niekto?“ s tými slovami položil servýtku na stôl a nalial si ešte vína do pohárika a pil ho s pôžitkom človeka, ktorý nemá veľmi na spech.</text:span></text:span></text:p>
        <text:p text:style-name="P32"><text:span text:style-name="CharStyle12"><text:span text:style-name="T45">Imrich vstal a povediac doktorovi: </text:span></text:span><text:span text:style-name="CharStyle12"><text:span text:style-name="T1">„O</text:span></text:span><text:span text:style-name="CharStyle12"><text:span text:style-name="T45">staňte len tu, pozrem ja, čo sa tam robí“</text:span></text:span><text:span text:style-name="CharStyle12"><text:span text:style-name="T1">,</text:span></text:span><text:span text:style-name="CharStyle12"><text:span text:style-name="T45"> vyšiel von. Tam na chodbe znovu bolo počuť vravu a </text:span></text:span><text:span text:style-name="CharStyle12"><text:span text:style-name="T1">zv</text:span></text:span><text:span text:style-name="CharStyle12"><text:span text:style-name="T45">lášte hlboký hlas jednoho muža, ktor</text:span></text:span><text:span text:style-name="CharStyle12"><text:span text:style-name="T39">y</text:span></text:span><text:span text:style-name="CharStyle12"><text:span text:style-name="T45"> zdal sa rozprávať niečo. Po chvíli vrátil sa aj Im</text:span></text:span><text:span text:style-name="CharStyle12"><text:span text:style-name="T77">r</text:span></text:span><text:span text:style-name="CharStyle12"><text:span text:style-name="T1">i</text:span></text:span><text:span text:style-name="CharStyle12"><text:span text:style-name="T45">ch a volal von doktora. Dámy neodvážily sa von, ač zvedavá Hermínka nebola by dala za svet, vedieť, čo sa tam robí.</text:span></text:span></text:p>
        <text:p text:style-name="P32"><text:span text:style-name="CharStyle12"><text:span text:style-name="T45">V chodbe ale stáli chlapi, zväčša z nižšiej remeselníckej vrstvy, a jeden žandár. Medzi sebou podpierali, držali niečo ľudskej postave podobného — hmotu zablatenú, dokrvavenú, z ktorej len franforce hábov svedčily, že bola odiata. — Bol to Lepáry — švagor pána domu — hosť Imrichov.</text:span></text:span></text:p>
        <text:p text:style-name="P32"><text:span text:style-name="CharStyle12"><text:span text:style-name="T1">„</text:span></text:span><text:span text:style-name="CharStyle12"><text:span text:style-name="T45">Čo sa stalo?“ opýtal sa doktor a chytiac Lepáryho za rameno, ztriasol ním rázne a ničmenej než nežne.</text:span></text:span></text:p>
        <text:p text:style-name="P32"><text:span text:style-name="CharStyle12"><text:span text:style-name="T1">„</text:span></text:span><text:span text:style-name="CharStyle12"><text:span text:style-name="T45">Oh, — oh!“ stenal Lepáry.</text:span></text:span></text:p>
        <text:p text:style-name="P32"><text:span text:style-name="CharStyle12"><text:span text:style-name="T45">Chlapi znovu vyrozprávali doktorovi, ako našli tohoto pána v jednej ulici, </text:span></text:span><text:soft-page-break/><text:span text:style-name="CharStyle12"><text:span text:style-name="T45">blízko krčmy, v zlom chýre postavenej</text:span></text:span><text:span text:style-name="CharStyle12"><text:span text:style-name="T1"> </text:span></text:span><text:span text:style-name="CharStyle12"><text:span text:style-name="T45">— tam ležal nabit ... I nevedeli, čo s ním, kam patrí; tu prišiel k ním tento pán žandár a ten konečne poznal ubitého — a pomocou týchto chlapov transportoval ho domov.</text:span></text:span></text:p>
        <text:p text:style-name="P32"><text:span text:style-name="CharStyle12"><text:span text:style-name="T1">„O</text:span></text:span><text:span text:style-name="CharStyle12"><text:span text:style-name="T45">dve</text:span></text:span><text:span text:style-name="CharStyle12"><text:span text:style-name="T1">ď</text:span></text:span><text:span text:style-name="CharStyle12"><text:span text:style-name="T45">te ho do kancelári</text:span></text:span><text:span text:style-name="CharStyle12"><text:span text:style-name="T1">e!“</text:span></text:span><text:span text:style-name="CharStyle12"><text:span text:style-name="T45"> rozkázal Imro chlapom a otvoril dvere.</text:span></text:span></text:p>
        <text:p text:style-name="P32"><text:span text:style-name="CharStyle12"><text:span text:style-name="T45">Chlapi odvliekli morálne i telesne ubitého do izby. Tam položili ho nie veľmi šetrne na pohovku.</text:span></text:span></text:p>
        <text:p text:style-name="P32"><text:span text:style-name="CharStyle12"><text:span text:style-name="T45">Lukáč pristúpil k nemu a obzrel ho.</text:span></text:span></text:p>
        <text:p text:style-name="P32"><text:span text:style-name="CharStyle12"><text:span text:style-name="T45">„Nič vážnejšieho, — toto ešte znesie! pohár vína vykoná dobré služb</text:span></text:span><text:span text:style-name="CharStyle12"><text:span text:style-name="T1">y!“</text:span></text:span></text:p>
        <text:p text:style-name="P32"><text:span text:style-name="CharStyle12"><text:span text:style-name="T45">„Hneď“, povedal Imrich a pozrel na hodinky. „Tri štvrte na deväť, ešte dosť času.“</text:span></text:span></text:p>
        <text:p text:style-name="P32"><text:span text:style-name="CharStyle12"><text:span text:style-name="T45">Potom vyplatil chlapov, vtisnul žandárovi do ruky tiež niečo, čo dobre zvyklo účinkovať na čuvy podobných pánov, a keď sa všetci vypratali, išiel do izby po víno. Tam čakaly zvedavé dámy.</text:span></text:span></text:p>
        <text:p text:style-name="P32"><text:span text:style-name="CharStyle12"><text:span text:style-name="T45">„Ale čo že je? </text:span></text:span><text:span text:style-name="CharStyle12"><text:span text:style-name="T78">Č</text:span></text:span><text:span text:style-name="CharStyle12"><text:span text:style-name="T45">o sa stal</text:span></text:span><text:span text:style-name="CharStyle12"><text:span text:style-name="T1">o</text:span></text:span><text:span text:style-name="CharStyle12"><text:span text:style-name="T45">?“ opytovala sa Vilinská.</text:span></text:span></text:p>
        <text:p text:style-name="P32"><text:span text:style-name="CharStyle12"><text:span text:style-name="T45">„Nie mnoho, vlastne, čo nemohlo vystať“, doložil jej pastorok a vzal fľašku s vínom i pohár do ruky. Potom ešte povedal k macoche vážne:</text:span></text:span></text:p>
        <text:p text:style-name="P32"><text:span text:style-name="CharStyle12"><text:span text:style-name="T1">„J</text:span></text:span><text:span text:style-name="CharStyle12"><text:span text:style-name="T45">estli ti ľúbo, môžeš prísť so mnou mam</text:span></text:span><text:span text:style-name="CharStyle12"><text:span text:style-name="T1">a</text:span></text:span><text:span text:style-name="CharStyle12"><text:span text:style-name="T45">; nemôžem ti to usporiť. — Ty, Violka, ostaň s Emkou a počkajte ma tu!“</text:span></text:span></text:p>
        <text:p text:style-name="P32"><text:span text:style-name="CharStyle12"><text:span text:style-name="T45">Vilinská zhrozila sa v pohľade na stav svojho brata.</text:span></text:span></text:p>
        <text:p text:style-name="P32"><text:span text:style-name="CharStyle12"><text:span text:style-name="T45">„Ale ako sa to stalo?“</text:span></text:span></text:p>
        <text:p text:style-name="P32"><text:span text:style-name="CharStyle12"><text:span text:style-name="T1">„</text:span></text:span><text:span text:style-name="CharStyle12"><text:span text:style-name="T40">Č</text:span></text:span><text:span text:style-name="CharStyle12"><text:span text:style-name="T45">o hľadal, našiel — nabili ho!“ vetil Lukáč a pokrčil ramenama.</text:span></text:span></text:p>
        <text:p text:style-name="P32"><text:soft-page-break/><text:span text:style-name="CharStyle12"><text:span text:style-name="T45">„Ale kto?“</text:span></text:span></text:p>
        <text:p text:style-name="P32"><text:span text:style-name="CharStyle12"><text:span text:style-name="T1">„</text:span></text:span><text:span text:style-name="CharStyle12"><text:span text:style-name="T45">Kto mienil mať k tomu príčin</text:span></text:span><text:span text:style-name="CharStyle12"><text:span text:style-name="T1">u</text:span></text:span><text:span text:style-name="CharStyle12"><text:span text:style-name="T45">!“ rozpovedal lekár a vzal Imrovi pohár s vínom, vlieval ho Lepárym</text:span></text:span><text:span text:style-name="CharStyle12"><text:span text:style-name="T1">u</text:span></text:span><text:span text:style-name="CharStyle12"><text:span text:style-name="T45">. Potom volal Imrich Lukáča na bok.</text:span></text:span></text:p>
        <text:p text:style-name="P32"><text:span text:style-name="CharStyle12"><text:span text:style-name="T1">„</text:span></text:span><text:span text:style-name="CharStyle12"><text:span text:style-name="T45">Môže v tomto stave odísť?</text:span></text:span><text:span text:style-name="CharStyle12"><text:span text:style-name="T1">“</text:span></text:span><text:span text:style-name="CharStyle12"><text:span text:style-name="T45"> opýtal sa ho.</text:span></text:span></text:p>
        <text:p text:style-name="P32"><text:span text:style-name="CharStyle12"><text:span text:style-name="T1">„C</text:span></text:span><text:span text:style-name="CharStyle12"><text:span text:style-name="T45">hcete sa ho ztriasť?“</text:span></text:span></text:p>
        <text:p text:style-name="P32"><text:span text:style-name="CharStyle12"><text:span text:style-name="T1">„</text:span></text:span><text:span text:style-name="CharStyle12"><text:span text:style-name="T40">Z</text:span></text:span><text:span text:style-name="CharStyle12"><text:span text:style-name="T45">a každú cenu! Nesmie viac tu ostať ani hodinu.“</text:span></text:span></text:p>
        <text:p text:style-name="P32"><text:span text:style-name="CharStyle12"><text:span text:style-name="T45">„Tak môže; naložíme ho čo zásielku do Pešti — ako „eilgut</text:span></text:span><text:span text:style-name="CharStyle12"><text:span text:style-name="T1">“</text:span></text:span><text:span text:style-name="CharStyle12"><text:span text:style-name="T45"> po železnici.</text:span></text:span></text:p>
        <text:p text:style-name="P32"><text:span text:style-name="CharStyle12"><text:span text:style-name="T45">Imrich opustil izbu. Šiel vyhľadať Mateja, ktorému naložil priahať. Aby to rýchlejšie išlo, dal mu zlatník do hrsti. Nič neľutoval, čo mohlo zrýchliť odchod „ujca.“</text:span></text:span></text:p>
        <text:p text:style-name="P32"><text:span text:style-name="CharStyle12"><text:span text:style-name="T45">Lukáč pripojil sa k Vilinskej, ktorá umývala tvár a ruky brata, aby ho koľko-toľko zase ľudskej podobe prispôsobila — a oslovil ju:</text:span></text:span></text:p>
        <text:p text:style-name="P32"><text:span text:style-name="CharStyle12"><text:span text:style-name="T1">„R</text:span></text:span><text:span text:style-name="CharStyle12"><text:span text:style-name="T45">áčte, milostivá, vybrať mu šaty, preoblečieme ho na cestu.“</text:span></text:span></text:p>
        <text:p text:style-name="P32"><text:span text:style-name="CharStyle12"><text:span text:style-name="T45">„Ako, teraz a v tomto stave?“</text:span></text:span></text:p>
        <text:p text:style-name="P32"><text:span text:style-name="CharStyle12"><text:span text:style-name="T45">„Pán Lepáry si iste nebude žiadať ostať v tom meste, kde prihodilo sa mu niečo takéto.</text:span></text:span><text:span text:style-name="CharStyle12"><text:span text:style-name="T1">“</text:span></text:span></text:p>
        <text:p text:style-name="P32"><text:span text:style-name="CharStyle12"><text:span text:style-name="T45">Vilinská porozumela a zatisla pern</text:span></text:span><text:span text:style-name="CharStyle12"><text:span text:style-name="T40">y</text:span></text:span><text:span text:style-name="CharStyle12"><text:span text:style-name="T45">. I vzala sviecu, odišla do izby, aby doniesla, čo potrebné. Medzitým užité víno a lekárovo rázno jednanie vzkriesilo Lepáryho a postavilo ho na nohy.</text:span></text:span></text:p>
        <text:p text:style-name="P32"><text:span text:style-name="CharStyle12"><text:span text:style-name="T45">„Zprepadené hniezdo — oh — doktor — a tá pol</text:span></text:span><text:span text:style-name="CharStyle12"><text:span text:style-name="T40">i</text:span></text:span><text:span text:style-name="CharStyle12"><text:span text:style-name="T45">ci</text:span></text:span><text:span text:style-name="CharStyle12"><text:span text:style-name="T1">a</text:span></text:span><text:span text:style-name="CharStyle12"><text:span text:style-name="T45">!</text:span></text:span><text:span text:style-name="CharStyle12"><text:span text:style-name="T1">“</text:span></text:span><text:span text:style-name="CharStyle12"><text:span text:style-name="T45"> — stenal Lepáry.</text:span></text:span></text:p>
        <text:p text:style-name="P32"><text:span text:style-name="CharStyle12"><text:span text:style-name="T45">„Nič lepšia, než v Pešti,“ doložil Lukáč a naťahoval kus po kuse šaty z neho </text:span></text:span><text:soft-page-break/><text:span text:style-name="CharStyle12"><text:span text:style-name="T45">a na neho.</text:span></text:span></text:p>
        <text:p text:style-name="P32"><text:span text:style-name="CharStyle12"><text:span text:style-name="T45">Sotva bol oblečený, už rachotil koč v chodbe.</text:span></text:span></text:p>
        <text:p text:style-name="P32"><text:span text:style-name="CharStyle24"><text:span text:style-name="T45">„U</text:span></text:span><text:span text:style-name="CharStyle24"><text:span text:style-name="T1">ž</text:span></text:span><text:span text:style-name="CharStyle12"><text:span text:style-name="T45"> je čas k odchodu!“ ponáhľal doktor a položil na Lepáryho lisú hlavu, z ktorej ztratená parochňa, kto vie v ktorom kúte uličného bahna za ním nariekala </text:span></text:span><text:span text:style-name="CharStyle12"><text:span text:style-name="T1">— </text:span></text:span><text:span text:style-name="CharStyle12"><text:span text:style-name="T45">klobúk, ktorý bez parochne zliezol až na šiju ve</text:span></text:span><text:span text:style-name="CharStyle12"><text:span text:style-name="T1">ľ</text:span></text:span><text:span text:style-name="CharStyle12"><text:span text:style-name="T45">komešťana.</text:span></text:span></text:p>
        <text:p text:style-name="P32"><text:span text:style-name="CharStyle12"><text:span text:style-name="T45">„</text:span></text:span><text:span text:style-name="CharStyle12"><text:span text:style-name="T40">O</text:span></text:span><text:span text:style-name="CharStyle12"><text:span text:style-name="T45">h — oh — ach to je hrozné, moja tvár!“</text:span></text:span></text:p>
        <text:p text:style-name="P43"><text:span text:style-name="CharStyle12"><text:span text:style-name="T45">„Je prirodzene na dlho poznačená — lež skor</text:span></text:span><text:span text:style-name="CharStyle12"><text:span text:style-name="T1">o“</text:span></text:span><text:span text:style-name="CharStyle12"><text:span text:style-name="T45"> — podával už lekár šatku a palicu do ruky.</text:span></text:span></text:p>
        <text:p text:style-name="P32"><text:span text:style-name="CharStyle12"><text:span text:style-name="T45">Imrich podal tobolku s peniazmi doktorovi a prosil:</text:span></text:span></text:p>
        <text:p text:style-name="P32"><text:span text:style-name="CharStyle12"><text:span text:style-name="T45">„</text:span></text:span><text:span text:style-name="CharStyle12"><text:span text:style-name="T1">R</text:span></text:span><text:span text:style-name="CharStyle12"><text:span text:style-name="T45">áčte ho vyprevadiť, prosím, až kým nepohne sa vlak — vykonajte mi tú službu priateľstv</text:span></text:span><text:span text:style-name="CharStyle12"><text:span text:style-name="T1">a</text:span></text:span><text:span text:style-name="CharStyle12"><text:span text:style-name="T45">!</text:span></text:span><text:span text:style-name="CharStyle12"><text:span text:style-name="T1">“</text:span></text:span></text:p>
        <text:p text:style-name="P32"><text:span text:style-name="CharStyle12"><text:span text:style-name="T45">„</text:span></text:span><text:span text:style-name="CharStyle12"><text:span text:style-name="T1">V</text:span></text:span><text:span text:style-name="CharStyle12"><text:span text:style-name="T45">ďačne,</text:span></text:span><text:span text:style-name="CharStyle12"><text:span text:style-name="T1"> </text:span></text:span><text:span text:style-name="CharStyle12"><text:span text:style-name="T45">Vilinský— ručím vám, že viac sa nevrát</text:span></text:span><text:span text:style-name="CharStyle12"><text:span text:style-name="T1">i</text:span></text:span><text:span text:style-name="CharStyle12"><text:span text:style-name="T45">!“ pri tom vzal Lepáryho za rameno a viedol ho von, posadil do koča. Sám sadol si k nemu a kynul Imrovi. Matej so širokým úsmevom tlstej tváre obzrel sa na „</text:span></text:span><text:span text:style-name="CharStyle12"><text:span text:style-name="T1">š</text:span></text:span><text:span text:style-name="CharStyle12"><text:span text:style-name="T45">vagr</text:span></text:span><text:span text:style-name="CharStyle12"><text:span text:style-name="T1">a</text:span></text:span><text:span text:style-name="CharStyle12"><text:span text:style-name="T45">“ a šibnul do koní. —</text:span></text:span></text:p>
        <text:p text:style-name="P32"><text:span text:style-name="CharStyle12"><text:span text:style-name="T45">Imrich volal ešte:</text:span></text:span></text:p>
        <text:p text:style-name="P32"><text:span text:style-name="CharStyle12"><text:span text:style-name="T1">„</text:span></text:span><text:span text:style-name="CharStyle12"><text:span text:style-name="T45">Doktore, budem vás ešte čakať, tu v kancelári</text:span></text:span><text:span text:style-name="CharStyle12"><text:span text:style-name="T1">i</text:span></text:span><text:span text:style-name="CharStyle12"><text:span text:style-name="T45">!“</text:span></text:span></text:p>
        <text:p text:style-name="P32"><text:span text:style-name="CharStyle12"><text:span text:style-name="T45">„Dobre!“ znela už z ulice Lukáčova odpoveď.</text:span></text:span></text:p>
        <text:p text:style-name="P32"><text:span text:style-name="CharStyle12"><text:span text:style-name="T45">„Jeden zloduch už odišiel z domu nášho — druhý pôjde zajtrá a tretieho musíme trpieť čo potrebné zlo“ — hovoril Imrich sám sebe, keď vrátil sa do kancelárie, z kade už Vilinská odišla. </text:span></text:span><text:span text:style-name="CharStyle12"><text:span text:style-name="T1">„</text:span></text:span><text:span text:style-name="CharStyle12"><text:span text:style-name="T45">No toto zlo je vlastne nullou v dome — </text:span></text:span><text:soft-page-break/><text:span text:style-name="CharStyle12"><text:span text:style-name="T45">je zcela bez moci — nebude nám prekážať v našom šťastí.“</text:span></text:span></text:p>
        <text:p text:style-name="P32"><text:span text:style-name="CharStyle12"><text:span text:style-name="T45">Zatvoril dvere na kancelárii a vrátil sa do izby.</text:span></text:span></text:p>
        <text:p text:style-name="P32"><text:span text:style-name="CharStyle12"><text:span text:style-name="T45">Viola s ospanlivou Emkou chystaly sa k odchodu. Imrich odprevadil jich až ku dverom komôrky a sdelil Viole rad</text:span></text:span><text:span text:style-name="CharStyle12"><text:span text:style-name="T1">o</text:span></text:span><text:span text:style-name="CharStyle12"><text:span text:style-name="T45">stnú zvesť o odchode Lepáryho. Violy nepríjemn</text:span></text:span><text:span text:style-name="CharStyle12"><text:span text:style-name="T1">e</text:span></text:span><text:span text:style-name="CharStyle12"><text:span text:style-name="T45"> dotklo sa už i očutie mena jeho, i odvrátila sa, na čo jej Imrich rýchlo a vďačne sľúbil, že nikdy nespomenie jej meno toho biedneho človeka.</text:span></text:span></text:p>
        <text:p text:style-name="P32"><text:span text:style-name="CharStyle12"><text:span text:style-name="T45">Vrátiac sa dolu, oslovil Imrich macochu svoju:</text:span></text:span></text:p>
        <text:p text:style-name="P32"><text:span text:style-name="CharStyle12"><text:span text:style-name="T45">„Aby som nezabudol, mama, Viola hľadaný prsteň nemá; ten, ktorý nosí, prináleží jej, ten pochodí od našej tetky Eleon</text:span></text:span><text:span text:style-name="CharStyle12"><text:span text:style-name="T40">o</text:span></text:span><text:span text:style-name="CharStyle12"><text:span text:style-name="T45">ry. A tak, mama, musíš hľadať dobre všade — a rozpamätaj sa, kedy a kde si ho mala posledný raz.“</text:span></text:span></text:p>
        <text:p text:style-name="P32"><text:span text:style-name="CharStyle12"><text:span text:style-name="T45">Vilinská kývla hlavou mlčky a predsavzala si, že skutočne ešte raz dobre pohľadá ztratený skvost.</text:span></text:span></text:p>
        <text:p text:style-name="P11"><text:span text:style-name="CharStyle26"><text:span text:style-name="T1"/></text:span></text:p>
        <text:p text:style-name="P24"><text:span text:style-name="CharStyle26"><text:span text:style-name="T1">15</text:span></text:span><text:span text:style-name="CharStyle26"><text:span text:style-name="T45">. Koniec.</text:span></text:span></text:p>
        <text:p text:style-name="P32"><text:span text:style-name="CharStyle12"><text:span text:style-name="T45"/></text:span></text:p>
        <text:p text:style-name="P44"><text:span text:style-name="CharStyle12"><text:span text:style-name="T45">Stará Podhradská nepočkala Violu, ale vyhľadala ju sama. Bolo vidno, že ťažko padne tejto hrdej, no vekom už skľúčenej panej urobiť prvý krok, a to do domu, z ktorého v hneve vytiahla — </text:span></text:span><text:span text:style-name="CharStyle12"><text:span text:style-name="T1">a k</text:span></text:span><text:span text:style-name="CharStyle12"><text:span text:style-name="T45"> mužovi, ktorého držala za jedinú príčinu synovho nešťastia. Ale prišla predsa. Túha po dieťati toho syna, ktorý dakedy jej srdce naplňoval rozkošou a krásnymi nádejami, a láska k tomu dieťaťu nedaly meškať jej, ktorá je už blízko hrobu.</text:span></text:span></text:p>
        <text:p text:style-name="P32"><text:span text:style-name="CharStyle12"><text:span text:style-name="T45">Keď videla pred sebou Violu v jej pokore a kráse, s jej spanil</text:span></text:span><text:span text:style-name="CharStyle12"><text:span text:style-name="T66">o</text:span></text:span><text:span text:style-name="CharStyle12"><text:span text:style-name="T45">sťou a </text:span></text:span><text:soft-page-break/><text:span text:style-name="CharStyle12"><text:span text:style-name="T45">nádherou — tu slziac, privinula zaznané dieťa k svojmu srdcu a hlas prírody, dosiaľ </text:span></text:span><text:span text:style-name="CharStyle12"><text:span text:style-name="T1">ut</text:span></text:span><text:span text:style-name="CharStyle12"><text:span text:style-name="T45">lumený, počal sa mocne ozývať v ňad</text:span></text:span><text:span text:style-name="CharStyle12"><text:span text:style-name="T1">ra</text:span></text:span><text:span text:style-name="CharStyle12"><text:span text:style-name="T45">ch starej, už skoro osemdesiat ročnej ženy. I Viola, premožená radosťou nad shliadaním jedinej príbuznej, bozkávala ruky starej dáme a vďačne nazvala ju svojou milou, starou mamou.</text:span></text:span></text:p>
        <text:p text:style-name="P32"><text:span text:style-name="CharStyle12"><text:span text:style-name="T45">Žiarliv</text:span></text:span><text:span text:style-name="CharStyle12"><text:span text:style-name="T27">e</text:span></text:span><text:span text:style-name="CharStyle12"><text:span text:style-name="T45"> pozeral i starý i mladý Vilinský, keď pani Podhradská j</text:span></text:span><text:span text:style-name="CharStyle12"><text:span text:style-name="T27">í</text:span></text:span><text:span text:style-name="CharStyle12"><text:span text:style-name="T45">ch Violu znovu a znovu k sebe privinula a bozkávala devu, ktorú nikdy nepredstavovala si tak krásnou.</text:span></text:span></text:p>
        <text:p text:style-name="P32"><text:span text:style-name="CharStyle12"><text:span text:style-name="T45">„</text:span></text:span><text:span text:style-name="CharStyle12"><text:span text:style-name="T1">D</text:span></text:span><text:span text:style-name="CharStyle12"><text:span text:style-name="T45">ieťa moje, milé dieťa syna mojho nešťastného, či môžeš odpustiť starej matke, že ťa dosiaľ zanedbala? Túžila som za tebou, milé srdce moje, no, uznaj, ťažko bolo mne urobiť prvý krok.“</text:span></text:span></text:p>
        <text:p text:style-name="P32"><text:span text:style-name="CharStyle12"><text:span text:style-name="T45">„Však je už všetko dobre, stará mama!“ tešila Viola. Jej dobré a vďačné srdce rado odstúpilo tým, ktorí opravdove uchádzali sa o jej lásku. Pritiahla malú stoličku ku pohovke a sadla si k nohám starej matky, ktorá nechala toľké roky ujsť, kým poznala vnučku svoju.</text:span></text:span></text:p>
        <text:p text:style-name="P32"><text:span text:style-name="CharStyle12"><text:span text:style-name="T45">Veľmi dojal Podhradskú stav Vilinského. Ona poznala ho predtým č</text:span></text:span><text:span text:style-name="CharStyle12"><text:span text:style-name="T27">o</text:span></text:span><text:span text:style-name="CharStyle12"><text:span text:style-name="T45"> mladého, silného, zdravého muža, ona, už vtedy staršia dáma — a teraz </text:span></text:span><text:span text:style-name="CharStyle12"><text:span text:style-name="T1">—</text:span></text:span><text:span text:style-name="CharStyle12"><text:span text:style-name="T45"> on skľúčený nemocou a ona ešte svieža, zdravá.</text:span></text:span></text:p>
        <text:p text:style-name="P32"><text:span text:style-name="CharStyle12"><text:span text:style-name="T1">„D</text:span></text:span><text:span text:style-name="CharStyle12"><text:span text:style-name="T45">armo je, Vilinský — rozdielne sú dary nám dané a všetko musíme prijať z ruky Božej v pokore a bázni jeho. Hľa, i ja pochovala som dcér</text:span></text:span><text:span text:style-name="CharStyle12"><text:span text:style-name="T1">u</text:span></text:span><text:span text:style-name="CharStyle12"><text:span text:style-name="T45">; jej syn, vnuk môj jediný, nadaný šuhaj, hynie — a ja, ja som ešte tu</text:span></text:span><text:span text:style-name="CharStyle12"><text:span text:style-name="T1">!“</text:span></text:span><text:span text:style-name="CharStyle12"><text:span text:style-name="T45"> Starká sa rozcítila, na čo zase Vilinský namáhal sa tešiť ju svo</text:span></text:span><text:span text:style-name="CharStyle12"><text:span text:style-name="T1">jí</text:span></text:span><text:span text:style-name="CharStyle12"><text:span text:style-name="T45">m:</text:span></text:span></text:p>
        <text:p text:style-name="P32"><text:soft-page-break/><text:span text:style-name="CharStyle12"><text:span text:style-name="T45">„Ale — ale — haha</text:span></text:span><text:span text:style-name="CharStyle12"><text:span text:style-name="T1">!</text:span></text:span><text:span text:style-name="CharStyle12"><text:span text:style-name="T45">“</text:span></text:span></text:p>
        <text:p text:style-name="P32"><text:span text:style-name="CharStyle12"><text:span text:style-name="T45">Podhradská chcela Violu so sebou vziať, čomu ale zase i starý i mladý Vilinský odporoval. Konečne musela sa dozvedieť i to, že zasnúbila sa Viola s Imrom a stará táto dáma nedala na sebe znať, žeby bola inšie čakala. I usniesli sa na tom, že do svadby pôjde Viola ku starej matke. Ešte aj to podotkla Podhradská, že jej povinnosťou je, vystrojiť Violinu výbavu — no háklivý tento bod skoro obišli všetci. Len pri ustálení dňa sňatku mala zase povstať hádka, no stará matka musela ustúpiť presile.</text:span></text:span></text:p>
        <text:p text:style-name="P32"><text:span text:style-name="CharStyle12"><text:span text:style-name="T45">„A</text:span></text:span><text:span text:style-name="CharStyle12"><text:span text:style-name="T1">n</text:span></text:span><text:span text:style-name="CharStyle12"><text:span text:style-name="T45">i deň dlhšie, stará mama!“ rozhodnul Imrich s úsmevom. „Ináče prídem a unesiem si moju mladuchu násilným a veľmi romantickým spôsobom.“ I pozrel na Violu, ktorá nezamiešala sa do hádky tejto, ale stála so sklopenou hlavou a blaženým úsmevom na rumennej tváričke.</text:span></text:span></text:p>
        <text:p text:style-name="P32"><text:span text:style-name="CharStyle12"><text:span text:style-name="T45">A tak odišla Viola z domu Vilinských — no nie na dlho. Imrich chodil ju navštevovať i s Emkou, ktorá nemala väčšieho sviatku nad tieto návštevy. Potom zavítal deň svadby a Imrich doviezol si krásnu mladuchu svoju domov.</text:span></text:span></text:p>
        <text:p text:style-name="P32"><text:span text:style-name="CharStyle12"><text:span text:style-name="T1">I</text:span></text:span><text:span text:style-name="CharStyle12"><text:span text:style-name="T45"> Julo sa oženil; k jari prišiel navštíviť otca i brata i so svojou Irénkou a tešil sa zo šťastia Imrichovho.</text:span></text:span></text:p>
        <text:p text:style-name="P32"><text:span text:style-name="CharStyle12"><text:span text:style-name="T45">„</text:span></text:span><text:span text:style-name="CharStyle12"><text:span text:style-name="T1">T</text:span></text:span><text:span text:style-name="CharStyle12"><text:span text:style-name="T45">eraz ťa už smiem bozkať, čo?“ opýtal sa Violy a z</text:span></text:span><text:span text:style-name="CharStyle12"><text:span text:style-name="T27">a</text:span></text:span><text:span text:style-name="CharStyle12"><text:span text:style-name="T45">roveň s otázkou exekvoval ju, čomu Imrich nemohol zabrániť.</text:span></text:span></text:p>
        <text:p text:style-name="P32"><text:span text:style-name="CharStyle12"><text:span text:style-name="T45">Vilinská akkomodovala sa novým pomerom. Veď</text:span></text:span><text:span text:style-name="CharStyle12"><text:span text:style-name="T1"> </text:span></text:span><text:span text:style-name="CharStyle12"><text:span text:style-name="T45">jej je dobre. Má úplnú osobnú svobodu. Chodí na návštevy kávové, prijíma také u seba, má všetko, </text:span></text:span><text:soft-page-break/><text:span text:style-name="CharStyle12"><text:span text:style-name="T45">čo jej treba a je zaopatrená. Raz zachcelo sa jej do Pešti ku Hermínke, no skoro vrátila sa nazpät. Bubelák nebol veľmi potešený jej zjavom, i Hermínka nie, a skoro dali jej na vedomie, že je zbytočná u nich. Len jedno ju ešte potešilo, a to bolo n</text:span></text:span><text:span text:style-name="CharStyle12"><text:span text:style-name="T27">a</text:span></text:span><text:span text:style-name="CharStyle12"><text:span text:style-name="T45">jdenie drahocenného prsteňa. Našla ho v rukavici, ktorú po návšteve divadla ztiahla z chudej ruky a aj s veľkým prsteňom pohodila na bok.</text:span></text:span></text:p>
        <text:p text:style-name="P32"><text:span text:style-name="CharStyle12"><text:span text:style-name="T45">Emka učí sa pilne a sľubuje stať sa podobnou Viole. Je len vtedy šťastná, keď môže dosiahnuť spokojnosť milovaného brata a zbožňovanej švagrinej.</text:span></text:span></text:p>
        <text:p text:style-name="P32"><text:span text:style-name="CharStyle12"><text:span text:style-name="T45">Hermínka sa tedy vydala; no skoro prišla k poznaniu, že je to nie to snívané blaho žitia. Svojho muža skoro zunovala a on — ju. I začali sa baviť, každý dľa svojho spôsobu. Ona žila živ</text:span></text:span><text:span text:style-name="CharStyle12"><text:span text:style-name="T1">o</text:span></text:span><text:span text:style-name="CharStyle12"><text:span text:style-name="T45">t prázdny domácej shody a šťastia, prázdny vnútorných radostí. Je dámou, žije vo ve</text:span></text:span><text:span text:style-name="CharStyle12"><text:span text:style-name="T1">ľ</text:span></text:span><text:span text:style-name="CharStyle12"><text:span text:style-name="T45">meste, má sal</text:span></text:span><text:span text:style-name="CharStyle12"><text:span text:style-name="T27">o</text:span></text:span><text:span text:style-name="CharStyle12"><text:span text:style-name="T45">n, otvorený každý týždeň raz priateľom a známym, no všetko to nie je vstave zahnať prázdnotu duše a holotu srdca. — V hluku spoločnosti často zamyslí sa pekná žena a spomenie na tichú Zanicu, v kruhu dvoriacich pánov pomyslí s trpkým povzdychom na Imricha Vilinského.</text:span></text:span></text:p>
        <text:p text:style-name="P32"><text:span text:style-name="CharStyle12"><text:span text:style-name="T45">Imrich a Viola ale založili si základ pevného šťastia.</text:span></text:span></text:p>
        <text:p text:style-name="P32"><text:span text:style-name="CharStyle12"><text:span text:style-name="T1">O</text:span></text:span><text:span text:style-name="CharStyle12"><text:span text:style-name="T45"> Danielovi často počula Viola rozprávať v dome starej matky. Veď býval blízko a mohla ho i vidieť, keď by bola išla so starou matkou do susednej dediny do kostola. I počula o ňom, že aký je milovaný v kruhu známych — ako ľud o ňom si rozpráva a uctí si ho každý čo muža, svojmu stavu cele </text:span></text:span><text:soft-page-break/><text:span text:style-name="CharStyle12"><text:span text:style-name="T45">oddaného, šľachetného. Viole lahodilo to počuť, no ona želala si ešte vedieť a vidieť ho šťastnéh</text:span></text:span><text:span text:style-name="CharStyle12"><text:span text:style-name="T1">o</text:span></text:span><text:span text:style-name="CharStyle12"><text:span text:style-name="T45">; veď mienila, že ani ona nesmie úplne oddať sa blahu svojmu, kým Daniel nezapomenie na žiaľ, ktorý mu spôsobila.</text:span></text:span></text:p>
        <text:p text:style-name="P32"><text:span text:style-name="CharStyle12"><text:span text:style-name="T45">Konečne raz k jari, keď mladý bratranec Violin, už dávno posvätený smrti, zomrel — videla Viola Daniela Milockého i jeho matku — a videla s nimi mladušké stvorenie — sverenicu Danielovu. — Jeho tvár bola ešte vážna, no plná dobroty; tvárička šumného dievčatka ale plná nežnej a pokornej lásky, ktorou svietily i modré, sťa nezábudka — oči mladého stvorenia. Toto nevinné dievča nevedelo sa pretváriť a keď by aj nebolo známo bývalo, že ona je snúbenicou Milockého, musel by to vidieť každý.</text:span></text:span></text:p>
        <text:p text:style-name="P32"><text:span text:style-name="CharStyle12"><text:span text:style-name="T1">„U</text:span></text:span><text:span text:style-name="CharStyle12"><text:span text:style-name="T45"> boku tohoto stvorenia môže byť šťastný</text:span></text:span><text:span text:style-name="CharStyle12"><text:span text:style-name="T1">m“</text:span></text:span><text:span text:style-name="CharStyle12"><text:span text:style-name="T45">, riekla Viola ku svojmu milovanému mužovi a upozornila ho, z cmitera idúc, na mladý pár. Imrich dosvedčil pokývnutím hlavy a dodal tichým hlasom:</text:span></text:span></text:p>
        <text:p text:style-name="P32"><text:span text:style-name="CharStyle12"><text:span text:style-name="T45">„</text:span></text:span><text:span text:style-name="CharStyle12"><text:span text:style-name="T1">M</text:span></text:span><text:span text:style-name="CharStyle12"><text:span text:style-name="T45">ožno; ale ja bojím sa, že teba predsa nezabudne.“</text:span></text:span></text:p>
        <text:p text:style-name="P32"><text:span text:style-name="CharStyle12"><text:span text:style-name="T45">„</text:span></text:span><text:span text:style-name="CharStyle12"><text:span text:style-name="T1">O</text:span></text:span><text:span text:style-name="CharStyle12"><text:span text:style-name="T45">j</text:span></text:span><text:span text:style-name="CharStyle12"><text:span text:style-name="T1">,</text:span></text:span><text:span text:style-name="CharStyle12"><text:span text:style-name="T45"> nehovor tak; naopak, ja myslím, že sa to už stalo, — ach, povedz, že i ty tak mieniš.“</text:span></text:span></text:p>
        <text:p text:style-name="P32"><text:span text:style-name="CharStyle12"><text:span text:style-name="T45">Imrich usmial sa na ňu a potom povedal je</text:span></text:span><text:span text:style-name="CharStyle12"><text:span text:style-name="T1">j</text:span></text:span><text:span text:style-name="CharStyle12"><text:span text:style-name="T45">:</text:span></text:span></text:p>
        <text:p text:style-name="P32"><text:span text:style-name="CharStyle12"><text:span text:style-name="T45">„Ja tak hovorím, ako cítim. Kto raz Violu ľúbil, nemôže ju zabudnúť viacej, len tak, jestli pomáha mu vyššia idea, jeho viera, jeho stav.“</text:span></text:span></text:p>
        <text:p text:style-name="P32"><text:span text:style-name="CharStyle12"><text:span text:style-name="T45">A chopiac jej ruku silnejšie do ramena, kráčal s ňou za smútiacim zástupom k domu starej matky, ktorej jedin</text:span></text:span><text:span text:style-name="CharStyle12"><text:span text:style-name="T1">o</text:span></text:span><text:span text:style-name="CharStyle12"><text:span text:style-name="T45">u podporou bola už teraz jej vnučka.</text:span></text:span></text:p>
        <text:p text:style-name="P32"><text:soft-page-break/><text:span text:style-name="CharStyle12"><text:span text:style-name="T45">Za sebou nechali miesto smrti a smútku a kráčali ruka v ruke v ústrety životu, rad</text:span></text:span><text:span text:style-name="CharStyle12"><text:span text:style-name="T1">o</text:span></text:span><text:span text:style-name="CharStyle12"><text:span text:style-name="T45">sti a šťastiu:</text:span></text:span></text:p>
        <text:p text:style-name="P32"><text:span text:style-name="CharStyle12"><text:span text:style-name="T45">Imrich Vilinský a jeho žena Viola.</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crosoft Sans Serif" svg:font-family="'Microsoft Sans Serif'"/>
    <style:font-face style:name="Arial1" svg:font-family="Arial" style:font-family-generic="swiss"/>
    <style:font-face style:name="Arial" svg:font-family="Arial" style:font-family-generic="swiss" style:font-pitch="variable"/>
  </office:font-face-decls>
  <office:styles>
    <draw:gradient draw:name="gradient" draw:style="linear" draw:start-color="#000000" draw:end-color="#ffffff" draw:start-intensity="100%" draw:end-intensity="100%" draw:angle="0"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Microsoft Sans Serif" fo:font-size="12pt" fo:letter-spacing="normal" fo:language="sk" fo:country="SK" style:font-name-asian="Microsoft Sans Serif" style:font-size-asian="12pt" style:language-asian="sk" style:country-asian="SK" style:font-name-complex="Microsoft Sans Serif" style:font-size-complex="12pt" style:language-complex="sk" style:country-complex="SK"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Záhlavie_20__23_1" style:display-name="Záhlavie #1" style:family="paragraph" style:list-style-name="" style:master-page-name="">
      <loext:graphic-properties draw:fill="none" draw:fill-color="#729fcf"/>
      <style:paragraph-properties fo:margin-left="7.796cm" fo:margin-right="0cm" fo:text-indent="0cm" style:auto-text-indent="false" style:page-number="auto" fo:background-color="transparent"/>
    </style:style>
    <style:style style:name="Záhlavie_20__23_2" style:display-name="Záhlavie #2" style:family="paragraph" style:list-style-name="" style:master-page-name="">
      <loext:graphic-properties draw:fill="none" draw:fill-color="#729fcf"/>
      <style:paragraph-properties fo:margin-left="16.51cm" fo:margin-right="0cm" fo:text-indent="0cm" style:auto-text-indent="false" style:page-number="auto" fo:background-color="transparent"/>
      <style:text-properties fo:font-variant="small-caps"/>
    </style:style>
    <style:style style:name="Názov_20_obrázka" style:display-name="Názov obrázka" style:family="paragraph" style:master-page-name="">
      <loext:graphic-properties draw:fill="none" draw:fill-color="#729fcf"/>
      <style:paragraph-properties fo:margin-left="0cm" fo:margin-right="0cm" fo:text-indent="0.318cm" style:auto-text-indent="false" style:page-number="auto" fo:background-color="transparent"/>
    </style:style>
    <style:style style:name="Základný_20_text" style:display-name="Základný text" style:family="paragraph" style:master-page-name="">
      <loext:graphic-properties draw:fill="none" draw:fill-color="#729fcf"/>
      <style:paragraph-properties fo:margin-left="0cm" fo:margin-right="0cm" fo:text-indent="0.706cm" style:auto-text-indent="false" style:page-number="auto" fo:background-color="transparent"/>
    </style:style>
    <style:style style:name="Hlavička_20_alebo_20_päta_20__28_2_29_" style:display-name="Hlavička alebo päta (2)" style:family="paragraph" style:master-page-name="">
      <loext:graphic-properties draw:fill="none" draw:fill-color="#729fcf"/>
      <style:paragraph-properties style:page-number="auto" fo:background-color="transparent"/>
    </style:style>
    <style:style style:name="Hlavička_20_alebo_20_päta" style:display-name="Hlavička alebo päta" style:family="paragraph" style:master-page-name="">
      <loext:graphic-properties draw:fill="none" draw:fill-color="#729fcf"/>
      <style:paragraph-properties style:page-number="auto" fo:background-color="transparent"/>
    </style:style>
    <style:style style:name="Iné" style:family="paragraph" style:master-page-name="">
      <loext:graphic-properties draw:fill="none" draw:fill-color="#729fcf"/>
      <style:paragraph-properties fo:margin-left="0cm" fo:margin-right="0cm" fo:text-indent="0.706cm" style:auto-text-indent="false" style:page-number="auto" fo:background-color="transparent"/>
    </style:style>
    <style:style style:name="Základný_20_text_20__28_4_29_" style:display-name="Základný text (4)" style:family="paragraph" style:master-page-name="">
      <loext:graphic-properties draw:fill="none" draw:fill-color="#729fcf"/>
      <style:paragraph-properties style:page-number="auto" fo:background-color="transparent"/>
    </style:style>
    <style:style style:name="Základný_20_text_20__28_5_29_" style:display-name="Základný text (5)" style:family="paragraph" style:master-page-name="">
      <loext:graphic-properties draw:fill="none" draw:fill-color="#729fcf"/>
      <style:paragraph-properties fo:margin-left="0cm" fo:margin-right="0cm" fo:text-indent="0.847cm" style:auto-text-indent="false" style:page-number="auto" fo:background-color="transparen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DefaultFontStyle" style:family="text">
      <style:text-properties fo:color="#000000" style:text-position="0% 100%" style:font-name="Microsoft Sans Serif" fo:font-family="'Microsoft Sans Serif'" fo:font-size="12pt" fo:letter-spacing="normal" fo:language="sk" fo:country="SK" style:font-name-asian="Microsoft Sans Serif" style:font-family-asian="'Microsoft Sans Serif'" style:font-size-asian="12pt" style:language-asian="sk" style:country-asian="SK" style:font-name-complex="Microsoft Sans Serif" style:font-family-complex="'Microsoft Sans Serif'" style:font-size-complex="12pt" style:language-complex="sk" style:country-complex="SK"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style style:name="CharStyle6" style:family="text" style:parent-style-name="DefaultFontStyle">
      <style:text-properties fo:font-variant="small-caps"/>
    </style:style>
    <style:style style:name="CharStyle8" style:family="text" style:parent-style-name="DefaultFontStyle"/>
    <style:style style:name="CharStyle9" style:family="text" style:parent-style-name="CharStyle8">
      <style:text-properties fo:color="#000000" fo:language="sk" fo:country="SK" style:language-asian="sk" style:country-asian="SK" style:language-complex="sk" style:country-complex="SK"/>
    </style:style>
    <style:style style:name="CharStyle10" style:family="text" style:parent-style-name="CharStyle8">
      <style:text-properties fo:font-variant="small-caps" fo:color="#000000" fo:language="sk" fo:country="SK" style:language-asian="sk" style:country-asian="SK" style:language-complex="sk" style:country-complex="SK"/>
    </style:style>
    <style:style style:name="CharStyle12" style:family="text" style:parent-style-name="DefaultFontStyle"/>
    <style:style style:name="CharStyle14" style:family="text" style:parent-style-name="DefaultFontStyle"/>
    <style:style style:name="CharStyle15" style:family="text" style:parent-style-name="CharStyle14">
      <style:text-properties fo:color="#000000" fo:language="sk" fo:country="SK" style:language-asian="sk" style:country-asian="SK" style:language-complex="sk" style:country-complex="SK"/>
    </style:style>
    <style:style style:name="CharStyle17" style:family="text" style:parent-style-name="DefaultFontStyle"/>
    <style:style style:name="CharStyle18" style:family="text" style:parent-style-name="CharStyle12">
      <style:text-properties fo:font-variant="small-caps" fo:color="#000000" fo:language="sk" fo:country="SK" style:language-asian="sk" style:country-asian="SK" style:language-complex="sk" style:country-complex="SK"/>
    </style:style>
    <style:style style:name="CharStyle20" style:family="text" style:parent-style-name="DefaultFontStyle"/>
    <style:style style:name="CharStyle21" style:family="text" style:parent-style-name="CharStyle20">
      <style:text-properties fo:color="#000000" fo:language="sk" fo:country="SK" style:language-asian="sk" style:country-asian="SK" style:language-complex="sk" style:country-complex="SK"/>
    </style:style>
    <style:style style:name="CharStyle22" style:family="text" style:parent-style-name="CharStyle20">
      <style:text-properties fo:color="#000000" fo:language="sk" fo:country="SK" style:language-asian="sk" style:country-asian="SK" style:language-complex="sk" style:country-complex="SK"/>
    </style:style>
    <style:style style:name="CharStyle23" style:family="text" style:parent-style-name="CharStyle17">
      <style:text-properties fo:color="#000000" fo:language="sk" fo:country="SK" style:language-asian="sk" style:country-asian="SK" style:language-complex="sk" style:country-complex="SK"/>
    </style:style>
    <style:style style:name="CharStyle24" style:family="text" style:parent-style-name="CharStyle12">
      <style:text-properties fo:color="#000000" fo:language="sk" fo:country="SK" style:language-asian="sk" style:country-asian="SK" style:language-complex="sk" style:country-complex="SK"/>
    </style:style>
    <style:style style:name="CharStyle25" style:family="text" style:parent-style-name="CharStyle12">
      <style:text-properties fo:color="#000000" fo:language="sk" fo:country="SK" style:language-asian="sk" style:country-asian="SK" style:language-complex="sk" style:country-complex="SK"/>
    </style:style>
    <style:style style:name="CharStyle26" style:family="text" style:parent-style-name="CharStyle12">
      <style:text-properties fo:color="#000000" fo:language="sk" fo:country="SK" style:language-asian="sk" style:country-asian="SK" style:language-complex="sk" style:country-complex="SK"/>
    </style:style>
    <style:style style:name="CharStyle27" style:family="text" style:parent-style-name="CharStyle17">
      <style:text-properties fo:font-variant="small-caps" fo:color="#000000" fo:language="sk" fo:country="SK" style:language-asian="sk" style:country-asian="SK" style:language-complex="sk" style:country-complex="SK"/>
    </style:style>
    <style:style style:name="CharStyle29" style:family="text" style:parent-style-name="DefaultFontStyle"/>
    <style:style style:name="CharStyle30" style:family="text" style:parent-style-name="CharStyle17">
      <style:text-properties fo:color="#000000" fo:language="sk" fo:country="SK" style:language-asian="sk" style:country-asian="SK" style:language-complex="sk" style:country-complex="SK"/>
    </style:style>
    <style:style style:name="CharStyle31" style:family="text" style:parent-style-name="CharStyle20">
      <style:text-properties fo:color="#000000" fo:language="sk" fo:country="SK" style:language-asian="sk" style:country-asian="SK" style:language-complex="sk" style:country-complex="SK"/>
    </style:style>
    <style:style style:name="CharStyle33" style:family="text" style:parent-style-name="DefaultFontStyle"/>
    <style:style style:name="CharStyle34" style:family="text" style:parent-style-name="CharStyle33">
      <style:text-properties fo:color="#000000" fo:language="sk" fo:country="SK" style:language-asian="sk" style:country-asian="SK" style:language-complex="sk" style:country-complex="SK"/>
    </style:style>
    <style:style style:name="Frame"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693cm" fo:page-height="21.006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cm"/>
      </style:header-style>
      <style:footer-style>
        <style:header-footer-properties fo:min-height="0.635cm" fo:margin-left="0cm" fo:margin-right="0cm" fo:margin-top="0.635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minolta_c324041610050</dc:title>
    <dc:subject/>
    <meta:initial-creator/>
    <meta:keyword/>
    <dc:date>2024-07-01T13:24:41.174060212</dc:date>
    <meta:editing-duration>PT6H18M45S</meta:editing-duration>
    <meta:editing-cycles>26</meta:editing-cycles>
    <meta:generator>LibreOffice/6.0.7.3$Linux_X86_64 LibreOffice_project/00m0$Build-3</meta:generator>
    <meta:document-statistic meta:table-count="0" meta:image-count="0" meta:object-count="0" meta:page-count="285" meta:paragraph-count="1872" meta:word-count="62927" meta:character-count="376603" meta:non-whitespace-character-count="314461"/>
  </office:meta>
</office:document-meta>
</file>